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paragraph-properties fo:text-align="justify" style:justify-single-word="false"/>
      <style:text-properties officeooo:rsid="0103ba70" officeooo:paragraph-rsid="026189b8"/>
    </style:style>
    <style:style style:name="P83" style:family="paragraph" style:parent-style-name="Standard">
      <style:paragraph-properties fo:text-align="justify" style:justify-single-word="false"/>
      <style:text-properties officeooo:rsid="0103ba70" officeooo:paragraph-rsid="025d1f09"/>
    </style:style>
    <style:style style:name="P84" style:family="paragraph" style:parent-style-name="Standard">
      <style:paragraph-properties fo:text-align="justify" style:justify-single-word="false"/>
      <style:text-properties officeooo:rsid="0103ba70" officeooo:paragraph-rsid="02703e2a"/>
    </style:style>
    <style:style style:name="P85" style:family="paragraph" style:parent-style-name="Standard">
      <style:paragraph-properties fo:text-align="justify" style:justify-single-word="false"/>
      <style:text-properties officeooo:rsid="0103ba70" officeooo:paragraph-rsid="027347dc"/>
    </style:style>
    <style:style style:name="P86" style:family="paragraph" style:parent-style-name="Standard">
      <style:text-properties officeooo:rsid="0103ba70" officeooo:paragraph-rsid="0026b597"/>
    </style:style>
    <style:style style:name="P87" style:family="paragraph" style:parent-style-name="Standard">
      <style:text-properties officeooo:rsid="0103ba70" officeooo:paragraph-rsid="00272da6"/>
    </style:style>
    <style:style style:name="P88" style:family="paragraph" style:parent-style-name="Standard">
      <style:text-properties officeooo:rsid="0103ba70" officeooo:paragraph-rsid="00490514"/>
    </style:style>
    <style:style style:name="P89" style:family="paragraph" style:parent-style-name="Standard">
      <style:text-properties officeooo:rsid="0103ba70" officeooo:paragraph-rsid="0051d571"/>
    </style:style>
    <style:style style:name="P90" style:family="paragraph" style:parent-style-name="Standard">
      <style:text-properties officeooo:rsid="0103ba70" officeooo:paragraph-rsid="0053a1b3"/>
    </style:style>
    <style:style style:name="P91" style:family="paragraph" style:parent-style-name="Standard">
      <style:text-properties officeooo:rsid="0103ba70" officeooo:paragraph-rsid="005fc6ef"/>
    </style:style>
    <style:style style:name="P92" style:family="paragraph" style:parent-style-name="Standard">
      <style:text-properties officeooo:rsid="0103ba70" officeooo:paragraph-rsid="0067e248"/>
    </style:style>
    <style:style style:name="P93" style:family="paragraph" style:parent-style-name="Standard">
      <style:text-properties officeooo:rsid="0103ba70" officeooo:paragraph-rsid="006cc756"/>
    </style:style>
    <style:style style:name="P94" style:family="paragraph" style:parent-style-name="Standard">
      <style:text-properties officeooo:rsid="0103ba70" officeooo:paragraph-rsid="006ecd82"/>
    </style:style>
    <style:style style:name="P95" style:family="paragraph" style:parent-style-name="Standard">
      <style:text-properties officeooo:rsid="0103ba70" officeooo:paragraph-rsid="0078fc16"/>
    </style:style>
    <style:style style:name="P96" style:family="paragraph" style:parent-style-name="Standard">
      <style:text-properties officeooo:rsid="0103ba70" officeooo:paragraph-rsid="007e7cc1"/>
    </style:style>
    <style:style style:name="P97" style:family="paragraph" style:parent-style-name="Standard">
      <style:text-properties officeooo:rsid="0103ba70" officeooo:paragraph-rsid="0083578d"/>
    </style:style>
    <style:style style:name="P98" style:family="paragraph" style:parent-style-name="Standard">
      <style:text-properties officeooo:rsid="0103ba70" officeooo:paragraph-rsid="0087d185"/>
    </style:style>
    <style:style style:name="P99" style:family="paragraph" style:parent-style-name="Standard">
      <style:text-properties officeooo:rsid="0103ba70" officeooo:paragraph-rsid="008c37e8"/>
    </style:style>
    <style:style style:name="P100" style:family="paragraph" style:parent-style-name="Standard">
      <style:text-properties officeooo:rsid="0103ba70" officeooo:paragraph-rsid="00964fe4"/>
    </style:style>
    <style:style style:name="P101" style:family="paragraph" style:parent-style-name="Standard">
      <style:text-properties officeooo:rsid="0103ba70" officeooo:paragraph-rsid="009e01e9"/>
    </style:style>
    <style:style style:name="P102" style:family="paragraph" style:parent-style-name="Standard">
      <style:text-properties officeooo:rsid="0103ba70" officeooo:paragraph-rsid="009fa0eb"/>
    </style:style>
    <style:style style:name="P103" style:family="paragraph" style:parent-style-name="Standard">
      <style:text-properties officeooo:rsid="0103ba70" officeooo:paragraph-rsid="00a18b49"/>
    </style:style>
    <style:style style:name="P104" style:family="paragraph" style:parent-style-name="Standard">
      <style:text-properties officeooo:rsid="0103ba70" officeooo:paragraph-rsid="00a621ab"/>
    </style:style>
    <style:style style:name="P105" style:family="paragraph" style:parent-style-name="Standard">
      <style:text-properties officeooo:rsid="0103ba70" officeooo:paragraph-rsid="00b1b7d9"/>
    </style:style>
    <style:style style:name="P106" style:family="paragraph" style:parent-style-name="Standard">
      <style:text-properties officeooo:rsid="0103ba70" officeooo:paragraph-rsid="00d3a383"/>
    </style:style>
    <style:style style:name="P107" style:family="paragraph" style:parent-style-name="Standard">
      <style:text-properties officeooo:rsid="0103ba70" officeooo:paragraph-rsid="00d823ce"/>
    </style:style>
    <style:style style:name="P108" style:family="paragraph" style:parent-style-name="Standard">
      <style:text-properties officeooo:rsid="0103ba70" officeooo:paragraph-rsid="00d83d57"/>
    </style:style>
    <style:style style:name="P109" style:family="paragraph" style:parent-style-name="Standard">
      <style:text-properties officeooo:rsid="0103ba70" officeooo:paragraph-rsid="00f2f124"/>
    </style:style>
    <style:style style:name="P110" style:family="paragraph" style:parent-style-name="Standard">
      <style:text-properties officeooo:rsid="0103ba70" officeooo:paragraph-rsid="00f7637d"/>
    </style:style>
    <style:style style:name="P111" style:family="paragraph" style:parent-style-name="Standard">
      <style:text-properties officeooo:rsid="0103ba70" officeooo:paragraph-rsid="0108b8e9"/>
    </style:style>
    <style:style style:name="P112" style:family="paragraph" style:parent-style-name="Standard">
      <style:text-properties officeooo:rsid="0103ba70" officeooo:paragraph-rsid="010b0562"/>
    </style:style>
    <style:style style:name="P113" style:family="paragraph" style:parent-style-name="Standard">
      <style:text-properties officeooo:rsid="0103ba70" officeooo:paragraph-rsid="010fdc29"/>
    </style:style>
    <style:style style:name="P114" style:family="paragraph" style:parent-style-name="Standard">
      <style:text-properties officeooo:rsid="0103ba70" officeooo:paragraph-rsid="011b3c62"/>
    </style:style>
    <style:style style:name="P115" style:family="paragraph" style:parent-style-name="Standard">
      <style:text-properties officeooo:rsid="0103ba70" officeooo:paragraph-rsid="011d3de9"/>
    </style:style>
    <style:style style:name="P116" style:family="paragraph" style:parent-style-name="Standard">
      <style:text-properties officeooo:rsid="0103ba70" officeooo:paragraph-rsid="012b4856"/>
    </style:style>
    <style:style style:name="P117" style:family="paragraph" style:parent-style-name="Standard">
      <style:text-properties officeooo:rsid="0103ba70" officeooo:paragraph-rsid="01355a2b"/>
    </style:style>
    <style:style style:name="P118" style:family="paragraph" style:parent-style-name="Standard">
      <style:text-properties officeooo:rsid="0103ba70" officeooo:paragraph-rsid="0139a139"/>
    </style:style>
    <style:style style:name="P119" style:family="paragraph" style:parent-style-name="Standard">
      <style:text-properties officeooo:rsid="0103ba70" officeooo:paragraph-rsid="013b0ce7"/>
    </style:style>
    <style:style style:name="P120" style:family="paragraph" style:parent-style-name="Standard">
      <style:text-properties officeooo:rsid="0103ba70" officeooo:paragraph-rsid="015b0446"/>
    </style:style>
    <style:style style:name="P121" style:family="paragraph" style:parent-style-name="Standard">
      <style:text-properties officeooo:rsid="0103ba70" officeooo:paragraph-rsid="015da402"/>
    </style:style>
    <style:style style:name="P122" style:family="paragraph" style:parent-style-name="Standard">
      <style:text-properties officeooo:rsid="0103ba70" officeooo:paragraph-rsid="01645a86"/>
    </style:style>
    <style:style style:name="P123" style:family="paragraph" style:parent-style-name="Standard">
      <style:text-properties officeooo:rsid="0103ba70" officeooo:paragraph-rsid="016656a5"/>
    </style:style>
    <style:style style:name="P124" style:family="paragraph" style:parent-style-name="Standard">
      <style:text-properties officeooo:rsid="0103ba70" officeooo:paragraph-rsid="017010d7"/>
    </style:style>
    <style:style style:name="P125" style:family="paragraph" style:parent-style-name="Standard">
      <style:text-properties officeooo:rsid="0103ba70" officeooo:paragraph-rsid="0174bad4"/>
    </style:style>
    <style:style style:name="P126" style:family="paragraph" style:parent-style-name="Standard">
      <style:text-properties officeooo:rsid="0103ba70" officeooo:paragraph-rsid="017acb36"/>
    </style:style>
    <style:style style:name="P127" style:family="paragraph" style:parent-style-name="Standard">
      <style:text-properties officeooo:rsid="0103ba70" officeooo:paragraph-rsid="018f6cd1"/>
    </style:style>
    <style:style style:name="P128" style:family="paragraph" style:parent-style-name="Standard">
      <style:text-properties officeooo:rsid="0103ba70" officeooo:paragraph-rsid="019a1d62"/>
    </style:style>
    <style:style style:name="P129" style:family="paragraph" style:parent-style-name="Standard">
      <style:text-properties officeooo:rsid="0103ba70" officeooo:paragraph-rsid="01a67c7f"/>
    </style:style>
    <style:style style:name="P130" style:family="paragraph" style:parent-style-name="Standard">
      <style:text-properties officeooo:rsid="0103ba70" officeooo:paragraph-rsid="01be9b67"/>
    </style:style>
    <style:style style:name="P131" style:family="paragraph" style:parent-style-name="Standard">
      <style:text-properties officeooo:rsid="0103ba70" officeooo:paragraph-rsid="01d4f7bc"/>
    </style:style>
    <style:style style:name="P132" style:family="paragraph" style:parent-style-name="Standard">
      <style:text-properties officeooo:rsid="0103ba70" officeooo:paragraph-rsid="01d621aa"/>
    </style:style>
    <style:style style:name="P133" style:family="paragraph" style:parent-style-name="Standard">
      <style:text-properties officeooo:rsid="0103ba70" officeooo:paragraph-rsid="01da5e60"/>
    </style:style>
    <style:style style:name="P134" style:family="paragraph" style:parent-style-name="Standard">
      <style:text-properties officeooo:rsid="0103ba70" officeooo:paragraph-rsid="01e7b39b"/>
    </style:style>
    <style:style style:name="P135" style:family="paragraph" style:parent-style-name="Standard">
      <style:text-properties officeooo:rsid="0103ba70" officeooo:paragraph-rsid="01ef7408"/>
    </style:style>
    <style:style style:name="P136" style:family="paragraph" style:parent-style-name="Standard">
      <style:text-properties officeooo:rsid="0103ba70" officeooo:paragraph-rsid="01f53cb8"/>
    </style:style>
    <style:style style:name="P137" style:family="paragraph" style:parent-style-name="Standard">
      <style:text-properties officeooo:rsid="0103ba70" officeooo:paragraph-rsid="01f56faa"/>
    </style:style>
    <style:style style:name="P138" style:family="paragraph" style:parent-style-name="Standard">
      <style:text-properties officeooo:rsid="0103ba70" officeooo:paragraph-rsid="01f7fa93"/>
    </style:style>
    <style:style style:name="P139" style:family="paragraph" style:parent-style-name="Standard">
      <style:text-properties officeooo:rsid="0103ba70" officeooo:paragraph-rsid="01fa7e25"/>
    </style:style>
    <style:style style:name="P140" style:family="paragraph" style:parent-style-name="Standard">
      <style:text-properties officeooo:rsid="0103ba70" officeooo:paragraph-rsid="01fc9fc5"/>
    </style:style>
    <style:style style:name="P141" style:family="paragraph" style:parent-style-name="Standard">
      <style:text-properties officeooo:rsid="0103ba70" officeooo:paragraph-rsid="0202b455"/>
    </style:style>
    <style:style style:name="P142" style:family="paragraph" style:parent-style-name="Standard">
      <style:text-properties officeooo:rsid="0103ba70" officeooo:paragraph-rsid="0217ced0"/>
    </style:style>
    <style:style style:name="P143" style:family="paragraph" style:parent-style-name="Standard">
      <style:text-properties officeooo:rsid="0103ba70" officeooo:paragraph-rsid="021b824d"/>
    </style:style>
    <style:style style:name="P144" style:family="paragraph" style:parent-style-name="Standard">
      <style:text-properties officeooo:rsid="0103ba70" officeooo:paragraph-rsid="021d0da1"/>
    </style:style>
    <style:style style:name="P145" style:family="paragraph" style:parent-style-name="Standard">
      <style:text-properties officeooo:rsid="0103ba70" officeooo:paragraph-rsid="022c42a5"/>
    </style:style>
    <style:style style:name="P146" style:family="paragraph" style:parent-style-name="Standard">
      <style:text-properties officeooo:rsid="0103ba70" officeooo:paragraph-rsid="02382392"/>
    </style:style>
    <style:style style:name="P147" style:family="paragraph" style:parent-style-name="Standard">
      <style:text-properties officeooo:rsid="0103ba70" officeooo:paragraph-rsid="024dfdd5"/>
    </style:style>
    <style:style style:name="P148" style:family="paragraph" style:parent-style-name="Standard">
      <style:text-properties officeooo:rsid="0103ba70" officeooo:paragraph-rsid="025d1f09"/>
    </style:style>
    <style:style style:name="P149" style:family="paragraph" style:parent-style-name="Standard">
      <style:text-properties officeooo:rsid="0103ba70" officeooo:paragraph-rsid="026189b8"/>
    </style:style>
    <style:style style:name="P150" style:family="paragraph" style:parent-style-name="Standard">
      <style:text-properties officeooo:rsid="0103ba70" officeooo:paragraph-rsid="02703e2a"/>
    </style:style>
    <style:style style:name="P151" style:family="paragraph" style:parent-style-name="Standard">
      <style:text-properties officeooo:rsid="0103ba70" officeooo:paragraph-rsid="027347dc"/>
    </style:style>
    <style:style style:name="P152" style:family="paragraph" style:parent-style-name="Standard">
      <style:text-properties officeooo:rsid="00272da6" officeooo:paragraph-rsid="00272da6"/>
    </style:style>
    <style:style style:name="P153" style:family="paragraph" style:parent-style-name="Standard">
      <style:text-properties officeooo:rsid="00272da6" officeooo:paragraph-rsid="00490514"/>
    </style:style>
    <style:style style:name="P154" style:family="paragraph" style:parent-style-name="Standard">
      <style:text-properties officeooo:rsid="00272da6" officeooo:paragraph-rsid="0051d571"/>
    </style:style>
    <style:style style:name="P155" style:family="paragraph" style:parent-style-name="Standard">
      <style:text-properties officeooo:rsid="00272da6" officeooo:paragraph-rsid="0053a1b3"/>
    </style:style>
    <style:style style:name="P156" style:family="paragraph" style:parent-style-name="Standard">
      <style:text-properties officeooo:rsid="00272da6" officeooo:paragraph-rsid="005aa5a7"/>
    </style:style>
    <style:style style:name="P157" style:family="paragraph" style:parent-style-name="Standard">
      <style:text-properties officeooo:rsid="00272da6" officeooo:paragraph-rsid="005fc6ef"/>
    </style:style>
    <style:style style:name="P158" style:family="paragraph" style:parent-style-name="Standard">
      <style:text-properties officeooo:rsid="00272da6" officeooo:paragraph-rsid="0067e248"/>
    </style:style>
    <style:style style:name="P159" style:family="paragraph" style:parent-style-name="Standard">
      <style:paragraph-properties fo:text-align="justify" style:justify-single-word="false"/>
      <style:text-properties officeooo:rsid="00272da6" officeooo:paragraph-rsid="0067e248"/>
    </style:style>
    <style:style style:name="P160" style:family="paragraph" style:parent-style-name="Standard">
      <style:paragraph-properties fo:text-align="justify" style:justify-single-word="false"/>
      <style:text-properties officeooo:rsid="00272da6" officeooo:paragraph-rsid="00964fe4"/>
    </style:style>
    <style:style style:name="P161" style:family="paragraph" style:parent-style-name="Standard">
      <style:paragraph-properties fo:text-align="justify" style:justify-single-word="false"/>
      <style:text-properties officeooo:rsid="00272da6" officeooo:paragraph-rsid="00a6388c"/>
    </style:style>
    <style:style style:name="P162" style:family="paragraph" style:parent-style-name="Standard">
      <style:paragraph-properties fo:text-align="justify" style:justify-single-word="false"/>
      <style:text-properties officeooo:rsid="00272da6" officeooo:paragraph-rsid="010e0880"/>
    </style:style>
    <style:style style:name="P163" style:family="paragraph" style:parent-style-name="Standard">
      <style:paragraph-properties fo:text-align="justify" style:justify-single-word="false"/>
      <style:text-properties officeooo:rsid="00272da6" officeooo:paragraph-rsid="011b7554"/>
    </style:style>
    <style:style style:name="P164" style:family="paragraph" style:parent-style-name="Standard">
      <style:paragraph-properties fo:text-align="justify" style:justify-single-word="false"/>
      <style:text-properties officeooo:rsid="00272da6" officeooo:paragraph-rsid="011d3de9"/>
    </style:style>
    <style:style style:name="P165" style:family="paragraph" style:parent-style-name="Standard">
      <style:paragraph-properties fo:text-align="justify" style:justify-single-word="false"/>
      <style:text-properties officeooo:rsid="00272da6" officeooo:paragraph-rsid="0129def4"/>
    </style:style>
    <style:style style:name="P166" style:family="paragraph" style:parent-style-name="Standard">
      <style:paragraph-properties fo:text-align="justify" style:justify-single-word="false"/>
      <style:text-properties officeooo:rsid="00272da6" officeooo:paragraph-rsid="01355a2b"/>
    </style:style>
    <style:style style:name="P167" style:family="paragraph" style:parent-style-name="Standard">
      <style:paragraph-properties fo:text-align="justify" style:justify-single-word="false"/>
      <style:text-properties officeooo:rsid="00272da6" officeooo:paragraph-rsid="0139a139"/>
    </style:style>
    <style:style style:name="P168" style:family="paragraph" style:parent-style-name="Standard">
      <style:paragraph-properties fo:text-align="justify" style:justify-single-word="false"/>
      <style:text-properties officeooo:rsid="00272da6" officeooo:paragraph-rsid="013b0ce7"/>
    </style:style>
    <style:style style:name="P169" style:family="paragraph" style:parent-style-name="Standard">
      <style:paragraph-properties fo:text-align="justify" style:justify-single-word="false"/>
      <style:text-properties officeooo:rsid="00272da6" officeooo:paragraph-rsid="015b0446"/>
    </style:style>
    <style:style style:name="P170" style:family="paragraph" style:parent-style-name="Standard">
      <style:paragraph-properties fo:text-align="justify" style:justify-single-word="false"/>
      <style:text-properties officeooo:rsid="00272da6" officeooo:paragraph-rsid="015da402"/>
    </style:style>
    <style:style style:name="P171" style:family="paragraph" style:parent-style-name="Standard">
      <style:paragraph-properties fo:text-align="justify" style:justify-single-word="false"/>
      <style:text-properties officeooo:rsid="00272da6" officeooo:paragraph-rsid="01645a86"/>
    </style:style>
    <style:style style:name="P172" style:family="paragraph" style:parent-style-name="Standard">
      <style:paragraph-properties fo:text-align="justify" style:justify-single-word="false"/>
      <style:text-properties officeooo:rsid="00272da6" officeooo:paragraph-rsid="016656a5"/>
    </style:style>
    <style:style style:name="P173" style:family="paragraph" style:parent-style-name="Standard">
      <style:paragraph-properties fo:text-align="justify" style:justify-single-word="false"/>
      <style:text-properties officeooo:rsid="00272da6" officeooo:paragraph-rsid="0174bad4"/>
    </style:style>
    <style:style style:name="P174" style:family="paragraph" style:parent-style-name="Standard">
      <style:paragraph-properties fo:text-align="justify" style:justify-single-word="false"/>
      <style:text-properties officeooo:rsid="00272da6" officeooo:paragraph-rsid="017acb36"/>
    </style:style>
    <style:style style:name="P175" style:family="paragraph" style:parent-style-name="Standard">
      <style:paragraph-properties fo:text-align="justify" style:justify-single-word="false"/>
      <style:text-properties officeooo:rsid="00272da6" officeooo:paragraph-rsid="018f6cd1"/>
    </style:style>
    <style:style style:name="P176" style:family="paragraph" style:parent-style-name="Standard">
      <style:paragraph-properties fo:text-align="justify" style:justify-single-word="false"/>
      <style:text-properties officeooo:rsid="00272da6" officeooo:paragraph-rsid="01925ec7"/>
    </style:style>
    <style:style style:name="P177" style:family="paragraph" style:parent-style-name="Standard">
      <style:paragraph-properties fo:text-align="justify" style:justify-single-word="false"/>
      <style:text-properties officeooo:rsid="00272da6" officeooo:paragraph-rsid="01a67c7f"/>
    </style:style>
    <style:style style:name="P178" style:family="paragraph" style:parent-style-name="Standard">
      <style:paragraph-properties fo:text-align="justify" style:justify-single-word="false"/>
      <style:text-properties officeooo:rsid="00272da6" officeooo:paragraph-rsid="01be9b67"/>
    </style:style>
    <style:style style:name="P179" style:family="paragraph" style:parent-style-name="Standard">
      <style:paragraph-properties fo:text-align="justify" style:justify-single-word="false"/>
      <style:text-properties officeooo:rsid="00272da6" officeooo:paragraph-rsid="01d4f7bc"/>
    </style:style>
    <style:style style:name="P180" style:family="paragraph" style:parent-style-name="Standard">
      <style:paragraph-properties fo:text-align="justify" style:justify-single-word="false"/>
      <style:text-properties officeooo:rsid="00272da6" officeooo:paragraph-rsid="01d621aa"/>
    </style:style>
    <style:style style:name="P181" style:family="paragraph" style:parent-style-name="Standard">
      <style:paragraph-properties fo:text-align="justify" style:justify-single-word="false"/>
      <style:text-properties officeooo:rsid="00272da6" officeooo:paragraph-rsid="01da5e60"/>
    </style:style>
    <style:style style:name="P182" style:family="paragraph" style:parent-style-name="Standard">
      <style:paragraph-properties fo:text-align="justify" style:justify-single-word="false"/>
      <style:text-properties officeooo:rsid="00272da6" officeooo:paragraph-rsid="01e7b39b"/>
    </style:style>
    <style:style style:name="P183" style:family="paragraph" style:parent-style-name="Standard">
      <style:paragraph-properties fo:text-align="justify" style:justify-single-word="false"/>
      <style:text-properties officeooo:rsid="00272da6" officeooo:paragraph-rsid="01ef7408"/>
    </style:style>
    <style:style style:name="P184" style:family="paragraph" style:parent-style-name="Standard">
      <style:paragraph-properties fo:text-align="justify" style:justify-single-word="false"/>
      <style:text-properties officeooo:rsid="00272da6" officeooo:paragraph-rsid="01f53cb8"/>
    </style:style>
    <style:style style:name="P185" style:family="paragraph" style:parent-style-name="Standard">
      <style:paragraph-properties fo:text-align="justify" style:justify-single-word="false"/>
      <style:text-properties officeooo:rsid="00272da6" officeooo:paragraph-rsid="01f56faa"/>
    </style:style>
    <style:style style:name="P186" style:family="paragraph" style:parent-style-name="Standard">
      <style:paragraph-properties fo:text-align="justify" style:justify-single-word="false"/>
      <style:text-properties officeooo:rsid="00272da6" officeooo:paragraph-rsid="01f7fa93"/>
    </style:style>
    <style:style style:name="P187" style:family="paragraph" style:parent-style-name="Standard">
      <style:paragraph-properties fo:text-align="justify" style:justify-single-word="false"/>
      <style:text-properties officeooo:rsid="00272da6" officeooo:paragraph-rsid="01fa7e25"/>
    </style:style>
    <style:style style:name="P188" style:family="paragraph" style:parent-style-name="Standard">
      <style:paragraph-properties fo:text-align="justify" style:justify-single-word="false"/>
      <style:text-properties officeooo:rsid="00272da6" officeooo:paragraph-rsid="01fc9fc5"/>
    </style:style>
    <style:style style:name="P189" style:family="paragraph" style:parent-style-name="Standard">
      <style:paragraph-properties fo:text-align="justify" style:justify-single-word="false"/>
      <style:text-properties officeooo:rsid="00272da6" officeooo:paragraph-rsid="0202b455"/>
    </style:style>
    <style:style style:name="P190" style:family="paragraph" style:parent-style-name="Standard">
      <style:paragraph-properties fo:text-align="justify" style:justify-single-word="false"/>
      <style:text-properties officeooo:rsid="00272da6" officeooo:paragraph-rsid="0217ced0"/>
    </style:style>
    <style:style style:name="P191" style:family="paragraph" style:parent-style-name="Standard">
      <style:paragraph-properties fo:text-align="justify" style:justify-single-word="false"/>
      <style:text-properties officeooo:rsid="00272da6" officeooo:paragraph-rsid="021d0da1"/>
    </style:style>
    <style:style style:name="P192" style:family="paragraph" style:parent-style-name="Standard">
      <style:paragraph-properties fo:text-align="justify" style:justify-single-word="false"/>
      <style:text-properties officeooo:rsid="00272da6" officeooo:paragraph-rsid="022c42a5"/>
    </style:style>
    <style:style style:name="P193" style:family="paragraph" style:parent-style-name="Standard">
      <style:paragraph-properties fo:text-align="justify" style:justify-single-word="false"/>
      <style:text-properties officeooo:rsid="00272da6" officeooo:paragraph-rsid="02382392"/>
    </style:style>
    <style:style style:name="P194" style:family="paragraph" style:parent-style-name="Standard">
      <style:paragraph-properties fo:text-align="justify" style:justify-single-word="false"/>
      <style:text-properties officeooo:rsid="00272da6" officeooo:paragraph-rsid="024dfdd5"/>
    </style:style>
    <style:style style:name="P195" style:family="paragraph" style:parent-style-name="Standard">
      <style:paragraph-properties fo:text-align="justify" style:justify-single-word="false"/>
      <style:text-properties officeooo:rsid="00272da6" officeooo:paragraph-rsid="025d1f09"/>
    </style:style>
    <style:style style:name="P196" style:family="paragraph" style:parent-style-name="Standard">
      <style:paragraph-properties fo:text-align="justify" style:justify-single-word="false"/>
      <style:text-properties officeooo:rsid="00272da6" officeooo:paragraph-rsid="026189b8"/>
    </style:style>
    <style:style style:name="P197" style:family="paragraph" style:parent-style-name="Standard">
      <style:paragraph-properties fo:text-align="justify" style:justify-single-word="false"/>
      <style:text-properties officeooo:rsid="00272da6" officeooo:paragraph-rsid="02703e2a"/>
    </style:style>
    <style:style style:name="P198" style:family="paragraph" style:parent-style-name="Standard">
      <style:paragraph-properties fo:text-align="justify" style:justify-single-word="false"/>
      <style:text-properties officeooo:rsid="00272da6" officeooo:paragraph-rsid="027347dc"/>
    </style:style>
    <style:style style:name="P199" style:family="paragraph" style:parent-style-name="Standard">
      <style:text-properties officeooo:rsid="00272da6" officeooo:paragraph-rsid="006cc756"/>
    </style:style>
    <style:style style:name="P200" style:family="paragraph" style:parent-style-name="Standard">
      <style:text-properties officeooo:rsid="00272da6" officeooo:paragraph-rsid="006ecd82"/>
    </style:style>
    <style:style style:name="P201" style:family="paragraph" style:parent-style-name="Standard">
      <style:text-properties officeooo:rsid="00272da6" officeooo:paragraph-rsid="0078fc16"/>
    </style:style>
    <style:style style:name="P202" style:family="paragraph" style:parent-style-name="Standard">
      <style:text-properties officeooo:rsid="00272da6" officeooo:paragraph-rsid="0108b8e9"/>
    </style:style>
    <style:style style:name="P203" style:family="paragraph" style:parent-style-name="Standard">
      <style:text-properties officeooo:rsid="00272da6" officeooo:paragraph-rsid="010b0562"/>
    </style:style>
    <style:style style:name="P204" style:family="paragraph" style:parent-style-name="Standard">
      <style:text-properties officeooo:paragraph-rsid="0042eb09"/>
    </style:style>
    <style:style style:name="P205" style:family="paragraph" style:parent-style-name="Standard">
      <style:text-properties officeooo:paragraph-rsid="00490514"/>
    </style:style>
    <style:style style:name="P206" style:family="paragraph" style:parent-style-name="Standard">
      <style:paragraph-properties fo:text-align="justify" style:justify-single-word="false"/>
      <style:text-properties officeooo:rsid="0042eb09" officeooo:paragraph-rsid="0042eb09"/>
    </style:style>
    <style:style style:name="P207" style:family="paragraph" style:parent-style-name="Standard">
      <style:paragraph-properties fo:text-align="justify" style:justify-single-word="false"/>
      <style:text-properties officeooo:rsid="0042eb09" officeooo:paragraph-rsid="0051d571"/>
    </style:style>
    <style:style style:name="P208" style:family="paragraph" style:parent-style-name="Standard">
      <style:text-properties officeooo:rsid="004b1f7f" officeooo:paragraph-rsid="004b1f7f"/>
    </style:style>
    <style:style style:name="P20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text-properties fo:color="#000000" loext:opacity="100%" style:font-name="Consolas" fo:font-size="10pt" style:font-size-asian="10pt"/>
    </style:style>
    <style:style style:name="P21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1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1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1" style:family="paragraph" style:parent-style-name="Standard">
      <style:text-properties fo:color="#000000" loext:opacity="100%" style:font-name="Consolas" fo:font-size="10pt" officeooo:paragraph-rsid="014b74a5" style:font-size-asian="10pt"/>
    </style:style>
    <style:style style:name="P232" style:family="paragraph" style:parent-style-name="Standard">
      <style:text-properties fo:color="#000000" loext:opacity="100%" style:font-name="Consolas" fo:font-size="10pt" officeooo:paragraph-rsid="015b0446" style:font-size-asian="10pt"/>
    </style:style>
    <style:style style:name="P233" style:family="paragraph" style:parent-style-name="Standard">
      <style:text-properties fo:color="#000000" loext:opacity="100%" style:font-name="Consolas" fo:font-size="10pt" officeooo:paragraph-rsid="017010d7" style:font-size-asian="10pt"/>
    </style:style>
    <style:style style:name="P234" style:family="paragraph" style:parent-style-name="Standard">
      <style:text-properties fo:color="#000000" loext:opacity="100%" style:font-name="Consolas" fo:font-size="10pt" officeooo:paragraph-rsid="0174bad4" style:font-size-asian="10pt"/>
    </style:style>
    <style:style style:name="P235" style:family="paragraph" style:parent-style-name="Standard">
      <style:text-properties fo:color="#000000" loext:opacity="100%" style:font-name="Consolas" fo:font-size="10pt" officeooo:paragraph-rsid="017acb36" style:font-size-asian="10pt"/>
    </style:style>
    <style:style style:name="P23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3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1"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2"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43"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4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49" style:family="paragraph" style:parent-style-name="Standard">
      <style:text-properties officeooo:paragraph-rsid="0051d571"/>
    </style:style>
    <style:style style:name="P2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5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5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5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1" style:family="paragraph" style:parent-style-name="Standard">
      <style:text-properties officeooo:paragraph-rsid="0053a1b3"/>
    </style:style>
    <style:style style:name="P272" style:family="paragraph" style:parent-style-name="Standard">
      <style:paragraph-properties fo:text-align="justify" style:justify-single-word="false"/>
      <style:text-properties officeooo:rsid="00570fd3" officeooo:paragraph-rsid="00570fd3"/>
    </style:style>
    <style:style style:name="P273" style:family="paragraph" style:parent-style-name="Standard">
      <style:text-properties officeooo:paragraph-rsid="005fc6ef"/>
    </style:style>
    <style:style style:name="P274" style:family="paragraph" style:parent-style-name="Standard">
      <style:text-properties officeooo:rsid="00631401" officeooo:paragraph-rsid="00631401"/>
    </style:style>
    <style:style style:name="P275" style:family="paragraph" style:parent-style-name="Standard">
      <style:text-properties officeooo:rsid="00631401" officeooo:paragraph-rsid="0067e248"/>
    </style:style>
    <style:style style:name="P276" style:family="paragraph" style:parent-style-name="Standard">
      <style:text-properties officeooo:rsid="00631401" officeooo:paragraph-rsid="006cc756"/>
    </style:style>
    <style:style style:name="P277" style:family="paragraph" style:parent-style-name="Standard">
      <style:text-properties officeooo:rsid="00631401" officeooo:paragraph-rsid="006ecd82"/>
    </style:style>
    <style:style style:name="P278" style:family="paragraph" style:parent-style-name="Standard">
      <style:text-properties officeooo:rsid="00631401" officeooo:paragraph-rsid="0078fc16"/>
    </style:style>
    <style:style style:name="P279" style:family="paragraph" style:parent-style-name="Standard">
      <style:text-properties officeooo:rsid="00631401" officeooo:paragraph-rsid="010b0562"/>
    </style:style>
    <style:style style:name="P280" style:family="paragraph" style:parent-style-name="Standard">
      <style:text-properties officeooo:rsid="00631401" officeooo:paragraph-rsid="0108b8e9"/>
    </style:style>
    <style:style style:name="P281" style:family="paragraph" style:parent-style-name="Standard">
      <style:text-properties officeooo:paragraph-rsid="0067e248"/>
    </style:style>
    <style:style style:name="P282" style:family="paragraph" style:parent-style-name="Standard">
      <style:text-properties officeooo:paragraph-rsid="006cc756"/>
    </style:style>
    <style:style style:name="P283" style:family="paragraph" style:parent-style-name="Standard">
      <style:paragraph-properties fo:text-align="justify" style:justify-single-word="false"/>
      <style:text-properties officeooo:rsid="006d183d" officeooo:paragraph-rsid="006d183d"/>
    </style:style>
    <style:style style:name="P284" style:family="paragraph" style:parent-style-name="Standard">
      <style:paragraph-properties fo:text-align="justify" style:justify-single-word="false"/>
      <style:text-properties officeooo:rsid="006d183d" officeooo:paragraph-rsid="006ecd82"/>
    </style:style>
    <style:style style:name="P285" style:family="paragraph" style:parent-style-name="Standard">
      <style:paragraph-properties fo:text-align="justify" style:justify-single-word="false"/>
      <style:text-properties officeooo:rsid="006d183d" officeooo:paragraph-rsid="0204318b"/>
    </style:style>
    <style:style style:name="P286" style:family="paragraph" style:parent-style-name="Standard">
      <style:text-properties officeooo:paragraph-rsid="006ecd82"/>
    </style:style>
    <style:style style:name="P287" style:family="paragraph" style:parent-style-name="Standard">
      <style:text-properties officeooo:rsid="00684807" officeooo:paragraph-rsid="00736b32"/>
    </style:style>
    <style:style style:name="P288" style:family="paragraph" style:parent-style-name="Standard">
      <style:text-properties officeooo:paragraph-rsid="0078fc16"/>
    </style:style>
    <style:style style:name="P289" style:family="paragraph" style:parent-style-name="Standard">
      <style:paragraph-properties fo:text-align="justify" style:justify-single-word="false"/>
      <style:text-properties officeooo:rsid="007ddfe8" officeooo:paragraph-rsid="007e7cc1"/>
    </style:style>
    <style:style style:name="P290" style:family="paragraph" style:parent-style-name="Standard">
      <style:paragraph-properties fo:text-align="justify" style:justify-single-word="false"/>
      <style:text-properties officeooo:rsid="007ddfe8" officeooo:paragraph-rsid="0083578d"/>
    </style:style>
    <style:style style:name="P291" style:family="paragraph" style:parent-style-name="Standard">
      <style:paragraph-properties fo:text-align="justify" style:justify-single-word="false"/>
      <style:text-properties officeooo:rsid="007ddfe8" officeooo:paragraph-rsid="0087d185"/>
    </style:style>
    <style:style style:name="P292" style:family="paragraph" style:parent-style-name="Standard">
      <style:paragraph-properties fo:text-align="justify" style:justify-single-word="false"/>
      <style:text-properties officeooo:rsid="007ddfe8" officeooo:paragraph-rsid="008c37e8"/>
    </style:style>
    <style:style style:name="P293" style:family="paragraph" style:parent-style-name="Standard">
      <style:paragraph-properties fo:text-align="justify" style:justify-single-word="false"/>
      <style:text-properties officeooo:rsid="007ddfe8" officeooo:paragraph-rsid="00964fe4"/>
    </style:style>
    <style:style style:name="P294" style:family="paragraph" style:parent-style-name="Standard">
      <style:paragraph-properties fo:text-align="justify" style:justify-single-word="false"/>
      <style:text-properties officeooo:rsid="007ddfe8" officeooo:paragraph-rsid="009e01e9"/>
    </style:style>
    <style:style style:name="P295" style:family="paragraph" style:parent-style-name="Standard">
      <style:paragraph-properties fo:text-align="justify" style:justify-single-word="false"/>
      <style:text-properties officeooo:rsid="007ddfe8" officeooo:paragraph-rsid="009fa0eb"/>
    </style:style>
    <style:style style:name="P296" style:family="paragraph" style:parent-style-name="Standard">
      <style:paragraph-properties fo:text-align="justify" style:justify-single-word="false"/>
      <style:text-properties officeooo:rsid="007ddfe8" officeooo:paragraph-rsid="00a18b49"/>
    </style:style>
    <style:style style:name="P297" style:family="paragraph" style:parent-style-name="Standard">
      <style:paragraph-properties fo:text-align="justify" style:justify-single-word="false"/>
      <style:text-properties officeooo:rsid="007ddfe8" officeooo:paragraph-rsid="00b1b7d9"/>
    </style:style>
    <style:style style:name="P298" style:family="paragraph" style:parent-style-name="Standard">
      <style:paragraph-properties fo:text-align="justify" style:justify-single-word="false"/>
      <style:text-properties officeooo:rsid="007ddfe8" officeooo:paragraph-rsid="00d3a383"/>
    </style:style>
    <style:style style:name="P299" style:family="paragraph" style:parent-style-name="Standard">
      <style:paragraph-properties fo:text-align="justify" style:justify-single-word="false"/>
      <style:text-properties officeooo:rsid="007ddfe8" officeooo:paragraph-rsid="00d823ce"/>
    </style:style>
    <style:style style:name="P300" style:family="paragraph" style:parent-style-name="Standard">
      <style:paragraph-properties fo:text-align="justify" style:justify-single-word="false"/>
      <style:text-properties officeooo:rsid="007ddfe8" officeooo:paragraph-rsid="011b3c62"/>
    </style:style>
    <style:style style:name="P301" style:family="paragraph" style:parent-style-name="Standard">
      <style:paragraph-properties fo:text-align="justify" style:justify-single-word="false"/>
      <style:text-properties officeooo:rsid="007ddfe8" officeooo:paragraph-rsid="011d3de9"/>
    </style:style>
    <style:style style:name="P302" style:family="paragraph" style:parent-style-name="Standard">
      <style:paragraph-properties fo:text-align="justify" style:justify-single-word="false"/>
      <style:text-properties officeooo:rsid="007ddfe8" officeooo:paragraph-rsid="0129def4"/>
    </style:style>
    <style:style style:name="P303" style:family="paragraph" style:parent-style-name="Standard">
      <style:paragraph-properties fo:text-align="justify" style:justify-single-word="false"/>
      <style:text-properties officeooo:rsid="007ddfe8" officeooo:paragraph-rsid="01355a2b"/>
    </style:style>
    <style:style style:name="P304" style:family="paragraph" style:parent-style-name="Standard">
      <style:paragraph-properties fo:text-align="justify" style:justify-single-word="false"/>
      <style:text-properties officeooo:rsid="007ddfe8" officeooo:paragraph-rsid="0139a139"/>
    </style:style>
    <style:style style:name="P305" style:family="paragraph" style:parent-style-name="Standard">
      <style:paragraph-properties fo:text-align="justify" style:justify-single-word="false"/>
      <style:text-properties officeooo:rsid="007ddfe8" officeooo:paragraph-rsid="013b0ce7"/>
    </style:style>
    <style:style style:name="P306" style:family="paragraph" style:parent-style-name="Standard">
      <style:paragraph-properties fo:text-align="justify" style:justify-single-word="false"/>
      <style:text-properties officeooo:rsid="007ddfe8" officeooo:paragraph-rsid="015b0446"/>
    </style:style>
    <style:style style:name="P307" style:family="paragraph" style:parent-style-name="Standard">
      <style:paragraph-properties fo:text-align="justify" style:justify-single-word="false"/>
      <style:text-properties officeooo:rsid="007ddfe8" officeooo:paragraph-rsid="015da402"/>
    </style:style>
    <style:style style:name="P308" style:family="paragraph" style:parent-style-name="Standard">
      <style:paragraph-properties fo:text-align="justify" style:justify-single-word="false"/>
      <style:text-properties officeooo:rsid="007ddfe8" officeooo:paragraph-rsid="01645a86"/>
    </style:style>
    <style:style style:name="P309" style:family="paragraph" style:parent-style-name="Standard">
      <style:paragraph-properties fo:text-align="justify" style:justify-single-word="false"/>
      <style:text-properties officeooo:rsid="007ddfe8" officeooo:paragraph-rsid="016656a5"/>
    </style:style>
    <style:style style:name="P310" style:family="paragraph" style:parent-style-name="Standard">
      <style:paragraph-properties fo:text-align="justify" style:justify-single-word="false"/>
      <style:text-properties officeooo:rsid="007ddfe8" officeooo:paragraph-rsid="0174bad4"/>
    </style:style>
    <style:style style:name="P311" style:family="paragraph" style:parent-style-name="Standard">
      <style:paragraph-properties fo:text-align="justify" style:justify-single-word="false"/>
      <style:text-properties officeooo:rsid="007ddfe8" officeooo:paragraph-rsid="017acb36"/>
    </style:style>
    <style:style style:name="P312" style:family="paragraph" style:parent-style-name="Standard">
      <style:paragraph-properties fo:text-align="justify" style:justify-single-word="false"/>
      <style:text-properties officeooo:rsid="007ddfe8" officeooo:paragraph-rsid="018f6cd1"/>
    </style:style>
    <style:style style:name="P313" style:family="paragraph" style:parent-style-name="Standard">
      <style:paragraph-properties fo:text-align="justify" style:justify-single-word="false"/>
      <style:text-properties officeooo:rsid="007ddfe8" officeooo:paragraph-rsid="01925ec7"/>
    </style:style>
    <style:style style:name="P314" style:family="paragraph" style:parent-style-name="Standard">
      <style:paragraph-properties fo:text-align="justify" style:justify-single-word="false"/>
      <style:text-properties officeooo:rsid="007ddfe8" officeooo:paragraph-rsid="01a67c7f"/>
    </style:style>
    <style:style style:name="P315" style:family="paragraph" style:parent-style-name="Standard">
      <style:paragraph-properties fo:text-align="justify" style:justify-single-word="false"/>
      <style:text-properties officeooo:rsid="007ddfe8" officeooo:paragraph-rsid="01be9b67"/>
    </style:style>
    <style:style style:name="P316" style:family="paragraph" style:parent-style-name="Standard">
      <style:paragraph-properties fo:text-align="justify" style:justify-single-word="false"/>
      <style:text-properties officeooo:rsid="007ddfe8" officeooo:paragraph-rsid="01d4f7bc"/>
    </style:style>
    <style:style style:name="P317" style:family="paragraph" style:parent-style-name="Standard">
      <style:paragraph-properties fo:text-align="justify" style:justify-single-word="false"/>
      <style:text-properties officeooo:rsid="007ddfe8" officeooo:paragraph-rsid="01d621aa"/>
    </style:style>
    <style:style style:name="P318" style:family="paragraph" style:parent-style-name="Standard">
      <style:paragraph-properties fo:text-align="justify" style:justify-single-word="false"/>
      <style:text-properties officeooo:rsid="007ddfe8" officeooo:paragraph-rsid="01da5e60"/>
    </style:style>
    <style:style style:name="P319" style:family="paragraph" style:parent-style-name="Standard">
      <style:paragraph-properties fo:text-align="justify" style:justify-single-word="false"/>
      <style:text-properties officeooo:rsid="007ddfe8" officeooo:paragraph-rsid="01e7b39b"/>
    </style:style>
    <style:style style:name="P320" style:family="paragraph" style:parent-style-name="Standard">
      <style:paragraph-properties fo:text-align="justify" style:justify-single-word="false"/>
      <style:text-properties officeooo:rsid="007ddfe8" officeooo:paragraph-rsid="01ef7408"/>
    </style:style>
    <style:style style:name="P321" style:family="paragraph" style:parent-style-name="Standard">
      <style:paragraph-properties fo:text-align="justify" style:justify-single-word="false"/>
      <style:text-properties officeooo:rsid="007ddfe8" officeooo:paragraph-rsid="01f53cb8"/>
    </style:style>
    <style:style style:name="P322" style:family="paragraph" style:parent-style-name="Standard">
      <style:paragraph-properties fo:text-align="justify" style:justify-single-word="false"/>
      <style:text-properties officeooo:rsid="007ddfe8" officeooo:paragraph-rsid="01f56faa"/>
    </style:style>
    <style:style style:name="P323" style:family="paragraph" style:parent-style-name="Standard">
      <style:paragraph-properties fo:text-align="justify" style:justify-single-word="false"/>
      <style:text-properties officeooo:rsid="007ddfe8" officeooo:paragraph-rsid="01f7fa93"/>
    </style:style>
    <style:style style:name="P324" style:family="paragraph" style:parent-style-name="Standard">
      <style:paragraph-properties fo:text-align="justify" style:justify-single-word="false"/>
      <style:text-properties officeooo:rsid="007ddfe8" officeooo:paragraph-rsid="01fa7e25"/>
    </style:style>
    <style:style style:name="P325" style:family="paragraph" style:parent-style-name="Standard">
      <style:paragraph-properties fo:text-align="justify" style:justify-single-word="false"/>
      <style:text-properties officeooo:rsid="007ddfe8" officeooo:paragraph-rsid="01fc9fc5"/>
    </style:style>
    <style:style style:name="P326" style:family="paragraph" style:parent-style-name="Standard">
      <style:paragraph-properties fo:text-align="justify" style:justify-single-word="false"/>
      <style:text-properties officeooo:rsid="007ddfe8" officeooo:paragraph-rsid="0202b455"/>
    </style:style>
    <style:style style:name="P327" style:family="paragraph" style:parent-style-name="Standard">
      <style:paragraph-properties fo:text-align="justify" style:justify-single-word="false"/>
      <style:text-properties officeooo:rsid="007ddfe8" officeooo:paragraph-rsid="0217ced0"/>
    </style:style>
    <style:style style:name="P328" style:family="paragraph" style:parent-style-name="Standard">
      <style:paragraph-properties fo:text-align="justify" style:justify-single-word="false"/>
      <style:text-properties officeooo:rsid="007ddfe8" officeooo:paragraph-rsid="021d0da1"/>
    </style:style>
    <style:style style:name="P329" style:family="paragraph" style:parent-style-name="Standard">
      <style:paragraph-properties fo:text-align="justify" style:justify-single-word="false"/>
      <style:text-properties officeooo:rsid="007ddfe8" officeooo:paragraph-rsid="022c42a5"/>
    </style:style>
    <style:style style:name="P330" style:family="paragraph" style:parent-style-name="Standard">
      <style:paragraph-properties fo:text-align="justify" style:justify-single-word="false"/>
      <style:text-properties officeooo:rsid="007ddfe8" officeooo:paragraph-rsid="02382392"/>
    </style:style>
    <style:style style:name="P331" style:family="paragraph" style:parent-style-name="Standard">
      <style:paragraph-properties fo:text-align="justify" style:justify-single-word="false"/>
      <style:text-properties officeooo:rsid="007ddfe8" officeooo:paragraph-rsid="024dfdd5"/>
    </style:style>
    <style:style style:name="P332" style:family="paragraph" style:parent-style-name="Standard">
      <style:paragraph-properties fo:text-align="justify" style:justify-single-word="false"/>
      <style:text-properties officeooo:rsid="007ddfe8" officeooo:paragraph-rsid="025d1f09"/>
    </style:style>
    <style:style style:name="P333" style:family="paragraph" style:parent-style-name="Standard">
      <style:paragraph-properties fo:text-align="justify" style:justify-single-word="false"/>
      <style:text-properties officeooo:rsid="007ddfe8" officeooo:paragraph-rsid="026189b8"/>
    </style:style>
    <style:style style:name="P334" style:family="paragraph" style:parent-style-name="Standard">
      <style:paragraph-properties fo:text-align="justify" style:justify-single-word="false"/>
      <style:text-properties officeooo:rsid="007ddfe8" officeooo:paragraph-rsid="02703e2a"/>
    </style:style>
    <style:style style:name="P335" style:family="paragraph" style:parent-style-name="Standard">
      <style:paragraph-properties fo:text-align="justify" style:justify-single-word="false"/>
      <style:text-properties officeooo:rsid="007ddfe8" officeooo:paragraph-rsid="027347dc"/>
    </style:style>
    <style:style style:name="P336" style:family="paragraph" style:parent-style-name="Standard">
      <style:text-properties officeooo:rsid="007e7cc1" officeooo:paragraph-rsid="007f9b52"/>
    </style:style>
    <style:style style:name="P337" style:family="paragraph" style:parent-style-name="Standard">
      <style:text-properties officeooo:rsid="007e7cc1" officeooo:paragraph-rsid="0087d185"/>
    </style:style>
    <style:style style:name="P338" style:family="paragraph" style:parent-style-name="Standard">
      <style:text-properties officeooo:rsid="007e7cc1" officeooo:paragraph-rsid="008c37e8"/>
    </style:style>
    <style:style style:name="P339" style:family="paragraph" style:parent-style-name="Standard">
      <style:paragraph-properties fo:text-align="justify" style:justify-single-word="false"/>
    </style:style>
    <style:style style:name="P340" style:family="paragraph" style:parent-style-name="Standard">
      <style:paragraph-properties fo:text-align="justify" style:justify-single-word="false"/>
      <style:text-properties officeooo:paragraph-rsid="007eeebb"/>
    </style:style>
    <style:style style:name="P341" style:family="paragraph" style:parent-style-name="Standard">
      <style:paragraph-properties fo:text-align="justify" style:justify-single-word="false"/>
      <style:text-properties officeooo:paragraph-rsid="0083578d"/>
    </style:style>
    <style:style style:name="P342" style:family="paragraph" style:parent-style-name="Standard">
      <style:paragraph-properties fo:text-align="justify" style:justify-single-word="false"/>
      <style:text-properties officeooo:paragraph-rsid="0087d185"/>
    </style:style>
    <style:style style:name="P343" style:family="paragraph" style:parent-style-name="Standard">
      <style:paragraph-properties fo:text-align="justify" style:justify-single-word="false"/>
      <style:text-properties officeooo:paragraph-rsid="008c37e8"/>
    </style:style>
    <style:style style:name="P344" style:family="paragraph" style:parent-style-name="Standard">
      <style:paragraph-properties fo:text-align="justify" style:justify-single-word="false"/>
      <style:text-properties officeooo:paragraph-rsid="00964fe4"/>
    </style:style>
    <style:style style:name="P345" style:family="paragraph" style:parent-style-name="Standard">
      <style:paragraph-properties fo:text-align="justify" style:justify-single-word="false"/>
      <style:text-properties officeooo:paragraph-rsid="009e01e9"/>
    </style:style>
    <style:style style:name="P346" style:family="paragraph" style:parent-style-name="Standard">
      <style:paragraph-properties fo:text-align="justify" style:justify-single-word="false"/>
      <style:text-properties officeooo:paragraph-rsid="009fa0eb"/>
    </style:style>
    <style:style style:name="P347" style:family="paragraph" style:parent-style-name="Standard">
      <style:paragraph-properties fo:text-align="justify" style:justify-single-word="false"/>
      <style:text-properties officeooo:paragraph-rsid="00a18b49"/>
    </style:style>
    <style:style style:name="P348" style:family="paragraph" style:parent-style-name="Standard">
      <style:paragraph-properties fo:text-align="justify" style:justify-single-word="false"/>
      <style:text-properties officeooo:paragraph-rsid="00b1b7d9"/>
    </style:style>
    <style:style style:name="P349" style:family="paragraph" style:parent-style-name="Standard">
      <style:paragraph-properties fo:text-align="justify" style:justify-single-word="false"/>
      <style:text-properties officeooo:paragraph-rsid="00cc1c4c"/>
    </style:style>
    <style:style style:name="P350" style:family="paragraph" style:parent-style-name="Standard">
      <style:paragraph-properties fo:text-align="justify" style:justify-single-word="false"/>
      <style:text-properties officeooo:paragraph-rsid="00d3a383"/>
    </style:style>
    <style:style style:name="P351" style:family="paragraph" style:parent-style-name="Standard">
      <style:paragraph-properties fo:text-align="justify" style:justify-single-word="false"/>
      <style:text-properties officeooo:paragraph-rsid="00d823ce"/>
    </style:style>
    <style:style style:name="P352" style:family="paragraph" style:parent-style-name="Standard">
      <style:paragraph-properties fo:text-align="justify" style:justify-single-word="false"/>
      <style:text-properties officeooo:paragraph-rsid="00d83d57"/>
    </style:style>
    <style:style style:name="P353" style:family="paragraph" style:parent-style-name="Standard">
      <style:paragraph-properties fo:text-align="justify" style:justify-single-word="false"/>
      <style:text-properties officeooo:paragraph-rsid="00f09877"/>
    </style:style>
    <style:style style:name="P354" style:family="paragraph" style:parent-style-name="Standard">
      <style:paragraph-properties fo:text-align="justify" style:justify-single-word="false"/>
      <style:text-properties officeooo:paragraph-rsid="00f24af6"/>
    </style:style>
    <style:style style:name="P355" style:family="paragraph" style:parent-style-name="Standard">
      <style:paragraph-properties fo:text-align="justify" style:justify-single-word="false"/>
      <style:text-properties officeooo:paragraph-rsid="00f6c32b"/>
    </style:style>
    <style:style style:name="P356" style:family="paragraph" style:parent-style-name="Standard">
      <style:paragraph-properties fo:text-align="justify" style:justify-single-word="false"/>
      <style:text-properties officeooo:paragraph-rsid="011b3c62"/>
    </style:style>
    <style:style style:name="P357" style:family="paragraph" style:parent-style-name="Standard">
      <style:paragraph-properties fo:text-align="justify" style:justify-single-word="false"/>
      <style:text-properties officeooo:paragraph-rsid="011b7554"/>
    </style:style>
    <style:style style:name="P358" style:family="paragraph" style:parent-style-name="Standard">
      <style:paragraph-properties fo:text-align="justify" style:justify-single-word="false"/>
      <style:text-properties officeooo:paragraph-rsid="011d3de9"/>
    </style:style>
    <style:style style:name="P359" style:family="paragraph" style:parent-style-name="Standard">
      <style:paragraph-properties fo:text-align="justify" style:justify-single-word="false"/>
      <style:text-properties officeooo:paragraph-rsid="0129def4"/>
    </style:style>
    <style:style style:name="P360" style:family="paragraph" style:parent-style-name="Standard">
      <style:paragraph-properties fo:text-align="justify" style:justify-single-word="false"/>
      <style:text-properties officeooo:paragraph-rsid="01355a2b"/>
    </style:style>
    <style:style style:name="P361" style:family="paragraph" style:parent-style-name="Standard">
      <style:paragraph-properties fo:text-align="justify" style:justify-single-word="false"/>
      <style:text-properties officeooo:paragraph-rsid="0139a139"/>
    </style:style>
    <style:style style:name="P362" style:family="paragraph" style:parent-style-name="Standard">
      <style:paragraph-properties fo:text-align="justify" style:justify-single-word="false"/>
      <style:text-properties officeooo:paragraph-rsid="013b0ce7"/>
    </style:style>
    <style:style style:name="P363" style:family="paragraph" style:parent-style-name="Standard">
      <style:paragraph-properties fo:text-align="justify" style:justify-single-word="false"/>
      <style:text-properties officeooo:paragraph-rsid="015b0446"/>
    </style:style>
    <style:style style:name="P364" style:family="paragraph" style:parent-style-name="Standard">
      <style:paragraph-properties fo:text-align="justify" style:justify-single-word="false"/>
      <style:text-properties officeooo:paragraph-rsid="015da402"/>
    </style:style>
    <style:style style:name="P365" style:family="paragraph" style:parent-style-name="Standard">
      <style:paragraph-properties fo:text-align="justify" style:justify-single-word="false"/>
      <style:text-properties officeooo:paragraph-rsid="01645a86"/>
    </style:style>
    <style:style style:name="P366" style:family="paragraph" style:parent-style-name="Standard">
      <style:paragraph-properties fo:text-align="justify" style:justify-single-word="false"/>
      <style:text-properties officeooo:paragraph-rsid="016656a5"/>
    </style:style>
    <style:style style:name="P367" style:family="paragraph" style:parent-style-name="Standard">
      <style:paragraph-properties fo:text-align="justify" style:justify-single-word="false"/>
      <style:text-properties officeooo:paragraph-rsid="0174bad4"/>
    </style:style>
    <style:style style:name="P368" style:family="paragraph" style:parent-style-name="Standard">
      <style:paragraph-properties fo:text-align="justify" style:justify-single-word="false"/>
      <style:text-properties officeooo:paragraph-rsid="017acb36"/>
    </style:style>
    <style:style style:name="P369" style:family="paragraph" style:parent-style-name="Standard">
      <style:paragraph-properties fo:text-align="justify" style:justify-single-word="false"/>
      <style:text-properties officeooo:paragraph-rsid="018f6cd1"/>
    </style:style>
    <style:style style:name="P370" style:family="paragraph" style:parent-style-name="Standard">
      <style:paragraph-properties fo:text-align="justify" style:justify-single-word="false"/>
      <style:text-properties officeooo:paragraph-rsid="01925ec7"/>
    </style:style>
    <style:style style:name="P371" style:family="paragraph" style:parent-style-name="Standard">
      <style:paragraph-properties fo:text-align="justify" style:justify-single-word="false"/>
      <style:text-properties officeooo:paragraph-rsid="01a67c7f"/>
    </style:style>
    <style:style style:name="P372" style:family="paragraph" style:parent-style-name="Standard">
      <style:paragraph-properties fo:text-align="justify" style:justify-single-word="false"/>
      <style:text-properties officeooo:paragraph-rsid="01be9b67"/>
    </style:style>
    <style:style style:name="P373" style:family="paragraph" style:parent-style-name="Standard">
      <style:paragraph-properties fo:text-align="justify" style:justify-single-word="false"/>
      <style:text-properties officeooo:paragraph-rsid="01d4f7bc"/>
    </style:style>
    <style:style style:name="P374" style:family="paragraph" style:parent-style-name="Standard">
      <style:paragraph-properties fo:text-align="justify" style:justify-single-word="false"/>
      <style:text-properties officeooo:paragraph-rsid="01d621aa"/>
    </style:style>
    <style:style style:name="P375" style:family="paragraph" style:parent-style-name="Standard">
      <style:paragraph-properties fo:text-align="justify" style:justify-single-word="false"/>
      <style:text-properties officeooo:paragraph-rsid="01da5e60"/>
    </style:style>
    <style:style style:name="P376" style:family="paragraph" style:parent-style-name="Standard">
      <style:paragraph-properties fo:text-align="justify" style:justify-single-word="false"/>
      <style:text-properties officeooo:paragraph-rsid="01e7b39b"/>
    </style:style>
    <style:style style:name="P377" style:family="paragraph" style:parent-style-name="Standard">
      <style:paragraph-properties fo:text-align="justify" style:justify-single-word="false"/>
      <style:text-properties officeooo:paragraph-rsid="01ef7408"/>
    </style:style>
    <style:style style:name="P378" style:family="paragraph" style:parent-style-name="Standard">
      <style:paragraph-properties fo:text-align="justify" style:justify-single-word="false"/>
      <style:text-properties officeooo:paragraph-rsid="01f53cb8"/>
    </style:style>
    <style:style style:name="P379" style:family="paragraph" style:parent-style-name="Standard">
      <style:paragraph-properties fo:text-align="justify" style:justify-single-word="false"/>
      <style:text-properties officeooo:paragraph-rsid="01f56faa"/>
    </style:style>
    <style:style style:name="P380" style:family="paragraph" style:parent-style-name="Standard">
      <style:paragraph-properties fo:text-align="justify" style:justify-single-word="false"/>
      <style:text-properties officeooo:paragraph-rsid="01f7fa93"/>
    </style:style>
    <style:style style:name="P381" style:family="paragraph" style:parent-style-name="Standard">
      <style:paragraph-properties fo:text-align="justify" style:justify-single-word="false"/>
      <style:text-properties officeooo:paragraph-rsid="01fa7e25"/>
    </style:style>
    <style:style style:name="P382" style:family="paragraph" style:parent-style-name="Standard">
      <style:paragraph-properties fo:text-align="justify" style:justify-single-word="false"/>
      <style:text-properties officeooo:paragraph-rsid="01fc9fc5"/>
    </style:style>
    <style:style style:name="P383" style:family="paragraph" style:parent-style-name="Standard">
      <style:paragraph-properties fo:text-align="justify" style:justify-single-word="false"/>
      <style:text-properties officeooo:paragraph-rsid="0202b455"/>
    </style:style>
    <style:style style:name="P384" style:family="paragraph" style:parent-style-name="Standard">
      <style:paragraph-properties fo:text-align="justify" style:justify-single-word="false"/>
      <style:text-properties officeooo:paragraph-rsid="0217ced0"/>
    </style:style>
    <style:style style:name="P385" style:family="paragraph" style:parent-style-name="Standard">
      <style:paragraph-properties fo:text-align="justify" style:justify-single-word="false"/>
      <style:text-properties officeooo:paragraph-rsid="021d0da1"/>
    </style:style>
    <style:style style:name="P386" style:family="paragraph" style:parent-style-name="Standard">
      <style:paragraph-properties fo:text-align="justify" style:justify-single-word="false"/>
      <style:text-properties officeooo:paragraph-rsid="022c42a5"/>
    </style:style>
    <style:style style:name="P387" style:family="paragraph" style:parent-style-name="Standard">
      <style:paragraph-properties fo:text-align="justify" style:justify-single-word="false"/>
      <style:text-properties officeooo:paragraph-rsid="02382392"/>
    </style:style>
    <style:style style:name="P388" style:family="paragraph" style:parent-style-name="Standard">
      <style:paragraph-properties fo:text-align="justify" style:justify-single-word="false"/>
      <style:text-properties officeooo:paragraph-rsid="02393bd7"/>
    </style:style>
    <style:style style:name="P389" style:family="paragraph" style:parent-style-name="Standard">
      <style:paragraph-properties fo:text-align="justify" style:justify-single-word="false"/>
      <style:text-properties officeooo:paragraph-rsid="024dfdd5"/>
    </style:style>
    <style:style style:name="P390" style:family="paragraph" style:parent-style-name="Standard">
      <style:paragraph-properties fo:text-align="justify" style:justify-single-word="false"/>
      <style:text-properties officeooo:paragraph-rsid="025d1f09"/>
    </style:style>
    <style:style style:name="P391" style:family="paragraph" style:parent-style-name="Standard">
      <style:paragraph-properties fo:text-align="justify" style:justify-single-word="false"/>
      <style:text-properties officeooo:paragraph-rsid="026189b8"/>
    </style:style>
    <style:style style:name="P392" style:family="paragraph" style:parent-style-name="Standard">
      <style:paragraph-properties fo:text-align="justify" style:justify-single-word="false"/>
      <style:text-properties officeooo:paragraph-rsid="02703e2a"/>
    </style:style>
    <style:style style:name="P393" style:family="paragraph" style:parent-style-name="Standard">
      <style:paragraph-properties fo:text-align="justify" style:justify-single-word="false"/>
      <style:text-properties officeooo:paragraph-rsid="027347dc"/>
    </style:style>
    <style:style style:name="P394" style:family="paragraph" style:parent-style-name="Standard">
      <style:paragraph-properties fo:text-align="justify" style:justify-single-word="false"/>
      <style:text-properties officeooo:rsid="007eeebb" officeooo:paragraph-rsid="007eeebb"/>
    </style:style>
    <style:style style:name="P395" style:family="paragraph" style:parent-style-name="Standard">
      <style:paragraph-properties fo:text-align="justify" style:justify-single-word="false"/>
      <style:text-properties officeooo:rsid="007eeebb" officeooo:paragraph-rsid="0083578d"/>
    </style:style>
    <style:style style:name="P396" style:family="paragraph" style:parent-style-name="Standard">
      <style:paragraph-properties fo:text-align="justify" style:justify-single-word="false"/>
      <style:text-properties officeooo:rsid="007eeebb" officeooo:paragraph-rsid="0087d185"/>
    </style:style>
    <style:style style:name="P397" style:family="paragraph" style:parent-style-name="Standard">
      <style:paragraph-properties fo:text-align="justify" style:justify-single-word="false"/>
      <style:text-properties officeooo:rsid="007eeebb" officeooo:paragraph-rsid="008c37e8"/>
    </style:style>
    <style:style style:name="P398" style:family="paragraph" style:parent-style-name="Standard">
      <style:paragraph-properties fo:text-align="justify" style:justify-single-word="false"/>
      <style:text-properties officeooo:rsid="007eeebb" officeooo:paragraph-rsid="00964fe4"/>
    </style:style>
    <style:style style:name="P399" style:family="paragraph" style:parent-style-name="Standard">
      <style:paragraph-properties fo:text-align="justify" style:justify-single-word="false"/>
      <style:text-properties officeooo:rsid="007eeebb" officeooo:paragraph-rsid="009e01e9"/>
    </style:style>
    <style:style style:name="P400" style:family="paragraph" style:parent-style-name="Standard">
      <style:paragraph-properties fo:text-align="justify" style:justify-single-word="false"/>
      <style:text-properties officeooo:rsid="007eeebb" officeooo:paragraph-rsid="009fa0eb"/>
    </style:style>
    <style:style style:name="P401" style:family="paragraph" style:parent-style-name="Standard">
      <style:paragraph-properties fo:text-align="justify" style:justify-single-word="false"/>
      <style:text-properties officeooo:rsid="007eeebb" officeooo:paragraph-rsid="00a18b49"/>
    </style:style>
    <style:style style:name="P402" style:family="paragraph" style:parent-style-name="Standard">
      <style:paragraph-properties fo:text-align="justify" style:justify-single-word="false"/>
      <style:text-properties officeooo:rsid="007eeebb" officeooo:paragraph-rsid="00b1b7d9"/>
    </style:style>
    <style:style style:name="P403" style:family="paragraph" style:parent-style-name="Standard">
      <style:paragraph-properties fo:text-align="justify" style:justify-single-word="false"/>
      <style:text-properties officeooo:rsid="007eeebb" officeooo:paragraph-rsid="00cc1c4c"/>
    </style:style>
    <style:style style:name="P404" style:family="paragraph" style:parent-style-name="Standard">
      <style:paragraph-properties fo:text-align="justify" style:justify-single-word="false"/>
      <style:text-properties officeooo:rsid="007eeebb" officeooo:paragraph-rsid="00d3a383"/>
    </style:style>
    <style:style style:name="P405" style:family="paragraph" style:parent-style-name="Standard">
      <style:paragraph-properties fo:text-align="justify" style:justify-single-word="false"/>
      <style:text-properties officeooo:rsid="007eeebb" officeooo:paragraph-rsid="00f24af6"/>
    </style:style>
    <style:style style:name="P406" style:family="paragraph" style:parent-style-name="Standard">
      <style:paragraph-properties fo:text-align="justify" style:justify-single-word="false"/>
      <style:text-properties officeooo:rsid="007eeebb" officeooo:paragraph-rsid="00f6c32b"/>
    </style:style>
    <style:style style:name="P407"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09"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10"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11"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31" style:family="paragraph" style:parent-style-name="Standard">
      <style:text-properties fo:color="#408080" loext:opacity="100%" style:font-name="Consolas" fo:font-size="10pt" officeooo:paragraph-rsid="014b74a5" style:font-size-asian="10pt"/>
    </style:style>
    <style:style style:name="P432" style:family="paragraph" style:parent-style-name="Standard">
      <style:paragraph-properties fo:text-align="justify" style:justify-single-word="false"/>
      <style:text-properties officeooo:rsid="00799b55" officeooo:paragraph-rsid="0087d185"/>
    </style:style>
    <style:style style:name="P433" style:family="paragraph" style:parent-style-name="Standard">
      <style:paragraph-properties fo:text-align="justify" style:justify-single-word="false"/>
      <style:text-properties officeooo:rsid="00799b55" officeooo:paragraph-rsid="008c37e8"/>
    </style:style>
    <style:style style:name="P434" style:family="paragraph" style:parent-style-name="Standard">
      <style:paragraph-properties fo:text-align="justify" style:justify-single-word="false"/>
      <style:text-properties officeooo:rsid="00799b55" officeooo:paragraph-rsid="00964fe4"/>
    </style:style>
    <style:style style:name="P435" style:family="paragraph" style:parent-style-name="Standard">
      <style:paragraph-properties fo:text-align="justify" style:justify-single-word="false"/>
      <style:text-properties officeooo:rsid="00799b55" officeooo:paragraph-rsid="009fa0eb"/>
    </style:style>
    <style:style style:name="P436" style:family="paragraph" style:parent-style-name="Standard">
      <style:paragraph-properties fo:text-align="justify" style:justify-single-word="false"/>
      <style:text-properties officeooo:rsid="00799b55" officeooo:paragraph-rsid="00a18b49"/>
    </style:style>
    <style:style style:name="P437" style:family="paragraph" style:parent-style-name="Standard">
      <style:paragraph-properties fo:text-align="justify" style:justify-single-word="false"/>
      <style:text-properties officeooo:rsid="00799b55" officeooo:paragraph-rsid="020c7467"/>
    </style:style>
    <style:style style:name="P438" style:family="paragraph" style:parent-style-name="Standard">
      <style:paragraph-properties fo:text-align="justify" style:justify-single-word="false"/>
      <style:text-properties officeooo:rsid="00799b55" officeooo:paragraph-rsid="0217ced0"/>
    </style:style>
    <style:style style:name="P439" style:family="paragraph" style:parent-style-name="Standard">
      <style:paragraph-properties fo:text-align="justify" style:justify-single-word="false"/>
      <style:text-properties officeooo:rsid="00799b55" officeooo:paragraph-rsid="022c42a5"/>
    </style:style>
    <style:style style:name="P440" style:family="paragraph" style:parent-style-name="Standard">
      <style:text-properties officeooo:rsid="00799b55" officeooo:paragraph-rsid="010b0562"/>
    </style:style>
    <style:style style:name="P441" style:family="paragraph" style:parent-style-name="Standard">
      <style:text-properties officeooo:rsid="00799b55" officeooo:paragraph-rsid="019a1d62"/>
    </style:style>
    <style:style style:name="P442" style:family="paragraph" style:parent-style-name="Standard">
      <style:text-properties officeooo:paragraph-rsid="0087d185"/>
    </style:style>
    <style:style style:name="P443" style:family="paragraph" style:parent-style-name="Standard">
      <style:paragraph-properties fo:text-align="start" style:justify-single-word="false"/>
      <style:text-properties officeooo:paragraph-rsid="0087d185"/>
    </style:style>
    <style:style style:name="P444" style:family="paragraph" style:parent-style-name="Standard">
      <style:paragraph-properties fo:text-align="start" style:justify-single-word="false"/>
      <style:text-properties officeooo:paragraph-rsid="008c37e8"/>
    </style:style>
    <style:style style:name="P445" style:family="paragraph" style:parent-style-name="Standard">
      <style:paragraph-properties fo:text-align="start" style:justify-single-word="false"/>
      <style:text-properties officeooo:paragraph-rsid="00b556d5"/>
    </style:style>
    <style:style style:name="P446" style:family="paragraph" style:parent-style-name="Standard">
      <style:paragraph-properties fo:text-align="start" style:justify-single-word="false"/>
      <style:text-properties officeooo:paragraph-rsid="015da402"/>
    </style:style>
    <style:style style:name="P447" style:family="paragraph" style:parent-style-name="Standard">
      <style:paragraph-properties fo:text-align="start" style:justify-single-word="false"/>
      <style:text-properties officeooo:paragraph-rsid="01645a86"/>
    </style:style>
    <style:style style:name="P448" style:family="paragraph" style:parent-style-name="Standard">
      <style:paragraph-properties fo:text-align="start" style:justify-single-word="false"/>
      <style:text-properties officeooo:paragraph-rsid="016656a5"/>
    </style:style>
    <style:style style:name="P449" style:family="paragraph" style:parent-style-name="Standard">
      <style:paragraph-properties fo:text-align="start" style:justify-single-word="false"/>
      <style:text-properties officeooo:paragraph-rsid="0174bad4"/>
    </style:style>
    <style:style style:name="P45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51" style:family="paragraph" style:parent-style-name="Standard">
      <style:paragraph-properties fo:text-align="start" style:justify-single-word="false"/>
      <style:text-properties officeooo:paragraph-rsid="018f6cd1"/>
    </style:style>
    <style:style style:name="P452" style:family="paragraph" style:parent-style-name="Standard">
      <style:paragraph-properties fo:text-align="start" style:justify-single-word="false"/>
      <style:text-properties officeooo:paragraph-rsid="01925ec7"/>
    </style:style>
    <style:style style:name="P453" style:family="paragraph" style:parent-style-name="Standard">
      <style:paragraph-properties fo:text-align="start" style:justify-single-word="false"/>
      <style:text-properties officeooo:paragraph-rsid="01a67c7f"/>
    </style:style>
    <style:style style:name="P454" style:family="paragraph" style:parent-style-name="Standard">
      <style:paragraph-properties fo:margin-left="0cm" fo:margin-right="0cm" fo:text-align="start" style:justify-single-word="false" fo:text-indent="0cm" style:auto-text-indent="false"/>
    </style:style>
    <style:style style:name="P45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5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5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5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5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6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6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6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6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6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65" style:family="paragraph" style:parent-style-name="Standard">
      <style:paragraph-properties fo:margin-left="0cm" fo:margin-right="0cm" fo:text-align="start" style:justify-single-word="false" fo:text-indent="0cm" style:auto-text-indent="false"/>
      <style:text-properties officeooo:paragraph-rsid="024dfdd5"/>
    </style:style>
    <style:style style:name="P466" style:family="paragraph" style:parent-style-name="Standard">
      <style:paragraph-properties fo:text-align="justify" style:justify-single-word="false"/>
      <style:text-properties officeooo:rsid="008afe7f" officeooo:paragraph-rsid="008afe7f"/>
    </style:style>
    <style:style style:name="P467" style:family="paragraph" style:parent-style-name="Standard">
      <style:paragraph-properties fo:text-align="justify" style:justify-single-word="false"/>
      <style:text-properties officeooo:rsid="008afe7f" officeooo:paragraph-rsid="020c7467"/>
    </style:style>
    <style:style style:name="P468" style:family="paragraph" style:parent-style-name="Standard">
      <style:paragraph-properties fo:text-align="justify" style:justify-single-word="false"/>
      <style:text-properties officeooo:rsid="008afe7f" officeooo:paragraph-rsid="0217ced0"/>
    </style:style>
    <style:style style:name="P469" style:family="paragraph" style:parent-style-name="Standard">
      <style:paragraph-properties fo:text-align="justify" style:justify-single-word="false"/>
      <style:text-properties officeooo:rsid="008afe7f" officeooo:paragraph-rsid="022c42a5"/>
    </style:style>
    <style:style style:name="P470"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71"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72"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73"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74"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75"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76"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77"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78"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79"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80"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81"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82"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83"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84"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85"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86"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87"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88"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89"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90"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491"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492"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493"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49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9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9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9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9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9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0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0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0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0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0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05" style:family="paragraph" style:parent-style-name="Standard">
      <style:text-properties officeooo:paragraph-rsid="008c37e8"/>
    </style:style>
    <style:style style:name="P506" style:family="paragraph" style:parent-style-name="Standard">
      <style:paragraph-properties fo:text-align="justify" style:justify-single-word="false"/>
      <style:text-properties officeooo:rsid="00a257b5" officeooo:paragraph-rsid="009fa0eb"/>
    </style:style>
    <style:style style:name="P507" style:family="paragraph" style:parent-style-name="Standard">
      <style:paragraph-properties fo:text-align="justify" style:justify-single-word="false"/>
      <style:text-properties officeooo:rsid="00a257b5" officeooo:paragraph-rsid="00a257b5"/>
    </style:style>
    <style:style style:name="P508" style:family="paragraph" style:parent-style-name="Standard">
      <style:paragraph-properties fo:text-align="justify" style:justify-single-word="false"/>
      <style:text-properties officeooo:rsid="00a257b5" officeooo:paragraph-rsid="00b1b7d9"/>
    </style:style>
    <style:style style:name="P509" style:family="paragraph" style:parent-style-name="Standard">
      <style:paragraph-properties fo:text-align="justify" style:justify-single-word="false"/>
      <style:text-properties officeooo:rsid="00a257b5" officeooo:paragraph-rsid="00cc1c4c"/>
    </style:style>
    <style:style style:name="P510" style:family="paragraph" style:parent-style-name="Standard">
      <style:paragraph-properties fo:text-align="justify" style:justify-single-word="false"/>
      <style:text-properties officeooo:rsid="00a257b5" officeooo:paragraph-rsid="00d3a383"/>
    </style:style>
    <style:style style:name="P511" style:family="paragraph" style:parent-style-name="Standard">
      <style:paragraph-properties fo:text-align="justify" style:justify-single-word="false"/>
      <style:text-properties officeooo:rsid="00a257b5" officeooo:paragraph-rsid="00d83d57"/>
    </style:style>
    <style:style style:name="P512" style:family="paragraph" style:parent-style-name="Standard">
      <style:paragraph-properties fo:text-align="justify" style:justify-single-word="false"/>
      <style:text-properties officeooo:rsid="00a257b5" officeooo:paragraph-rsid="00f24af6"/>
    </style:style>
    <style:style style:name="P513" style:family="paragraph" style:parent-style-name="Standard">
      <style:paragraph-properties fo:text-align="justify" style:justify-single-word="false"/>
      <style:text-properties officeooo:rsid="00a257b5" officeooo:paragraph-rsid="00f6c32b"/>
    </style:style>
    <style:style style:name="P514" style:family="paragraph" style:parent-style-name="Standard">
      <style:text-properties officeooo:paragraph-rsid="00a621ab"/>
    </style:style>
    <style:style style:name="P515" style:family="paragraph" style:parent-style-name="Standard">
      <style:text-properties officeooo:paragraph-rsid="00b1b7d9"/>
    </style:style>
    <style:style style:name="P516" style:family="paragraph" style:parent-style-name="Standard">
      <style:text-properties officeooo:paragraph-rsid="00d3a383"/>
    </style:style>
    <style:style style:name="P517" style:family="paragraph" style:parent-style-name="Standard">
      <style:text-properties officeooo:paragraph-rsid="00f2f124"/>
    </style:style>
    <style:style style:name="P51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0"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3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33" style:family="paragraph" style:parent-style-name="Standard">
      <style:text-properties officeooo:paragraph-rsid="00f7637d"/>
    </style:style>
    <style:style style:name="P534" style:family="paragraph" style:parent-style-name="Standard">
      <style:text-properties officeooo:paragraph-rsid="010b0562"/>
    </style:style>
    <style:style style:name="P535" style:family="paragraph" style:parent-style-name="Standard">
      <style:text-properties officeooo:rsid="010fdc29" officeooo:paragraph-rsid="010fdc29"/>
    </style:style>
    <style:style style:name="P536" style:family="paragraph" style:parent-style-name="Standard">
      <style:paragraph-properties fo:text-align="justify" style:justify-single-word="false"/>
      <style:text-properties officeooo:rsid="011b7554" officeooo:paragraph-rsid="011b7554"/>
    </style:style>
    <style:style style:name="P537" style:family="paragraph" style:parent-style-name="Standard">
      <style:paragraph-properties fo:text-align="justify" style:justify-single-word="false"/>
      <style:text-properties officeooo:rsid="011b7554" officeooo:paragraph-rsid="011d3de9"/>
    </style:style>
    <style:style style:name="P538" style:family="paragraph" style:parent-style-name="Standard">
      <style:paragraph-properties fo:text-align="justify" style:justify-single-word="false"/>
      <style:text-properties officeooo:rsid="011b7554" officeooo:paragraph-rsid="0129def4"/>
    </style:style>
    <style:style style:name="P539" style:family="paragraph" style:parent-style-name="Standard">
      <style:paragraph-properties fo:text-align="justify" style:justify-single-word="false"/>
      <style:text-properties officeooo:rsid="011b7554" officeooo:paragraph-rsid="01355a2b"/>
    </style:style>
    <style:style style:name="P540" style:family="paragraph" style:parent-style-name="Standard">
      <style:paragraph-properties fo:text-align="justify" style:justify-single-word="false"/>
      <style:text-properties officeooo:rsid="011b7554" officeooo:paragraph-rsid="0139a139"/>
    </style:style>
    <style:style style:name="P541" style:family="paragraph" style:parent-style-name="Standard">
      <style:paragraph-properties fo:text-align="justify" style:justify-single-word="false"/>
      <style:text-properties officeooo:rsid="011b7554" officeooo:paragraph-rsid="013b5d51"/>
    </style:style>
    <style:style style:name="P542" style:family="paragraph" style:parent-style-name="Standard">
      <style:paragraph-properties fo:text-align="justify" style:justify-single-word="false"/>
      <style:text-properties officeooo:rsid="011b7554" officeooo:paragraph-rsid="015b0446"/>
    </style:style>
    <style:style style:name="P543" style:family="paragraph" style:parent-style-name="Standard">
      <style:paragraph-properties fo:text-align="start" style:justify-single-word="false"/>
      <style:text-properties officeooo:rsid="011b7554" officeooo:paragraph-rsid="015da402"/>
    </style:style>
    <style:style style:name="P544" style:family="paragraph" style:parent-style-name="Standard">
      <style:paragraph-properties fo:text-align="start" style:justify-single-word="false"/>
      <style:text-properties officeooo:rsid="011b7554" officeooo:paragraph-rsid="01645a86"/>
    </style:style>
    <style:style style:name="P545" style:family="paragraph" style:parent-style-name="Standard">
      <style:paragraph-properties fo:text-align="start" style:justify-single-word="false"/>
      <style:text-properties officeooo:rsid="011b7554" officeooo:paragraph-rsid="016656a5"/>
    </style:style>
    <style:style style:name="P546" style:family="paragraph" style:parent-style-name="Standard">
      <style:paragraph-properties fo:text-align="start" style:justify-single-word="false"/>
      <style:text-properties officeooo:rsid="011b7554" officeooo:paragraph-rsid="0174bad4"/>
    </style:style>
    <style:style style:name="P547" style:family="paragraph" style:parent-style-name="Standard">
      <style:paragraph-properties fo:text-align="start" style:justify-single-word="false"/>
      <style:text-properties officeooo:rsid="011b7554" officeooo:paragraph-rsid="017acb36"/>
    </style:style>
    <style:style style:name="P548" style:family="paragraph" style:parent-style-name="Standard">
      <style:paragraph-properties fo:text-align="start" style:justify-single-word="false"/>
      <style:text-properties officeooo:rsid="011b7554" officeooo:paragraph-rsid="018f6cd1"/>
    </style:style>
    <style:style style:name="P549" style:family="paragraph" style:parent-style-name="Standard">
      <style:paragraph-properties fo:text-align="start" style:justify-single-word="false"/>
      <style:text-properties officeooo:rsid="011b7554" officeooo:paragraph-rsid="01925ec7"/>
    </style:style>
    <style:style style:name="P550" style:family="paragraph" style:parent-style-name="Standard">
      <style:paragraph-properties fo:text-align="start" style:justify-single-word="false"/>
      <style:text-properties officeooo:rsid="011b7554" officeooo:paragraph-rsid="01a67c7f"/>
    </style:style>
    <style:style style:name="P551" style:family="paragraph" style:parent-style-name="Standard">
      <style:paragraph-properties fo:text-align="start" style:justify-single-word="false"/>
      <style:text-properties officeooo:rsid="011b7554" officeooo:paragraph-rsid="01be9b67"/>
    </style:style>
    <style:style style:name="P552" style:family="paragraph" style:parent-style-name="Standard">
      <style:paragraph-properties fo:text-align="start" style:justify-single-word="false"/>
      <style:text-properties officeooo:rsid="011b7554" officeooo:paragraph-rsid="01c4a646"/>
    </style:style>
    <style:style style:name="P553" style:family="paragraph" style:parent-style-name="Standard">
      <style:paragraph-properties fo:text-align="start" style:justify-single-word="false"/>
      <style:text-properties officeooo:rsid="011b7554" officeooo:paragraph-rsid="01d4f7bc"/>
    </style:style>
    <style:style style:name="P554" style:family="paragraph" style:parent-style-name="Standard">
      <style:paragraph-properties fo:text-align="start" style:justify-single-word="false"/>
      <style:text-properties officeooo:rsid="011b7554" officeooo:paragraph-rsid="01d621aa"/>
    </style:style>
    <style:style style:name="P555" style:family="paragraph" style:parent-style-name="Standard">
      <style:paragraph-properties fo:text-align="start" style:justify-single-word="false"/>
      <style:text-properties officeooo:rsid="011b7554" officeooo:paragraph-rsid="01da5e60"/>
    </style:style>
    <style:style style:name="P556" style:family="paragraph" style:parent-style-name="Standard">
      <style:paragraph-properties fo:text-align="start" style:justify-single-word="false"/>
      <style:text-properties officeooo:rsid="011b7554" officeooo:paragraph-rsid="01e7b39b"/>
    </style:style>
    <style:style style:name="P557" style:family="paragraph" style:parent-style-name="Standard">
      <style:paragraph-properties fo:text-align="start" style:justify-single-word="false"/>
      <style:text-properties officeooo:rsid="011b7554" officeooo:paragraph-rsid="01ef7408"/>
    </style:style>
    <style:style style:name="P558" style:family="paragraph" style:parent-style-name="Standard">
      <style:paragraph-properties fo:text-align="start" style:justify-single-word="false"/>
      <style:text-properties officeooo:rsid="011b7554" officeooo:paragraph-rsid="01f53cb8"/>
    </style:style>
    <style:style style:name="P559" style:family="paragraph" style:parent-style-name="Standard">
      <style:paragraph-properties fo:text-align="start" style:justify-single-word="false"/>
      <style:text-properties officeooo:rsid="011b7554" officeooo:paragraph-rsid="01f56faa"/>
    </style:style>
    <style:style style:name="P560" style:family="paragraph" style:parent-style-name="Standard">
      <style:paragraph-properties fo:text-align="start" style:justify-single-word="false"/>
      <style:text-properties officeooo:rsid="011b7554" officeooo:paragraph-rsid="01f7fa93"/>
    </style:style>
    <style:style style:name="P561" style:family="paragraph" style:parent-style-name="Standard">
      <style:paragraph-properties fo:text-align="start" style:justify-single-word="false"/>
      <style:text-properties officeooo:rsid="011b7554" officeooo:paragraph-rsid="01fa7e25"/>
    </style:style>
    <style:style style:name="P562" style:family="paragraph" style:parent-style-name="Standard">
      <style:paragraph-properties fo:text-align="start" style:justify-single-word="false"/>
      <style:text-properties officeooo:rsid="011b7554" officeooo:paragraph-rsid="01fc9fc5"/>
    </style:style>
    <style:style style:name="P563" style:family="paragraph" style:parent-style-name="Standard">
      <style:paragraph-properties fo:text-align="start" style:justify-single-word="false"/>
      <style:text-properties officeooo:rsid="011b7554" officeooo:paragraph-rsid="0202b455"/>
    </style:style>
    <style:style style:name="P564" style:family="paragraph" style:parent-style-name="Standard">
      <style:paragraph-properties fo:text-align="start" style:justify-single-word="false"/>
      <style:text-properties officeooo:rsid="011b7554" officeooo:paragraph-rsid="0217ced0"/>
    </style:style>
    <style:style style:name="P565" style:family="paragraph" style:parent-style-name="Standard">
      <style:paragraph-properties fo:text-align="start" style:justify-single-word="false"/>
      <style:text-properties officeooo:rsid="011b7554" officeooo:paragraph-rsid="021d0da1"/>
    </style:style>
    <style:style style:name="P566" style:family="paragraph" style:parent-style-name="Standard">
      <style:paragraph-properties fo:text-align="start" style:justify-single-word="false"/>
      <style:text-properties officeooo:rsid="011b7554" officeooo:paragraph-rsid="022c42a5"/>
    </style:style>
    <style:style style:name="P567" style:family="paragraph" style:parent-style-name="Standard">
      <style:paragraph-properties fo:text-align="start" style:justify-single-word="false"/>
      <style:text-properties officeooo:rsid="011b7554" officeooo:paragraph-rsid="02382392"/>
    </style:style>
    <style:style style:name="P568" style:family="paragraph" style:parent-style-name="Standard">
      <style:paragraph-properties fo:text-align="start" style:justify-single-word="false"/>
      <style:text-properties officeooo:rsid="011b7554" officeooo:paragraph-rsid="024dfdd5"/>
    </style:style>
    <style:style style:name="P569" style:family="paragraph" style:parent-style-name="Standard">
      <style:paragraph-properties fo:text-align="start" style:justify-single-word="false"/>
      <style:text-properties officeooo:rsid="011b7554" officeooo:paragraph-rsid="025d1f09"/>
    </style:style>
    <style:style style:name="P570" style:family="paragraph" style:parent-style-name="Standard">
      <style:paragraph-properties fo:text-align="start" style:justify-single-word="false"/>
      <style:text-properties officeooo:rsid="011b7554" officeooo:paragraph-rsid="026189b8"/>
    </style:style>
    <style:style style:name="P571" style:family="paragraph" style:parent-style-name="Standard">
      <style:paragraph-properties fo:text-align="start" style:justify-single-word="false"/>
      <style:text-properties officeooo:rsid="011b7554" officeooo:paragraph-rsid="02703e2a"/>
    </style:style>
    <style:style style:name="P572" style:family="paragraph" style:parent-style-name="Standard">
      <style:paragraph-properties fo:text-align="start" style:justify-single-word="false"/>
      <style:text-properties officeooo:rsid="011b7554" officeooo:paragraph-rsid="027347dc"/>
    </style:style>
    <style:style style:name="P573" style:family="paragraph" style:parent-style-name="Standard">
      <style:paragraph-properties fo:text-align="justify" style:justify-single-word="false"/>
      <style:text-properties officeooo:rsid="011d3de9" officeooo:paragraph-rsid="011d3de9"/>
    </style:style>
    <style:style style:name="P574" style:family="paragraph" style:parent-style-name="Standard">
      <style:paragraph-properties fo:text-align="justify" style:justify-single-word="false"/>
      <style:text-properties officeooo:rsid="011d3de9" officeooo:paragraph-rsid="0129def4"/>
    </style:style>
    <style:style style:name="P575" style:family="paragraph" style:parent-style-name="Standard">
      <style:text-properties officeooo:rsid="01211eb1" officeooo:paragraph-rsid="01211eb1"/>
    </style:style>
    <style:style style:name="P576" style:family="paragraph" style:parent-style-name="Standard">
      <style:text-properties officeooo:rsid="01211eb1" officeooo:paragraph-rsid="012b4856"/>
    </style:style>
    <style:style style:name="P577" style:family="paragraph" style:parent-style-name="Standard">
      <style:paragraph-properties fo:text-align="justify" style:justify-single-word="false"/>
      <style:text-properties style:text-underline-style="none"/>
    </style:style>
    <style:style style:name="P578" style:family="paragraph" style:parent-style-name="Standard">
      <style:paragraph-properties fo:text-align="justify" style:justify-single-word="false"/>
      <style:text-properties style:text-underline-style="none" officeooo:paragraph-rsid="012b4856"/>
    </style:style>
    <style:style style:name="P579" style:family="paragraph" style:parent-style-name="Standard">
      <style:paragraph-properties fo:margin-left="0cm" fo:margin-right="0cm" fo:text-align="start" style:justify-single-word="false" fo:text-indent="0cm" style:auto-text-indent="false"/>
      <style:text-properties style:text-underline-style="none"/>
    </style:style>
    <style:style style:name="P580"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81"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82" style:family="paragraph" style:parent-style-name="Standard">
      <style:text-properties officeooo:rsid="00964fe4" officeooo:paragraph-rsid="013b0ce7"/>
    </style:style>
    <style:style style:name="P583" style:family="paragraph" style:parent-style-name="Standard">
      <style:text-properties officeooo:rsid="00964fe4" officeooo:paragraph-rsid="015b0446"/>
    </style:style>
    <style:style style:name="P584" style:family="paragraph" style:parent-style-name="Standard">
      <style:text-properties officeooo:rsid="00964fe4" officeooo:paragraph-rsid="017010d7"/>
    </style:style>
    <style:style style:name="P585" style:family="paragraph" style:parent-style-name="Standard">
      <style:text-properties officeooo:rsid="00964fe4" officeooo:paragraph-rsid="0174bad4"/>
    </style:style>
    <style:style style:name="P586" style:family="paragraph" style:parent-style-name="Standard">
      <style:text-properties officeooo:rsid="00964fe4" officeooo:paragraph-rsid="017acb36"/>
    </style:style>
    <style:style style:name="P587" style:family="paragraph" style:parent-style-name="Standard">
      <style:paragraph-properties fo:text-align="justify" style:justify-single-word="false"/>
      <style:text-properties officeooo:rsid="013b5d51" officeooo:paragraph-rsid="013b5d51"/>
    </style:style>
    <style:style style:name="P588" style:family="paragraph" style:parent-style-name="Standard">
      <style:paragraph-properties fo:text-align="justify" style:justify-single-word="false"/>
      <style:text-properties officeooo:rsid="013b5d51" officeooo:paragraph-rsid="015b0446"/>
    </style:style>
    <style:style style:name="P589" style:family="paragraph" style:parent-style-name="Standard">
      <style:paragraph-properties fo:text-align="justify" style:justify-single-word="false"/>
      <style:text-properties officeooo:rsid="013b5d51" officeooo:paragraph-rsid="015da402"/>
    </style:style>
    <style:style style:name="P590" style:family="paragraph" style:parent-style-name="Standard">
      <style:paragraph-properties fo:text-align="justify" style:justify-single-word="false"/>
      <style:text-properties officeooo:rsid="013b5d51" officeooo:paragraph-rsid="01645a86"/>
    </style:style>
    <style:style style:name="P591" style:family="paragraph" style:parent-style-name="Standard">
      <style:paragraph-properties fo:text-align="justify" style:justify-single-word="false"/>
      <style:text-properties officeooo:rsid="013b5d51" officeooo:paragraph-rsid="016656a5"/>
    </style:style>
    <style:style style:name="P592" style:family="paragraph" style:parent-style-name="Standard">
      <style:paragraph-properties fo:text-align="justify" style:justify-single-word="false"/>
      <style:text-properties officeooo:rsid="013b5d51" officeooo:paragraph-rsid="0174bad4"/>
    </style:style>
    <style:style style:name="P593" style:family="paragraph" style:parent-style-name="Standard">
      <style:paragraph-properties fo:text-align="justify" style:justify-single-word="false"/>
      <style:text-properties officeooo:rsid="013b5d51" officeooo:paragraph-rsid="017acb36"/>
    </style:style>
    <style:style style:name="P594" style:family="paragraph" style:parent-style-name="Standard">
      <style:paragraph-properties fo:text-align="justify" style:justify-single-word="false"/>
      <style:text-properties officeooo:rsid="013b5d51" officeooo:paragraph-rsid="018f6cd1"/>
    </style:style>
    <style:style style:name="P595" style:family="paragraph" style:parent-style-name="Standard">
      <style:paragraph-properties fo:text-align="justify" style:justify-single-word="false"/>
      <style:text-properties officeooo:rsid="013b5d51" officeooo:paragraph-rsid="01925ec7"/>
    </style:style>
    <style:style style:name="P596" style:family="paragraph" style:parent-style-name="Standard">
      <style:paragraph-properties fo:text-align="justify" style:justify-single-word="false"/>
      <style:text-properties officeooo:rsid="013b5d51" officeooo:paragraph-rsid="01a67c7f"/>
    </style:style>
    <style:style style:name="P597" style:family="paragraph" style:parent-style-name="Standard">
      <style:paragraph-properties fo:text-align="justify" style:justify-single-word="false"/>
      <style:text-properties officeooo:rsid="013b5d51" officeooo:paragraph-rsid="01be9b67"/>
    </style:style>
    <style:style style:name="P598" style:family="paragraph" style:parent-style-name="Standard">
      <style:paragraph-properties fo:text-align="justify" style:justify-single-word="false"/>
      <style:text-properties officeooo:rsid="013b5d51" officeooo:paragraph-rsid="01c4a646"/>
    </style:style>
    <style:style style:name="P599" style:family="paragraph" style:parent-style-name="Standard">
      <style:paragraph-properties fo:text-align="justify" style:justify-single-word="false"/>
      <style:text-properties officeooo:rsid="013b5d51" officeooo:paragraph-rsid="01d4f7bc"/>
    </style:style>
    <style:style style:name="P600" style:family="paragraph" style:parent-style-name="Standard">
      <style:paragraph-properties fo:text-align="justify" style:justify-single-word="false"/>
      <style:text-properties officeooo:rsid="013b5d51" officeooo:paragraph-rsid="01d621aa"/>
    </style:style>
    <style:style style:name="P601" style:family="paragraph" style:parent-style-name="Standard">
      <style:paragraph-properties fo:text-align="justify" style:justify-single-word="false"/>
      <style:text-properties officeooo:rsid="013b5d51" officeooo:paragraph-rsid="01da5e60"/>
    </style:style>
    <style:style style:name="P602" style:family="paragraph" style:parent-style-name="Standard">
      <style:paragraph-properties fo:text-align="justify" style:justify-single-word="false"/>
      <style:text-properties officeooo:rsid="013b5d51" officeooo:paragraph-rsid="01e7b39b"/>
    </style:style>
    <style:style style:name="P603" style:family="paragraph" style:parent-style-name="Standard">
      <style:paragraph-properties fo:text-align="justify" style:justify-single-word="false"/>
      <style:text-properties officeooo:rsid="013b5d51" officeooo:paragraph-rsid="01ef7408"/>
    </style:style>
    <style:style style:name="P604" style:family="paragraph" style:parent-style-name="Standard">
      <style:paragraph-properties fo:text-align="justify" style:justify-single-word="false"/>
      <style:text-properties officeooo:rsid="013b5d51" officeooo:paragraph-rsid="01f53cb8"/>
    </style:style>
    <style:style style:name="P605" style:family="paragraph" style:parent-style-name="Standard">
      <style:paragraph-properties fo:text-align="justify" style:justify-single-word="false"/>
      <style:text-properties officeooo:rsid="013b5d51" officeooo:paragraph-rsid="01f56faa"/>
    </style:style>
    <style:style style:name="P606" style:family="paragraph" style:parent-style-name="Standard">
      <style:paragraph-properties fo:text-align="justify" style:justify-single-word="false"/>
      <style:text-properties officeooo:rsid="013b5d51" officeooo:paragraph-rsid="01f7fa93"/>
    </style:style>
    <style:style style:name="P607" style:family="paragraph" style:parent-style-name="Standard">
      <style:paragraph-properties fo:text-align="justify" style:justify-single-word="false"/>
      <style:text-properties officeooo:rsid="013b5d51" officeooo:paragraph-rsid="01fa7e25"/>
    </style:style>
    <style:style style:name="P608" style:family="paragraph" style:parent-style-name="Standard">
      <style:paragraph-properties fo:text-align="justify" style:justify-single-word="false"/>
      <style:text-properties officeooo:rsid="013b5d51" officeooo:paragraph-rsid="01fc9fc5"/>
    </style:style>
    <style:style style:name="P609" style:family="paragraph" style:parent-style-name="Standard">
      <style:paragraph-properties fo:text-align="justify" style:justify-single-word="false"/>
      <style:text-properties officeooo:rsid="013b5d51" officeooo:paragraph-rsid="0202b455"/>
    </style:style>
    <style:style style:name="P610" style:family="paragraph" style:parent-style-name="Standard">
      <style:paragraph-properties fo:text-align="justify" style:justify-single-word="false"/>
      <style:text-properties officeooo:rsid="013b5d51" officeooo:paragraph-rsid="0217ced0"/>
    </style:style>
    <style:style style:name="P611" style:family="paragraph" style:parent-style-name="Standard">
      <style:paragraph-properties fo:text-align="justify" style:justify-single-word="false"/>
      <style:text-properties officeooo:rsid="013b5d51" officeooo:paragraph-rsid="021d0da1"/>
    </style:style>
    <style:style style:name="P612" style:family="paragraph" style:parent-style-name="Standard">
      <style:paragraph-properties fo:text-align="justify" style:justify-single-word="false"/>
      <style:text-properties officeooo:rsid="013b5d51" officeooo:paragraph-rsid="022c42a5"/>
    </style:style>
    <style:style style:name="P613" style:family="paragraph" style:parent-style-name="Standard">
      <style:paragraph-properties fo:text-align="justify" style:justify-single-word="false"/>
      <style:text-properties officeooo:rsid="013b5d51" officeooo:paragraph-rsid="02382392"/>
    </style:style>
    <style:style style:name="P614" style:family="paragraph" style:parent-style-name="Standard">
      <style:paragraph-properties fo:text-align="justify" style:justify-single-word="false"/>
      <style:text-properties officeooo:rsid="013b5d51" officeooo:paragraph-rsid="024dfdd5"/>
    </style:style>
    <style:style style:name="P615" style:family="paragraph" style:parent-style-name="Standard">
      <style:paragraph-properties fo:text-align="justify" style:justify-single-word="false"/>
      <style:text-properties officeooo:rsid="013b5d51" officeooo:paragraph-rsid="025d1f09"/>
    </style:style>
    <style:style style:name="P616" style:family="paragraph" style:parent-style-name="Standard">
      <style:paragraph-properties fo:text-align="justify" style:justify-single-word="false"/>
      <style:text-properties officeooo:rsid="013b5d51" officeooo:paragraph-rsid="026189b8"/>
    </style:style>
    <style:style style:name="P617" style:family="paragraph" style:parent-style-name="Standard">
      <style:paragraph-properties fo:text-align="justify" style:justify-single-word="false"/>
      <style:text-properties officeooo:rsid="013b5d51" officeooo:paragraph-rsid="02703e2a"/>
    </style:style>
    <style:style style:name="P618" style:family="paragraph" style:parent-style-name="Standard">
      <style:paragraph-properties fo:text-align="justify" style:justify-single-word="false"/>
      <style:text-properties officeooo:rsid="013b5d51" officeooo:paragraph-rsid="027347dc"/>
    </style:style>
    <style:style style:name="P619" style:family="paragraph" style:parent-style-name="Standard">
      <style:text-properties officeooo:paragraph-rsid="014b74a5"/>
    </style:style>
    <style:style style:name="P620"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21"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22"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23"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24"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25"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26"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2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2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2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3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31"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3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33" style:family="paragraph" style:parent-style-name="Standard">
      <style:paragraph-properties fo:text-align="justify" style:justify-single-word="false"/>
      <style:text-properties officeooo:rsid="01a23b4a" officeooo:paragraph-rsid="01a23b4a"/>
    </style:style>
    <style:style style:name="P634" style:family="paragraph" style:parent-style-name="Standard">
      <style:text-properties officeooo:rsid="019a1d62" officeooo:paragraph-rsid="01ac266c"/>
    </style:style>
    <style:style style:name="P635" style:family="paragraph" style:parent-style-name="Standard">
      <style:text-properties officeooo:rsid="019a1d62" officeooo:paragraph-rsid="01be9b67"/>
    </style:style>
    <style:style style:name="P636" style:family="paragraph" style:parent-style-name="Standard">
      <style:text-properties officeooo:rsid="019a1d62" officeooo:paragraph-rsid="01df0fa9"/>
    </style:style>
    <style:style style:name="P637" style:family="paragraph" style:parent-style-name="Standard">
      <style:text-properties officeooo:rsid="019a1d62" officeooo:paragraph-rsid="01e7b39b"/>
    </style:style>
    <style:style style:name="P638" style:family="paragraph" style:parent-style-name="Standard">
      <style:text-properties officeooo:rsid="019a1d62" officeooo:paragraph-rsid="02060953"/>
    </style:style>
    <style:style style:name="P639" style:family="paragraph" style:parent-style-name="Standard">
      <style:text-properties officeooo:rsid="019a1d62" officeooo:paragraph-rsid="021b824d"/>
    </style:style>
    <style:style style:name="P640" style:family="paragraph" style:parent-style-name="Standard">
      <style:text-properties officeooo:rsid="019a1d62" officeooo:paragraph-rsid="021d0da1"/>
    </style:style>
    <style:style style:name="P641" style:family="paragraph" style:parent-style-name="Standard">
      <style:text-properties officeooo:rsid="019a1d62" officeooo:paragraph-rsid="022c42a5"/>
    </style:style>
    <style:style style:name="P642" style:family="paragraph" style:parent-style-name="Standard">
      <style:text-properties officeooo:rsid="019a1d62" officeooo:paragraph-rsid="024dfdd5"/>
    </style:style>
    <style:style style:name="P643" style:family="paragraph" style:parent-style-name="Standard">
      <style:text-properties officeooo:rsid="019a1d62" officeooo:paragraph-rsid="026189b8"/>
    </style:style>
    <style:style style:name="P644" style:family="paragraph" style:parent-style-name="Standard">
      <style:paragraph-properties fo:text-align="justify" style:justify-single-word="false"/>
      <style:text-properties officeooo:rsid="01ad65f7" officeooo:paragraph-rsid="01ad65f7"/>
    </style:style>
    <style:style style:name="P645" style:family="paragraph" style:parent-style-name="Standard">
      <style:paragraph-properties fo:text-align="justify" style:justify-single-word="false"/>
      <style:text-properties officeooo:rsid="01ad65f7" officeooo:paragraph-rsid="01df0fa9"/>
    </style:style>
    <style:style style:name="P646" style:family="paragraph" style:parent-style-name="Standard">
      <style:paragraph-properties fo:text-align="justify" style:justify-single-word="false"/>
      <style:text-properties officeooo:rsid="01ad65f7" officeooo:paragraph-rsid="01e7b39b"/>
    </style:style>
    <style:style style:name="P6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5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5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5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5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58" style:family="paragraph" style:parent-style-name="Text_20_body">
      <style:paragraph-properties fo:text-align="justify" style:justify-single-word="false"/>
      <style:text-properties officeooo:rsid="00511cfb" officeooo:paragraph-rsid="00511cfb"/>
    </style:style>
    <style:style style:name="P659" style:family="paragraph" style:parent-style-name="Text_20_body">
      <style:paragraph-properties fo:text-align="justify" style:justify-single-word="false"/>
      <style:text-properties officeooo:rsid="00511cfb" officeooo:paragraph-rsid="022e2659"/>
    </style:style>
    <style:style style:name="P660" style:family="paragraph" style:parent-style-name="Text_20_body">
      <style:paragraph-properties fo:text-align="justify" style:justify-single-word="false"/>
      <style:text-properties officeooo:rsid="00511cfb" officeooo:paragraph-rsid="024dfdd5"/>
    </style:style>
    <style:style style:name="P661" style:family="paragraph" style:parent-style-name="Standard">
      <style:paragraph-properties fo:text-align="justify" style:justify-single-word="false"/>
      <style:text-properties officeooo:rsid="01be9b67" officeooo:paragraph-rsid="01be9b67"/>
    </style:style>
    <style:style style:name="P662" style:family="paragraph" style:parent-style-name="Standard">
      <style:paragraph-properties fo:text-align="justify" style:justify-single-word="false"/>
      <style:text-properties officeooo:rsid="01be9b67" officeooo:paragraph-rsid="01d4f7bc"/>
    </style:style>
    <style:style style:name="P663" style:family="paragraph" style:parent-style-name="Standard">
      <style:paragraph-properties fo:text-align="justify" style:justify-single-word="false"/>
      <style:text-properties officeooo:rsid="01be9b67" officeooo:paragraph-rsid="01d621aa"/>
    </style:style>
    <style:style style:name="P664" style:family="paragraph" style:parent-style-name="Standard">
      <style:paragraph-properties fo:text-align="justify" style:justify-single-word="false"/>
      <style:text-properties officeooo:rsid="01be9b67" officeooo:paragraph-rsid="01da5e60"/>
    </style:style>
    <style:style style:name="P665" style:family="paragraph" style:parent-style-name="Standard">
      <style:paragraph-properties fo:text-align="justify" style:justify-single-word="false"/>
      <style:text-properties officeooo:rsid="01be9b67" officeooo:paragraph-rsid="01e7b39b"/>
    </style:style>
    <style:style style:name="P666" style:family="paragraph" style:parent-style-name="Standard">
      <style:paragraph-properties fo:text-align="justify" style:justify-single-word="false"/>
      <style:text-properties officeooo:rsid="01be9b67" officeooo:paragraph-rsid="01ef7408"/>
    </style:style>
    <style:style style:name="P667" style:family="paragraph" style:parent-style-name="Standard">
      <style:paragraph-properties fo:text-align="justify" style:justify-single-word="false"/>
      <style:text-properties officeooo:rsid="01be9b67" officeooo:paragraph-rsid="01f53cb8"/>
    </style:style>
    <style:style style:name="P668" style:family="paragraph" style:parent-style-name="Standard">
      <style:paragraph-properties fo:text-align="justify" style:justify-single-word="false"/>
      <style:text-properties officeooo:rsid="01be9b67" officeooo:paragraph-rsid="01f56faa"/>
    </style:style>
    <style:style style:name="P669" style:family="paragraph" style:parent-style-name="Standard">
      <style:paragraph-properties fo:text-align="justify" style:justify-single-word="false"/>
      <style:text-properties officeooo:rsid="01be9b67" officeooo:paragraph-rsid="01f7fa93"/>
    </style:style>
    <style:style style:name="P670" style:family="paragraph" style:parent-style-name="Standard">
      <style:paragraph-properties fo:text-align="justify" style:justify-single-word="false"/>
      <style:text-properties officeooo:rsid="01be9b67" officeooo:paragraph-rsid="01fa7e25"/>
    </style:style>
    <style:style style:name="P671" style:family="paragraph" style:parent-style-name="Standard">
      <style:paragraph-properties fo:text-align="justify" style:justify-single-word="false"/>
      <style:text-properties officeooo:rsid="01be9b67" officeooo:paragraph-rsid="01fc9fc5"/>
    </style:style>
    <style:style style:name="P672" style:family="paragraph" style:parent-style-name="Standard">
      <style:paragraph-properties fo:text-align="justify" style:justify-single-word="false"/>
      <style:text-properties officeooo:rsid="01be9b67" officeooo:paragraph-rsid="0202b455"/>
    </style:style>
    <style:style style:name="P673" style:family="paragraph" style:parent-style-name="Standard">
      <style:paragraph-properties fo:text-align="justify" style:justify-single-word="false"/>
      <style:text-properties officeooo:rsid="01be9b67" officeooo:paragraph-rsid="0217ced0"/>
    </style:style>
    <style:style style:name="P674" style:family="paragraph" style:parent-style-name="Standard">
      <style:paragraph-properties fo:text-align="justify" style:justify-single-word="false"/>
      <style:text-properties officeooo:rsid="01be9b67" officeooo:paragraph-rsid="021d0da1"/>
    </style:style>
    <style:style style:name="P675" style:family="paragraph" style:parent-style-name="Standard">
      <style:paragraph-properties fo:text-align="justify" style:justify-single-word="false"/>
      <style:text-properties officeooo:rsid="01be9b67" officeooo:paragraph-rsid="022c42a5"/>
    </style:style>
    <style:style style:name="P676" style:family="paragraph" style:parent-style-name="Standard">
      <style:paragraph-properties fo:text-align="justify" style:justify-single-word="false"/>
      <style:text-properties officeooo:rsid="01be9b67" officeooo:paragraph-rsid="02382392"/>
    </style:style>
    <style:style style:name="P677" style:family="paragraph" style:parent-style-name="Standard">
      <style:paragraph-properties fo:text-align="justify" style:justify-single-word="false"/>
      <style:text-properties officeooo:rsid="01be9b67" officeooo:paragraph-rsid="024dfdd5"/>
    </style:style>
    <style:style style:name="P678" style:family="paragraph" style:parent-style-name="Standard">
      <style:paragraph-properties fo:text-align="justify" style:justify-single-word="false"/>
      <style:text-properties officeooo:rsid="01be9b67" officeooo:paragraph-rsid="025d1f09"/>
    </style:style>
    <style:style style:name="P679" style:family="paragraph" style:parent-style-name="Standard">
      <style:paragraph-properties fo:text-align="justify" style:justify-single-word="false"/>
      <style:text-properties officeooo:rsid="01be9b67" officeooo:paragraph-rsid="026189b8"/>
    </style:style>
    <style:style style:name="P680" style:family="paragraph" style:parent-style-name="Standard">
      <style:paragraph-properties fo:text-align="justify" style:justify-single-word="false"/>
      <style:text-properties officeooo:rsid="01be9b67" officeooo:paragraph-rsid="02703e2a"/>
    </style:style>
    <style:style style:name="P681" style:family="paragraph" style:parent-style-name="Standard">
      <style:paragraph-properties fo:text-align="justify" style:justify-single-word="false"/>
      <style:text-properties officeooo:rsid="01be9b67" officeooo:paragraph-rsid="027347dc"/>
    </style:style>
    <style:style style:name="P682" style:family="paragraph" style:parent-style-name="Standard">
      <style:paragraph-properties fo:text-align="start" style:justify-single-word="false"/>
      <style:text-properties officeooo:rsid="018f6cd1" officeooo:paragraph-rsid="01be9b67"/>
    </style:style>
    <style:style style:name="P683" style:family="paragraph" style:parent-style-name="Standard">
      <style:paragraph-properties fo:text-align="justify" style:justify-single-word="false"/>
      <style:text-properties officeooo:rsid="01d621aa" officeooo:paragraph-rsid="01d621aa"/>
    </style:style>
    <style:style style:name="P684" style:family="paragraph" style:parent-style-name="Standard">
      <style:text-properties officeooo:rsid="01c9a05f" officeooo:paragraph-rsid="01df0fa9"/>
    </style:style>
    <style:style style:name="P685" style:family="paragraph" style:parent-style-name="Standard">
      <style:text-properties officeooo:rsid="01c9a05f" officeooo:paragraph-rsid="01e7b39b"/>
    </style:style>
    <style:style style:name="P686" style:family="paragraph" style:parent-style-name="Standard">
      <style:text-properties officeooo:rsid="01c9a05f" officeooo:paragraph-rsid="02060953"/>
    </style:style>
    <style:style style:name="P687" style:family="paragraph" style:parent-style-name="Standard">
      <style:text-properties officeooo:rsid="01c9a05f" officeooo:paragraph-rsid="021b824d"/>
    </style:style>
    <style:style style:name="P688" style:family="paragraph" style:parent-style-name="Standard">
      <style:text-properties officeooo:rsid="01c9a05f" officeooo:paragraph-rsid="021d0da1"/>
    </style:style>
    <style:style style:name="P689" style:family="paragraph" style:parent-style-name="Standard">
      <style:text-properties officeooo:rsid="01c9a05f" officeooo:paragraph-rsid="022c42a5"/>
    </style:style>
    <style:style style:name="P690" style:family="paragraph" style:parent-style-name="Standard">
      <style:text-properties officeooo:rsid="01c9a05f" officeooo:paragraph-rsid="024dfdd5"/>
    </style:style>
    <style:style style:name="P691" style:family="paragraph" style:parent-style-name="Standard">
      <style:text-properties officeooo:rsid="01c9a05f" officeooo:paragraph-rsid="026189b8"/>
    </style:style>
    <style:style style:name="P692" style:family="paragraph" style:parent-style-name="Standard">
      <style:paragraph-properties fo:text-align="justify" style:justify-single-word="false"/>
      <style:text-properties officeooo:rsid="01db9c36" officeooo:paragraph-rsid="01db9c36"/>
    </style:style>
    <style:style style:name="P693" style:family="paragraph" style:parent-style-name="Standard">
      <style:paragraph-properties fo:text-align="justify" style:justify-single-word="false"/>
      <style:text-properties officeooo:rsid="01db9c36" officeooo:paragraph-rsid="01e7b39b"/>
    </style:style>
    <style:style style:name="P694" style:family="paragraph" style:parent-style-name="Standard">
      <style:paragraph-properties fo:text-align="justify" style:justify-single-word="false"/>
      <style:text-properties officeooo:rsid="01ef7408" officeooo:paragraph-rsid="01ef7408"/>
    </style:style>
    <style:style style:name="P695" style:family="paragraph" style:parent-style-name="Standard">
      <style:paragraph-properties fo:text-align="justify" style:justify-single-word="false"/>
      <style:text-properties officeooo:rsid="01ef7408" officeooo:paragraph-rsid="01f53cb8"/>
    </style:style>
    <style:style style:name="P696" style:family="paragraph" style:parent-style-name="Standard">
      <style:paragraph-properties fo:text-align="start" style:justify-single-word="false"/>
      <style:text-properties officeooo:rsid="01ef7408" officeooo:paragraph-rsid="01f53cb8"/>
    </style:style>
    <style:style style:name="P697" style:family="paragraph" style:parent-style-name="Standard">
      <style:paragraph-properties fo:text-align="start" style:justify-single-word="false"/>
      <style:text-properties officeooo:rsid="01ef7408" officeooo:paragraph-rsid="01f56faa"/>
    </style:style>
    <style:style style:name="P698" style:family="paragraph" style:parent-style-name="Standard">
      <style:paragraph-properties fo:text-align="start" style:justify-single-word="false"/>
      <style:text-properties officeooo:rsid="01ef7408" officeooo:paragraph-rsid="01f7fa93"/>
    </style:style>
    <style:style style:name="P699" style:family="paragraph" style:parent-style-name="Standard">
      <style:paragraph-properties fo:text-align="start" style:justify-single-word="false"/>
      <style:text-properties officeooo:rsid="01ef7408" officeooo:paragraph-rsid="01fa7e25"/>
    </style:style>
    <style:style style:name="P700" style:family="paragraph" style:parent-style-name="Standard">
      <style:paragraph-properties fo:text-align="start" style:justify-single-word="false"/>
      <style:text-properties officeooo:rsid="01ef7408" officeooo:paragraph-rsid="01fc9fc5"/>
    </style:style>
    <style:style style:name="P701" style:family="paragraph" style:parent-style-name="Standard">
      <style:paragraph-properties fo:text-align="justify" style:justify-single-word="false"/>
      <style:text-properties officeooo:rsid="01f56faa" officeooo:paragraph-rsid="01f56faa"/>
    </style:style>
    <style:style style:name="P702" style:family="paragraph" style:parent-style-name="Standard">
      <style:paragraph-properties fo:text-align="justify" style:justify-single-word="false"/>
      <style:text-properties officeooo:rsid="01f56faa" officeooo:paragraph-rsid="01f7fa93"/>
    </style:style>
    <style:style style:name="P703" style:family="paragraph" style:parent-style-name="Standard">
      <style:paragraph-properties fo:text-align="justify" style:justify-single-word="false"/>
      <style:text-properties officeooo:rsid="01fa7e25" officeooo:paragraph-rsid="01fa7e25"/>
    </style:style>
    <style:style style:name="P704" style:family="paragraph" style:parent-style-name="Standard">
      <style:paragraph-properties fo:text-align="justify" style:justify-single-word="false"/>
      <style:text-properties officeooo:rsid="01fdf072" officeooo:paragraph-rsid="01fdf072"/>
    </style:style>
    <style:style style:name="P705" style:family="paragraph" style:parent-style-name="Standard">
      <style:paragraph-properties fo:text-align="justify" style:justify-single-word="false"/>
      <style:text-properties officeooo:rsid="0202b455" officeooo:paragraph-rsid="0202b455"/>
    </style:style>
    <style:style style:name="P706" style:family="paragraph" style:parent-style-name="Standard">
      <style:paragraph-properties fo:text-align="justify" style:justify-single-word="false"/>
      <style:text-properties officeooo:rsid="02223289" officeooo:paragraph-rsid="02223289"/>
    </style:style>
    <style:style style:name="P707" style:family="paragraph" style:parent-style-name="Standard">
      <style:paragraph-properties fo:text-align="justify" style:justify-single-word="false"/>
      <style:text-properties officeooo:rsid="022c42a5" officeooo:paragraph-rsid="022c42a5"/>
    </style:style>
    <style:style style:name="P708" style:family="paragraph" style:parent-style-name="Text_20_body">
      <style:paragraph-properties fo:text-align="justify" style:justify-single-word="false"/>
      <style:text-properties officeooo:rsid="02227f27" officeooo:paragraph-rsid="02382392"/>
    </style:style>
    <style:style style:name="P709" style:family="paragraph" style:parent-style-name="Standard">
      <style:paragraph-properties fo:text-align="justify" style:justify-single-word="false"/>
      <style:text-properties officeooo:rsid="022d6144" officeooo:paragraph-rsid="02382392"/>
    </style:style>
    <style:style style:name="P710" style:family="paragraph" style:parent-style-name="Standard">
      <style:text-properties officeooo:rsid="022e2659" officeooo:paragraph-rsid="0242d571"/>
    </style:style>
    <style:style style:name="P711" style:family="paragraph" style:parent-style-name="Standard">
      <style:text-properties officeooo:rsid="022e2659" officeooo:paragraph-rsid="024dfdd5"/>
    </style:style>
    <style:style style:name="P712" style:family="paragraph" style:parent-style-name="Standard">
      <style:text-properties officeooo:rsid="022e2659" officeooo:paragraph-rsid="026189b8"/>
    </style:style>
    <style:style style:name="P713" style:family="paragraph" style:parent-style-name="Standard">
      <style:paragraph-properties fo:text-align="justify" style:justify-single-word="false"/>
      <style:text-properties officeooo:rsid="024dfdd5" officeooo:paragraph-rsid="024dfdd5"/>
    </style:style>
    <style:style style:name="P714" style:family="paragraph" style:parent-style-name="Standard">
      <style:text-properties officeooo:rsid="0259a2b7" officeooo:paragraph-rsid="0259a2b7"/>
    </style:style>
    <style:style style:name="P715" style:family="paragraph" style:parent-style-name="Standard">
      <style:paragraph-properties fo:text-align="justify" style:justify-single-word="false"/>
      <style:text-properties officeooo:rsid="025d1f09" officeooo:paragraph-rsid="025d1f09"/>
    </style:style>
    <style:style style:name="P716" style:family="paragraph" style:parent-style-name="Standard">
      <style:paragraph-properties fo:text-align="justify" style:justify-single-word="false"/>
      <style:text-properties officeooo:rsid="025d1f09" officeooo:paragraph-rsid="02703e2a"/>
    </style:style>
    <style:style style:name="P717" style:family="paragraph" style:parent-style-name="Standard">
      <style:paragraph-properties fo:text-align="justify" style:justify-single-word="false"/>
      <style:text-properties officeooo:rsid="025d1f09" officeooo:paragraph-rsid="027347dc"/>
    </style:style>
    <style:style style:name="P718" style:family="paragraph" style:parent-style-name="Contents_20_1">
      <style:paragraph-properties>
        <style:tab-stops>
          <style:tab-stop style:position="17cm" style:type="right" style:leader-style="dotted" style:leader-text="."/>
        </style:tab-stops>
      </style:paragraph-properties>
    </style:style>
    <style:style style:name="P719" style:family="paragraph" style:parent-style-name="Contents_20_2">
      <style:paragraph-properties>
        <style:tab-stops>
          <style:tab-stop style:position="17cm" style:type="right" style:leader-style="dotted" style:leader-text="."/>
        </style:tab-stops>
      </style:paragraph-properties>
    </style:style>
    <style:style style:name="P720" style:family="paragraph" style:parent-style-name="Heading_20_1" style:master-page-name="Cos">
      <style:paragraph-properties fo:text-align="center" style:justify-single-word="false" style:page-number="auto"/>
    </style:style>
    <style:style style:name="P721" style:family="paragraph" style:parent-style-name="Heading_20_1">
      <style:paragraph-properties fo:break-before="page"/>
      <style:text-properties officeooo:rsid="002e6a31" officeooo:paragraph-rsid="002e6a31"/>
    </style:style>
    <style:style style:name="P722" style:family="paragraph" style:parent-style-name="Heading_20_2">
      <style:text-properties officeooo:rsid="00469a69" officeooo:paragraph-rsid="002e6a31"/>
    </style:style>
    <style:style style:name="P723" style:family="paragraph" style:parent-style-name="Heading_20_2">
      <style:text-properties officeooo:rsid="00469a69" officeooo:paragraph-rsid="00490514"/>
    </style:style>
    <style:style style:name="P724" style:family="paragraph" style:parent-style-name="Heading_20_2">
      <style:text-properties officeooo:rsid="00469a69" officeooo:paragraph-rsid="0051d571"/>
    </style:style>
    <style:style style:name="P725" style:family="paragraph" style:parent-style-name="Heading_20_2">
      <style:text-properties officeooo:rsid="00469a69" officeooo:paragraph-rsid="0053a1b3"/>
    </style:style>
    <style:style style:name="P726" style:family="paragraph" style:parent-style-name="Heading_20_2">
      <style:text-properties officeooo:rsid="00469a69" officeooo:paragraph-rsid="005fc6ef"/>
    </style:style>
    <style:style style:name="P727" style:family="paragraph" style:parent-style-name="Heading_20_2">
      <style:text-properties officeooo:rsid="00469a69" officeooo:paragraph-rsid="0067e248"/>
    </style:style>
    <style:style style:name="P728" style:family="paragraph" style:parent-style-name="Heading_20_2">
      <style:text-properties officeooo:rsid="00469a69" officeooo:paragraph-rsid="006cc756"/>
    </style:style>
    <style:style style:name="P729" style:family="paragraph" style:parent-style-name="Heading_20_2">
      <style:text-properties officeooo:rsid="00469a69" officeooo:paragraph-rsid="006ecd82"/>
    </style:style>
    <style:style style:name="P730" style:family="paragraph" style:parent-style-name="Heading_20_2">
      <style:text-properties officeooo:rsid="00469a69" officeooo:paragraph-rsid="0078fc16"/>
    </style:style>
    <style:style style:name="P731" style:family="paragraph" style:parent-style-name="Heading_20_2">
      <style:paragraph-properties fo:text-align="justify" style:justify-single-word="false"/>
      <style:text-properties officeooo:rsid="00469a69" officeooo:paragraph-rsid="007ddfe8"/>
    </style:style>
    <style:style style:name="P732" style:family="paragraph" style:parent-style-name="Heading_20_2">
      <style:paragraph-properties fo:text-align="justify" style:justify-single-word="false"/>
      <style:text-properties officeooo:rsid="00469a69" officeooo:paragraph-rsid="0083578d"/>
    </style:style>
    <style:style style:name="P733" style:family="paragraph" style:parent-style-name="Heading_20_2">
      <style:text-properties officeooo:rsid="00469a69" officeooo:paragraph-rsid="0108b8e9"/>
    </style:style>
    <style:style style:name="P734" style:family="paragraph" style:parent-style-name="Heading_20_2">
      <style:paragraph-properties fo:text-align="justify" style:justify-single-word="false"/>
      <style:text-properties officeooo:paragraph-rsid="0087d185"/>
    </style:style>
    <style:style style:name="P735" style:family="paragraph" style:parent-style-name="Heading_20_2">
      <style:paragraph-properties fo:text-align="justify" style:justify-single-word="false"/>
      <style:text-properties officeooo:paragraph-rsid="008c37e8"/>
    </style:style>
    <style:style style:name="P736" style:family="paragraph" style:parent-style-name="Heading_20_2">
      <style:paragraph-properties fo:text-align="justify" style:justify-single-word="false"/>
      <style:text-properties officeooo:paragraph-rsid="00964fe4"/>
    </style:style>
    <style:style style:name="P737" style:family="paragraph" style:parent-style-name="Heading_20_2">
      <style:paragraph-properties fo:text-align="justify" style:justify-single-word="false"/>
      <style:text-properties officeooo:paragraph-rsid="009e01e9"/>
    </style:style>
    <style:style style:name="P738" style:family="paragraph" style:parent-style-name="Heading_20_2">
      <style:paragraph-properties fo:text-align="justify" style:justify-single-word="false"/>
      <style:text-properties officeooo:paragraph-rsid="009fa0eb"/>
    </style:style>
    <style:style style:name="P739" style:family="paragraph" style:parent-style-name="Heading_20_2">
      <style:paragraph-properties fo:text-align="justify" style:justify-single-word="false"/>
      <style:text-properties officeooo:paragraph-rsid="00a18b49"/>
    </style:style>
    <style:style style:name="P740" style:family="paragraph" style:parent-style-name="Heading_20_2">
      <style:paragraph-properties fo:text-align="justify" style:justify-single-word="false"/>
      <style:text-properties officeooo:paragraph-rsid="00b1b7d9"/>
    </style:style>
    <style:style style:name="P741" style:family="paragraph" style:parent-style-name="Heading_20_2">
      <style:paragraph-properties fo:text-align="justify" style:justify-single-word="false"/>
      <style:text-properties officeooo:paragraph-rsid="00c0adb5"/>
    </style:style>
    <style:style style:name="P742" style:family="paragraph" style:parent-style-name="Heading_20_2">
      <style:paragraph-properties fo:text-align="justify" style:justify-single-word="false"/>
      <style:text-properties officeooo:paragraph-rsid="00cc1c4c"/>
    </style:style>
    <style:style style:name="P743" style:family="paragraph" style:parent-style-name="Heading_20_2">
      <style:paragraph-properties fo:text-align="justify" style:justify-single-word="false"/>
      <style:text-properties officeooo:paragraph-rsid="00d823ce"/>
    </style:style>
    <style:style style:name="P744" style:family="paragraph" style:parent-style-name="Heading_20_2">
      <style:paragraph-properties fo:text-align="justify" style:justify-single-word="false"/>
      <style:text-properties officeooo:paragraph-rsid="00d83d57"/>
    </style:style>
    <style:style style:name="P745" style:family="paragraph" style:parent-style-name="Heading_20_2">
      <style:paragraph-properties fo:text-align="justify" style:justify-single-word="false"/>
      <style:text-properties officeooo:paragraph-rsid="00f24af6"/>
    </style:style>
    <style:style style:name="P746" style:family="paragraph" style:parent-style-name="Heading_20_2">
      <style:paragraph-properties fo:text-align="justify" style:justify-single-word="false"/>
      <style:text-properties officeooo:paragraph-rsid="00f6c32b"/>
    </style:style>
    <style:style style:name="P747" style:family="paragraph" style:parent-style-name="Heading_20_2">
      <style:paragraph-properties fo:text-align="justify" style:justify-single-word="false"/>
      <style:text-properties officeooo:paragraph-rsid="011b3c62"/>
    </style:style>
    <style:style style:name="P748" style:family="paragraph" style:parent-style-name="Heading_20_2">
      <style:paragraph-properties fo:text-align="justify" style:justify-single-word="false"/>
      <style:text-properties officeooo:paragraph-rsid="011d3de9"/>
    </style:style>
    <style:style style:name="P749" style:family="paragraph" style:parent-style-name="Heading_20_2">
      <style:paragraph-properties fo:text-align="justify" style:justify-single-word="false"/>
      <style:text-properties officeooo:paragraph-rsid="0129def4"/>
    </style:style>
    <style:style style:name="P750" style:family="paragraph" style:parent-style-name="Heading_20_2">
      <style:paragraph-properties fo:text-align="justify" style:justify-single-word="false"/>
      <style:text-properties officeooo:paragraph-rsid="01355a2b"/>
    </style:style>
    <style:style style:name="P751" style:family="paragraph" style:parent-style-name="Heading_20_2">
      <style:paragraph-properties fo:text-align="justify" style:justify-single-word="false"/>
      <style:text-properties officeooo:paragraph-rsid="0139a139"/>
    </style:style>
    <style:style style:name="P752" style:family="paragraph" style:parent-style-name="Heading_20_2">
      <style:paragraph-properties fo:text-align="justify" style:justify-single-word="false"/>
      <style:text-properties officeooo:paragraph-rsid="013b0ce7"/>
    </style:style>
    <style:style style:name="P753" style:family="paragraph" style:parent-style-name="Heading_20_2">
      <style:paragraph-properties fo:text-align="justify" style:justify-single-word="false"/>
      <style:text-properties officeooo:paragraph-rsid="015b0446"/>
    </style:style>
    <style:style style:name="P754" style:family="paragraph" style:parent-style-name="Heading_20_2">
      <style:paragraph-properties fo:text-align="justify" style:justify-single-word="false"/>
      <style:text-properties officeooo:paragraph-rsid="015da402"/>
    </style:style>
    <style:style style:name="P755" style:family="paragraph" style:parent-style-name="Heading_20_2">
      <style:paragraph-properties fo:text-align="justify" style:justify-single-word="false"/>
      <style:text-properties officeooo:paragraph-rsid="01645a86"/>
    </style:style>
    <style:style style:name="P756" style:family="paragraph" style:parent-style-name="Heading_20_2">
      <style:paragraph-properties fo:text-align="justify" style:justify-single-word="false"/>
      <style:text-properties officeooo:paragraph-rsid="016656a5"/>
    </style:style>
    <style:style style:name="P757" style:family="paragraph" style:parent-style-name="Heading_20_2">
      <style:paragraph-properties fo:text-align="justify" style:justify-single-word="false"/>
      <style:text-properties officeooo:paragraph-rsid="0174bad4"/>
    </style:style>
    <style:style style:name="P758" style:family="paragraph" style:parent-style-name="Heading_20_2">
      <style:paragraph-properties fo:text-align="justify" style:justify-single-word="false"/>
      <style:text-properties officeooo:paragraph-rsid="017acb36"/>
    </style:style>
    <style:style style:name="P759" style:family="paragraph" style:parent-style-name="Heading_20_2">
      <style:paragraph-properties fo:text-align="justify" style:justify-single-word="false"/>
      <style:text-properties officeooo:paragraph-rsid="018f6cd1"/>
    </style:style>
    <style:style style:name="P760" style:family="paragraph" style:parent-style-name="Heading_20_2">
      <style:paragraph-properties fo:text-align="justify" style:justify-single-word="false"/>
      <style:text-properties officeooo:paragraph-rsid="01925ec7"/>
    </style:style>
    <style:style style:name="P761" style:family="paragraph" style:parent-style-name="Heading_20_2">
      <style:paragraph-properties fo:text-align="justify" style:justify-single-word="false"/>
      <style:text-properties officeooo:paragraph-rsid="01a67c7f"/>
    </style:style>
    <style:style style:name="P762" style:family="paragraph" style:parent-style-name="Heading_20_2">
      <style:paragraph-properties fo:text-align="justify" style:justify-single-word="false"/>
      <style:text-properties officeooo:paragraph-rsid="01be9b67"/>
    </style:style>
    <style:style style:name="P763" style:family="paragraph" style:parent-style-name="Heading_20_2">
      <style:paragraph-properties fo:text-align="justify" style:justify-single-word="false"/>
      <style:text-properties officeooo:paragraph-rsid="01d4f7bc"/>
    </style:style>
    <style:style style:name="P764" style:family="paragraph" style:parent-style-name="Heading_20_2">
      <style:paragraph-properties fo:text-align="justify" style:justify-single-word="false"/>
      <style:text-properties officeooo:paragraph-rsid="01d621aa"/>
    </style:style>
    <style:style style:name="P765" style:family="paragraph" style:parent-style-name="Heading_20_2">
      <style:paragraph-properties fo:text-align="justify" style:justify-single-word="false"/>
      <style:text-properties officeooo:paragraph-rsid="01da5e60"/>
    </style:style>
    <style:style style:name="P766" style:family="paragraph" style:parent-style-name="Heading_20_2">
      <style:paragraph-properties fo:text-align="justify" style:justify-single-word="false"/>
      <style:text-properties officeooo:paragraph-rsid="01e7b39b"/>
    </style:style>
    <style:style style:name="P767" style:family="paragraph" style:parent-style-name="Heading_20_2">
      <style:paragraph-properties fo:text-align="justify" style:justify-single-word="false"/>
      <style:text-properties officeooo:paragraph-rsid="01ef7408"/>
    </style:style>
    <style:style style:name="P768" style:family="paragraph" style:parent-style-name="Heading_20_2">
      <style:paragraph-properties fo:text-align="justify" style:justify-single-word="false"/>
      <style:text-properties officeooo:paragraph-rsid="01f53cb8"/>
    </style:style>
    <style:style style:name="P769" style:family="paragraph" style:parent-style-name="Heading_20_2">
      <style:paragraph-properties fo:text-align="justify" style:justify-single-word="false"/>
      <style:text-properties officeooo:paragraph-rsid="01f56faa"/>
    </style:style>
    <style:style style:name="P770" style:family="paragraph" style:parent-style-name="Heading_20_2">
      <style:paragraph-properties fo:text-align="justify" style:justify-single-word="false"/>
      <style:text-properties officeooo:paragraph-rsid="01f7fa93"/>
    </style:style>
    <style:style style:name="P771" style:family="paragraph" style:parent-style-name="Heading_20_2">
      <style:paragraph-properties fo:text-align="justify" style:justify-single-word="false"/>
      <style:text-properties officeooo:paragraph-rsid="01fa7e25"/>
    </style:style>
    <style:style style:name="P772" style:family="paragraph" style:parent-style-name="Heading_20_2">
      <style:paragraph-properties fo:text-align="justify" style:justify-single-word="false"/>
      <style:text-properties officeooo:paragraph-rsid="01fc9fc5"/>
    </style:style>
    <style:style style:name="P773" style:family="paragraph" style:parent-style-name="Heading_20_2">
      <style:paragraph-properties fo:text-align="justify" style:justify-single-word="false"/>
      <style:text-properties officeooo:paragraph-rsid="0202b455"/>
    </style:style>
    <style:style style:name="P774" style:family="paragraph" style:parent-style-name="Heading_20_2">
      <style:paragraph-properties fo:text-align="justify" style:justify-single-word="false"/>
      <style:text-properties officeooo:paragraph-rsid="0217ced0"/>
    </style:style>
    <style:style style:name="P775" style:family="paragraph" style:parent-style-name="Heading_20_2">
      <style:paragraph-properties fo:text-align="justify" style:justify-single-word="false"/>
      <style:text-properties officeooo:paragraph-rsid="021d0da1"/>
    </style:style>
    <style:style style:name="P776" style:family="paragraph" style:parent-style-name="Heading_20_2">
      <style:paragraph-properties fo:text-align="justify" style:justify-single-word="false"/>
      <style:text-properties officeooo:paragraph-rsid="022c42a5"/>
    </style:style>
    <style:style style:name="P777" style:family="paragraph" style:parent-style-name="Heading_20_2">
      <style:paragraph-properties fo:text-align="justify" style:justify-single-word="false"/>
      <style:text-properties officeooo:paragraph-rsid="02382392"/>
    </style:style>
    <style:style style:name="P778" style:family="paragraph" style:parent-style-name="Heading_20_2">
      <style:paragraph-properties fo:text-align="justify" style:justify-single-word="false" fo:break-before="page"/>
      <style:text-properties officeooo:paragraph-rsid="02382392"/>
    </style:style>
    <style:style style:name="P779" style:family="paragraph" style:parent-style-name="Heading_20_2">
      <style:paragraph-properties fo:text-align="justify" style:justify-single-word="false" fo:break-before="page"/>
      <style:text-properties officeooo:paragraph-rsid="024dfdd5"/>
    </style:style>
    <style:style style:name="P780" style:family="paragraph" style:parent-style-name="Heading_20_2">
      <style:paragraph-properties fo:text-align="justify" style:justify-single-word="false" fo:break-before="page"/>
      <style:text-properties officeooo:paragraph-rsid="025d1f09"/>
    </style:style>
    <style:style style:name="P781" style:family="paragraph" style:parent-style-name="Heading_20_2">
      <style:paragraph-properties fo:text-align="justify" style:justify-single-word="false" fo:break-before="page"/>
      <style:text-properties officeooo:paragraph-rsid="026189b8"/>
    </style:style>
    <style:style style:name="P782" style:family="paragraph" style:parent-style-name="Heading_20_2">
      <style:paragraph-properties fo:text-align="justify" style:justify-single-word="false" fo:break-before="page"/>
      <style:text-properties officeooo:paragraph-rsid="02703e2a"/>
    </style:style>
    <style:style style:name="P783" style:family="paragraph" style:parent-style-name="Heading_20_2">
      <style:paragraph-properties fo:text-align="justify" style:justify-single-word="false" fo:break-before="page"/>
      <style:text-properties officeooo:paragraph-rsid="027347dc"/>
    </style:style>
    <style:style style:name="P784" style:family="paragraph" style:parent-style-name="Heading_20_2">
      <style:text-properties officeooo:paragraph-rsid="010b0562"/>
    </style:style>
    <style:style style:name="P785" style:family="paragraph" style:parent-style-name="Standard" style:list-style-name="L1">
      <style:text-properties officeooo:paragraph-rsid="0042eb09"/>
    </style:style>
    <style:style style:name="P786" style:family="paragraph" style:parent-style-name="Standard" style:list-style-name="L1">
      <style:text-properties officeooo:paragraph-rsid="0051d571"/>
    </style:style>
    <style:style style:name="P787" style:family="paragraph" style:parent-style-name="Standard" style:list-style-name="L2">
      <style:text-properties officeooo:rsid="00272da6" officeooo:paragraph-rsid="00272da6"/>
    </style:style>
    <style:style style:name="P788" style:family="paragraph" style:parent-style-name="Standard" style:list-style-name="L6">
      <style:text-properties officeooo:rsid="00272da6" officeooo:paragraph-rsid="0051d571"/>
    </style:style>
    <style:style style:name="P789" style:family="paragraph" style:parent-style-name="Standard" style:list-style-name="L8">
      <style:text-properties officeooo:rsid="00272da6" officeooo:paragraph-rsid="0053a1b3"/>
    </style:style>
    <style:style style:name="P790" style:family="paragraph" style:parent-style-name="Standard" style:list-style-name="L10">
      <style:text-properties officeooo:rsid="00272da6" officeooo:paragraph-rsid="005fc6ef"/>
    </style:style>
    <style:style style:name="P791" style:family="paragraph" style:parent-style-name="Standard" style:list-style-name="L11">
      <style:paragraph-properties fo:text-align="justify" style:justify-single-word="false"/>
      <style:text-properties officeooo:rsid="00272da6" officeooo:paragraph-rsid="005fc6ef"/>
    </style:style>
    <style:style style:name="P792" style:family="paragraph" style:parent-style-name="Standard" style:list-style-name="L13">
      <style:paragraph-properties fo:text-align="justify" style:justify-single-word="false"/>
      <style:text-properties officeooo:rsid="00272da6" officeooo:paragraph-rsid="0067e248"/>
    </style:style>
    <style:style style:name="P793" style:family="paragraph" style:parent-style-name="Standard" style:list-style-name="L21">
      <style:paragraph-properties fo:text-align="justify" style:justify-single-word="false"/>
      <style:text-properties officeooo:rsid="00272da6" officeooo:paragraph-rsid="0078fc16"/>
    </style:style>
    <style:style style:name="P794" style:family="paragraph" style:parent-style-name="Standard" style:list-style-name="L3">
      <style:paragraph-properties fo:text-align="justify" style:justify-single-word="false"/>
      <style:text-properties officeooo:rsid="0042eb09" officeooo:paragraph-rsid="0042eb09"/>
    </style:style>
    <style:style style:name="P795" style:family="paragraph" style:parent-style-name="Standard" style:list-style-name="L7">
      <style:paragraph-properties fo:text-align="justify" style:justify-single-word="false"/>
      <style:text-properties officeooo:rsid="0042eb09" officeooo:paragraph-rsid="0051d571"/>
    </style:style>
    <style:style style:name="P796" style:family="paragraph" style:parent-style-name="Standard" style:list-style-name="L1">
      <style:text-properties officeooo:rsid="00490514" officeooo:paragraph-rsid="005003b0"/>
    </style:style>
    <style:style style:name="P797" style:family="paragraph" style:parent-style-name="Standard" style:list-style-name="L1">
      <style:text-properties officeooo:rsid="00490514" officeooo:paragraph-rsid="00490514"/>
    </style:style>
    <style:style style:name="P798" style:family="paragraph" style:parent-style-name="Standard" style:list-style-name="L4">
      <style:text-properties officeooo:rsid="004b4673" officeooo:paragraph-rsid="004b4673"/>
    </style:style>
    <style:style style:name="P799" style:family="paragraph" style:parent-style-name="Standard" style:list-style-name="L1">
      <style:text-properties officeooo:rsid="0103ba70" officeooo:paragraph-rsid="0053a1b3"/>
    </style:style>
    <style:style style:name="P800" style:family="paragraph" style:parent-style-name="Standard" style:list-style-name="L60">
      <style:text-properties officeooo:rsid="0103ba70" officeooo:paragraph-rsid="01109b75"/>
    </style:style>
    <style:style style:name="P801" style:family="paragraph" style:parent-style-name="Standard" style:list-style-name="L60">
      <style:text-properties officeooo:rsid="0103ba70" officeooo:paragraph-rsid="0111991b"/>
    </style:style>
    <style:style style:name="P802" style:family="paragraph" style:parent-style-name="Standard" style:list-style-name="L9">
      <style:paragraph-properties fo:text-align="justify" style:justify-single-word="false"/>
      <style:text-properties officeooo:rsid="00570fd3" officeooo:paragraph-rsid="00570fd3"/>
    </style:style>
    <style:style style:name="P803" style:family="paragraph" style:parent-style-name="Standard" style:list-style-name="L1">
      <style:text-properties officeooo:rsid="005fc6ef" officeooo:paragraph-rsid="007dfd8c"/>
    </style:style>
    <style:style style:name="P804" style:family="paragraph" style:parent-style-name="Standard" style:list-style-name="L1">
      <style:text-properties officeooo:rsid="005fc6ef" officeooo:paragraph-rsid="0067e248"/>
    </style:style>
    <style:style style:name="P805" style:family="paragraph" style:parent-style-name="Standard" style:list-style-name="L1">
      <style:text-properties officeooo:rsid="005fc6ef" officeooo:paragraph-rsid="0078fc16"/>
    </style:style>
    <style:style style:name="P806" style:family="paragraph" style:parent-style-name="Standard" style:list-style-name="L1">
      <style:text-properties officeooo:rsid="005fc6ef" officeooo:paragraph-rsid="0108b8e9"/>
    </style:style>
    <style:style style:name="P807" style:family="paragraph" style:parent-style-name="Standard" style:list-style-name="L14">
      <style:text-properties officeooo:rsid="005fc6ef" officeooo:paragraph-rsid="006cc756"/>
    </style:style>
    <style:style style:name="P808" style:family="paragraph" style:parent-style-name="Standard" style:list-style-name="L14">
      <style:text-properties officeooo:rsid="005fc6ef" officeooo:paragraph-rsid="00709e6b"/>
    </style:style>
    <style:style style:name="P809" style:family="paragraph" style:parent-style-name="Standard" style:list-style-name="L61">
      <style:text-properties officeooo:rsid="005fc6ef" officeooo:paragraph-rsid="0111991b"/>
    </style:style>
    <style:style style:name="P810" style:family="paragraph" style:parent-style-name="Standard" style:list-style-name="L61">
      <style:text-properties officeooo:rsid="005fc6ef" officeooo:paragraph-rsid="01147293"/>
    </style:style>
    <style:style style:name="P811" style:family="paragraph" style:parent-style-name="Standard" style:list-style-name="L1">
      <style:text-properties officeooo:rsid="00631401" officeooo:paragraph-rsid="007dfd8c"/>
    </style:style>
    <style:style style:name="P812" style:family="paragraph" style:parent-style-name="Standard" style:list-style-name="L12">
      <style:text-properties officeooo:rsid="00684807" officeooo:paragraph-rsid="00684807"/>
    </style:style>
    <style:style style:name="P813" style:family="paragraph" style:parent-style-name="Standard" style:list-style-name="L15">
      <style:text-properties officeooo:rsid="00684807" officeooo:paragraph-rsid="006cc756"/>
    </style:style>
    <style:style style:name="P814" style:family="paragraph" style:parent-style-name="Standard" style:list-style-name="L12">
      <style:text-properties officeooo:rsid="006ae1bd" officeooo:paragraph-rsid="006ae1bd"/>
    </style:style>
    <style:style style:name="P815" style:family="paragraph" style:parent-style-name="Standard" style:list-style-name="L16">
      <style:text-properties officeooo:rsid="006d183d" officeooo:paragraph-rsid="006d183d"/>
    </style:style>
    <style:style style:name="P816" style:family="paragraph" style:parent-style-name="Standard" style:list-style-name="L17">
      <style:paragraph-properties fo:text-align="justify" style:justify-single-word="false"/>
      <style:text-properties officeooo:rsid="006d183d" officeooo:paragraph-rsid="006d183d"/>
    </style:style>
    <style:style style:name="P817" style:family="paragraph" style:parent-style-name="Standard" style:list-style-name="L17">
      <style:paragraph-properties fo:text-align="justify" style:justify-single-word="false"/>
      <style:text-properties officeooo:rsid="006d183d" officeooo:paragraph-rsid="0204318b"/>
    </style:style>
    <style:style style:name="P818" style:family="paragraph" style:parent-style-name="Standard" style:list-style-name="L19">
      <style:paragraph-properties fo:text-align="justify" style:justify-single-word="false"/>
      <style:text-properties officeooo:rsid="006d183d" officeooo:paragraph-rsid="006ecd82"/>
    </style:style>
    <style:style style:name="P819" style:family="paragraph" style:parent-style-name="Standard" style:list-style-name="L43">
      <style:paragraph-properties fo:text-align="justify" style:justify-single-word="false"/>
      <style:text-properties officeooo:rsid="006d183d" officeooo:paragraph-rsid="00b556d5"/>
    </style:style>
    <style:style style:name="P820" style:family="paragraph" style:parent-style-name="Standard" style:list-style-name="L42">
      <style:paragraph-properties fo:text-align="justify" style:justify-single-word="false"/>
      <style:text-properties officeooo:rsid="006d183d" officeooo:paragraph-rsid="00d83d57"/>
    </style:style>
    <style:style style:name="P821" style:family="paragraph" style:parent-style-name="Standard" style:list-style-name="L57">
      <style:paragraph-properties fo:text-align="justify" style:justify-single-word="false"/>
      <style:text-properties officeooo:rsid="006d183d" officeooo:paragraph-rsid="00f6c32b"/>
    </style:style>
    <style:style style:name="P822" style:family="paragraph" style:parent-style-name="Standard" style:list-style-name="L18">
      <style:text-properties officeooo:rsid="00736b32" officeooo:paragraph-rsid="00736b32"/>
    </style:style>
    <style:style style:name="P823" style:family="paragraph" style:parent-style-name="Standard" style:list-style-name="L18">
      <style:text-properties officeooo:rsid="00736b32" officeooo:paragraph-rsid="007f9b52"/>
    </style:style>
    <style:style style:name="P824" style:family="paragraph" style:parent-style-name="Standard" style:list-style-name="L28">
      <style:text-properties officeooo:rsid="00736b32" officeooo:paragraph-rsid="008c37e8"/>
    </style:style>
    <style:style style:name="P825" style:family="paragraph" style:parent-style-name="Standard" style:list-style-name="L20">
      <style:text-properties officeooo:rsid="00799b55" officeooo:paragraph-rsid="00799b55"/>
    </style:style>
    <style:style style:name="P826" style:family="paragraph" style:parent-style-name="Standard" style:list-style-name="L20">
      <style:paragraph-properties fo:text-align="justify" style:justify-single-word="false"/>
      <style:text-properties officeooo:rsid="00799b55" officeooo:paragraph-rsid="007e7cc1"/>
    </style:style>
    <style:style style:name="P827" style:family="paragraph" style:parent-style-name="Standard" style:list-style-name="L23">
      <style:paragraph-properties fo:text-align="justify" style:justify-single-word="false"/>
      <style:text-properties officeooo:rsid="00799b55" officeooo:paragraph-rsid="00866800"/>
    </style:style>
    <style:style style:name="P828" style:family="paragraph" style:parent-style-name="Standard" style:list-style-name="L24">
      <style:paragraph-properties fo:text-align="justify" style:justify-single-word="false"/>
      <style:text-properties officeooo:rsid="00799b55" officeooo:paragraph-rsid="0083578d"/>
    </style:style>
    <style:style style:name="P829" style:family="paragraph" style:parent-style-name="Standard" style:list-style-name="L26">
      <style:paragraph-properties fo:text-align="justify" style:justify-single-word="false"/>
      <style:text-properties officeooo:rsid="00799b55" officeooo:paragraph-rsid="0087d185"/>
    </style:style>
    <style:style style:name="P830" style:family="paragraph" style:parent-style-name="Standard" style:list-style-name="L29">
      <style:paragraph-properties fo:text-align="justify" style:justify-single-word="false"/>
      <style:text-properties officeooo:rsid="00799b55" officeooo:paragraph-rsid="008c37e8"/>
    </style:style>
    <style:style style:name="P831" style:family="paragraph" style:parent-style-name="Standard" style:list-style-name="L31">
      <style:paragraph-properties fo:text-align="justify" style:justify-single-word="false"/>
      <style:text-properties officeooo:rsid="00799b55" officeooo:paragraph-rsid="00964fe4"/>
    </style:style>
    <style:style style:name="P832" style:family="paragraph" style:parent-style-name="Standard" style:list-style-name="L33">
      <style:paragraph-properties fo:text-align="justify" style:justify-single-word="false"/>
      <style:text-properties officeooo:rsid="00799b55" officeooo:paragraph-rsid="009e01e9"/>
    </style:style>
    <style:style style:name="P833" style:family="paragraph" style:parent-style-name="Standard" style:list-style-name="L35">
      <style:paragraph-properties fo:text-align="justify" style:justify-single-word="false"/>
      <style:text-properties officeooo:rsid="00799b55" officeooo:paragraph-rsid="009fa0eb"/>
    </style:style>
    <style:style style:name="P834" style:family="paragraph" style:parent-style-name="Standard" style:list-style-name="L38">
      <style:paragraph-properties fo:text-align="justify" style:justify-single-word="false"/>
      <style:text-properties officeooo:rsid="00799b55" officeooo:paragraph-rsid="00a18b49"/>
    </style:style>
    <style:style style:name="P835" style:family="paragraph" style:parent-style-name="Standard" style:list-style-name="L43">
      <style:paragraph-properties fo:text-align="justify" style:justify-single-word="false"/>
      <style:text-properties officeooo:rsid="00799b55" officeooo:paragraph-rsid="00b1b7d9"/>
    </style:style>
    <style:style style:name="P836" style:family="paragraph" style:parent-style-name="Standard" style:list-style-name="L58">
      <style:text-properties officeooo:rsid="00799b55" officeooo:paragraph-rsid="0108b8e9"/>
    </style:style>
    <style:style style:name="P837" style:family="paragraph" style:parent-style-name="Standard" style:list-style-name="L62">
      <style:text-properties officeooo:rsid="00799b55" officeooo:paragraph-rsid="010b0562"/>
    </style:style>
    <style:style style:name="P838" style:family="paragraph" style:parent-style-name="Standard" style:list-style-name="L62">
      <style:text-properties officeooo:rsid="00799b55" officeooo:paragraph-rsid="019a1d62"/>
    </style:style>
    <style:style style:name="P839" style:family="paragraph" style:parent-style-name="Standard" style:list-style-name="L105">
      <style:text-properties officeooo:rsid="00799b55" officeooo:paragraph-rsid="01ac266c"/>
    </style:style>
    <style:style style:name="P840" style:family="paragraph" style:parent-style-name="Standard" style:list-style-name="L108">
      <style:text-properties officeooo:rsid="00799b55" officeooo:paragraph-rsid="01be9b67"/>
    </style:style>
    <style:style style:name="P841" style:family="paragraph" style:parent-style-name="Standard" style:list-style-name="L108">
      <style:text-properties officeooo:rsid="00799b55" officeooo:paragraph-rsid="01df0fa9"/>
    </style:style>
    <style:style style:name="P842" style:family="paragraph" style:parent-style-name="Standard" style:list-style-name="L116">
      <style:text-properties officeooo:rsid="00799b55" officeooo:paragraph-rsid="01e7b39b"/>
    </style:style>
    <style:style style:name="P843" style:family="paragraph" style:parent-style-name="Standard" style:list-style-name="L116">
      <style:text-properties officeooo:rsid="00799b55" officeooo:paragraph-rsid="02060953"/>
    </style:style>
    <style:style style:name="P844" style:family="paragraph" style:parent-style-name="Standard" style:list-style-name="L116">
      <style:text-properties officeooo:rsid="00799b55" officeooo:paragraph-rsid="021b824d"/>
    </style:style>
    <style:style style:name="P845" style:family="paragraph" style:parent-style-name="Standard" style:list-style-name="L141">
      <style:text-properties officeooo:rsid="00799b55" officeooo:paragraph-rsid="021d0da1"/>
    </style:style>
    <style:style style:name="P846" style:family="paragraph" style:parent-style-name="Standard" style:list-style-name="L144">
      <style:text-properties officeooo:rsid="00799b55" officeooo:paragraph-rsid="022c42a5"/>
    </style:style>
    <style:style style:name="P847" style:family="paragraph" style:parent-style-name="Standard" style:list-style-name="L151">
      <style:text-properties officeooo:rsid="00799b55" officeooo:paragraph-rsid="022c42a5"/>
    </style:style>
    <style:style style:name="P848" style:family="paragraph" style:parent-style-name="Standard" style:list-style-name="L154">
      <style:text-properties officeooo:rsid="00799b55" officeooo:paragraph-rsid="024dfdd5"/>
    </style:style>
    <style:style style:name="P849" style:family="paragraph" style:parent-style-name="Standard" style:list-style-name="L159">
      <style:text-properties officeooo:rsid="00799b55" officeooo:paragraph-rsid="026189b8"/>
    </style:style>
    <style:style style:name="P850" style:family="paragraph" style:parent-style-name="Standard" style:list-style-name="L22">
      <style:paragraph-properties fo:text-align="justify" style:justify-single-word="false"/>
      <style:text-properties officeooo:rsid="007ddfe8" officeooo:paragraph-rsid="007ddfe8"/>
    </style:style>
    <style:style style:name="P851" style:family="paragraph" style:parent-style-name="Standard" style:list-style-name="L22">
      <style:paragraph-properties fo:text-align="justify" style:justify-single-word="false"/>
      <style:text-properties officeooo:rsid="007ddfe8" officeooo:paragraph-rsid="007e7cc1"/>
    </style:style>
    <style:style style:name="P852" style:family="paragraph" style:parent-style-name="Standard" style:list-style-name="L22">
      <style:paragraph-properties fo:text-align="justify" style:justify-single-word="false"/>
      <style:text-properties officeooo:rsid="007ddfe8" officeooo:paragraph-rsid="00847eb0"/>
    </style:style>
    <style:style style:name="P853" style:family="paragraph" style:parent-style-name="Standard" style:list-style-name="L22">
      <style:paragraph-properties fo:text-align="justify" style:justify-single-word="false"/>
      <style:text-properties officeooo:rsid="007ddfe8" officeooo:paragraph-rsid="0088989a"/>
    </style:style>
    <style:style style:name="P854" style:family="paragraph" style:parent-style-name="Standard" style:list-style-name="L22">
      <style:paragraph-properties fo:text-align="justify" style:justify-single-word="false"/>
      <style:text-properties officeooo:rsid="007ddfe8" officeooo:paragraph-rsid="008c37e8"/>
    </style:style>
    <style:style style:name="P855" style:family="paragraph" style:parent-style-name="Standard" style:list-style-name="L22">
      <style:paragraph-properties fo:text-align="justify" style:justify-single-word="false"/>
      <style:text-properties officeooo:rsid="007ddfe8" officeooo:paragraph-rsid="008f574f"/>
    </style:style>
    <style:style style:name="P856" style:family="paragraph" style:parent-style-name="Standard" style:list-style-name="L22">
      <style:paragraph-properties fo:text-align="justify" style:justify-single-word="false"/>
      <style:text-properties officeooo:rsid="007ddfe8" officeooo:paragraph-rsid="009246f4"/>
    </style:style>
    <style:style style:name="P857" style:family="paragraph" style:parent-style-name="Standard" style:list-style-name="L22">
      <style:paragraph-properties fo:text-align="justify" style:justify-single-word="false"/>
      <style:text-properties officeooo:rsid="007ddfe8" officeooo:paragraph-rsid="0093ceaf"/>
    </style:style>
    <style:style style:name="P858" style:family="paragraph" style:parent-style-name="Standard" style:list-style-name="L22">
      <style:paragraph-properties fo:text-align="justify" style:justify-single-word="false"/>
      <style:text-properties officeooo:rsid="007ddfe8" officeooo:paragraph-rsid="009a3c41"/>
    </style:style>
    <style:style style:name="P859" style:family="paragraph" style:parent-style-name="Standard" style:list-style-name="L22">
      <style:paragraph-properties fo:text-align="justify" style:justify-single-word="false"/>
      <style:text-properties officeooo:rsid="007ddfe8" officeooo:paragraph-rsid="009d0b72"/>
    </style:style>
    <style:style style:name="P860" style:family="paragraph" style:parent-style-name="Standard" style:list-style-name="L22">
      <style:paragraph-properties fo:text-align="justify" style:justify-single-word="false"/>
      <style:text-properties officeooo:rsid="007ddfe8" officeooo:paragraph-rsid="009e01e9"/>
    </style:style>
    <style:style style:name="P861" style:family="paragraph" style:parent-style-name="Standard" style:list-style-name="L22">
      <style:paragraph-properties fo:text-align="justify" style:justify-single-word="false"/>
      <style:text-properties officeooo:rsid="007ddfe8" officeooo:paragraph-rsid="009fa0eb"/>
    </style:style>
    <style:style style:name="P862" style:family="paragraph" style:parent-style-name="Standard" style:list-style-name="L22">
      <style:paragraph-properties fo:text-align="justify" style:justify-single-word="false"/>
      <style:text-properties officeooo:rsid="007ddfe8" officeooo:paragraph-rsid="00a257b5"/>
    </style:style>
    <style:style style:name="P863" style:family="paragraph" style:parent-style-name="Standard" style:list-style-name="L22">
      <style:paragraph-properties fo:text-align="justify" style:justify-single-word="false"/>
      <style:text-properties officeooo:rsid="007ddfe8" officeooo:paragraph-rsid="00a4587a"/>
    </style:style>
    <style:style style:name="P864" style:family="paragraph" style:parent-style-name="Standard" style:list-style-name="L22">
      <style:paragraph-properties fo:text-align="justify" style:justify-single-word="false"/>
      <style:text-properties officeooo:rsid="007ddfe8" officeooo:paragraph-rsid="00aa1124"/>
    </style:style>
    <style:style style:name="P865" style:family="paragraph" style:parent-style-name="Standard" style:list-style-name="L22">
      <style:paragraph-properties fo:text-align="justify" style:justify-single-word="false"/>
      <style:text-properties officeooo:rsid="007ddfe8" officeooo:paragraph-rsid="00d823ce"/>
    </style:style>
    <style:style style:name="P866" style:family="paragraph" style:parent-style-name="Standard" style:list-style-name="L39">
      <style:paragraph-properties fo:text-align="justify" style:justify-single-word="false"/>
      <style:text-properties officeooo:rsid="007ddfe8" officeooo:paragraph-rsid="00b1b7d9"/>
    </style:style>
    <style:style style:name="P867" style:family="paragraph" style:parent-style-name="Standard" style:list-style-name="L45">
      <style:paragraph-properties fo:text-align="justify" style:justify-single-word="false"/>
      <style:text-properties officeooo:rsid="007ddfe8" officeooo:paragraph-rsid="00d3a383"/>
    </style:style>
    <style:style style:name="P868" style:family="paragraph" style:parent-style-name="Standard" style:list-style-name="L64">
      <style:paragraph-properties fo:text-align="justify" style:justify-single-word="false"/>
      <style:text-properties officeooo:rsid="007ddfe8" officeooo:paragraph-rsid="01355a2b"/>
    </style:style>
    <style:style style:name="P869" style:family="paragraph" style:parent-style-name="Standard" style:list-style-name="L64">
      <style:paragraph-properties fo:text-align="justify" style:justify-single-word="false"/>
      <style:text-properties officeooo:rsid="007ddfe8" officeooo:paragraph-rsid="0139a139"/>
    </style:style>
    <style:style style:name="P870" style:family="paragraph" style:parent-style-name="Standard" style:list-style-name="L64">
      <style:paragraph-properties fo:text-align="justify" style:justify-single-word="false"/>
      <style:text-properties officeooo:rsid="007ddfe8" officeooo:paragraph-rsid="013c628d"/>
    </style:style>
    <style:style style:name="P871" style:family="paragraph" style:parent-style-name="Standard" style:list-style-name="L80">
      <style:paragraph-properties fo:text-align="justify" style:justify-single-word="false"/>
      <style:text-properties officeooo:rsid="007ddfe8" officeooo:paragraph-rsid="015b0446"/>
    </style:style>
    <style:style style:name="P872" style:family="paragraph" style:parent-style-name="Standard" style:list-style-name="L25">
      <style:text-properties officeooo:paragraph-rsid="0087d185"/>
    </style:style>
    <style:style style:name="P873" style:family="paragraph" style:parent-style-name="Standard" style:list-style-name="L27">
      <style:paragraph-properties fo:text-align="justify" style:justify-single-word="false"/>
      <style:text-properties officeooo:rsid="008afe7f" officeooo:paragraph-rsid="008afe7f"/>
    </style:style>
    <style:style style:name="P874" style:family="paragraph" style:parent-style-name="Standard" style:list-style-name="L27">
      <style:paragraph-properties fo:text-align="justify" style:justify-single-word="false"/>
      <style:text-properties officeooo:rsid="008afe7f" officeooo:paragraph-rsid="020c7467"/>
    </style:style>
    <style:style style:name="P875" style:family="paragraph" style:parent-style-name="Standard" style:list-style-name="L139">
      <style:paragraph-properties fo:text-align="justify" style:justify-single-word="false"/>
      <style:text-properties officeooo:rsid="008afe7f" officeooo:paragraph-rsid="0217ced0"/>
    </style:style>
    <style:style style:name="P876" style:family="paragraph" style:parent-style-name="Standard" style:list-style-name="L146">
      <style:paragraph-properties fo:text-align="justify" style:justify-single-word="false"/>
      <style:text-properties officeooo:rsid="008afe7f" officeooo:paragraph-rsid="022c42a5"/>
    </style:style>
    <style:style style:name="P87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78"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79"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80"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8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8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8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8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8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8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8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8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8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9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9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9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9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9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9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9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9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9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9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00" style:family="paragraph" style:parent-style-name="Standard" style:list-style-name="L28">
      <style:paragraph-properties fo:text-align="start" style:justify-single-word="false"/>
      <style:text-properties officeooo:paragraph-rsid="008c37e8"/>
    </style:style>
    <style:style style:name="P901" style:family="paragraph" style:parent-style-name="Standard" style:list-style-name="L28">
      <style:paragraph-properties fo:text-align="start" style:justify-single-word="false"/>
      <style:text-properties officeooo:paragraph-rsid="00a621ab"/>
    </style:style>
    <style:style style:name="P902" style:family="paragraph" style:parent-style-name="Standard" style:list-style-name="L41">
      <style:paragraph-properties fo:text-align="start" style:justify-single-word="false"/>
      <style:text-properties officeooo:paragraph-rsid="00b1b7d9"/>
    </style:style>
    <style:style style:name="P903" style:family="paragraph" style:parent-style-name="Standard" style:list-style-name="L47">
      <style:paragraph-properties fo:text-align="start" style:justify-single-word="false"/>
      <style:text-properties officeooo:paragraph-rsid="00d3a383"/>
    </style:style>
    <style:style style:name="P904" style:family="paragraph" style:parent-style-name="Standard" style:list-style-name="L56">
      <style:paragraph-properties fo:text-align="start" style:justify-single-word="false"/>
      <style:text-properties officeooo:paragraph-rsid="00f2f124"/>
    </style:style>
    <style:style style:name="P905" style:family="paragraph" style:parent-style-name="Standard" style:list-style-name="L56">
      <style:paragraph-properties fo:text-align="start" style:justify-single-word="false"/>
      <style:text-properties officeooo:paragraph-rsid="00f7637d"/>
    </style:style>
    <style:style style:name="P906" style:family="paragraph" style:parent-style-name="Standard" style:list-style-name="L77">
      <style:paragraph-properties fo:text-align="start" style:justify-single-word="false"/>
      <style:text-properties officeooo:paragraph-rsid="015b0446"/>
    </style:style>
    <style:style style:name="P907" style:family="paragraph" style:parent-style-name="Standard" style:list-style-name="L77">
      <style:paragraph-properties fo:text-align="start" style:justify-single-word="false"/>
      <style:text-properties officeooo:paragraph-rsid="015da402"/>
    </style:style>
    <style:style style:name="P908" style:family="paragraph" style:parent-style-name="Standard" style:list-style-name="L83">
      <style:paragraph-properties fo:text-align="start" style:justify-single-word="false"/>
      <style:text-properties officeooo:paragraph-rsid="015da402"/>
    </style:style>
    <style:style style:name="P909" style:family="paragraph" style:parent-style-name="Standard" style:list-style-name="L86">
      <style:paragraph-properties fo:text-align="start" style:justify-single-word="false"/>
      <style:text-properties officeooo:paragraph-rsid="01645a86"/>
    </style:style>
    <style:style style:name="P910" style:family="paragraph" style:parent-style-name="Standard" style:list-style-name="L89">
      <style:paragraph-properties fo:text-align="start" style:justify-single-word="false"/>
      <style:text-properties officeooo:paragraph-rsid="016656a5"/>
    </style:style>
    <style:style style:name="P911" style:family="paragraph" style:parent-style-name="Standard" style:list-style-name="L91">
      <style:paragraph-properties fo:text-align="start" style:justify-single-word="false"/>
      <style:text-properties officeooo:paragraph-rsid="0174bad4"/>
    </style:style>
    <style:style style:name="P912" style:family="paragraph" style:parent-style-name="Standard" style:list-style-name="L94">
      <style:paragraph-properties fo:text-align="start" style:justify-single-word="false"/>
      <style:text-properties officeooo:paragraph-rsid="017c571b"/>
    </style:style>
    <style:style style:name="P913" style:family="paragraph" style:parent-style-name="Standard" style:list-style-name="L94">
      <style:paragraph-properties fo:text-align="start" style:justify-single-word="false"/>
      <style:text-properties officeooo:paragraph-rsid="017c2425"/>
    </style:style>
    <style:style style:name="P914" style:family="paragraph" style:parent-style-name="Standard" style:list-style-name="L94">
      <style:paragraph-properties fo:text-align="start" style:justify-single-word="false"/>
      <style:text-properties officeooo:paragraph-rsid="017ca942"/>
    </style:style>
    <style:style style:name="P915" style:family="paragraph" style:parent-style-name="Standard" style:list-style-name="L30">
      <style:text-properties officeooo:rsid="00964fe4" officeooo:paragraph-rsid="00964fe4"/>
    </style:style>
    <style:style style:name="P916" style:family="paragraph" style:parent-style-name="Standard" style:list-style-name="L32">
      <style:text-properties officeooo:rsid="00964fe4" officeooo:paragraph-rsid="009e01e9"/>
    </style:style>
    <style:style style:name="P917" style:family="paragraph" style:parent-style-name="Standard" style:list-style-name="L34">
      <style:text-properties officeooo:rsid="00964fe4" officeooo:paragraph-rsid="009fa0eb"/>
    </style:style>
    <style:style style:name="P918" style:family="paragraph" style:parent-style-name="Standard" style:list-style-name="L37">
      <style:text-properties officeooo:rsid="00964fe4" officeooo:paragraph-rsid="00a621ab"/>
    </style:style>
    <style:style style:name="P919" style:family="paragraph" style:parent-style-name="Standard" style:list-style-name="L40">
      <style:text-properties officeooo:rsid="00964fe4" officeooo:paragraph-rsid="00b1b7d9"/>
    </style:style>
    <style:style style:name="P920" style:family="paragraph" style:parent-style-name="Standard" style:list-style-name="L46">
      <style:text-properties officeooo:rsid="00964fe4" officeooo:paragraph-rsid="00d3a383"/>
    </style:style>
    <style:style style:name="P921" style:family="paragraph" style:parent-style-name="Standard" style:list-style-name="L51">
      <style:text-properties officeooo:rsid="00964fe4" officeooo:paragraph-rsid="00d823ce"/>
    </style:style>
    <style:style style:name="P922" style:family="paragraph" style:parent-style-name="Standard" style:list-style-name="L54">
      <style:text-properties officeooo:rsid="00964fe4" officeooo:paragraph-rsid="00d83d57"/>
    </style:style>
    <style:style style:name="P923" style:family="paragraph" style:parent-style-name="Standard" style:list-style-name="L65">
      <style:text-properties officeooo:rsid="00964fe4" officeooo:paragraph-rsid="011b3c62"/>
    </style:style>
    <style:style style:name="P924" style:family="paragraph" style:parent-style-name="Standard" style:list-style-name="L73">
      <style:text-properties officeooo:rsid="00964fe4" officeooo:paragraph-rsid="01355a2b"/>
    </style:style>
    <style:style style:name="P925" style:family="paragraph" style:parent-style-name="Standard" style:list-style-name="L75">
      <style:text-properties officeooo:rsid="00964fe4" officeooo:paragraph-rsid="0139a139"/>
    </style:style>
    <style:style style:name="P926" style:family="paragraph" style:parent-style-name="Standard" style:list-style-name="L78">
      <style:text-properties officeooo:rsid="00964fe4" officeooo:paragraph-rsid="013b0ce7"/>
    </style:style>
    <style:style style:name="P927" style:family="paragraph" style:parent-style-name="Standard" style:list-style-name="L81">
      <style:text-properties officeooo:rsid="00964fe4" officeooo:paragraph-rsid="015b0446"/>
    </style:style>
    <style:style style:name="P928" style:family="paragraph" style:parent-style-name="Standard" style:list-style-name="L81">
      <style:text-properties officeooo:rsid="00964fe4" officeooo:paragraph-rsid="017010d7"/>
    </style:style>
    <style:style style:name="P929" style:family="paragraph" style:parent-style-name="Standard" style:list-style-name="L92">
      <style:text-properties officeooo:rsid="00964fe4" officeooo:paragraph-rsid="0174bad4"/>
    </style:style>
    <style:style style:name="P930" style:family="paragraph" style:parent-style-name="Standard" style:list-style-name="L95">
      <style:text-properties officeooo:rsid="00964fe4" officeooo:paragraph-rsid="017acb36"/>
    </style:style>
    <style:style style:name="P931" style:family="paragraph" style:parent-style-name="Standard" style:list-style-name="L30">
      <style:text-properties officeooo:rsid="009bafdc" officeooo:paragraph-rsid="009bafdc"/>
    </style:style>
    <style:style style:name="P932" style:family="paragraph" style:parent-style-name="Standard" style:list-style-name="L30">
      <style:text-properties officeooo:rsid="009d0b72" officeooo:paragraph-rsid="009d0b72"/>
    </style:style>
    <style:style style:name="P933" style:family="paragraph" style:parent-style-name="Standard" style:list-style-name="L31">
      <style:paragraph-properties fo:text-align="justify" style:justify-single-word="false"/>
      <style:text-properties officeooo:paragraph-rsid="00964fe4"/>
    </style:style>
    <style:style style:name="P934" style:family="paragraph" style:parent-style-name="Standard" style:list-style-name="L31">
      <style:paragraph-properties fo:text-align="justify" style:justify-single-word="false"/>
      <style:text-properties officeooo:paragraph-rsid="00a6388c"/>
    </style:style>
    <style:style style:name="P935" style:family="paragraph" style:parent-style-name="Standard" style:list-style-name="L31">
      <style:paragraph-properties fo:text-align="justify" style:justify-single-word="false"/>
      <style:text-properties officeooo:paragraph-rsid="010e0880"/>
    </style:style>
    <style:style style:name="P936" style:family="paragraph" style:parent-style-name="Standard" style:list-style-name="L36">
      <style:paragraph-properties fo:text-align="justify" style:justify-single-word="false"/>
      <style:text-properties officeooo:paragraph-rsid="00b1b7d9"/>
    </style:style>
    <style:style style:name="P937" style:family="paragraph" style:parent-style-name="Standard" style:list-style-name="L55">
      <style:paragraph-properties fo:text-align="justify" style:justify-single-word="false"/>
      <style:text-properties officeooo:paragraph-rsid="00f6c32b"/>
    </style:style>
    <style:style style:name="P938" style:family="paragraph" style:parent-style-name="Standard" style:list-style-name="L64">
      <style:paragraph-properties fo:text-align="justify" style:justify-single-word="false"/>
      <style:text-properties officeooo:paragraph-rsid="011b3c62"/>
    </style:style>
    <style:style style:name="P939" style:family="paragraph" style:parent-style-name="Standard" style:list-style-name="L64">
      <style:paragraph-properties fo:text-align="justify" style:justify-single-word="false"/>
      <style:text-properties officeooo:paragraph-rsid="011d8806"/>
    </style:style>
    <style:style style:name="P940" style:family="paragraph" style:parent-style-name="Standard" style:list-style-name="L64">
      <style:paragraph-properties fo:text-align="justify" style:justify-single-word="false"/>
      <style:text-properties officeooo:paragraph-rsid="011f737e"/>
    </style:style>
    <style:style style:name="P941" style:family="paragraph" style:parent-style-name="Standard" style:list-style-name="L71">
      <style:paragraph-properties fo:text-align="justify" style:justify-single-word="false"/>
      <style:text-properties officeooo:paragraph-rsid="0129def4"/>
    </style:style>
    <style:style style:name="P942" style:family="paragraph" style:parent-style-name="Standard" style:list-style-name="L71">
      <style:paragraph-properties fo:text-align="justify" style:justify-single-word="false"/>
      <style:text-properties officeooo:paragraph-rsid="0133f9a7"/>
    </style:style>
    <style:style style:name="P943" style:family="paragraph" style:parent-style-name="Standard" style:list-style-name="L77">
      <style:paragraph-properties fo:text-align="justify" style:justify-single-word="false"/>
      <style:text-properties officeooo:paragraph-rsid="013e3671"/>
    </style:style>
    <style:style style:name="P944" style:family="paragraph" style:parent-style-name="Standard" style:list-style-name="L77">
      <style:paragraph-properties fo:text-align="justify" style:justify-single-word="false"/>
      <style:text-properties officeooo:paragraph-rsid="01402bef"/>
    </style:style>
    <style:style style:name="P945" style:family="paragraph" style:parent-style-name="Standard" style:list-style-name="L77">
      <style:paragraph-properties fo:text-align="justify" style:justify-single-word="false"/>
      <style:text-properties officeooo:paragraph-rsid="0141f80b"/>
    </style:style>
    <style:style style:name="P946" style:family="paragraph" style:parent-style-name="Standard" style:list-style-name="L77">
      <style:paragraph-properties fo:text-align="justify" style:justify-single-word="false"/>
      <style:text-properties officeooo:paragraph-rsid="015b0446"/>
    </style:style>
    <style:style style:name="P947" style:family="paragraph" style:parent-style-name="Standard" style:list-style-name="L82">
      <style:paragraph-properties fo:text-align="justify" style:justify-single-word="false"/>
      <style:text-properties officeooo:paragraph-rsid="015b0446"/>
    </style:style>
    <style:style style:name="P948" style:family="paragraph" style:parent-style-name="Standard" style:list-style-name="L90">
      <style:paragraph-properties fo:text-align="justify" style:justify-single-word="false"/>
      <style:text-properties officeooo:paragraph-rsid="017010d7"/>
    </style:style>
    <style:style style:name="P949" style:family="paragraph" style:parent-style-name="Standard" style:list-style-name="L93">
      <style:paragraph-properties fo:text-align="justify" style:justify-single-word="false"/>
      <style:text-properties officeooo:paragraph-rsid="0174bad4"/>
    </style:style>
    <style:style style:name="P950" style:family="paragraph" style:parent-style-name="Standard" style:list-style-name="L96">
      <style:paragraph-properties fo:text-align="justify" style:justify-single-word="false"/>
      <style:text-properties officeooo:paragraph-rsid="017acb36"/>
    </style:style>
    <style:style style:name="P951" style:family="paragraph" style:parent-style-name="Standard" style:list-style-name="L36">
      <style:paragraph-properties fo:text-align="justify" style:justify-single-word="false"/>
      <style:text-properties officeooo:rsid="00a257b5" officeooo:paragraph-rsid="00a4587a"/>
    </style:style>
    <style:style style:name="P952" style:family="paragraph" style:parent-style-name="Standard" style:list-style-name="L36">
      <style:paragraph-properties fo:text-align="justify" style:justify-single-word="false"/>
      <style:text-properties officeooo:rsid="00a257b5" officeooo:paragraph-rsid="00a393eb"/>
    </style:style>
    <style:style style:name="P953" style:family="paragraph" style:parent-style-name="Standard" style:list-style-name="L36">
      <style:paragraph-properties fo:text-align="justify" style:justify-single-word="false"/>
      <style:text-properties officeooo:rsid="00a257b5" officeooo:paragraph-rsid="00b1b7d9"/>
    </style:style>
    <style:style style:name="P954" style:family="paragraph" style:parent-style-name="Standard" style:list-style-name="L36">
      <style:paragraph-properties fo:text-align="justify" style:justify-single-word="false"/>
      <style:text-properties officeooo:rsid="00a257b5" officeooo:paragraph-rsid="00cc1c4c"/>
    </style:style>
    <style:style style:name="P955" style:family="paragraph" style:parent-style-name="Standard" style:list-style-name="L36">
      <style:paragraph-properties fo:text-align="justify" style:justify-single-word="false"/>
      <style:text-properties officeooo:rsid="00a257b5" officeooo:paragraph-rsid="00d83d57"/>
    </style:style>
    <style:style style:name="P956" style:family="paragraph" style:parent-style-name="Standard" style:list-style-name="L36">
      <style:paragraph-properties fo:text-align="justify" style:justify-single-word="false"/>
      <style:text-properties officeooo:rsid="00a257b5" officeooo:paragraph-rsid="00ec8d5c"/>
    </style:style>
    <style:style style:name="P957" style:family="paragraph" style:parent-style-name="Standard" style:list-style-name="L44">
      <style:paragraph-properties fo:text-align="justify" style:justify-single-word="false"/>
      <style:text-properties officeooo:rsid="00a257b5" officeooo:paragraph-rsid="00d3a383"/>
    </style:style>
    <style:style style:name="P958" style:family="paragraph" style:parent-style-name="Standard" style:list-style-name="L36">
      <style:paragraph-properties fo:text-align="start" style:justify-single-word="false"/>
      <style:text-properties officeooo:rsid="00a257b5" officeooo:paragraph-rsid="00a4587a"/>
    </style:style>
    <style:style style:name="P959" style:family="paragraph" style:parent-style-name="Standard" style:list-style-name="L31">
      <style:paragraph-properties fo:text-align="justify" style:justify-single-word="false"/>
      <style:text-properties officeooo:rsid="00a899dc" officeooo:paragraph-rsid="00a899dc"/>
    </style:style>
    <style:style style:name="P960" style:family="paragraph" style:parent-style-name="Standard" style:list-style-name="L42">
      <style:paragraph-properties fo:text-align="justify" style:justify-single-word="false"/>
      <style:text-properties officeooo:rsid="00bd84ae" officeooo:paragraph-rsid="00bbeaf7"/>
    </style:style>
    <style:style style:name="P96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6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6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6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6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6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67" style:family="paragraph" style:parent-style-name="Standard" style:list-style-name="L55">
      <style:paragraph-properties fo:text-align="justify" style:justify-single-word="false"/>
      <style:text-properties officeooo:rsid="00e5e3fc" officeooo:paragraph-rsid="00e5e3fc"/>
    </style:style>
    <style:style style:name="P968" style:family="paragraph" style:parent-style-name="Standard" style:list-style-name="L55">
      <style:paragraph-properties fo:text-align="justify" style:justify-single-word="false"/>
      <style:text-properties officeooo:rsid="00e5e3fc" officeooo:paragraph-rsid="00f6c32b"/>
    </style:style>
    <style:style style:name="P969" style:family="paragraph" style:parent-style-name="Standard" style:list-style-name="L55">
      <style:paragraph-properties fo:text-align="justify" style:justify-single-word="false"/>
      <style:text-properties officeooo:rsid="010503bc" officeooo:paragraph-rsid="010503bc"/>
    </style:style>
    <style:style style:name="P970" style:family="paragraph" style:parent-style-name="Standard" style:list-style-name="L59">
      <style:paragraph-properties fo:text-align="justify" style:justify-single-word="false"/>
      <style:text-properties officeooo:rsid="0108b8e9" officeooo:paragraph-rsid="0108b8e9"/>
    </style:style>
    <style:style style:name="P971" style:family="paragraph" style:parent-style-name="Standard" style:list-style-name="L63">
      <style:paragraph-properties fo:text-align="justify" style:justify-single-word="false"/>
      <style:text-properties officeooo:rsid="0108b8e9" officeooo:paragraph-rsid="0113c6d3"/>
    </style:style>
    <style:style style:name="P972" style:family="paragraph" style:parent-style-name="Standard" style:list-style-name="L62">
      <style:text-properties officeooo:rsid="0113c6d3" officeooo:paragraph-rsid="0113c6d3"/>
    </style:style>
    <style:style style:name="P973" style:family="paragraph" style:parent-style-name="Standard" style:list-style-name="L62">
      <style:text-properties officeooo:rsid="0113c6d3" officeooo:paragraph-rsid="019a1d62"/>
    </style:style>
    <style:style style:name="P974" style:family="paragraph" style:parent-style-name="Standard" style:list-style-name="L67">
      <style:paragraph-properties fo:text-align="justify" style:justify-single-word="false"/>
      <style:text-properties officeooo:rsid="011d3de9" officeooo:paragraph-rsid="011d8806"/>
    </style:style>
    <style:style style:name="P975" style:family="paragraph" style:parent-style-name="Standard" style:list-style-name="L67">
      <style:paragraph-properties fo:text-align="justify" style:justify-single-word="false"/>
      <style:text-properties officeooo:rsid="011d3de9" officeooo:paragraph-rsid="011f737e"/>
    </style:style>
    <style:style style:name="P976" style:family="paragraph" style:parent-style-name="Standard" style:list-style-name="L67">
      <style:paragraph-properties fo:text-align="justify" style:justify-single-word="false"/>
      <style:text-properties officeooo:rsid="011d3de9" officeooo:paragraph-rsid="0129def4"/>
    </style:style>
    <style:style style:name="P977" style:family="paragraph" style:parent-style-name="Standard" style:list-style-name="L68">
      <style:text-properties officeooo:rsid="01211eb1" officeooo:paragraph-rsid="01211eb1"/>
    </style:style>
    <style:style style:name="P978" style:family="paragraph" style:parent-style-name="Standard" style:list-style-name="L68">
      <style:text-properties officeooo:rsid="01211eb1" officeooo:paragraph-rsid="012b4856"/>
    </style:style>
    <style:style style:name="P979" style:family="paragraph" style:parent-style-name="Standard" style:list-style-name="L77">
      <style:paragraph-properties fo:text-align="justify" style:justify-single-word="false"/>
      <style:text-properties officeooo:rsid="011b7554" officeooo:paragraph-rsid="013b5d51"/>
    </style:style>
    <style:style style:name="P980" style:family="paragraph" style:parent-style-name="Standard" style:list-style-name="L77">
      <style:paragraph-properties fo:text-align="justify" style:justify-single-word="false"/>
      <style:text-properties officeooo:rsid="011b7554" officeooo:paragraph-rsid="013e3671"/>
    </style:style>
    <style:style style:name="P98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8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8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84"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85" style:family="paragraph" style:parent-style-name="Standard" style:list-style-name="L84">
      <style:text-properties officeooo:rsid="015da402" officeooo:paragraph-rsid="015da402"/>
    </style:style>
    <style:style style:name="P986" style:family="paragraph" style:parent-style-name="Standard" style:list-style-name="L87">
      <style:text-properties officeooo:rsid="015da402" officeooo:paragraph-rsid="01645a86"/>
    </style:style>
    <style:style style:name="P987" style:family="paragraph" style:parent-style-name="Standard" style:list-style-name="L98">
      <style:text-properties officeooo:rsid="015da402" officeooo:paragraph-rsid="018f6cd1"/>
    </style:style>
    <style:style style:name="P988" style:family="paragraph" style:parent-style-name="Standard" style:list-style-name="L103">
      <style:text-properties officeooo:rsid="015da402" officeooo:paragraph-rsid="01a67c7f"/>
    </style:style>
    <style:style style:name="P989" style:family="paragraph" style:parent-style-name="Standard" style:list-style-name="L103">
      <style:paragraph-properties fo:text-align="justify" style:justify-single-word="false"/>
      <style:text-properties officeooo:rsid="015da402" officeooo:paragraph-rsid="01a67c7f"/>
    </style:style>
    <style:style style:name="P990" style:family="paragraph" style:parent-style-name="Standard" style:list-style-name="L77">
      <style:paragraph-properties fo:text-align="start" style:justify-single-word="false"/>
      <style:text-properties officeooo:rsid="0164b540" officeooo:paragraph-rsid="0164b540"/>
    </style:style>
    <style:style style:name="P991" style:family="paragraph" style:parent-style-name="Standard" style:list-style-name="L77">
      <style:paragraph-properties fo:text-align="start" style:justify-single-word="false"/>
      <style:text-properties officeooo:rsid="0164b540" officeooo:paragraph-rsid="016656a5"/>
    </style:style>
    <style:style style:name="P992" style:family="paragraph" style:parent-style-name="Standard" style:list-style-name="L77">
      <style:paragraph-properties fo:text-align="start" style:justify-single-word="false"/>
      <style:text-properties officeooo:rsid="0164b540" officeooo:paragraph-rsid="0174bad4"/>
    </style:style>
    <style:style style:name="P993" style:family="paragraph" style:parent-style-name="Standard" style:list-style-name="L77">
      <style:paragraph-properties fo:text-align="start" style:justify-single-word="false"/>
      <style:text-properties officeooo:rsid="0164b540" officeooo:paragraph-rsid="017c571b"/>
    </style:style>
    <style:style style:name="P994" style:family="paragraph" style:parent-style-name="Standard" style:list-style-name="L77">
      <style:paragraph-properties fo:text-align="start" style:justify-single-word="false"/>
      <style:text-properties officeooo:rsid="0164b540" officeooo:paragraph-rsid="017bad5d"/>
    </style:style>
    <style:style style:name="P995" style:family="paragraph" style:parent-style-name="Standard" style:list-style-name="L77">
      <style:paragraph-properties fo:text-align="start" style:justify-single-word="false"/>
      <style:text-properties officeooo:rsid="0164b540" officeooo:paragraph-rsid="017c2425"/>
    </style:style>
    <style:style style:name="P996" style:family="paragraph" style:parent-style-name="Standard" style:list-style-name="L77">
      <style:paragraph-properties fo:text-align="start" style:justify-single-word="false"/>
      <style:text-properties officeooo:rsid="0164b540" officeooo:paragraph-rsid="017c2b0c"/>
    </style:style>
    <style:style style:name="P997" style:family="paragraph" style:parent-style-name="Standard" style:list-style-name="L77">
      <style:paragraph-properties fo:text-align="start" style:justify-single-word="false"/>
      <style:text-properties officeooo:rsid="0164b540" officeooo:paragraph-rsid="017e0f05"/>
    </style:style>
    <style:style style:name="P998" style:family="paragraph" style:parent-style-name="Standard" style:list-style-name="L94">
      <style:paragraph-properties fo:text-align="start" style:justify-single-word="false"/>
      <style:text-properties officeooo:rsid="018da8ff" officeooo:paragraph-rsid="018da8ff"/>
    </style:style>
    <style:style style:name="P999" style:family="paragraph" style:parent-style-name="Standard" style:list-style-name="L96">
      <style:paragraph-properties fo:text-align="justify" style:justify-single-word="false"/>
      <style:text-properties officeooo:rsid="018301e8" officeooo:paragraph-rsid="018301e8"/>
    </style:style>
    <style:style style:name="P1000" style:family="paragraph" style:parent-style-name="Standard" style:list-style-name="L77">
      <style:paragraph-properties fo:text-align="start" style:justify-single-word="false"/>
      <style:text-properties officeooo:rsid="018f6cd1" officeooo:paragraph-rsid="018f6cd1"/>
    </style:style>
    <style:style style:name="P1001" style:family="paragraph" style:parent-style-name="Standard" style:list-style-name="L77">
      <style:paragraph-properties fo:text-align="start" style:justify-single-word="false"/>
      <style:text-properties officeooo:rsid="018f6cd1" officeooo:paragraph-rsid="0197c681"/>
    </style:style>
    <style:style style:name="P1002" style:family="paragraph" style:parent-style-name="Standard" style:list-style-name="L77">
      <style:paragraph-properties fo:text-align="start" style:justify-single-word="false"/>
      <style:text-properties officeooo:rsid="018f6cd1" officeooo:paragraph-rsid="019e3b38"/>
    </style:style>
    <style:style style:name="P1003" style:family="paragraph" style:parent-style-name="Standard" style:list-style-name="L77">
      <style:paragraph-properties fo:text-align="start" style:justify-single-word="false"/>
      <style:text-properties officeooo:rsid="018f6cd1" officeooo:paragraph-rsid="01a4e867"/>
    </style:style>
    <style:style style:name="P1004" style:family="paragraph" style:parent-style-name="Standard" style:list-style-name="L97">
      <style:paragraph-properties fo:text-align="start" style:justify-single-word="false"/>
      <style:text-properties officeooo:rsid="018f6cd1" officeooo:paragraph-rsid="018f6cd1"/>
    </style:style>
    <style:style style:name="P1005" style:family="paragraph" style:parent-style-name="Standard" style:list-style-name="L100">
      <style:paragraph-properties fo:text-align="start" style:justify-single-word="false"/>
      <style:text-properties officeooo:rsid="018f6cd1" officeooo:paragraph-rsid="0197c681"/>
    </style:style>
    <style:style style:name="P1006" style:family="paragraph" style:parent-style-name="Standard" style:list-style-name="L100">
      <style:paragraph-properties fo:text-align="start" style:justify-single-word="false"/>
      <style:text-properties officeooo:rsid="018f6cd1" officeooo:paragraph-rsid="01a4e867"/>
    </style:style>
    <style:style style:name="P1007" style:family="paragraph" style:parent-style-name="Standard" style:list-style-name="L102">
      <style:paragraph-properties fo:text-align="start" style:justify-single-word="false"/>
      <style:text-properties officeooo:rsid="018f6cd1" officeooo:paragraph-rsid="01a67c7f"/>
    </style:style>
    <style:style style:name="P1008" style:family="paragraph" style:parent-style-name="Standard" style:list-style-name="L104">
      <style:paragraph-properties fo:text-align="start" style:justify-single-word="false"/>
      <style:text-properties officeooo:rsid="018f6cd1" officeooo:paragraph-rsid="01a9274e"/>
    </style:style>
    <style:style style:name="P1009" style:family="paragraph" style:parent-style-name="Standard" style:list-style-name="L106">
      <style:paragraph-properties fo:text-align="start" style:justify-single-word="false"/>
      <style:text-properties officeooo:rsid="018f6cd1" officeooo:paragraph-rsid="01c6863d"/>
    </style:style>
    <style:style style:name="P1010" style:family="paragraph" style:parent-style-name="Standard" style:list-style-name="L109">
      <style:paragraph-properties fo:text-align="start" style:justify-single-word="false"/>
      <style:text-properties officeooo:rsid="018f6cd1" officeooo:paragraph-rsid="01d4f7bc"/>
    </style:style>
    <style:style style:name="P1011" style:family="paragraph" style:parent-style-name="Standard" style:list-style-name="L111">
      <style:paragraph-properties fo:text-align="start" style:justify-single-word="false"/>
      <style:text-properties officeooo:rsid="018f6cd1" officeooo:paragraph-rsid="01d67f13"/>
    </style:style>
    <style:style style:name="P1012" style:family="paragraph" style:parent-style-name="Standard" style:list-style-name="L113">
      <style:paragraph-properties fo:text-align="start" style:justify-single-word="false"/>
      <style:text-properties officeooo:rsid="018f6cd1" officeooo:paragraph-rsid="01dc585d"/>
    </style:style>
    <style:style style:name="P1013" style:family="paragraph" style:parent-style-name="Standard" style:list-style-name="L115">
      <style:paragraph-properties fo:text-align="start" style:justify-single-word="false"/>
      <style:text-properties officeooo:rsid="018f6cd1" officeooo:paragraph-rsid="01e8a402"/>
    </style:style>
    <style:style style:name="P1014" style:family="paragraph" style:parent-style-name="Standard" style:list-style-name="L118">
      <style:paragraph-properties fo:text-align="start" style:justify-single-word="false"/>
      <style:text-properties officeooo:rsid="018f6cd1" officeooo:paragraph-rsid="01ef7408"/>
    </style:style>
    <style:style style:name="P1015" style:family="paragraph" style:parent-style-name="Standard" style:list-style-name="L121">
      <style:paragraph-properties fo:text-align="start" style:justify-single-word="false"/>
      <style:text-properties officeooo:rsid="018f6cd1" officeooo:paragraph-rsid="01f53cb8"/>
    </style:style>
    <style:style style:name="P1016" style:family="paragraph" style:parent-style-name="Standard" style:list-style-name="L124">
      <style:paragraph-properties fo:text-align="start" style:justify-single-word="false"/>
      <style:text-properties officeooo:rsid="018f6cd1" officeooo:paragraph-rsid="01f56faa"/>
    </style:style>
    <style:style style:name="P1017" style:family="paragraph" style:parent-style-name="Standard" style:list-style-name="L127">
      <style:paragraph-properties fo:text-align="start" style:justify-single-word="false"/>
      <style:text-properties officeooo:rsid="018f6cd1" officeooo:paragraph-rsid="01f7fa93"/>
    </style:style>
    <style:style style:name="P1018" style:family="paragraph" style:parent-style-name="Standard" style:list-style-name="L130">
      <style:paragraph-properties fo:text-align="start" style:justify-single-word="false"/>
      <style:text-properties officeooo:rsid="018f6cd1" officeooo:paragraph-rsid="01fa7e25"/>
    </style:style>
    <style:style style:name="P1019" style:family="paragraph" style:parent-style-name="Standard" style:list-style-name="L115">
      <style:paragraph-properties fo:text-align="justify" style:justify-single-word="false"/>
      <style:text-properties officeooo:rsid="018f6cd1" officeooo:paragraph-rsid="01e8a402"/>
    </style:style>
    <style:style style:name="P1020" style:family="paragraph" style:parent-style-name="Standard" style:list-style-name="L62">
      <style:text-properties officeooo:rsid="019a1d62" officeooo:paragraph-rsid="019a1d62"/>
    </style:style>
    <style:style style:name="P1021" style:family="paragraph" style:parent-style-name="Standard" style:list-style-name="L101">
      <style:paragraph-properties fo:text-align="justify" style:justify-single-word="false"/>
      <style:text-properties officeooo:rsid="019a1d62" officeooo:paragraph-rsid="019a1d62"/>
    </style:style>
    <style:style style:name="P1022" style:family="paragraph" style:parent-style-name="Standard" style:list-style-name="L77">
      <style:paragraph-properties fo:text-align="start" style:justify-single-word="false"/>
      <style:text-properties officeooo:rsid="01a67c7f" officeooo:paragraph-rsid="01a67c7f"/>
    </style:style>
    <style:style style:name="P1023" style:family="paragraph" style:parent-style-name="Standard" style:list-style-name="L77">
      <style:paragraph-properties fo:text-align="start" style:justify-single-word="false"/>
      <style:text-properties officeooo:rsid="01a67c7f" officeooo:paragraph-rsid="01a9274e"/>
    </style:style>
    <style:style style:name="P1024" style:family="paragraph" style:parent-style-name="Standard" style:list-style-name="L77">
      <style:paragraph-properties fo:text-align="start" style:justify-single-word="false"/>
      <style:text-properties officeooo:rsid="01a67c7f" officeooo:paragraph-rsid="01c6863d"/>
    </style:style>
    <style:style style:name="P1025" style:family="paragraph" style:parent-style-name="Standard" style:list-style-name="L77">
      <style:paragraph-properties fo:text-align="justify" style:justify-single-word="false"/>
      <style:text-properties officeooo:rsid="01a67c7f" officeooo:paragraph-rsid="01c6863d"/>
    </style:style>
    <style:style style:name="P1026" style:family="paragraph" style:parent-style-name="Standard" style:list-style-name="L105">
      <style:text-properties officeooo:rsid="01ac266c" officeooo:paragraph-rsid="01ac266c"/>
    </style:style>
    <style:style style:name="P1027" style:family="paragraph" style:parent-style-name="Standard" style:list-style-name="L105">
      <style:paragraph-properties fo:text-align="justify" style:justify-single-word="false"/>
      <style:text-properties officeooo:rsid="01ad65f7" officeooo:paragraph-rsid="01ad65f7"/>
    </style:style>
    <style:style style:name="P1028" style:family="paragraph" style:parent-style-name="Standard" style:list-style-name="L105">
      <style:paragraph-properties fo:text-align="justify" style:justify-single-word="false"/>
      <style:text-properties officeooo:rsid="01ad65f7" officeooo:paragraph-rsid="01df0fa9"/>
    </style:style>
    <style:style style:name="P1029" style:family="paragraph" style:parent-style-name="Standard" style:list-style-name="L117">
      <style:paragraph-properties fo:text-align="justify" style:justify-single-word="false"/>
      <style:text-properties officeooo:rsid="01ad65f7" officeooo:paragraph-rsid="01e7b39b"/>
    </style:style>
    <style:style style:name="P1030"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31" style:family="paragraph" style:parent-style-name="Standard" style:list-style-name="L108">
      <style:text-properties officeooo:rsid="01c9a05f" officeooo:paragraph-rsid="01c9a05f"/>
    </style:style>
    <style:style style:name="P1032" style:family="paragraph" style:parent-style-name="Standard" style:list-style-name="L108">
      <style:text-properties officeooo:rsid="01c9a05f" officeooo:paragraph-rsid="01df0fa9"/>
    </style:style>
    <style:style style:name="P1033" style:family="paragraph" style:parent-style-name="Standard" style:list-style-name="L108">
      <style:paragraph-properties fo:text-align="justify" style:justify-single-word="false"/>
      <style:text-properties officeooo:rsid="01c9a05f" officeooo:paragraph-rsid="01c9a05f"/>
    </style:style>
    <style:style style:name="P1034" style:family="paragraph" style:parent-style-name="Standard" style:list-style-name="L110">
      <style:paragraph-properties fo:text-align="justify" style:justify-single-word="false"/>
      <style:text-properties officeooo:rsid="01c9a05f" officeooo:paragraph-rsid="01d4f7bc"/>
    </style:style>
    <style:style style:name="P1035" style:family="paragraph" style:parent-style-name="Standard" style:list-style-name="L112">
      <style:paragraph-properties fo:text-align="justify" style:justify-single-word="false"/>
      <style:text-properties officeooo:rsid="01c9a05f" officeooo:paragraph-rsid="01d621aa"/>
    </style:style>
    <style:style style:name="P1036" style:family="paragraph" style:parent-style-name="Standard" style:list-style-name="L77">
      <style:paragraph-properties fo:text-align="start" style:justify-single-word="false"/>
      <style:text-properties officeooo:rsid="01d4f7bc" officeooo:paragraph-rsid="01d4f7bc"/>
    </style:style>
    <style:style style:name="P1037" style:family="paragraph" style:parent-style-name="Standard" style:list-style-name="L77">
      <style:paragraph-properties fo:text-align="start" style:justify-single-word="false"/>
      <style:text-properties officeooo:rsid="01d4f7bc" officeooo:paragraph-rsid="01d621aa"/>
    </style:style>
    <style:style style:name="P1038" style:family="paragraph" style:parent-style-name="Standard" style:list-style-name="L77">
      <style:paragraph-properties fo:text-align="start" style:justify-single-word="false"/>
      <style:text-properties officeooo:rsid="01d4f7bc" officeooo:paragraph-rsid="01dc585d"/>
    </style:style>
    <style:style style:name="P1039" style:family="paragraph" style:parent-style-name="Standard" style:list-style-name="L77">
      <style:paragraph-properties fo:text-align="start" style:justify-single-word="false"/>
      <style:text-properties officeooo:rsid="01d4f7bc" officeooo:paragraph-rsid="01e8a402"/>
    </style:style>
    <style:style style:name="P1040" style:family="paragraph" style:parent-style-name="Standard" style:list-style-name="L77">
      <style:paragraph-properties fo:text-align="start" style:justify-single-word="false"/>
      <style:text-properties officeooo:rsid="01d4f7bc" officeooo:paragraph-rsid="01ef7408"/>
    </style:style>
    <style:style style:name="P1041" style:family="paragraph" style:parent-style-name="Standard" style:list-style-name="L115">
      <style:paragraph-properties fo:text-align="start" style:justify-single-word="false"/>
      <style:text-properties officeooo:rsid="01d4f7bc" officeooo:paragraph-rsid="01e8a402"/>
    </style:style>
    <style:style style:name="P1042" style:family="paragraph" style:parent-style-name="Standard" style:list-style-name="L110">
      <style:text-properties officeooo:rsid="01d4f7bc" officeooo:paragraph-rsid="01d4f7bc"/>
    </style:style>
    <style:style style:name="P1043" style:family="paragraph" style:parent-style-name="Standard" style:list-style-name="L112">
      <style:text-properties officeooo:rsid="01d4f7bc" officeooo:paragraph-rsid="01d621aa"/>
    </style:style>
    <style:style style:name="P1044" style:family="paragraph" style:parent-style-name="Standard" style:list-style-name="L119">
      <style:text-properties officeooo:rsid="01d4f7bc" officeooo:paragraph-rsid="01ef7408"/>
    </style:style>
    <style:style style:name="P1045" style:family="paragraph" style:parent-style-name="Standard" style:list-style-name="L122">
      <style:text-properties officeooo:rsid="01d4f7bc" officeooo:paragraph-rsid="01f53cb8"/>
    </style:style>
    <style:style style:name="P1046" style:family="paragraph" style:parent-style-name="Standard" style:list-style-name="L125">
      <style:text-properties officeooo:rsid="01d4f7bc" officeooo:paragraph-rsid="01f56faa"/>
    </style:style>
    <style:style style:name="P1047" style:family="paragraph" style:parent-style-name="Standard" style:list-style-name="L128">
      <style:text-properties officeooo:rsid="01d4f7bc" officeooo:paragraph-rsid="01f7fa93"/>
    </style:style>
    <style:style style:name="P1048" style:family="paragraph" style:parent-style-name="Standard" style:list-style-name="L131">
      <style:text-properties officeooo:rsid="01d4f7bc" officeooo:paragraph-rsid="01fa7e25"/>
    </style:style>
    <style:style style:name="P1049" style:family="paragraph" style:parent-style-name="Standard" style:list-style-name="L134">
      <style:text-properties officeooo:rsid="01d4f7bc" officeooo:paragraph-rsid="01fc9fc5"/>
    </style:style>
    <style:style style:name="P1050" style:family="paragraph" style:parent-style-name="Standard" style:list-style-name="L114">
      <style:paragraph-properties fo:text-align="justify" style:justify-single-word="false"/>
      <style:text-properties officeooo:rsid="01db9c36" officeooo:paragraph-rsid="01db9c36"/>
    </style:style>
    <style:style style:name="P1051" style:family="paragraph" style:parent-style-name="Standard" style:list-style-name="L116">
      <style:text-properties officeooo:rsid="01e8c3b9" officeooo:paragraph-rsid="01e8c3b9"/>
    </style:style>
    <style:style style:name="P1052" style:family="paragraph" style:parent-style-name="Standard" style:list-style-name="L116">
      <style:text-properties officeooo:rsid="01e8c3b9" officeooo:paragraph-rsid="02060953"/>
    </style:style>
    <style:style style:name="P1053" style:family="paragraph" style:parent-style-name="Standard" style:list-style-name="L116">
      <style:text-properties officeooo:rsid="01e8c3b9" officeooo:paragraph-rsid="021b824d"/>
    </style:style>
    <style:style style:name="P1054" style:family="paragraph" style:parent-style-name="Standard" style:list-style-name="L141">
      <style:text-properties officeooo:rsid="01e8c3b9" officeooo:paragraph-rsid="021d0da1"/>
    </style:style>
    <style:style style:name="P1055" style:family="paragraph" style:parent-style-name="Standard" style:list-style-name="L144">
      <style:text-properties officeooo:rsid="01e8c3b9" officeooo:paragraph-rsid="022c42a5"/>
    </style:style>
    <style:style style:name="P1056" style:family="paragraph" style:parent-style-name="Standard" style:list-style-name="L151">
      <style:text-properties officeooo:rsid="01e8c3b9" officeooo:paragraph-rsid="022c42a5"/>
    </style:style>
    <style:style style:name="P1057" style:family="paragraph" style:parent-style-name="Standard" style:list-style-name="L120">
      <style:paragraph-properties fo:text-align="start" style:justify-single-word="false"/>
      <style:text-properties officeooo:rsid="01ef7408" officeooo:paragraph-rsid="01ef7408"/>
    </style:style>
    <style:style style:name="P1058" style:family="paragraph" style:parent-style-name="Standard" style:list-style-name="L123">
      <style:paragraph-properties fo:text-align="start" style:justify-single-word="false"/>
      <style:text-properties officeooo:rsid="01ef7408" officeooo:paragraph-rsid="01f53cb8"/>
    </style:style>
    <style:style style:name="P1059" style:family="paragraph" style:parent-style-name="Standard" style:list-style-name="L126">
      <style:paragraph-properties fo:text-align="start" style:justify-single-word="false"/>
      <style:text-properties officeooo:rsid="01ef7408" officeooo:paragraph-rsid="01f56faa"/>
    </style:style>
    <style:style style:name="P1060" style:family="paragraph" style:parent-style-name="Standard" style:list-style-name="L129">
      <style:paragraph-properties fo:text-align="start" style:justify-single-word="false"/>
      <style:text-properties officeooo:rsid="01ef7408" officeooo:paragraph-rsid="01f7fa93"/>
    </style:style>
    <style:style style:name="P1061" style:family="paragraph" style:parent-style-name="Standard" style:list-style-name="L132">
      <style:paragraph-properties fo:text-align="start" style:justify-single-word="false"/>
      <style:text-properties officeooo:rsid="01ef7408" officeooo:paragraph-rsid="01fa7e25"/>
    </style:style>
    <style:style style:name="P1062" style:family="paragraph" style:parent-style-name="Standard" style:list-style-name="L135">
      <style:paragraph-properties fo:text-align="start" style:justify-single-word="false"/>
      <style:text-properties officeooo:rsid="01ef7408" officeooo:paragraph-rsid="01fc9fc5"/>
    </style:style>
    <style:style style:name="P1063" style:family="paragraph" style:parent-style-name="Standard" style:list-style-name="L77">
      <style:paragraph-properties fo:text-align="start" style:justify-single-word="false"/>
      <style:text-properties officeooo:rsid="01f53cb8" officeooo:paragraph-rsid="01f53cb8"/>
    </style:style>
    <style:style style:name="P1064" style:family="paragraph" style:parent-style-name="Standard" style:list-style-name="L77">
      <style:paragraph-properties fo:text-align="start" style:justify-single-word="false"/>
      <style:text-properties officeooo:rsid="01f53cb8" officeooo:paragraph-rsid="01f56faa"/>
    </style:style>
    <style:style style:name="P1065" style:family="paragraph" style:parent-style-name="Standard" style:list-style-name="L77">
      <style:paragraph-properties fo:text-align="start" style:justify-single-word="false"/>
      <style:text-properties officeooo:rsid="01f53cb8" officeooo:paragraph-rsid="01f7fa93"/>
    </style:style>
    <style:style style:name="P1066" style:family="paragraph" style:parent-style-name="Standard" style:list-style-name="L77">
      <style:paragraph-properties fo:text-align="start" style:justify-single-word="false"/>
      <style:text-properties officeooo:rsid="01f53cb8" officeooo:paragraph-rsid="01fa7e25"/>
    </style:style>
    <style:style style:name="P1067" style:family="paragraph" style:parent-style-name="Standard" style:list-style-name="L77">
      <style:paragraph-properties fo:text-align="start" style:justify-single-word="false"/>
      <style:text-properties officeooo:rsid="01f53cb8" officeooo:paragraph-rsid="01fc9fc5"/>
    </style:style>
    <style:style style:name="P1068" style:family="paragraph" style:parent-style-name="Standard" style:list-style-name="L77">
      <style:paragraph-properties fo:text-align="start" style:justify-single-word="false"/>
      <style:text-properties officeooo:rsid="01f53cb8" officeooo:paragraph-rsid="0203a9a9"/>
    </style:style>
    <style:style style:name="P1069" style:family="paragraph" style:parent-style-name="Standard" style:list-style-name="L77">
      <style:paragraph-properties fo:text-align="start" style:justify-single-word="false"/>
      <style:text-properties officeooo:rsid="01f53cb8" officeooo:paragraph-rsid="0219edc1"/>
    </style:style>
    <style:style style:name="P1070" style:family="paragraph" style:parent-style-name="Standard" style:list-style-name="L77">
      <style:paragraph-properties fo:text-align="start" style:justify-single-word="false"/>
      <style:text-properties officeooo:rsid="01f53cb8" officeooo:paragraph-rsid="022c42a5"/>
    </style:style>
    <style:style style:name="P1071" style:family="paragraph" style:parent-style-name="Standard" style:list-style-name="L130">
      <style:paragraph-properties fo:text-align="start" style:justify-single-word="false"/>
      <style:text-properties style:text-position="0% 100%" officeooo:rsid="018f6cd1" officeooo:paragraph-rsid="01fa7e25"/>
    </style:style>
    <style:style style:name="P1072" style:family="paragraph" style:parent-style-name="Standard" style:list-style-name="L133">
      <style:paragraph-properties fo:text-align="start" style:justify-single-word="false"/>
      <style:text-properties style:text-position="0% 100%" officeooo:rsid="01fc9fc5" officeooo:paragraph-rsid="01fc9fc5"/>
    </style:style>
    <style:style style:name="P1073" style:family="paragraph" style:parent-style-name="Standard" style:list-style-name="L136">
      <style:paragraph-properties fo:text-align="start" style:justify-single-word="false"/>
      <style:text-properties style:text-position="0% 100%" officeooo:rsid="01fc9fc5" officeooo:paragraph-rsid="0203a9a9"/>
    </style:style>
    <style:style style:name="P1074" style:family="paragraph" style:parent-style-name="Standard" style:list-style-name="L136">
      <style:paragraph-properties fo:text-align="start" style:justify-single-word="false"/>
      <style:text-properties style:text-position="0% 100%" officeooo:rsid="01fc9fc5" officeooo:paragraph-rsid="021026fa"/>
    </style:style>
    <style:style style:name="P1075" style:family="paragraph" style:parent-style-name="Standard" style:list-style-name="L136">
      <style:paragraph-properties fo:text-align="start" style:justify-single-word="false"/>
      <style:text-properties style:text-position="0% 100%" officeooo:rsid="01fc9fc5" officeooo:paragraph-rsid="0214bf30"/>
    </style:style>
    <style:style style:name="P1076" style:family="paragraph" style:parent-style-name="Standard" style:list-style-name="L136">
      <style:paragraph-properties fo:text-align="start" style:justify-single-word="false"/>
      <style:text-properties style:text-position="0% 100%" officeooo:rsid="01fc9fc5" officeooo:paragraph-rsid="0216b44c"/>
    </style:style>
    <style:style style:name="P1077" style:family="paragraph" style:parent-style-name="Standard" style:list-style-name="L137">
      <style:paragraph-properties fo:text-align="start" style:justify-single-word="false"/>
      <style:text-properties style:text-position="0% 100%" officeooo:rsid="01fc9fc5" officeooo:paragraph-rsid="0219edc1"/>
    </style:style>
    <style:style style:name="P1078" style:family="paragraph" style:parent-style-name="Standard" style:list-style-name="L140">
      <style:paragraph-properties fo:text-align="start" style:justify-single-word="false"/>
      <style:text-properties style:text-position="0% 100%" officeooo:rsid="01fc9fc5" officeooo:paragraph-rsid="021e8179"/>
    </style:style>
    <style:style style:name="P1079" style:family="paragraph" style:parent-style-name="Standard" style:list-style-name="L140">
      <style:paragraph-properties fo:text-align="start" style:justify-single-word="false"/>
      <style:text-properties style:text-position="0% 100%" officeooo:rsid="01fc9fc5" officeooo:paragraph-rsid="021eec2a"/>
    </style:style>
    <style:style style:name="P1080" style:family="paragraph" style:parent-style-name="Standard" style:list-style-name="L140">
      <style:paragraph-properties fo:text-align="start" style:justify-single-word="false"/>
      <style:text-properties style:text-position="0% 100%" officeooo:rsid="01fc9fc5" officeooo:paragraph-rsid="02223289"/>
    </style:style>
    <style:style style:name="P1081" style:family="paragraph" style:parent-style-name="Standard" style:list-style-name="L140">
      <style:paragraph-properties fo:text-align="start" style:justify-single-word="false"/>
      <style:text-properties style:text-position="0% 100%" officeooo:rsid="01fc9fc5" officeooo:paragraph-rsid="022a6d0f"/>
    </style:style>
    <style:style style:name="P1082" style:family="paragraph" style:parent-style-name="Standard" style:list-style-name="L143">
      <style:paragraph-properties fo:text-align="start" style:justify-single-word="false"/>
      <style:text-properties style:text-position="0% 100%" officeooo:rsid="01fc9fc5" officeooo:paragraph-rsid="022c42a5"/>
    </style:style>
    <style:style style:name="P1083" style:family="paragraph" style:parent-style-name="Standard" style:list-style-name="L148">
      <style:paragraph-properties fo:text-align="start" style:justify-single-word="false"/>
      <style:text-properties style:text-position="0% 100%" officeooo:rsid="022d6144" officeooo:paragraph-rsid="02382392"/>
    </style:style>
    <style:style style:name="P1084" style:family="paragraph" style:parent-style-name="Standard" style:list-style-name="L156">
      <style:paragraph-properties fo:text-align="start" style:justify-single-word="false"/>
      <style:text-properties style:text-position="0% 100%" officeooo:rsid="022d6144" officeooo:paragraph-rsid="025d1f09"/>
    </style:style>
    <style:style style:name="P1085" style:family="paragraph" style:parent-style-name="Standard" style:list-style-name="L161">
      <style:paragraph-properties fo:text-align="start" style:justify-single-word="false"/>
      <style:text-properties style:text-position="0% 100%" officeooo:rsid="022d6144" officeooo:paragraph-rsid="02703e2a"/>
    </style:style>
    <style:style style:name="P1086" style:family="paragraph" style:parent-style-name="Standard" style:list-style-name="L163">
      <style:paragraph-properties fo:text-align="start" style:justify-single-word="false"/>
      <style:text-properties style:text-position="0% 100%" officeooo:rsid="022d6144" officeooo:paragraph-rsid="027347dc"/>
    </style:style>
    <style:style style:name="P1087" style:family="paragraph" style:parent-style-name="Standard" style:list-style-name="L163">
      <style:paragraph-properties fo:text-align="start" style:justify-single-word="false"/>
      <style:text-properties style:text-position="0% 100%" officeooo:rsid="022d6144" officeooo:paragraph-rsid="02747d81"/>
    </style:style>
    <style:style style:name="P1088" style:family="paragraph" style:parent-style-name="Standard" style:list-style-name="L150">
      <style:paragraph-properties fo:text-align="start" style:justify-single-word="false"/>
      <style:text-properties style:text-position="0% 100%" officeooo:rsid="022c42a5" officeooo:paragraph-rsid="023c3b6e"/>
    </style:style>
    <style:style style:name="P1089" style:family="paragraph" style:parent-style-name="Standard" style:list-style-name="L150">
      <style:paragraph-properties fo:text-align="start" style:justify-single-word="false"/>
      <style:text-properties style:text-position="0% 100%" officeooo:rsid="022c42a5" officeooo:paragraph-rsid="024296d2"/>
    </style:style>
    <style:style style:name="P1090" style:family="paragraph" style:parent-style-name="Standard" style:list-style-name="L153">
      <style:paragraph-properties fo:text-align="start" style:justify-single-word="false"/>
      <style:text-properties style:text-position="0% 100%" officeooo:rsid="022c42a5" officeooo:paragraph-rsid="024dfdd5"/>
    </style:style>
    <style:style style:name="P1091" style:family="paragraph" style:parent-style-name="Standard" style:list-style-name="L153">
      <style:paragraph-properties fo:text-align="start" style:justify-single-word="false"/>
      <style:text-properties style:text-position="0% 100%" officeooo:rsid="022c42a5" officeooo:paragraph-rsid="0252a8a5"/>
    </style:style>
    <style:style style:name="P1092" style:family="paragraph" style:parent-style-name="Standard" style:list-style-name="L158">
      <style:paragraph-properties fo:text-align="start" style:justify-single-word="false"/>
      <style:text-properties style:text-position="0% 100%" officeooo:rsid="022c42a5" officeooo:paragraph-rsid="026276dd"/>
    </style:style>
    <style:style style:name="P1093" style:family="paragraph" style:parent-style-name="Standard" style:list-style-name="L158">
      <style:paragraph-properties fo:text-align="start" style:justify-single-word="false"/>
      <style:text-properties style:text-position="0% 100%" officeooo:rsid="022c42a5" officeooo:paragraph-rsid="0264b2be"/>
    </style:style>
    <style:style style:name="P1094" style:family="paragraph" style:parent-style-name="Standard" style:list-style-name="L158">
      <style:paragraph-properties fo:text-align="start" style:justify-single-word="false"/>
      <style:text-properties style:text-position="0% 100%" officeooo:rsid="022c42a5" officeooo:paragraph-rsid="026681de"/>
    </style:style>
    <style:style style:name="P1095" style:family="paragraph" style:parent-style-name="Standard" style:list-style-name="L158">
      <style:paragraph-properties fo:text-align="start" style:justify-single-word="false"/>
      <style:text-properties style:text-position="0% 100%" officeooo:rsid="022c42a5" officeooo:paragraph-rsid="0267af79"/>
    </style:style>
    <style:style style:name="P1096" style:family="paragraph" style:parent-style-name="Standard" style:list-style-name="L158">
      <style:paragraph-properties fo:text-align="start" style:justify-single-word="false"/>
      <style:text-properties style:text-position="0% 100%" officeooo:rsid="022c42a5" officeooo:paragraph-rsid="026963e1"/>
    </style:style>
    <style:style style:name="P1097" style:family="paragraph" style:parent-style-name="Standard" style:list-style-name="L17">
      <style:paragraph-properties fo:text-align="start" style:justify-single-word="false"/>
      <style:text-properties officeooo:rsid="0204318b" officeooo:paragraph-rsid="02060953"/>
    </style:style>
    <style:style style:name="P1098" style:family="paragraph" style:parent-style-name="Standard" style:list-style-name="L138">
      <style:paragraph-properties fo:text-align="justify" style:justify-single-word="false"/>
      <style:text-properties officeooo:rsid="0219edc1" officeooo:paragraph-rsid="0219edc1"/>
    </style:style>
    <style:style style:name="P1099" style:family="paragraph" style:parent-style-name="Standard" style:list-style-name="L145">
      <style:paragraph-properties fo:text-align="justify" style:justify-single-word="false"/>
      <style:text-properties officeooo:rsid="0219edc1" officeooo:paragraph-rsid="022c42a5"/>
    </style:style>
    <style:style style:name="P1100" style:family="paragraph" style:parent-style-name="Standard" style:list-style-name="L77">
      <style:paragraph-properties fo:text-align="start" style:justify-single-word="false"/>
      <style:text-properties officeooo:rsid="021e8179" officeooo:paragraph-rsid="021e8179"/>
    </style:style>
    <style:style style:name="P1101" style:family="paragraph" style:parent-style-name="Standard" style:list-style-name="L77">
      <style:paragraph-properties fo:text-align="start" style:justify-single-word="false"/>
      <style:text-properties officeooo:rsid="021e8179" officeooo:paragraph-rsid="022c42a5"/>
    </style:style>
    <style:style style:name="P1102" style:family="paragraph" style:parent-style-name="Standard" style:list-style-name="L77">
      <style:paragraph-properties fo:text-align="start" style:justify-single-word="false"/>
      <style:text-properties officeooo:rsid="021e8179" officeooo:paragraph-rsid="0236bc64"/>
    </style:style>
    <style:style style:name="P1103" style:family="paragraph" style:parent-style-name="Standard" style:list-style-name="L77">
      <style:paragraph-properties fo:text-align="start" style:justify-single-word="false"/>
      <style:text-properties officeooo:rsid="021e8179" officeooo:paragraph-rsid="0252a8a5"/>
    </style:style>
    <style:style style:name="P1104" style:family="paragraph" style:parent-style-name="Standard" style:list-style-name="L77">
      <style:paragraph-properties fo:text-align="start" style:justify-single-word="false"/>
      <style:text-properties officeooo:rsid="021e8179" officeooo:paragraph-rsid="024dfdd5"/>
    </style:style>
    <style:style style:name="P1105" style:family="paragraph" style:parent-style-name="Standard" style:list-style-name="L77">
      <style:paragraph-properties fo:text-align="start" style:justify-single-word="false"/>
      <style:text-properties officeooo:rsid="021e8179" officeooo:paragraph-rsid="026276dd"/>
    </style:style>
    <style:style style:name="P1106" style:family="paragraph" style:parent-style-name="Standard" style:list-style-name="L77">
      <style:paragraph-properties fo:text-align="start" style:justify-single-word="false"/>
      <style:text-properties officeooo:rsid="021e8179" officeooo:paragraph-rsid="0262f57c"/>
    </style:style>
    <style:style style:name="P1107" style:family="paragraph" style:parent-style-name="Standard" style:list-style-name="L77">
      <style:paragraph-properties fo:text-align="start" style:justify-single-word="false"/>
      <style:text-properties officeooo:rsid="021e8179" officeooo:paragraph-rsid="0264b2be"/>
    </style:style>
    <style:style style:name="P1108" style:family="paragraph" style:parent-style-name="Standard" style:list-style-name="L77">
      <style:paragraph-properties fo:text-align="start" style:justify-single-word="false"/>
      <style:text-properties officeooo:rsid="021e8179" officeooo:paragraph-rsid="026681de"/>
    </style:style>
    <style:style style:name="P1109" style:family="paragraph" style:parent-style-name="Standard" style:list-style-name="L77">
      <style:paragraph-properties fo:text-align="start" style:justify-single-word="false"/>
      <style:text-properties officeooo:rsid="021e8179" officeooo:paragraph-rsid="0267af79"/>
    </style:style>
    <style:style style:name="P1110" style:family="paragraph" style:parent-style-name="Standard" style:list-style-name="L77">
      <style:paragraph-properties fo:text-align="start" style:justify-single-word="false"/>
      <style:text-properties officeooo:rsid="021e8179" officeooo:paragraph-rsid="026963e1"/>
    </style:style>
    <style:style style:name="P1111" style:family="paragraph" style:parent-style-name="Standard" style:list-style-name="L147">
      <style:paragraph-properties fo:text-align="start" style:justify-single-word="false"/>
      <style:text-properties officeooo:rsid="021e8179" officeooo:paragraph-rsid="02382392"/>
    </style:style>
    <style:style style:name="P1112" style:family="paragraph" style:parent-style-name="Standard" style:list-style-name="L147">
      <style:paragraph-properties fo:text-align="start" style:justify-single-word="false"/>
      <style:text-properties officeooo:rsid="021e8179" officeooo:paragraph-rsid="025f6ada"/>
    </style:style>
    <style:style style:name="P1113" style:family="paragraph" style:parent-style-name="Standard" style:list-style-name="L141">
      <style:text-properties officeooo:rsid="02060953" officeooo:paragraph-rsid="021d0da1"/>
    </style:style>
    <style:style style:name="P1114" style:family="paragraph" style:parent-style-name="Standard" style:list-style-name="L151">
      <style:text-properties officeooo:rsid="02060953" officeooo:paragraph-rsid="022c42a5"/>
    </style:style>
    <style:style style:name="P1115" style:family="paragraph" style:parent-style-name="Standard" style:list-style-name="L154">
      <style:text-properties officeooo:rsid="02060953" officeooo:paragraph-rsid="024dfdd5"/>
    </style:style>
    <style:style style:name="P1116" style:family="paragraph" style:parent-style-name="Standard" style:list-style-name="L142">
      <style:paragraph-properties fo:text-align="justify" style:justify-single-word="false"/>
      <style:text-properties officeooo:rsid="02227f27" officeooo:paragraph-rsid="02227f27"/>
    </style:style>
    <style:style style:name="P1117" style:family="paragraph" style:parent-style-name="Standard" style:list-style-name="L149">
      <style:text-properties officeooo:rsid="022d6144" officeooo:paragraph-rsid="02382392"/>
    </style:style>
    <style:style style:name="P1118" style:family="paragraph" style:parent-style-name="Standard" style:list-style-name="L157">
      <style:text-properties officeooo:rsid="022d6144" officeooo:paragraph-rsid="025d1f09"/>
    </style:style>
    <style:style style:name="P1119" style:family="paragraph" style:parent-style-name="Standard" style:list-style-name="L162">
      <style:text-properties officeooo:rsid="022d6144" officeooo:paragraph-rsid="02703e2a"/>
    </style:style>
    <style:style style:name="P1120" style:family="paragraph" style:parent-style-name="Standard" style:list-style-name="L164">
      <style:text-properties officeooo:rsid="022d6144" officeooo:paragraph-rsid="027347dc"/>
    </style:style>
    <style:style style:name="P1121" style:family="paragraph" style:parent-style-name="Standard" style:list-style-name="L151">
      <style:text-properties officeooo:rsid="022e2659" officeooo:paragraph-rsid="022e2659"/>
    </style:style>
    <style:style style:name="P1122" style:family="paragraph" style:parent-style-name="Standard" style:list-style-name="L151">
      <style:text-properties officeooo:rsid="022e2659" officeooo:paragraph-rsid="0242d571"/>
    </style:style>
    <style:style style:name="P1123" style:family="paragraph" style:parent-style-name="Standard" style:list-style-name="L154">
      <style:text-properties officeooo:rsid="024e5a52" officeooo:paragraph-rsid="024e5a52"/>
    </style:style>
    <style:style style:name="P1124" style:family="paragraph" style:parent-style-name="Standard" style:list-style-name="L159">
      <style:text-properties officeooo:rsid="024e5a52" officeooo:paragraph-rsid="026189b8"/>
    </style:style>
    <style:style style:name="P1125" style:family="paragraph" style:parent-style-name="Standard" style:list-style-name="L147">
      <style:paragraph-properties fo:text-align="start" style:justify-single-word="false"/>
      <style:text-properties officeooo:rsid="02703e2a" officeooo:paragraph-rsid="02703e2a"/>
    </style:style>
    <style:style style:name="P1126" style:family="paragraph" style:parent-style-name="Standard" style:list-style-name="L147">
      <style:paragraph-properties fo:text-align="start" style:justify-single-word="false"/>
      <style:text-properties officeooo:rsid="02703e2a" officeooo:paragraph-rsid="027347dc"/>
    </style:style>
    <style:style style:name="P1127" style:family="paragraph" style:parent-style-name="Text_20_body" style:list-style-name="L5">
      <style:paragraph-properties fo:text-align="justify" style:justify-single-word="false"/>
      <style:text-properties officeooo:rsid="004161ac" officeooo:paragraph-rsid="00511cfb"/>
    </style:style>
    <style:style style:name="P1128" style:family="paragraph" style:parent-style-name="Text_20_body" style:list-style-name="L152">
      <style:paragraph-properties fo:text-align="justify" style:justify-single-word="false"/>
      <style:text-properties officeooo:rsid="004161ac" officeooo:paragraph-rsid="022e2659"/>
    </style:style>
    <style:style style:name="P1129" style:family="paragraph" style:parent-style-name="Text_20_body" style:list-style-name="L155">
      <style:paragraph-properties fo:text-align="justify" style:justify-single-word="false"/>
      <style:text-properties officeooo:rsid="004161ac" officeooo:paragraph-rsid="024dfdd5"/>
    </style:style>
    <style:style style:name="P1130" style:family="paragraph" style:parent-style-name="Text_20_body" style:list-style-name="L5">
      <style:paragraph-properties fo:text-align="justify" style:justify-single-word="false"/>
      <style:text-properties officeooo:rsid="004a8c55" officeooo:paragraph-rsid="00511cfb"/>
    </style:style>
    <style:style style:name="P1131" style:family="paragraph" style:parent-style-name="Text_20_body" style:list-style-name="L5">
      <style:paragraph-properties fo:text-align="justify" style:justify-single-word="false"/>
      <style:text-properties officeooo:rsid="00511cfb" officeooo:paragraph-rsid="00511cfb"/>
    </style:style>
    <style:style style:name="P1132" style:family="paragraph" style:parent-style-name="Text_20_body" style:list-style-name="L152">
      <style:paragraph-properties fo:text-align="justify" style:justify-single-word="false"/>
      <style:text-properties officeooo:rsid="00511cfb" officeooo:paragraph-rsid="022e2659"/>
    </style:style>
    <style:style style:name="P1133" style:family="paragraph" style:parent-style-name="Text_20_body" style:list-style-name="L155">
      <style:paragraph-properties fo:text-align="justify" style:justify-single-word="false"/>
      <style:text-properties officeooo:rsid="00511cfb" officeooo:paragraph-rsid="024dfdd5"/>
    </style:style>
    <style:style style:name="P1134" style:family="paragraph" style:parent-style-name="Text_20_body" style:list-style-name="L160">
      <style:paragraph-properties fo:text-align="justify" style:justify-single-word="false"/>
      <style:text-properties officeooo:rsid="00511cfb" officeooo:paragraph-rsid="026189b8"/>
    </style:style>
    <style:style style:name="P1135" style:family="paragraph" style:parent-style-name="Text_20_body" style:list-style-name="L152">
      <style:paragraph-properties fo:text-align="justify" style:justify-single-word="false"/>
      <style:text-properties officeooo:rsid="02318f9d" officeooo:paragraph-rsid="02318f9d"/>
    </style:style>
    <style:style style:name="P1136" style:family="paragraph" style:parent-style-name="Text_20_body" style:list-style-name="L155">
      <style:paragraph-properties fo:text-align="justify" style:justify-single-word="false"/>
      <style:text-properties officeooo:rsid="02318f9d" officeooo:paragraph-rsid="024dfdd5"/>
    </style:style>
    <style:style style:name="P1137" style:family="paragraph" style:parent-style-name="Text_20_body" style:list-style-name="L155">
      <style:paragraph-properties fo:text-align="justify" style:justify-single-word="false"/>
      <style:text-properties officeooo:rsid="02514fad" officeooo:paragraph-rsid="02514fad"/>
    </style:style>
    <style:style style:name="P1138"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officeooo:rsid="027347dc" style:font-size-asian="18pt" style:font-size-complex="18pt"/>
    </style:style>
    <style:style style:name="T76" style:family="text">
      <style:text-properties fo:color="#007dc3" loext:opacity="100%" style:font-name="Calibri1" fo:font-size="18pt" style:rfc-language-tag="es-ES-u-co-trad" fo:language="es" fo:country="ES" officeooo:rsid="027347dc" style:font-size-asian="18pt" style:font-size-complex="18pt"/>
    </style:style>
    <style:style style:name="T77" style:family="text">
      <style:text-properties fo:color="#007dc3" loext:opacity="100%" style:font-name="Calibri1" fo:font-size="18pt" style:rfc-language-tag="es-ES-u-co-trad" fo:language="es" fo:country="ES" officeooo:rsid="02747d81" style:font-size-asian="18pt" style:font-size-complex="18pt"/>
    </style:style>
    <style:style style:name="T78"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4000c8" loext:opacity="100%" style:font-name="Consolas" fo:font-size="10pt" fo:font-weight="bold" style:font-size-asian="10pt" style:font-weight-asian="bold"/>
    </style:style>
    <style:style style:name="T157" style:family="text">
      <style:text-properties fo:color="#4000c8" loext:opacity="100%" style:font-name="Consolas" fo:font-size="10pt" fo:font-weight="bold" officeooo:rsid="015951e6" style:font-size-asian="10pt" style:font-weight-asian="bold"/>
    </style:style>
    <style:style style:name="T158" style:family="text">
      <style:text-properties fo:color="#4000c8" loext:opacity="100%" fo:font-weight="bold" style:font-weight-asian="bold"/>
    </style:style>
    <style:style style:name="T159" style:family="text">
      <style:text-properties officeooo:rsid="0083578d"/>
    </style:style>
    <style:style style:name="T160" style:family="text">
      <style:text-properties officeooo:rsid="00847eb0"/>
    </style:style>
    <style:style style:name="T161" style:family="text">
      <style:text-properties officeooo:rsid="00469a69"/>
    </style:style>
    <style:style style:name="T162" style:family="text">
      <style:text-properties officeooo:rsid="0088989a"/>
    </style:style>
    <style:style style:name="T163" style:family="text">
      <style:text-properties officeooo:rsid="00736b32"/>
    </style:style>
    <style:style style:name="T164" style:family="text">
      <style:text-properties fo:font-style="italic" style:font-style-asian="italic" style:font-style-complex="italic"/>
    </style:style>
    <style:style style:name="T165" style:family="text">
      <style:text-properties fo:font-style="italic" officeooo:rsid="00736b32" style:font-style-asian="italic" style:font-style-complex="italic"/>
    </style:style>
    <style:style style:name="T166" style:family="text">
      <style:text-properties fo:font-style="italic" officeooo:rsid="00964fe4" style:font-style-asian="italic" style:font-style-complex="italic"/>
    </style:style>
    <style:style style:name="T167" style:family="text">
      <style:text-properties fo:font-style="italic" officeooo:rsid="00ffc0e8" style:font-style-asian="italic" style:font-style-complex="italic"/>
    </style:style>
    <style:style style:name="T168" style:family="text">
      <style:text-properties fo:font-style="italic" officeooo:rsid="010e0880" style:font-style-asian="italic" style:font-style-complex="italic"/>
    </style:style>
    <style:style style:name="T169" style:family="text">
      <style:text-properties fo:font-style="italic" officeooo:rsid="026681de" style:font-style-asian="italic" style:font-style-complex="italic"/>
    </style:style>
    <style:style style:name="T170" style:family="text">
      <style:text-properties fo:font-style="italic" fo:font-weight="normal" officeooo:rsid="01585c3e" style:font-style-asian="italic" style:font-weight-asian="normal" style:font-style-complex="italic" style:font-weight-complex="normal"/>
    </style:style>
    <style:style style:name="T171" style:family="text">
      <style:text-properties fo:font-style="italic" fo:font-weight="normal" officeooo:rsid="015951e6" style:font-style-asian="italic" style:font-weight-asian="normal" style:font-style-complex="italic" style:font-weight-complex="normal"/>
    </style:style>
    <style:style style:name="T172" style:family="text">
      <style:text-properties officeooo:rsid="008c37e8"/>
    </style:style>
    <style:style style:name="T173" style:family="text">
      <style:text-properties fo:color="#0000ff" loext:opacity="100%"/>
    </style:style>
    <style:style style:name="T174" style:family="text">
      <style:text-properties fo:color="#0000ff" loext:opacity="100%" style:font-name="Consolas" fo:font-size="10pt" style:font-size-asian="10pt"/>
    </style:style>
    <style:style style:name="T175" style:family="text">
      <style:text-properties fo:color="#0000ff" loext:opacity="100%" style:font-name="Consolas" fo:font-size="10pt" officeooo:rsid="02361166" style:font-size-asian="10pt"/>
    </style:style>
    <style:style style:name="T176" style:family="text">
      <style:text-properties fo:color="#0000ff" loext:opacity="100%" style:font-name="Consolas" fo:font-size="10pt" fo:background-color="#ceccf7" loext:char-shading-value="0" style:font-size-asian="10pt"/>
    </style:style>
    <style:style style:name="T177" style:family="text">
      <style:text-properties officeooo:rsid="008e988b"/>
    </style:style>
    <style:style style:name="T178" style:family="text">
      <style:text-properties officeooo:rsid="008f574f"/>
    </style:style>
    <style:style style:name="T179" style:family="text">
      <style:text-properties officeooo:rsid="009246f4"/>
    </style:style>
    <style:style style:name="T180" style:family="text">
      <style:text-properties officeooo:rsid="0094c775"/>
    </style:style>
    <style:style style:name="T181" style:family="text">
      <style:text-properties officeooo:rsid="00964fe4"/>
    </style:style>
    <style:style style:name="T182" style:family="text">
      <style:text-properties officeooo:rsid="0099b60c"/>
    </style:style>
    <style:style style:name="T183" style:family="text">
      <style:text-properties officeooo:rsid="00799b55"/>
    </style:style>
    <style:style style:name="T184" style:family="text">
      <style:text-properties officeooo:rsid="009a3c41"/>
    </style:style>
    <style:style style:name="T185" style:family="text">
      <style:text-properties officeooo:rsid="009bafdc"/>
    </style:style>
    <style:style style:name="T186" style:family="text">
      <style:text-properties officeooo:rsid="009d0b72"/>
    </style:style>
    <style:style style:name="T187" style:family="text">
      <style:text-properties officeooo:rsid="009e01e9"/>
    </style:style>
    <style:style style:name="T188" style:family="text">
      <style:text-properties officeooo:rsid="009fa0eb"/>
    </style:style>
    <style:style style:name="T189" style:family="text">
      <style:text-properties officeooo:rsid="00a18b49"/>
    </style:style>
    <style:style style:name="T190" style:family="text">
      <style:text-properties officeooo:rsid="00a257b5"/>
    </style:style>
    <style:style style:name="T191" style:family="text">
      <style:text-properties officeooo:rsid="00a309f2"/>
    </style:style>
    <style:style style:name="T192" style:family="text">
      <style:text-properties officeooo:rsid="00a393eb"/>
    </style:style>
    <style:style style:name="T193" style:family="text">
      <style:text-properties officeooo:rsid="00a4587a"/>
    </style:style>
    <style:style style:name="T194" style:family="text">
      <style:text-properties officeooo:rsid="00a621ab"/>
    </style:style>
    <style:style style:name="T195" style:family="text">
      <style:text-properties officeooo:rsid="00aa1124"/>
    </style:style>
    <style:style style:name="T196" style:family="text">
      <style:text-properties officeooo:rsid="00ac7603"/>
    </style:style>
    <style:style style:name="T197" style:family="text">
      <style:text-properties officeooo:rsid="00b1b7d9"/>
    </style:style>
    <style:style style:name="T198" style:family="text">
      <style:text-properties officeooo:rsid="00bb6d03"/>
    </style:style>
    <style:style style:name="T199" style:family="text">
      <style:text-properties officeooo:rsid="00c0adb5"/>
    </style:style>
    <style:style style:name="T200" style:family="text">
      <style:text-properties officeooo:rsid="00c6f0f3"/>
    </style:style>
    <style:style style:name="T201" style:family="text">
      <style:text-properties officeooo:rsid="00cc29a3"/>
    </style:style>
    <style:style style:name="T202" style:family="text">
      <style:text-properties officeooo:rsid="00ca90d1"/>
    </style:style>
    <style:style style:name="T203" style:family="text">
      <style:text-properties fo:font-weight="bold" officeooo:rsid="00ca90d1" style:font-weight-asian="bold" style:font-weight-complex="bold"/>
    </style:style>
    <style:style style:name="T204" style:family="text">
      <style:text-properties fo:font-weight="normal" style:font-weight-asian="normal" style:font-weight-complex="normal"/>
    </style:style>
    <style:style style:name="T205" style:family="text">
      <style:text-properties fo:font-weight="normal" officeooo:rsid="00ca90d1" style:font-weight-asian="normal" style:font-weight-complex="normal"/>
    </style:style>
    <style:style style:name="T206" style:family="text">
      <style:text-properties fo:color="#800000" loext:opacity="100%" style:font-name="Consolas" fo:font-size="10pt" fo:font-weight="bold" style:font-size-asian="10pt" style:font-weight-asian="bold"/>
    </style:style>
    <style:style style:name="T207" style:family="text">
      <style:text-properties fo:color="#800000" loext:opacity="100%" fo:font-weight="bold" style:font-weight-asian="bold"/>
    </style:style>
    <style:style style:name="T208" style:family="text">
      <style:text-properties fo:color="#008000" loext:opacity="100%" style:font-name="Consolas" fo:font-size="10pt" style:font-size-asian="10pt"/>
    </style:style>
    <style:style style:name="T209" style:family="text">
      <style:text-properties fo:color="#808080" loext:opacity="100%" style:font-name="Consolas" fo:font-size="10pt" style:font-size-asian="10pt"/>
    </style:style>
    <style:style style:name="T210" style:family="text">
      <style:text-properties fo:color="#000080" loext:opacity="100%" style:font-name="Consolas" fo:font-size="10pt" fo:font-weight="bold" style:font-size-asian="10pt" style:font-weight-asian="bold"/>
    </style:style>
    <style:style style:name="T211" style:family="text">
      <style:text-properties fo:color="#000080" loext:opacity="100%" style:font-name="Consolas" fo:font-size="10pt" style:font-size-asian="10pt"/>
    </style:style>
    <style:style style:name="T212" style:family="text">
      <style:text-properties fo:color="#ff0000" loext:opacity="100%"/>
    </style:style>
    <style:style style:name="T213" style:family="text">
      <style:text-properties fo:color="#ff0000" loext:opacity="100%" style:font-name="Consolas" fo:font-size="10pt" style:font-size-asian="10pt"/>
    </style:style>
    <style:style style:name="T214" style:family="text">
      <style:text-properties officeooo:rsid="00d58e78"/>
    </style:style>
    <style:style style:name="T215" style:family="text">
      <style:text-properties officeooo:rsid="00d7a81d"/>
    </style:style>
    <style:style style:name="T216" style:family="text">
      <style:text-properties officeooo:rsid="00d823ce"/>
    </style:style>
    <style:style style:name="T217" style:family="text">
      <style:text-properties officeooo:rsid="00de0860"/>
    </style:style>
    <style:style style:name="T218" style:family="text">
      <style:text-properties officeooo:rsid="007eeebb"/>
    </style:style>
    <style:style style:name="T219" style:family="text">
      <style:text-properties officeooo:rsid="00f24af6"/>
    </style:style>
    <style:style style:name="T220" style:family="text">
      <style:text-properties officeooo:rsid="00fa58a2"/>
    </style:style>
    <style:style style:name="T221" style:family="text">
      <style:text-properties officeooo:rsid="00fe1856"/>
    </style:style>
    <style:style style:name="T222" style:family="text">
      <style:text-properties officeooo:rsid="00e5e3fc"/>
    </style:style>
    <style:style style:name="T223" style:family="text">
      <style:text-properties officeooo:rsid="0100a5f0"/>
    </style:style>
    <style:style style:name="T224" style:family="text">
      <style:text-properties officeooo:rsid="01025339"/>
    </style:style>
    <style:style style:name="T225" style:family="text">
      <style:text-properties officeooo:rsid="0106bd86"/>
    </style:style>
    <style:style style:name="T226" style:family="text">
      <style:text-properties officeooo:rsid="0108b8e9"/>
    </style:style>
    <style:style style:name="T227" style:family="text">
      <style:text-properties officeooo:rsid="010fdc29"/>
    </style:style>
    <style:style style:name="T228" style:family="text">
      <style:text-properties officeooo:rsid="01109b75"/>
    </style:style>
    <style:style style:name="T229" style:family="text">
      <style:text-properties officeooo:rsid="0111991b"/>
    </style:style>
    <style:style style:name="T230" style:family="text">
      <style:text-properties officeooo:rsid="0113c6d3"/>
    </style:style>
    <style:style style:name="T231" style:family="text">
      <style:text-properties officeooo:rsid="01147293"/>
    </style:style>
    <style:style style:name="T232" style:family="text">
      <style:text-properties officeooo:rsid="007ddfe8"/>
    </style:style>
    <style:style style:name="T233" style:family="text">
      <style:text-properties officeooo:rsid="011d3de9"/>
    </style:style>
    <style:style style:name="T234" style:family="text">
      <style:text-properties officeooo:rsid="011d8806"/>
    </style:style>
    <style:style style:name="T235" style:family="text">
      <style:text-properties officeooo:rsid="011f737e"/>
    </style:style>
    <style:style style:name="T236" style:family="text">
      <style:text-properties fo:color="#408080" loext:opacity="100%" style:font-name="Consolas" fo:font-size="10pt" style:font-size-asian="10pt"/>
    </style:style>
    <style:style style:name="T237" style:family="text">
      <style:text-properties fo:color="#408080" loext:opacity="100%" style:font-name="Consolas" fo:font-size="10pt" officeooo:rsid="01245e27" style:font-size-asian="10pt"/>
    </style:style>
    <style:style style:name="T238" style:family="text">
      <style:text-properties officeooo:rsid="0123cfd2"/>
    </style:style>
    <style:style style:name="T239" style:family="text">
      <style:text-properties officeooo:rsid="0129def4"/>
    </style:style>
    <style:style style:name="T240" style:family="text">
      <style:text-properties officeooo:rsid="012b4856"/>
    </style:style>
    <style:style style:name="T241" style:family="text">
      <style:text-properties officeooo:rsid="0133f9a7"/>
    </style:style>
    <style:style style:name="T242" style:family="text">
      <style:text-properties officeooo:rsid="01355a2b"/>
    </style:style>
    <style:style style:name="T243" style:family="text">
      <style:text-properties officeooo:rsid="0139a139"/>
    </style:style>
    <style:style style:name="T244" style:family="text">
      <style:text-properties officeooo:rsid="013b0ce7"/>
    </style:style>
    <style:style style:name="T245" style:family="text">
      <style:text-properties officeooo:rsid="013b5d51"/>
    </style:style>
    <style:style style:name="T246" style:family="text">
      <style:text-properties officeooo:rsid="013e3671"/>
    </style:style>
    <style:style style:name="T247" style:family="text">
      <style:text-properties officeooo:rsid="01402bef"/>
    </style:style>
    <style:style style:name="T248" style:family="text">
      <style:text-properties officeooo:rsid="0141f80b"/>
    </style:style>
    <style:style style:name="T249" style:family="text">
      <style:text-properties officeooo:rsid="014d0c28"/>
    </style:style>
    <style:style style:name="T250" style:family="text">
      <style:text-properties officeooo:rsid="0155d46d"/>
    </style:style>
    <style:style style:name="T251" style:family="text">
      <style:text-properties officeooo:rsid="015b0446"/>
    </style:style>
    <style:style style:name="T252" style:family="text">
      <style:text-properties officeooo:rsid="015bd1d9"/>
    </style:style>
    <style:style style:name="T253" style:family="text">
      <style:text-properties officeooo:rsid="011b7554"/>
    </style:style>
    <style:style style:name="T254" style:family="text">
      <style:text-properties officeooo:rsid="015da402"/>
    </style:style>
    <style:style style:name="T255" style:family="text">
      <style:text-properties officeooo:rsid="01648e83"/>
    </style:style>
    <style:style style:name="T256" style:family="text">
      <style:text-properties officeooo:rsid="016656a5"/>
    </style:style>
    <style:style style:name="T257" style:family="text">
      <style:text-properties officeooo:rsid="016eecbc"/>
    </style:style>
    <style:style style:name="T258" style:family="text">
      <style:text-properties officeooo:rsid="017010d7"/>
    </style:style>
    <style:style style:name="T259" style:family="text">
      <style:text-properties officeooo:rsid="0174bad4"/>
    </style:style>
    <style:style style:name="T260" style:family="text">
      <style:text-properties officeooo:rsid="017669a9"/>
    </style:style>
    <style:style style:name="T261" style:family="text">
      <style:text-properties officeooo:rsid="01786de4"/>
    </style:style>
    <style:style style:name="T262" style:family="text">
      <style:text-properties officeooo:rsid="017a9219"/>
    </style:style>
    <style:style style:name="T263" style:family="text">
      <style:text-properties officeooo:rsid="017bad5d"/>
    </style:style>
    <style:style style:name="T264" style:family="text">
      <style:text-properties officeooo:rsid="017c2425"/>
    </style:style>
    <style:style style:name="T265" style:family="text">
      <style:text-properties officeooo:rsid="017c2b0c"/>
    </style:style>
    <style:style style:name="T266" style:family="text">
      <style:text-properties officeooo:rsid="017c571b"/>
    </style:style>
    <style:style style:name="T267" style:family="text">
      <style:text-properties officeooo:rsid="017ca942"/>
    </style:style>
    <style:style style:name="T268" style:family="text">
      <style:text-properties officeooo:rsid="017e0f05"/>
    </style:style>
    <style:style style:name="T269" style:family="text">
      <style:text-properties officeooo:rsid="01805081"/>
    </style:style>
    <style:style style:name="T270" style:family="text">
      <style:text-properties officeooo:rsid="0182dee1"/>
    </style:style>
    <style:style style:name="T271" style:family="text">
      <style:text-properties officeooo:rsid="01866533"/>
    </style:style>
    <style:style style:name="T272" style:family="text">
      <style:text-properties officeooo:rsid="018e0abb"/>
    </style:style>
    <style:style style:name="T273" style:family="text">
      <style:text-properties officeooo:rsid="018ec257"/>
    </style:style>
    <style:style style:name="T274" style:family="text">
      <style:text-properties officeooo:rsid="018f6cd1"/>
    </style:style>
    <style:style style:name="T275" style:family="text">
      <style:text-properties officeooo:rsid="0194ea44"/>
    </style:style>
    <style:style style:name="T276" style:family="text">
      <style:text-properties officeooo:rsid="0197c681"/>
    </style:style>
    <style:style style:name="T277" style:family="text">
      <style:text-properties officeooo:rsid="019a1d62"/>
    </style:style>
    <style:style style:name="T278" style:family="text">
      <style:text-properties officeooo:rsid="019aa4f4"/>
    </style:style>
    <style:style style:name="T279" style:family="text">
      <style:text-properties officeooo:rsid="019bdb2b"/>
    </style:style>
    <style:style style:name="T280" style:family="text">
      <style:text-properties officeooo:rsid="019e0408"/>
    </style:style>
    <style:style style:name="T281" style:family="text">
      <style:text-properties officeooo:rsid="019e3b38"/>
    </style:style>
    <style:style style:name="T282" style:family="text">
      <style:text-properties officeooo:rsid="019f34fe"/>
    </style:style>
    <style:style style:name="T283" style:family="text">
      <style:text-properties officeooo:rsid="01a4e867"/>
    </style:style>
    <style:style style:name="T284" style:family="text">
      <style:text-properties officeooo:rsid="01a527c4"/>
    </style:style>
    <style:style style:name="T285" style:family="text">
      <style:text-properties officeooo:rsid="01a67c7f"/>
    </style:style>
    <style:style style:name="T286" style:family="text">
      <style:text-properties officeooo:rsid="01a8799d"/>
    </style:style>
    <style:style style:name="T287" style:family="text">
      <style:text-properties officeooo:rsid="01a9274e"/>
    </style:style>
    <style:style style:name="T288" style:family="text">
      <style:text-properties officeooo:rsid="01ac266c"/>
    </style:style>
    <style:style style:name="T289" style:family="text">
      <style:text-properties officeooo:rsid="01adf4bf"/>
    </style:style>
    <style:style style:name="T290" style:family="text">
      <style:text-properties officeooo:rsid="01b617aa"/>
    </style:style>
    <style:style style:name="T291" style:family="text">
      <style:text-properties officeooo:rsid="01b9a041"/>
    </style:style>
    <style:style style:name="T292" style:family="text">
      <style:text-properties officeooo:rsid="01bb7dab"/>
    </style:style>
    <style:style style:name="T293" style:family="text">
      <style:text-properties officeooo:rsid="01bda6ef"/>
    </style:style>
    <style:style style:name="T294" style:family="text">
      <style:text-properties officeooo:rsid="01be9b67"/>
    </style:style>
    <style:style style:name="T295" style:family="text">
      <style:text-properties officeooo:rsid="01c4a646"/>
    </style:style>
    <style:style style:name="T296" style:family="text">
      <style:text-properties officeooo:rsid="01c50d83"/>
    </style:style>
    <style:style style:name="T297" style:family="text">
      <style:text-properties officeooo:rsid="01c6863d"/>
    </style:style>
    <style:style style:name="T298" style:family="text">
      <style:text-properties officeooo:rsid="01c7ce4c"/>
    </style:style>
    <style:style style:name="T299" style:family="text">
      <style:text-properties officeooo:rsid="01d27423"/>
    </style:style>
    <style:style style:name="T300" style:family="text">
      <style:text-properties officeooo:rsid="01d3bd8c"/>
    </style:style>
    <style:style style:name="T301" style:family="text">
      <style:text-properties officeooo:rsid="01d4baf9"/>
    </style:style>
    <style:style style:name="T302" style:family="text">
      <style:text-properties officeooo:rsid="01d4f7bc"/>
    </style:style>
    <style:style style:name="T303" style:family="text">
      <style:text-properties officeooo:rsid="01d67f13"/>
    </style:style>
    <style:style style:name="T304" style:family="text">
      <style:text-properties officeooo:rsid="01d898b5"/>
    </style:style>
    <style:style style:name="T305" style:family="text">
      <style:text-properties officeooo:rsid="01d9e5e8"/>
    </style:style>
    <style:style style:name="T306" style:family="text">
      <style:text-properties officeooo:rsid="01db9c36"/>
    </style:style>
    <style:style style:name="T307" style:family="text">
      <style:text-properties officeooo:rsid="01dc585d"/>
    </style:style>
    <style:style style:name="T308" style:family="text">
      <style:text-properties officeooo:rsid="01df0fa9"/>
    </style:style>
    <style:style style:name="T309" style:family="text">
      <style:text-properties officeooo:rsid="01dfc355"/>
    </style:style>
    <style:style style:name="T310" style:family="text">
      <style:text-properties officeooo:rsid="01e0e8b0"/>
    </style:style>
    <style:style style:name="T311" style:family="text">
      <style:text-properties officeooo:rsid="01e2a792"/>
    </style:style>
    <style:style style:name="T312" style:family="text">
      <style:text-properties officeooo:rsid="01e6963c"/>
    </style:style>
    <style:style style:name="T313" style:family="text">
      <style:text-properties officeooo:rsid="01e7b39b"/>
    </style:style>
    <style:style style:name="T314" style:family="text">
      <style:text-properties officeooo:rsid="01e8a402"/>
    </style:style>
    <style:style style:name="T315" style:family="text">
      <style:text-properties officeooo:rsid="01e8c3b9"/>
    </style:style>
    <style:style style:name="T316" style:family="text">
      <style:text-properties officeooo:rsid="01e9733b"/>
    </style:style>
    <style:style style:name="T317" style:family="text">
      <style:text-properties officeooo:rsid="01ed1979"/>
    </style:style>
    <style:style style:name="T318" style:family="text">
      <style:text-properties officeooo:rsid="01eec087"/>
    </style:style>
    <style:style style:name="T319" style:family="text">
      <style:text-properties officeooo:rsid="01ef7408"/>
    </style:style>
    <style:style style:name="T320" style:family="text">
      <style:text-properties officeooo:rsid="01f3dde8"/>
    </style:style>
    <style:style style:name="T321" style:family="text">
      <style:text-properties officeooo:rsid="01f53cb8"/>
    </style:style>
    <style:style style:name="T322" style:family="text">
      <style:text-properties officeooo:rsid="01f56faa"/>
    </style:style>
    <style:style style:name="T323" style:family="text">
      <style:text-properties officeooo:rsid="01f7fa93"/>
    </style:style>
    <style:style style:name="T324" style:family="text">
      <style:text-properties officeooo:rsid="01fa7e25"/>
    </style:style>
    <style:style style:name="T325" style:family="text">
      <style:text-properties style:text-position="0% 100%"/>
    </style:style>
    <style:style style:name="T326" style:family="text">
      <style:text-properties style:text-position="0% 100%" officeooo:rsid="01fa7e25"/>
    </style:style>
    <style:style style:name="T327" style:family="text">
      <style:text-properties officeooo:rsid="01fc9fc5"/>
    </style:style>
    <style:style style:name="T328" style:family="text">
      <style:text-properties officeooo:rsid="02014640"/>
    </style:style>
    <style:style style:name="T329" style:family="text">
      <style:text-properties officeooo:rsid="0202b455"/>
    </style:style>
    <style:style style:name="T330" style:family="text">
      <style:text-properties officeooo:rsid="0203a9a9"/>
    </style:style>
    <style:style style:name="T331" style:family="text">
      <style:text-properties officeooo:rsid="02060953"/>
    </style:style>
    <style:style style:name="T332" style:family="text">
      <style:text-properties officeooo:rsid="020c7467"/>
    </style:style>
    <style:style style:name="T333" style:family="text">
      <style:text-properties officeooo:rsid="020d67ad"/>
    </style:style>
    <style:style style:name="T334" style:family="text">
      <style:text-properties officeooo:rsid="021026fa"/>
    </style:style>
    <style:style style:name="T335" style:family="text">
      <style:text-properties officeooo:rsid="0214bf30"/>
    </style:style>
    <style:style style:name="T336" style:family="text">
      <style:text-properties officeooo:rsid="0216b44c"/>
    </style:style>
    <style:style style:name="T337" style:family="text">
      <style:text-properties officeooo:rsid="0217ced0"/>
    </style:style>
    <style:style style:name="T338" style:family="text">
      <style:text-properties officeooo:rsid="0219edc1"/>
    </style:style>
    <style:style style:name="T339" style:family="text">
      <style:text-properties style:rfc-language-tag="es-ES-u-co-trad" fo:language="es" fo:country="ES"/>
    </style:style>
    <style:style style:name="T340" style:family="text">
      <style:text-properties style:rfc-language-tag="es-ES-u-co-trad" fo:language="es" fo:country="ES" officeooo:rsid="021b1e9f"/>
    </style:style>
    <style:style style:name="T341" style:family="text">
      <style:text-properties style:rfc-language-tag="es-ES-u-co-trad" fo:language="es" fo:country="ES" officeooo:rsid="021b3237"/>
    </style:style>
    <style:style style:name="T342" style:family="text">
      <style:text-properties style:rfc-language-tag="es-ES-u-co-trad" fo:language="es" fo:country="ES" officeooo:rsid="021b824d"/>
    </style:style>
    <style:style style:name="T343" style:family="text">
      <style:text-properties officeooo:rsid="021d0da1"/>
    </style:style>
    <style:style style:name="T344" style:family="text">
      <style:text-properties officeooo:rsid="021e8179"/>
    </style:style>
    <style:style style:name="T345" style:family="text">
      <style:text-properties officeooo:rsid="021eec2a"/>
    </style:style>
    <style:style style:name="T346" style:family="text">
      <style:text-properties officeooo:rsid="02223289"/>
    </style:style>
    <style:style style:name="T347" style:family="text">
      <style:text-properties officeooo:rsid="022a6d0f"/>
    </style:style>
    <style:style style:name="T348" style:family="text">
      <style:text-properties officeooo:rsid="022c2789"/>
    </style:style>
    <style:style style:name="T349" style:family="text">
      <style:text-properties officeooo:rsid="022c42a5"/>
    </style:style>
    <style:style style:name="T350" style:family="text">
      <style:text-properties officeooo:rsid="022e2659"/>
    </style:style>
    <style:style style:name="T351" style:family="text">
      <style:text-properties officeooo:rsid="02318f9d"/>
    </style:style>
    <style:style style:name="T352" style:family="text">
      <style:text-properties officeooo:rsid="0236bc64"/>
    </style:style>
    <style:style style:name="T353" style:family="text">
      <style:text-properties officeooo:rsid="02382392"/>
    </style:style>
    <style:style style:name="T354" style:family="text">
      <style:text-properties officeooo:rsid="022d6144"/>
    </style:style>
    <style:style style:name="T355" style:family="text">
      <style:text-properties officeooo:rsid="02388396"/>
    </style:style>
    <style:style style:name="T356" style:family="text">
      <style:text-properties officeooo:rsid="023c3b6e"/>
    </style:style>
    <style:style style:name="T357" style:family="text">
      <style:text-properties officeooo:rsid="024296d2"/>
    </style:style>
    <style:style style:name="T358" style:family="text">
      <style:text-properties officeooo:rsid="0242d571"/>
    </style:style>
    <style:style style:name="T359" style:family="text">
      <style:text-properties style:text-underline-style="solid" style:text-underline-width="auto" style:text-underline-color="font-color"/>
    </style:style>
    <style:style style:name="T360" style:family="text">
      <style:text-properties officeooo:rsid="02442df4"/>
    </style:style>
    <style:style style:name="T361" style:family="text">
      <style:text-properties officeooo:rsid="02479832"/>
    </style:style>
    <style:style style:name="T362" style:family="text">
      <style:text-properties officeooo:rsid="024d5c73"/>
    </style:style>
    <style:style style:name="T363" style:family="text">
      <style:text-properties officeooo:rsid="024dfdd5"/>
    </style:style>
    <style:style style:name="T364" style:family="text">
      <style:text-properties officeooo:rsid="024f9872"/>
    </style:style>
    <style:style style:name="T365" style:family="text">
      <style:text-properties officeooo:rsid="02514fad"/>
    </style:style>
    <style:style style:name="T366" style:family="text">
      <style:text-properties officeooo:rsid="0252a8a5"/>
    </style:style>
    <style:style style:name="T367" style:family="text">
      <style:text-properties officeooo:rsid="025ac88e"/>
    </style:style>
    <style:style style:name="T368" style:family="text">
      <style:text-properties officeooo:rsid="025cc172"/>
    </style:style>
    <style:style style:name="T369" style:family="text">
      <style:text-properties officeooo:rsid="025d1f09"/>
    </style:style>
    <style:style style:name="T370" style:family="text">
      <style:text-properties officeooo:rsid="02603f91"/>
    </style:style>
    <style:style style:name="T371" style:family="text">
      <style:text-properties officeooo:rsid="026189b8"/>
    </style:style>
    <style:style style:name="T372" style:family="text">
      <style:text-properties officeooo:rsid="026276dd"/>
    </style:style>
    <style:style style:name="T373" style:family="text">
      <style:text-properties officeooo:rsid="0262f57c"/>
    </style:style>
    <style:style style:name="T374" style:family="text">
      <style:text-properties officeooo:rsid="0264b2be"/>
    </style:style>
    <style:style style:name="T375" style:family="text">
      <style:text-properties officeooo:rsid="026681de"/>
    </style:style>
    <style:style style:name="T376" style:family="text">
      <style:text-properties officeooo:rsid="0267af79"/>
    </style:style>
    <style:style style:name="T377" style:family="text">
      <style:text-properties officeooo:rsid="026963e1"/>
    </style:style>
    <style:style style:name="T378" style:family="text">
      <style:text-properties officeooo:rsid="026a7ed6"/>
    </style:style>
    <style:style style:name="T379" style:family="text">
      <style:text-properties officeooo:rsid="026ccd0a"/>
    </style:style>
    <style:style style:name="T380" style:family="text">
      <style:text-properties officeooo:rsid="026e7845"/>
    </style:style>
    <style:style style:name="T381" style:family="text">
      <style:text-properties officeooo:rsid="02703e2a"/>
    </style:style>
    <style:style style:name="T382" style:family="text">
      <style:text-properties officeooo:rsid="027347dc"/>
    </style:style>
    <style:style style:name="T383" style:family="text">
      <style:text-properties officeooo:rsid="02747d8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7">05</text:span><text:span text:style-name="T72"> </text:span><text:span text:style-name="T71">d</text:span><text:span text:style-name="T75">'agost</text:span><text:span text:style-name="T74"> </text:span><text:span text:style-name="T68">de </text:span><text:span text:style-name="T69">2</text:span><text:span text:style-name="T70">02</text:span><text:span text:style-name="T73">5</text:span></text:p>
      <text:p text:style-name="P531">Serveis d’Administració Electrònica en el Govern de les Illes Balears</text:p>
      <text:p text:style-name="P532">Lot 3 (Serveis de tramitació d’expedients electrònics)</text:p>
      <text:p text:style-name="P532"/>
      <text:p text:style-name="P532"/>
      <text:p text:style-name="P532"/>
      <text:p text:style-name="P532"/>
      <text:p text:style-name="P7">Oficina Tècnica de Direcció de Projecte</text:p>
      <text:list xml:id="list3470467483" text:style-name="Outline">
        <text:list-header>
          <text:h text:style-name="P72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48"/>
          </table:table-cell>
          <table:table-cell table:style-name="Taula1.B4" office:value-type="string">
            <text:p text:style-name="P648"/>
          </table:table-cell>
          <table:table-cell table:style-name="Taula1.C4" office:value-type="string">
            <text:p text:style-name="P648"/>
          </table:table-cell>
          <table:table-cell table:style-name="Taula1.D4" office:value-type="string">
            <text:p text:style-name="P648"/>
          </table:table-cell>
        </table:table-row>
        <table:table-row table:style-name="Taula1.1">
          <table:table-cell table:style-name="Taula1.A5" office:value-type="string">
            <text:p text:style-name="P648"/>
          </table:table-cell>
          <table:table-cell table:style-name="Taula1.B5" office:value-type="string">
            <text:p text:style-name="P648"/>
          </table:table-cell>
          <table:table-cell table:style-name="Taula1.C5" office:value-type="string">
            <text:p text:style-name="P648"/>
          </table:table-cell>
          <table:table-cell table:style-name="Taula1.D5" office:value-type="string">
            <text:p text:style-name="P648"/>
          </table:table-cell>
        </table:table-row>
        <table:table-row table:style-name="Taula1.1">
          <table:table-cell table:style-name="Taula1.A6" office:value-type="string">
            <text:p text:style-name="P648"/>
          </table:table-cell>
          <table:table-cell table:style-name="Taula1.B6" office:value-type="string">
            <text:p text:style-name="P648"/>
          </table:table-cell>
          <table:table-cell table:style-name="Taula1.C6" office:value-type="string">
            <text:p text:style-name="P648"/>
          </table:table-cell>
          <table:table-cell table:style-name="Taula1.D6" office:value-type="string">
            <text:p text:style-name="P6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48"/>
          </table:table-cell>
          <table:table-cell table:style-name="Taula2.B4" office:value-type="string">
            <text:p text:style-name="P648"/>
          </table:table-cell>
          <table:table-cell table:style-name="Taula2.C4" office:value-type="string">
            <text:p text:style-name="P648"/>
          </table:table-cell>
        </table:table-row>
        <table:table-row table:style-name="Taula2.1">
          <table:table-cell table:style-name="Taula2.A5" office:value-type="string">
            <text:p text:style-name="P648"/>
          </table:table-cell>
          <table:table-cell table:style-name="Taula2.B5" office:value-type="string">
            <text:p text:style-name="P648"/>
          </table:table-cell>
          <table:table-cell table:style-name="Taula2.C5" office:value-type="string">
            <text:p text:style-name="P648"/>
          </table:table-cell>
        </table:table-row>
        <table:table-row table:style-name="Taula2.1">
          <table:table-cell table:style-name="Taula2.A6" office:value-type="string">
            <text:p text:style-name="P648"/>
          </table:table-cell>
          <table:table-cell table:style-name="Taula2.B6" office:value-type="string">
            <text:p text:style-name="P648"/>
          </table:table-cell>
          <table:table-cell table:style-name="Taula2.C6" office:value-type="string">
            <text:p text:style-name="P6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48"/>
          </table:table-cell>
          <table:table-cell table:style-name="Taula3.B4" office:value-type="string">
            <text:p text:style-name="P648"/>
          </table:table-cell>
          <table:table-cell table:style-name="Taula3.C4" office:value-type="string">
            <text:p text:style-name="P648"/>
          </table:table-cell>
        </table:table-row>
        <table:table-row table:style-name="Taula3.1">
          <table:table-cell table:style-name="Taula3.A5" office:value-type="string">
            <text:p text:style-name="P648"/>
          </table:table-cell>
          <table:table-cell table:style-name="Taula3.B5" office:value-type="string">
            <text:p text:style-name="P648"/>
          </table:table-cell>
          <table:table-cell table:style-name="Taula3.C5" office:value-type="string">
            <text:p text:style-name="P648"/>
          </table:table-cell>
        </table:table-row>
        <table:table-row table:style-name="Taula3.1">
          <table:table-cell table:style-name="Taula3.A6" office:value-type="string">
            <text:p text:style-name="P648"/>
          </table:table-cell>
          <table:table-cell table:style-name="Taula3.B6" office:value-type="string">
            <text:p text:style-name="P648"/>
          </table:table-cell>
          <table:table-cell table:style-name="Taula3.C6" office:value-type="string">
            <text:p text:style-name="P6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48"/>
          </table:table-cell>
          <table:table-cell table:style-name="Taula6.B4" office:value-type="string">
            <text:p text:style-name="P648"/>
          </table:table-cell>
          <table:table-cell table:style-name="Taula6.C4" office:value-type="string">
            <text:p text:style-name="P648"/>
          </table:table-cell>
        </table:table-row>
        <table:table-row table:style-name="Taula6.1">
          <table:table-cell table:style-name="Taula6.A5" office:value-type="string">
            <text:p text:style-name="P648"/>
          </table:table-cell>
          <table:table-cell table:style-name="Taula6.B5" office:value-type="string">
            <text:p text:style-name="P648"/>
          </table:table-cell>
          <table:table-cell table:style-name="Taula6.C5" office:value-type="string">
            <text:p text:style-name="P648"/>
          </table:table-cell>
        </table:table-row>
        <table:table-row table:style-name="Taula6.1">
          <table:table-cell table:style-name="Taula6.A6" office:value-type="string">
            <text:p text:style-name="P648"/>
          </table:table-cell>
          <table:table-cell table:style-name="Taula6.B6" office:value-type="string">
            <text:p text:style-name="P648"/>
          </table:table-cell>
          <table:table-cell table:style-name="Taula6.C6" office:value-type="string">
            <text:p text:style-name="P6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8"><text:a xlink:type="simple" xlink:href="#__RefHeading___Toc21421_3940995463" text:style-name="Index_20_Link" text:visited-style-name="Index_20_Link">Control de versions del document<text:tab/>2</text:a></text:p>
          <text:p text:style-name="P718"><text:a xlink:type="simple" xlink:href="#__RefHeading___Toc21295_3940995463" text:style-name="Index_20_Link" text:visited-style-name="Index_20_Link">1. Històric de versions<text:tab/>5</text:a></text:p>
          <text:p text:style-name="P719"><text:a xlink:type="simple" xlink:href="#__RefHeading___Toc19787_3508694843" text:style-name="Index_20_Link" text:visited-style-name="Index_20_Link">Versió 0.9.18<text:tab/>5</text:a></text:p>
          <text:p text:style-name="P719"><text:a xlink:type="simple" xlink:href="#__RefHeading___Toc17655_2825458360" text:style-name="Index_20_Link" text:visited-style-name="Index_20_Link">Versió 0.9.19<text:tab/>5</text:a></text:p>
          <text:p text:style-name="P719"><text:a xlink:type="simple" xlink:href="#__RefHeading___Toc70927_588639221" text:style-name="Index_20_Link" text:visited-style-name="Index_20_Link">Versió 0.9.20<text:tab/>6</text:a></text:p>
          <text:p text:style-name="P719"><text:a xlink:type="simple" xlink:href="#__RefHeading___Toc18370_3439170243" text:style-name="Index_20_Link" text:visited-style-name="Index_20_Link">Versió 0.9.21<text:tab/>7</text:a></text:p>
          <text:p text:style-name="P719"><text:a xlink:type="simple" xlink:href="#__RefHeading___Toc834_417853881" text:style-name="Index_20_Link" text:visited-style-name="Index_20_Link">Versió 0.9.22<text:tab/>7</text:a></text:p>
          <text:p text:style-name="P719"><text:a xlink:type="simple" xlink:href="#__RefHeading___Toc61704_1680181998" text:style-name="Index_20_Link" text:visited-style-name="Index_20_Link">Versió 0.9.22.2<text:tab/>8</text:a></text:p>
          <text:p text:style-name="P719"><text:a xlink:type="simple" xlink:href="#__RefHeading___Toc20227_1512682159" text:style-name="Index_20_Link" text:visited-style-name="Index_20_Link">Versió 0.9.23<text:tab/>8</text:a></text:p>
          <text:p text:style-name="P719"><text:a xlink:type="simple" xlink:href="#__RefHeading___Toc20229_1512682159" text:style-name="Index_20_Link" text:visited-style-name="Index_20_Link">Versió 0.9.24<text:tab/>9</text:a></text:p>
          <text:p text:style-name="P719"><text:a xlink:type="simple" xlink:href="#__RefHeading___Toc424222_3031935846" text:style-name="Index_20_Link" text:visited-style-name="Index_20_Link">Versió 0.9.24.1<text:tab/>10</text:a></text:p>
          <text:p text:style-name="P719"><text:a xlink:type="simple" xlink:href="#__RefHeading___Toc96292_1762273572" text:style-name="Index_20_Link" text:visited-style-name="Index_20_Link">Versió 0.9.25<text:tab/>11</text:a></text:p>
          <text:p text:style-name="P719"><text:a xlink:type="simple" xlink:href="#__RefHeading___Toc27894_1180952855" text:style-name="Index_20_Link" text:visited-style-name="Index_20_Link">Versió 0.9.25.1 Processar anotacions amb error o pendents d'Arxiu<text:tab/>12</text:a></text:p>
          <text:p text:style-name="P71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1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1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1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1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1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1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1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1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1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1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1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1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19"><text:a xlink:type="simple" xlink:href="#__RefHeading___Toc685445_83721363" text:style-name="Index_20_Link" text:visited-style-name="Index_20_Link">Versió 0.9.34.1 Correcció llistat usuaris<text:tab/>32</text:a></text:p>
          <text:p text:style-name="P71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1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1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1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1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1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1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19"><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19"><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19"><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19"><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19"><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19"><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19"><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19"><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19"><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19"><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19"><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19"><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19"><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19"><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19"><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19"><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19"><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19"><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19"><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19"><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19"><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19"><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19"><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19"><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19"><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19"><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19"><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19"><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19"><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19"><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19"><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19"><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index-body>
      </text:table-of-content>
      <text:p text:style-name="P17"/>
      <text:list xml:id="list143044177709947" text:continue-numbering="true" text:style-name="Outline">
        <text:list-item>
          <text:h text:style-name="P721" text:outline-level="1"><text:bookmark-start text:name="__RefHeading___Toc21295_3940995463"/>Històric de versions<text:bookmark-end text:name="__RefHeading___Toc21295_3940995463"/></text:h>
          <text:list>
            <text:list-header>
              <text:h text:style-name="P722" text:outline-level="2" text:is-list-header="true"><text:bookmark-start text:name="__RefHeading___Toc19787_3508694843"/>Versió 0.9.18<text:bookmark-end text:name="__RefHeading___Toc19787_3508694843"/></text:h>
            </text:list-header>
          </text:list>
        </text:list-item>
      </text:list>
      <text:p text:style-name="P87">Data: </text:p>
      <text:p text:style-name="P152"><text:tab/><text:span text:style-name="T8">07</text:span>/<text:span text:style-name="T8">02</text:span>/201<text:span text:style-name="T8">9</text:span></text:p>
      <text:p text:style-name="P152">Resum: </text:p>
      <text:p text:style-name="P15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2"/>
      <text:p text:style-name="P20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742263188" text:style-name="L1">
        <text:list-item>
          <text:p text:style-name="P78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8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8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6"/>
      <text:p text:style-name="P87">Base de dades:<text:span text:style-name="T5"> </text:span></text:p>
      <text:list xml:id="list1398405105" text:style-name="L2">
        <text:list-item>
          <text:p text:style-name="P787">Sense canvis</text:p>
        </text:list-item>
      </text:list>
      <text:p text:style-name="P86"/>
      <text:p text:style-name="P24"><text:span text:style-name="T6">Propietats globals</text:span>: </text:p>
      <text:list xml:id="list215991252" text:style-name="L3">
        <text:list-item>
          <text:p text:style-name="P794">Sense canvis</text:p>
        </text:list-item>
      </text:list>
      <text:p text:style-name="P206"/>
      <text:list xml:id="list143045710838737" text:continue-list="list143044177709947" text:style-name="Outline">
        <text:list-item>
          <text:list>
            <text:list-header>
              <text:h text:style-name="P723" text:outline-level="2" text:is-list-header="true"><text:bookmark-start text:name="__RefHeading___Toc17655_2825458360"/>Versió 0.9.1<text:span text:style-name="T30">9</text:span><text:bookmark-end text:name="__RefHeading___Toc17655_2825458360"/></text:h>
            </text:list-header>
          </text:list>
        </text:list-item>
      </text:list>
      <text:p text:style-name="P88">Data: </text:p>
      <text:p text:style-name="P153"><text:tab/><text:span text:style-name="T32">05</text:span>/<text:span text:style-name="T8">03</text:span>/201<text:span text:style-name="T8">9</text:span></text:p>
      <text:p text:style-name="P153">Resum: </text:p>
      <text:p text:style-name="P208"><text:tab/>Mesures correctores per diversos errors en el tractament de l'alta d'anotacions. Millores per poder veure les anotacions pendents amb errors.</text:p>
      <text:p text:style-name="P153"><text:tab/></text:p>
      <text:p text:style-name="P153"/>
      <text:p text:style-name="P20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43045201194414" text:continue-list="list1742263188" text:style-name="L1">
        <text:list-item>
          <text:p text:style-name="P79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96"><text:a xlink:type="simple" xlink:href="https://github.com/GovernIB/distribucio/issues/39" text:style-name="Internet_20_link" text:visited-style-name="Visited_20_Internet_20_Link">#39</text:a> Millorar els estats de les anotacions</text:p>
        </text:list-item>
        <text:list-item>
          <text:p text:style-name="P796"><text:a xlink:type="simple" xlink:href="https://github.com/GovernIB/distribucio/issues/42" text:style-name="Internet_20_link" text:visited-style-name="Visited_20_Internet_20_Link">#42</text:a> Marcar anotacions com a no processades després de reenviar-les </text:p>
        </text:list-item>
        <text:list-item>
          <text:p text:style-name="P796"><text:a xlink:type="simple" xlink:href="https://github.com/GovernIB/distribucio/issues/47" text:style-name="Internet_20_link" text:visited-style-name="Visited_20_Internet_20_Link">#47</text:a> Intentar guardar tots els annexos a dins l'arxiu</text:p>
        </text:list-item>
        <text:list-item>
          <text:p text:style-name="P796"><text:a xlink:type="simple" xlink:href="https://github.com/GovernIB/distribucio/issues/50" text:style-name="Internet_20_link" text:visited-style-name="Visited_20_Internet_20_Link">#50</text:a> Error esborrant bústia amb continguts</text:p>
        </text:list-item>
        <text:list-item>
          <text:p text:style-name="P797"><text:a xlink:type="simple" xlink:href="https://github.com/GovernIB/distribucio/issues/51" text:style-name="Internet_20_link" text:visited-style-name="Visited_20_Internet_20_Link">#51</text:a> Revisar els filtres quan es prem INTRO</text:p>
        </text:list-item>
        <text:list-item>
          <text:p text:style-name="P797"><text:a xlink:type="simple" xlink:href="https://github.com/GovernIB/distribucio/issues/52" text:style-name="Internet_20_link" text:visited-style-name="Visited_20_Internet_20_Link">#52</text:a> Error esborrant regles</text:p>
        </text:list-item>
        <text:list-item>
          <text:p text:style-name="P797"><text:a xlink:type="simple" xlink:href="https://github.com/GovernIB/distribucio/issues/53" text:style-name="Internet_20_link" text:visited-style-name="Visited_20_Internet_20_Link">#53</text:a> Problemes de cerca amb accents en els camps de cerca</text:p>
        </text:list-item>
        <text:list-item>
          <text:p text:style-name="P797"><text:a xlink:type="simple" xlink:href="https://github.com/GovernIB/distribucio/issues/58" text:style-name="Internet_20_link" text:visited-style-name="Visited_20_Internet_20_Link">#58</text:a> Descarregar versió imprimible documents annexos</text:p>
        </text:list-item>
        <text:list-item>
          <text:p text:style-name="P797"><text:a xlink:type="simple" xlink:href="https://github.com/GovernIB/distribucio/issues/60" text:style-name="Internet_20_link" text:visited-style-name="Visited_20_Internet_20_Link">#60</text:a> Revisar errors amb el plugin de destió documental</text:p>
        </text:list-item>
        <text:list-item>
          <text:p text:style-name="P79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9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9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97"><text:a xlink:type="simple" xlink:href="https://github.com/GovernIB/distribucio/issues/64" text:style-name="Internet_20_link" text:visited-style-name="Visited_20_Internet_20_Link">#64</text:a> Mostrar errors integracions als logs</text:p>
        </text:list-item>
        <text:list-item>
          <text:p text:style-name="P797"><text:a xlink:type="simple" xlink:href="https://github.com/GovernIB/distribucio/issues/65" text:style-name="Internet_20_link" text:visited-style-name="Visited_20_Internet_20_Link">#65</text:a> Ajuntar canvis de la branca desenv</text:p>
        </text:list-item>
        <text:list-item>
          <text:p text:style-name="P797"><text:a xlink:type="simple" xlink:href="https://github.com/GovernIB/distribucio/issues/66" text:style-name="Internet_20_link" text:visited-style-name="Visited_20_Internet_20_Link">#66</text:a> Messures correctores de rendiment del llistat d'anotacions pendents</text:p>
        </text:list-item>
      </text:list>
      <text:p text:style-name="P88"/>
      <text:p text:style-name="P88">Base de dades:<text:span text:style-name="T5"> </text:span></text:p>
      <text:list xml:id="list2349075785" text:style-name="L4">
        <text:list-item>
          <text:p text:style-name="P798">Actualització dels literals pels estats i ampliació de la columna del nom del fitxer pels annexos i les firmes.</text:p>
          <text:list>
            <text:list-item>
              <text:p text:style-name="P798">distribucio_update_0.9.19.sql</text:p>
            </text:list-item>
          </text:list>
        </text:list-item>
      </text:list>
      <text:p text:style-name="P88"/>
      <text:p text:style-name="P25"><text:span text:style-name="T6">Propietats globals</text:span>: </text:p>
      <text:list xml:id="list858639777" text:style-name="L5">
        <text:list-item>
          <text:p text:style-name="P1127"><text:span text:style-name="T31">distribucio_update_0.9.19</text:span>.properties: </text:p>
          <text:list>
            <text:list-item>
              <text:p text:style-name="P1130">Url base del context per generar els enllaços dins els mails que envia distribució</text:p>
            </text:list-item>
            <text:list-item>
              <text:p text:style-name="P1131">Propietats per la distribució i aplicació de regles:</text:p>
              <text:list>
                <text:list-item>
                  <text:p text:style-name="P113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0"># ESBORRADA es.caib.distribucio.tasca.dist.anotacio.pendent.periode.execucio</text:p>
            <text:p text:style-name="P250"># ESBORRADA es.caib.distribucio.tasca.dist.anotacio.pendent.max.reintents</text:p>
            <text:p text:style-name="P253"># ESBORRADA es.caib.distribucio.tasca.dist.anotacio.asincrona</text:p>
          </table:table-cell>
        </table:table-row>
      </table:table>
      <text:list xml:id="list143043746292498" text:continue-numbering="true" text:style-name="L5">
        <text:list-item>
          <text:list>
            <text:list-item>
              <text:list>
                <text:list-header>
                  <text:p text:style-name="P1131"/>
                </text:list-header>
                <text:list-item>
                  <text:p text:style-name="P113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09"><text:span text:style-name="T47">es.caib.distribucio.tasca.guardar.annexos.temps.espera.execucio=</text:span><text:span text:style-name="T40">60000</text:span></text:p>
            <text:p text:style-name="P454"><text:span text:style-name="T34">es.caib.distribucio.tasca.guardar.annexos.max.reintents=</text:span><text:span text:style-name="T40">2</text:span></text:p>
            <text:p text:style-name="P454"><text:span text:style-name="T34">es.caib.distribucio.tasca.aplicar.regles.temps.espera.execucio=</text:span><text:span text:style-name="T40">300000</text:span></text:p>
            <text:p text:style-name="P454"><text:span text:style-name="T34">es.caib.distribucio.tasca.aplicar.regles.max.reintents=</text:span><text:span text:style-name="T40">2</text:span></text:p>
            <text:p text:style-name="P209"><text:span text:style-name="T47">es.caib.distribucio.tasca.tancar.contenidors.temps.espera.execucio=</text:span><text:span text:style-name="T40">600000</text:span></text:p>
            <text:p text:style-name="P209"><text:span text:style-name="T48">es.caib.distribucio.anotacio.processament.asincron=</text:span><text:span text:style-name="T45">true</text:span></text:p>
          </table:table-cell>
        </table:table-row>
      </table:table>
      <text:p text:style-name="P658"/>
      <text:list xml:id="list143045800363634" text:continue-list="list143045710838737" text:style-name="Outline">
        <text:list-item>
          <text:list>
            <text:list-header>
              <text:h text:style-name="P724" text:outline-level="2" text:is-list-header="true"><text:bookmark-start text:name="__RefHeading___Toc70927_588639221"/>Versió 0.9.<text:span text:style-name="T49">20</text:span><text:bookmark-end text:name="__RefHeading___Toc70927_588639221"/></text:h>
            </text:list-header>
          </text:list>
        </text:list-item>
      </text:list>
      <text:p text:style-name="P89">Data: </text:p>
      <text:p text:style-name="P154"><text:tab/><text:span text:style-name="T49">20</text:span>/<text:span text:style-name="T8">02</text:span>/201<text:span text:style-name="T8">9</text:span></text:p>
      <text:p text:style-name="P154">Resum: </text:p>
      <text:p text:style-name="P154"><text:tab/><text:span text:style-name="T50">Resolució de la descàrrega de documents no PDF firmats amb CAdES i altres modificacions menors.</text:span></text:p>
      <text:p text:style-name="P154"/>
      <text:p text:style-name="P24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43044548842256" text:continue-list="list143045201194414" text:style-name="L1">
        <text:list-item>
          <text:p text:style-name="P786"><text:a xlink:type="simple" xlink:href="https://github.com/GovernIB/distribucio/issues/73" text:style-name="Internet_20_link" text:visited-style-name="Visited_20_Internet_20_Link">#73</text:a> Revisar notificacions a usuaris per rol</text:p>
        </text:list-item>
        <text:list-item>
          <text:p text:style-name="P78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86"><text:a xlink:type="simple" xlink:href="https://github.com/GovernIB/distribucio/issues/71" text:style-name="Internet_20_link" text:visited-style-name="Visited_20_Internet_20_Link">#71</text:a> Modificar posició spinner quan una taula carrega dades</text:p>
        </text:list-item>
        <text:list-item>
          <text:p text:style-name="P78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86"><text:a xlink:type="simple" xlink:href="https://github.com/GovernIB/distribucio/issues/74" text:style-name="Internet_20_link" text:visited-style-name="Visited_20_Internet_20_Link">#74</text:a> Error descarregant la versió imprimible d'arxius CADES no PDFs</text:p>
        </text:list-item>
      </text:list>
      <text:p text:style-name="P89"/>
      <text:p text:style-name="P89">Base de dades:<text:span text:style-name="T5"> </text:span></text:p>
      <text:list xml:id="list3990056364" text:style-name="L6">
        <text:list-item>
          <text:p text:style-name="P788">Sense canvis</text:p>
        </text:list-item>
      </text:list>
      <text:p text:style-name="P89"/>
      <text:p text:style-name="P26"><text:span text:style-name="T6">Propietats globals</text:span>: </text:p>
      <text:list xml:id="list3507984190" text:style-name="L7">
        <text:list-item>
          <text:p text:style-name="P795">Sense canvis</text:p>
        </text:list-item>
      </text:list>
      <text:p text:style-name="P207"/>
      <text:p text:style-name="P207"/>
      <text:p text:style-name="P207"/>
      <text:p text:style-name="P207"/>
      <text:list xml:id="list143044511571542" text:continue-list="list143045800363634" text:style-name="Outline">
        <text:list-item>
          <text:list>
            <text:list-header>
              <text:h text:style-name="P725" text:outline-level="2" text:is-list-header="true"><text:bookmark-start text:name="__RefHeading___Toc18370_3439170243"/>Versió 0.9.<text:span text:style-name="T49">21</text:span><text:bookmark-end text:name="__RefHeading___Toc18370_3439170243"/></text:h>
            </text:list-header>
          </text:list>
        </text:list-item>
      </text:list>
      <text:p text:style-name="P90">Data: <text:span text:style-name="T55">28/03/2019</text:span></text:p>
      <text:p text:style-name="P155"><text:tab/></text:p>
      <text:p text:style-name="P156">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55"/>
      <text:p text:style-name="P27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43045000345170" text:continue-list="list143044548842256" text:style-name="L1">
        <text:list-item>
          <text:p text:style-name="P79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9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0">Base de dades:<text:span text:style-name="T5"> </text:span></text:p>
      <text:list xml:id="list3158222096" text:style-name="L8">
        <text:list-item>
          <text:p text:style-name="P789">Sense canvis</text:p>
        </text:list-item>
      </text:list>
      <text:p text:style-name="P90"/>
      <text:p text:style-name="P27"><text:span text:style-name="T6">Propietats globals</text:span>: </text:p>
      <text:list xml:id="list275502371" text:style-name="L9">
        <text:list-item>
          <text:p text:style-name="P80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0"># ###</text:p>
            <text:p text:style-name="P454"><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57"># ###</text:p>
            <text:p text:style-name="P209"><text:span text:style-name="T47">es.caib.distribucio.concsv.base.url=</text:span><text:span text:style-name="T40">https://dev.caib.es/concsv</text:span></text:p>
          </table:table-cell>
        </table:table-row>
      </table:table>
      <text:p text:style-name="P272"/>
      <text:list xml:id="list143043978677437" text:continue-list="list143044511571542" text:style-name="Outline">
        <text:list-item>
          <text:list>
            <text:list-header>
              <text:h text:style-name="P726" text:outline-level="2" text:is-list-header="true"><text:bookmark-start text:name="__RefHeading___Toc834_417853881"/>Versió 0.9.<text:span text:style-name="T49">22</text:span><text:bookmark-end text:name="__RefHeading___Toc834_417853881"/></text:h>
            </text:list-header>
          </text:list>
        </text:list-item>
      </text:list>
      <text:p text:style-name="P91">Data: <text:span text:style-name="T57">16/04/2019</text:span></text:p>
      <text:p text:style-name="P157"><text:tab/></text:p>
      <text:p text:style-name="P157">Resum:<text:span text:style-name="T56"> Solució a anotacions pendents de processar, esborrat d'arxius temporals. Millora en les notificacions de noves anotacions i metadades ENI del registre als annexos.</text:span></text:p>
      <text:p text:style-name="P157"/>
      <text:p text:style-name="P27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43044915924662" text:continue-list="list143045000345170" text:style-name="L1">
        <text:list-item>
          <text:p text:style-name="P803"><text:a xlink:type="simple" xlink:href="https://github.com/GovernIB/distribucio/issues/76" text:style-name="Internet_20_link" text:visited-style-name="Visited_20_Internet_20_Link">#76</text:a>: Missatge d'error erroni esborrant bústia amb regles sense anotacions</text:p>
        </text:list-item>
        <text:list-item>
          <text:p text:style-name="P80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0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03"><text:a xlink:type="simple" xlink:href="https://github.com/GovernIB/distribucio/issues/83" text:style-name="Internet_20_link" text:visited-style-name="Visited_20_Internet_20_Link">#83</text:a>: Error accés usuaris sense permís a bústies</text:p>
        </text:list-item>
        <text:list-item>
          <text:p text:style-name="P803"><text:a xlink:type="simple" xlink:href="https://github.com/GovernIB/distribucio/issues/84" text:style-name="Internet_20_link" text:visited-style-name="Visited_20_Internet_20_Link">#84</text:a>: Anotacions que queden pendents de enviar annexos a l'Arxiu</text:p>
        </text:list-item>
        <text:list-item>
          <text:p text:style-name="P803"><text:a xlink:type="simple" xlink:href="https://github.com/GovernIB/distribucio/issues/85" text:style-name="Internet_20_link" text:visited-style-name="Visited_20_Internet_20_Link">#85</text:a>: Emplenar les metadades ENI relatives al registre pels annexos</text:p>
        </text:list-item>
        <text:list-item>
          <text:p text:style-name="P80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0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11"><text:a xlink:type="simple" xlink:href="https://github.com/GovernIB/distribucio/issues/90" text:style-name="Internet_20_link" text:visited-style-name="Visited_20_Internet_20_Link">#90</text:a>: Error sincronitzant UO</text:p>
        </text:list-item>
        <text:list-item>
          <text:p text:style-name="P811"><text:a xlink:type="simple" xlink:href="https://github.com/GovernIB/distribucio/issues/91" text:style-name="Internet_20_link" text:visited-style-name="Visited_20_Internet_20_Link">#91</text:a>: Error creant regla. La bústia no s'associa correctament</text:p>
        </text:list-item>
      </text:list>
      <text:p text:style-name="P274"/>
      <text:p text:style-name="P91">Base de dades:<text:span text:style-name="T5"> </text:span></text:p>
      <text:list xml:id="list1265094482" text:style-name="L10">
        <text:list-item>
          <text:p text:style-name="P790">Sense canvis</text:p>
        </text:list-item>
      </text:list>
      <text:p text:style-name="P91"/>
      <text:p text:style-name="P28"><text:span text:style-name="T6">Propietats globals</text:span>: </text:p>
      <text:list xml:id="list3187297729" text:style-name="L11">
        <text:list-item>
          <text:p text:style-name="P791">Sense canvis</text:p>
        </text:list-item>
      </text:list>
      <text:p text:style-name="P272"/>
      <text:p text:style-name="P272"/>
      <text:list xml:id="list143044077929497" text:continue-list="list143043978677437" text:style-name="Outline">
        <text:list-item>
          <text:list>
            <text:list-header>
              <text:h text:style-name="P727" text:outline-level="2" text:is-list-header="true"><text:bookmark-start text:name="__RefHeading___Toc61704_1680181998"/>Versió 0.9.<text:span text:style-name="T49">22.2</text:span><text:bookmark-end text:name="__RefHeading___Toc61704_1680181998"/></text:h>
            </text:list-header>
          </text:list>
        </text:list-item>
      </text:list>
      <text:p text:style-name="P92">Data: <text:span text:style-name="T60">03/06/2019</text:span></text:p>
      <text:p text:style-name="P158"><text:tab/></text:p>
      <text:p text:style-name="P158">Resum:<text:span text:style-name="T56"> Correcció urgent per poder enviar anotacions per correu electrònic i veure el detall de les firmes.</text:span></text:p>
      <text:p text:style-name="P158"/>
      <text:p text:style-name="P28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43044954260375" text:continue-list="list143044915924662" text:style-name="L1">
        <text:list-item>
          <text:p text:style-name="P804"><text:a xlink:type="simple" xlink:href="https://github.com/GovernIB/ripea/issues/102" text:style-name="Internet_20_link" text:visited-style-name="Visited_20_Internet_20_Link"><text:span text:style-name="T58">#102</text:span></text:a>: Error enviant anotacions per email</text:p>
        </text:list-item>
        <text:list-item>
          <text:p text:style-name="P804"><text:a xlink:type="simple" xlink:href="https://github.com/GovernIB/distribucio/issues/106" text:style-name="Internet_20_link" text:visited-style-name="Visited_20_Internet_20_Link">#106</text:a> Error consultant bústia per defecte</text:p>
        </text:list-item>
      </text:list>
      <text:p text:style-name="P275"/>
      <text:p text:style-name="P92">Base de dades:<text:span text:style-name="T5"> </text:span></text:p>
      <text:list xml:id="list168354832" text:style-name="L12">
        <text:list-item>
          <text:p text:style-name="P812">distribucio_update_0.9.22.<text:span text:style-name="T59">2</text:span>.sql:</text:p>
          <text:list>
            <text:list-header>
              <text:p text:style-name="P812">Script d'actualització per corregir les dades d'annexos i firmes d'annexos.</text:p>
              <text:p text:style-name="P814">Corregeix també els codis d'unitat orgànica de les bústies</text:p>
            </text:list-header>
          </text:list>
          <text:p text:style-name="P812"/>
        </text:list-item>
      </text:list>
      <text:p text:style-name="P92"/>
      <text:p text:style-name="P29"><text:span text:style-name="T6">Propietats globals</text:span>: </text:p>
      <text:list xml:id="list3989862623" text:style-name="L13">
        <text:list-item>
          <text:p text:style-name="P792">Sense canvis</text:p>
        </text:list-item>
      </text:list>
      <text:p text:style-name="P159"/>
      <text:list xml:id="list143044689595814" text:continue-list="list143044077929497" text:style-name="Outline">
        <text:list-item>
          <text:list>
            <text:list-header>
              <text:h text:style-name="P728" text:outline-level="2" text:is-list-header="true"><text:bookmark-start text:name="__RefHeading___Toc20227_1512682159"/>Versió 0.9.<text:span text:style-name="T49">23</text:span><text:bookmark-end text:name="__RefHeading___Toc20227_1512682159"/></text:h>
            </text:list-header>
          </text:list>
        </text:list-item>
      </text:list>
      <text:p text:style-name="P93">Data: <text:span text:style-name="T61">17/06/2019</text:span></text:p>
      <text:p text:style-name="P199"><text:tab/></text:p>
      <text:p text:style-name="P199">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99"><text:soft-page-break/></text:p>
      <text:p text:style-name="P28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776016227" text:style-name="L14">
        <text:list-item>
          <text:p text:style-name="P807"><text:a xlink:type="simple" xlink:href="https://github.com/GovernIB/distribucio/issues/108" text:style-name="Internet_20_link" text:visited-style-name="Visited_20_Internet_20_Link">#108</text:a> Nova opció pels administradors per moure contingut entre bústies</text:p>
        </text:list-item>
        <text:list-item>
          <text:p text:style-name="P807"><text:a xlink:type="simple" xlink:href="https://github.com/GovernIB/distribucio/issues/107" text:style-name="Internet_20_link" text:visited-style-name="Visited_20_Internet_20_Link">#107</text:a> Poder veure el contingut de bústies innactives</text:p>
        </text:list-item>
        <text:list-item>
          <text:p text:style-name="P80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07"><text:a xlink:type="simple" xlink:href="https://github.com/GovernIB/distribucio/issues/88" text:style-name="Internet_20_link" text:visited-style-name="Visited_20_Internet_20_Link">#88</text:a> Backoffices asíncrons</text:p>
        </text:list-item>
        <text:list-item>
          <text:p text:style-name="P807"><text:a xlink:type="simple" xlink:href="https://github.com/GovernIB/distribucio/issues/99" text:style-name="Internet_20_link" text:visited-style-name="Visited_20_Internet_20_Link">#99</text:a> Compatibilitat amb regles a partir del codi assumpte</text:p>
        </text:list-item>
        <text:list-item>
          <text:p text:style-name="P807"><text:a xlink:type="simple" xlink:href="https://github.com/GovernIB/distribucio/issues/98" text:style-name="Internet_20_link" text:visited-style-name="Visited_20_Internet_20_Link">#98</text:a> Eliminar informació de la data de còpia en el número de registre</text:p>
        </text:list-item>
        <text:list-item>
          <text:p text:style-name="P80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07"><text:a xlink:type="simple" xlink:href="https://github.com/GovernIB/distribucio/issues/95" text:style-name="Internet_20_link" text:visited-style-name="Visited_20_Internet_20_Link">#95</text:a> Error botó tancar detall anotació sense modal</text:p>
        </text:list-item>
        <text:list-item>
          <text:p text:style-name="P807"><text:a xlink:type="simple" xlink:href="https://github.com/GovernIB/distribucio/issues/93" text:style-name="Internet_20_link" text:visited-style-name="Visited_20_Internet_20_Link">#93</text:a> NullPointerException reintentant processament</text:p>
        </text:list-item>
        <text:list-item>
          <text:p text:style-name="P807"><text:a xlink:type="simple" xlink:href="https://github.com/GovernIB/distribucio/issues/92" text:style-name="Internet_20_link" text:visited-style-name="Visited_20_Internet_20_Link">#92</text:a> Error nodes duplicats a l'Arxiu</text:p>
        </text:list-item>
        <text:list-item>
          <text:p text:style-name="P807"><text:a xlink:type="simple" xlink:href="https://github.com/GovernIB/distribucio/issues/89" text:style-name="Internet_20_link" text:visited-style-name="Visited_20_Internet_20_Link">#89</text:a> Tractar firmar amb CADEs els PDF que arribin sense firmar</text:p>
        </text:list-item>
        <text:list-item>
          <text:p text:style-name="P807"><text:a xlink:type="simple" xlink:href="https://github.com/GovernIB/distribucio/issues/59" text:style-name="Internet_20_link" text:visited-style-name="Visited_20_Internet_20_Link">#59</text:a> Regles a partir del codi SIA</text:p>
        </text:list-item>
      </text:list>
      <text:p text:style-name="P276"/>
      <text:p text:style-name="P93">Base de dades:<text:span text:style-name="T5"> </text:span></text:p>
      <text:list xml:id="list2331309891" text:style-name="L15">
        <text:list-item>
          <text:p text:style-name="P813">distribucio_update_0.9.2<text:span text:style-name="T62">3</text:span>.sql:</text:p>
        </text:list-item>
      </text:list>
      <text:list xml:id="list3477508711" text:style-name="L16">
        <text:list-item>
          <text:p text:style-name="P815">Canvis per tenir el codi de procediment SIA de l'anotació.</text:p>
        </text:list-item>
        <text:list-item>
          <text:p text:style-name="P815">Script per treure la data del número de registre en el cas de les còpies d'anotacions.</text:p>
        </text:list-item>
        <text:list-item>
          <text:p text:style-name="P815">Canvis per poder treballar amb backoffices de Distribució.</text:p>
        </text:list-item>
      </text:list>
      <text:list xml:id="list143044035233776" text:continue-list="list2331309891" text:style-name="L15">
        <text:list-header>
          <text:p text:style-name="P813"/>
        </text:list-header>
      </text:list>
      <text:p text:style-name="P93"/>
      <text:p text:style-name="P30"><text:span text:style-name="T6">Propietats globals</text:span>: </text:p>
      <text:list xml:id="list3055153533" text:style-name="L17">
        <text:list-item>
          <text:p text:style-name="P816">Noves propietats afegides pels backoffices de Distribució. Les propietats que contenen "test" són per provar els backoffices amb la propia aplicació de Distribució.</text:p>
          <text:list>
            <text:list-item>
              <text:p text:style-name="P816">distribucio_update_0.9.23.properties:</text:p>
            </text:list-item>
          </text:list>
        </text:list-item>
      </text:list>
      <text:p text:style-name="P283"/>
      <table:table table:name="Tabla4" table:style-name="Tabla4">
        <table:table-column table:style-name="Tabla4.A"/>
        <table:table-row table:style-name="Tabla4.1">
          <table:table-cell table:style-name="Tabla4.A1" office:value-type="string">
            <text:p text:style-name="P250"># ################### #</text:p>
            <text:p text:style-name="P257"># PROPERTIES AFEGIDES #</text:p>
            <text:p text:style-name="P257"># ################### #</text:p>
            <text:p text:style-name="P649"/>
            <text:p text:style-name="P454"><text:span text:style-name="T51"># </text:span><text:span text:style-name="T54">Backoffices</text:span><text:span text:style-name="T51"> </text:span><text:span text:style-name="T54">asíncrons</text:span></text:p>
            <text:p text:style-name="P454"><text:span text:style-name="T34">es.caib.distribucio.tasca.enviar.anotacions.backoffice.temps.espera.execucio=</text:span><text:span text:style-name="T40">60000</text:span></text:p>
            <text:p text:style-name="P454"><text:span text:style-name="T34">es.caib.distribucio.backoffice.integracio.clau=</text:span><text:span text:style-name="T40">clauSecreta</text:span></text:p>
            <text:p text:style-name="P454"><text:span text:style-name="T34">es.caib.distribucio.backoffice.integracio.retornarAnnexIFirmaContingut=</text:span><text:span text:style-name="T40">false</text:span></text:p>
            <text:p text:style-name="P649"/>
            <text:p text:style-name="P454"><text:span text:style-name="T34">es.caib.distribucio.backoffice.test.backofficeIntegracio.url=</text:span><text:span text:style-name="T40">https://dev.caib.es/distribucio/ws/backofficeIntegracio</text:span></text:p>
            <text:p text:style-name="P454"><text:span text:style-name="T34">es.caib.distribucio.backoffice.test.backofficeIntegracio.usuari=</text:span><text:span text:style-name="T40">USUARI</text:span></text:p>
            <text:p text:style-name="P209"><text:span text:style-name="T47">es.caib.distribucio.backoffice.test.backofficeIntegracio.contrasenya=</text:span><text:span text:style-name="T40">CONTRASENYA</text:span></text:p>
          </table:table-cell>
        </table:table-row>
      </table:table>
      <text:p text:style-name="P283"/>
      <text:p text:style-name="P283"/>
      <text:list xml:id="list143044833504741" text:continue-list="list143044689595814" text:style-name="Outline">
        <text:list-item>
          <text:list>
            <text:list-header>
              <text:h text:style-name="P729" text:outline-level="2" text:is-list-header="true"><text:bookmark-start text:name="__RefHeading___Toc20229_1512682159"/>Versió 0.9.<text:span text:style-name="T49">24</text:span><text:bookmark-end text:name="__RefHeading___Toc20229_1512682159"/></text:h>
            </text:list-header>
          </text:list>
        </text:list-item>
      </text:list>
      <text:p text:style-name="P94">Data: <text:span text:style-name="T67">08/07/2019</text:span></text:p>
      <text:p text:style-name="P200"><text:tab/></text:p>
      <text:p text:style-name="P200"><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0"/>
      <text:p text:style-name="P28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43044745829754" text:continue-list="list3776016227" text:style-name="L14">
        <text:list-item>
          <text:p text:style-name="P808"><text:a xlink:type="simple" xlink:href="https://github.com/GovernIB/distribucio/issues/101" text:style-name="Internet_20_link" text:visited-style-name="Visited_20_Internet_20_Link">#101</text:a> 00107_DIST_classificació</text:p>
        </text:list-item>
        <text:list-item>
          <text:p text:style-name="P808"><text:a xlink:type="simple" xlink:href="https://github.com/GovernIB/distribucio/issues/110" text:style-name="Internet_20_link" text:visited-style-name="Visited_20_Internet_20_Link">#110</text:a> Afegir camp ntiEstadoElaboracion als annexos del WS de backoffice</text:p>
        </text:list-item>
        <text:list-item>
          <text:p text:style-name="P808"><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0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08"><text:a xlink:type="simple" xlink:href="https://github.com/GovernIB/distribucio/issues/113" text:style-name="Internet_20_link" text:visited-style-name="Visited_20_Internet_20_Link">#113</text:a> Error en la pàgina de monitor d'integracions</text:p>
        </text:list-item>
        <text:list-item>
          <text:p text:style-name="P80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77"/>
      <text:p text:style-name="P94">Base de dades:<text:span text:style-name="T5"> </text:span></text:p>
      <text:list xml:id="list3750867832" text:style-name="L18">
        <text:list-item>
          <text:p text:style-name="P822">Canvis per ampliar el camp d'observacions del backoffice i per incloure els codis de pais, província i municipi en les anotacions de registre.</text:p>
          <text:list>
            <text:list-item>
              <text:p text:style-name="P8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09"><text:span text:style-name="T65">ALTER</text:span><text:span text:style-name="T47"> </text:span><text:span text:style-name="T65">TABLE</text:span><text:span text:style-name="T47"> DIS_REGISTRE MODIFY BACK_OBSERVACIONS VARCHAR2(4000);</text:span></text:p>
            <text:p text:style-name="P649"/>
            <text:p text:style-name="P412">-- #109 Afegir codis de municipi, país i província a les anotacions de registre </text:p>
            <text:p text:style-name="P412">-- amplia la columna de la descripció del país</text:p>
            <text:p text:style-name="P454"><text:span text:style-name="T65">ALTER</text:span><text:span text:style-name="T34"> </text:span><text:span text:style-name="T65">TABLE</text:span><text:span text:style-name="T34"> DIS_REGISTRE_INTER MODIFY PAIS VARCHAR2(100);</text:span></text:p>
            <text:p text:style-name="P412">-- afegeix les noves columnes</text:p>
            <text:p text:style-name="P454"><text:span text:style-name="T65">ALTER</text:span><text:span text:style-name="T34"> </text:span><text:span text:style-name="T65">TABLE</text:span><text:span text:style-name="T34"> DIS_REGISTRE_INTER </text:span><text:span text:style-name="T65">ADD</text:span><text:span text:style-name="T34"> PAIS_CODI VARCHAR2(4);</text:span></text:p>
            <text:p text:style-name="P454"><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09"><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87"/>
      <text:p text:style-name="P94"/>
      <text:p text:style-name="P31"><text:span text:style-name="T6">Propietats globals</text:span>: </text:p>
      <text:list xml:id="list2150079147" text:style-name="L19">
        <text:list-item>
          <text:p text:style-name="P818">Noves propietats afegides <text:span text:style-name="T64">per configurar el plugin de procediments de consulta a Rolsac</text:span>.</text:p>
          <text:list>
            <text:list-item>
              <text:p text:style-name="P818">distribucio_update_0.9.2<text:span text:style-name="T64">4</text:span>.properties:</text:p>
            </text:list-item>
          </text:list>
        </text:list-item>
      </text:list>
      <text:p text:style-name="P284"/>
      <table:table table:name="Tabla5" table:style-name="Tabla5">
        <table:table-column table:style-name="Tabla5.A"/>
        <table:table-row table:style-name="Tabla5.1">
          <table:table-cell table:style-name="Tabla5.A1" office:value-type="string">
            <text:p text:style-name="P251"># ################### #</text:p>
            <text:p text:style-name="P257"># PROPERTIES AFEGIDES #</text:p>
            <text:p text:style-name="P257"># ################### #</text:p>
            <text:p text:style-name="P649"/>
            <text:p text:style-name="P454"><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54"><text:span text:style-name="T34">es.caib.distribucio.plugin.procediment.class=</text:span><text:span text:style-name="T40">es.caib.distribucio.plugin.caib.procediment.ProcedimentPluginRolsac</text:span></text:p>
            <text:p text:style-name="P454"><text:span text:style-name="T34">es.caib.distribucio.plugin.procediment.rolsac.service.url=</text:span><text:span text:style-name="T40">https://proves.caib.es/rolsac/api/rest/v1/procedimientos</text:span></text:p>
            <text:p text:style-name="P454"><text:span text:style-name="T34">es.caib.distribucio.plugin.procediment.rolsac.service.username=</text:span><text:span text:style-name="T40">$distribucio_rolsac</text:span></text:p>
            <text:p text:style-name="P210"><text:span text:style-name="T47">es.caib.distribucio.plugin.procediment.rolsac.service.password=</text:span><text:span text:style-name="T41">********</text:span><text:span text:style-name="T47"> </text:span></text:p>
          </table:table-cell>
        </table:table-row>
      </table:table>
      <text:p text:style-name="P284"/>
      <text:p text:style-name="P284"/>
      <text:list xml:id="list143044264796021" text:continue-list="list143044833504741" text:style-name="Outline">
        <text:list-item>
          <text:list>
            <text:list-header>
              <text:h text:style-name="P730" text:outline-level="2" text:is-list-header="true"><text:bookmark-start text:name="__RefHeading___Toc424222_3031935846"/>Versió 0.9.<text:span text:style-name="T49">24.1</text:span><text:bookmark-end text:name="__RefHeading___Toc424222_3031935846"/></text:h>
            </text:list-header>
          </text:list>
        </text:list-item>
      </text:list>
      <text:p text:style-name="P95">Data: 04/09/2019</text:p>
      <text:p text:style-name="P201"><text:soft-page-break/><text:tab/></text:p>
      <text:p text:style-name="P201">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1"/>
      <text:p text:style-name="P288"><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43044869510214" text:continue-list="list143044954260375" text:style-name="L1">
        <text:list-item>
          <text:p text:style-name="P805"><text:a xlink:type="simple" xlink:href="https://github.com/GovernIB/distribucio/issues/127" text:style-name="Internet_20_link" text:visited-style-name="Visited_20_Internet_20_Link">#127</text:a> No s'envien els enviaments d'avisos de nous elements a les busties</text:p>
        </text:list-item>
        <text:list-item>
          <text:p text:style-name="P80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78"/>
      <text:p text:style-name="P95">Base de dades:<text:span text:style-name="T5"> </text:span></text:p>
      <text:list xml:id="list2563813042" text:style-name="L20">
        <text:list-item>
          <text:p text:style-name="P825">Sense canvis</text:p>
        </text:list-item>
      </text:list>
      <text:p text:style-name="P95"/>
      <text:p text:style-name="P32"><text:span text:style-name="T6">Propietats globals</text:span>: </text:p>
      <text:list xml:id="list2382560319" text:style-name="L21">
        <text:list-item>
          <text:p text:style-name="P793">Sense canvis</text:p>
        </text:list-item>
      </text:list>
      <text:p text:style-name="P32"/>
      <text:list xml:id="list143045360192779" text:continue-list="list143044264796021" text:style-name="Outline">
        <text:list-item>
          <text:list>
            <text:list-header>
              <text:h text:style-name="P73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40"/>
      <text:p text:style-name="P39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012121687" text:style-name="L22">
        <text:list-item>
          <text:p text:style-name="P850"><text:a xlink:type="simple" xlink:href="https://github.com/GovernIB/distribucio/issues/82" text:style-name="Internet_20_link" text:visited-style-name="Visited_20_Internet_20_Link">#82</text:a> Usuaris puguin veure anotacions amb errors</text:p>
        </text:list-item>
        <text:list-item>
          <text:p text:style-name="P850"><text:a xlink:type="simple" xlink:href="https://github.com/GovernIB/distribucio/issues/94" text:style-name="Internet_20_link" text:visited-style-name="Visited_20_Internet_20_Link">#94</text:a> Implementació d'un sistema d'avisos</text:p>
        </text:list-item>
        <text:list-item>
          <text:p text:style-name="P850"><text:a xlink:type="simple" xlink:href="https://github.com/GovernIB/distribucio/issues/100" text:style-name="Internet_20_link" text:visited-style-name="Visited_20_Internet_20_Link">#100</text:a> <text:s/>Nou filtre en localitzador d'anotacions </text:p>
        </text:list-item>
        <text:list-item>
          <text:p text:style-name="P850"><text:a xlink:type="simple" xlink:href="https://github.com/GovernIB/distribucio/issues/103" text:style-name="Internet_20_link" text:visited-style-name="Visited_20_Internet_20_Link">#103</text:a> Afegir el camp "backoffice" a les anotacions de registre</text:p>
        </text:list-item>
        <text:list-item>
          <text:p text:style-name="P850"><text:a xlink:type="simple" xlink:href="https://github.com/GovernIB/distribucio/issues/104" text:style-name="Internet_20_link" text:visited-style-name="Visited_20_Internet_20_Link">#104</text:a> Múltiples codis SIA a les regles</text:p>
        </text:list-item>
        <text:list-item>
          <text:p text:style-name="P850"><text:a xlink:type="simple" xlink:href="https://github.com/GovernIB/distribucio/issues/105" text:style-name="Internet_20_link" text:visited-style-name="Visited_20_Internet_20_Link">#105</text:a> Informació unificada d'accions sobre una anotació</text:p>
        </text:list-item>
        <text:list-item>
          <text:p text:style-name="P850"><text:a xlink:type="simple" xlink:href="https://github.com/GovernIB/distribucio/issues/112" text:style-name="Internet_20_link" text:visited-style-name="Visited_20_Internet_20_Link">#112</text:a> Corregir informació interessats i representants a l'email</text:p>
        </text:list-item>
        <text:list-item>
          <text:p text:style-name="P850"><text:a xlink:type="simple" xlink:href="https://github.com/GovernIB/distribucio/issues/115" text:style-name="Internet_20_link" text:visited-style-name="Visited_20_Internet_20_Link">#115</text:a> Posar <text:s/>les pantalles de l'aplicació a pantalla completa</text:p>
        </text:list-item>
        <text:list-item>
          <text:p text:style-name="P850"><text:a xlink:type="simple" xlink:href="https://github.com/GovernIB/distribucio/issues/116" text:style-name="Internet_20_link" text:visited-style-name="Visited_20_Internet_20_Link">#116</text:a> Canvis pantalla principal</text:p>
        </text:list-item>
        <text:list-item>
          <text:p text:style-name="P850"><text:a xlink:type="simple" xlink:href="https://github.com/GovernIB/distribucio/issues/117" text:style-name="Internet_20_link" text:visited-style-name="Visited_20_Internet_20_Link">#117</text:a> Classificació permetre consultar procediments en UOs filles</text:p>
        </text:list-item>
        <text:list-item>
          <text:p text:style-name="P850"><text:a xlink:type="simple" xlink:href="https://github.com/GovernIB/distribucio/issues/118" text:style-name="Internet_20_link" text:visited-style-name="Visited_20_Internet_20_Link">#118</text:a> Nous camps pel WS d'alta d'anotacions de registre</text:p>
        </text:list-item>
        <text:list-item>
          <text:p text:style-name="P85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50"><text:a xlink:type="simple" xlink:href="https://github.com/GovernIB/distribucio/issues/120" text:style-name="Internet_20_link" text:visited-style-name="Visited_20_Internet_20_Link">#120</text:a> Lentitud en la càrrega de diferents pantalles</text:p>
        </text:list-item>
        <text:list-item>
          <text:p text:style-name="P850"><text:a xlink:type="simple" xlink:href="https://github.com/GovernIB/distribucio/issues/121" text:style-name="Internet_20_link" text:visited-style-name="Visited_20_Internet_20_Link">#121</text:a> Problema amb l’enviament de correus</text:p>
        </text:list-item>
        <text:list-item>
          <text:p text:style-name="P850"><text:a xlink:type="simple" xlink:href="https://github.com/GovernIB/distribucio/issues/123" text:style-name="Internet_20_link" text:visited-style-name="Visited_20_Internet_20_Link">#123</text:a> Eliminar obligatorietat del camp Tipo Asunto</text:p>
        </text:list-item>
        <text:list-item>
          <text:p text:style-name="P85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50"><text:a xlink:type="simple" xlink:href="https://github.com/GovernIB/distribucio/issues/125" text:style-name="Internet_20_link" text:visited-style-name="Visited_20_Internet_20_Link">#125</text:a> Errors trobats durant la validació 2019.08.25</text:p>
        </text:list-item>
        <text:list-item>
          <text:p text:style-name="P85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50"><text:a xlink:type="simple" xlink:href="https://github.com/GovernIB/distribucio/issues/129" text:style-name="Internet_20_link" text:visited-style-name="Visited_20_Internet_20_Link">#129</text:a> Millora enviament avisos noves anotacions</text:p>
        </text:list-item>
        <text:list-item>
          <text:p text:style-name="P85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50"><text:a xlink:type="simple" xlink:href="https://github.com/GovernIB/distribucio/issues/131" text:style-name="Internet_20_link" text:visited-style-name="Visited_20_Internet_20_Link">#131</text:a> Nou camp tipusES pel WS d'alta d'anotacions de registre</text:p>
        </text:list-item>
        <text:list-item>
          <text:p text:style-name="P85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51"><text:a xlink:type="simple" xlink:href="https://github.com/GovernIB/distribucio/issues/134" text:style-name="Internet_20_link" text:visited-style-name="Visited_20_Internet_20_Link">#134</text:a> Posar els reenviaments a l'històric d'accions</text:p>
        </text:list-item>
      </text:list>
      <text:p text:style-name="P289"/>
      <text:p text:style-name="P96">Base de dades:<text:span text:style-name="T5"> </text:span></text:p>
      <text:list xml:id="list143044704435681" text:continue-list="list3750867832" text:style-name="L18">
        <text:list-item>
          <text:p text:style-name="P823">Nova taula pel sistema d'avisos. Noves columnes pels nous camps del WS d'alta. Camp pel codi de backoffice en les regles. Camp tipus assumpte ara pot ser null.</text:p>
          <text:list>
            <text:list-item>
              <text:p text:style-name="P8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07">-- #94 Implementació d'un sistema d'avisos </text:p>
            <text:p text:style-name="P454"><text:span text:style-name="T65">CREATE</text:span><text:span text:style-name="T34"> </text:span><text:span text:style-name="T65">TABLE</text:span><text:span text:style-name="T34"> DIS_AVIS</text:span></text:p>
            <text:p text:style-name="P218">(</text:p>
            <text:p text:style-name="P454"><text:span text:style-name="T34"><text:s text:c="2"/>ID <text:s text:c="18"/>NUMBER(19) <text:s text:c="14"/></text:span><text:span text:style-name="T65">NOT</text:span><text:span text:style-name="T34"> </text:span><text:span text:style-name="T156">NULL</text:span><text:span text:style-name="T34">,</text:span></text:p>
            <text:p text:style-name="P454"><text:span text:style-name="T34"><text:s text:c="2"/>ASSUMPTE <text:s text:c="12"/>VARCHAR2(256) <text:s text:c="11"/></text:span><text:span text:style-name="T65">NOT</text:span><text:span text:style-name="T34"> </text:span><text:span text:style-name="T156">NULL</text:span><text:span text:style-name="T34">,</text:span></text:p>
            <text:p text:style-name="P454"><text:span text:style-name="T34"><text:s text:c="2"/>MISSATGE <text:s text:c="12"/>VARCHAR2(2048) <text:s text:c="10"/></text:span><text:span text:style-name="T65">NOT</text:span><text:span text:style-name="T34"> </text:span><text:span text:style-name="T156">NULL</text:span><text:span text:style-name="T34">,</text:span></text:p>
            <text:p text:style-name="P454"><text:span text:style-name="T34"><text:s text:c="2"/>DATA_INICI <text:s text:c="10"/></text:span><text:span text:style-name="T65">TIMESTAMP</text:span><text:span text:style-name="T34">(6) <text:s text:c="12"/></text:span><text:span text:style-name="T65">NOT</text:span><text:span text:style-name="T34"> </text:span><text:span text:style-name="T156">NULL</text:span><text:span text:style-name="T34">,</text:span></text:p>
            <text:p text:style-name="P454"><text:span text:style-name="T34"><text:s text:c="2"/>DATA_FINAL <text:s text:c="10"/></text:span><text:span text:style-name="T65">TIMESTAMP</text:span><text:span text:style-name="T34">(6) <text:s text:c="12"/></text:span><text:span text:style-name="T65">NOT</text:span><text:span text:style-name="T34"> </text:span><text:span text:style-name="T156">NULL</text:span><text:span text:style-name="T34">,</text:span></text:p>
            <text:p text:style-name="P454"><text:span text:style-name="T34"><text:s text:c="2"/>ACTIU <text:s text:c="15"/>NUMBER(1) <text:s text:c="15"/></text:span><text:span text:style-name="T65">NOT</text:span><text:span text:style-name="T34"> </text:span><text:span text:style-name="T156">NULL</text:span><text:span text:style-name="T34">,</text:span></text:p>
            <text:p text:style-name="P454"><text:span text:style-name="T34"><text:s text:c="2"/>AVIS_NIVELL <text:s text:c="8"/>VARCHAR2(10) <text:s text:c="12"/></text:span><text:span text:style-name="T65">NOT</text:span><text:span text:style-name="T34"> </text:span><text:span text:style-name="T156">NULL</text:span><text:span text:style-name="T34">,</text:span></text:p>
            <text:p text:style-name="P218"><text:s text:c="2"/>CREATEDBY_CODI <text:s text:c="6"/>VARCHAR2(64),</text:p>
            <text:p text:style-name="P454"><text:span text:style-name="T34"><text:s text:c="2"/>CREATEDDATE <text:s text:c="9"/></text:span><text:span text:style-name="T65">TIMESTAMP</text:span><text:span text:style-name="T34">(6),</text:span></text:p>
            <text:p text:style-name="P218"><text:s text:c="2"/>LASTMODIFIEDBY_CODI <text:s/>VARCHAR2(64),</text:p>
            <text:p text:style-name="P454"><text:span text:style-name="T34"><text:s text:c="2"/>LASTMODIFIEDDATE <text:s text:c="4"/></text:span><text:span text:style-name="T65">TIMESTAMP</text:span><text:span text:style-name="T34">(6)</text:span></text:p>
            <text:p text:style-name="P218">);</text:p>
            <text:p text:style-name="P649"/>
            <text:p text:style-name="P454"><text:span text:style-name="T65">ALTER</text:span><text:span text:style-name="T34"> </text:span><text:span text:style-name="T65">TABLE</text:span><text:span text:style-name="T34"> DIS_AVIS </text:span><text:span text:style-name="T65">ADD</text:span><text:span text:style-name="T34"> (</text:span></text:p>
            <text:p text:style-name="P454"><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49"/>
            <text:p text:style-name="P454"><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54"><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49"/>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49"/>
            <text:p text:style-name="P649"/>
            <text:p text:style-name="P412">-- #103 Afegir el camp "backoffice" a les anotacions de registre i a les regles</text:p>
            <text:p text:style-name="P454"><text:span text:style-name="T65">ALTER</text:span><text:span text:style-name="T34"> </text:span><text:span text:style-name="T65">TABLE</text:span><text:span text:style-name="T34"> DIS_REGLA </text:span><text:span text:style-name="T65">ADD</text:span><text:span text:style-name="T34"> BACKOFFICE_CODI VARCHAR2(20);</text:span></text:p>
            <text:p text:style-name="P454"><text:span text:style-name="T65">ALTER</text:span><text:span text:style-name="T34"> </text:span><text:span text:style-name="T65">TABLE</text:span><text:span text:style-name="T34"> DIS_REGISTRE </text:span><text:span text:style-name="T65">ADD</text:span><text:span text:style-name="T34"> BACK_CODI VARCHAR2(20);</text:span></text:p>
            <text:p text:style-name="P649"/>
            <text:p text:style-name="P649"/>
            <text:p text:style-name="P412">-- #118: Nous camps pel WS d'alta d'anotacions de registre </text:p>
            <text:p text:style-name="P454"><text:span text:style-name="T65">ALTER</text:span><text:span text:style-name="T34"> </text:span><text:span text:style-name="T65">TABLE</text:span><text:span text:style-name="T34"> DIS_REGISTRE </text:span><text:span text:style-name="T65">ADD</text:span><text:span text:style-name="T34"> PRESENCIAL NUMBER(1);</text:span></text:p>
            <text:p text:style-name="P454"><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49"/>
            <text:p text:style-name="P412">-- #123 Eliminar obligatorietat del camp Tipo Asunto</text:p>
            <text:p text:style-name="P454"><text:span text:style-name="T65">ALTER</text:span><text:span text:style-name="T34"> </text:span><text:span text:style-name="T65">TABLE</text:span><text:span text:style-name="T34"> DIS_REGISTRE MODIFY (ASSUMPTE_TIPUS_CODI </text:span><text:span text:style-name="T156">NULL</text:span><text:span text:style-name="T34">);</text:span></text:p>
          </table:table-cell>
        </table:table-row>
      </table:table>
      <text:p text:style-name="P336"/>
      <text:p text:style-name="P96"/>
      <text:p text:style-name="P33"><text:span text:style-name="T6">Propietats globals</text:span>: </text:p>
      <text:list xml:id="list143043805164337" text:continue-list="list2563813042" text:style-name="L20">
        <text:list-item>
          <text:p text:style-name="P826">Sense canvis</text:p>
        </text:list-item>
      </text:list>
      <text:list xml:id="list143044849167800" text:continue-list="list143045360192779" text:style-name="Outline">
        <text:list-item>
          <text:list>
            <text:list-header>
              <text:h text:style-name="P732" text:outline-level="2" text:is-list-header="true"><text:bookmark-start text:name="__RefHeading___Toc27894_1180952855"/>Versió 0.9.25<text:span text:style-name="T159">.1 Processar anotacions amb error o pendents d'Arxiu</text:span><text:bookmark-end text:name="__RefHeading___Toc27894_1180952855"/></text:h>
            </text:list-header>
          </text:list>
        </text:list-item>
      </text:list>
      <text:p text:style-name="P35">Data: 15/10/2019</text:p>
      <text:p text:style-name="P341"/>
      <text:p text:style-name="P395"><text:soft-page-break/>Resum: Correcció per poder marcar com a processades anotacions amb error o pendents de guardar els annexos a l'Arxiu. Es corregeix perquè l'opció apareixia deshabilitada a l'usuari.</text:p>
      <text:p text:style-name="P35"/>
      <text:list xml:id="list143045653562041" text:continue-list="list3012121687" text:style-name="L22">
        <text:list-item>
          <text:p text:style-name="P852"><text:a xlink:type="simple" xlink:href="https://github.com/GovernIB/distribucio/issues/144" text:style-name="Internet_20_link" text:visited-style-name="Visited_20_Internet_20_Link">#144</text:a><text:span text:style-name="T160"> </text:span>Permetre marcar com a processades les anotacions amb error o pendents de l'Arxiu</text:p>
        </text:list-item>
      </text:list>
      <text:p text:style-name="P290"/>
      <text:p text:style-name="P97">Base de dades:<text:span text:style-name="T5"> </text:span></text:p>
      <text:list xml:id="list1385217391" text:style-name="L23">
        <text:list-item>
          <text:p text:style-name="P827">Sense canvis</text:p>
        </text:list-item>
      </text:list>
      <text:p text:style-name="P97"/>
      <text:p text:style-name="P35"><text:span text:style-name="T6">Propietats globals</text:span>: </text:p>
      <text:list xml:id="list2025842840" text:style-name="L24">
        <text:list-item>
          <text:p text:style-name="P828">Sense canvis</text:p>
        </text:list-item>
      </text:list>
      <text:list xml:id="list143044771482237" text:continue-list="list143044849167800" text:style-name="Outline">
        <text:list-item>
          <text:list>
            <text:list-header>
              <text:h text:style-name="P734" text:outline-level="2" text:is-list-header="true"><text:bookmark-start text:name="__RefHeading___Toc85863_1909005118"/><text:span text:style-name="T161">Versió 0.9.2</text:span><text:span text:style-name="T78">6</text:span><text:span text:style-name="T79"> Resolució problemes i llibreria per backoffices</text:span><text:bookmark-end text:name="__RefHeading___Toc85863_1909005118"/></text:h>
            </text:list-header>
          </text:list>
        </text:list-item>
      </text:list>
      <text:p text:style-name="P36">Data: 11/11/2019</text:p>
      <text:p text:style-name="P342"/>
      <text:p text:style-name="P396">Resum: Resolució de diferents errors i nova llibreria d'utilitats per backoffices de DISTRIBUCIO.</text:p>
      <text:p text:style-name="P36"/>
      <text:list xml:id="list143045329682309" text:continue-list="list143045653562041" text:style-name="L22">
        <text:list-item>
          <text:p text:style-name="P853"><text:a xlink:type="simple" xlink:href="https://github.com/GovernIB/distribucio/issues/133" text:style-name="Internet_20_link" text:visited-style-name="Visited_20_Internet_20_Link">#133</text:a><text:span text:style-name="T162"> </text:span><text:s/>Llibreria integració Backoffice - Arxiu</text:p>
        </text:list-item>
        <text:list-item>
          <text:p text:style-name="P853"><text:a xlink:type="simple" xlink:href="https://github.com/GovernIB/distribucio/issues/149" text:style-name="Internet_20_link" text:visited-style-name="Visited_20_Internet_20_Link">#149</text:a><text:span text:style-name="T162"> </text:span>Error guardant annexos a l'Arxiu</text:p>
        </text:list-item>
        <text:list-item>
          <text:p text:style-name="P853"><text:a xlink:type="simple" xlink:href="https://github.com/GovernIB/distribucio/issues/148" text:style-name="Internet_20_link" text:visited-style-name="Visited_20_Internet_20_Link">#148</text:a><text:span text:style-name="T162"> </text:span>Enllaç erroni email notificació noves anotacions</text:p>
        </text:list-item>
        <text:list-item>
          <text:p text:style-name="P853"><text:a xlink:type="simple" xlink:href="https://github.com/GovernIB/distribucio/issues/146" text:style-name="Internet_20_link" text:visited-style-name="Visited_20_Internet_20_Link">#146</text:a><text:span text:style-name="T162"> </text:span>Error AJAX: [0] abort</text:p>
        </text:list-item>
        <text:list-item>
          <text:p text:style-name="P853"><text:a xlink:type="simple" xlink:href="https://github.com/GovernIB/distribucio/issues/145" text:style-name="Internet_20_link" text:visited-style-name="Visited_20_Internet_20_Link">#145</text:a><text:span text:style-name="T162"> </text:span>Error reprocessant anotacions pendents de backoffices</text:p>
        </text:list-item>
        <text:list-item>
          <text:p text:style-name="P853"><text:a xlink:type="simple" xlink:href="https://github.com/GovernIB/distribucio/issues/147" text:style-name="Internet_20_link" text:visited-style-name="Visited_20_Internet_20_Link">#147</text:a><text:span text:style-name="T162"> </text:span>Revisió i correcció de diferents aspectes de Distribució</text:p>
        </text:list-item>
        <text:list-item>
          <text:p text:style-name="P853"><text:a xlink:type="simple" xlink:href="https://github.com/GovernIB/distribucio/issues/143" text:style-name="Internet_20_link" text:visited-style-name="Visited_20_Internet_20_Link">#143</text:a><text:span text:style-name="T162"> </text:span>Error DIS_CONTINGUT_MULT_UK creant bústies</text:p>
        </text:list-item>
      </text:list>
      <text:p text:style-name="P291"/>
      <text:p text:style-name="P98">Base de dades:<text:span text:style-name="T5"> </text:span></text:p>
      <text:list xml:id="list913168499" text:style-name="L25">
        <text:list-item>
          <text:p text:style-name="P872"><text:span text:style-name="T163">Eliminació de la restricció de clau única</text:span><text:span text:style-name="T165"> DIS_CONTINGUT_MULT_UK</text:span><text:span text:style-name="T12"> que no permetia crear bústies amb el mateix nom</text:span><text:span text:style-name="T165"> </text:span><text:span text:style-name="T12">per a diferents unitats orgániques</text:span><text:span text:style-name="T163">.</text:span></text:p>
          <text:list>
            <text:list-item>
              <text:p text:style-name="P872"><text:a xlink:type="simple" xlink:href="https://github.com/GovernIB/distribucio/blob/dis-0.9/scripts/bbdd/1.0/oracle/updates/distribucio_update_0.9.26.sql" text:style-name="Internet_20_link" text:visited-style-name="Visited_20_Internet_20_Link"><text:span text:style-name="T163">distribucio_update_0.9.26.sql</text:span></text:a><text:span text:style-name="T163"> (Oracle)</text:span></text:p>
            </text:list-item>
          </text:list>
        </text:list-item>
      </text:list>
      <text:p text:style-name="P442"/>
      <table:table table:name="Table2" table:style-name="Table2">
        <table:table-column table:style-name="Table2.A"/>
        <table:table-row table:style-name="Table2.1">
          <table:table-cell table:style-name="Table2.A1" office:value-type="string">
            <text:p text:style-name="P408">-- #143 Error DIS_CONTINGUT_MULT_UK creant bústies</text:p>
            <text:p text:style-name="P412">-- Elimina la restricció de la taula de continguts</text:p>
            <text:p text:style-name="P649"/>
            <text:p text:style-name="P443"><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37"/>
      <text:p text:style-name="P98"/>
      <text:p text:style-name="P36"><text:span text:style-name="T6">Propietats globals</text:span>: </text:p>
      <text:list xml:id="list3625038839" text:style-name="L26">
        <text:list-item>
          <text:p text:style-name="P829">Sense canvis</text:p>
        </text:list-item>
      </text:list>
      <text:p text:style-name="P432"/>
      <text:p text:style-name="P466">Canvis a les llibreries:</text:p>
      <text:list xml:id="list4075242321" text:style-name="L27">
        <text:list-item>
          <text:p text:style-name="P873"><text:span text:style-name="T164">distribucio-backoffice-utils</text:span><text:span text:style-name="T11">: Nova llibreria amb utilitats pels </text:span><text:span text:style-name="T164">backoffices</text:span><text:span text:style-name="T11"> de DISTRIBUCIO</text:span></text:p>
          <text:list>
            <text:list-item>
              <text:p text:style-name="P877">Versió: 0.9.26</text:p>
            </text:list-item>
          </text:list>
        </text:list-item>
      </text:list>
      <text:p text:style-name="P470"/>
      <text:list xml:id="list143045215247431" text:continue-list="list143044771482237" text:style-name="Outline">
        <text:list-item>
          <text:list>
            <text:list-header>
              <text:h text:style-name="P735" text:outline-level="2" text:is-list-header="true"><text:bookmark-start text:name="__RefHeading___Toc85865_1909005118"/><text:soft-page-break/><text:span text:style-name="T161">Versió 0.9.</text:span><text:span text:style-name="T78">2</text:span><text:span text:style-name="T80">7</text:span><text:span text:style-name="T79"> </text:span><text:span text:style-name="T80">Problemes de rendiment i altres errors</text:span><text:bookmark-end text:name="__RefHeading___Toc85865_1909005118"/></text:h>
            </text:list-header>
          </text:list>
        </text:list-item>
      </text:list>
      <text:p text:style-name="P343">Data: 0<text:span text:style-name="T179">3</text:span>/06/2020</text:p>
      <text:p text:style-name="P343"/>
      <text:p text:style-name="P397">Resum: <text:span text:style-name="T172">Millora de la consulta de registres d'usuaris per evitar errors de problemes de rendiment</text:span>.<text:span text:style-name="T177"> També es resolen altres errors com annexos amb el mateix nom provinents de Regweb o alta d'anotacions amb documents sense firmes.</text:span></text:p>
      <text:p text:style-name="P37"/>
      <text:list xml:id="list143045872889038" text:continue-list="list143045329682309" text:style-name="L22">
        <text:list-item>
          <text:p text:style-name="P85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2">7</text:span></text:a><text:span text:style-name="T172"> </text:span>Distribucio es queda sense connexions a BBDD</text:p>
        </text:list-item>
        <text:list-item>
          <text:p text:style-name="P854"><text:a xlink:type="simple" xlink:href="https://github.com/GovernIB/distribucio/issues/154" text:style-name="Internet_20_link" text:visited-style-name="Visited_20_Internet_20_Link">#154</text:a><text:span text:style-name="T172"> </text:span>Error al guardar annexes de registre quan tenen el mateix nom </text:p>
        </text:list-item>
        <text:list-item>
          <text:p text:style-name="P854"><text:a xlink:type="simple" xlink:href="https://github.com/GovernIB/distribucio/issues/150" text:style-name="Internet_20_link" text:visited-style-name="Visited_20_Internet_20_Link">#150</text:a><text:span text:style-name="T172"> </text:span>Millorar velocitat de càrrega de la pantalla d'usuari </text:p>
        </text:list-item>
        <text:list-item>
          <text:p text:style-name="P854"><text:a xlink:type="simple" xlink:href="https://github.com/GovernIB/distribucio/issues/158" text:style-name="Internet_20_link" text:visited-style-name="Visited_20_Internet_20_Link">#158</text:a><text:span text:style-name="T172"> </text:span>Optimitzar el temps que arriba l’anotació fins a la bústia. </text:p>
        </text:list-item>
        <text:list-item>
          <text:p text:style-name="P855"><text:a xlink:type="simple" xlink:href="https://github.com/GovernIB/distribucio/issues/156" text:style-name="Internet_20_link" text:visited-style-name="Visited_20_Internet_20_Link">#156</text:a><text:span text:style-name="T178"> </text:span>Error recuperant annexos sense firma des de Ripea com a backoffice de Distribució </text:p>
        </text:list-item>
        <text:list-item>
          <text:p text:style-name="P856"><text:a xlink:type="simple" xlink:href="https://github.com/GovernIB/distribucio/issues/169" text:style-name="Internet_20_link" text:visited-style-name="Visited_20_Internet_20_Link">#169</text:a><text:span text:style-name="T179"> </text:span>Error de compilació. Afegir la versió al plugin jaxws-maven-plugin </text:p>
        </text:list-item>
        <text:list-item>
          <text:p text:style-name="P857"><text:a xlink:type="simple" xlink:href="https://github.com/GovernIB/distribucio/issues/171" text:style-name="Internet_20_link" text:visited-style-name="Visited_20_Internet_20_Link">#171</text:a><text:span text:style-name="T180"> </text:span>Modificar tamany de camps de la taula DIS_REGISTRE </text:p>
        </text:list-item>
      </text:list>
      <text:p text:style-name="P292"/>
      <text:p text:style-name="P99">Base de dades:<text:span text:style-name="T5"> </text:span></text:p>
      <text:list xml:id="list4052095822" text:style-name="L28">
        <text:list-item>
          <text:p text:style-name="P824">Nova columna per determinar si una anotació de registre està pendent de processament o està processada per millorar el rendiment de les consultes.</text:p>
          <text:list>
            <text:list-item>
              <text:p text:style-name="P900"><text:a xlink:type="simple" xlink:href="https://github.com/GovernIB/distribucio/blob/dis-0.9/scripts/bbdd/1.0/oracle/updates/distribucio_update_0.9.27.sql" text:style-name="Internet_20_link" text:visited-style-name="Visited_20_Internet_20_Link"><text:span text:style-name="T163">distribucio_update_0.9.27.sql</text:span></text:a><text:span text:style-name="T163"> (Oracle)</text:span></text:p>
            </text:list-item>
          </text:list>
        </text:list-item>
      </text:list>
      <text:p text:style-name="P505"/>
      <table:table table:name="Table3" table:style-name="Table3">
        <table:table-column table:style-name="Table3.A"/>
        <table:table-row table:style-name="Table3.1">
          <table:table-cell table:style-name="Table3.A1" office:value-type="string">
            <text:p text:style-name="P409">-- #157 Distribucio es queda sense connexions a BBDD </text:p>
            <text:p text:style-name="P412">-- S'ha de millorar la consulta de registres. Es crea una columna nova per determinar si està pendent</text:p>
            <text:p text:style-name="P649"/>
            <text:p text:style-name="P412">-- Afegeix una columna de processament</text:p>
            <text:p text:style-name="P454"><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56">NULL</text:span><text:span text:style-name="T34">;</text:span></text:p>
            <text:p text:style-name="P412">-- Posa com a processades les que tinguin l'estat de processat</text:p>
            <text:p text:style-name="P454"><text:span text:style-name="T65">UPDATE</text:span><text:span text:style-name="T34"> DIS_REGISTRE </text:span><text:span text:style-name="T65">SET</text:span><text:span text:style-name="T34"> PENDENT = 0</text:span></text:p>
            <text:p text:style-name="P454"><text:span text:style-name="T65">WHERE</text:span><text:span text:style-name="T34"> PROCES_ESTAT </text:span><text:span text:style-name="T65">IN</text:span><text:span text:style-name="T34"> (</text:span><text:span text:style-name="T174">'BUSTIA_PROCESSADA'</text:span><text:span text:style-name="T34">, </text:span><text:span text:style-name="T174">'BACK_PENDENT'</text:span><text:span text:style-name="T34">, </text:span><text:span text:style-name="T174">'BACK_REBUDA'</text:span><text:span text:style-name="T34">, </text:span><text:span text:style-name="T174">'BACK_PROCESSADA'</text:span><text:span text:style-name="T34">, </text:span><text:span text:style-name="T174">'BACK_REBUTJADA'</text:span><text:span text:style-name="T34">, </text:span><text:span text:style-name="T174">'BACK_ERROR'</text:span><text:span text:style-name="T34">);</text:span></text:p>
            <text:p text:style-name="P412">-- Crea un índex per a la nova columna </text:p>
            <text:p text:style-name="P444"><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14"/>
            <text:p text:style-name="P409">-- #171 Modificar tamany de camps de la taula DIS_REGISTRE </text:p>
            <text:p text:style-name="P412">-- S'han d'igualar els camps EXPOSA, SOLICITA, MOTIU_REBUIG al regweb3</text:p>
            <text:p text:style-name="P412">-- i posar-los com a LOB.</text:p>
            <text:p text:style-name="P649"/>
            <text:p text:style-name="P412">-- Per canviar el tipus de la columna:</text:p>
            <text:p text:style-name="P649"/>
            <text:p text:style-name="P412">-- 1 Canvia el nom de la columna actual</text:p>
            <text:p text:style-name="P454"><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54"><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54"><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12">-- 2 Afegeix les noves columnes</text:p>
            <text:p text:style-name="P454"><text:span text:style-name="T65">ALTER</text:span><text:span text:style-name="T34"> </text:span><text:span text:style-name="T65">TABLE</text:span><text:span text:style-name="T34"> DIS_REGISTRE </text:span><text:span text:style-name="T65">ADD</text:span><text:span text:style-name="T34"> (EXPOSA CLOB);</text:span></text:p>
            <text:p text:style-name="P454"><text:span text:style-name="T65">ALTER</text:span><text:span text:style-name="T34"> </text:span><text:span text:style-name="T65">TABLE</text:span><text:span text:style-name="T34"> DIS_REGISTRE </text:span><text:span text:style-name="T65">ADD</text:span><text:span text:style-name="T34"> (SOLICITA CLOB);</text:span></text:p>
            <text:p text:style-name="P454"><text:span text:style-name="T65">ALTER</text:span><text:span text:style-name="T34"> </text:span><text:span text:style-name="T65">TABLE</text:span><text:span text:style-name="T34"> DIS_REGISTRE </text:span><text:span text:style-name="T65">ADD</text:span><text:span text:style-name="T34"> (MOTIU_REBUIG CLOB);</text:span></text:p>
            <text:p text:style-name="P412">-- 3 Copia les dades</text:p>
            <text:p text:style-name="P454"><text:span text:style-name="T65">UPDATE</text:span><text:span text:style-name="T34"> DIS_REGISTRE </text:span><text:span text:style-name="T65">SET</text:span><text:span text:style-name="T34"> EXPOSA=EXPOSA2;</text:span></text:p>
            <text:p text:style-name="P454"><text:span text:style-name="T65">UPDATE</text:span><text:span text:style-name="T34"> DIS_REGISTRE </text:span><text:span text:style-name="T65">SET</text:span><text:span text:style-name="T34"> SOLICITA=SOLICITA2;</text:span></text:p>
            <text:p text:style-name="P454"><text:soft-page-break/><text:span text:style-name="T65">UPDATE</text:span><text:span text:style-name="T34"> DIS_REGISTRE </text:span><text:span text:style-name="T65">SET</text:span><text:span text:style-name="T34"> MOTIU_REBUIG=MOTIU_REBUIG2;</text:span></text:p>
            <text:p text:style-name="P412">-- 4 Esborra les columnes antigues</text:p>
            <text:p text:style-name="P454"><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54"><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54"><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12">-- 5 Refà l'índex</text:p>
            <text:p text:style-name="P444"><text:span text:style-name="T65">ALTER</text:span><text:span text:style-name="T34"> </text:span><text:span text:style-name="T65">INDEX</text:span><text:span text:style-name="T34"> DIS_REGISTRE_PK REBUILD;</text:span></text:p>
          </table:table-cell>
        </table:table-row>
      </table:table>
      <text:p text:style-name="P338"/>
      <text:p text:style-name="P99"/>
      <text:p text:style-name="P37"><text:span text:style-name="T6">Propietats globals</text:span>: </text:p>
      <text:list xml:id="list3956130488" text:style-name="L29">
        <text:list-item>
          <text:p text:style-name="P830">Sense canvis</text:p>
        </text:list-item>
      </text:list>
      <text:p text:style-name="P433"/>
      <text:p text:style-name="P433"/>
      <text:list xml:id="list143044147365129" text:continue-list="list143045215247431" text:style-name="Outline">
        <text:list-item>
          <text:list>
            <text:list-header>
              <text:h text:style-name="P736" text:outline-level="2" text:is-list-header="true"><text:bookmark-start text:name="__RefHeading___Toc294707_93553639"/><text:span text:style-name="T161">Versió 0.9.</text:span><text:span text:style-name="T78">2</text:span><text:span text:style-name="T81">8</text:span><text:span text:style-name="T79"> </text:span><text:span text:style-name="T80">M</text:span><text:span text:style-name="T82">illores i llibreria sistra2 pels backoffices</text:span><text:bookmark-end text:name="__RefHeading___Toc294707_93553639"/></text:h>
            </text:list-header>
          </text:list>
        </text:list-item>
      </text:list>
      <text:p text:style-name="P344">Data: <text:span text:style-name="T182">03</text:span>/0<text:span text:style-name="T181">7</text:span>/2020</text:p>
      <text:p text:style-name="P344"/>
      <text:p text:style-name="P398">Resum: Modificació de l'enviament d'anotacions per correu electrònic. Llistats d'usuaris per bústia.<text:span text:style-name="T184"> Marcar anotacions enviades per email.</text:span> Nova utilitat pels backoffices de Distribució per interpretar documents annexos tècnics de sistra2 de formularis i pagaments.</text:p>
      <text:p text:style-name="P38"/>
      <text:list xml:id="list143044826810632" text:continue-list="list143045872889038" text:style-name="L22">
        <text:list-item>
          <text:p text:style-name="P858"><text:a xlink:type="simple" xlink:href="https://github.com/GovernIB/distribucio/issues/151" text:style-name="Internet_20_link" text:visited-style-name="Visited_20_Internet_20_Link"><text:span text:style-name="T184">#151</text:span></text:a><text:span text:style-name="T184"> </text:span>Rendiment de l'enviament per email d'una anotació de registre</text:p>
        </text:list-item>
        <text:list-item>
          <text:p text:style-name="P858"><text:a xlink:type="simple" xlink:href="https://github.com/GovernIB/distribucio/issues/175" text:style-name="Internet_20_link" text:visited-style-name="Visited_20_Internet_20_Link"><text:span text:style-name="T184">#175</text:span></text:a><text:span text:style-name="T184"> </text:span>Guardar informació de firmes d'annexos per no haver-els de consultar cada vegada</text:p>
        </text:list-item>
        <text:list-item>
          <text:p text:style-name="P858"><text:a xlink:type="simple" xlink:href="https://github.com/GovernIB/distribucio/issues/142" text:style-name="Internet_20_link" text:visited-style-name="Visited_20_Internet_20_Link"><text:span text:style-name="T184">#142</text:span></text:a><text:span text:style-name="T184"> </text:span>Revisar i corregir llargades dels camps de les anotacions</text:p>
        </text:list-item>
        <text:list-item>
          <text:p text:style-name="P858"><text:a xlink:type="simple" xlink:href="https://github.com/GovernIB/distribucio/issues/140" text:style-name="Internet_20_link" text:visited-style-name="Visited_20_Internet_20_Link"><text:span text:style-name="T184">#140</text:span></text:a><text:span text:style-name="T184"> </text:span>Revisar enumerats a la BBDD</text:p>
        </text:list-item>
        <text:list-item>
          <text:p text:style-name="P858"><text:a xlink:type="simple" xlink:href="https://github.com/GovernIB/distribucio/issues/165" text:style-name="Internet_20_link" text:visited-style-name="Visited_20_Internet_20_Link"><text:span text:style-name="T184">#165</text:span></text:a><text:span text:style-name="T184"> </text:span>Desenvolupar llibreria per poder obtenir les dades dels fitxers tècnics que venen de registres</text:p>
        </text:list-item>
        <text:list-item>
          <text:p text:style-name="P858"><text:a xlink:type="simple" xlink:href="https://github.com/GovernIB/distribucio/issues/168" text:style-name="Internet_20_link" text:visited-style-name="Visited_20_Internet_20_Link"><text:span text:style-name="T184">#168</text:span></text:a><text:span text:style-name="T184"> </text:span>Llistat d'usuaris en el detall d'una bústia i fulla exportable d'usuaris per bústia i unitat orgànica</text:p>
        </text:list-item>
        <text:list-item>
          <text:p text:style-name="P858"><text:a xlink:type="simple" xlink:href="https://github.com/GovernIB/distribucio/issues/153" text:style-name="Internet_20_link" text:visited-style-name="Visited_20_Internet_20_Link"><text:span text:style-name="T184">#153</text:span></text:a><text:span text:style-name="T184"> </text:span>Revisar el marcador d'anotacions pendents de processar</text:p>
        </text:list-item>
        <text:list-item>
          <text:p text:style-name="P858"><text:a xlink:type="simple" xlink:href="https://github.com/GovernIB/distribucio/issues/152" text:style-name="Internet_20_link" text:visited-style-name="Visited_20_Internet_20_Link">#152</text:a><text:span text:style-name="T184"> </text:span>Marcar les anotacions de registre que s'han enviat per email </text:p>
        </text:list-item>
        <text:list-item>
          <text:p text:style-name="P859"><text:a xlink:type="simple" xlink:href="https://github.com/GovernIB/distribucio/issues/184" text:style-name="Internet_20_link" text:visited-style-name="Visited_20_Internet_20_Link">#184</text:a><text:span text:style-name="T186"> </text:span>Error filtrant anotacions pendents. Apareixen anotacions processades a la bústia</text:p>
        </text:list-item>
      </text:list>
      <text:p text:style-name="P293"/>
      <text:p text:style-name="P100">Base de dades:<text:span text:style-name="T5"> </text:span></text:p>
      <text:list xml:id="list691977890" text:style-name="L30">
        <text:list-item>
          <text:p text:style-name="P915">distribucio_update_0.9.28.sql<text:span text:style-name="T185">:</text:span></text:p>
          <text:list>
            <text:list-item>
              <text:p text:style-name="P931">Canvi d'enumerats.</text:p>
            </text:list-item>
            <text:list-item>
              <text:p text:style-name="P931">Revisió de camps llargades SICRES</text:p>
            </text:list-item>
            <text:list-item>
              <text:p text:style-name="P931">Guardar informació de les firmes</text:p>
            </text:list-item>
            <text:list-item>
              <text:p text:style-name="P931">Marcar anotacions enviades per email.</text:p>
            </text:list-item>
            <text:list-item>
              <text:p text:style-name="P932">Corregir error anotacions que apareixen com a pendents</text:p>
            </text:list-item>
          </text:list>
        </text:list-item>
      </text:list>
      <text:p text:style-name="P100"/>
      <text:p text:style-name="P38"><text:span text:style-name="T6">Propietats globals</text:span>: </text:p>
      <text:list xml:id="list1615180133" text:style-name="L31">
        <text:list-item>
          <text:p text:style-name="P831">Sense canvis</text:p>
        </text:list-item>
      </text:list>
      <text:p text:style-name="P434"/>
      <text:p text:style-name="P160">Altres: </text:p>
      <text:list xml:id="list143045116152326" text:continue-numbering="true" text:style-name="L31">
        <text:list-item>
          <text:p text:style-name="P933"><text:soft-page-break/><text:span text:style-name="T183">Nova versió 0.9.28 de la llibreria de </text:span><text:span text:style-name="T166">distribucio-backoffices-utils</text:span><text:span text:style-name="T13"> amb la separació de les utilitats de l'Arxiu i Sistra2. La classe </text:span><text:span text:style-name="T166">BackofficesUtils</text:span><text:span text:style-name="T13"> de la versió 0.9.26 passa a anomenar-se </text:span><text:span text:style-name="T166">BackofficeArxiuUtils</text:span><text:span text:style-name="T13">.</text:span></text:p>
        </text:list-item>
      </text:list>
      <text:p text:style-name="P471"/>
      <text:list xml:id="list143044745935000" text:continue-list="list143044147365129" text:style-name="Outline">
        <text:list-item>
          <text:list>
            <text:list-header>
              <text:h text:style-name="P737" text:outline-level="2" text:is-list-header="true"><text:bookmark-start text:name="__RefHeading___Toc136111_1193039826"/><text:span text:style-name="T161">Versió 0.9.</text:span><text:span text:style-name="T78">2</text:span><text:span text:style-name="T81">8</text:span><text:span text:style-name="T83">.1</text:span><text:span text:style-name="T79"> </text:span><text:span text:style-name="T80">C</text:span><text:span text:style-name="T83">orrecció error enviant via email</text:span><text:bookmark-end text:name="__RefHeading___Toc136111_1193039826"/></text:h>
            </text:list-header>
          </text:list>
        </text:list-item>
      </text:list>
      <text:p text:style-name="P345">Data: <text:span text:style-name="T182">10</text:span>/0<text:span text:style-name="T181">7</text:span>/2020</text:p>
      <text:p text:style-name="P345"/>
      <text:p text:style-name="P399">Resum: Correcció de l'error en l'enviament via email.</text:p>
      <text:p text:style-name="P39"/>
      <text:list xml:id="list143045244986809" text:continue-list="list143044826810632" text:style-name="L22">
        <text:list-item>
          <text:p text:style-name="P860"><text:a xlink:type="simple" xlink:href="https://github.com/GovernIB/distribucio/issues/189" text:style-name="Internet_20_link" text:visited-style-name="Visited_20_Internet_20_Link">#189</text:a><text:span text:style-name="T187"> </text:span>Error de concurrència enviant anotacio via email</text:p>
        </text:list-item>
      </text:list>
      <text:p text:style-name="P294"/>
      <text:p text:style-name="P101">Base de dades:<text:span text:style-name="T5"> </text:span></text:p>
      <text:list xml:id="list3445331237" text:style-name="L32">
        <text:list-item>
          <text:p text:style-name="P916">S<text:span text:style-name="T187">ense canvis</text:span></text:p>
        </text:list-item>
      </text:list>
      <text:p text:style-name="P101"/>
      <text:p text:style-name="P39"><text:span text:style-name="T6">Propietats globals</text:span>: </text:p>
      <text:list xml:id="list1864128071" text:style-name="L33">
        <text:list-item>
          <text:p text:style-name="P832">Sense canvis</text:p>
        </text:list-item>
      </text:list>
      <text:list xml:id="list143044471594874" text:continue-list="list143044745935000" text:style-name="Outline">
        <text:list-item>
          <text:list>
            <text:list-header>
              <text:h text:style-name="P738" text:outline-level="2" text:is-list-header="true"><text:bookmark-start text:name="__RefHeading___Toc468536_3846289567"/><text:span text:style-name="T161">Versió 0.9.</text:span><text:span text:style-name="T78">2</text:span><text:span text:style-name="T81">8</text:span><text:span text:style-name="T83">.</text:span><text:span text:style-name="T84">2</text:span><text:span text:style-name="T79"> </text:span><text:span text:style-name="T80">C</text:span><text:span text:style-name="T83">orrecció e</text:span><text:span text:style-name="T84">rror annex justificant</text:span><text:bookmark-end text:name="__RefHeading___Toc468536_3846289567"/></text:h>
            </text:list-header>
          </text:list>
        </text:list-item>
      </text:list>
      <text:p text:style-name="P346">Data: <text:span text:style-name="T182">16</text:span>/0<text:span text:style-name="T181">7</text:span>/2020</text:p>
      <text:p text:style-name="P346"/>
      <text:p text:style-name="P400">Resum: Correcció de l'error que fa que es mostri el justificant com un annex.</text:p>
      <text:p text:style-name="P40"/>
      <text:list xml:id="list143045554279948" text:continue-list="list143045244986809" text:style-name="L22">
        <text:list-item>
          <text:p text:style-name="P861"><text:a xlink:type="simple" xlink:href="https://github.com/GovernIB/distribucio/issues/196" text:style-name="Internet_20_link" text:visited-style-name="Visited_20_Internet_20_Link">#196</text:a><text:span text:style-name="T188"> </text:span>Es mostra el justificant com un annex </text:p>
        </text:list-item>
      </text:list>
      <text:p text:style-name="P506"/>
      <text:p text:style-name="P295"/>
      <text:p text:style-name="P102">Base de dades:<text:span text:style-name="T5"> </text:span></text:p>
      <text:list xml:id="list731963976" text:style-name="L34">
        <text:list-item>
          <text:p text:style-name="P917">S<text:span text:style-name="T187">ense canvis</text:span></text:p>
        </text:list-item>
      </text:list>
      <text:p text:style-name="P102"/>
      <text:p text:style-name="P40"><text:span text:style-name="T6">Propietats globals</text:span>: </text:p>
      <text:list xml:id="list3746209474" text:style-name="L35">
        <text:list-item>
          <text:p text:style-name="P833">Sense canvis</text:p>
        </text:list-item>
      </text:list>
      <text:p text:style-name="P435"/>
      <text:list xml:id="list143045598222227" text:continue-list="list143044471594874" text:style-name="Outline">
        <text:list-item>
          <text:list>
            <text:list-header>
              <text:h text:style-name="P739" text:outline-level="2" text:is-list-header="true"><text:bookmark-start text:name="__RefHeading___Toc86628_3242410572"/><text:span text:style-name="T161">Versió 0.9.</text:span><text:span text:style-name="T78">2</text:span><text:span text:style-name="T81">9</text:span><text:span text:style-name="T79"> </text:span><text:span text:style-name="T80">M</text:span><text:span text:style-name="T85">illores de rendiment i correccions</text:span><text:bookmark-end text:name="__RefHeading___Toc86628_3242410572"/></text:h>
            </text:list-header>
          </text:list>
        </text:list-item>
      </text:list>
      <text:p text:style-name="P347">Data: <text:span text:style-name="T182">09</text:span>/0<text:span text:style-name="T181">9</text:span>/2020<text:span text:style-name="T189"> 15:00h</text:span></text:p>
      <text:p text:style-name="P347"/>
      <text:p text:style-name="P401">Resum: Millores de rendiment i del sistema de logs. Refactorització interna per millorar el codi. Millores en la localització d'anotacions per administradors. Correcció scripts BBDD per Postgres i altres errors.</text:p>
      <text:p text:style-name="P347"/>
      <text:p text:style-name="P507">Canvis i millores:</text:p>
      <text:list xml:id="list95441007" text:style-name="L36">
        <text:list-item>
          <text:p text:style-name="P951"><text:a xlink:type="simple" xlink:href="https://github.com/GovernIB/distribucio/issues/213" text:style-name="Internet_20_link" text:visited-style-name="Visited_20_Internet_20_Link">#213</text:a><text:span text:style-name="T193"> </text:span>Afegir filtres a la gestió de bústies </text:p>
        </text:list-item>
        <text:list-item>
          <text:p text:style-name="P951"><text:a xlink:type="simple" xlink:href="https://github.com/GovernIB/distribucio/issues/141" text:style-name="Internet_20_link" text:visited-style-name="Visited_20_Internet_20_Link">#141</text:a><text:span text:style-name="T193"> </text:span>Revisar el sistema de logs </text:p>
        </text:list-item>
        <text:list-item>
          <text:p text:style-name="P951"><text:soft-page-break/><text:a xlink:type="simple" xlink:href="https://github.com/GovernIB/distribucio/issues/207" text:style-name="Internet_20_link" text:visited-style-name="Visited_20_Internet_20_Link">#207</text:a><text:span text:style-name="T193"> </text:span>Informar a l'usuari que la petició de reintent de processament està en procés.</text:p>
        </text:list-item>
        <text:list-item>
          <text:p text:style-name="P951"><text:a xlink:type="simple" xlink:href="https://github.com/GovernIB/distribucio/issues/206" text:style-name="Internet_20_link" text:visited-style-name="Visited_20_Internet_20_Link">#206</text:a><text:span text:style-name="T193"> </text:span>Diferenciar les unitats organitzatives actives de les inactives als desplegables. </text:p>
        </text:list-item>
        <text:list-item>
          <text:p text:style-name="P951"><text:a xlink:type="simple" xlink:href="https://github.com/GovernIB/distribucio/issues/139" text:style-name="Internet_20_link" text:visited-style-name="Visited_20_Internet_20_Link">#139</text:a><text:span text:style-name="T193"> </text:span>Eliminar camp unitatOrganicaCodi de la bústia </text:p>
        </text:list-item>
        <text:list-item>
          <text:p text:style-name="P951"><text:a xlink:type="simple" xlink:href="https://github.com/GovernIB/distribucio/issues/137" text:style-name="Internet_20_link" text:visited-style-name="Visited_20_Internet_20_Link">#137</text:a><text:span text:style-name="T193"> </text:span>Refactoritzar el mètode DistribucioPluginArxiuImpl.saveAnnexosAsDocumentInArxiu</text:p>
        </text:list-item>
        <text:list-item>
          <text:p text:style-name="P951"><text:a xlink:type="simple" xlink:href="https://github.com/GovernIB/distribucio/issues/180" text:style-name="Internet_20_link" text:visited-style-name="Visited_20_Internet_20_Link">#180</text:a><text:span text:style-name="T193"> </text:span>Millorar el rendiment del canvi de vista en arbre a la gestió de bústies </text:p>
        </text:list-item>
        <text:list-item>
          <text:p text:style-name="P951"><text:a xlink:type="simple" xlink:href="https://github.com/GovernIB/distribucio/issues/138" text:style-name="Internet_20_link" text:visited-style-name="Visited_20_Internet_20_Link">#138</text:a><text:span text:style-name="T193"> </text:span>Comprovar bústia i comprovar contingut fan el mateix, unificar-les </text:p>
        </text:list-item>
        <text:list-item>
          <text:p text:style-name="P951"><text:a xlink:type="simple" xlink:href="https://github.com/GovernIB/distribucio/issues/136" text:style-name="Internet_20_link" text:visited-style-name="Visited_20_Internet_20_Link">#136</text:a><text:span text:style-name="T193"> </text:span>Netejar el mètode toContingutDto </text:p>
        </text:list-item>
        <text:list-item>
          <text:p text:style-name="P951"><text:a xlink:type="simple" xlink:href="https://github.com/GovernIB/distribucio/issues/203" text:style-name="Internet_20_link" text:visited-style-name="Visited_20_Internet_20_Link">#203</text:a><text:span text:style-name="T193"> </text:span>Opció per reintentar el processament massiu d'anotacions erròn<text:span text:style-name="T191">i</text:span>es </text:p>
        </text:list-item>
        <text:list-item>
          <text:p text:style-name="P951"><text:a xlink:type="simple" xlink:href="https://github.com/GovernIB/distribucio/issues/186" text:style-name="Internet_20_link" text:visited-style-name="Visited_20_Internet_20_Link">#186</text:a><text:span text:style-name="T193"> </text:span>Modificar els filtres que cerquen UO a DIR3 per què només cerquin unitats orgàniques actives </text:p>
        </text:list-item>
        <text:list-item>
          <text:p text:style-name="P951"><text:a xlink:type="simple" xlink:href="https://github.com/GovernIB/distribucio/issues/179" text:style-name="Internet_20_link" text:visited-style-name="Visited_20_Internet_20_Link">#179</text:a><text:span text:style-name="T193"> </text:span>Ampliar els detalls del Localitzador d'anotacions de registre </text:p>
        </text:list-item>
        <text:list-item>
          <text:p text:style-name="P951"><text:a xlink:type="simple" xlink:href="https://github.com/GovernIB/distribucio/issues/194" text:style-name="Internet_20_link" text:visited-style-name="Visited_20_Internet_20_Link">#194</text:a><text:span text:style-name="T193"> </text:span>A la pantalla de consulta d'anotacions de registre d'administrador apareix bloquejat el camp bústia del filtre </text:p>
        </text:list-item>
        <text:list-item>
          <text:p text:style-name="P951"><text:a xlink:type="simple" xlink:href="https://github.com/GovernIB/distribucio/issues/183" text:style-name="Internet_20_link" text:visited-style-name="Visited_20_Internet_20_Link">#183</text:a><text:span text:style-name="T193"> </text:span>Recordar la posició en el llistat si es produeix un error </text:p>
        </text:list-item>
        <text:list-item>
          <text:p text:style-name="P951"><text:a xlink:type="simple" xlink:href="https://github.com/GovernIB/distribucio/issues/188" text:style-name="Internet_20_link" text:visited-style-name="Visited_20_Internet_20_Link">#188</text:a><text:span text:style-name="T193"> </text:span>Alineació de l'icona de mail cap a l'esquerra </text:p>
        </text:list-item>
        <text:list-item>
          <text:p text:style-name="P951"><text:a xlink:type="simple" xlink:href="https://github.com/GovernIB/distribucio/issues/176" text:style-name="Internet_20_link" text:visited-style-name="Visited_20_Internet_20_Link">#176</text:a><text:span text:style-name="T193"> </text:span>Traducció de literals del paginador </text:p>
        </text:list-item>
        <text:list-item>
          <text:p text:style-name="P958"><text:a xlink:type="simple" xlink:href="https://github.com/GovernIB/distribucio/issues/178" text:style-name="Internet_20_link" text:visited-style-name="Visited_20_Internet_20_Link">#178</text:a><text:span text:style-name="T193"> </text:span>Eliminar els espais als filtres del Localitzador d'anotacions de registre </text:p>
        </text:list-item>
        <text:list-item>
          <text:p text:style-name="P952"><text:a xlink:type="simple" xlink:href="https://github.com/GovernIB/distribucio/issues/177" text:style-name="Internet_20_link" text:visited-style-name="Visited_20_Internet_20_Link">#177</text:a><text:span text:style-name="T192"> </text:span>Afegir filtres a la gestió d'unitats organitzatives</text:p>
        </text:list-item>
      </text:list>
      <text:p text:style-name="P507">Errors:</text:p>
      <text:p text:style-name="P41"/>
      <text:list xml:id="list143045317000991" text:continue-list="list143045554279948" text:style-name="L22">
        <text:list-item>
          <text:p text:style-name="P862"><text:a xlink:type="simple" xlink:href="https://github.com/GovernIB/distribucio/issues/202" text:style-name="Internet_20_link" text:visited-style-name="Visited_20_Internet_20_Link">#202</text:a><text:span text:style-name="T190"> </text:span>L'estat d'error no es visualitza correctament al seguiment d'integracions</text:p>
        </text:list-item>
        <text:list-item>
          <text:p text:style-name="P863"><text:a xlink:type="simple" xlink:href="https://github.com/GovernIB/distribucio/issues/215" text:style-name="Internet_20_link" text:visited-style-name="Visited_20_Internet_20_Link">#215</text:a><text:span text:style-name="T193"> </text:span>Error consulta avisos actius a PostgreSQL </text:p>
        </text:list-item>
        <text:list-item>
          <text:p text:style-name="P863"><text:a xlink:type="simple" xlink:href="https://github.com/GovernIB/distribucio/issues/191" text:style-name="Internet_20_link" text:visited-style-name="Visited_20_Internet_20_Link">#191</text:a><text:span text:style-name="T193"> </text:span>Revisar l'accés a Distribucio quan hi ha sessions amb altres aplicacions </text:p>
        </text:list-item>
        <text:list-item>
          <text:p text:style-name="P863"><text:a xlink:type="simple" xlink:href="https://github.com/GovernIB/distribucio/issues/201" text:style-name="Internet_20_link" text:visited-style-name="Visited_20_Internet_20_Link">#201</text:a><text:span text:style-name="T193"> </text:span>Evitar errors de tipus "Local address contains control or whitespace in string" </text:p>
        </text:list-item>
        <text:list-item>
          <text:p text:style-name="P863"><text:a xlink:type="simple" xlink:href="https://github.com/GovernIB/distribucio/issues/209" text:style-name="Internet_20_link" text:visited-style-name="Visited_20_Internet_20_Link">#209</text:a><text:span text:style-name="T193"> </text:span>Duplicate child name not allowed </text:p>
        </text:list-item>
        <text:list-item>
          <text:p text:style-name="P863"><text:a xlink:type="simple" xlink:href="https://github.com/GovernIB/distribucio/issues/187" text:style-name="Internet_20_link" text:visited-style-name="Visited_20_Internet_20_Link">#187</text:a><text:span text:style-name="T193"> </text:span>Actualitzar llibreria de datatables a versió 1.10+ </text:p>
        </text:list-item>
        <text:list-item>
          <text:p text:style-name="P863"><text:a xlink:type="simple" xlink:href="https://github.com/GovernIB/distribucio/issues/198" text:style-name="Internet_20_link" text:visited-style-name="Visited_20_Internet_20_Link">#198</text:a><text:span text:style-name="T193"> </text:span>Revisar si és necessari guardar la informació del justificant a la taula d'annexos </text:p>
        </text:list-item>
        <text:list-item>
          <text:p text:style-name="P863"><text:a xlink:type="simple" xlink:href="https://github.com/GovernIB/distribucio/issues/192" text:style-name="Internet_20_link" text:visited-style-name="Visited_20_Internet_20_Link">#192</text:a><text:span text:style-name="T193"> </text:span>Copiar detall de les firmes quan es reenviï una anotació amb còpia a una altra bústia </text:p>
        </text:list-item>
        <text:list-item>
          <text:p text:style-name="P863"><text:a xlink:type="simple" xlink:href="https://github.com/GovernIB/distribucio/issues/205" text:style-name="Internet_20_link" text:visited-style-name="Visited_20_Internet_20_Link">#205</text:a><text:span text:style-name="T193"> </text:span>Revisar java.lang.NullPointerException </text:p>
        </text:list-item>
        <text:list-item>
          <text:p text:style-name="P863"><text:a xlink:type="simple" xlink:href="https://github.com/GovernIB/distribucio/issues/208" text:style-name="Internet_20_link" text:visited-style-name="Visited_20_Internet_20_Link">#208</text:a><text:span text:style-name="T193"> </text:span>Error en els scripts de creació de l'esquema de BBDD per PostgreSQL </text:p>
        </text:list-item>
        <text:list-item>
          <text:p text:style-name="P863"><text:a xlink:type="simple" xlink:href="https://github.com/GovernIB/distribucio/issues/204" text:style-name="Internet_20_link" text:visited-style-name="Visited_20_Internet_20_Link">#204</text:a><text:span text:style-name="T193"> </text:span>No es pot reintentar el processament d'una anotació després d'un proxy error </text:p>
        </text:list-item>
        <text:list-item>
          <text:p text:style-name="P863"><text:a xlink:type="simple" xlink:href="https://github.com/GovernIB/distribucio/issues/185" text:style-name="Internet_20_link" text:visited-style-name="Visited_20_Internet_20_Link">#185</text:a><text:span text:style-name="T193"> </text:span>Treure el literal no traduït "Destinataris: " i destinataris repetits del log d'accions quan s'envia via email </text:p>
        </text:list-item>
        <text:list-item>
          <text:p text:style-name="P863"><text:a xlink:type="simple" xlink:href="https://github.com/GovernIB/distribucio/issues/199" text:style-name="Internet_20_link" text:visited-style-name="Visited_20_Internet_20_Link">#199</text:a><text:span text:style-name="T193"> </text:span>Errada al manual d'integració </text:p>
        </text:list-item>
        <text:list-item>
          <text:p text:style-name="P863"><text:a xlink:type="simple" xlink:href="https://github.com/GovernIB/distribucio/issues/197" text:style-name="Internet_20_link" text:visited-style-name="Visited_20_Internet_20_Link">#197</text:a><text:span text:style-name="T193"> </text:span>Investigar excepció "Caller unauthorized" </text:p>
        </text:list-item>
        <text:list-item>
          <text:p text:style-name="P863"><text:a xlink:type="simple" xlink:href="https://github.com/GovernIB/distribucio/issues/200" text:style-name="Internet_20_link" text:visited-style-name="Visited_20_Internet_20_Link">#200</text:a><text:span text:style-name="T193"> </text:span>Error accedint a l'arbre de bústies </text:p>
        </text:list-item>
        <text:list-item>
          <text:p text:style-name="P863"><text:a xlink:type="simple" xlink:href="https://github.com/GovernIB/distribucio/issues/195" text:style-name="Internet_20_link" text:visited-style-name="Visited_20_Internet_20_Link">#195</text:a><text:span text:style-name="T193"> </text:span>Investigar excepció ""java.lang.IllegalStateException: No puedo limpiar el búfer..." </text:p>
        </text:list-item>
        <text:list-item>
          <text:p text:style-name="P863"><text:a xlink:type="simple" xlink:href="https://github.com/GovernIB/distribucio/issues/181" text:style-name="Internet_20_link" text:visited-style-name="Visited_20_Internet_20_Link">#181</text:a><text:span text:style-name="T193"> </text:span>Revisar els rols de les bústies sense codi dir3 </text:p>
        </text:list-item>
        <text:list-item>
          <text:p text:style-name="P863"><text:a xlink:type="simple" xlink:href="https://github.com/GovernIB/distribucio/issues/174" text:style-name="Internet_20_link" text:visited-style-name="Visited_20_Internet_20_Link">#174</text:a><text:span text:style-name="T193"> </text:span>Revisar la paginació de monitoritzar Integracions </text:p>
        </text:list-item>
        <text:list-item>
          <text:p text:style-name="P864"><text:a xlink:type="simple" xlink:href="https://github.com/GovernIB/distribucio/issues/216" text:style-name="Internet_20_link" text:visited-style-name="Visited_20_Internet_20_Link">#216</text:a><text:span text:style-name="T195"> </text:span>Error javax.ejb.EJBAccessException: Invalid User</text:p>
        </text:list-item>
        <text:list-item>
          <text:p text:style-name="P864"><text:a xlink:type="simple" xlink:href="https://github.com/GovernIB/distribucio/issues/217" text:style-name="Internet_20_link" text:visited-style-name="Visited_20_Internet_20_Link">#217</text:a><text:span text:style-name="T195"> </text:span>Error marcant les bústies innactives a l'arbre d'administració de bústies </text:p>
        </text:list-item>
        <text:list-item>
          <text:p text:style-name="P864"><text:a xlink:type="simple" xlink:href="https://github.com/GovernIB/distribucio/issues/218" text:style-name="Internet_20_link" text:visited-style-name="Visited_20_Internet_20_Link">#218</text:a><text:span text:style-name="T195"> </text:span>Error en la llibreria distribucio-backoffcie-utils per incorporar informació de l'annex </text:p>
        </text:list-item>
      </text:list>
      <text:p text:style-name="P296"/>
      <text:p text:style-name="P103">Base de dades:<text:span text:style-name="T5"> </text:span></text:p>
      <text:list xml:id="list2940300036" text:style-name="L37">
        <text:list-header>
          <text:p text:style-name="P918"/>
        </text:list-header>
      </text:list>
      <text:list xml:id="list143045510364529" text:continue-list="list4052095822" text:style-name="L28">
        <text:list-item>
          <text:list>
            <text:list-item>
              <text:p text:style-name="P901"><text:soft-page-break/><text:a xlink:type="simple" xlink:href="https://github.com/GovernIB/distribucio/blob/dis-0.9/scripts/bbdd/1.0/oracle/updates/distribucio_update_0.9.29.sql" text:style-name="Internet_20_link" text:visited-style-name="Visited_20_Internet_20_Link"><text:span text:style-name="T194">distribucio_update_0.9.29.sql</text:span></text:a><text:span text:style-name="T194"> (Oracle)</text:span></text:p>
            </text:list-item>
          </text:list>
        </text:list-item>
      </text:list>
      <text:p text:style-name="P514"/>
      <table:table table:name="Table4" table:style-name="Table4">
        <table:table-column table:style-name="Table4.A"/>
        <table:table-row table:style-name="Table4.1">
          <table:table-cell table:style-name="Table4.A1" office:value-type="string">
            <text:p text:style-name="P410">-- #139 Eliminar camp unitatOrganicaCodi de la bústia </text:p>
            <text:p text:style-name="P649"/>
            <text:p text:style-name="P454"><text:span text:style-name="T65">ALTER</text:span><text:span text:style-name="T34"> </text:span><text:span text:style-name="T65">TABLE</text:span><text:span text:style-name="T34"> DIS_BUSTIA</text:span></text:p>
            <text:p text:style-name="P454"><text:span text:style-name="T65">DROP</text:span><text:span text:style-name="T34"> (</text:span></text:p>
            <text:p text:style-name="P218"><text:s text:c="4"/>UNITAT_CODI</text:p>
            <text:p text:style-name="P218">);</text:p>
            <text:p text:style-name="P649"/>
            <text:p text:style-name="P412">-- #141 Revisar el sistema de logs</text:p>
            <text:p text:style-name="P412">-- Creació d'una nova taula de paràmetres dels logs i traspàs de dades cap a la nova taula.</text:p>
            <text:p text:style-name="P218"><text:s/></text:p>
            <text:p text:style-name="P454"><text:span text:style-name="T65">CREATE</text:span><text:span text:style-name="T34"> </text:span><text:span text:style-name="T65">TABLE</text:span><text:span text:style-name="T34"> DIS_CONT_LOG_PARAM</text:span></text:p>
            <text:p text:style-name="P218">(</text:p>
            <text:p text:style-name="P454"><text:span text:style-name="T34"><text:s text:c="4"/>ID NUMBER(19) </text:span><text:span text:style-name="T65">NOT</text:span><text:span text:style-name="T34"> </text:span><text:span text:style-name="T156">NULL</text:span><text:span text:style-name="T34">,</text:span></text:p>
            <text:p text:style-name="P454"><text:span text:style-name="T34"><text:s text:c="4"/>CONT_LOG_ID NUMBER(19) </text:span><text:span text:style-name="T65">NOT</text:span><text:span text:style-name="T34"> </text:span><text:span text:style-name="T156">NULL</text:span><text:span text:style-name="T34">,</text:span></text:p>
            <text:p text:style-name="P454"><text:span text:style-name="T34"><text:s text:c="4"/>NUMERO NUMBER(19) </text:span><text:span text:style-name="T65">NOT</text:span><text:span text:style-name="T34"> </text:span><text:span text:style-name="T156">NULL</text:span><text:span text:style-name="T34">,</text:span></text:p>
            <text:p text:style-name="P454"><text:span text:style-name="T34"><text:s text:c="4"/>VALOR VARCHAR2(256) </text:span><text:span text:style-name="T65">NOT</text:span><text:span text:style-name="T34"> </text:span><text:span text:style-name="T156">NULL</text:span><text:span text:style-name="T34">,</text:span></text:p>
            <text:p text:style-name="P218"><text:s text:c="4"/>CREATEDBY_CODI VARCHAR2(64),</text:p>
            <text:p text:style-name="P454"><text:span text:style-name="T34"><text:s text:c="4"/>CREATEDDATE </text:span><text:span text:style-name="T65">TIMESTAMP</text:span><text:span text:style-name="T34">(6),</text:span></text:p>
            <text:p text:style-name="P218"><text:s text:c="4"/>LASTMODIFIEDBY_CODI VARCHAR2(64),</text:p>
            <text:p text:style-name="P454"><text:span text:style-name="T34"><text:s text:c="4"/>LASTMODIFIEDDATE </text:span><text:span text:style-name="T65">TIMESTAMP</text:span><text:span text:style-name="T34">(6)</text:span></text:p>
            <text:p text:style-name="P218">);</text:p>
            <text:p text:style-name="P454"><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54"><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49"/>
            <text:p text:style-name="P454"><text:span text:style-name="T65">insert</text:span><text:span text:style-name="T34"> </text:span><text:span text:style-name="T65">into</text:span><text:span text:style-name="T34"> DIS_CONT_LOG_PARAM (ID, CONT_LOG_ID, NUMERO, VALOR) </text:span></text:p>
            <text:p text:style-name="P218">(</text:p>
            <text:p text:style-name="P454"><text:span text:style-name="T34"><text:tab/></text:span><text:span text:style-name="T65">SELECT</text:span><text:span text:style-name="T34"> </text:span></text:p>
            <text:p text:style-name="P218"><text:tab/><text:tab/><text:tab/><text:span text:style-name="T196">DIS_H</text:span>IBERNATE_SEQ.nextval,</text:p>
            <text:p text:style-name="P218"><text:tab/><text:tab/><text:tab/>l.id,</text:p>
            <text:p text:style-name="P454"><text:span text:style-name="T34"><text:tab/><text:tab/><text:tab/>1 </text:span><text:span text:style-name="T65">AS</text:span><text:span text:style-name="T34"> numero,</text:span></text:p>
            <text:p text:style-name="P454"><text:span text:style-name="T34"><text:tab/><text:tab/><text:tab/>l.PARAM1 </text:span><text:span text:style-name="T65">AS</text:span><text:span text:style-name="T34"> valor</text:span></text:p>
            <text:p text:style-name="P454"><text:span text:style-name="T34"><text:tab/></text:span><text:span text:style-name="T65">FROM</text:span><text:span text:style-name="T34"> DIS_CONT_LOG l</text:span></text:p>
            <text:p text:style-name="P454"><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56">NULL</text:span></text:p>
            <text:p text:style-name="P218">);</text:p>
            <text:p text:style-name="P649"/>
            <text:p text:style-name="P454"><text:span text:style-name="T65">insert</text:span><text:span text:style-name="T34"> </text:span><text:span text:style-name="T65">into</text:span><text:span text:style-name="T34"> DIS_CONT_LOG_PARAM (ID, CONT_LOG_ID, NUMERO, VALOR) </text:span></text:p>
            <text:p text:style-name="P218">(</text:p>
            <text:p text:style-name="P454"><text:span text:style-name="T34"><text:tab/></text:span><text:span text:style-name="T65">SELECT</text:span><text:span text:style-name="T34"> </text:span></text:p>
            <text:p text:style-name="P219"><text:tab/><text:tab/><text:tab/><text:span text:style-name="T196">DIS_H</text:span>IBERNATE_SEQ.nextval,</text:p>
            <text:p text:style-name="P218"><text:tab/><text:tab/><text:tab/>l.id,</text:p>
            <text:p text:style-name="P454"><text:span text:style-name="T34"><text:tab/><text:tab/><text:tab/>2 </text:span><text:span text:style-name="T65">AS</text:span><text:span text:style-name="T34"> numero,</text:span></text:p>
            <text:p text:style-name="P454"><text:span text:style-name="T34"><text:tab/><text:tab/><text:tab/>l.PARAM2 </text:span><text:span text:style-name="T65">AS</text:span><text:span text:style-name="T34"> valor</text:span></text:p>
            <text:p text:style-name="P454"><text:span text:style-name="T34"><text:tab/></text:span><text:span text:style-name="T65">FROM</text:span><text:span text:style-name="T34"> DIS_CONT_LOG l</text:span></text:p>
            <text:p text:style-name="P454"><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56">NULL</text:span></text:p>
            <text:p text:style-name="P215">);</text:p>
          </table:table-cell>
        </table:table-row>
      </table:table>
      <text:p text:style-name="P104"/>
      <text:p text:style-name="P103"/>
      <text:p text:style-name="P41"><text:span text:style-name="T6">Propietats globals</text:span>: </text:p>
      <text:list xml:id="list724747665" text:style-name="L38">
        <text:list-item>
          <text:p text:style-name="P834">Sense canvis</text:p>
        </text:list-item>
      </text:list>
      <text:p text:style-name="P436"/>
      <text:p text:style-name="P161"><text:soft-page-break/>Altres: </text:p>
      <text:list xml:id="list143045419663681" text:continue-list="list143045116152326" text:style-name="L31">
        <text:list-item>
          <text:p text:style-name="P934"><text:span text:style-name="T183">Nova versió 0.9.29 de la llibreria de </text:span><text:span text:style-name="T16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59"><text:span text:style-name="T15">A</text:span><text:span text:style-name="T11">ssegurar que està definida la propietat </text:span><text:span text:style-name="T164">es.caib.distribucio.default.user.language</text:span><text:span text:style-name="T11"> al fitxer de propietats per evitar errors amb nous usuaris.</text:span></text:p>
        </text:list-item>
      </text:list>
      <text:p text:style-name="P472"/>
      <text:p text:style-name="P472"/>
      <text:list xml:id="list143045645733391" text:continue-list="list143045598222227" text:style-name="Outline">
        <text:list-item>
          <text:list>
            <text:list-header>
              <text:h text:style-name="P740" text:outline-level="2" text:is-list-header="true"><text:bookmark-start text:name="__RefHeading___Toc90703_2906097068"/><text:span text:style-name="T161">Versió 0.9.</text:span><text:span text:style-name="T86">30 </text:span><text:span text:style-name="T87">Metadades de digitalització i altres millores. Correccions errors PostgreSQL </text:span><text:bookmark-end text:name="__RefHeading___Toc90703_2906097068"/></text:h>
            </text:list-header>
          </text:list>
        </text:list-item>
      </text:list>
      <text:p text:style-name="P348">Data: <text:span text:style-name="T182">10</text:span>/0<text:span text:style-name="T197">7</text:span>/2020<text:span text:style-name="T189"> 15:00h</text:span></text:p>
      <text:p text:style-name="P348"/>
      <text:p text:style-name="P402">Resum: <text:span text:style-name="T19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48"/>
      <text:p text:style-name="P508">Canvis i millores:</text:p>
      <text:list xml:id="list143045828259003" text:continue-list="list95441007" text:style-name="L36">
        <text:list-item>
          <text:p text:style-name="P953"><text:a xlink:type="simple" xlink:href="https://github.com/GovernIB/distribucio/issues/230" text:style-name="Internet_20_link" text:visited-style-name="Visited_20_Internet_20_Link">#230</text:a> Adaptar el plugin d'Arxiu per poder guardar al sistema de fitxers</text:p>
        </text:list-item>
        <text:list-item>
          <text:p text:style-name="P95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53"><text:a xlink:type="simple" xlink:href="https://github.com/GovernIB/distribucio/issues/211" text:style-name="Internet_20_link" text:visited-style-name="Visited_20_Internet_20_Link">#211</text:a> Afegir manual d'usuari</text:p>
        </text:list-item>
        <text:list-item>
          <text:p text:style-name="P95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36"><text:a xlink:type="simple" xlink:href="https://github.com/GovernIB/distribucio/issues/223" text:style-name="Internet_20_link" text:visited-style-name="Visited_20_Internet_20_Link"><text:span text:style-name="T190">#223</text:span></text:a><text:span text:style-name="T190"> Acció detalls per defecte</text:span></text:p>
        </text:list-item>
        <text:list-item>
          <text:p text:style-name="P95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5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5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53"><text:a xlink:type="simple" xlink:href="https://github.com/GovernIB/distribucio/issues/182" text:style-name="Internet_20_link" text:visited-style-name="Visited_20_Internet_20_Link">#182</text:a> Afegir monitor per les mètriques</text:p>
        </text:list-item>
        <text:list-item>
          <text:p text:style-name="P953"><text:a xlink:type="simple" xlink:href="https://github.com/GovernIB/distribucio/issues/224" text:style-name="Internet_20_link" text:visited-style-name="Visited_20_Internet_20_Link">#224</text:a> Mostrar el codi DIR3 en l'arbre de bústies</text:p>
        </text:list-item>
      </text:list>
      <text:p text:style-name="P508">Errors:</text:p>
      <text:p text:style-name="P42"/>
      <text:list xml:id="list384151971" text:style-name="L39">
        <text:list-item>
          <text:p text:style-name="P86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66"><text:a xlink:type="simple" xlink:href="https://github.com/GovernIB/distribucio/issues/229" text:style-name="Internet_20_link" text:visited-style-name="Visited_20_Internet_20_Link">#229</text:a> Investigar per què ha fallat un script de migració de dades</text:p>
        </text:list-item>
        <text:list-item>
          <text:p text:style-name="P866"><text:a xlink:type="simple" xlink:href="https://github.com/GovernIB/distribucio/issues/219" text:style-name="Internet_20_link" text:visited-style-name="Visited_20_Internet_20_Link">#219</text:a> Eliminar Wa<text:span text:style-name="T198">r</text:span>nings de Maven</text:p>
        </text:list-item>
        <text:list-item>
          <text:p text:style-name="P866"><text:a xlink:type="simple" xlink:href="https://github.com/GovernIB/distribucio/issues/227" text:style-name="Internet_20_link" text:visited-style-name="Visited_20_Internet_20_Link">#227</text:a><text:span text:style-name="T198"> </text:span>Revisar scripts de BBDD per a que la seqüència utilitzada sigui DIS_HIBERNATE_SEQ</text:p>
        </text:list-item>
        <text:list-item>
          <text:p text:style-name="P86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66"><text:a xlink:type="simple" xlink:href="https://github.com/GovernIB/distribucio/issues/226" text:style-name="Internet_20_link" text:visited-style-name="Visited_20_Internet_20_Link">#226</text:a><text:span text:style-name="T198"> </text:span>Errors diversos de Distribucio amb BBDD Postgres</text:p>
        </text:list-item>
      </text:list>
      <text:p text:style-name="P297"/>
      <text:p text:style-name="P105">Base de dades:<text:span text:style-name="T5"> </text:span></text:p>
      <text:list xml:id="list4186282595" text:style-name="L40">
        <text:list-item>
          <text:p text:style-name="P919">Script per afegir nou camp per guardar noves metadades de digitalització en format JSON i per modificar el tipus de tots dels VARCHAR2 que s'han creat amb tipus per defecte BYTE.</text:p>
        </text:list-item>
      </text:list>
      <text:list xml:id="list3657269853" text:style-name="L41">
        <text:list-item>
          <text:list>
            <text:list-item>
              <text:p text:style-name="P902"><text:a xlink:type="simple" xlink:href="https://github.com/GovernIB/distribucio/blob/dis-0.9/scripts/bbdd/1.0/oracle/updates/distribucio_update_0.9.30.sql" text:style-name="Internet_20_link" text:visited-style-name="Visited_20_Internet_20_Link"><text:span text:style-name="T194">distribucio_update_0.9.30.sql</text:span></text:a><text:span text:style-name="T194"> (Oracle)</text:span></text:p>
            </text:list-item>
          </text:list>
        </text:list-item>
      </text:list>
      <text:p text:style-name="P515"/>
      <table:table table:name="Tabela1" table:style-name="Tabela1">
        <table:table-column table:style-name="Tabela1.A"/>
        <table:table-row table:style-name="Tabela1.1">
          <table:table-cell table:style-name="Tabela1.A1" office:value-type="string">
            <text:p text:style-name="P411">-- #155: Actualitzar interficie d'integració amb registre per tractar metadades de digitalització </text:p>
            <text:p text:style-name="P649"/>
            <text:p text:style-name="P454"><text:span text:style-name="T65">ALTER</text:span><text:span text:style-name="T34"> </text:span><text:span text:style-name="T65">TABLE</text:span><text:span text:style-name="T34"> DIS_REGISTRE_ANNEX</text:span></text:p>
            <text:p text:style-name="P454"><text:span text:style-name="T65">ADD</text:span><text:span text:style-name="T34"> (</text:span></text:p>
            <text:p text:style-name="P218"><text:s text:c="4"/>META_DADES VARCHAR2(4000)</text:p>
            <text:p text:style-name="P218">);</text:p>
            <text:p text:style-name="P649"/>
            <text:p text:style-name="P412">-- #228: Error en altes d'anotacions amb observacions de més de 50 caràcters</text:p>
            <text:p text:style-name="P649"/>
            <text:p text:style-name="P454"><text:span text:style-name="T65">ALTER</text:span><text:span text:style-name="T34"> </text:span><text:span text:style-name="T65">TABLE</text:span><text:span text:style-name="T34"> DIS_ALERTA MODIFY </text:span></text:p>
            <text:p text:style-name="P218">(</text:p>
            <text:p text:style-name="P454"><text:span text:style-name="T34"><text:s text:c="2"/>TEXT <text:s text:c="16"/><text:tab/>VARCHAR2(256 </text:span><text:span text:style-name="T65">CHAR</text:span><text:span text:style-name="T34">),</text:span></text:p>
            <text:p text:style-name="P454"><text:span text:style-name="T34"><text:s text:c="2"/>ERROR <text:s text:c="15"/><text:tab/>VARCHAR2(2048 </text:span><text:span text:style-name="T65">CHAR</text:span><text:span text:style-name="T34">),</text:span></text:p>
            <text:p text:style-name="P454"><text:span text:style-name="T34"><text:s text:c="2"/>CREATEDBY_CODI <text:s text:c="6"/><text:tab/>VARCHAR2(64 </text:span><text:span text:style-name="T65">CHAR</text:span><text:span text:style-name="T34">),</text:span></text:p>
            <text:p text:style-name="P454"><text:span text:style-name="T34"><text:s text:c="2"/>LASTMODIFIEDBY_CODI <text:s/><text:tab/>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USUARI MODIFY</text:span></text:p>
            <text:p text:style-name="P218">(</text:p>
            <text:p text:style-name="P454"><text:span text:style-name="T34"><text:s text:c="2"/>CODI <text:s text:c="9"/><text:tab/><text:tab/>VARCHAR2(64 </text:span><text:span text:style-name="T65">CHAR</text:span><text:span text:style-name="T34">),</text:span></text:p>
            <text:p text:style-name="P454"><text:span text:style-name="T34"><text:s text:c="2"/>NIF <text:s text:c="10"/><text:tab/><text:tab/>VARCHAR2(9 </text:span><text:span text:style-name="T65">CHAR</text:span><text:span text:style-name="T34">),</text:span></text:p>
            <text:p text:style-name="P454"><text:span text:style-name="T34"><text:s text:c="2"/>NOM <text:s text:c="10"/><text:tab/><text:tab/>VARCHAR2(200 </text:span><text:span text:style-name="T65">CHAR</text:span><text:span text:style-name="T34">),</text:span></text:p>
            <text:p text:style-name="P454"><text:span text:style-name="T34"><text:s text:c="2"/>EMAIL <text:s text:c="8"/><text:tab/><text:tab/>VARCHAR2(200 </text:span><text:span text:style-name="T65">CHAR</text:span><text:span text:style-name="T34">),</text:span></text:p>
            <text:p text:style-name="P454"><text:span text:style-name="T34"><text:s text:c="2"/>IDIOMA<text:tab/><text:tab/><text:tab/><text:tab/>VARCHAR2(2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ENTITAT MODIFY</text:span></text:p>
            <text:p text:style-name="P218">(</text:p>
            <text:p text:style-name="P454"><text:span text:style-name="T34"><text:s text:c="2"/>CODI <text:s text:c="16"/>VARCHAR2(64 </text:span><text:span text:style-name="T65">CHAR</text:span><text:span text:style-name="T34">),</text:span></text:p>
            <text:p text:style-name="P454"><text:span text:style-name="T34"><text:s text:c="2"/>NOM <text:s text:c="17"/>VARCHAR2(256 </text:span><text:span text:style-name="T65">CHAR</text:span><text:span text:style-name="T34">),</text:span></text:p>
            <text:p text:style-name="P454"><text:span text:style-name="T34"><text:s text:c="2"/>DESCRIPCIO <text:s text:c="10"/>VARCHAR2(1024 </text:span><text:span text:style-name="T65">CHAR</text:span><text:span text:style-name="T34">),</text:span></text:p>
            <text:p text:style-name="P454"><text:span text:style-name="T34"><text:s text:c="2"/>CIF <text:s text:c="17"/>VARCHAR2(9 </text:span><text:span text:style-name="T65">CHAR</text:span><text:span text:style-name="T34">),</text:span></text:p>
            <text:p text:style-name="P454"><text:span text:style-name="T34"><text:s text:c="2"/>CODI_DIR3 <text:s text:c="11"/>VARCHAR2(9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CONTINGUT MODIFY</text:span></text:p>
            <text:p text:style-name="P218">(</text:p>
            <text:p text:style-name="P454"><text:span text:style-name="T34"><text:s text:c="2"/>NOM <text:s text:c="17"/>VARCHAR2(1024 </text:span><text:span text:style-name="T65">CHAR</text:span><text:span text:style-name="T34">),</text:span></text:p>
            <text:p text:style-name="P454"><text:span text:style-name="T34"><text:s text:c="2"/>TIPUS <text:s text:c="15"/>VARCHAR2(8 </text:span><text:span text:style-name="T65">CHAR</text:span><text:span text:style-name="T34">),</text:span></text:p>
            <text:p text:style-name="P454"><text:span text:style-name="T34"><text:s text:c="2"/>ARXIU_UUID <text:s text:c="10"/>VARCHAR2(36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CONT_MOV MODIFY</text:span></text:p>
            <text:p text:style-name="P218">(</text:p>
            <text:p text:style-name="P454"><text:span text:style-name="T34"><text:s text:c="2"/>REMITENT_CODI <text:s text:c="7"/>VARCHAR2(64 </text:span><text:span text:style-name="T65">CHAR</text:span><text:span text:style-name="T34">),</text:span></text:p>
            <text:p text:style-name="P454"><text:span text:style-name="T34"><text:s text:c="2"/>COMENTARI <text:s text:c="11"/>VARCHAR2(256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649"/>
            <text:p text:style-name="P454"><text:soft-page-break/><text:span text:style-name="T65">ALTER</text:span><text:span text:style-name="T34"> </text:span><text:span text:style-name="T65">TABLE</text:span><text:span text:style-name="T34"> DIS_CONT_MOV_EMAIL MODIFY </text:span></text:p>
            <text:p text:style-name="P218">(</text:p>
            <text:p text:style-name="P454"><text:span text:style-name="T34"><text:s text:c="2"/>DESTINATARI_CODI<text:tab/><text:tab/>VARCHAR2(64 </text:span><text:span text:style-name="T65">CHAR</text:span><text:span text:style-name="T34">),</text:span></text:p>
            <text:p text:style-name="P454"><text:span text:style-name="T34"><text:s text:c="2"/>DESTINATARI_EMAIL<text:tab/><text:tab/>VARCHAR2(256 </text:span><text:span text:style-name="T65">CHAR</text:span><text:span text:style-name="T34">),</text:span></text:p>
            <text:p text:style-name="P454"><text:span text:style-name="T34"><text:s text:c="2"/>UNITAT_ORGANITZATIVA <text:tab/>VARCHAR2(256 </text:span><text:span text:style-name="T65">CHAR</text:span><text:span text:style-name="T34">),</text:span></text:p>
            <text:p text:style-name="P454"><text:span text:style-name="T34"><text:s text:c="2"/>CREATEDBY_CODI <text:s text:c="6"/><text:tab/>VARCHAR2(64 </text:span><text:span text:style-name="T65">CHAR</text:span><text:span text:style-name="T34">),</text:span></text:p>
            <text:p text:style-name="P454"><text:span text:style-name="T34"><text:s text:c="2"/>LASTMODIFIEDBY_CODI <text:s/><text:tab/>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CONT_LOG MODIFY</text:span></text:p>
            <text:p text:style-name="P218">(</text:p>
            <text:p text:style-name="P454"><text:span text:style-name="T34"><text:s text:c="2"/>TIPUS <text:s text:c="15"/>VARCHAR2(30 </text:span><text:span text:style-name="T65">CHAR</text:span><text:span text:style-name="T34">),</text:span></text:p>
            <text:p text:style-name="P454"><text:span text:style-name="T34"><text:s text:c="2"/>OBJECTE_ID <text:s text:c="10"/>VARCHAR2(256 </text:span><text:span text:style-name="T65">CHAR</text:span><text:span text:style-name="T34">),</text:span></text:p>
            <text:p text:style-name="P454"><text:span text:style-name="T34"><text:s text:c="2"/>OBJECTE_LOG_TIPUS <text:s text:c="3"/>VARCHAR2(30 </text:span><text:span text:style-name="T65">CHAR</text:span><text:span text:style-name="T34">),</text:span></text:p>
            <text:p text:style-name="P454"><text:span text:style-name="T34"><text:s text:c="2"/>OBJECTE_TIPUS <text:s text:c="7"/>VARCHAR2(12 </text:span><text:span text:style-name="T65">CHAR</text:span><text:span text:style-name="T34">),</text:span></text:p>
            <text:p text:style-name="P454"><text:span text:style-name="T34"><text:s text:c="2"/>PARAM1 <text:s text:c="14"/>VARCHAR2(256 </text:span><text:span text:style-name="T65">CHAR</text:span><text:span text:style-name="T34">),</text:span></text:p>
            <text:p text:style-name="P454"><text:span text:style-name="T34"><text:s text:c="2"/>PARAM2 <text:s text:c="14"/>VARCHAR2(256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ISTRE MODIFY</text:span></text:p>
            <text:p text:style-name="P218">(</text:p>
            <text:p text:style-name="P454"><text:span text:style-name="T34"><text:s text:c="2"/>TIPUS <text:s text:c="17"/>VARCHAR2(1 </text:span><text:span text:style-name="T65">CHAR</text:span><text:span text:style-name="T34">),</text:span></text:p>
            <text:p text:style-name="P454"><text:span text:style-name="T34"><text:s text:c="2"/>UNITAT_ADM <text:s text:c="12"/>VARCHAR2(21 </text:span><text:span text:style-name="T65">CHAR</text:span><text:span text:style-name="T34">),</text:span></text:p>
            <text:p text:style-name="P454"><text:span text:style-name="T34"><text:s text:c="2"/>UNITAT_ADM_DESC <text:s text:c="7"/>VARCHAR2(100 </text:span><text:span text:style-name="T65">CHAR</text:span><text:span text:style-name="T34">),</text:span></text:p>
            <text:p text:style-name="P454"><text:span text:style-name="T34"><text:s text:c="2"/>NUMERO <text:s text:c="16"/>VARCHAR2(255 </text:span><text:span text:style-name="T65">CHAR</text:span><text:span text:style-name="T34">),</text:span></text:p>
            <text:p text:style-name="P454"><text:span text:style-name="T34"><text:s text:c="2"/>IDENTIFICADOR <text:s text:c="9"/>VARCHAR2(100 </text:span><text:span text:style-name="T65">CHAR</text:span><text:span text:style-name="T34">),</text:span></text:p>
            <text:p text:style-name="P454"><text:span text:style-name="T34"><text:s text:c="2"/>ENTITAT_CODI <text:s text:c="10"/>VARCHAR2(255 </text:span><text:span text:style-name="T65">CHAR</text:span><text:span text:style-name="T34">),</text:span></text:p>
            <text:p text:style-name="P454"><text:span text:style-name="T34"><text:s text:c="2"/>ENTITAT_DESC <text:s text:c="10"/>VARCHAR2(255 </text:span><text:span text:style-name="T65">CHAR</text:span><text:span text:style-name="T34">),</text:span></text:p>
            <text:p text:style-name="P454"><text:span text:style-name="T34"><text:s text:c="2"/>OFICINA_CODI <text:s text:c="10"/>VARCHAR2(21 </text:span><text:span text:style-name="T65">CHAR</text:span><text:span text:style-name="T34">),</text:span></text:p>
            <text:p text:style-name="P454"><text:span text:style-name="T34"><text:s text:c="2"/>OFICINA_DESC <text:s text:c="10"/>VARCHAR2(300 </text:span><text:span text:style-name="T65">CHAR</text:span><text:span text:style-name="T34">),</text:span></text:p>
            <text:p text:style-name="P454"><text:span text:style-name="T34"><text:s text:c="2"/>LLIBRE_CODI <text:s text:c="11"/>VARCHAR2(4 </text:span><text:span text:style-name="T65">CHAR</text:span><text:span text:style-name="T34">),</text:span></text:p>
            <text:p text:style-name="P454"><text:span text:style-name="T34"><text:s text:c="2"/>LLIBRE_DESC <text:s text:c="11"/>VARCHAR2(255 </text:span><text:span text:style-name="T65">CHAR</text:span><text:span text:style-name="T34">),</text:span></text:p>
            <text:p text:style-name="P454"><text:span text:style-name="T34"><text:s text:c="2"/>EXTRACTE <text:s text:c="14"/>VARCHAR2(240 </text:span><text:span text:style-name="T65">CHAR</text:span><text:span text:style-name="T34">),</text:span></text:p>
            <text:p text:style-name="P454"><text:span text:style-name="T34"><text:s text:c="2"/>ASSUMPTE_TIPUS_CODI <text:s text:c="3"/>VARCHAR2(16 </text:span><text:span text:style-name="T65">CHAR</text:span><text:span text:style-name="T34">),</text:span></text:p>
            <text:p text:style-name="P454"><text:span text:style-name="T34"><text:s text:c="2"/>ASSUMPTE_TIPUS_DESC <text:s text:c="3"/>VARCHAR2(100 </text:span><text:span text:style-name="T65">CHAR</text:span><text:span text:style-name="T34">),</text:span></text:p>
            <text:p text:style-name="P454"><text:span text:style-name="T34"><text:s text:c="2"/>ASSUMPTE_CODI <text:s text:c="9"/>VARCHAR2(16 </text:span><text:span text:style-name="T65">CHAR</text:span><text:span text:style-name="T34">),</text:span></text:p>
            <text:p text:style-name="P454"><text:span text:style-name="T34"><text:s text:c="2"/>ASSUMPTE_DESC <text:s text:c="9"/>VARCHAR2(255 </text:span><text:span text:style-name="T65">CHAR</text:span><text:span text:style-name="T34">),</text:span></text:p>
            <text:p text:style-name="P454"><text:span text:style-name="T34"><text:s text:c="2"/>PROCEDIMENT_CODI <text:s text:c="6"/>VARCHAR2(64 </text:span><text:span text:style-name="T65">CHAR</text:span><text:span text:style-name="T34">),</text:span></text:p>
            <text:p text:style-name="P454"><text:span text:style-name="T34"><text:s text:c="2"/>REFERENCIA <text:s text:c="12"/>VARCHAR2(16 </text:span><text:span text:style-name="T65">CHAR</text:span><text:span text:style-name="T34">),</text:span></text:p>
            <text:p text:style-name="P454"><text:span text:style-name="T34"><text:s text:c="2"/>EXPEDIENT_NUM <text:s text:c="9"/>VARCHAR2(80 </text:span><text:span text:style-name="T65">CHAR</text:span><text:span text:style-name="T34">),</text:span></text:p>
            <text:p text:style-name="P454"><text:span text:style-name="T34"><text:s text:c="2"/>NUM_ORIG <text:tab/><text:tab/><text:tab/> <text:s text:c="4"/>VARCHAR2(80 </text:span><text:span text:style-name="T65">CHAR</text:span><text:span text:style-name="T34">),</text:span></text:p>
            <text:p text:style-name="P454"><text:span text:style-name="T34"><text:s text:c="2"/>IDIOMA_CODI <text:s text:c="11"/>VARCHAR2(19 </text:span><text:span text:style-name="T65">CHAR</text:span><text:span text:style-name="T34">),</text:span></text:p>
            <text:p text:style-name="P454"><text:span text:style-name="T34"><text:s text:c="2"/>IDIOMA_DESC <text:s text:c="11"/>VARCHAR2(100 </text:span><text:span text:style-name="T65">CHAR</text:span><text:span text:style-name="T34">),</text:span></text:p>
            <text:p text:style-name="P454"><text:span text:style-name="T34"><text:s text:c="2"/>TRANSPORT_TIPUS_CODI <text:s text:c="2"/>VARCHAR2(20 </text:span><text:span text:style-name="T65">CHAR</text:span><text:span text:style-name="T34">),</text:span></text:p>
            <text:p text:style-name="P454"><text:span text:style-name="T34"><text:s text:c="2"/>TRANSPORT_TIPUS_DESC <text:s text:c="2"/>VARCHAR2(100 </text:span><text:span text:style-name="T65">CHAR</text:span><text:span text:style-name="T34">),</text:span></text:p>
            <text:p text:style-name="P454"><text:span text:style-name="T34"><text:s text:c="2"/>TRANSPORT_NUM <text:s text:c="9"/>VARCHAR2(20 </text:span><text:span text:style-name="T65">CHAR</text:span><text:span text:style-name="T34">),</text:span></text:p>
            <text:p text:style-name="P454"><text:span text:style-name="T34"><text:s text:c="2"/>USUARI_CODI <text:s text:c="11"/>VARCHAR2(20 </text:span><text:span text:style-name="T65">CHAR</text:span><text:span text:style-name="T34">),</text:span></text:p>
            <text:p text:style-name="P454"><text:span text:style-name="T34"><text:s text:c="2"/>USUARI_NOM <text:s text:c="12"/>VARCHAR2(767 </text:span><text:span text:style-name="T65">CHAR</text:span><text:span text:style-name="T34">),</text:span></text:p>
            <text:p text:style-name="P454"><text:span text:style-name="T34"><text:s text:c="2"/>USUARI_CONTACTE <text:s text:c="7"/>VARCHAR2(255 </text:span><text:span text:style-name="T65">CHAR</text:span><text:span text:style-name="T34">),</text:span></text:p>
            <text:p text:style-name="P454"><text:span text:style-name="T34"><text:s text:c="2"/>APLICACIO_CODI <text:s text:c="8"/>VARCHAR2(255 </text:span><text:span text:style-name="T65">CHAR</text:span><text:span text:style-name="T34">),</text:span></text:p>
            <text:p text:style-name="P454"><text:span text:style-name="T34"><text:s text:c="2"/>APLICACIO_VERSIO <text:s text:c="6"/>VARCHAR2(255 </text:span><text:span text:style-name="T65">CHAR</text:span><text:span text:style-name="T34">),</text:span></text:p>
            <text:p text:style-name="P454"><text:span text:style-name="T34"><text:s text:c="2"/>DOCFIS_CODI <text:s text:c="11"/>VARCHAR2(19 </text:span><text:span text:style-name="T65">CHAR</text:span><text:span text:style-name="T34">),</text:span></text:p>
            <text:p text:style-name="P454"><text:span text:style-name="T34"><text:s text:c="2"/>DOCFIS_DESC <text:s text:c="11"/>VARCHAR2(100 </text:span><text:span text:style-name="T65">CHAR</text:span><text:span text:style-name="T34">),</text:span></text:p>
            <text:p text:style-name="P454"><text:span text:style-name="T34"><text:s text:c="2"/>OBSERVACIONS <text:s text:c="10"/>VARCHAR2(50 </text:span><text:span text:style-name="T65">CHAR</text:span><text:span text:style-name="T34">),</text:span></text:p>
            <text:p text:style-name="P454"><text:soft-page-break/><text:span text:style-name="T34"><text:s text:c="2"/>PROCES_ESTAT <text:s text:c="10"/>VARCHAR2(64 </text:span><text:span text:style-name="T65">CHAR</text:span><text:span text:style-name="T34">),</text:span></text:p>
            <text:p text:style-name="P454"><text:span text:style-name="T34"><text:s text:c="2"/>PROCES_ERROR <text:s text:c="10"/>VARCHAR2(1024 </text:span><text:span text:style-name="T65">CHAR</text:span><text:span text:style-name="T34">),</text:span></text:p>
            <text:p text:style-name="P454"><text:span text:style-name="T34"><text:s text:c="2"/>CREATEDBY_CODI <text:s text:c="8"/>VARCHAR2(256 </text:span><text:span text:style-name="T65">CHAR</text:span><text:span text:style-name="T34">),</text:span></text:p>
            <text:p text:style-name="P454"><text:span text:style-name="T34"><text:s text:c="2"/>LASTMODIFIEDBY_CODI <text:s text:c="3"/>VARCHAR2(256 </text:span><text:span text:style-name="T65">CHAR</text:span><text:span text:style-name="T34">),</text:span></text:p>
            <text:p text:style-name="P454"><text:span text:style-name="T34"><text:s text:c="2"/>PROCES_ESTAT_SISTRA <text:s text:c="3"/>VARCHAR2(16 </text:span><text:span text:style-name="T65">CHAR</text:span><text:span text:style-name="T34">),</text:span></text:p>
            <text:p text:style-name="P454"><text:span text:style-name="T34"><text:s text:c="2"/>SISTRA_ID_TRAM <text:tab/> <text:s text:c="4"/>VARCHAR2(20 </text:span><text:span text:style-name="T65">CHAR</text:span><text:span text:style-name="T34">),</text:span></text:p>
            <text:p text:style-name="P454"><text:span text:style-name="T34"><text:s text:c="2"/>SISTRA_ID_PROC <text:tab/> <text:s text:c="4"/>VARCHAR2(100 </text:span><text:span text:style-name="T65">CHAR</text:span><text:span text:style-name="T34">),</text:span></text:p>
            <text:p text:style-name="P454"><text:span text:style-name="T34"><text:s text:c="2"/>OFICINA_ORIG_CODI <text:s text:c="5"/>VARCHAR2(21 </text:span><text:span text:style-name="T65">CHAR</text:span><text:span text:style-name="T34">),</text:span></text:p>
            <text:p text:style-name="P454"><text:span text:style-name="T34"><text:s text:c="2"/>OFICINA_ORIG_DESC <text:s text:c="5"/>VARCHAR2(100 </text:span><text:span text:style-name="T65">CHAR</text:span><text:span text:style-name="T34">),</text:span></text:p>
            <text:p text:style-name="P454"><text:span text:style-name="T34"><text:s text:c="2"/>JUSTIFICANT_ARXIU_UUID VARCHAR2(256 </text:span><text:span text:style-name="T65">CHAR</text:span><text:span text:style-name="T34">),</text:span></text:p>
            <text:p text:style-name="P454"><text:span text:style-name="T34"><text:s text:c="2"/>EXPEDIENT_ARXIU_UUID <text:s text:c="2"/>VARCHAR2(100 </text:span><text:span text:style-name="T65">CHAR</text:span><text:span text:style-name="T34">),</text:span></text:p>
            <text:p text:style-name="P454"><text:span text:style-name="T34"><text:s text:c="2"/>BACK_OBSERVACIONS <text:tab/>VARCHAR2(4000 </text:span><text:span text:style-name="T65">CHAR</text:span><text:span text:style-name="T34">),</text:span></text:p>
            <text:p text:style-name="P454"><text:span text:style-name="T34"><text:s text:c="2"/>BACK_CODI <text:tab/><text:tab/><text:tab/>VARCHAR2(20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ISTRE_ANNEX MODIFY</text:span></text:p>
            <text:p text:style-name="P218">(</text:p>
            <text:p text:style-name="P454"><text:span text:style-name="T34"><text:s text:c="2"/>TITOL <text:s text:c="15"/>VARCHAR2(200 </text:span><text:span text:style-name="T65">CHAR</text:span><text:span text:style-name="T34">),</text:span></text:p>
            <text:p text:style-name="P454"><text:span text:style-name="T34"><text:s text:c="2"/>FITXER_NOM <text:s text:c="10"/>VARCHAR2(256 </text:span><text:span text:style-name="T65">CHAR</text:span><text:span text:style-name="T34">),</text:span></text:p>
            <text:p text:style-name="P454"><text:span text:style-name="T34"><text:s text:c="2"/>FITXER_MIME <text:s text:c="9"/>VARCHAR2(100 </text:span><text:span text:style-name="T65">CHAR</text:span><text:span text:style-name="T34">),</text:span></text:p>
            <text:p text:style-name="P454"><text:span text:style-name="T34"><text:s text:c="2"/>FITXER_ARXIU_UUID <text:s text:c="3"/>VARCHAR2(256 </text:span><text:span text:style-name="T65">CHAR</text:span><text:span text:style-name="T34">),</text:span></text:p>
            <text:p text:style-name="P454"><text:span text:style-name="T34"><text:s text:c="2"/>LOCALITZACIO <text:s text:c="8"/>VARCHAR2(80 </text:span><text:span text:style-name="T65">CHAR</text:span><text:span text:style-name="T34">),</text:span></text:p>
            <text:p text:style-name="P454"><text:span text:style-name="T34"><text:s text:c="2"/>ORIGEN_CIUADM <text:s text:c="7"/>VARCHAR2(1 </text:span><text:span text:style-name="T65">CHAR</text:span><text:span text:style-name="T34">),</text:span></text:p>
            <text:p text:style-name="P454"><text:span text:style-name="T34"><text:s text:c="2"/>NTI_TIPUS_DOC <text:s text:c="7"/>VARCHAR2(4 </text:span><text:span text:style-name="T65">CHAR</text:span><text:span text:style-name="T34">),</text:span></text:p>
            <text:p text:style-name="P454"><text:span text:style-name="T34"><text:s text:c="2"/>SICRES_TIPUS_DOC <text:s text:c="4"/>VARCHAR2(2 </text:span><text:span text:style-name="T65">CHAR</text:span><text:span text:style-name="T34">),</text:span></text:p>
            <text:p text:style-name="P454"><text:span text:style-name="T34"><text:s text:c="2"/>NTI_ELABORACIO_ESTAT VARCHAR2(4 </text:span><text:span text:style-name="T65">CHAR</text:span><text:span text:style-name="T34">),</text:span></text:p>
            <text:p text:style-name="P454"><text:span text:style-name="T34"><text:s text:c="2"/>OBSERVACIONS <text:s text:c="8"/>VARCHAR2(50 </text:span><text:span text:style-name="T65">CHAR</text:span><text:span text:style-name="T34">),</text:span></text:p>
            <text:p text:style-name="P454"><text:span text:style-name="T34"><text:s text:c="2"/>FIRMA_FITXER_NOM <text:s text:c="4"/>VARCHAR2(80 </text:span><text:span text:style-name="T65">CHAR</text:span><text:span text:style-name="T34">),</text:span></text:p>
            <text:p text:style-name="P454"><text:span text:style-name="T34"><text:s text:c="2"/>FIRMA_FITXER_MIME <text:s text:c="3"/>VARCHAR2(30 </text:span><text:span text:style-name="T65">CHAR</text:span><text:span text:style-name="T34">),</text:span></text:p>
            <text:p text:style-name="P454"><text:span text:style-name="T34"><text:s text:c="2"/>FIRMA_FITXER_ARXIU_UUID <text:s/>VARCHAR2(100 </text:span><text:span text:style-name="T65">CHAR</text:span><text:span text:style-name="T34">),</text:span></text:p>
            <text:p text:style-name="P454"><text:span text:style-name="T34"><text:s text:c="2"/>FIRMA_CSV <text:s text:c="11"/>VARCHAR2(256 </text:span><text:span text:style-name="T65">CHAR</text:span><text:span text:style-name="T34">),</text:span></text:p>
            <text:p text:style-name="P454"><text:span text:style-name="T34"><text:s text:c="2"/></text:span><text:span text:style-name="T65">TIMESTAMP</text:span><text:span text:style-name="T34"> <text:s text:c="11"/>VARCHAR2(100 </text:span><text:span text:style-name="T65">CHAR</text:span><text:span text:style-name="T34">),</text:span></text:p>
            <text:p text:style-name="P454"><text:span text:style-name="T34"><text:s text:c="2"/>VALIDACIO_OCSP <text:s text:c="6"/>VARCHAR2(100 </text:span><text:span text:style-name="T65">CHAR</text:span><text:span text:style-name="T34">),</text:span></text:p>
            <text:p text:style-name="P454"><text:span text:style-name="T34"><text:s text:c="2"/>CREATEDBY_CODI <text:s text:c="6"/>VARCHAR2(256 </text:span><text:span text:style-name="T65">CHAR</text:span><text:span text:style-name="T34">),</text:span></text:p>
            <text:p text:style-name="P454"><text:span text:style-name="T34"><text:s text:c="2"/>LASTMODIFIEDBY_CODI <text:s/>VARCHAR2(256 </text:span><text:span text:style-name="T65">CHAR</text:span><text:span text:style-name="T34">),</text:span></text:p>
            <text:p text:style-name="P454"><text:span text:style-name="T34"><text:s text:c="2"/>GESDOC_DOC_ID <text:tab/> <text:s text:c="2"/>VARCHAR2(50 </text:span><text:span text:style-name="T65">CHAR</text:span><text:span text:style-name="T34">),</text:span></text:p>
            <text:p text:style-name="P454"><text:span text:style-name="T34"><text:s text:c="2"/>META_DADES <text:tab/><text:tab/> <text:s text:c="2"/>VARCHAR2(4000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ISTRE_ANNEX_FIRMA MODIFY</text:span></text:p>
            <text:p text:style-name="P218">(</text:p>
            <text:p text:style-name="P454"><text:span text:style-name="T34"><text:s text:c="2"/>TIPUS<text:tab/><text:tab/> <text:s text:c="10"/>VARCHAR2(30 </text:span><text:span text:style-name="T65">CHAR</text:span><text:span text:style-name="T34">),</text:span></text:p>
            <text:p text:style-name="P454"><text:span text:style-name="T34"><text:s text:c="2"/>PERFIL <text:s text:c="3"/><text:tab/> <text:s text:c="6"/>VARCHAR2(30 </text:span><text:span text:style-name="T65">CHAR</text:span><text:span text:style-name="T34">),</text:span></text:p>
            <text:p text:style-name="P454"><text:span text:style-name="T34"><text:s text:c="2"/>FITXER_NOM <text:s text:c="10"/>VARCHAR2(256 </text:span><text:span text:style-name="T65">CHAR</text:span><text:span text:style-name="T34">),</text:span></text:p>
            <text:p text:style-name="P454"><text:span text:style-name="T34"><text:s text:c="2"/>TIPUS_MIME <text:s text:c="10"/>VARCHAR2(30 </text:span><text:span text:style-name="T65">CHAR</text:span><text:span text:style-name="T34">),</text:span></text:p>
            <text:p text:style-name="P454"><text:span text:style-name="T34"><text:s text:c="2"/>CSV_REGULACIO<text:tab/><text:tab/> <text:s text:c="2"/>VARCHAR2(640 </text:span><text:span text:style-name="T65">CHAR</text:span><text:span text:style-name="T34">),</text:span></text:p>
            <text:p text:style-name="P454"><text:span text:style-name="T34"><text:s text:c="2"/>CREATEDBY_CODI <text:s text:c="6"/>VARCHAR2(256 </text:span><text:span text:style-name="T65">CHAR</text:span><text:span text:style-name="T34">),</text:span></text:p>
            <text:p text:style-name="P454"><text:span text:style-name="T34"><text:s text:c="2"/>LASTMODIFIEDBY_CODI <text:s/>VARCHAR2(256 </text:span><text:span text:style-name="T65">CHAR</text:span><text:span text:style-name="T34">),</text:span></text:p>
            <text:p text:style-name="P454"><text:span text:style-name="T34"><text:s text:c="2"/>GESDOC_FIR_ID <text:tab/> <text:s text:c="2"/>VARCHAR2(50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ISTRE_FIRMA_DETALL MODIFY</text:span></text:p>
            <text:p text:style-name="P218">(</text:p>
            <text:p text:style-name="P454"><text:span text:style-name="T34"><text:s text:c="4"/>RESPONSABLE_NIF VARCHAR2(30 </text:span><text:span text:style-name="T65">CHAR</text:span><text:span text:style-name="T34">),</text:span></text:p>
            <text:p text:style-name="P454"><text:span text:style-name="T34"><text:s text:c="4"/>RESPONSABLE_NOM VARCHAR2(256 </text:span><text:span text:style-name="T65">CHAR</text:span><text:span text:style-name="T34">),</text:span></text:p>
            <text:p text:style-name="P454"><text:span text:style-name="T34"><text:s text:c="4"/>EMISSOR_CERTIFICAT VARCHAR2(2000 </text:span><text:span text:style-name="T65">CHAR</text:span><text:span text:style-name="T34">),</text:span></text:p>
            <text:p text:style-name="P454"><text:soft-page-break/><text:span text:style-name="T34"><text:s text:c="4"/>CREATEDBY_CODI <text:s text:c="6"/><text:tab/>VARCHAR2(64 </text:span><text:span text:style-name="T65">CHAR</text:span><text:span text:style-name="T34">),</text:span></text:p>
            <text:p text:style-name="P454"><text:span text:style-name="T34"><text:s text:c="4"/>LASTMODIFIEDBY_CODI <text:s/><text:tab/>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ISTRE_INTER MODIFY</text:span></text:p>
            <text:p text:style-name="P218">(</text:p>
            <text:p text:style-name="P454"><text:span text:style-name="T34"><text:s text:c="2"/>ADRESA <text:s text:c="14"/>VARCHAR2(640 </text:span><text:span text:style-name="T65">CHAR</text:span><text:span text:style-name="T34">),</text:span></text:p>
            <text:p text:style-name="P454"><text:span text:style-name="T34"><text:s text:c="2"/>CANAL_PREF <text:s text:c="10"/>VARCHAR2(8 </text:span><text:span text:style-name="T65">CHAR</text:span><text:span text:style-name="T34">),</text:span></text:p>
            <text:p text:style-name="P454"><text:span text:style-name="T34"><text:s text:c="2"/>CODI_POSTAL <text:s text:c="9"/>VARCHAR2(20 </text:span><text:span text:style-name="T65">CHAR</text:span><text:span text:style-name="T34">),</text:span></text:p>
            <text:p text:style-name="P454"><text:span text:style-name="T34"><text:s text:c="2"/>DOC_NUM <text:s text:c="13"/>VARCHAR2(68 </text:span><text:span text:style-name="T65">CHAR</text:span><text:span text:style-name="T34">),</text:span></text:p>
            <text:p text:style-name="P454"><text:span text:style-name="T34"><text:s text:c="2"/>DOC_TIPUS <text:s text:c="11"/>VARCHAR2(4 </text:span><text:span text:style-name="T65">CHAR</text:span><text:span text:style-name="T34">),</text:span></text:p>
            <text:p text:style-name="P454"><text:span text:style-name="T34"><text:s text:c="2"/>EMAIL <text:s text:c="15"/>VARCHAR2(640 </text:span><text:span text:style-name="T65">CHAR</text:span><text:span text:style-name="T34">),</text:span></text:p>
            <text:p text:style-name="P454"><text:span text:style-name="T34"><text:s text:c="2"/>EMAIL_HAB <text:s text:c="11"/>VARCHAR2(640 </text:span><text:span text:style-name="T65">CHAR</text:span><text:span text:style-name="T34">),</text:span></text:p>
            <text:p text:style-name="P454"><text:span text:style-name="T34"><text:s text:c="2"/>LLINATGE1 <text:s text:c="11"/>VARCHAR2(255 </text:span><text:span text:style-name="T65">CHAR</text:span><text:span text:style-name="T34">),</text:span></text:p>
            <text:p text:style-name="P454"><text:span text:style-name="T34"><text:s text:c="2"/>LLINATGE2 <text:s text:c="11"/>VARCHAR2(255 </text:span><text:span text:style-name="T65">CHAR</text:span><text:span text:style-name="T34">),</text:span></text:p>
            <text:p text:style-name="P454"><text:span text:style-name="T34"><text:s text:c="2"/>NOM <text:s text:c="17"/>VARCHAR2(255 </text:span><text:span text:style-name="T65">CHAR</text:span><text:span text:style-name="T34">),</text:span></text:p>
            <text:p text:style-name="P454"><text:span text:style-name="T34"><text:s text:c="2"/>OBSERVACIONS <text:s text:c="8"/>VARCHAR2(640 </text:span><text:span text:style-name="T65">CHAR</text:span><text:span text:style-name="T34">),</text:span></text:p>
            <text:p text:style-name="P454"><text:span text:style-name="T34"><text:s text:c="2"/>PAIS <text:s text:c="16"/>VARCHAR2(100 </text:span><text:span text:style-name="T65">CHAR</text:span><text:span text:style-name="T34">),</text:span></text:p>
            <text:p text:style-name="P454"><text:span text:style-name="T34"><text:s text:c="2"/>PAIS_CODI <text:s text:c="11"/>VARCHAR2(4 </text:span><text:span text:style-name="T65">CHAR</text:span><text:span text:style-name="T34">),</text:span></text:p>
            <text:p text:style-name="P454"><text:span text:style-name="T34"><text:s text:c="2"/>PROVINCIA <text:s text:c="11"/>VARCHAR2(100 </text:span><text:span text:style-name="T65">CHAR</text:span><text:span text:style-name="T34">),</text:span></text:p>
            <text:p text:style-name="P454"><text:span text:style-name="T34"><text:s text:c="2"/>PROVINCIA_CODI <text:s text:c="6"/>VARCHAR2(4 </text:span><text:span text:style-name="T65">CHAR</text:span><text:span text:style-name="T34">),</text:span></text:p>
            <text:p text:style-name="P454"><text:span text:style-name="T34"><text:s text:c="2"/>MUNICIPI <text:s text:c="12"/>VARCHAR2(100 </text:span><text:span text:style-name="T65">CHAR</text:span><text:span text:style-name="T34">),</text:span></text:p>
            <text:p text:style-name="P454"><text:span text:style-name="T34"><text:s text:c="2"/>MUNICIPI_CODI <text:s text:c="7"/>VARCHAR2(4 </text:span><text:span text:style-name="T65">CHAR</text:span><text:span text:style-name="T34">),</text:span></text:p>
            <text:p text:style-name="P454"><text:span text:style-name="T34"><text:s text:c="2"/>RAO_SOCIAL <text:s text:c="10"/>VARCHAR2(2000 </text:span><text:span text:style-name="T65">CHAR</text:span><text:span text:style-name="T34">),</text:span></text:p>
            <text:p text:style-name="P454"><text:span text:style-name="T34"><text:s text:c="2"/>TELEFON <text:s text:c="13"/>VARCHAR2(80 </text:span><text:span text:style-name="T65">CHAR</text:span><text:span text:style-name="T34">),</text:span></text:p>
            <text:p text:style-name="P454"><text:span text:style-name="T34"><text:s text:c="2"/>TIPUS <text:s text:c="15"/>VARCHAR2(19 </text:span><text:span text:style-name="T65">CHAR</text:span><text:span text:style-name="T34">),</text:span></text:p>
            <text:p text:style-name="P454"><text:span text:style-name="T34"><text:s text:c="2"/>CREATEDBY_CODI <text:s text:c="6"/>VARCHAR2(256 </text:span><text:span text:style-name="T65">CHAR</text:span><text:span text:style-name="T34">),</text:span></text:p>
            <text:p text:style-name="P454"><text:span text:style-name="T34"><text:s text:c="2"/>LASTMODIFIEDBY_CODI <text:s/>VARCHAR2(256 </text:span><text:span text:style-name="T65">CHAR</text:span><text:span text:style-name="T34">),</text:span></text:p>
            <text:p text:style-name="P454"><text:span text:style-name="T34"><text:s text:c="2"/>CODI_DIRE <text:tab/><text:tab/><text:tab/>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LA MODIFY</text:span></text:p>
            <text:p text:style-name="P218">(</text:p>
            <text:p text:style-name="P454"><text:span text:style-name="T34"><text:s text:c="2"/>ASSUMPTE_CODI <text:s text:c="7"/>VARCHAR2(16 </text:span><text:span text:style-name="T65">CHAR</text:span><text:span text:style-name="T34">),</text:span></text:p>
            <text:p text:style-name="P454"><text:span text:style-name="T34"><text:s text:c="2"/>DESCRIPCIO <text:s text:c="10"/>VARCHAR2(1024 </text:span><text:span text:style-name="T65">CHAR</text:span><text:span text:style-name="T34">),</text:span></text:p>
            <text:p text:style-name="P454"><text:span text:style-name="T34"><text:s text:c="2"/>NOM <text:s text:c="17"/>VARCHAR2(256 </text:span><text:span text:style-name="T65">CHAR</text:span><text:span text:style-name="T34">),</text:span></text:p>
            <text:p text:style-name="P454"><text:span text:style-name="T34"><text:s text:c="2"/>TIPUS <text:s text:c="15"/>VARCHAR2(32 </text:span><text:span text:style-name="T65">CHAR</text:span><text:span text:style-name="T34">),</text:span></text:p>
            <text:p text:style-name="P454"><text:span text:style-name="T34"><text:s text:c="2"/>UNITAT_CODI <text:s text:c="9"/>VARCHAR2(9 </text:span><text:span text:style-name="T65">CHAR</text:span><text:span text:style-name="T34">),</text:span></text:p>
            <text:p text:style-name="P454"><text:span text:style-name="T34"><text:s text:c="2"/>CREATEDBY_CODI <text:s text:c="6"/>VARCHAR2(256 </text:span><text:span text:style-name="T65">CHAR</text:span><text:span text:style-name="T34">),</text:span></text:p>
            <text:p text:style-name="P454"><text:span text:style-name="T34"><text:s text:c="2"/>LASTMODIFIEDBY_CODI <text:s/>VARCHAR2(256 </text:span><text:span text:style-name="T65">CHAR</text:span><text:span text:style-name="T34">),</text:span></text:p>
            <text:p text:style-name="P454"><text:span text:style-name="T34"><text:s text:c="2"/>CONTRASENYA <text:s text:c="9"/>VARCHAR2(64 </text:span><text:span text:style-name="T65">CHAR</text:span><text:span text:style-name="T34">),</text:span></text:p>
            <text:p text:style-name="P454"><text:span text:style-name="T34"><text:s text:c="2"/>TIPUS_BACKOFFICE <text:s text:c="4"/>VARCHAR2(255 </text:span><text:span text:style-name="T65">CHAR</text:span><text:span text:style-name="T34">),</text:span></text:p>
            <text:p text:style-name="P454"><text:span text:style-name="T34"><text:s text:c="2"/>URL <text:s text:c="17"/>VARCHAR2(256 </text:span><text:span text:style-name="T65">CHAR</text:span><text:span text:style-name="T34">),</text:span></text:p>
            <text:p text:style-name="P454"><text:span text:style-name="T34"><text:s text:c="2"/>USUARI <text:s text:c="14"/>VARCHAR2(64 </text:span><text:span text:style-name="T65">CHAR</text:span><text:span text:style-name="T34">),</text:span></text:p>
            <text:p text:style-name="P454"><text:span text:style-name="T34"><text:s text:c="2"/>PROCEDIMENT_CODI <text:s text:c="4"/>VARCHAR2(64 </text:span><text:span text:style-name="T65">CHAR</text:span><text:span text:style-name="T34">),</text:span></text:p>
            <text:p text:style-name="P454"><text:span text:style-name="T34"><text:s text:c="2"/>BACKOFFICE_CODI <text:s text:c="4"/>VARCHAR2(20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ACL_CLASS MODIFY</text:span></text:p>
            <text:p text:style-name="P218">(</text:p>
            <text:p text:style-name="P454"><text:span text:style-name="T34"><text:s text:c="2"/>CLASS <text:s/>VARCHAR2(100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ACL_SID MODIFY</text:span></text:p>
            <text:p text:style-name="P218">(</text:p>
            <text:p text:style-name="P454"><text:span text:style-name="T34"><text:s text:c="2"/>SID <text:s text:c="7"/>VARCHAR2(100 </text:span><text:span text:style-name="T65">CHAR</text:span><text:span text:style-name="T34">)</text:span></text:p>
            <text:p text:style-name="P218"><text:soft-page-break/>);</text:p>
            <text:p text:style-name="P649"/>
            <text:p text:style-name="P454"><text:span text:style-name="T65">ALTER</text:span><text:span text:style-name="T34"> </text:span><text:span text:style-name="T65">TABLE</text:span><text:span text:style-name="T34"> DIS_CONT_COMMENT MODIFY</text:span></text:p>
            <text:p text:style-name="P218">(</text:p>
            <text:p text:style-name="P454"><text:span text:style-name="T34"><text:s text:c="2"/>TEXT<text:tab/><text:tab/><text:tab/><text:tab/> <text:s text:c="2"/>VARCHAR2 (1024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UNITAT_ORGANITZATIVA MODIFY </text:span></text:p>
            <text:p text:style-name="P218">(</text:p>
            <text:p text:style-name="P454"><text:span text:style-name="T34"><text:s text:c="2"/>CODI <text:tab/><text:tab/><text:tab/><text:tab/><text:tab/><text:tab/>VARCHAR2(9 </text:span><text:span text:style-name="T65">CHAR</text:span><text:span text:style-name="T34">),</text:span></text:p>
            <text:p text:style-name="P454"><text:span text:style-name="T34"><text:s text:c="2"/>DENOMINACIO <text:tab/><text:tab/><text:tab/><text:tab/>VARCHAR2(300 </text:span><text:span text:style-name="T65">CHAR</text:span><text:span text:style-name="T34">),</text:span></text:p>
            <text:p text:style-name="P454"><text:span text:style-name="T34"><text:s text:c="2"/>NIF_CIF <text:tab/><text:tab/><text:tab/><text:tab/><text:tab/>VARCHAR2(9 </text:span><text:span text:style-name="T65">CHAR</text:span><text:span text:style-name="T34">),</text:span></text:p>
            <text:p text:style-name="P454"><text:span text:style-name="T34"><text:s text:c="2"/>CODI_UNITAT_SUPERIOR <text:tab/><text:tab/>VARCHAR2(9 </text:span><text:span text:style-name="T65">CHAR</text:span><text:span text:style-name="T34">),</text:span></text:p>
            <text:p text:style-name="P454"><text:span text:style-name="T34"><text:s text:c="2"/>CODI_UNITAT_ARREL <text:tab/><text:tab/>VARCHAR2(9 </text:span><text:span text:style-name="T65">CHAR</text:span><text:span text:style-name="T34">),</text:span></text:p>
            <text:p text:style-name="P454"><text:span text:style-name="T34"><text:s text:c="2"/>ESTAT <text:tab/><text:tab/><text:tab/><text:tab/><text:tab/>VARCHAR2(1 </text:span><text:span text:style-name="T65">CHAR</text:span><text:span text:style-name="T34">),</text:span></text:p>
            <text:p text:style-name="P454"><text:span text:style-name="T34"><text:s text:c="2"/>CODI_PAIS <text:tab/><text:tab/><text:tab/><text:tab/>VARCHAR2(3 </text:span><text:span text:style-name="T65">CHAR</text:span><text:span text:style-name="T34">),</text:span></text:p>
            <text:p text:style-name="P454"><text:span text:style-name="T34"><text:s text:c="2"/>CODI_COMUNITAT <text:tab/><text:tab/><text:tab/>VARCHAR2(2 </text:span><text:span text:style-name="T65">CHAR</text:span><text:span text:style-name="T34">),</text:span></text:p>
            <text:p text:style-name="P454"><text:span text:style-name="T34"><text:s text:c="2"/>CODI_PROVINCIA <text:tab/><text:tab/><text:tab/>VARCHAR2(2 </text:span><text:span text:style-name="T65">CHAR</text:span><text:span text:style-name="T34">),</text:span></text:p>
            <text:p text:style-name="P454"><text:span text:style-name="T34"><text:s text:c="2"/>CODI_POSTAL <text:tab/><text:tab/><text:tab/><text:tab/>VARCHAR2(5 </text:span><text:span text:style-name="T65">CHAR</text:span><text:span text:style-name="T34">),</text:span></text:p>
            <text:p text:style-name="P454"><text:span text:style-name="T34"><text:s text:c="2"/>NOM_LOCALITAT <text:tab/><text:tab/><text:tab/>VARCHAR2(50 </text:span><text:span text:style-name="T65">CHAR</text:span><text:span text:style-name="T34">),</text:span></text:p>
            <text:p text:style-name="P454"><text:span text:style-name="T34"><text:s text:c="2"/>LOCALITAT <text:tab/><text:tab/><text:tab/><text:tab/>VARCHAR2(40 </text:span><text:span text:style-name="T65">CHAR</text:span><text:span text:style-name="T34">),</text:span></text:p>
            <text:p text:style-name="P454"><text:span text:style-name="T34"><text:s text:c="2"/>ADRESSA <text:tab/><text:tab/><text:tab/><text:tab/><text:tab/>VARCHAR2(70 </text:span><text:span text:style-name="T65">CHAR</text:span><text:span text:style-name="T34">),</text:span></text:p>
            <text:p text:style-name="P454"><text:span text:style-name="T34"><text:s text:c="2"/>NOM_VIA <text:tab/><text:tab/><text:tab/><text:tab/><text:tab/>VARCHAR2(200 </text:span><text:span text:style-name="T65">CHAR</text:span><text:span text:style-name="T34">),</text:span></text:p>
            <text:p text:style-name="P454"><text:span text:style-name="T34"><text:s text:c="2"/>NUM_VIA <text:tab/><text:tab/><text:tab/><text:tab/><text:tab/>VARCHAR2(100 </text:span><text:span text:style-name="T65">CHAR</text:span><text:span text:style-name="T34">),</text:span></text:p>
            <text:p text:style-name="P454"><text:span text:style-name="T34"><text:s text:c="2"/>TIPUS_TRANSICIO <text:tab/><text:tab/> <text:s text:c="3"/>VARCHAR2(12 </text:span><text:span text:style-name="T65">CHAR</text:span><text:span text:style-name="T34">),</text:span></text:p>
            <text:p text:style-name="P454"><text:span text:style-name="T34"><text:s text:c="2"/>CREATEDBY_CODI <text:s text:c="6"/><text:tab/><text:tab/>VARCHAR2(256 </text:span><text:span text:style-name="T65">CHAR</text:span><text:span text:style-name="T34">),</text:span></text:p>
            <text:p text:style-name="P454"><text:span text:style-name="T34"><text:s text:c="2"/>LASTMODIFIEDBY_CODI <text:s/><text:tab/><text:tab/>VARCHAR2(256 </text:span><text:span text:style-name="T65">CHAR</text:span><text:span text:style-name="T34">),</text:span></text:p>
            <text:p text:style-name="P454"><text:span text:style-name="T34"><text:s text:c="2"/>CODI_DIR3_ENTITAT<text:tab/><text:tab/> <text:tab/>VARCHAR2(9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AVIS MODIFY</text:span></text:p>
            <text:p text:style-name="P218">(</text:p>
            <text:p text:style-name="P454"><text:span text:style-name="T34"><text:s text:c="2"/>ASSUMPTE <text:s text:c="12"/>VARCHAR2(256 </text:span><text:span text:style-name="T65">CHAR</text:span><text:span text:style-name="T34">),</text:span></text:p>
            <text:p text:style-name="P454"><text:span text:style-name="T34"><text:s text:c="2"/>MISSATGE <text:s text:c="12"/>VARCHAR2(2048 </text:span><text:span text:style-name="T65">CHAR</text:span><text:span text:style-name="T34">),</text:span></text:p>
            <text:p text:style-name="P454"><text:span text:style-name="T34"><text:s text:c="2"/>AVIS_NIVELL <text:s text:c="8"/>VARCHAR2(10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CONT_LOG_PARAM MODIFY</text:span></text:p>
            <text:p text:style-name="P218">(</text:p>
            <text:p text:style-name="P454"><text:span text:style-name="T34"><text:s text:c="4"/>VALOR VARCHAR2(256 </text:span><text:span text:style-name="T65">CHAR</text:span><text:span text:style-name="T34">),</text:span></text:p>
            <text:p text:style-name="P454"><text:span text:style-name="T34"><text:s text:c="4"/>CREATEDBY_CODI VARCHAR2(64 </text:span><text:span text:style-name="T65">CHAR</text:span><text:span text:style-name="T34">),</text:span></text:p>
            <text:p text:style-name="P454"><text:span text:style-name="T34"><text:s text:c="4"/>LASTMODIFIEDBY_CODI VARCHAR2(64 </text:span><text:span text:style-name="T65">CHAR</text:span><text:span text:style-name="T34">)</text:span></text:p>
            <text:p text:style-name="P216">);</text:p>
            <text:p text:style-name="P240"/>
            <text:p text:style-name="P217"/>
          </table:table-cell>
        </table:table-row>
      </table:table>
      <text:p text:style-name="P105"/>
      <text:p text:style-name="P105"/>
      <text:p text:style-name="P42"><text:span text:style-name="T6">Propietats globals</text:span>: </text:p>
      <text:list xml:id="list40248887" text:style-name="L42">
        <text:list-item>
          <text:p text:style-name="P960">En cas de voler utilitzar el plugin de filesystem d'Arxiu en comptes de l'Arxiu de la CAIB s'han de configurar les següents propietats.</text:p>
        </text:list-item>
      </text:list>
      <text:list xml:id="list1200041892" text:style-name="L43">
        <text:list-header>
          <text:p text:style-name="P819"/>
        </text:list-header>
      </text:list>
      <table:table table:name="Tabela2" table:style-name="Tabela2">
        <table:table-column table:style-name="Tabela2.A"/>
        <text:soft-page-break/>
        <table:table-row table:style-name="Tabela2.1">
          <table:table-cell table:style-name="Tabela2.A1" office:value-type="string">
            <text:p text:style-name="P256"># ################### #</text:p>
            <text:p text:style-name="P257"># PROPERTIES AFEGIDES #</text:p>
            <text:p text:style-name="P257"># ################### #</text:p>
            <text:p text:style-name="P649"/>
            <text:p text:style-name="P454"><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18"/>
            <text:p text:style-name="P456"><text:span text:style-name="T51">#</text:span><text:span text:style-name="T52"> Configuració del plugin de Distribució d'Arxiu per guardar documents al filesystem</text:span><text:span text:style-name="T53"> utilitzant la implementació del plugin del filesystem</text:span></text:p>
            <text:p text:style-name="P456"><text:span text:style-name="T35">es.caib.distribucio.plugin.arxiu.class=</text:span><text:span text:style-name="T43">es.caib.plugins.arxiu.caib.</text:span><text:span text:style-name="T44">ArxiuPluginFilesystem</text:span></text:p>
            <text:p text:style-name="P455"><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45"><text:span text:style-name="T34">es.caib.distribucio.plugin.arxiu.filesystem.organ.codi.dir3=</text:span><text:span text:style-name="T40">A0</text:span><text:span text:style-name="T42">0000000</text:span></text:p>
          </table:table-cell>
        </table:table-row>
      </table:table>
      <text:list xml:id="list143046020974147" text:continue-numbering="true" text:style-name="L43">
        <text:list-header>
          <text:p text:style-name="P835"/>
        </text:list-header>
      </text:list>
      <text:p text:style-name="P473"/>
      <text:p text:style-name="P473"/>
      <text:list xml:id="list143045029797465" text:continue-list="list143045645733391" text:style-name="Outline">
        <text:list-item>
          <text:list>
            <text:list-header>
              <text:h text:style-name="P741" text:outline-level="2" text:is-list-header="true"><text:bookmark-start text:name="__RefHeading___Toc104146_3965979134"/><text:span text:style-name="T161">Versió 0.9.</text:span><text:span text:style-name="T86">31 </text:span><text:span text:style-name="T87">M</text:span><text:span text:style-name="T88">illora de regles</text:span><text:span text:style-name="T87"> i altres millores. </text:span><text:bookmark-end text:name="__RefHeading___Toc104146_3965979134"/></text:h>
            </text:list-header>
          </text:list>
        </text:list-item>
      </text:list>
      <text:p text:style-name="P350">Data: <text:span text:style-name="T182">25</text:span>/<text:span text:style-name="T199">11</text:span>/2020<text:span text:style-name="T189"> 15:00h</text:span></text:p>
      <text:p text:style-name="P350"/>
      <text:p text:style-name="P404">Resum: Millora de regles, actualitza<text:span text:style-name="T200">ció</text:span> ma<text:span text:style-name="T200">n</text:span>ual d'usuari, revisar anotacions al log<text:span text:style-name="T200">s</text:span>.<text:span text:style-name="T202"> Actualització de la referència al plugin Arxiu CAIB de la 2.0.5 a la 2.0.7.1.</text:span></text:p>
      <text:p text:style-name="P350"/>
      <text:p text:style-name="P510">Canvis i millores:</text:p>
      <text:list xml:id="list1802529585" text:style-name="L44">
        <text:list-item>
          <text:p text:style-name="P957"><text:a xlink:type="simple" xlink:href="https://github.com/GovernIB/distribucio/issues/159" text:style-name="Internet_20_link" text:visited-style-name="Visited_20_Internet_20_Link">#159</text:a>: Millora de regles. Regles enca<text:span text:style-name="T200">d</text:span>e<text:span text:style-name="T200">n</text:span>ades</text:p>
        </text:list-item>
        <text:list-item>
          <text:p text:style-name="P957"><text:a xlink:type="simple" xlink:href="https://github.com/GovernIB/distribucio/issues/236" text:style-name="Internet_20_link" text:visited-style-name="Visited_20_Internet_20_Link">#236</text:a>: Millora de regles. Nou tipus de regla "reenviar a UO"</text:p>
        </text:list-item>
        <text:list-item>
          <text:p text:style-name="P957"><text:a xlink:type="simple" xlink:href="https://github.com/GovernIB/distribucio/issues/237" text:style-name="Internet_20_link" text:visited-style-name="Visited_20_Internet_20_Link">#237</text:a>: Millora de regles. Modificar definició de la regla</text:p>
        </text:list-item>
        <text:list-item>
          <text:p text:style-name="P95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57"><text:a xlink:type="simple" xlink:href="https://github.com/GovernIB/distribucio/issues/235" text:style-name="Internet_20_link" text:visited-style-name="Visited_20_Internet_20_Link">#235</text:a>: Millora de regles. Manteniment de backoffices</text:p>
        </text:list-item>
        <text:list-item>
          <text:p text:style-name="P957"><text:a xlink:type="simple" xlink:href="https://github.com/GovernIB/distribucio/issues/193" text:style-name="Internet_20_link" text:visited-style-name="Visited_20_Internet_20_Link">#193</text:a>: Actualitzar manual d'usuari</text:p>
        </text:list-item>
        <text:list-item>
          <text:p text:style-name="P957"><text:a xlink:type="simple" xlink:href="https://github.com/GovernIB/distribucio/issues/231" text:style-name="Internet_20_link" text:visited-style-name="Visited_20_Internet_20_Link">#231</text:a>: Revisar anotacions al log</text:p>
        </text:list-item>
        <text:list-item>
          <text:p text:style-name="P957"><text:a xlink:type="simple" xlink:href="https://github.com/GovernIB/distribucio/issues/233" text:style-name="Internet_20_link" text:visited-style-name="Visited_20_Internet_20_Link">#233</text:a>: Informació de les metadades de signatura dels documents</text:p>
        </text:list-item>
      </text:list>
      <text:p text:style-name="P510">Errors:</text:p>
      <text:p text:style-name="P44"/>
      <text:list xml:id="list800526674" text:style-name="L45">
        <text:list-item>
          <text:p text:style-name="P867"><text:a xlink:type="simple" xlink:href="https://github.com/GovernIB/distribucio/issues/250" text:style-name="Internet_20_link" text:visited-style-name="Visited_20_Internet_20_Link">#250</text:a>: Corregir la llargada del camp DIS_REGISTRE.UNITAT_ADM_DESC</text:p>
        </text:list-item>
      </text:list>
      <text:p text:style-name="P298"/>
      <text:p text:style-name="P106">Base de dades:<text:span text:style-name="T5"> </text:span></text:p>
      <text:list xml:id="list1536283212" text:style-name="L46">
        <text:list-item>
          <text:p text:style-name="P920">Script per afegir nous camps de regles i nova taula de backoffice per millorar funcionalitat de regles.<text:span text:style-name="T202"> </text:span><text:span text:style-name="T203">Atenció!:</text:span><text:span text:style-name="T205"> S'ha de posar un codi d'usuari que existeixi en la inserció de registres en la taula DIS_BACKOFFICE.</text:span></text:p>
        </text:list-item>
      </text:list>
      <text:list xml:id="list224005691" text:style-name="L47">
        <text:list-item>
          <text:list>
            <text:list-item>
              <text:p text:style-name="P903"><text:a xlink:type="simple" xlink:href="https://github.com/GovernIB/distribucio/blob/dis-0.9/scripts/bbdd/1.0/oracle/updates/distribucio_update_0.9.31.sql" text:style-name="Internet_20_link" text:visited-style-name="Visited_20_Internet_20_Link"><text:span text:style-name="T194">distribucio_update_0.9.31.sql</text:span></text:a><text:span text:style-name="T194"> (Oracle)</text:span></text:p>
            </text:list-item>
          </text:list>
        </text:list-item>
      </text:list>
      <text:p text:style-name="P516"/>
      <table:table table:name="Table5" table:style-name="Table5">
        <table:table-column table:style-name="Table5.A"/>
        <table:table-row table:style-name="Table5.1">
          <table:table-cell table:style-name="Table5.A1" office:value-type="string">
            <text:p text:style-name="P236"/>
            <text:p text:style-name="P413">-- #235: Millora de regles. Manteniment de backoffices</text:p>
            <text:p text:style-name="P657">-- ! posar un codi d'usuari que existeixi </text:p>
            <text:p text:style-name="P650"/>
            <text:p text:style-name="P457"><text:span text:style-name="T65">CREATE</text:span><text:span text:style-name="T34"> </text:span><text:span text:style-name="T65">TABLE</text:span><text:span text:style-name="T34"> DIS_BACKOFFICE</text:span></text:p>
            <text:p text:style-name="P220">(</text:p>
            <text:p text:style-name="P457"><text:span text:style-name="T34"><text:s text:c="4"/>ID NUMBER(19) </text:span><text:span text:style-name="T65">NOT</text:span><text:span text:style-name="T34"> </text:span><text:span text:style-name="T156">NULL</text:span><text:span text:style-name="T34">,</text:span></text:p>
            <text:p text:style-name="P457"><text:soft-page-break/><text:span text:style-name="T34"><text:s text:c="4"/>TIPUS VARCHAR2(256 </text:span><text:span text:style-name="T65">CHAR</text:span><text:span text:style-name="T34">) </text:span><text:span text:style-name="T65">NOT</text:span><text:span text:style-name="T34"> </text:span><text:span text:style-name="T156">NULL</text:span><text:span text:style-name="T34">,</text:span></text:p>
            <text:p text:style-name="P457"><text:span text:style-name="T34"><text:s text:c="4"/>CODI VARCHAR2(20 </text:span><text:span text:style-name="T65">CHAR</text:span><text:span text:style-name="T34">) </text:span><text:span text:style-name="T65">NOT</text:span><text:span text:style-name="T34"> </text:span><text:span text:style-name="T156">NULL</text:span><text:span text:style-name="T34">,</text:span></text:p>
            <text:p text:style-name="P457"><text:span text:style-name="T34"><text:s text:c="4"/>NOM VARCHAR2(64 </text:span><text:span text:style-name="T65">CHAR</text:span><text:span text:style-name="T34">) </text:span><text:span text:style-name="T65">NOT</text:span><text:span text:style-name="T34"> </text:span><text:span text:style-name="T156">NULL</text:span><text:span text:style-name="T34">,</text:span></text:p>
            <text:p text:style-name="P457"><text:span text:style-name="T34"><text:s text:c="4"/>URL VARCHAR2(256 </text:span><text:span text:style-name="T65">CHAR</text:span><text:span text:style-name="T34">) </text:span><text:span text:style-name="T65">NOT</text:span><text:span text:style-name="T34"> </text:span><text:span text:style-name="T156">NULL</text:span><text:span text:style-name="T34">,</text:span></text:p>
            <text:p text:style-name="P457"><text:span text:style-name="T34"><text:s text:c="4"/>USUARI VARCHAR2(64 </text:span><text:span text:style-name="T65">CHAR</text:span><text:span text:style-name="T34">),</text:span></text:p>
            <text:p text:style-name="P457"><text:span text:style-name="T34"><text:s text:c="4"/>CONTRASENYA VARCHAR2(64 </text:span><text:span text:style-name="T65">CHAR</text:span><text:span text:style-name="T34">),</text:span></text:p>
            <text:p text:style-name="P220"><text:s text:c="4"/>INTENTS NUMBER(10,0),</text:p>
            <text:p text:style-name="P220"><text:s text:c="4"/>TEMPS_ENTRE_INTENTS NUMBER(10,0),</text:p>
            <text:p text:style-name="P457"><text:span text:style-name="T34"><text:s text:c="4"/>ENTITAT_ID NUMBER(19) </text:span><text:span text:style-name="T65">NOT</text:span><text:span text:style-name="T34"> </text:span><text:span text:style-name="T156">NULL</text:span><text:span text:style-name="T34">,</text:span></text:p>
            <text:p text:style-name="P457"><text:span text:style-name="T34"><text:s text:c="4"/>CREATEDBY_CODI VARCHAR2(64 </text:span><text:span text:style-name="T65">CHAR</text:span><text:span text:style-name="T34">),</text:span></text:p>
            <text:p text:style-name="P457"><text:span text:style-name="T34"><text:s text:c="4"/>CREATEDDATE </text:span><text:span text:style-name="T65">TIMESTAMP</text:span><text:span text:style-name="T34">(6),</text:span></text:p>
            <text:p text:style-name="P457"><text:span text:style-name="T34"><text:s text:c="4"/>LASTMODIFIEDBY_CODI VARCHAR2(64 </text:span><text:span text:style-name="T65">CHAR</text:span><text:span text:style-name="T34">),</text:span></text:p>
            <text:p text:style-name="P457"><text:span text:style-name="T34"><text:s text:c="4"/>LASTMODIFIEDDATE </text:span><text:span text:style-name="T65">TIMESTAMP</text:span><text:span text:style-name="T34">(6)</text:span></text:p>
            <text:p text:style-name="P220">);</text:p>
            <text:p text:style-name="P650"/>
            <text:p text:style-name="P457"><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57"><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50"/>
            <text:p text:style-name="P457"><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50"/>
            <text:p text:style-name="P413">-- 1 Afegeix els nous backoffices a la taula de backoffices</text:p>
            <text:p text:style-name="P457"><text:span text:style-name="T206">INSERT</text:span><text:span text:style-name="T34"> </text:span><text:span text:style-name="T206">INTO</text:span><text:span text:style-name="T34"> DIS_BACKOFFICE</text:span></text:p>
            <text:p text:style-name="P220">(</text:p>
            <text:p text:style-name="P220"><text:s text:c="4"/>ID,</text:p>
            <text:p text:style-name="P220"><text:s text:c="4"/>TIPUS,</text:p>
            <text:p text:style-name="P220"><text:s text:c="4"/>CODI,</text:p>
            <text:p text:style-name="P220"><text:s text:c="4"/>NOM,</text:p>
            <text:p text:style-name="P220"><text:s text:c="4"/>URL,</text:p>
            <text:p text:style-name="P220"><text:s text:c="4"/>USUARI,</text:p>
            <text:p text:style-name="P220"><text:s text:c="4"/>CONTRASENYA,</text:p>
            <text:p text:style-name="P220"><text:s text:c="4"/>INTENTS,</text:p>
            <text:p text:style-name="P220"><text:s text:c="4"/>TEMPS_ENTRE_INTENTS,</text:p>
            <text:p text:style-name="P220"><text:s text:c="4"/>ENTITAT_ID,</text:p>
            <text:p text:style-name="P220"><text:s text:c="4"/>CREATEDBY_CODI,</text:p>
            <text:p text:style-name="P220"><text:s text:c="4"/>CREATEDDATE</text:p>
            <text:p text:style-name="P220">)</text:p>
            <text:p text:style-name="P220">(</text:p>
            <text:p text:style-name="P457"><text:span text:style-name="T34"><text:tab/></text:span><text:span text:style-name="T206">SELECT</text:span></text:p>
            <text:p text:style-name="P220"><text:tab/><text:tab/>DIS_HIBERNATE_SEQ.nextval,</text:p>
            <text:p text:style-name="P220"><text:tab/> <text:s text:c="3"/>TIPUS,</text:p>
            <text:p text:style-name="P220"><text:tab/> <text:s text:c="3"/>CODI,</text:p>
            <text:p text:style-name="P220"><text:tab/> <text:s text:c="3"/>CODI,</text:p>
            <text:p text:style-name="P220"><text:tab/> <text:s text:c="3"/>URL,</text:p>
            <text:p text:style-name="P220"><text:tab/> <text:s text:c="3"/>USUARI,</text:p>
            <text:p text:style-name="P220"><text:tab/> <text:s text:c="3"/>CONTRASENYA,</text:p>
            <text:p text:style-name="P220"><text:tab/> <text:s text:c="3"/>INTENTS,</text:p>
            <text:p text:style-name="P220"><text:tab/> <text:s text:c="3"/>TEMPS_ENTRE_INTENTS,</text:p>
            <text:p text:style-name="P220"><text:tab/> <text:s text:c="3"/>ENTITAT_ID,</text:p>
            <text:p text:style-name="P457"><text:span text:style-name="T34"><text:tab/> <text:s text:c="3"/></text:span><text:span text:style-name="T208">'u81599'</text:span><text:span text:style-name="T34">, </text:span><text:span text:style-name="T209">-- CREATEDBY_CODI: ! posar un codi d'usuari que existeixi</text:span></text:p>
            <text:p text:style-name="P457"><text:span text:style-name="T34"><text:tab/> <text:s text:c="3"/></text:span><text:span text:style-name="T206">SYSDATE</text:span></text:p>
            <text:p text:style-name="P457"><text:span text:style-name="T34"><text:tab/></text:span><text:span text:style-name="T206">FROM</text:span><text:span text:style-name="T34"> (</text:span></text:p>
            <text:p text:style-name="P457"><text:span text:style-name="T34"><text:tab/><text:tab/></text:span><text:span text:style-name="T206">SELECT</text:span><text:span text:style-name="T34"> </text:span><text:span text:style-name="T206">DISTINCT</text:span></text:p>
            <text:p text:style-name="P457"><text:span text:style-name="T34"><text:tab/><text:tab/> <text:s text:c="3"/></text:span><text:span text:style-name="T210">NVL</text:span><text:span text:style-name="T34">(r.TIPUS_BACKOFFICE, </text:span><text:span text:style-name="T208">'DISTRIBUCIO'</text:span><text:span text:style-name="T34">) TIPUS ,</text:span></text:p>
            <text:p text:style-name="P457"><text:span text:style-name="T34"><text:tab/><text:tab/> <text:s text:c="3"/></text:span><text:span text:style-name="T210">NVL</text:span><text:span text:style-name="T34">(r.BACKOFFICE_CODI, </text:span><text:span text:style-name="T208">'Backoffice_'</text:span><text:span text:style-name="T34">||rownum) CODI,</text:span></text:p>
            <text:p text:style-name="P457"><text:span text:style-name="T34"><text:tab/><text:tab/> <text:s text:c="3"/></text:span><text:span text:style-name="T210">NVL</text:span><text:span text:style-name="T34">(URL, </text:span><text:span text:style-name="T208">'http://camp.obligatori'</text:span><text:span text:style-name="T34">) URL,</text:span></text:p>
            <text:p text:style-name="P220"><text:soft-page-break/><text:tab/><text:tab/> <text:s text:c="3"/>USUARI,</text:p>
            <text:p text:style-name="P220"><text:tab/><text:tab/> <text:s text:c="3"/>CONTRASENYA,</text:p>
            <text:p text:style-name="P220"><text:tab/><text:tab/> <text:s text:c="3"/>INTENTS,</text:p>
            <text:p text:style-name="P220"><text:tab/><text:tab/> <text:s text:c="3"/>TEMPS_ENTRE_INTENTS,</text:p>
            <text:p text:style-name="P220"><text:tab/><text:tab/> <text:s text:c="3"/>ENTITAT_ID</text:p>
            <text:p text:style-name="P457"><text:span text:style-name="T34"><text:tab/><text:tab/></text:span><text:span text:style-name="T206">FROM</text:span><text:span text:style-name="T34"> DIS_REGLA r</text:span></text:p>
            <text:p text:style-name="P457"><text:span text:style-name="T34"><text:tab/><text:tab/></text:span><text:span text:style-name="T206">WHERE</text:span><text:span text:style-name="T34"> r.TIPUS = </text:span><text:span text:style-name="T208">'BACKOFFICE'</text:span></text:p>
            <text:p text:style-name="P220"><text:tab/>)</text:p>
            <text:p text:style-name="P457"><text:span text:style-name="T34">)</text:span><text:span text:style-name="T213">;</text:span></text:p>
            <text:p text:style-name="P650"/>
            <text:p text:style-name="P657">-- 2 Actualitza la referència de les regles tipus bakcoffice amb el registre que li toqui</text:p>
            <text:p text:style-name="P457"><text:span text:style-name="T206">UPDATE</text:span><text:span text:style-name="T34"> DIS_REGLA r </text:span><text:span text:style-name="T206">SET</text:span><text:span text:style-name="T34"> BACKOFFICE_DESTI_ID = </text:span></text:p>
            <text:p text:style-name="P220">( </text:p>
            <text:p text:style-name="P457"><text:span text:style-name="T34"><text:tab/></text:span><text:span text:style-name="T206">SELECT</text:span><text:span text:style-name="T34"> ID </text:span></text:p>
            <text:p text:style-name="P457"><text:span text:style-name="T34"><text:tab/></text:span><text:span text:style-name="T206">FROM</text:span><text:span text:style-name="T34"> DIS_BACKOFFICE b</text:span></text:p>
            <text:p text:style-name="P457"><text:span text:style-name="T34"><text:tab/></text:span><text:span text:style-name="T206">WHERE</text:span><text:span text:style-name="T34"> ROWNUM = </text:span><text:span text:style-name="T174">1</text:span></text:p>
            <text:p text:style-name="P457"><text:span text:style-name="T34"><text:tab/> <text:tab/></text:span><text:span text:style-name="T206">AND</text:span><text:span text:style-name="T34"> r.TIPUS_BACKOFFICE = b.TIPUS </text:span></text:p>
            <text:p text:style-name="P457"><text:span text:style-name="T34"><text:tab/> <text:tab/></text:span><text:span text:style-name="T206">AND</text:span><text:span text:style-name="T34"> (r.BACKOFFICE_CODI = b.CODI)</text:span></text:p>
            <text:p text:style-name="P457"><text:span text:style-name="T34"><text:tab/> <text:tab/></text:span><text:span text:style-name="T206">AND</text:span><text:span text:style-name="T34"> r.URL = b.URL </text:span></text:p>
            <text:p text:style-name="P457"><text:span text:style-name="T34"><text:tab/> <text:tab/></text:span><text:span text:style-name="T206">AND</text:span><text:span text:style-name="T34"> r.ENTITAT_ID = b.ENTITAT_ID</text:span></text:p>
            <text:p text:style-name="P457"><text:span text:style-name="T34"><text:tab/> <text:tab/></text:span><text:span text:style-name="T206">AND</text:span><text:span text:style-name="T34"> ((r.USUARI = b.USUARI ) </text:span><text:span text:style-name="T206">OR</text:span><text:span text:style-name="T34"> (r.USUARI </text:span><text:span text:style-name="T206">IS</text:span><text:span text:style-name="T34"> </text:span><text:span text:style-name="T206">NULL</text:span><text:span text:style-name="T34"> </text:span><text:span text:style-name="T206">AND</text:span><text:span text:style-name="T34"> b.USUARI </text:span><text:span text:style-name="T206">IS</text:span><text:span text:style-name="T34"> </text:span><text:span text:style-name="T206">NULL</text:span><text:span text:style-name="T34">))</text:span></text:p>
            <text:p text:style-name="P457"><text:span text:style-name="T34"><text:tab/> <text:tab/></text:span><text:span text:style-name="T206">AND</text:span><text:span text:style-name="T34"> ((r.CONTRASENYA = b.CONTRASENYA <text:s/>) </text:span><text:span text:style-name="T206">OR</text:span><text:span text:style-name="T34"> (r.CONTRASENYA </text:span><text:span text:style-name="T206">IS</text:span><text:span text:style-name="T34"> </text:span><text:span text:style-name="T206">NULL</text:span><text:span text:style-name="T34"> </text:span><text:span text:style-name="T206">AND</text:span><text:span text:style-name="T34"> b.CONTRASENYA </text:span><text:span text:style-name="T206">IS</text:span><text:span text:style-name="T34"> </text:span><text:span text:style-name="T206">NULL</text:span><text:span text:style-name="T34">))</text:span></text:p>
            <text:p text:style-name="P457"><text:span text:style-name="T34"><text:tab/> <text:tab/></text:span><text:span text:style-name="T206">AND</text:span><text:span text:style-name="T34"> ((r.INTENTS = b.INTENTS <text:s/>) </text:span><text:span text:style-name="T206">OR</text:span><text:span text:style-name="T34"> (r.INTENTS </text:span><text:span text:style-name="T206">IS</text:span><text:span text:style-name="T34"> </text:span><text:span text:style-name="T206">NULL</text:span><text:span text:style-name="T34"> </text:span><text:span text:style-name="T206">AND</text:span><text:span text:style-name="T34"> b.INTENTS </text:span><text:span text:style-name="T206">IS</text:span><text:span text:style-name="T34"> </text:span><text:span text:style-name="T206">NULL</text:span><text:span text:style-name="T34">))</text:span></text:p>
            <text:p text:style-name="P457"><text:span text:style-name="T34"><text:tab/> <text:tab/></text:span><text:span text:style-name="T206">AND</text:span><text:span text:style-name="T34"> ((r.TEMPS_ENTRE_INTENTS = b.TEMPS_ENTRE_INTENTS <text:s/>) </text:span><text:span text:style-name="T206">OR</text:span><text:span text:style-name="T34"> (r.TEMPS_ENTRE_INTENTS </text:span><text:span text:style-name="T206">IS</text:span><text:span text:style-name="T34"> </text:span><text:span text:style-name="T206">NULL</text:span><text:span text:style-name="T34"> </text:span><text:span text:style-name="T206">AND</text:span><text:span text:style-name="T34"> b.TEMPS_ENTRE_INTENTS </text:span><text:span text:style-name="T206">IS</text:span><text:span text:style-name="T34"> </text:span><text:span text:style-name="T206">NULL</text:span><text:span text:style-name="T34">))</text:span></text:p>
            <text:p text:style-name="P220">)</text:p>
            <text:p text:style-name="P220"><text:span text:style-name="T207">WHERE</text:span> R.BACKOFFICE_CODI <text:span text:style-name="T207">IS</text:span> <text:span text:style-name="T207">NOT</text:span> <text:span text:style-name="T207">NULL</text:span><text:span text:style-name="T212">;</text:span></text:p>
            <text:p text:style-name="P650"/>
            <text:p text:style-name="P413">-- #237: Millora de regles. Modificar definició de la regla</text:p>
            <text:p text:style-name="P650"/>
            <text:p text:style-name="P457"><text:span text:style-name="T65">ALTER</text:span><text:span text:style-name="T34"> </text:span><text:span text:style-name="T65">TABLE</text:span><text:span text:style-name="T34"> DIS_REGLA</text:span></text:p>
            <text:p text:style-name="P457"><text:span text:style-name="T65">ADD</text:span><text:span text:style-name="T34"> (</text:span></text:p>
            <text:p text:style-name="P220"><text:s text:c="4"/>BUSTIA_FILTRE_ID NUMBER(19),</text:p>
            <text:p text:style-name="P220"><text:s text:c="4"/>BACKOFFICE_DESTI_ID NUMBER(19)</text:p>
            <text:p text:style-name="P220">);</text:p>
            <text:p text:style-name="P650"/>
            <text:p text:style-name="P457"><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57"><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50"/>
            <text:p text:style-name="P650"/>
            <text:p text:style-name="P650"/>
            <text:p text:style-name="P413">-- #250: Ampliació de la columna DIS_REGISTRE.UNITAT_ADM_DESC per igualar-la a DIS_UNITAT_ORGANITZATIVA.DENOMINACIO</text:p>
            <text:p text:style-name="P650"/>
            <text:p text:style-name="P457"><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50"/>
            <text:p text:style-name="P650"/>
            <text:p text:style-name="P413">-- #236: Millora de regles. Nou tipus de regla "reenviar a UO"</text:p>
            <text:p text:style-name="P650"/>
            <text:p text:style-name="P457"><text:span text:style-name="T65">ALTER</text:span><text:span text:style-name="T34"> </text:span><text:span text:style-name="T65">TABLE</text:span><text:span text:style-name="T34"> DIS_REGLA</text:span></text:p>
            <text:p text:style-name="P457"><text:span text:style-name="T65">ADD</text:span><text:span text:style-name="T34"> (</text:span></text:p>
            <text:p text:style-name="P220"><text:soft-page-break/><text:s text:c="4"/>UNITAT_DESTI_ID NUMBER(19)</text:p>
            <text:p text:style-name="P220">);</text:p>
            <text:p text:style-name="P650"/>
            <text:p text:style-name="P457"><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36"/>
            <text:p text:style-name="P220"/>
          </table:table-cell>
        </table:table-row>
      </table:table>
      <text:p text:style-name="P106"/>
      <text:p text:style-name="P44"><text:span text:style-name="T6">Propietats globals</text:span>: </text:p>
      <text:list xml:id="list2060299882" text:style-name="L48">
        <text:list-item>
          <text:p text:style-name="P881">Sense canvis</text:p>
        </text:list-item>
      </text:list>
      <text:p text:style-name="P475"/>
      <text:list xml:id="list143046119891927" text:continue-list="list143045029797465" text:style-name="Outline">
        <text:list-item>
          <text:list>
            <text:list-header>
              <text:h text:style-name="P742" text:outline-level="2" text:is-list-header="true"><text:bookmark-start text:name="__RefHeading___Toc387429_3965979134"/><text:span text:style-name="T161">Versió 0.9.</text:span><text:span text:style-name="T86">3</text:span><text:span text:style-name="T89">2</text:span><text:span text:style-name="T86"> </text:span><text:span text:style-name="T90">Millores visuals</text:span><text:span text:style-name="T87">. </text:span><text:bookmark-end text:name="__RefHeading___Toc387429_3965979134"/></text:h>
            </text:list-header>
          </text:list>
        </text:list-item>
      </text:list>
      <text:p text:style-name="P349">Data: 2020.12.0<text:span text:style-name="T215">3</text:span> 15:00h</text:p>
      <text:p text:style-name="P349"/>
      <text:p text:style-name="P403">Resum: <text:span text:style-name="T201">M</text:span>illores visuals<text:span text:style-name="T214"> i botons d'accions i navegació en el detall de les anotacions.</text:span></text:p>
      <text:p text:style-name="P349"/>
      <text:p text:style-name="P509">Canvis i millores:</text:p>
      <text:list xml:id="list143045207061191" text:continue-list="list143045828259003" text:style-name="L36">
        <text:list-item>
          <text:p text:style-name="P954"><text:a xlink:type="simple" xlink:href="https://github.com/GovernIB/distribucio/issues/242" text:style-name="Internet_20_link" text:visited-style-name="Visited_20_Internet_20_Link">#242</text:a>: Nova pestanya de resum als detalls d'una anotació</text:p>
        </text:list-item>
        <text:list-item>
          <text:p text:style-name="P954"><text:a xlink:type="simple" xlink:href="https://github.com/GovernIB/distribucio/issues/240" text:style-name="Internet_20_link" text:visited-style-name="Visited_20_Internet_20_Link">#240</text:a>: Navegació entre registres</text:p>
        </text:list-item>
        <text:list-item>
          <text:p text:style-name="P95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5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54"><text:a xlink:type="simple" xlink:href="https://github.com/GovernIB/distribucio/issues/239" text:style-name="Internet_20_link" text:visited-style-name="Visited_20_Internet_20_Link">#239</text:a>: Afegir accions en els detalls</text:p>
        </text:list-item>
        <text:list-item>
          <text:p text:style-name="P954"><text:a xlink:type="simple" xlink:href="https://github.com/GovernIB/distribucio/issues/247" text:style-name="Internet_20_link" text:visited-style-name="Visited_20_Internet_20_Link">#247</text:a>: Opció per descarregar tots els documents d'una anotació</text:p>
        </text:list-item>
        <text:list-item>
          <text:p text:style-name="P954"><text:a xlink:type="simple" xlink:href="https://github.com/GovernIB/distribucio/issues/244" text:style-name="Internet_20_link" text:visited-style-name="Visited_20_Internet_20_Link">#244</text:a>: Poder filtrar dins del desplegable de bústies i que surtin ordenades</text:p>
          <text:p text:style-name="P954"/>
        </text:list-item>
      </text:list>
      <text:p text:style-name="P509">Errors:</text:p>
      <text:list xml:id="list2317711891" text:style-name="L49">
        <text:list-item>
          <text:p text:style-name="P883"><text:a xlink:type="simple" xlink:href="https://github.com/GovernIB/distribucio/issues/238" text:style-name="Internet_20_link" text:visited-style-name="Visited_20_Internet_20_Link">#238</text:a>: Error obrint l'enllaç de comunicació de nova anotació</text:p>
        </text:list-item>
        <text:list-item>
          <text:p text:style-name="P88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84"><text:a xlink:type="simple" xlink:href="https://github.com/GovernIB/distribucio/issues/257" text:style-name="Internet_20_link" text:visited-style-name="Visited_20_Internet_20_Link">#257</text:a><text:span text:style-name="T215"> </text:span>Error sincronitzant canvi de noms d'unitats orgániques amb el DIR3 </text:p>
        </text:list-item>
      </text:list>
      <text:p text:style-name="P476"/>
      <text:p text:style-name="P480">Base de dades:<text:span text:style-name="T5"> </text:span></text:p>
      <text:list xml:id="list1477861007" text:style-name="L50">
        <text:list-item>
          <text:p text:style-name="P882">Sense canvis</text:p>
        </text:list-item>
      </text:list>
      <text:p text:style-name="P474"/>
      <text:p text:style-name="P43"><text:span text:style-name="T6">Propietats globals</text:span>: </text:p>
      <text:list xml:id="list143045835344600" text:continue-numbering="true" text:style-name="L50">
        <text:list-item>
          <text:p text:style-name="P882">Sense canvis</text:p>
        </text:list-item>
      </text:list>
      <text:list xml:id="list143045310899823" text:continue-list="list143046119891927" text:style-name="Outline">
        <text:list-item>
          <text:list>
            <text:list-header>
              <text:h text:style-name="P743" text:outline-level="2" text:is-list-header="true"><text:bookmark-start text:name="__RefHeading___Toc210152_2228722299"/><text:span text:style-name="T161">Versió 0.9.</text:span><text:span text:style-name="T91">32</text:span><text:span text:style-name="T83">.</text:span><text:span text:style-name="T91">1</text:span><text:span text:style-name="T79"> </text:span><text:span text:style-name="T80">C</text:span><text:span text:style-name="T83">orrecció e</text:span><text:span text:style-name="T84">rror d</text:span><text:span text:style-name="T91">escarrega</text:span><text:bookmark-end text:name="__RefHeading___Toc210152_2228722299"/></text:h>
            </text:list-header>
          </text:list>
        </text:list-item>
      </text:list>
      <text:p text:style-name="P351">Data: <text:span text:style-name="T216">13</text:span>/0<text:span text:style-name="T216">1</text:span>/202<text:span text:style-name="T216">1</text:span></text:p>
      <text:p text:style-name="P45"/>
      <text:list xml:id="list143046127241184" text:continue-list="list143045317000991" text:style-name="L22">
        <text:list-item>
          <text:p text:style-name="P865"><text:a xlink:type="simple" xlink:href="https://github.com/GovernIB/distribucio/issues/261" text:style-name="Internet_20_link" text:visited-style-name="Visited_20_Internet_20_Link"><text:span text:style-name="T216">#</text:span></text:a><text:a xlink:type="simple" xlink:href="https://github.com/GovernIB/distribucio/issues/261" text:style-name="Internet_20_link" text:visited-style-name="Visited_20_Internet_20_Link">261</text:a><text:span text:style-name="T188"> Problema amb la descàrrega dels fitxers de les anotacions de registre</text:span></text:p>
        </text:list-item>
      </text:list>
      <text:p text:style-name="P299"/>
      <text:p text:style-name="P107">Base de dades:<text:span text:style-name="T5"> </text:span></text:p>
      <text:list xml:id="list2205277396" text:style-name="L51">
        <text:list-item>
          <text:p text:style-name="P921">S<text:span text:style-name="T187">ense canvis</text:span></text:p>
        </text:list-item>
      </text:list>
      <text:p text:style-name="P107"/>
      <text:p text:style-name="P45"><text:soft-page-break/><text:span text:style-name="T6">Propietats globals</text:span>: </text:p>
      <text:list xml:id="list3370263234" text:style-name="L52">
        <text:list-item>
          <text:p text:style-name="P886">Sense canvis</text:p>
        </text:list-item>
      </text:list>
      <text:p text:style-name="P481"/>
      <text:list xml:id="list143045286754374" text:continue-list="list143045310899823" text:style-name="Outline">
        <text:list-item>
          <text:list>
            <text:list-header>
              <text:h text:style-name="P744" text:outline-level="2" text:is-list-header="true"><text:bookmark-start text:name="__RefHeading___Toc210154_2228722299"/><text:span text:style-name="T161">Versió 0.9.</text:span><text:span text:style-name="T91">3</text:span><text:span text:style-name="T92">3</text:span><text:span text:style-name="T79"> </text:span><text:span text:style-name="T93">No tancar modal, API firma simple i corre</text:span><text:span text:style-name="T95">c</text:span><text:span text:style-name="T93">ció errors d</text:span><text:span text:style-name="T94">escarregant annexos</text:span><text:bookmark-end text:name="__RefHeading___Toc210154_2228722299"/></text:h>
            </text:list-header>
          </text:list>
        </text:list-item>
      </text:list>
      <text:p text:style-name="P352">Data: <text:span text:style-name="T217">11</text:span>/0<text:span text:style-name="T216">2</text:span>/202<text:span text:style-name="T216">1 13:00h</text:span></text:p>
      <text:p text:style-name="P352"/>
      <text:p text:style-name="P353"><text:span text:style-name="T218">Resum: No tancar la modal després de realitzar accions. Canvi API firma. Permetre reenviar i marcar coma processades massivament. Altres millores i </text:span>correcció d'errors descarregant annexos i altres errors menors. <text:span text:style-name="T218">.</text:span></text:p>
      <text:p text:style-name="P352"/>
      <text:p text:style-name="P511">Canvis i millores:</text:p>
      <text:list xml:id="list143045144530664" text:continue-list="list143045207061191" text:style-name="L36">
        <text:list-item>
          <text:p text:style-name="P955"><text:a xlink:type="simple" xlink:href="https://github.com/GovernIB/distribucio/issues/264" text:style-name="Internet_20_link" text:visited-style-name="Visited_20_Internet_20_Link">#264</text:a> No sortir de la navegació quan es reenvia una anotació</text:p>
        </text:list-item>
        <text:list-item>
          <text:p text:style-name="P955"><text:a xlink:type="simple" xlink:href="https://github.com/GovernIB/distribucio/issues/241" text:style-name="Internet_20_link" text:visited-style-name="Visited_20_Internet_20_Link">#241</text:a> Posar un visor de documents per als annexos</text:p>
        </text:list-item>
        <text:list-item>
          <text:p text:style-name="P955"><text:a xlink:type="simple" xlink:href="https://github.com/GovernIB/distribucio/issues/243" text:style-name="Internet_20_link" text:visited-style-name="Visited_20_Internet_20_Link">#243</text:a> Canviar l'API de firma amb passarel·la per l'API de firma simple</text:p>
        </text:list-item>
        <text:list-item>
          <text:p text:style-name="P95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5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55"><text:a xlink:type="simple" xlink:href="https://github.com/GovernIB/distribucio/issues/266" text:style-name="Internet_20_link" text:visited-style-name="Visited_20_Internet_20_Link">#266</text:a> Afegir el remitent al contingut del correu</text:p>
        </text:list-item>
        <text:list-item>
          <text:p text:style-name="P95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5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55"><text:a xlink:type="simple" xlink:href="https://github.com/GovernIB/distribucio/issues/259" text:style-name="Internet_20_link" text:visited-style-name="Visited_20_Internet_20_Link">#259</text:a> Afegir accions de les anotacions als administradors</text:p>
        </text:list-item>
        <text:list-item>
          <text:p text:style-name="P95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5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55"/>
        </text:list-item>
      </text:list>
      <text:p text:style-name="P511">Errors:</text:p>
      <text:list xml:id="list383481791" text:style-name="L53">
        <text:list-item>
          <text:p text:style-name="P88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8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61"><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62"><text:a xlink:type="simple" xlink:href="https://github.com/GovernIB/distribucio/issues/232" text:style-name="Internet_20_link" text:visited-style-name="Visited_20_Internet_20_Link">#232</text:a>: Error descarregant annex pendent de guardar-se a l'Arxiu</text:p>
        </text:list-item>
        <text:list-item>
          <text:p text:style-name="P962"><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77"/>
      <text:p text:style-name="P108">Base de dades:<text:span text:style-name="T5"> </text:span></text:p>
      <text:list xml:id="list2136037013" text:style-name="L54">
        <text:list-item>
          <text:p text:style-name="P922">S<text:span text:style-name="T187">ense canvis</text:span></text:p>
        </text:list-item>
      </text:list>
      <text:p text:style-name="P108"/>
      <text:p text:style-name="P46"><text:span text:style-name="T6">Propietats globals</text:span>: </text:p>
      <text:list xml:id="list3415984956" text:style-name="L55">
        <text:list-item>
          <text:p text:style-name="P967">Per tal d'emprar l'API de firma simple s'ha de canviar la configuració del plugin de signatura i afegir propietats d'autenticació.</text:p>
        </text:list-item>
        <text:list-item>
          <text:p text:style-name="P967">Per poder filtrar l'arbre d'unitats al reenviament s'ha afegit una propietat opcional.</text:p>
        </text:list-item>
      </text:list>
      <text:list xml:id="list143046167264155" text:continue-list="list40248887" text:style-name="L42">
        <text:list-header>
          <text:p text:style-name="P820"/>
        </text:list-header>
      </text:list>
      <table:table table:name="Tabela3" table:style-name="Tabela3">
        <table:table-column table:style-name="Tabela3.A"/>
        <text:soft-page-break/>
        <table:table-row table:style-name="Tabela3.1">
          <table:table-cell table:style-name="Tabela3.A1" office:value-type="string">
            <text:p text:style-name="P264"># ###################### #</text:p>
            <text:p text:style-name="P257"># PROPERTIES MODIFICADES #</text:p>
            <text:p text:style-name="P257"># ###################### #</text:p>
            <text:p text:style-name="P649"/>
            <text:p text:style-name="P454"><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54"><text:span text:style-name="T34">es.caib.distribucio.plugin.signatura.class=</text:span><text:span text:style-name="T40">es.caib.distribucio.plugin.caib.signatura.FirmaSimplePluginPortafib</text:span></text:p>
            <text:p text:style-name="P649"/>
            <text:p text:style-name="P649"/>
            <text:p text:style-name="P257"># ################### #</text:p>
            <text:p text:style-name="P257"># PROPERTIES AFEGIDES #</text:p>
            <text:p text:style-name="P257"># ################### #</text:p>
            <text:p text:style-name="P649"/>
            <text:p text:style-name="P454"><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54"><text:span text:style-name="T34">es.caib.distribucio.plugin.api.firma.en.servidor.simple.endpoint=</text:span><text:span text:style-name="T45">https://dev.caib.es/portafib/common/rest/apifirmaenservidorsimple/v1/</text:span></text:p>
            <text:p text:style-name="P454"><text:span text:style-name="T34">es.caib.distribucio.plugin.api.firma.en.servidor.simple.username=</text:span><text:span text:style-name="T40">USERNAME</text:span></text:p>
            <text:p text:style-name="P454"><text:span text:style-name="T34">es.caib.distribucio.plugin.api.firma.en.servidor.simple.password=</text:span><text:span text:style-name="T40">PASSWORD</text:span></text:p>
            <text:p text:style-name="P649"/>
            <text:p text:style-name="P454"><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54"><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54"><text:span text:style-name="T34">es.caib.distribucio.contingut.enviar.arbre.nivell=</text:span><text:span text:style-name="T40">1</text:span></text:p>
          </table:table-cell>
        </table:table-row>
      </table:table>
      <text:p text:style-name="P482"/>
      <text:p text:style-name="P482"/>
      <text:p text:style-name="P482"/>
      <text:p text:style-name="P482"/>
      <text:list xml:id="list143044561446713" text:continue-list="list143045286754374" text:style-name="Outline">
        <text:list-item>
          <text:list>
            <text:list-header>
              <text:h text:style-name="P745" text:outline-level="2" text:is-list-header="true"><text:bookmark-start text:name="__RefHeading___Toc182672_83721363"/><text:span text:style-name="T161">Versió 0.9.</text:span><text:span text:style-name="T91">3</text:span><text:span text:style-name="T92">3</text:span><text:span text:style-name="T96">.1</text:span><text:span text:style-name="T79"> </text:span><text:span text:style-name="T94">Permetre realitzar accions sobre anotacions pendent d'Arxiu que hagin esgotat els reintents</text:span><text:bookmark-end text:name="__RefHeading___Toc182672_83721363"/></text:h>
            </text:list-header>
          </text:list>
        </text:list-item>
      </text:list>
      <text:p text:style-name="P354">Data: 05/03/2021 11:00h</text:p>
      <text:p text:style-name="P354"/>
      <text:p text:style-name="P405">Resum: Permetre realitzar accions sobre anotacions pendent d'Arxiu que hagin esgotat els reintents</text:p>
      <text:p text:style-name="P354"/>
      <text:p text:style-name="P512">Canvis i millores:</text:p>
      <text:list xml:id="list143044936429871" text:continue-list="list143045144530664" text:style-name="L36">
        <text:list-item>
          <text:p text:style-name="P963"><text:a xlink:type="simple" xlink:href="https://github.com/GovernIB/distribucio/issues/286" text:style-name="Internet_20_link" text:visited-style-name="Visited_20_Internet_20_Link">#286</text:a><text:span text:style-name="T219"> Permetre realitzar accions sobre anotacions pendent d'Arxiu que hagin esgotat els reintents</text:span></text:p>
        </text:list-item>
      </text:list>
      <text:p text:style-name="P478"/>
      <text:p text:style-name="P109">Base de dades:<text:span text:style-name="T5"> </text:span></text:p>
      <text:list xml:id="list3898742917" text:style-name="L56">
        <text:list-item>
          <text:list>
            <text:list-item>
              <text:p text:style-name="P904"><text:a xlink:type="simple" xlink:href="https://github.com/GovernIB/distribucio/blob/dis-0.9/scripts/bbdd/1.0/oracle/updates/distribucio_update_0.9.33.1.sql" text:style-name="Internet_20_link" text:visited-style-name="Visited_20_Internet_20_Link"><text:span text:style-name="T194">distribucio_update_0.9.33.1.sql</text:span></text:a><text:span text:style-name="T194"> (Oracle)</text:span></text:p>
            </text:list-item>
          </text:list>
        </text:list-item>
      </text:list>
      <text:p text:style-name="P517"/>
      <table:table table:name="Tabela4" table:style-name="Tabela4">
        <table:table-column table:style-name="Tabela4.A"/>
        <table:table-row table:style-name="Tabela4.1">
          <table:table-cell table:style-name="Tabela4.A1" office:value-type="string">
            <text:p text:style-name="P237"/>
            <text:p text:style-name="P414">-- #286: Permetre realitzar accions sobre anotacions pendent d'Arxiu que hagin esgotat els reintents</text:p>
            <text:p text:style-name="P649"/>
            <text:p text:style-name="P454"><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4">'ARXIU_PENDENT'</text:span><text:span text:style-name="T34">;</text:span></text:p>
            <text:p text:style-name="P454"><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21"><text:soft-page-break/></text:p>
            <text:p text:style-name="P651"/>
            <text:p text:style-name="P651"/>
            <text:p text:style-name="P238"/>
            <text:p text:style-name="P221"/>
          </table:table-cell>
        </table:table-row>
      </table:table>
      <text:p text:style-name="P109"/>
      <text:list xml:id="list143045223214979" text:continue-list="list143044561446713" text:style-name="Outline">
        <text:list-item>
          <text:list>
            <text:list-header>
              <text:h text:style-name="P746" text:outline-level="2" text:is-list-header="true"><text:bookmark-start text:name="__RefHeading___Toc248294_83721363"/><text:span text:style-name="T161">Versió 0.9.</text:span><text:span text:style-name="T91">3</text:span><text:span text:style-name="T92">4</text:span><text:span text:style-name="T79"> </text:span><text:span text:style-name="T97">Processar anotacions de registre en paral·lel</text:span><text:bookmark-end text:name="__RefHeading___Toc248294_83721363"/></text:h>
            </text:list-header>
          </text:list>
        </text:list-item>
      </text:list>
      <text:p text:style-name="P355">Data: <text:span text:style-name="T225">21</text:span>/<text:span text:style-name="T224">04</text:span>/2021 <text:span text:style-name="T220">13</text:span>:00h</text:p>
      <text:p text:style-name="P355"/>
      <text:p text:style-name="P406">Resum: <text:span text:style-name="T221">Processament d'anotacions pendent d'Arxiu en paral·lel. Millores de navegació i unificació del llistat d'anotacions per usuaris i administradors.</text:span></text:p>
      <text:p text:style-name="P355"/>
      <text:p text:style-name="P513">Canvis i millores:</text:p>
      <text:list xml:id="list143045607162982" text:continue-list="list143044936429871" text:style-name="L36">
        <text:list-item>
          <text:p text:style-name="P96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64"><text:a xlink:type="simple" xlink:href="https://github.com/GovernIB/distribucio/issues/290" text:style-name="Internet_20_link" text:visited-style-name="Visited_20_Internet_20_Link">#290</text:a>: Nous perfils de firma BASELINE</text:p>
        </text:list-item>
        <text:list-item>
          <text:p text:style-name="P964"><text:a xlink:type="simple" xlink:href="https://github.com/GovernIB/distribucio/issues/289" text:style-name="Internet_20_link" text:visited-style-name="Visited_20_Internet_20_Link">#289</text:a>: Actualitzar tipus documentals EMGDE</text:p>
        </text:list-item>
        <text:list-item>
          <text:p text:style-name="P964"><text:a xlink:type="simple" xlink:href="https://github.com/GovernIB/distribucio/issues/271" text:style-name="Internet_20_link" text:visited-style-name="Visited_20_Internet_20_Link">#271</text:a>: Modificar l'aplicació per suportar el perfil de firma 'BASIC'</text:p>
        </text:list-item>
        <text:list-item>
          <text:p text:style-name="P964"><text:a xlink:type="simple" xlink:href="https://github.com/GovernIB/distribucio/issues/285" text:style-name="Internet_20_link" text:visited-style-name="Visited_20_Internet_20_Link">#285</text:a>: Revisar paginació a la pantalla de llistat d'anotacions de l'usuari</text:p>
        </text:list-item>
        <text:list-item>
          <text:p text:style-name="P96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64"><text:a xlink:type="simple" xlink:href="https://github.com/GovernIB/distribucio/issues/282" text:style-name="Internet_20_link" text:visited-style-name="Visited_20_Internet_20_Link">#282</text:a>: Processar anotacions pendents d'Arxiu en paral·lel</text:p>
        </text:list-item>
        <text:list-item>
          <text:p text:style-name="P964"><text:a xlink:type="simple" xlink:href="https://github.com/GovernIB/distribucio/issues/255" text:style-name="Internet_20_link" text:visited-style-name="Visited_20_Internet_20_Link">#255</text:a>: Mejora del mensaje en el resumen de acciones</text:p>
        </text:list-item>
        <text:list-item>
          <text:p text:style-name="P96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6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6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6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64"><text:a xlink:type="simple" xlink:href="https://github.com/GovernIB/distribucio/issues/253" text:style-name="Internet_20_link" text:visited-style-name="Visited_20_Internet_20_Link">#253</text:a>: No permetre Backoffices amb codis repetits</text:p>
        </text:list-item>
        <text:list-item>
          <text:p text:style-name="P964"><text:a xlink:type="simple" xlink:href="https://github.com/GovernIB/distribucio/issues/256" text:style-name="Internet_20_link" text:visited-style-name="Visited_20_Internet_20_Link">#256</text:a>: Añadir la columna "buzón" y crear una columna "Destino" o "Acción"</text:p>
        </text:list-item>
        <text:list-item>
          <text:p text:style-name="P964"><text:a xlink:type="simple" xlink:href="https://github.com/GovernIB/distribucio/issues/270" text:style-name="Internet_20_link" text:visited-style-name="Visited_20_Internet_20_Link">#270</text:a>: Color capçalera i el logo configurables</text:p>
        </text:list-item>
        <text:list-item>
          <text:p text:style-name="P964"><text:a xlink:type="simple" xlink:href="https://github.com/GovernIB/distribucio/issues/280" text:style-name="Internet_20_link" text:visited-style-name="Visited_20_Internet_20_Link">#280</text:a>: Posar les firmes del visor de documents en una sola línia</text:p>
        </text:list-item>
      </text:list>
      <text:p text:style-name="P248"/>
      <text:p text:style-name="P513">Errors:</text:p>
      <text:list xml:id="list143045873627148" text:continue-numbering="true" text:style-name="L36">
        <text:list-item>
          <text:p text:style-name="P965"><text:a xlink:type="simple" xlink:href="https://github.com/GovernIB/distribucio/issues/278" text:style-name="Internet_20_link" text:visited-style-name="Visited_20_Internet_20_Link">#278</text:a>: Revisar el tancament d'expedients a Distribucio</text:p>
        </text:list-item>
        <text:list-item>
          <text:p text:style-name="P96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6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66"><text:a xlink:type="simple" xlink:href="https://github.com/GovernIB/distribucio/issues/311" text:style-name="Internet_20_link" text:visited-style-name="Visited_20_Internet_20_Link">#311</text:a><text:span text:style-name="T223"> </text:span>Error obrint o realitzant accions amb anotacions sense bústia assignada </text:p>
        </text:list-item>
      </text:list>
      <text:p text:style-name="P479"/>
      <text:p text:style-name="P47"><text:span text:style-name="T6">Propietats globals</text:span>: </text:p>
      <text:list xml:id="list143046371565456" text:continue-list="list3415984956" text:style-name="L55">
        <text:list-item>
          <text:p text:style-name="P968">Per tal d'emprar l'API de firma simple s'ha de canviar la configuració del plugin de signatura i afegir propietats d'autenticació.</text:p>
        </text:list-item>
        <text:list-item>
          <text:p text:style-name="P937"><text:soft-page-break/><text:span text:style-name="T222">Per processar les anotacions pendents d'Arxiu en paral·lel s'ha afegit una propietat opcional per indicar el número de </text:span><text:span text:style-name="T167">threads</text:span><text:span text:style-name="T16"> que processen anotacions en paral·lel, per defecte el seu valor és 5</text:span><text:span text:style-name="T222">.</text:span></text:p>
        </text:list-item>
        <text:list-item>
          <text:p text:style-name="P969">Per especificar opcionalment el perfil de firma a emprar en la firma simple en el servidor.</text:p>
        </text:list-item>
      </text:list>
      <text:list xml:id="list2278271331" text:style-name="L57">
        <text:list-header>
          <text:p text:style-name="P821"/>
        </text:list-header>
      </text:list>
      <table:table table:name="Tabela5" table:style-name="Tabela5">
        <table:table-column table:style-name="Tabela5.A"/>
        <table:table-row table:style-name="Tabela5.1">
          <table:table-cell table:style-name="Tabela5.A1" office:value-type="string">
            <text:p text:style-name="P458"><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58"># ESBORRADA es.caib.distribucio.plugins.validatesignature.afirmacxf.ignoreservercertificates</text:p>
            <text:p text:style-name="P628"/>
            <text:p text:style-name="P628"/>
            <text:p text:style-name="P628"/>
            <text:p text:style-name="P265">#282: Processar anotacions pendents d'Arxiu en paral·lel</text:p>
            <text:p text:style-name="P580"><text:span text:style-name="T34">es.caib.distribucio.tasca.guardar.annexos.max.threads.parallel=</text:span><text:span text:style-name="T40">5</text:span></text:p>
            <text:p text:style-name="P628"/>
            <text:p text:style-name="P265">#284: Propietat opcional per especificar el perfil de firma per la firma simple en el servidor. Per defecte: "CADES_DETACHED"</text:p>
            <text:p text:style-name="P628"><text:span text:style-name="T33">es.caib.distribucio.plugin.api.firma.en.servidor.simple.perfil=</text:span>CADES_DETACHED</text:p>
            <text:p text:style-name="P628"/>
          </table:table-cell>
        </table:table-row>
      </table:table>
      <text:p text:style-name="P518"/>
      <text:p text:style-name="P110">Base de dades:<text:span text:style-name="T5"> </text:span></text:p>
      <text:list xml:id="list143046259065000" text:continue-list="list3898742917" text:style-name="L56">
        <text:list-item>
          <text:list>
            <text:list-item>
              <text:p text:style-name="P905"><text:a xlink:type="simple" xlink:href="https://github.com/GovernIB/distribucio/blob/dis-0.9/scripts/bbdd/1.0/oracle/updates/distribucio_update_0.9.34.sql" text:style-name="Internet_20_link" text:visited-style-name="Visited_20_Internet_20_Link"><text:span text:style-name="T194">distribucio_update_0.9.34.sql</text:span></text:a><text:span text:style-name="T194"> (Oracle)</text:span></text:p>
            </text:list-item>
          </text:list>
        </text:list-item>
      </text:list>
      <text:p text:style-name="P533"/>
      <table:table table:name="Tabela6" table:style-name="Tabela6">
        <table:table-column table:style-name="Tabela6.A"/>
        <table:table-row table:style-name="Tabela6.1">
          <table:table-cell table:style-name="Tabela6.A1" office:value-type="string">
            <text:p text:style-name="P239"/>
            <text:p text:style-name="P415">-- #270: Color capçalera i el logo configurables</text:p>
            <text:p text:style-name="P415"/>
            <text:p text:style-name="P454"><text:span text:style-name="T65">ALTER</text:span><text:span text:style-name="T34"> </text:span><text:span text:style-name="T65">TABLE</text:span><text:span text:style-name="T34"> DIS_ENTITAT </text:span><text:span text:style-name="T65">ADD</text:span><text:span text:style-name="T34"> LOGO_CAP BLOB;</text:span></text:p>
            <text:p text:style-name="P454"><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54"><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22"/>
          </table:table-cell>
        </table:table-row>
      </table:table>
      <text:p text:style-name="P519"/>
      <text:list xml:id="list143045410403198" text:continue-list="list143045223214979" text:style-name="Outline">
        <text:list-item>
          <text:list>
            <text:list-header>
              <text:h text:style-name="P733" text:outline-level="2" text:is-list-header="true"><text:bookmark-start text:name="__RefHeading___Toc685445_83721363"/>Versió 0.9.<text:span text:style-name="T226">34.1 Correcció llistat usuaris</text:span><text:bookmark-end text:name="__RefHeading___Toc685445_83721363"/></text:h>
            </text:list-header>
          </text:list>
        </text:list-item>
      </text:list>
      <text:p text:style-name="P111">Data: 23/04/2021 11:00h</text:p>
      <text:p text:style-name="P202"><text:tab/></text:p>
      <text:p text:style-name="P202">Resum: Correcció de seguretat en el llistat d'usuaris.</text:p>
      <text:p text:style-name="P202"/>
      <text:p text:style-name="P535">Canvis realitzats en la versió 0.9.34.1:</text:p>
      <text:list xml:id="list143045528466268" text:continue-list="list143044869510214" text:style-name="L1">
        <text:list-item>
          <text:p text:style-name="P806"><text:a xlink:type="simple" xlink:href="https://github.com/GovernIB/distribucio/issues/326" text:style-name="Internet_20_link" text:visited-style-name="Visited_20_Internet_20_Link">#326</text:a><text:span text:style-name="T226"> </text:span>Als usuaris sense cap bústia els aparexen llistades totes les anotacions </text:p>
        </text:list-item>
      </text:list>
      <text:p text:style-name="P280"/>
      <text:p text:style-name="P111">Base de dades:<text:span text:style-name="T5"> </text:span></text:p>
      <text:list xml:id="list2040894041" text:style-name="L58">
        <text:list-item>
          <text:p text:style-name="P836">Sense canvis</text:p>
        </text:list-item>
      </text:list>
      <text:p text:style-name="P111"/>
      <text:p text:style-name="P48"><text:span text:style-name="T6">Propietats globals</text:span>: </text:p>
      <text:list xml:id="list3681498040" text:style-name="L59">
        <text:list-item>
          <text:p text:style-name="P970">Sense canvis</text:p>
        </text:list-item>
      </text:list>
      <text:p text:style-name="P520"/>
      <text:list xml:id="list143044945975532" text:continue-list="list143045410403198" text:style-name="Outline">
        <text:list-item>
          <text:list>
            <text:list-header>
              <text:h text:style-name="P784" text:outline-level="2" text:is-list-header="true"><text:bookmark-start text:name="__RefHeading___Toc48625_1443764206"/><text:soft-page-break/><text:span text:style-name="T161">Versió 0.9.3</text:span><text:span text:style-name="T98">5</text:span><text:span text:style-name="T161"> </text:span><text:span text:style-name="T78">M</text:span><text:span text:style-name="T99">illores d'interfície</text:span><text:span text:style-name="T101">,</text:span><text:span text:style-name="T99"> correccions d'errors</text:span><text:span text:style-name="T101"> i revisió de logs</text:span><text:bookmark-end text:name="__RefHeading___Toc48625_1443764206"/></text:h>
            </text:list-header>
          </text:list>
        </text:list-item>
      </text:list>
      <text:p text:style-name="P534">Data: <text:span text:style-name="T227">20</text:span>/05/2021 <text:span text:style-name="T231">11</text:span>:00h</text:p>
      <text:p text:style-name="P203"><text:tab/></text:p>
      <text:p text:style-name="P203">Resum: Diverses millores i canvis d'interfícies amb vista de moviments, correcció d'errors i revisió de la quantitat de logs.</text:p>
      <text:p text:style-name="P203"/>
      <text:p text:style-name="P113">C<text:span text:style-name="T227">anvis i millores:</text:span></text:p>
      <text:list xml:id="list4014542004" text:style-name="L60">
        <text:list-item>
          <text:p text:style-name="P800"><text:a xlink:type="simple" xlink:href="https://github.com/GovernIB/distribucio/issues/331" text:style-name="Internet_20_link" text:visited-style-name="Visited_20_Internet_20_Link">#331</text:a><text:span text:style-name="T228"> </text:span>Modificar filtre pantalla de moviments</text:p>
        </text:list-item>
        <text:list-item>
          <text:p text:style-name="P800"><text:a xlink:type="simple" xlink:href="https://github.com/GovernIB/distribucio/issues/323" text:style-name="Internet_20_link" text:visited-style-name="Visited_20_Internet_20_Link">#323</text:a><text:span text:style-name="T228"> </text:span>Modificar el tractament d'annexos tipus XADES ATTACHED </text:p>
        </text:list-item>
        <text:list-item>
          <text:p text:style-name="P800"><text:a xlink:type="simple" xlink:href="https://github.com/GovernIB/distribucio/issues/317" text:style-name="Internet_20_link" text:visited-style-name="Visited_20_Internet_20_Link">#317</text:a><text:span text:style-name="T228"> </text:span>Tenir l'acció 'històric d'accions' en el desplegable de "Accions" del detall d'una anotació </text:p>
        </text:list-item>
        <text:list-item>
          <text:p text:style-name="P800"><text:a xlink:type="simple" xlink:href="https://github.com/GovernIB/distribucio/issues/316" text:style-name="Internet_20_link" text:visited-style-name="Visited_20_Internet_20_Link">#316</text:a><text:span text:style-name="T228"> </text:span>Ampliar el camp comentari de 256 caràcters a 4096 caràcters </text:p>
        </text:list-item>
        <text:list-item>
          <text:p text:style-name="P800"><text:a xlink:type="simple" xlink:href="https://github.com/GovernIB/distribucio/issues/310" text:style-name="Internet_20_link" text:visited-style-name="Visited_20_Internet_20_Link">#310</text:a><text:span text:style-name="T228"> </text:span>En la vista de moviments no han d'apareixer les opcions </text:p>
        </text:list-item>
        <text:list-item>
          <text:p text:style-name="P800"><text:a xlink:type="simple" xlink:href="https://github.com/GovernIB/distribucio/issues/309" text:style-name="Internet_20_link" text:visited-style-name="Visited_20_Internet_20_Link">#309</text:a><text:span text:style-name="T228"> </text:span>El botó de vista de moviments hauria d'estar al costat del botó 'bústies'</text:p>
        </text:list-item>
        <text:list-item>
          <text:p text:style-name="P800"><text:a xlink:type="simple" xlink:href="https://github.com/GovernIB/distribucio/issues/308" text:style-name="Internet_20_link" text:visited-style-name="Visited_20_Internet_20_Link">#308</text:a><text:span text:style-name="T228"> </text:span>Filtratge de procediments en la classificació de les anotacions </text:p>
        </text:list-item>
        <text:list-item>
          <text:p text:style-name="P800"><text:a xlink:type="simple" xlink:href="https://github.com/GovernIB/distribucio/issues/306" text:style-name="Internet_20_link" text:visited-style-name="Visited_20_Internet_20_Link">#306</text:a><text:span text:style-name="T228"> </text:span>Error quan es vol accedir a una bustia sense permis </text:p>
        </text:list-item>
        <text:list-item>
          <text:p text:style-name="P800"><text:a xlink:type="simple" xlink:href="https://github.com/GovernIB/distribucio/issues/303" text:style-name="Internet_20_link" text:visited-style-name="Visited_20_Internet_20_Link">#303</text:a><text:span text:style-name="T228"> </text:span>Modificar el client de Distribució per retornar el uuid del justificant </text:p>
        </text:list-item>
        <text:list-item>
          <text:p text:style-name="P800"><text:a xlink:type="simple" xlink:href="https://github.com/GovernIB/distribucio/issues/302" text:style-name="Internet_20_link" text:visited-style-name="Visited_20_Internet_20_Link">#302</text:a><text:span text:style-name="T228"> </text:span>Permetre descarregar annexos sense custodiar des del correu electrònic </text:p>
        </text:list-item>
        <text:list-item>
          <text:p text:style-name="P800"><text:a xlink:type="simple" xlink:href="https://github.com/GovernIB/distribucio/issues/300" text:style-name="Internet_20_link" text:visited-style-name="Visited_20_Internet_20_Link">#300</text:a><text:span text:style-name="T228"> </text:span>Poder posar comentaris amb @codi_usuari i notificar per email </text:p>
        </text:list-item>
        <text:list-item>
          <text:p text:style-name="P800"><text:a xlink:type="simple" xlink:href="https://github.com/GovernIB/distribucio/issues/299" text:style-name="Internet_20_link" text:visited-style-name="Visited_20_Internet_20_Link">#299</text:a><text:span text:style-name="T228"> </text:span>Poder reservar/agafar un assentament abans de marcar-lo com a processat </text:p>
        </text:list-item>
        <text:list-item>
          <text:p text:style-name="P800"><text:a xlink:type="simple" xlink:href="https://github.com/GovernIB/distribucio/issues/298" text:style-name="Internet_20_link" text:visited-style-name="Visited_20_Internet_20_Link">#298</text:a><text:span text:style-name="T228"> </text:span>Comentaris de reenviament en els comentaris de l'assentament </text:p>
        </text:list-item>
        <text:list-item>
          <text:p text:style-name="P800"><text:a xlink:type="simple" xlink:href="https://github.com/GovernIB/distribucio/issues/297" text:style-name="Internet_20_link" text:visited-style-name="Visited_20_Internet_20_Link">#297</text:a><text:span text:style-name="T228"> </text:span>Poder marcar bústies com a favorits </text:p>
        </text:list-item>
        <text:list-item>
          <text:p text:style-name="P801"><text:a xlink:type="simple" xlink:href="https://github.com/GovernIB/distribucio/issues/295" text:style-name="Internet_20_link" text:visited-style-name="Visited_20_Internet_20_Link">#295</text:a><text:span text:style-name="T229"> </text:span>Poder reenviar a bústies només per a coneixement </text:p>
        </text:list-item>
        <text:list-item>
          <text:p text:style-name="P801"><text:a xlink:type="simple" xlink:href="https://github.com/GovernIB/distribucio/issues/294" text:style-name="Internet_20_link" text:visited-style-name="Visited_20_Internet_20_Link">#294</text:a><text:span text:style-name="T229"> </text:span>Quan es marqui un element per Coneixement/Tramitació s'afegirà text al final dels <text:span text:style-name="T229"><text:s/></text:span>comentaris </text:p>
        </text:list-item>
        <text:list-item>
          <text:p text:style-name="P801"><text:a xlink:type="simple" xlink:href="https://github.com/GovernIB/distribucio/issues/293" text:style-name="Internet_20_link" text:visited-style-name="Visited_20_Internet_20_Link">#293</text:a><text:span text:style-name="T229"> </text:span>Afegir el plugin "checkbox plugin" per seleccionar bústies sense haver d'usar el CTRL </text:p>
        </text:list-item>
        <text:list-item>
          <text:p text:style-name="P801"><text:a xlink:type="simple" xlink:href="https://github.com/GovernIB/distribucio/issues/291" text:style-name="Internet_20_link" text:visited-style-name="Visited_20_Internet_20_Link">#291</text:a><text:span text:style-name="T229"> </text:span>Permetre que els usuaris administradors pugui operar amb anotacions sense tenir en compte el permís sobre la bústia </text:p>
        </text:list-item>
        <text:list-item>
          <text:p text:style-name="P801"><text:a xlink:type="simple" xlink:href="https://github.com/GovernIB/distribucio/issues/288" text:style-name="Internet_20_link" text:visited-style-name="Visited_20_Internet_20_Link">#288</text:a><text:span text:style-name="T229"> </text:span>Filtrat de bústies </text:p>
        </text:list-item>
        <text:list-item>
          <text:p text:style-name="P801"><text:a xlink:type="simple" xlink:href="https://github.com/GovernIB/distribucio/issues/274" text:style-name="Internet_20_link" text:visited-style-name="Visited_20_Internet_20_Link">#274</text:a><text:span text:style-name="T229"> </text:span>Permetre descarregar tots els documents des del missatge de correu </text:p>
        </text:list-item>
        <text:list-item>
          <text:p text:style-name="P801"><text:a xlink:type="simple" xlink:href="https://github.com/GovernIB/distribucio/issues/254" text:style-name="Internet_20_link" text:visited-style-name="Visited_20_Internet_20_Link">#254</text:a><text:span text:style-name="T229"> </text:span>Classificació de l'anotació de registre </text:p>
        </text:list-item>
        <text:list-item>
          <text:p text:style-name="P801"><text:a xlink:type="simple" xlink:href="https://github.com/GovernIB/distribucio/issues/338" text:style-name="Internet_20_link" text:visited-style-name="Visited_20_Internet_20_Link">#338</text:a> Posar enllaç a l'anotació al correu de menció</text:p>
        </text:list-item>
        <text:list-item>
          <text:p text:style-name="P801"><text:a xlink:type="simple" xlink:href="https://github.com/GovernIB/distribucio/issues/339" text:style-name="Internet_20_link" text:visited-style-name="Visited_20_Internet_20_Link">#339</text:a> Millores en la reserva d'assentaments </text:p>
        </text:list-item>
      </text:list>
      <text:p text:style-name="P535">Errors:</text:p>
      <text:list xml:id="list1340755568" text:style-name="L61">
        <text:list-item>
          <text:p text:style-name="P809"><text:a xlink:type="simple" xlink:href="https://github.com/GovernIB/distribucio/issues/327" text:style-name="Internet_20_link" text:visited-style-name="Visited_20_Internet_20_Link">#327</text:a><text:span text:style-name="T229"> </text:span>Programar tancament expedient en comptes de tancar quan un backoffice comuniqui l'estat de processat </text:p>
        </text:list-item>
        <text:list-item>
          <text:p text:style-name="P809"><text:a xlink:type="simple" xlink:href="https://github.com/GovernIB/distribucio/issues/324" text:style-name="Internet_20_link" text:visited-style-name="Visited_20_Internet_20_Link">#324</text:a><text:span text:style-name="T229"> </text:span>Habilitar el visor de PDFs en el resum del detall si l'arxiu té l'extensió .pdf </text:p>
        </text:list-item>
        <text:list-item>
          <text:p text:style-name="P809"><text:a xlink:type="simple" xlink:href="https://github.com/GovernIB/distribucio/issues/312" text:style-name="Internet_20_link" text:visited-style-name="Visited_20_Internet_20_Link">#312</text:a><text:span text:style-name="T229"> </text:span>Error visor PDF </text:p>
        </text:list-item>
        <text:list-item>
          <text:p text:style-name="P809"><text:a xlink:type="simple" xlink:href="https://github.com/GovernIB/distribucio/issues/305" text:style-name="Internet_20_link" text:visited-style-name="Visited_20_Internet_20_Link">#305</text:a><text:span text:style-name="T229"> </text:span>Ampliar detall d'error de custòdia del document </text:p>
        </text:list-item>
        <text:list-item>
          <text:p text:style-name="P809"><text:a xlink:type="simple" xlink:href="https://github.com/GovernIB/distribucio/issues/342" text:style-name="Internet_20_link" text:visited-style-name="Visited_20_Internet_20_Link">#342</text:a> Revisar logs de DEV per Distribucio</text:p>
        </text:list-item>
        <text:list-item>
          <text:p text:style-name="P810"><text:a xlink:type="simple" xlink:href="https://github.com/GovernIB/distribucio/issues/336" text:style-name="Internet_20_link" text:visited-style-name="Visited_20_Internet_20_Link">#336</text:a><text:span text:style-name="T231"> </text:span>Usuaris no veuen el contingut de una subbústia </text:p>
        </text:list-item>
      </text:list>
      <text:p text:style-name="P279"/>
      <text:p text:style-name="P112">Base de dades:<text:span text:style-name="T5"> </text:span></text:p>
      <text:list xml:id="list2729858722" text:style-name="L62">
        <text:list-item>
          <text:p text:style-name="P837">distribucio_update_0.9.35.sql<text:span text:style-name="T230"> (Oracle)</text:span></text:p>
          <text:list>
            <text:list-item>
              <text:p text:style-name="P97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93259504">
          <table:table-cell table:style-name="Table6.A1" office:value-type="string">
            <text:p text:style-name="P412">-- #295 Poder reenviar a bústies només per a coneixement</text:p>
            <text:p text:style-name="P649"/>
            <text:p text:style-name="P454"><text:span text:style-name="T65">ALTER</text:span><text:span text:style-name="T34"> </text:span><text:span text:style-name="T65">TABLE</text:span><text:span text:style-name="T34"> DIS_CONT_MOV </text:span><text:span text:style-name="T65">ADD</text:span><text:span text:style-name="T34"> PER_CONEIXEMENT NUMBER(1);</text:span></text:p>
            <text:p text:style-name="P649"/>
            <text:p text:style-name="P412">-- #294 Quan es marqui un element per Coneixement/Tramitació s'afegirà text al final dels comentaris</text:p>
            <text:p text:style-name="P649"/>
            <text:p text:style-name="P454"><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49"/>
            <text:p text:style-name="P412">-- #297 Poder marcar bústies com a favorits</text:p>
            <text:p text:style-name="P649"/>
            <text:p text:style-name="P454"><text:span text:style-name="T65">CREATE</text:span><text:span text:style-name="T34"> </text:span><text:span text:style-name="T65">TABLE</text:span><text:span text:style-name="T34"> DIS_BUSTIA_FAVORIT</text:span></text:p>
            <text:p text:style-name="P218">(</text:p>
            <text:p text:style-name="P454"><text:span text:style-name="T34"><text:s text:c="4"/>ID <text:s text:c="17"/>NUMBER(19,0) <text:s text:c="7"/></text:span><text:span text:style-name="T65">NOT</text:span><text:span text:style-name="T34"> </text:span><text:span text:style-name="T156">NULL</text:span><text:span text:style-name="T34">, </text:span></text:p>
            <text:p text:style-name="P454"><text:span text:style-name="T34"><text:s text:c="4"/>BUSTIA_ID <text:s text:c="10"/>NUMBER(19,0) <text:s text:c="7"/></text:span><text:span text:style-name="T65">NOT</text:span><text:span text:style-name="T34"> </text:span><text:span text:style-name="T156">NULL</text:span><text:span text:style-name="T34">, </text:span></text:p>
            <text:p text:style-name="P454"><text:span text:style-name="T34"><text:s text:c="4"/>USUARI_CODI <text:s text:c="8"/>VARCHAR2(64 </text:span><text:span text:style-name="T65">CHAR</text:span><text:span text:style-name="T34">) <text:s text:c="2"/></text:span><text:span text:style-name="T65">NOT</text:span><text:span text:style-name="T34"> </text:span><text:span text:style-name="T156">NULL</text:span><text:span text:style-name="T34">, </text:span></text:p>
            <text:p text:style-name="P454"><text:span text:style-name="T34"><text:tab/>CREATEDBY_CODI <text:s text:c="5"/>VARCHAR2(64 </text:span><text:span text:style-name="T65">CHAR</text:span><text:span text:style-name="T34">), </text:span></text:p>
            <text:p text:style-name="P454"><text:span text:style-name="T34"><text:tab/>CREATEDDATE <text:s text:c="8"/></text:span><text:span text:style-name="T65">TIMESTAMP</text:span><text:span text:style-name="T34"> (6), </text:span></text:p>
            <text:p text:style-name="P454"><text:span text:style-name="T34"><text:tab/>LASTMODIFIEDBY_CODI VARCHAR2(64 </text:span><text:span text:style-name="T65">CHAR</text:span><text:span text:style-name="T34">), </text:span></text:p>
            <text:p text:style-name="P454"><text:span text:style-name="T34"><text:tab/>LASTMODIFIEDDATE <text:s text:c="3"/></text:span><text:span text:style-name="T65">TIMESTAMP</text:span><text:span text:style-name="T34"> (6)</text:span></text:p>
            <text:p text:style-name="P218">);</text:p>
            <text:p text:style-name="P649"/>
            <text:p text:style-name="P454"><text:span text:style-name="T65">ALTER</text:span><text:span text:style-name="T34"> </text:span><text:span text:style-name="T65">TABLE</text:span><text:span text:style-name="T34"> DIS_BUSTIA_FAVORIT </text:span><text:span text:style-name="T65">ADD</text:span><text:span text:style-name="T34"> (</text:span></text:p>
            <text:p text:style-name="P454"><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54"><text:span text:style-name="T34"><text:s text:c="4"/></text:span><text:span text:style-name="T65">REFERENCES</text:span><text:span text:style-name="T34"> DIS_BUSTIA (ID),</text:span></text:p>
            <text:p text:style-name="P454"><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54"><text:span text:style-name="T34"><text:s text:c="4"/></text:span><text:span text:style-name="T65">REFERENCES</text:span><text:span text:style-name="T34"> DIS_USUARI (CODI),</text:span></text:p>
            <text:p text:style-name="P454"><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54"><text:span text:style-name="T34"><text:s text:c="4"/></text:span><text:span text:style-name="T65">REFERENCES</text:span><text:span text:style-name="T34"> DIS_USUARI (CODI),</text:span></text:p>
            <text:p text:style-name="P454"><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54"><text:span text:style-name="T34"><text:s text:c="4"/></text:span><text:span text:style-name="T65">REFERENCES</text:span><text:span text:style-name="T34"> DIS_USUARI (CODI));</text:span></text:p>
            <text:p text:style-name="P218"><text:tab/></text:p>
            <text:p text:style-name="P454"><text:span text:style-name="T65">ALTER</text:span><text:span text:style-name="T34"> </text:span><text:span text:style-name="T65">TABLE</text:span><text:span text:style-name="T34"> DIS_BUSTIA_FAVORIT </text:span></text:p>
            <text:p text:style-name="P454"><text:span text:style-name="T34"><text:tab/></text:span><text:span text:style-name="T65">ADD</text:span><text:span text:style-name="T34"> </text:span><text:span text:style-name="T65">CONSTRAINT</text:span><text:span text:style-name="T34"> DIS_BUSTIA_FAV_MULT_UK </text:span></text:p>
            <text:p text:style-name="P454"><text:span text:style-name="T34"><text:tab/></text:span><text:span text:style-name="T65">UNIQUE</text:span><text:span text:style-name="T34"> (</text:span></text:p>
            <text:p text:style-name="P218"><text:tab/><text:tab/><text:tab/>BUSTIA_ID, </text:p>
            <text:p text:style-name="P218"><text:tab/><text:tab/><text:tab/>USUARI_CODI);</text:p>
            <text:p text:style-name="P218"><text:tab/></text:p>
            <text:p text:style-name="P454"><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54"><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49"/>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49"/>
            <text:p text:style-name="P412">-- #299 Poder reservar/agafar un assentament abans de marcar-lo com a processat</text:p>
            <text:p text:style-name="P454"><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49"/>
            <text:p text:style-name="P454"><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54"><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49"/>
            <text:p text:style-name="P412">-- #316: Ampliar el camp comentari de 256 caràcters a 4096 caràcters</text:p>
            <text:p text:style-name="P454"><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54"><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49"/>
            <text:p text:style-name="P412"><text:soft-page-break/>-- #305 Ampliar detall d'error de custòdia del document</text:p>
            <text:p text:style-name="P454"><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54"><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40"/>
      <text:p text:style-name="P112"/>
      <text:p text:style-name="P112"/>
      <text:p text:style-name="P49"><text:span text:style-name="T6">Propietats globals</text:span>: </text:p>
      <text:list xml:id="list4158538585" text:style-name="L63">
        <text:list-item>
          <text:p text:style-name="P971">A<text:span text:style-name="T230">fegides propietats per habilitar o deshabilitar noves funcions a nivell d'interfície i funcionament.</text:span></text:p>
        </text:list-item>
      </text:list>
      <table:table table:name="Table7" table:style-name="Table7">
        <table:table-column table:style-name="Table7.A"/>
        <table:table-row table:style-name="TableLine393248560">
          <table:table-cell table:style-name="Table7.A1" office:value-type="string">
            <text:p text:style-name="P339"><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54"><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54"><text:span text:style-name="T34">es.caib.distribucio.contingut.enviar.crear.comentari=</text:span><text:span text:style-name="T40">false</text:span></text:p>
            <text:p text:style-name="P649"/>
            <text:p text:style-name="P454"><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54"><text:span text:style-name="T34">es.caib.distribucio.contingut.enviar.coneixement=</text:span><text:span text:style-name="T40">false</text:span></text:p>
            <text:p text:style-name="P649"/>
            <text:p text:style-name="P454"><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54"><text:span text:style-name="T34">es.caib.distribucio.contingut.reenviar.favorits=</text:span><text:span text:style-name="T40">false</text:span></text:p>
            <text:p text:style-name="P649"/>
            <text:p text:style-name="P454"><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39"><text:span text:style-name="T34">es.caib.distribucio.anotacions.permetre.reservar=</text:span><text:span text:style-name="T40">false</text:span></text:p>
          </table:table-cell>
        </table:table-row>
      </table:table>
      <text:p text:style-name="P522"/>
      <text:p text:style-name="P521"/>
      <text:p text:style-name="P162">Altres: </text:p>
      <text:list xml:id="list143045211220961" text:continue-list="list143045419663681" text:style-name="L31">
        <text:list-item>
          <text:p text:style-name="P935"><text:span text:style-name="T183">Nova versió 0.9.35 de la llibreria de </text:span><text:span text:style-name="T166">distribucio-w</text:span><text:span text:style-name="T168">s</text:span><text:span text:style-name="T166">-c</text:span><text:span text:style-name="T16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83"/>
      <text:list xml:id="list143045451450463" text:continue-list="list143044945975532" text:style-name="Outline">
        <text:list-item>
          <text:list>
            <text:list-header>
              <text:h text:style-name="P747" text:outline-level="2" text:is-list-header="true"><text:bookmark-start text:name="__RefHeading___Toc47608_4047943807"/><text:span text:style-name="T161">Versió 0.9.</text:span><text:span text:style-name="T91">35</text:span><text:span text:style-name="T83">.</text:span><text:span text:style-name="T91">1</text:span><text:span text:style-name="T79"> </text:span><text:span text:style-name="T80">C</text:span><text:span text:style-name="T83">orrecció e</text:span><text:span text:style-name="T100">rror processament múltiple</text:span><text:bookmark-end text:name="__RefHeading___Toc47608_4047943807"/></text:h>
            </text:list-header>
          </text:list>
        </text:list-item>
      </text:list>
      <text:p text:style-name="P356">Data: <text:span text:style-name="T216">31</text:span>/0<text:span text:style-name="T216">5</text:span>/202<text:span text:style-name="T216">1</text:span></text:p>
      <text:p text:style-name="P356"/>
      <text:p text:style-name="P163">Resum: Correcció de l'error de permisos en el processament múltiple pels usuaris.</text:p>
      <text:p text:style-name="P357"/>
      <text:p text:style-name="P536">Errors resolts:</text:p>
      <text:list xml:id="list1756959917" text:style-name="L64">
        <text:list-item>
          <text:p text:style-name="P938"><text:a xlink:type="simple" xlink:href="https://github.com/GovernIB/distribucio/issues/307" text:style-name="Internet_20_link" text:visited-style-name="Visited_20_Internet_20_Link"><text:span text:style-name="T232">#307</text:span></text:a><text:span text:style-name="T232"> Error EJBAccessException processant anotacions de forma múltiple </text:span></text:p>
        </text:list-item>
      </text:list>
      <text:p text:style-name="P300"/>
      <text:p text:style-name="P114">Base de dades:<text:span text:style-name="T5"> </text:span></text:p>
      <text:list xml:id="list2201497955" text:style-name="L65">
        <text:list-item>
          <text:p text:style-name="P923">S<text:span text:style-name="T187">ense canvis</text:span></text:p>
        </text:list-item>
      </text:list>
      <text:p text:style-name="P114"/>
      <text:p text:style-name="P50"><text:span text:style-name="T6">Propietats globals</text:span>: </text:p>
      <text:list xml:id="list1220659002" text:style-name="L66">
        <text:list-item>
          <text:p text:style-name="P887">Sense canvis</text:p>
        </text:list-item>
      </text:list>
      <text:p text:style-name="P484"/>
      <text:p text:style-name="P484"/>
      <text:list xml:id="list143046186467781" text:continue-list="list143045451450463" text:style-name="Outline">
        <text:list-item>
          <text:list>
            <text:list-header>
              <text:h text:style-name="P748" text:outline-level="2" text:is-list-header="true"><text:bookmark-start text:name="__RefHeading___Toc257433_4047943807"/><text:soft-page-break/><text:span text:style-name="T161">Versió 0.9.3</text:span><text:span text:style-name="T91">6</text:span><text:span text:style-name="T79"> </text:span><text:span text:style-name="T102">Millora amb backoffices, correcció d'errors i millores visuals</text:span><text:bookmark-end text:name="__RefHeading___Toc257433_4047943807"/></text:h>
            </text:list-header>
          </text:list>
        </text:list-item>
      </text:list>
      <text:p text:style-name="P358">Data: <text:span text:style-name="T216">01</text:span>/<text:span text:style-name="T233">07</text:span>/202<text:span text:style-name="T216">1 08:00h</text:span></text:p>
      <text:p text:style-name="P358"/>
      <text:p text:style-name="P164">Resum: Millorar regles, simulació i comportament amb backoffices. Reducció de logs. Millores visuals i correccions d'errors.</text:p>
      <text:p text:style-name="P358"/>
      <text:p text:style-name="P573">Millores incloses:</text:p>
      <text:list xml:id="list2511006617" text:style-name="L67">
        <text:list-item>
          <text:p text:style-name="P974"><text:a xlink:type="simple" xlink:href="https://github.com/GovernIB/distribucio/issues/333" text:style-name="Internet_20_link" text:visited-style-name="Visited_20_Internet_20_Link">#333</text:a><text:span text:style-name="T234"> </text:span>Modificar la definició de regles per gestionar amb backoffice</text:p>
        </text:list-item>
        <text:list-item>
          <text:p text:style-name="P974"><text:a xlink:type="simple" xlink:href="https://github.com/GovernIB/distribucio/issues/359" text:style-name="Internet_20_link" text:visited-style-name="Visited_20_Internet_20_Link">#359</text:a><text:span text:style-name="T234"> </text:span>Modificar la configuració d'autenticació dels backoffices <text:s/></text:p>
        </text:list-item>
        <text:list-item>
          <text:p text:style-name="P974"><text:a xlink:type="simple" xlink:href="https://github.com/GovernIB/distribucio/issues/361" text:style-name="Internet_20_link" text:visited-style-name="Visited_20_Internet_20_Link">#361</text:a><text:span text:style-name="T234"> </text:span>L'arbre de reenviament no surt ordenada alfabèticament </text:p>
        </text:list-item>
        <text:list-item>
          <text:p text:style-name="P97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4">2</text:span></text:a><text:span text:style-name="T234"> Simular regles afegint la bústia com a filtre</text:span></text:p>
        </text:list-item>
        <text:list-item>
          <text:p text:style-name="P974"><text:a xlink:type="simple" xlink:href="https://github.com/GovernIB/distribucio/issues/343" text:style-name="Internet_20_link" text:visited-style-name="Visited_20_Internet_20_Link">#343</text:a><text:span text:style-name="T234"> Descarregar fulla d'usuaris amb permís i bústia només per a les bústies que apareixen en el resultat de la cerca en la gestió de bústies</text:span></text:p>
        </text:list-item>
        <text:list-item>
          <text:p text:style-name="P974"><text:a xlink:type="simple" xlink:href="https://github.com/GovernIB/distribucio/issues/330" text:style-name="Internet_20_link" text:visited-style-name="Visited_20_Internet_20_Link">#330</text:a><text:span text:style-name="T234"> </text:span>Limitar número de reintents d'execució de regles d'enviament a Backoffice </text:p>
        </text:list-item>
        <text:list-item>
          <text:p text:style-name="P975"><text:a xlink:type="simple" xlink:href="https://github.com/GovernIB/distribucio/issues/329" text:style-name="Internet_20_link" text:visited-style-name="Visited_20_Internet_20_Link">#329</text:a><text:span text:style-name="T235"> </text:span>Afegir desplegable de Backoffice al localitzador d'anotacions del administradors </text:p>
        </text:list-item>
        <text:list-item>
          <text:p text:style-name="P975"><text:a xlink:type="simple" xlink:href="https://github.com/GovernIB/distribucio/issues/321" text:style-name="Internet_20_link" text:visited-style-name="Visited_20_Internet_20_Link">#321</text:a><text:span text:style-name="T235"> </text:span>Navegar al llistat d'anotacions quan s'esculli el rol d'Administrador </text:p>
        </text:list-item>
        <text:list-item>
          <text:p text:style-name="P975"><text:a xlink:type="simple" xlink:href="https://github.com/GovernIB/distribucio/issues/358" text:style-name="Internet_20_link" text:visited-style-name="Visited_20_Internet_20_Link">#358</text:a><text:span text:style-name="T235"> </text:span>Reduir el número de logs tipus DEBUG</text:p>
        </text:list-item>
        <text:list-item>
          <text:p text:style-name="P975"><text:a xlink:type="simple" xlink:href="https://github.com/GovernIB/distribucio/issues/357" text:style-name="Internet_20_link" text:visited-style-name="Visited_20_Internet_20_Link">#357</text:a><text:span text:style-name="T235"> </text:span>Error al intentar guardar annexes a l'arxiu quan els documents tenen un punt (.) al nom del fitxer</text:p>
        </text:list-item>
        <text:list-item>
          <text:p text:style-name="P975"><text:a xlink:type="simple" xlink:href="https://github.com/GovernIB/distribucio/issues/345" text:style-name="Internet_20_link" text:visited-style-name="Visited_20_Internet_20_Link">#345</text:a><text:span text:style-name="T235"> </text:span>Ajustar estils pantalla reenviament</text:p>
        </text:list-item>
        <text:list-item>
          <text:p text:style-name="P975"><text:a xlink:type="simple" xlink:href="https://github.com/GovernIB/distribucio/issues/344" text:style-name="Internet_20_link" text:visited-style-name="Visited_20_Internet_20_Link">#344</text:a><text:span text:style-name="T235"> </text:span>La pantalla de reenviament massiu i de reenviament individual haurien de ser la mateixa </text:p>
        </text:list-item>
        <text:list-item>
          <text:p text:style-name="P975"><text:a xlink:type="simple" xlink:href="https://github.com/GovernIB/distribucio/issues/346" text:style-name="Internet_20_link" text:visited-style-name="Visited_20_Internet_20_Link">#346</text:a><text:span text:style-name="T235"> </text:span>Canviar ordre dels botons de favorit i "per a coneixement" </text:p>
        </text:list-item>
        <text:list-item>
          <text:p text:style-name="P975"><text:a xlink:type="simple" xlink:href="https://github.com/GovernIB/distribucio/issues/320" text:style-name="Internet_20_link" text:visited-style-name="Visited_20_Internet_20_Link">#320</text:a><text:span text:style-name="T235"> </text:span>Posar el número d'errors en les pipelles del monitor d'integració </text:p>
        </text:list-item>
        <text:list-item>
          <text:p text:style-name="P975"><text:a xlink:type="simple" xlink:href="https://github.com/GovernIB/distribucio/issues/340" text:style-name="Internet_20_link" text:visited-style-name="Visited_20_Internet_20_Link">#340</text:a><text:span text:style-name="T235"> </text:span>Millores en el llistat d'assentaments </text:p>
        </text:list-item>
      </text:list>
      <text:p text:style-name="P537">Errors resolts:</text:p>
      <text:list xml:id="list143045632334350" text:continue-list="list1756959917" text:style-name="L64">
        <text:list-item>
          <text:p text:style-name="P939"><text:a xlink:type="simple" xlink:href="https://github.com/GovernIB/distribucio/issues/348" text:style-name="Internet_20_link" text:visited-style-name="Visited_20_Internet_20_Link"><text:span text:style-name="T232">#348</text:span></text:a><text:span text:style-name="T232"> Error consultant el document a l'hora de guardar les firmes del document </text:span></text:p>
        </text:list-item>
        <text:list-item>
          <text:p text:style-name="P939"><text:a xlink:type="simple" xlink:href="https://github.com/GovernIB/distribucio/issues/352" text:style-name="Internet_20_link" text:visited-style-name="Visited_20_Internet_20_Link">#352</text:a><text:span text:style-name="T234"> </text:span>Les bústies apareixen solapades en la vista d'arbre </text:p>
        </text:list-item>
        <text:list-item>
          <text:p text:style-name="P939"><text:a xlink:type="simple" xlink:href="https://github.com/GovernIB/distribucio/issues/341" text:style-name="Internet_20_link" text:visited-style-name="Visited_20_Internet_20_Link">#341</text:a><text:span text:style-name="T234"> </text:span>Error al generar un .zip amb els annexes i el justificant </text:p>
        </text:list-item>
        <text:list-item>
          <text:p text:style-name="P939"><text:a xlink:type="simple" xlink:href="https://github.com/GovernIB/distribucio/issues/334" text:style-name="Internet_20_link" text:visited-style-name="Visited_20_Internet_20_Link">#334</text:a><text:span text:style-name="T234"> </text:span>Generació de .zip a una anotació amb més d'un document amb el mateix nom </text:p>
        </text:list-item>
        <text:list-item>
          <text:p text:style-name="P939"><text:a xlink:type="simple" xlink:href="https://github.com/GovernIB/distribucio/issues/360" text:style-name="Internet_20_link" text:visited-style-name="Visited_20_Internet_20_Link">#360</text:a><text:span text:style-name="T234"> </text:span>Revisar regles encadenades després de "moure a bústia" </text:p>
        </text:list-item>
        <text:list-item>
          <text:p text:style-name="P940"><text:a xlink:type="simple" xlink:href="https://github.com/GovernIB/distribucio/issues/314" text:style-name="Internet_20_link" text:visited-style-name="Visited_20_Internet_20_Link">#314</text:a><text:span text:style-name="T235"> </text:span>Fixar l'ample de columna màxim pel títol de les anotacions </text:p>
        </text:list-item>
        <text:list-item>
          <text:p text:style-name="P940"><text:a xlink:type="simple" xlink:href="https://github.com/GovernIB/distribucio/issues/335" text:style-name="Internet_20_link" text:visited-style-name="Visited_20_Internet_20_Link">#335</text:a><text:span text:style-name="T235"> </text:span>Cuando se genera un .zip de una anotación sin documentación adjunta ni anexos, el zip creado es vacío </text:p>
        </text:list-item>
        <text:list-item>
          <text:p text:style-name="P940"><text:a xlink:type="simple" xlink:href="https://github.com/GovernIB/distribucio/issues/337" text:style-name="Internet_20_link" text:visited-style-name="Visited_20_Internet_20_Link">#337</text:a><text:span text:style-name="T235"> </text:span>En la pantalla de Moviments dóna error d'ajax al marcar elements </text:p>
        </text:list-item>
        <text:list-item>
          <text:p text:style-name="P940"><text:a xlink:type="simple" xlink:href="https://github.com/GovernIB/distribucio/issues/355" text:style-name="Internet_20_link" text:visited-style-name="Visited_20_Internet_20_Link">#355</text:a><text:span text:style-name="T235"> </text:span>Revisar per què no s'envien anotacions amb enllaços cap a ConCSV </text:p>
        </text:list-item>
        <text:list-item>
          <text:p text:style-name="P940"><text:a xlink:type="simple" xlink:href="https://github.com/GovernIB/distribucio/issues/357" text:style-name="Internet_20_link" text:visited-style-name="Visited_20_Internet_20_Link">#357</text:a><text:span text:style-name="T235"> </text:span>Error al intentar guardar annexes a l'arxiu quan els documents tenen un punt (.) al nom del fitxer </text:p>
        </text:list-item>
        <text:list-item>
          <text:p text:style-name="P940"><text:a xlink:type="simple" xlink:href="https://github.com/GovernIB/distribucio/issues/349" text:style-name="Internet_20_link" text:visited-style-name="Visited_20_Internet_20_Link">#349</text:a><text:span text:style-name="T235"> </text:span>NullPointer a l'hora d'alliberar una anotació d'un usuari sense correu </text:p>
        </text:list-item>
        <text:list-item>
          <text:p text:style-name="P940"><text:a xlink:type="simple" xlink:href="https://github.com/GovernIB/distribucio/issues/347" text:style-name="Internet_20_link" text:visited-style-name="Visited_20_Internet_20_Link">#347</text:a><text:span text:style-name="T235"> </text:span>Al classificar dóna un error (warning) però a al final ho acaba classificant </text:p>
        </text:list-item>
      </text:list>
      <text:p text:style-name="P301"/>
      <text:p text:style-name="P115">Base de dades:<text:span text:style-name="T5"> </text:span></text:p>
      <text:list xml:id="list2544295869" text:style-name="L68">
        <text:list-item>
          <text:p text:style-name="P977">distribucio_update_0.9.36.sql (Oracle)</text:p>
          <text:list>
            <text:list-item>
              <text:p text:style-name="P977"><text:soft-page-break/>Ampliació dels camps usuari i password dels backoffices per poder-hi guardar entrades al fitxer de propietats.</text:p>
            </text:list-item>
          </text:list>
        </text:list-item>
      </text:list>
      <text:p text:style-name="P575"/>
      <table:table table:name="Table8" table:style-name="Table8">
        <table:table-column table:style-name="Table8.A"/>
        <table:table-row table:style-name="TableLine393254320">
          <table:table-cell table:style-name="Table8.A1" office:value-type="string">
            <text:p text:style-name="P454"><text:span text:style-name="T236">-</text:span><text:span text:style-name="T237">-</text:span><text:span text:style-name="T236">#359 Modificar la configuració d'autenticació dels backoffices: ampliar usuari y contrasenya de 64 a 255 caracteres</text:span></text:p>
            <text:p text:style-name="P454"><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54"><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18"/>
          </table:table-cell>
        </table:table-row>
      </table:table>
      <text:p text:style-name="P575"/>
      <text:p text:style-name="P115"/>
      <text:p text:style-name="P51"><text:span text:style-name="T6">Propietats globals</text:span>: </text:p>
      <text:list xml:id="list3619459079" text:style-name="L69">
        <text:list-item>
          <text:p text:style-name="P888">N<text:span text:style-name="T238">ova propietat opcional per limitar el nombre de reintents d'enviament d'avís de noves anotacions a backoffices de Distribucio.</text:span></text:p>
        </text:list-item>
      </text:list>
      <text:p text:style-name="P485"/>
      <table:table table:name="Table9" table:style-name="Table9">
        <table:table-column table:style-name="Table9.A"/>
        <table:table-row table:style-name="TableLine393257200">
          <table:table-cell table:style-name="Table9.A1" office:value-type="string">
            <text:p text:style-name="P259">#330 Limitar número de reintents d'execució de regles d'enviament a Backoffice </text:p>
            <text:p text:style-name="P577"><text:span text:style-name="T34">es.caib.distribucio.tasca.enviar.anotacions.max.reintents=</text:span><text:span text:style-name="T40">2</text:span></text:p>
          </table:table-cell>
        </table:table-row>
      </table:table>
      <text:p text:style-name="P485"/>
      <text:list xml:id="list1520866241" text:style-name="L70">
        <text:list-item>
          <text:p text:style-name="P89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94">taula. <text:span text:style-name="T204">Exemple de usuari i passord per un backoffice a nivell de propietats.</text:span></text:p>
      <table:table table:name="Table10" table:style-name="Table10">
        <table:table-column table:style-name="Table10.A"/>
        <table:table-row table:style-name="TableLine393255760">
          <table:table-cell table:style-name="Table10.A1" office:value-type="string">
            <text:p text:style-name="P259"># Propietats per ususaris i contrasenyes de backoffices de DistribucioDS</text:p>
            <text:p text:style-name="P579"><text:span text:style-name="T34">es.caib.distribucio.backoffice.helium.usuari=</text:span><text:span text:style-name="T40">admin</text:span></text:p>
            <text:p text:style-name="P579"><text:span text:style-name="T34">es.caib.distribucio.backoffice.helium.contrasenya=</text:span><text:span text:style-name="T40">admin</text:span></text:p>
            <text:p text:style-name="P577"/>
          </table:table-cell>
        </table:table-row>
      </table:table>
      <text:p text:style-name="P496"/>
      <text:p text:style-name="P495">fig.<text:span text:style-name="T204"> Exemple de configuració amb claus cap al fitxer de propietats.</text:span></text:p>
      <text:p text:style-name="P497"><draw:frame draw:style-name="fr1" draw:name="Image3" text:anchor-type="paragraph" svg:x="0cm" svg:y="0cm" svg:width="17cm" svg:height="9.839cm" draw:z-index="102"><draw:image xlink:href="Pictures/100000000000038B0000020D4D1ECA65A142D259.png" xlink:type="simple" xlink:show="embed" xlink:actuate="onLoad" draw:mime-type="image/png"/></draw:frame><text:soft-page-break/></text:p>
      <text:list xml:id="list143045499714432" text:continue-list="list143046186467781" text:style-name="Outline">
        <text:list-item>
          <text:list>
            <text:list-header>
              <text:h text:style-name="P749" text:outline-level="2" text:is-list-header="true"><text:bookmark-start text:name="__RefHeading___Toc60504_2052141439"/><text:span text:style-name="T161">Versió 0.9.3</text:span><text:span text:style-name="T103">7</text:span><text:span text:style-name="T79"> </text:span><text:span text:style-name="T104">Configuració web, moviments i millores de navegació</text:span><text:bookmark-end text:name="__RefHeading___Toc60504_2052141439"/></text:h>
            </text:list-header>
          </text:list>
        </text:list-item>
      </text:list>
      <text:p text:style-name="P359">Data: <text:span text:style-name="T239">08</text:span>/<text:span text:style-name="T233">09</text:span>/202<text:span text:style-name="T216">1 12:00h</text:span></text:p>
      <text:p text:style-name="P359"/>
      <text:p text:style-name="P165">Resum: Configuració via aplicació, fitxers tècnics ocults per l'usuari, vista de moviments, millores de navegació</text:p>
      <text:p text:style-name="P359"/>
      <text:p text:style-name="P574">Millores incloses:</text:p>
      <text:list xml:id="list143045075064558" text:continue-list="list2511006617" text:style-name="L67">
        <text:list-item>
          <text:p text:style-name="P976"><text:a xlink:type="simple" xlink:href="https://github.com/GovernIB/distribucio/issues/378" text:style-name="Internet_20_link" text:visited-style-name="Visited_20_Internet_20_Link">#378</text:a>: Problema per definir regla amb múltiples SIAs</text:p>
        </text:list-item>
        <text:list-item>
          <text:p text:style-name="P97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7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76"><text:a xlink:type="simple" xlink:href="https://github.com/GovernIB/distribucio/issues/374" text:style-name="Internet_20_link" text:visited-style-name="Visited_20_Internet_20_Link">#374</text:a>: Posar el logo de l'entitat a FileSystem</text:p>
        </text:list-item>
        <text:list-item>
          <text:p text:style-name="P976"><text:a xlink:type="simple" xlink:href="https://github.com/GovernIB/distribucio/issues/373" text:style-name="Internet_20_link" text:visited-style-name="Visited_20_Internet_20_Link">#373</text:a>: Veure els comentaris des del detall d'anotació</text:p>
        </text:list-item>
        <text:list-item>
          <text:p text:style-name="P976"><text:a xlink:type="simple" xlink:href="https://github.com/GovernIB/distribucio/issues/371" text:style-name="Internet_20_link" text:visited-style-name="Visited_20_Internet_20_Link">#371</text:a>: Eliminar espais en blanc en els formularis</text:p>
        </text:list-item>
        <text:list-item>
          <text:p text:style-name="P976"><text:a xlink:type="simple" xlink:href="https://github.com/GovernIB/distribucio/issues/368" text:style-name="Internet_20_link" text:visited-style-name="Visited_20_Internet_20_Link">#368</text:a>: Poder reenviar moviments en la vista de moviments</text:p>
        </text:list-item>
        <text:list-item>
          <text:p text:style-name="P976"><text:a xlink:type="simple" xlink:href="https://github.com/GovernIB/distribucio/issues/367" text:style-name="Internet_20_link" text:visited-style-name="Visited_20_Internet_20_Link">#367</text:a>: Mostrar tots els moviments en la vista de moviments</text:p>
        </text:list-item>
        <text:list-item>
          <text:p text:style-name="P97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76"><text:a xlink:type="simple" xlink:href="https://github.com/GovernIB/distribucio/issues/318" text:style-name="Internet_20_link" text:visited-style-name="Visited_20_Internet_20_Link">#318</text:a>: Opció per enviar i processar els registres de manera massiva</text:p>
        </text:list-item>
        <text:list-item>
          <text:p text:style-name="P976"><text:a xlink:type="simple" xlink:href="https://github.com/GovernIB/distribucio/issues/319" text:style-name="Internet_20_link" text:visited-style-name="Visited_20_Internet_20_Link">#319</text:a>: Posar el focus en el primer control i fer submit en prémer INTRO</text:p>
        </text:list-item>
        <text:list-item>
          <text:p text:style-name="P976"><text:a xlink:type="simple" xlink:href="https://github.com/GovernIB/distribucio/issues/350" text:style-name="Internet_20_link" text:visited-style-name="Visited_20_Internet_20_Link">#350</text:a>: Eliminar el camp "Tipus" en la gestió dels backoffices</text:p>
        </text:list-item>
        <text:list-item>
          <text:p text:style-name="P976"><text:a xlink:type="simple" xlink:href="https://github.com/GovernIB/distribucio/issues/313" text:style-name="Internet_20_link" text:visited-style-name="Visited_20_Internet_20_Link">#313</text:a>: Afegir monitor del sistema</text:p>
        </text:list-item>
        <text:list-item>
          <text:p text:style-name="P97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7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7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76"/>
        </text:list-item>
      </text:list>
      <text:p text:style-name="P538">Errors resolts:</text:p>
      <text:list xml:id="list86209006" text:style-name="L71">
        <text:list-header>
          <text:p text:style-name="P941"/>
        </text:list-header>
        <text:list-item>
          <text:p text:style-name="P94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4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4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4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42"><text:a xlink:type="simple" xlink:href="https://github.com/GovernIB/distribucio/issues/384" text:style-name="Internet_20_link" text:visited-style-name="Visited_20_Internet_20_Link">#384</text:a><text:span text:style-name="T241">: </text:span>A la pipella d'Accions de l'històric d'accions al clicar per a amagar detalls, desapareixen moviments</text:p>
        </text:list-item>
      </text:list>
      <text:p text:style-name="P302"/>
      <text:p text:style-name="P116">Base de dades:<text:span text:style-name="T5"> </text:span></text:p>
      <text:list xml:id="list143045154091103" text:continue-list="list2544295869" text:style-name="L68">
        <text:list-item>
          <text:p text:style-name="P978">distribucio_update_0.9.3<text:span text:style-name="T240">7</text:span>.sql (Oracle)</text:p>
        </text:list-item>
      </text:list>
      <text:p text:style-name="P576"/>
      <table:table table:name="Tabela7" table:style-name="Tabela7">
        <table:table-column table:style-name="Tabela7.A"/>
        <table:table-row table:style-name="TableLine393260656">
          <table:table-cell table:style-name="Tabela7.A1" office:value-type="string">
            <text:p text:style-name="P416">-- #287 Posar com a pendents les anotacions rebutjades pels backoffices per poder processar-les</text:p>
            <text:p text:style-name="P454"><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4">'BACK_REBUTJADA'</text:span><text:span text:style-name="T34">;</text:span></text:p>
            <text:p text:style-name="P454"><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4">'BACK_ERROR'</text:span><text:span text:style-name="T34">;</text:span></text:p>
            <text:p text:style-name="P649"/>
            <text:p text:style-name="P412">--#350 Eliminar el camp "Tipus" en la gestió dels backoffices</text:p>
            <text:p text:style-name="P454"><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49"/>
            <text:p text:style-name="P412">-- #354 Implementar una nova secció de configuració general de l'aplicació</text:p>
            <text:p text:style-name="P454"><text:span text:style-name="T65">CREATE</text:span><text:span text:style-name="T34"> </text:span><text:span text:style-name="T65">TABLE</text:span><text:span text:style-name="T34"> DIS_CONFIG</text:span></text:p>
            <text:p text:style-name="P218">(</text:p>
            <text:p text:style-name="P454"><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56">NULL</text:span><text:span text:style-name="T34">,</text:span></text:p>
            <text:p text:style-name="P454"><text:span text:style-name="T34"><text:s text:c="4"/></text:span><text:span text:style-name="T65">VALUE</text:span><text:span text:style-name="T34"> <text:s text:c="15"/>VARCHAR2(2048 </text:span><text:span text:style-name="T65">CHAR</text:span><text:span text:style-name="T34">),</text:span></text:p>
            <text:p text:style-name="P454"><text:span text:style-name="T34"><text:s text:c="4"/>DESCRIPTION <text:s text:c="9"/>VARCHAR2(2048 </text:span><text:span text:style-name="T65">CHAR</text:span><text:span text:style-name="T34">),</text:span></text:p>
            <text:p text:style-name="P454"><text:span text:style-name="T34"><text:s text:c="4"/>GROUP_CODE <text:s text:c="10"/>VARCHAR2(128 </text:span><text:span text:style-name="T65">CHAR</text:span><text:span text:style-name="T34">) <text:s text:c="4"/></text:span><text:span text:style-name="T65">NOT</text:span><text:span text:style-name="T34"> </text:span><text:span text:style-name="T156">NULL</text:span><text:span text:style-name="T34">,</text:span></text:p>
            <text:p text:style-name="P454"><text:span text:style-name="T34"><text:s text:c="4"/>POSITION <text:s text:c="12"/>NUMBER(3) <text:s text:c="13"/></text:span><text:span text:style-name="T65">DEFAULT</text:span><text:span text:style-name="T34"> 0 </text:span><text:span text:style-name="T65">NOT</text:span><text:span text:style-name="T34"> </text:span><text:span text:style-name="T156">NULL</text:span><text:span text:style-name="T34">,</text:span></text:p>
            <text:p text:style-name="P454"><text:span text:style-name="T34"><text:s text:c="4"/>JBOSS_PROPERTY <text:s text:c="6"/>NUMBER(1) <text:s text:c="13"/></text:span><text:span text:style-name="T65">DEFAULT</text:span><text:span text:style-name="T34"> 0 </text:span><text:span text:style-name="T65">NOT</text:span><text:span text:style-name="T34"> </text:span><text:span text:style-name="T156">NULL</text:span><text:span text:style-name="T34">,</text:span></text:p>
            <text:p text:style-name="P454"><text:span text:style-name="T34"><text:s text:c="4"/>TYPE_CODE <text:s text:c="11"/>VARCHAR2(128 </text:span><text:span text:style-name="T65">CHAR</text:span><text:span text:style-name="T34">) <text:s text:c="4"/></text:span><text:span text:style-name="T65">DEFAULT</text:span><text:span text:style-name="T34"> </text:span><text:span text:style-name="T174">'TEXT'</text:span><text:span text:style-name="T34">,</text:span></text:p>
            <text:p text:style-name="P218"><text:s text:c="4"/>LASTMODIFIEDBY_CODI <text:s/>VARCHAR2(64),</text:p>
            <text:p text:style-name="P454"><text:span text:style-name="T34"><text:s text:c="4"/>LASTMODIFIEDDATE <text:s text:c="4"/></text:span><text:span text:style-name="T65">TIMESTAMP</text:span><text:span text:style-name="T34">(6)</text:span></text:p>
            <text:p text:style-name="P218">);</text:p>
            <text:p text:style-name="P649"/>
            <text:p text:style-name="P454"><text:span text:style-name="T65">CREATE</text:span><text:span text:style-name="T34"> </text:span><text:span text:style-name="T65">TABLE</text:span><text:span text:style-name="T34"> DIS_CONFIG_GROUP</text:span></text:p>
            <text:p text:style-name="P218">(</text:p>
            <text:p text:style-name="P454"><text:span text:style-name="T34"><text:s text:c="4"/>CODE <text:s text:c="16"/>VARCHAR2(128 </text:span><text:span text:style-name="T65">CHAR</text:span><text:span text:style-name="T34">) <text:s text:c="4"/></text:span><text:span text:style-name="T65">NOT</text:span><text:span text:style-name="T34"> </text:span><text:span text:style-name="T156">NULL</text:span><text:span text:style-name="T34">,</text:span></text:p>
            <text:p text:style-name="P454"><text:span text:style-name="T34"><text:s text:c="4"/>PARENT_CODE <text:s text:c="9"/>VARCHAR2(128 </text:span><text:span text:style-name="T65">CHAR</text:span><text:span text:style-name="T34">) <text:s text:c="4"/></text:span><text:span text:style-name="T65">DEFAULT</text:span><text:span text:style-name="T34"> </text:span><text:span text:style-name="T156">NULL</text:span><text:span text:style-name="T34">,</text:span></text:p>
            <text:p text:style-name="P454"><text:span text:style-name="T34"><text:s text:c="4"/>POSITION <text:s text:c="12"/>NUMBER(3) <text:s text:c="13"/></text:span><text:span text:style-name="T65">DEFAULT</text:span><text:span text:style-name="T34"> 0 </text:span><text:span text:style-name="T65">NOT</text:span><text:span text:style-name="T34"> </text:span><text:span text:style-name="T156">NULL</text:span><text:span text:style-name="T34">,</text:span></text:p>
            <text:p text:style-name="P454"><text:span text:style-name="T34"><text:s text:c="4"/>DESCRIPTION <text:s text:c="9"/>VARCHAR2(512 </text:span><text:span text:style-name="T65">CHAR</text:span><text:span text:style-name="T34">) <text:s text:c="4"/></text:span><text:span text:style-name="T65">NOT</text:span><text:span text:style-name="T34"> </text:span><text:span text:style-name="T156">NULL</text:span></text:p>
            <text:p text:style-name="P218">);</text:p>
            <text:p text:style-name="P649"/>
            <text:p text:style-name="P454"><text:span text:style-name="T65">CREATE</text:span><text:span text:style-name="T34"> </text:span><text:span text:style-name="T65">TABLE</text:span><text:span text:style-name="T34"> DIS_CONFIG_TYPE</text:span></text:p>
            <text:p text:style-name="P218">(</text:p>
            <text:p text:style-name="P454"><text:span text:style-name="T34"><text:s text:c="4"/>CODE <text:s text:c="16"/>VARCHAR2(128 </text:span><text:span text:style-name="T65">CHAR</text:span><text:span text:style-name="T34">) <text:s text:c="4"/></text:span><text:span text:style-name="T65">NOT</text:span><text:span text:style-name="T34"> </text:span><text:span text:style-name="T156">NULL</text:span><text:span text:style-name="T34">,</text:span></text:p>
            <text:p text:style-name="P454"><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56">NULL</text:span></text:p>
            <text:p text:style-name="P218"><text:soft-page-break/>);</text:p>
            <text:p text:style-name="P649"/>
            <text:p text:style-name="P454"><text:span text:style-name="T65">ALTER</text:span><text:span text:style-name="T34"> </text:span><text:span text:style-name="T65">TABLE</text:span><text:span text:style-name="T34"> DIS_CONFIG </text:span><text:span text:style-name="T65">ADD</text:span><text:span text:style-name="T34"> (</text:span></text:p>
            <text:p text:style-name="P454"><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49"/>
            <text:p text:style-name="P454"><text:span text:style-name="T65">ALTER</text:span><text:span text:style-name="T34"> </text:span><text:span text:style-name="T65">TABLE</text:span><text:span text:style-name="T34"> DIS_CONFIG_GROUP </text:span><text:span text:style-name="T65">ADD</text:span><text:span text:style-name="T34"> (</text:span></text:p>
            <text:p text:style-name="P454"><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49"/>
            <text:p text:style-name="P454"><text:span text:style-name="T65">ALTER</text:span><text:span text:style-name="T34"> </text:span><text:span text:style-name="T65">TABLE</text:span><text:span text:style-name="T34"> DIS_CONFIG_TYPE </text:span><text:span text:style-name="T65">ADD</text:span><text:span text:style-name="T34"> (</text:span></text:p>
            <text:p text:style-name="P454"><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49"/>
            <text:p text:style-name="P454"><text:span text:style-name="T65">ALTER</text:span><text:span text:style-name="T34"> </text:span><text:span text:style-name="T65">TABLE</text:span><text:span text:style-name="T34"> DIS_CONFIG</text:span></text:p>
            <text:p text:style-name="P454"><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18"><text:s text:c="4"/></text:p>
            <text:p text:style-name="P649"/>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DISTRIBUCIO'</text:span><text:span text:style-name="T34">,</text:span><text:span text:style-name="T174">'PLUGINS'</text:span><text:span text:style-name="T34">,</text:span><text:span text:style-name="T174">'10'</text:span><text:span text:style-name="T34">,</text:span><text:span text:style-name="T174">'Configuració del plugin de distribució'</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GENERAL'</text:span><text:span text:style-name="T34">,</text:span><text:span text:style-name="T156">null</text:span><text:span text:style-name="T34">,</text:span><text:span text:style-name="T174">'0'</text:span><text:span text:style-name="T34">,</text:span><text:span text:style-name="T174">'Configuracions general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EMAIL'</text:span><text:span text:style-name="T34">,</text:span><text:span text:style-name="T156">null</text:span><text:span text:style-name="T34">,</text:span><text:span text:style-name="T174">'1'</text:span><text:span text:style-name="T34">,</text:span><text:span text:style-name="T174">'Enviament de correu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SCHEDULLED'</text:span><text:span text:style-name="T34">,</text:span><text:span text:style-name="T156">null</text:span><text:span text:style-name="T34">,</text:span><text:span text:style-name="T174">'2'</text:span><text:span text:style-name="T34">,</text:span><text:span text:style-name="T174">'Configuració de les tasques periodique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PLUGINS'</text:span><text:span text:style-name="T34">,</text:span><text:span text:style-name="T156">null</text:span><text:span text:style-name="T34">,</text:span><text:span text:style-name="T174">'3'</text:span><text:span text:style-name="T34">,</text:span><text:span text:style-name="T174">'Plugins de l''aplicació'</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GES_DOC'</text:span><text:span text:style-name="T34">,</text:span><text:span text:style-name="T174">'PLUGINS'</text:span><text:span text:style-name="T34">,</text:span><text:span text:style-name="T174">'4'</text:span><text:span text:style-name="T34">,</text:span><text:span text:style-name="T174">'Gestió documental (Sistema de fitxer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SCHEDULLED_REGLES'</text:span><text:span text:style-name="T34">,</text:span><text:span text:style-name="T174">'SCHEDULLED'</text:span><text:span text:style-name="T34">,</text:span><text:span text:style-name="T174">'16'</text:span><text:span text:style-name="T34">,</text:span><text:span text:style-name="T174">'Tasca periòdica d''aplicació de regles del tipus backoffice'</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UNITATS'</text:span><text:span text:style-name="T34">,</text:span><text:span text:style-name="T174">'PLUGINS'</text:span><text:span text:style-name="T34">,</text:span><text:span text:style-name="T174">'1'</text:span><text:span text:style-name="T34">,</text:span><text:span text:style-name="T174">'Configuració del plugin d''unitats organitzative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PROCEDIMENTS'</text:span><text:span text:style-name="T34">,</text:span><text:span text:style-name="T174">'PLUGINS'</text:span><text:span text:style-name="T34">,</text:span><text:span text:style-name="T174">'11'</text:span><text:span text:style-name="T34">,</text:span><text:span text:style-name="T174">'Plugin de consulta de procediment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DADES_EXTERNES'</text:span><text:span text:style-name="T34">,</text:span><text:span text:style-name="T174">'PLUGINS'</text:span><text:span text:style-name="T34">,</text:span><text:span text:style-name="T174">'12'</text:span><text:span text:style-name="T34">,</text:span><text:span text:style-name="T174">'Plugin de dades externe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VALID_SIGN'</text:span><text:span text:style-name="T34">,</text:span><text:span text:style-name="T174">'PLUGINS'</text:span><text:span text:style-name="T34">,</text:span><text:span text:style-name="T174">'14'</text:span><text:span text:style-name="T34">,</text:span><text:span text:style-name="T174">'Plugin de validació de firme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SIGNATURA'</text:span><text:span text:style-name="T34">,</text:span><text:span text:style-name="T174">'PLUGINS'</text:span><text:span text:style-name="T34">,</text:span><text:span text:style-name="T174">'13'</text:span><text:span text:style-name="T34">,</text:span><text:span text:style-name="T174">'Plugin de signatura'</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SCHEDULLED_BACKOFFICE'</text:span><text:span text:style-name="T34">,</text:span><text:span text:style-name="T174">'SCHEDULLED'</text:span><text:span text:style-name="T34">,</text:span><text:span text:style-name="T174">'15'</text:span><text:span text:style-name="T34">,</text:span><text:span text:style-name="T174">'Tasca periòdica d''enviament d''annotacions al backoffice'</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SCHEDULLED_TANCAR'</text:span><text:span text:style-name="T34">,</text:span><text:span text:style-name="T174">'SCHEDULLED'</text:span><text:span text:style-name="T34">,</text:span><text:span text:style-name="T174">'17'</text:span><text:span text:style-name="T34">,</text:span><text:span text:style-name="T174">'Tasca periòdica de tancar contenidors pendent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SCHEDULLED_EMAILS_NO_AGRUPATS'</text:span><text:span text:style-name="T34">,</text:span><text:span text:style-name="T174">'SCHEDULLED'</text:span><text:span text:style-name="T34">,</text:span><text:span text:style-name="T174">'18'</text:span><text:span text:style-name="T34">,</text:span><text:span text:style-name="T174">'Tasca periòdica de enviar emails no agrupat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ARXIU'</text:span><text:span text:style-name="T34">,</text:span><text:span text:style-name="T174">'PLUGINS'</text:span><text:span text:style-name="T34">,</text:span><text:span text:style-name="T174">'0'</text:span><text:span text:style-name="T34">,</text:span><text:span text:style-name="T174">'Configuració de l''arxiu'</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USUARIS'</text:span><text:span text:style-name="T34">,</text:span><text:span text:style-name="T174">'PLUGINS'</text:span><text:span text:style-name="T34">,</text:span><text:span text:style-name="T174">'7'</text:span><text:span text:style-name="T34">,</text:span><text:span text:style-name="T174">'Configuració del plugin d''usuari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SCHEDULLED_EMAILS_AGRUPATS'</text:span><text:span text:style-name="T34">,</text:span><text:span text:style-name="T174">'SCHEDULLED'</text:span><text:span text:style-name="T34">,</text:span><text:span text:style-name="T174">'19'</text:span><text:span text:style-name="T34">,</text:span><text:span text:style-name="T174">'Tasca periòdica de enviar emails </text:span><text:soft-page-break/><text:span text:style-name="T174">agrupat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SCHEDULLED_ARXIU'</text:span><text:span text:style-name="T34">,</text:span><text:span text:style-name="T174">'SCHEDULLED'</text:span><text:span text:style-name="T34">,</text:span><text:span text:style-name="T174">'1'</text:span><text:span text:style-name="T34">,</text:span><text:span text:style-name="T174">'Tasca periòdica de guardar annexos a l''arxiu'</text:span><text:span text:style-name="T34">);</text:span></text:p>
            <text:p text:style-name="P649"/>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4">'BOOL'</text:span><text:span text:style-name="T34">,</text:span><text:span text:style-name="T156">null</text:span><text:span text:style-name="T34">);</text:span></text:p>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4">'TEXT'</text:span><text:span text:style-name="T34">,</text:span><text:span text:style-name="T156">null</text:span><text:span text:style-name="T34">);</text:span></text:p>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4">'INT'</text:span><text:span text:style-name="T34">,</text:span><text:span text:style-name="T156">null</text:span><text:span text:style-name="T34">);</text:span></text:p>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4">'FLOAT'</text:span><text:span text:style-name="T34">,</text:span><text:span text:style-name="T156">null</text:span><text:span text:style-name="T34">);</text:span></text:p>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4">'CRON'</text:span><text:span text:style-name="T34">,</text:span><text:span text:style-name="T156">null</text:span><text:span text:style-name="T34">);</text:span></text:p>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4">'CREDENTIALS'</text:span><text:span text:style-name="T34">,</text:span><text:span text:style-name="T156">null</text:span><text:span text:style-name="T34">);</text:span></text:p>
            <text:p text:style-name="P649"/>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anotacio.processament.asincron'</text:span><text:span text:style-name="T34">,</text:span><text:span text:style-name="T156">null</text:span><text:span text:style-name="T34">,</text:span><text:span text:style-name="T174">'Indica si les noves anotacions s''haurian de processar de manera asíncrona'</text:span><text:span text:style-name="T34">,</text:span><text:span text:style-name="T174">'SCHEDULLED'</text:span><text:span text:style-name="T34">,</text:span><text:span text:style-name="T174">'0'</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guardar.annexos.temps.espera.execucio'</text:span><text:span text:style-name="T34">,</text:span><text:span text:style-name="T156">null</text:span><text:span text:style-name="T34">,</text:span><text:span text:style-name="T174">'Iterval de temps entre les execucions de la tasca (ms)'</text:span><text:span text:style-name="T34">,</text:span><text:span text:style-name="T174">'SCHEDULLED_ARXIU'</text:span><text:span text:style-name="T34">,</text:span><text:span text:style-name="T174">'1'</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guardar.annexos.max.reintents'</text:span><text:span text:style-name="T34">,</text:span><text:span text:style-name="T156">null</text:span><text:span text:style-name="T34">,</text:span><text:span text:style-name="T174">'Nombre de reintents de guardar annexos a l''arxiu'</text:span><text:span text:style-name="T34">,</text:span><text:span text:style-name="T174">'SCHEDULLED_ARXIU'</text:span><text:span text:style-name="T34">,</text:span><text:span text:style-name="T174">'2'</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guardar.annexos.max.threads.parallel'</text:span><text:span text:style-name="T34">,</text:span><text:span text:style-name="T156">null</text:span><text:span text:style-name="T34">,</text:span><text:span text:style-name="T174">'Nombre maxim de threads paral·lels'</text:span><text:span text:style-name="T34">,</text:span><text:span text:style-name="T174">'SCHEDULLED_ARXIU'</text:span><text:span text:style-name="T34">,</text:span><text:span text:style-name="T174">'3'</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distribucio.fitxers.class'</text:span><text:span text:style-name="T34">,</text:span><text:span text:style-name="T156">null</text:span><text:span text:style-name="T34">,</text:span><text:span text:style-name="T174">'Plugin de distribució'</text:span><text:span text:style-name="T34">,</text:span><text:span text:style-name="T174">'DISTRIBUCIO'</text:span><text:span text:style-name="T34">,</text:span><text:span text:style-name="T174">'0'</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document.versionable'</text:span><text:span text:style-name="T34">,</text:span><text:span text:style-name="T156">null</text:span><text:span text:style-name="T34">,</text:span><text:span text:style-name="T174">'Document versionable'</text:span><text:span text:style-name="T34">,</text:span><text:span text:style-name="T174">'ARXIU'</text:span><text:span text:style-name="T34">,</text:span><text:span text:style-name="T174">'6'</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unitats.organitzatives.class'</text:span><text:span text:style-name="T34">,</text:span><text:span text:style-name="T156">null</text:span><text:span text:style-name="T34">,</text:span><text:span text:style-name="T174">'Classe de plugin d''unitats organitzatives'</text:span><text:span text:style-name="T34">,</text:span><text:span text:style-name="T174">'UNITATS'</text:span><text:span text:style-name="T34">,</text:span><text:span text:style-name="T174">'0'</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unitats.organitzatives.dir3.service.url'</text:span><text:span text:style-name="T34">,</text:span><text:span text:style-name="T156">null</text:span><text:span text:style-name="T34">,</text:span><text:span text:style-name="T174">'Servei URL'</text:span><text:span text:style-name="T34">,</text:span><text:span text:style-name="T174">'UNITATS'</text:span><text:span text:style-name="T34">,</text:span><text:span text:style-name="T174">'1'</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4">'es.caib.distribucio.default.user.language'</text:span><text:span text:style-name="T34">,</text:span><text:span text:style-name="T156">null</text:span><text:span text:style-name="T34">,</text:span><text:span text:style-name="T174">'Llenguatge per defecte de l''aplicació'</text:span><text:span text:style-name="T34">,</text:span><text:span text:style-name="T174">'GENERAL'</text:span><text:span text:style-name="T34">,</text:span><text:span text:style-name="T174">'0'</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unitats.organitzatives.dir3.service.username'</text:span><text:span text:style-name="T34">,</text:span><text:span text:style-name="T156">null</text:span><text:span text:style-name="T34">,</text:span><text:span text:style-name="T174">'Usuari'</text:span><text:span text:style-name="T34">,</text:span><text:span text:style-name="T174">'UNITATS'</text:span><text:span text:style-name="T34">,</text:span><text:span text:style-name="T174">'2'</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unitats.organitzatives.dir3.service.password'</text:span><text:span text:style-name="T34">,</text:span><text:span text:style-name="T156">null</text:span><text:span text:style-name="T34">,</text:span><text:span text:style-name="T174">'Contrasenya'</text:span><text:span text:style-name="T34">,</text:span><text:span text:style-name="T174">'UNITATS'</text:span><text:span text:style-name="T34">,</text:span><text:span text:style-name="T174">'3'</text:span><text:span text:style-name="T34">,</text:span><text:span text:style-name="T174">'1'</text:span><text:span text:style-name="T34">,</text:span><text:span text:style-name="T174">'CREDENTIALS'</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unitats.organitzatives.dir3.connect.timeout'</text:span><text:span text:style-name="T34">,</text:span><text:span text:style-name="T156">null</text:span><text:span text:style-name="T34">,</text:span><text:span text:style-name="T174">'Connect timeout'</text:span><text:span text:style-name="T34">,</text:span><text:span text:style-name="T174">'UNITATS'</text:span><text:span text:style-name="T34">,</text:span><text:span text:style-name="T174">'4'</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unitats.organitzatives.dir3.request.timeout'</text:span><text:span text:style-name="T34">,</text:span><text:span text:style-name="T156">null</text:span><text:span text:style-name="T34">,</text:span><text:span text:style-name="T174">'Request timeout'</text:span><text:span text:style-name="T34">,</text:span><text:span text:style-name="T174">'UNITATS'</text:span><text:span text:style-name="T34">,</text:span><text:span text:style-name="T174">'5'</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procediment.class'</text:span><text:span text:style-name="T34">,</text:span><text:span text:style-name="T156">null</text:span><text:span text:style-name="T34">,</text:span><text:span text:style-name="T174">'Classe de plugin de procediments'</text:span><text:span text:style-name="T34">,</text:span><text:span text:style-name="T174">'PROCEDIMENTS'</text:span><text:span text:style-name="T34">,</text:span><text:span text:style-name="T174">'0'</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app.base.url'</text:span><text:span text:style-name="T34">,</text:span><text:span text:style-name="T156">null</text:span><text:span text:style-name="T34">,</text:span><text:span text:style-name="T174">'Especificar la URL base de l''aplicació'</text:span><text:span text:style-name="T34">,</text:span><text:span text:style-name="T174">'GENERAL'</text:span><text:span text:style-name="T34">,</text:span><text:span text:style-name="T174">'1'</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procediment.rolsac.service.url'</text:span><text:span text:style-name="T34">,</text:span><text:span text:style-name="T156">null</text:span><text:span text:style-name="T34">,</text:span><text:span text:style-name="T174">'Url per a accedir procediments'</text:span><text:span text:style-name="T34">,</text:span><text:span text:style-name="T174">'PROCEDIMENTS'</text:span><text:span text:style-name="T34">,</text:span><text:span text:style-name="T174">'1'</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procediment.rolsac.service.username'</text:span><text:span text:style-name="T34">,</text:span><text:span text:style-name="T156">null</text:span><text:span text:style-name="T34">,</text:span><text:span text:style-name="T174">'Nom de l''usuari per a accedir procediments'</text:span><text:span text:style-name="T34">,</text:span><text:span text:style-name="T174">'PROCEDIMENTS'</text:span><text:span text:style-name="T34">,</text:span><text:span text:style-name="T174">'2'</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procediment.rolsac.service.password'</text:span><text:span text:style-name="T34">,</text:span><text:span text:style-name="T156">null</text:span><text:span text:style-name="T34">,</text:span><text:span text:style-name="T174">'Password per a accedir procediments'</text:span><text:span text:style-name="T34">,</text:span><text:span text:style-name="T174">'PROCEDIMENTS'</text:span><text:span text:style-name="T34">,</text:span><text:span text:style-name="T174">'3'</text:span><text:span text:style-name="T34">,</text:span><text:span text:style-name="T174">'1'</text:span><text:span text:style-name="T34">,</text:span><text:span text:style-name="T174">'CREDENTIALS'</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ext.class'</text:span><text:span text:style-name="T34">,</text:span><text:span text:style-name="T156">null</text:span><text:span text:style-name="T34">,</text:span><text:span text:style-name="T174">'Classe de plugin de dades externes'</text:span><text:span text:style-name="T34">,</text:span><text:span text:style-name="T174">'DADES_EXTERNES'</text:span><text:span text:style-name="T34">,</text:span><text:span text:style-name="T174">'0'</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ext.service.url'</text:span><text:span text:style-name="T34">,</text:span><text:span text:style-name="T156">null</text:span><text:span text:style-name="T34">,</text:span><text:span text:style-name="T174">'Servei URL'</text:span><text:span text:style-name="T34">,</text:span><text:span text:style-name="T174">'DADES_EXTERNES'</text:span><text:span text:style-name="T34">,</text:span><text:span text:style-name="T174">'1'</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email.jndi'</text:span><text:span text:style-name="T34">,</text:span><text:span text:style-name="T156">null</text:span><text:span text:style-name="T34">,</text:span><text:span text:style-name="T174">'JNDI email'</text:span><text:span text:style-name="T34">,</text:span><text:span text:style-name="T174">'EMAIL'</text:span><text:span text:style-name="T34">,</text:span><text:span text:style-name="T174">'0'</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email.remitent'</text:span><text:span text:style-name="T34">,</text:span><text:span text:style-name="T156">null</text:span><text:span text:style-name="T34">,</text:span><text:span text:style-name="T174">'Remitent dels correus electronics'</text:span><text:span text:style-name="T34">,</text:span><text:span text:style-name="T174">'EMAIL'</text:span><text:span text:style-name="T34">,</text:span><text:span text:style-name="T174">'0'</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ignatura.class'</text:span><text:span text:style-name="T34">,</text:span><text:span text:style-name="T156">null</text:span><text:span text:style-name="T34">,</text:span><text:span text:style-name="T174">'Classe de plugin de signatura'</text:span><text:span text:style-name="T34">,</text:span><text:span text:style-name="T174">'SIGNATURA'</text:span><text:span text:style-name="T34">,</text:span><text:span text:style-name="T174">'0'</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ignatura.signarAnnexos'</text:span><text:span text:style-name="T34">,</text:span><text:span text:style-name="T156">null</text:span><text:span text:style-name="T34">,</text:span><text:span text:style-name="T174">'Indica si s''han de signar annexos'</text:span><text:span text:style-name="T34">,</text:span><text:span text:style-name="T174">'SIGNATURA'</text:span><text:span text:style-name="T34">,</text:span><text:span text:style-name="T174">'1'</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pi.firma.en.servidor.simple.endpoint'</text:span><text:span text:style-name="T34">,</text:span><text:span text:style-name="T156">null</text:span><text:span text:style-name="T34">,</text:span><text:span text:style-name="T174">'Endpoint'</text:span><text:span text:style-name="T34">,</text:span><text:span text:style-name="T174">'SIGNATURA'</text:span><text:span text:style-name="T34">,</text:span><text:span text:style-name="T174">'2'</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pi.firma.en.servidor.simple.username'</text:span><text:span text:style-name="T34">,</text:span><text:span text:style-name="T156">null</text:span><text:span text:style-name="T34">,</text:span><text:span text:style-name="T174">'Usuari'</text:span><text:span text:style-name="T34">,</text:span><text:span text:style-name="T174">'SIGNATURA'</text:span><text:span text:style-name="T34">,</text:span><text:span text:style-name="T174">'3'</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pi.firma.en.servidor.simple.password'</text:span><text:span text:style-name="T34">,</text:span><text:span text:style-name="T156">null</text:span><text:span text:style-name="T34">,</text:span><text:span text:style-name="T174">'Contrasenya'</text:span><text:span text:style-name="T34">,</text:span><text:span text:style-name="T174">'SIGNATURA'</text:span><text:span text:style-name="T34">,</text:span><text:span text:style-name="T174">'4'</text:span><text:span text:style-name="T34">,</text:span><text:span text:style-name="T174">'1'</text:span><text:span text:style-name="T34">,</text:span><text:span text:style-name="T174">'CREDENTIALS'</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pi.firma.en.servidor.simple.perfil'</text:span><text:span text:style-name="T34">,</text:span><text:span text:style-name="T156">null</text:span><text:span text:style-name="T34">,</text:span><text:span text:style-name="T174">'Propietat opcional per especificar el perfil de firma per la firma simple en el servidor. Per defecte: "CADES_DETACHED"'</text:span><text:span text:style-name="T34">,</text:span><text:span text:style-name="T174">'SIGNATURA'</text:span><text:span text:style-name="T34">,</text:span><text:span text:style-name="T174">'5'</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validatesignature.class'</text:span><text:span text:style-name="T34">,</text:span><text:span text:style-name="T156">null</text:span><text:span text:style-name="T34">,</text:span><text:span text:style-name="T174">'Classe de plugin de validació de firmes'</text:span><text:span text:style-name="T34">,</text:span><text:span text:style-name="T174">'VALID_SIGN'</text:span><text:span text:style-name="T34">,</text:span><text:span text:style-name="T174">'0'</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validatesignature.afirmacxf.debug'</text:span><text:span text:style-name="T34">,</text:span><text:span text:style-name="T156">null</text:span><text:span text:style-name="T34">,</text:span><text:span text:style-name="T174">'Indica si s''utiliza debug mode'</text:span><text:span text:style-name="T34">,</text:span><text:span text:style-name="T174">'VALID_SIGN'</text:span><text:span text:style-name="T34">,</text:span><text:span text:style-name="T174">'1'</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validatesignature.afirmacxf.applicationID'</text:span><text:span text:style-name="T34">,</text:span><text:span text:style-name="T156">null</text:span><text:span text:style-name="T34">,</text:span><text:span text:style-name="T174">'Id d''aplicació'</text:span><text:span text:style-name="T34">,</text:span><text:span text:style-name="T174">'VALID_SIGN'</text:span><text:span text:style-name="T34">,</text:span><text:span text:style-name="T174">'2'</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validatesignature.afirmacxf.printxml'</text:span><text:span text:style-name="T34">,</text:span><text:span text:style-name="T156">null</text:span><text:span text:style-name="T34">,</text:span><text:span text:style-name="T174">'Indica si es </text:span><text:soft-page-break/><text:span text:style-name="T174">mostra xml en debug mode'</text:span><text:span text:style-name="T34">,</text:span><text:span text:style-name="T174">'VALID_SIGN'</text:span><text:span text:style-name="T34">,</text:span><text:span text:style-name="T174">'3'</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validatesignature.afirmacxf.TransformersTemplatesPath'</text:span><text:span text:style-name="T34">,</text:span><text:span text:style-name="T156">null</text:span><text:span text:style-name="T34">,</text:span><text:span text:style-name="T174">'Path per transformers'</text:span><text:span text:style-name="T34">,</text:span><text:span text:style-name="T174">'VALID_SIGN'</text:span><text:span text:style-name="T34">,</text:span><text:span text:style-name="T174">'4'</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validatesignature.afirmacxf.endpoint'</text:span><text:span text:style-name="T34">,</text:span><text:span text:style-name="T156">null</text:span><text:span text:style-name="T34">,</text:span><text:span text:style-name="T174">'Endpoint'</text:span><text:span text:style-name="T34">,</text:span><text:span text:style-name="T174">'VALID_SIGN'</text:span><text:span text:style-name="T34">,</text:span><text:span text:style-name="T174">'5'</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validatesignature.afirmacxf.authorization.username'</text:span><text:span text:style-name="T34">,</text:span><text:span text:style-name="T156">null</text:span><text:span text:style-name="T34">,</text:span><text:span text:style-name="T174">'Usuari'</text:span><text:span text:style-name="T34">,</text:span><text:span text:style-name="T174">'VALID_SIGN'</text:span><text:span text:style-name="T34">,</text:span><text:span text:style-name="T174">'6'</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validatesignature.afirmacxf.authorization.password'</text:span><text:span text:style-name="T34">,</text:span><text:span text:style-name="T156">null</text:span><text:span text:style-name="T34">,</text:span><text:span text:style-name="T174">'Contrasenya'</text:span><text:span text:style-name="T34">,</text:span><text:span text:style-name="T174">'VALID_SIGN'</text:span><text:span text:style-name="T34">,</text:span><text:span text:style-name="T174">'7'</text:span><text:span text:style-name="T34">,</text:span><text:span text:style-name="T174">'1'</text:span><text:span text:style-name="T34">,</text:span><text:span text:style-name="T174">'CREDENTIALS'</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enviar.anotacions.backoffice.temps.espera.execucio'</text:span><text:span text:style-name="T34">,</text:span><text:span text:style-name="T156">null</text:span><text:span text:style-name="T34">,</text:span><text:span text:style-name="T174">'Iterval de temps entre les execucions de la tasca (ms)'</text:span><text:span text:style-name="T34">,</text:span><text:span text:style-name="T174">'SCHEDULLED_BACKOFFICE'</text:span><text:span text:style-name="T34">,</text:span><text:span text:style-name="T174">'0'</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enviar.anotacions.max.reintents'</text:span><text:span text:style-name="T34">,</text:span><text:span text:style-name="T156">null</text:span><text:span text:style-name="T34">,</text:span><text:span text:style-name="T174">'Nombre de reintents de enviar annotacions al backoffice'</text:span><text:span text:style-name="T34">,</text:span><text:span text:style-name="T174">'SCHEDULLED_BACKOFFICE'</text:span><text:span text:style-name="T34">,</text:span><text:span text:style-name="T174">'1'</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aplicar.regles.temps.espera.execucio'</text:span><text:span text:style-name="T34">,</text:span><text:span text:style-name="T156">null</text:span><text:span text:style-name="T34">,</text:span><text:span text:style-name="T174">'Iterval de temps entre les execucions de la tasca (ms)'</text:span><text:span text:style-name="T34">,</text:span><text:span text:style-name="T174">'SCHEDULLED_REGLES'</text:span><text:span text:style-name="T34">,</text:span><text:span text:style-name="T174">'0'</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aplicar.regles.max.reintents'</text:span><text:span text:style-name="T34">,</text:span><text:span text:style-name="T156">null</text:span><text:span text:style-name="T34">,</text:span><text:span text:style-name="T174">'Nombre de reintents de aplicar regles'</text:span><text:span text:style-name="T34">,</text:span><text:span text:style-name="T174">'SCHEDULLED_REGLES'</text:span><text:span text:style-name="T34">,</text:span><text:span text:style-name="T174">'1'</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tancar.contenidors.temps.espera.execucio'</text:span><text:span text:style-name="T34">,</text:span><text:span text:style-name="T156">null</text:span><text:span text:style-name="T34">,</text:span><text:span text:style-name="T174">'Iterval de temps entre les execucions de la tasca (ms)'</text:span><text:span text:style-name="T34">,</text:span><text:span text:style-name="T174">'SCHEDULLED_TANCAR'</text:span><text:span text:style-name="T34">,</text:span><text:span text:style-name="T174">'0'</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segonpla.email.bustia.periode.enviament.no.agrupat'</text:span><text:span text:style-name="T34">,</text:span><text:span text:style-name="T156">null</text:span><text:span text:style-name="T34">,</text:span><text:span text:style-name="T174">'Iterval de temps entre les execucions de la tasca (ms)'</text:span><text:span text:style-name="T34">,</text:span><text:span text:style-name="T174">'SCHEDULLED_EMAILS_NO_AGRUPATS'</text:span><text:span text:style-name="T34">,</text:span><text:span text:style-name="T174">'0'</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segonpla.email.bustia.cron.enviament.agrupat'</text:span><text:span text:style-name="T34">,</text:span><text:span text:style-name="T156">null</text:span><text:span text:style-name="T34">,</text:span><text:span text:style-name="T174">'Especificar l''expressió ''cron'' indicant l''interval de temps de les execucions de la tasca'</text:span><text:span text:style-name="T34">,</text:span><text:span text:style-name="T174">'SCHEDULLED_EMAILS_AGRUPATS'</text:span><text:span text:style-name="T34">,</text:span><text:span text:style-name="T174">'0'</text:span><text:span text:style-name="T34">,</text:span><text:span text:style-name="T174">'0'</text:span><text:span text:style-name="T34">,</text:span><text:span text:style-name="T174">'CRON'</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aib.conversio.imprimible.url'</text:span><text:span text:style-name="T34">,</text:span><text:span text:style-name="T156">null</text:span><text:span text:style-name="T34">,</text:span><text:span text:style-name="T174">'Url per generar versió imprimible'</text:span><text:span text:style-name="T34">,</text:span><text:span text:style-name="T174">'ARXIU'</text:span><text:span text:style-name="T34">,</text:span><text:span text:style-name="T174">'11'</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aib.conversio.imprimible.usuari'</text:span><text:span text:style-name="T34">,</text:span><text:span text:style-name="T156">null</text:span><text:span text:style-name="T34">,</text:span><text:span text:style-name="T174">'Usuari per generar versió imprimible'</text:span><text:span text:style-name="T34">,</text:span><text:span text:style-name="T174">'ARXIU'</text:span><text:span text:style-name="T34">,</text:span><text:span text:style-name="T174">'12'</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aib.conversio.imprimible.contrasenya'</text:span><text:span text:style-name="T34">,</text:span><text:span text:style-name="T156">null</text:span><text:span text:style-name="T34">,</text:span><text:span text:style-name="T174">'Contrasenya per generar versió imprimible'</text:span><text:span text:style-name="T34">,</text:span><text:span text:style-name="T174">'ARXIU'</text:span><text:span text:style-name="T34">,</text:span><text:span text:style-name="T174">'13'</text:span><text:span text:style-name="T34">,</text:span><text:span text:style-name="T174">'1'</text:span><text:span text:style-name="T34">,</text:span><text:span text:style-name="T174">'CREDENTIALS'</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datasource.jndi'</text:span><text:span text:style-name="T34">,</text:span><text:span text:style-name="T156">null</text:span><text:span text:style-name="T34">,</text:span><text:span text:style-name="T174">'JNDI'</text:span><text:span text:style-name="T34">,</text:span><text:span text:style-name="T174">'GENERAL'</text:span><text:span text:style-name="T34">,</text:span><text:span text:style-name="T174">'2'</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hibernate.dialect'</text:span><text:span text:style-name="T34">,</text:span><text:span text:style-name="T156">null</text:span><text:span text:style-name="T34">,</text:span><text:span text:style-name="T174">'Dialect'</text:span><text:span text:style-name="T34">,</text:span><text:span text:style-name="T174">'GENERAL'</text:span><text:span text:style-name="T34">,</text:span><text:span text:style-name="T174">'3'</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hibernate.show_sql'</text:span><text:span text:style-name="T34">,</text:span><text:span text:style-name="T156">null</text:span><text:span text:style-name="T34">,</text:span><text:span text:style-name="T174">'Indica si mostrar SQL en logs'</text:span><text:span text:style-name="T34">,</text:span><text:span text:style-name="T174">'GENERAL'</text:span><text:span text:style-name="T34">,</text:span><text:span text:style-name="T174">'4'</text:span><text:span text:style-name="T34">,</text:span><text:span text:style-name="T174">'1'</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hibernate.hbm2ddl.auto'</text:span><text:span text:style-name="T34">,</text:span><text:span text:style-name="T156">null</text:span><text:span text:style-name="T34">,</text:span><text:span text:style-name="T174">'hbm2ddl'</text:span><text:span text:style-name="T34">,</text:span><text:span text:style-name="T174">'GENERAL'</text:span><text:span text:style-name="T34">,</text:span><text:span text:style-name="T174">'5'</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anotacions.registre.expedient.classificacio'</text:span><text:span text:style-name="T34">,</text:span><text:span text:style-name="T156">null</text:span><text:span text:style-name="T34">,</text:span><text:span text:style-name="T174">'Classificació'</text:span><text:span text:style-name="T34">,</text:span><text:span text:style-name="T174">'ARXIU'</text:span><text:span text:style-name="T34">,</text:span><text:span text:style-name="T174">'14'</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anotacions.registre.expedient.serie.documental'</text:span><text:span text:style-name="T34">,</text:span><text:span text:style-name="T156">null</text:span><text:span text:style-name="T34">,</text:span><text:span text:style-name="T174">'Serie documental'</text:span><text:span text:style-name="T34">,</text:span><text:span text:style-name="T174">'ARXIU'</text:span><text:span text:style-name="T34">,</text:span><text:span text:style-name="T174">'15'</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backoffice.integracio.clau'</text:span><text:span text:style-name="T34">,</text:span><text:span text:style-name="T156">null</text:span><text:span text:style-name="T34">,</text:span><text:span text:style-name="T174">'Clau per xifratge'</text:span><text:span text:style-name="T34">,</text:span><text:span text:style-name="T174">'SCHEDULLED_BACKOFFICE'</text:span><text:span text:style-name="T34">,</text:span><text:span text:style-name="T174">'2'</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backoffice.integracio.retornarAnnexIFirmaContingut'</text:span><text:span text:style-name="T34">,</text:span><text:span text:style-name="T156">null</text:span><text:span text:style-name="T34">,</text:span><text:span text:style-name="T174">'Enviar contingut al backoffice'</text:span><text:span text:style-name="T34">,</text:span><text:span text:style-name="T174">'SCHEDULLED_BACKOFFICE'</text:span><text:span text:style-name="T34">,</text:span><text:span text:style-name="T174">'3'</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anotacions.permetre.reservar'</text:span><text:span text:style-name="T34">,</text:span><text:span text:style-name="T156">null</text:span><text:span text:style-name="T34">,</text:span><text:span text:style-name="T174">'Poder reservar/agafar un assentament abans de marcar-lo com a processat'</text:span><text:span text:style-name="T34">,</text:span><text:span text:style-name="T174">'GENERAL'</text:span><text:span text:style-name="T34">,</text:span><text:span text:style-name="T174">'6'</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distribucio.fitxers.duplicar.contingut.arxiu'</text:span><text:span text:style-name="T34">,</text:span><text:span text:style-name="T156">null</text:span><text:span text:style-name="T34">,</text:span><text:span text:style-name="T174">'Duplicar contingut en arxiu'</text:span><text:span text:style-name="T34">,</text:span><text:span text:style-name="T174">'GENERAL'</text:span><text:span text:style-name="T34">,</text:span><text:span text:style-name="T174">'8'</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contingut.reenviar.favorits'</text:span><text:span text:style-name="T34">,</text:span><text:span text:style-name="T156">null</text:span><text:span text:style-name="T34">,</text:span><text:span text:style-name="T174">'Favorits permes'</text:span><text:span text:style-name="T34">,</text:span><text:span text:style-name="T174">'GENERAL'</text:span><text:span text:style-name="T34">,</text:span><text:span text:style-name="T174">'9'</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contingut.enviar.coneixement'</text:span><text:span text:style-name="T34">,</text:span><text:span text:style-name="T156">null</text:span><text:span text:style-name="T34">,</text:span><text:span text:style-name="T174">'Poder reenviar a bústies només per a coneixement'</text:span><text:span text:style-name="T34">,</text:span><text:span text:style-name="T174">'GENERAL'</text:span><text:span text:style-name="T34">,</text:span><text:span text:style-name="T174">'10'</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contingut.enviar.arbre.nivell'</text:span><text:span text:style-name="T34">,</text:span><text:span text:style-name="T156">null</text:span><text:span text:style-name="T34">,</text:span><text:span text:style-name="T174">'Propietat per indicar fins a quin nivell obrir l''arbre d''unitats al reenviar una anotació (defecte = 1)'</text:span><text:span text:style-name="T34">,</text:span><text:span text:style-name="T174">'GENERAL'</text:span><text:span text:style-name="T34">,</text:span><text:span text:style-name="T174">'11'</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lass'</text:span><text:span text:style-name="T34">,</text:span><text:span text:style-name="T156">null</text:span><text:span text:style-name="T34">,</text:span><text:span text:style-name="T174">'Classe Arxiu'</text:span><text:span text:style-name="T34">,</text:span><text:span text:style-name="T174">'ARXIU'</text:span><text:span text:style-name="T34">,</text:span><text:span text:style-name="T174">'0'</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entitat.logos.base.dir'</text:span><text:span text:style-name="T34">,</text:span><text:span text:style-name="T156">null</text:span><text:span text:style-name="T34">,</text:span><text:span text:style-name="T174">'Ruta de una carpeta amb Logos'</text:span><text:span text:style-name="T34">,</text:span><text:span text:style-name="T174">'GENERAL'</text:span><text:span text:style-name="T34">,</text:span><text:span text:style-name="T174">'7'</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suporta.metadades'</text:span><text:span text:style-name="T34">,</text:span><text:span text:style-name="T156">null</text:span><text:span text:style-name="T34">,</text:span><text:span text:style-name="T174">'Suporta metadades'</text:span><text:span text:style-name="T34">,</text:span><text:span text:style-name="T174">'ARXIU'</text:span><text:span text:style-name="T34">,</text:span><text:span text:style-name="T174">'7'</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aib.aplicacio.codi'</text:span><text:span text:style-name="T34">,</text:span><text:span text:style-name="T156">null</text:span><text:span text:style-name="T34">,</text:span><text:span text:style-name="T174">'Codi aplicació'</text:span><text:span text:style-name="T34">,</text:span><text:span text:style-name="T174">'ARXIU'</text:span><text:span text:style-name="T34">,</text:span><text:span text:style-name="T174">'2'</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aib.csv.definicio'</text:span><text:span text:style-name="T34">,</text:span><text:span text:style-name="T156">null</text:span><text:span text:style-name="T34">,</text:span><text:span text:style-name="T174">'CSV definició'</text:span><text:span text:style-name="T34">,</text:span><text:span text:style-name="T174">'ARXIU'</text:span><text:span text:style-name="T34">,</text:span><text:span text:style-name="T174">'5'</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4">'es.caib.distribucio.plugin.arxiu.caib.timeout.connect'</text:span><text:span text:style-name="T34">,</text:span><text:span text:style-name="T156">null</text:span><text:span text:style-name="T34">,</text:span><text:span text:style-name="T174">'Timeout connect'</text:span><text:span text:style-name="T34">,</text:span><text:span text:style-name="T174">'ARXIU'</text:span><text:span text:style-name="T34">,</text:span><text:span text:style-name="T174">'9'</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aib.timeout.read'</text:span><text:span text:style-name="T34">,</text:span><text:span text:style-name="T156">null</text:span><text:span text:style-name="T34">,</text:span><text:span text:style-name="T174">'Timeout read'</text:span><text:span text:style-name="T34">,</text:span><text:span text:style-name="T174">'ARXIU'</text:span><text:span text:style-name="T34">,</text:span><text:span text:style-name="T174">'10'</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sv.base.url'</text:span><text:span text:style-name="T34">,</text:span><text:span text:style-name="T156">null</text:span><text:span text:style-name="T34">,</text:span><text:span text:style-name="T174">'Url base CSV'</text:span><text:span text:style-name="T34">,</text:span><text:span text:style-name="T174">'ARXIU'</text:span><text:span text:style-name="T34">,</text:span><text:span text:style-name="T174">'8'</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aib.base.url'</text:span><text:span text:style-name="T34">,</text:span><text:span text:style-name="T156">null</text:span><text:span text:style-name="T34">,</text:span><text:span text:style-name="T174">'Url base ARXIU'</text:span><text:span text:style-name="T34">,</text:span><text:span text:style-name="T174">'ARXIU'</text:span><text:span text:style-name="T34">,</text:span><text:span text:style-name="T174">'1'</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aib.usuari'</text:span><text:span text:style-name="T34">,</text:span><text:span text:style-name="T156">null</text:span><text:span text:style-name="T34">,</text:span><text:span text:style-name="T174">'Usuari arxiu'</text:span><text:span text:style-name="T34">,</text:span><text:span text:style-name="T174">'ARXIU'</text:span><text:span text:style-name="T34">,</text:span><text:span text:style-name="T174">'3'</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arxiu.caib.contrasenya'</text:span><text:span text:style-name="T34">,</text:span><text:span text:style-name="T156">null</text:span><text:span text:style-name="T34">,</text:span><text:span text:style-name="T174">'Password arxiu'</text:span><text:span text:style-name="T34">,</text:span><text:span text:style-name="T174">'ARXIU'</text:span><text:span text:style-name="T34">,</text:span><text:span text:style-name="T174">'4'</text:span><text:span text:style-name="T34">,</text:span><text:span text:style-name="T174">'1'</text:span><text:span text:style-name="T34">,</text:span><text:span text:style-name="T174">'CREDENTIALS'</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gesdoc.class'</text:span><text:span text:style-name="T34">,</text:span><text:span text:style-name="T156">null</text:span><text:span text:style-name="T34">,</text:span><text:span text:style-name="T174">'Nom de la classe per a gestionar l''emmagatzament de documents'</text:span><text:span text:style-name="T34">,</text:span><text:span text:style-name="T174">'GES_DOC'</text:span><text:span text:style-name="T34">,</text:span><text:span text:style-name="T174">'0'</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gesdoc.filesystem.base.dir'</text:span><text:span text:style-name="T34">,</text:span><text:span text:style-name="T156">null</text:span><text:span text:style-name="T34">,</text:span><text:span text:style-name="T174">'Directori del sistema de fitxers on emmagatzemar els documents'</text:span><text:span text:style-name="T34">,</text:span><text:span text:style-name="T174">'GES_DOC'</text:span><text:span text:style-name="T34">,</text:span><text:span text:style-name="T174">'1'</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class'</text:span><text:span text:style-name="T34">,</text:span><text:span text:style-name="T156">null</text:span><text:span text:style-name="T34">,</text:span><text:span text:style-name="T174">'Classe per a gestionar l''accés al plugin d''usuaris'</text:span><text:span text:style-name="T34">,</text:span><text:span text:style-name="T174">'USUARIS'</text:span><text:span text:style-name="T34">,</text:span><text:span text:style-name="T174">'0'</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jdbc.datasource.jndi.name'</text:span><text:span text:style-name="T34">,</text:span><text:span text:style-name="T156">null</text:span><text:span text:style-name="T34">,</text:span><text:span text:style-name="T174">'Datasource dels usuaris'</text:span><text:span text:style-name="T34">,</text:span><text:span text:style-name="T174">'USUARIS'</text:span><text:span text:style-name="T34">,</text:span><text:span text:style-name="T174">'1'</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jdbc.query.codi'</text:span><text:span text:style-name="T34">,</text:span><text:span text:style-name="T156">null</text:span><text:span text:style-name="T34">,</text:span><text:span text:style-name="T174">'Consulta d''usuaris per codi'</text:span><text:span text:style-name="T34">,</text:span><text:span text:style-name="T174">'USUARIS'</text:span><text:span text:style-name="T34">,</text:span><text:span text:style-name="T174">'2'</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jdbc.query.nif'</text:span><text:span text:style-name="T34">,</text:span><text:span text:style-name="T156">null</text:span><text:span text:style-name="T34">,</text:span><text:span text:style-name="T174">'Consulta d''usuaris per nif'</text:span><text:span text:style-name="T34">,</text:span><text:span text:style-name="T174">'USUARIS'</text:span><text:span text:style-name="T34">,</text:span><text:span text:style-name="T174">'3'</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jdbc.query.rols'</text:span><text:span text:style-name="T34">,</text:span><text:span text:style-name="T156">null</text:span><text:span text:style-name="T34">,</text:span><text:span text:style-name="T174">'Consulta d''usuaris per rols'</text:span><text:span text:style-name="T34">,</text:span><text:span text:style-name="T174">'USUARIS'</text:span><text:span text:style-name="T34">,</text:span><text:span text:style-name="T174">'4'</text:span><text:span text:style-name="T34">,</text:span><text:span text:style-name="T174">'1'</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jdbc.query.grup'</text:span><text:span text:style-name="T34">,</text:span><text:span text:style-name="T156">null</text:span><text:span text:style-name="T34">,</text:span><text:span text:style-name="T174">'Consulta d''usuaris per grup'</text:span><text:span text:style-name="T34">,</text:span><text:span text:style-name="T174">'USUARIS'</text:span><text:span text:style-name="T34">,</text:span><text:span text:style-name="T174">'5'</text:span><text:span text:style-name="T34">,</text:span><text:span text:style-name="T174">'1'</text:span><text:span text:style-name="T34">,</text:span><text:span text:style-name="T174">'INT'</text:span><text:span text:style-name="T34">,</text:span><text:span text:style-name="T156">null</text:span><text:span text:style-name="T34">,</text:span><text:span text:style-name="T156">null</text:span><text:span text:style-name="T34">);</text:span></text:p>
            <text:p text:style-name="P649"/>
            <text:p text:style-name="P649"/>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49"/>
            <text:p text:style-name="P412">-- #362 Error esborrant bústia quan hi ha moviments de registres que hi fan referència</text:p>
            <text:p text:style-name="P412">-- Elimina las FK de la taula de moviments</text:p>
            <text:p text:style-name="P454"><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54"><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49"/>
            <text:p text:style-name="P454"><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54"><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49"/>
            <text:p text:style-name="P454"><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54"><text:span text:style-name="T65">WHERE</text:span><text:span text:style-name="T34"> ORIGEN_ID </text:span><text:span text:style-name="T65">IS</text:span><text:span text:style-name="T34"> </text:span><text:span text:style-name="T65">NOT</text:span><text:span text:style-name="T34"> </text:span><text:span text:style-name="T156">NULL</text:span><text:span text:style-name="T34">;</text:span></text:p>
            <text:p text:style-name="P649"/>
            <text:p text:style-name="P454"><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54"><text:span text:style-name="T65">WHERE</text:span><text:span text:style-name="T34"> DESTI_ID </text:span><text:span text:style-name="T65">IS</text:span><text:span text:style-name="T34"> </text:span><text:span text:style-name="T65">NOT</text:span><text:span text:style-name="T34"> </text:span><text:span text:style-name="T156">NULL</text:span><text:span text:style-name="T34">;</text:span></text:p>
            <text:p text:style-name="P649"/>
            <text:p text:style-name="P412">--#374 Posar el logo de l'entitat a FileSystem</text:p>
            <text:p text:style-name="P454"><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49"/>
            <text:p text:style-name="P412">-- #378 Problema per definir regla amb múltiples SIAs </text:p>
            <text:p text:style-name="P454"><text:span text:style-name="T65">ALTER</text:span><text:span text:style-name="T34"> </text:span><text:span text:style-name="T65">TABLE</text:span><text:span text:style-name="T34"> DIS_REGLA MODIFY PROCEDIMENT_CODI VARCHAR2(1024);</text:span></text:p>
            <text:p text:style-name="P649"/>
            <text:p text:style-name="P218"/>
          </table:table-cell>
        </table:table-row>
      </table:table>
      <text:p text:style-name="P576"/>
      <text:p text:style-name="P116"/>
      <text:p text:style-name="P52"><text:span text:style-name="T6">Propietats globals</text:span>: </text:p>
      <text:list xml:id="list2295356343" text:style-name="L72">
        <text:list-header>
          <text:p text:style-name="P889"/>
        </text:list-header>
      </text:list>
      <table:table table:name="Tabela8" table:style-name="Tabela8">
        <table:table-column table:style-name="Tabela8.A"/>
        <table:table-row table:style-name="TableLine393252304">
          <table:table-cell table:style-name="Tabela8.A1" office:value-type="string">
            <text:p text:style-name="P581"><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78"><text:span text:style-name="T34">es.caib.distribucio.entitat.logos.base.dir=</text:span><text:span text:style-name="T40">/opt/</text:span><text:span text:style-name="T46">logos</text:span></text:p>
          </table:table-cell>
        </table:table-row>
      </table:table>
      <text:p text:style-name="P498"/>
      <text:list xml:id="list143045523048442" text:continue-list="list143045499714432" text:style-name="Outline">
        <text:list-item>
          <text:list>
            <text:list-header>
              <text:h text:style-name="P750" text:outline-level="2" text:is-list-header="true"><text:bookmark-start text:name="__RefHeading___Toc51178_3323466580"/><text:span text:style-name="T161">Versió 0.9.</text:span><text:span text:style-name="T91">3</text:span><text:span text:style-name="T105">7</text:span><text:span text:style-name="T83">.</text:span><text:span text:style-name="T91">1</text:span><text:span text:style-name="T79"> </text:span><text:span text:style-name="T80">C</text:span><text:span text:style-name="T83">orrecció f</text:span><text:span text:style-name="T105">iltre d'annexos tècnics</text:span><text:bookmark-end text:name="__RefHeading___Toc51178_3323466580"/></text:h>
            </text:list-header>
          </text:list>
        </text:list-item>
      </text:list>
      <text:p text:style-name="P360">Data: <text:span text:style-name="T216">14</text:span>/0<text:span text:style-name="T216">9</text:span>/202<text:span text:style-name="T216">1 16:00h</text:span></text:p>
      <text:p text:style-name="P360"/>
      <text:p text:style-name="P166">Resum: Correcció de l'error pel qual es filtraven malament els fitxers tècnics en el detall per usuaris.</text:p>
      <text:p text:style-name="P360"/>
      <text:p text:style-name="P539"><text:soft-page-break/>Errors resolts:</text:p>
      <text:list xml:id="list143045718329463" text:continue-list="list143045632334350" text:style-name="L64">
        <text:list-item>
          <text:p text:style-name="P868">N<text:span text:style-name="T242">o es mostren els annexos de tipus document adjunt al formulari i sí es mostren els documents tècnics per a usuaris.</text:span></text:p>
        </text:list-item>
      </text:list>
      <text:p text:style-name="P303"/>
      <text:p text:style-name="P117">Base de dades:<text:span text:style-name="T5"> </text:span></text:p>
      <text:list xml:id="list3213667638" text:style-name="L73">
        <text:list-item>
          <text:p text:style-name="P924">S<text:span text:style-name="T187">ense canvis</text:span></text:p>
        </text:list-item>
      </text:list>
      <text:p text:style-name="P117"/>
      <text:p text:style-name="P53"><text:span text:style-name="T6">Propietats globals</text:span>: </text:p>
      <text:list xml:id="list4192423454" text:style-name="L74">
        <text:list-item>
          <text:p text:style-name="P891">Sense canvis</text:p>
        </text:list-item>
      </text:list>
      <text:p text:style-name="P499"/>
      <text:list xml:id="list143045022134936" text:continue-list="list143045523048442" text:style-name="Outline">
        <text:list-item>
          <text:list>
            <text:list-header>
              <text:h text:style-name="P751" text:outline-level="2" text:is-list-header="true"><text:bookmark-start text:name="__RefHeading___Toc215555_3323466580"/><text:span text:style-name="T161">Versió 0.9.</text:span><text:span text:style-name="T91">3</text:span><text:span text:style-name="T105">7</text:span><text:span text:style-name="T83">.</text:span><text:span text:style-name="T106">2</text:span><text:span text:style-name="T79"> </text:span><text:span text:style-name="T80">C</text:span><text:span text:style-name="T106">orrecció accions múltiples usuaris</text:span><text:bookmark-end text:name="__RefHeading___Toc215555_3323466580"/></text:h>
            </text:list-header>
          </text:list>
        </text:list-item>
      </text:list>
      <text:p text:style-name="P361">Data: <text:span text:style-name="T243">22</text:span>/0<text:span text:style-name="T216">9</text:span>/202<text:span text:style-name="T216">1 15:00h</text:span></text:p>
      <text:p text:style-name="P361"/>
      <text:p text:style-name="P167">Resum: Correcció de l'error pel qual no es poden processar múltiples registres per usuaris no administradors.</text:p>
      <text:p text:style-name="P361"/>
      <text:p text:style-name="P540">Errors resolts:</text:p>
      <text:list xml:id="list143045064677536" text:continue-list="list143045718329463" text:style-name="L64">
        <text:list-item>
          <text:p text:style-name="P869"><text:a xlink:type="simple" xlink:href="https://github.com/GovernIB/distribucio/issues/387" text:style-name="Internet_20_link" text:visited-style-name="Visited_20_Internet_20_Link"><text:span text:style-name="T242">#387</text:span></text:a><text:span text:style-name="T242"> S'intenta recuperar una anotació amb una cridada que requereix DIS_ADMIN al intentar fer un processament múltiple des de perfil Usuari.</text:span></text:p>
        </text:list-item>
      </text:list>
      <text:p text:style-name="P304"/>
      <text:p text:style-name="P118">Base de dades:<text:span text:style-name="T5"> </text:span></text:p>
      <text:list xml:id="list348226227" text:style-name="L75">
        <text:list-item>
          <text:p text:style-name="P925">S<text:span text:style-name="T187">ense canvis</text:span></text:p>
        </text:list-item>
      </text:list>
      <text:p text:style-name="P118"/>
      <text:p text:style-name="P54"><text:span text:style-name="T6">Propietats globals</text:span>: </text:p>
      <text:list xml:id="list2204938831" text:style-name="L76">
        <text:list-item>
          <text:p text:style-name="P892">Sense canvis</text:p>
        </text:list-item>
      </text:list>
      <text:p text:style-name="P500"/>
      <text:list xml:id="list143046315086855" text:continue-list="list143045022134936" text:style-name="Outline">
        <text:list-item>
          <text:list>
            <text:list-header>
              <text:h text:style-name="P752" text:outline-level="2" text:is-list-header="true"><text:bookmark-start text:name="__RefHeading___Toc125562_3002973793"/><text:span text:style-name="T161">Versió 0.9.3</text:span><text:span text:style-name="T91">8</text:span><text:span text:style-name="T79"> </text:span><text:span text:style-name="T107">N</text:span><text:span text:style-name="T108">ou mòdu</text:span><text:span text:style-name="T109">l</text:span><text:span text:style-name="T108"> de dades estadístiques, reconeixement tipus i perfil de firma Portasignatures, altres</text:span><text:bookmark-end text:name="__RefHeading___Toc125562_3002973793"/></text:h>
            </text:list-header>
          </text:list>
        </text:list-item>
      </text:list>
      <text:p text:style-name="P362">Data: <text:span text:style-name="T216">19</text:span>/<text:span text:style-name="T244">11</text:span>/202<text:span text:style-name="T216">1 18:00h</text:span></text:p>
      <text:p text:style-name="P362"/>
      <text:p text:style-name="P168">Resum: Nou mòdul de consulta i recopilació de dades històriques. Reconeixement del tipus i perfil de la firma retornada pel Portasignatures. Altres millores.</text:p>
      <text:p text:style-name="P362"/>
      <text:p text:style-name="P587">Millores incloses:</text:p>
      <text:list xml:id="list3190317662" text:style-name="L77">
        <text:list-item>
          <text:p text:style-name="P979"><text:a xlink:type="simple" xlink:href="https://github.com/GovernIB/distribucio/issues/167" text:style-name="Internet_20_link" text:visited-style-name="Visited_20_Internet_20_Link">#167</text:a><text:span text:style-name="T245"> </text:span>Afegir un mòdul d’estadístiques</text:p>
        </text:list-item>
        <text:list-item>
          <text:p text:style-name="P980"><text:a xlink:type="simple" xlink:href="https://github.com/GovernIB/distribucio/issues/385" text:style-name="Internet_20_link" text:visited-style-name="Visited_20_Internet_20_Link">#385</text:a><text:span text:style-name="T246"> </text:span>Afegir desplegable al filtre per remitent </text:p>
        </text:list-item>
        <text:list-item>
          <text:p text:style-name="P980"><text:a xlink:type="simple" xlink:href="https://github.com/GovernIB/distribucio/issues/381" text:style-name="Internet_20_link" text:visited-style-name="Visited_20_Internet_20_Link">#381</text:a><text:span text:style-name="T246"> </text:span>Buidar la selecció d'anotacions en cas de nova cerca </text:p>
        </text:list-item>
        <text:list-item>
          <text:p text:style-name="P943"><text:a xlink:type="simple" xlink:href="https://github.com/GovernIB/distribucio/issues/376" text:style-name="Internet_20_link" text:visited-style-name="Visited_20_Internet_20_Link">#376</text:a><text:span text:style-name="T246"> </text:span>Recordar perfil de l'usuari </text:p>
        </text:list-item>
        <text:list-item>
          <text:p text:style-name="P943"><text:a xlink:type="simple" xlink:href="https://github.com/GovernIB/distribucio/issues/377" text:style-name="Internet_20_link" text:visited-style-name="Visited_20_Internet_20_Link">#377</text:a><text:span text:style-name="T246"> </text:span>Revisar l'accés a les seccions d'administrador i superusuari </text:p>
        </text:list-item>
        <text:list-item>
          <text:p text:style-name="P944"><text:a xlink:type="simple" xlink:href="https://github.com/GovernIB/distribucio/issues/301" text:style-name="Internet_20_link" text:visited-style-name="Visited_20_Internet_20_Link">#301</text:a><text:span text:style-name="T247"> </text:span>Poder veure que usuaris tenen permisos sobre una bústia al reenviar </text:p>
        </text:list-item>
        <text:list-item>
          <text:p text:style-name="P945"><text:a xlink:type="simple" xlink:href="https://github.com/GovernIB/distribucio/issues/383" text:style-name="Internet_20_link" text:visited-style-name="Visited_20_Internet_20_Link">#383</text:a><text:span text:style-name="T248"> </text:span>La reserva d'anotacions és molt lenta </text:p>
        </text:list-item>
        <text:list-item>
          <text:p text:style-name="P945"><text:a xlink:type="simple" xlink:href="https://github.com/GovernIB/distribucio/issues/379" text:style-name="Internet_20_link" text:visited-style-name="Visited_20_Internet_20_Link">#379</text:a><text:span text:style-name="T248"> </text:span>Canviar el format del tipus d'anotació (tramitació/coneixement) </text:p>
        </text:list-item>
        <text:list-item>
          <text:p text:style-name="P945"><text:soft-page-break/><text:a xlink:type="simple" xlink:href="https://github.com/GovernIB/distribucio/issues/380" text:style-name="Internet_20_link" text:visited-style-name="Visited_20_Internet_20_Link">#380</text:a><text:span text:style-name="T248"> </text:span>Poder seleccionar una bústia per defecte per usuari </text:p>
        </text:list-item>
        <text:list-item>
          <text:p text:style-name="P945"><text:a xlink:type="simple" xlink:href="https://github.com/GovernIB/distribucio/issues/382" text:style-name="Internet_20_link" text:visited-style-name="Visited_20_Internet_20_Link">#382</text:a><text:span text:style-name="T248"> </text:span>L'usuari que ha bloquejat un assentament hauria de poder realitzar accions sobre ell </text:p>
        </text:list-item>
      </text:list>
      <text:p text:style-name="P541"/>
      <text:p text:style-name="P541">Errors resolts:</text:p>
      <text:list xml:id="list143046039122836" text:continue-list="list143045064677536" text:style-name="L64">
        <text:list-item>
          <text:p text:style-name="P870">#391 Afegir comprovació de la signatura dels documents signats per portafib </text:p>
        </text:list-item>
      </text:list>
      <text:p text:style-name="P305"/>
      <text:p text:style-name="P119">Base de dades:<text:span text:style-name="T5"> </text:span></text:p>
      <text:list xml:id="list3575222501" text:style-name="L78">
        <text:list-item>
          <text:p text:style-name="P926">distribucio_update_0.9.38.sql (Oracle)</text:p>
        </text:list-item>
      </text:list>
      <table:table table:name="Table11" table:style-name="Table11">
        <table:table-column table:style-name="Table11.A"/>
        <table:table-row table:style-name="TableLine393250288">
          <table:table-cell table:style-name="Table11.A1" office:value-type="string">
            <text:p text:style-name="P412">--#376 Recordar perfil de l'usuari</text:p>
            <text:p text:style-name="P454"><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49"/>
            <text:p text:style-name="P412">-- # 167 Afegir un mòdul d’estadístiques</text:p>
            <text:p text:style-name="P412">-- Crear taules per anotacions, estat i busties</text:p>
            <text:p text:style-name="P649"/>
            <text:p text:style-name="P454"><text:span text:style-name="T65">CREATE</text:span><text:span text:style-name="T34"> </text:span><text:span text:style-name="T65">TABLE</text:span><text:span text:style-name="T34"> DIS_HIS_ANOTACIO</text:span></text:p>
            <text:p text:style-name="P218">(</text:p>
            <text:p text:style-name="P454"><text:span text:style-name="T34"><text:tab/>ID<text:tab/><text:tab/><text:tab/><text:tab/><text:tab/><text:tab/> NUMBER(19)<text:tab/> <text:s text:c="3"/></text:span><text:span text:style-name="T65">NOT</text:span><text:span text:style-name="T34"> </text:span><text:span text:style-name="T156">NULL</text:span><text:span text:style-name="T34">,</text:span></text:p>
            <text:p text:style-name="P454"><text:span text:style-name="T34"><text:s text:c="4"/>ENTITAT_ID <text:s text:c="14"/>NUMBER(19) <text:s text:c="4"/></text:span><text:span text:style-name="T65">NOT</text:span><text:span text:style-name="T34"> </text:span><text:span text:style-name="T156">NULL</text:span><text:span text:style-name="T34">,</text:span></text:p>
            <text:p text:style-name="P218"><text:s text:c="4"/>UNITAT_ID <text:s text:c="15"/>NUMBER(19),</text:p>
            <text:p text:style-name="P454"><text:span text:style-name="T34"><text:s text:c="4"/>TIPUS <text:s text:c="19"/>VARCHAR2(16 </text:span><text:span text:style-name="T65">CHAR</text:span><text:span text:style-name="T34">) </text:span><text:span text:style-name="T65">NOT</text:span><text:span text:style-name="T34"> </text:span><text:span text:style-name="T156">NULL</text:span><text:span text:style-name="T34">,</text:span></text:p>
            <text:p text:style-name="P454"><text:span text:style-name="T34"><text:s text:c="4"/>DATA <text:s text:c="20"/></text:span><text:span text:style-name="T65">TIMESTAMP</text:span><text:span text:style-name="T34">(6) <text:s text:c="2"/></text:span><text:span text:style-name="T65">NOT</text:span><text:span text:style-name="T34"> </text:span><text:span text:style-name="T156">NULL</text:span><text:span text:style-name="T34">,</text:span></text:p>
            <text:p text:style-name="P454"><text:span text:style-name="T34"><text:s text:c="4"/>ANOTACIONS <text:s text:c="14"/>NUMBER(19)<text:tab/> <text:s text:c="3"/></text:span><text:span text:style-name="T65">NOT</text:span><text:span text:style-name="T34"> </text:span><text:span text:style-name="T156">NULL</text:span><text:span text:style-name="T34">,</text:span></text:p>
            <text:p text:style-name="P454"><text:span text:style-name="T34"><text:s text:c="4"/>ANOTACIONS_TOTAL <text:s text:c="8"/>NUMBER(19)<text:tab/> <text:s text:c="3"/></text:span><text:span text:style-name="T65">NOT</text:span><text:span text:style-name="T34"> </text:span><text:span text:style-name="T156">NULL</text:span><text:span text:style-name="T34">,</text:span></text:p>
            <text:p text:style-name="P454"><text:span text:style-name="T34"><text:s text:c="4"/>REENVIAMENTS <text:s text:c="12"/>NUMBER(19)<text:tab/> <text:s text:c="3"/></text:span><text:span text:style-name="T65">NOT</text:span><text:span text:style-name="T34"> </text:span><text:span text:style-name="T156">NULL</text:span><text:span text:style-name="T34">,</text:span></text:p>
            <text:p text:style-name="P454"><text:span text:style-name="T34"><text:s text:c="4"/>EMAILS <text:s text:c="18"/>NUMBER(19)<text:tab/> <text:s text:c="3"/></text:span><text:span text:style-name="T65">NOT</text:span><text:span text:style-name="T34"> </text:span><text:span text:style-name="T156">NULL</text:span><text:span text:style-name="T34">,</text:span></text:p>
            <text:p text:style-name="P454"><text:span text:style-name="T34"><text:s text:c="4"/>JUSTIFICANTS <text:s text:c="12"/>NUMBER(19)<text:tab/> <text:s text:c="3"/></text:span><text:span text:style-name="T65">NOT</text:span><text:span text:style-name="T34"> </text:span><text:span text:style-name="T156">NULL</text:span><text:span text:style-name="T34">,</text:span></text:p>
            <text:p text:style-name="P454"><text:span text:style-name="T34"><text:s text:c="4"/>ANNEXOS <text:s text:c="17"/>NUMBER(19)<text:tab/> <text:s text:c="3"/></text:span><text:span text:style-name="T65">NOT</text:span><text:span text:style-name="T34"> </text:span><text:span text:style-name="T156">NULL</text:span><text:span text:style-name="T34">,</text:span></text:p>
            <text:p text:style-name="P454"><text:span text:style-name="T34"><text:s text:c="4"/>BUSTIES <text:s text:c="17"/>NUMBER(19)<text:tab/> <text:s text:c="3"/></text:span><text:span text:style-name="T65">NOT</text:span><text:span text:style-name="T34"> </text:span><text:span text:style-name="T156">NULL</text:span><text:span text:style-name="T34">,</text:span></text:p>
            <text:p text:style-name="P454"><text:span text:style-name="T34"><text:s text:c="4"/>USUARIS <text:s text:c="17"/>NUMBER(19)<text:tab/> <text:s text:c="3"/></text:span><text:span text:style-name="T65">NOT</text:span><text:span text:style-name="T34"> </text:span><text:span text:style-name="T156">NULL</text:span></text:p>
            <text:p text:style-name="P218">);</text:p>
            <text:p text:style-name="P649"/>
            <text:p text:style-name="P454"><text:span text:style-name="T65">CREATE</text:span><text:span text:style-name="T34"> </text:span><text:span text:style-name="T65">TABLE</text:span><text:span text:style-name="T34"> DIS_HIS_ESTAT</text:span></text:p>
            <text:p text:style-name="P218">(</text:p>
            <text:p text:style-name="P454"><text:span text:style-name="T34"><text:tab/>ID<text:tab/><text:tab/><text:tab/><text:tab/><text:tab/><text:tab/> NUMBER(19)<text:tab/> <text:s text:c="3"/></text:span><text:span text:style-name="T65">NOT</text:span><text:span text:style-name="T34"> </text:span><text:span text:style-name="T156">NULL</text:span><text:span text:style-name="T34">,</text:span></text:p>
            <text:p text:style-name="P454"><text:span text:style-name="T34"><text:s text:c="4"/>ENTITAT_ID <text:s text:c="14"/>NUMBER(19) <text:s text:c="4"/></text:span><text:span text:style-name="T65">NOT</text:span><text:span text:style-name="T34"> </text:span><text:span text:style-name="T156">NULL</text:span><text:span text:style-name="T34">,</text:span></text:p>
            <text:p text:style-name="P218"><text:s text:c="4"/>UNITAT_ID <text:s text:c="15"/>NUMBER(19),</text:p>
            <text:p text:style-name="P454"><text:span text:style-name="T34"><text:s text:c="4"/>TIPUS <text:s text:c="19"/>VARCHAR2(16 </text:span><text:span text:style-name="T65">CHAR</text:span><text:span text:style-name="T34">) </text:span><text:span text:style-name="T65">NOT</text:span><text:span text:style-name="T34"> </text:span><text:span text:style-name="T156">NULL</text:span><text:span text:style-name="T34">,</text:span></text:p>
            <text:p text:style-name="P454"><text:span text:style-name="T34"><text:s text:c="4"/>DATA <text:s text:c="20"/></text:span><text:span text:style-name="T65">TIMESTAMP</text:span><text:span text:style-name="T34">(6) <text:s text:c="2"/></text:span><text:span text:style-name="T65">NOT</text:span><text:span text:style-name="T34"> </text:span><text:span text:style-name="T156">NULL</text:span><text:span text:style-name="T34">,</text:span></text:p>
            <text:p text:style-name="P454"><text:span text:style-name="T34"><text:s text:c="4"/>ESTAT <text:s text:c="19"/>VARCHAR2(64 </text:span><text:span text:style-name="T65">CHAR</text:span><text:span text:style-name="T34">) </text:span><text:span text:style-name="T65">NOT</text:span><text:span text:style-name="T34"> </text:span><text:span text:style-name="T156">NULL</text:span><text:span text:style-name="T34">,</text:span></text:p>
            <text:p text:style-name="P454"><text:span text:style-name="T34"><text:s text:c="4"/>CORRECTE <text:s text:c="16"/>NUMBER(19)<text:tab/> <text:s text:c="3"/></text:span><text:span text:style-name="T65">NOT</text:span><text:span text:style-name="T34"> </text:span><text:span text:style-name="T156">NULL</text:span><text:span text:style-name="T34">,</text:span></text:p>
            <text:p text:style-name="P454"><text:span text:style-name="T34"><text:s text:c="4"/>CORRECTE_TOTAL <text:s text:c="10"/>NUMBER(19)<text:tab/> <text:s text:c="3"/></text:span><text:span text:style-name="T65">NOT</text:span><text:span text:style-name="T34"> </text:span><text:span text:style-name="T156">NULL</text:span><text:span text:style-name="T34">,</text:span></text:p>
            <text:p text:style-name="P454"><text:span text:style-name="T34"><text:s text:c="4"/>ERROR <text:s text:c="19"/>NUMBER(19)<text:tab/> <text:s text:c="3"/></text:span><text:span text:style-name="T65">NOT</text:span><text:span text:style-name="T34"> </text:span><text:span text:style-name="T156">NULL</text:span><text:span text:style-name="T34">,</text:span></text:p>
            <text:p text:style-name="P454"><text:span text:style-name="T34"><text:s text:c="4"/>ERROR_TOTAL <text:s text:c="13"/>NUMBER(19)<text:tab/> <text:s text:c="3"/></text:span><text:span text:style-name="T65">NOT</text:span><text:span text:style-name="T34"> </text:span><text:span text:style-name="T156">NULL</text:span><text:span text:style-name="T34">,</text:span></text:p>
            <text:p text:style-name="P454"><text:span text:style-name="T34"><text:s text:c="4"/>TOTAL <text:s text:c="19"/>NUMBER(19)<text:tab/> <text:s text:c="3"/></text:span><text:span text:style-name="T65">NOT</text:span><text:span text:style-name="T34"> </text:span><text:span text:style-name="T156">NULL</text:span></text:p>
            <text:p text:style-name="P218">);</text:p>
            <text:p text:style-name="P649"/>
            <text:p text:style-name="P454"><text:span text:style-name="T65">CREATE</text:span><text:span text:style-name="T34"> </text:span><text:span text:style-name="T65">TABLE</text:span><text:span text:style-name="T34"> DIS_HIS_BUSTIA</text:span></text:p>
            <text:p text:style-name="P218">(</text:p>
            <text:p text:style-name="P454"><text:span text:style-name="T34"><text:tab/>ID<text:tab/><text:tab/><text:tab/><text:tab/><text:tab/><text:tab/> NUMBER(19)<text:tab/> <text:s text:c="3"/></text:span><text:span text:style-name="T65">NOT</text:span><text:span text:style-name="T34"> </text:span><text:span text:style-name="T156">NULL</text:span><text:span text:style-name="T34">,</text:span></text:p>
            <text:p text:style-name="P454"><text:span text:style-name="T34"><text:s text:c="4"/>ENTITAT_ID <text:s text:c="14"/>NUMBER(19) <text:s text:c="4"/></text:span><text:span text:style-name="T65">NOT</text:span><text:span text:style-name="T34"> </text:span><text:span text:style-name="T156">NULL</text:span><text:span text:style-name="T34">,</text:span></text:p>
            <text:p text:style-name="P218"><text:s text:c="4"/>UNITAT_ID <text:s text:c="15"/>NUMBER(19),</text:p>
            <text:p text:style-name="P454"><text:span text:style-name="T34"><text:s text:c="4"/>TIPUS <text:s text:c="19"/>VARCHAR2(16 </text:span><text:span text:style-name="T65">CHAR</text:span><text:span text:style-name="T34">) </text:span><text:span text:style-name="T65">NOT</text:span><text:span text:style-name="T34"> </text:span><text:span text:style-name="T156">NULL</text:span><text:span text:style-name="T34">,</text:span></text:p>
            <text:p text:style-name="P454"><text:span text:style-name="T34"><text:s text:c="4"/>DATA <text:s text:c="20"/></text:span><text:span text:style-name="T65">TIMESTAMP</text:span><text:span text:style-name="T34">(6) <text:s text:c="2"/></text:span><text:span text:style-name="T65">NOT</text:span><text:span text:style-name="T34"> </text:span><text:span text:style-name="T156">NULL</text:span><text:span text:style-name="T34">,</text:span></text:p>
            <text:p text:style-name="P454"><text:span text:style-name="T34"><text:s text:c="4"/>BUSTIA_ID <text:s text:c="15"/>NUMBER(19) <text:s text:c="4"/></text:span><text:span text:style-name="T65">NOT</text:span><text:span text:style-name="T34"> </text:span><text:span text:style-name="T156">NULL</text:span><text:span text:style-name="T34">,</text:span></text:p>
            <text:p text:style-name="P454"><text:soft-page-break/><text:span text:style-name="T34"><text:s text:c="4"/>NOM <text:s text:c="21"/>VARCHAR2(1024 </text:span><text:span text:style-name="T65">CHAR</text:span><text:span text:style-name="T34">) </text:span><text:span text:style-name="T65">NOT</text:span><text:span text:style-name="T34"> </text:span><text:span text:style-name="T156">NULL</text:span><text:span text:style-name="T34">,</text:span></text:p>
            <text:p text:style-name="P454"><text:span text:style-name="T34"><text:s text:c="4"/>USUARIS <text:s text:c="17"/>NUMBER(19)<text:tab/> <text:s text:c="3"/></text:span><text:span text:style-name="T65">NOT</text:span><text:span text:style-name="T34"> </text:span><text:span text:style-name="T156">NULL</text:span><text:span text:style-name="T34">,</text:span></text:p>
            <text:p text:style-name="P454"><text:span text:style-name="T34"><text:s text:c="4"/>USUARIS_PERMIS <text:s text:c="10"/>NUMBER(19)<text:tab/> <text:s text:c="3"/></text:span><text:span text:style-name="T65">NOT</text:span><text:span text:style-name="T34"> </text:span><text:span text:style-name="T156">NULL</text:span><text:span text:style-name="T34">,</text:span></text:p>
            <text:p text:style-name="P454"><text:span text:style-name="T34"><text:s text:c="4"/>USUARIS_ROL <text:s text:c="13"/>NUMBER(19)<text:tab/> <text:s text:c="3"/></text:span><text:span text:style-name="T65">NOT</text:span><text:span text:style-name="T34"> </text:span><text:span text:style-name="T156">NULL</text:span></text:p>
            <text:p text:style-name="P218">);</text:p>
            <text:p text:style-name="P649"/>
            <text:p text:style-name="P412">-- PK</text:p>
            <text:p text:style-name="P454"><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54"><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54"><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49"/>
            <text:p text:style-name="P412">-- FK</text:p>
            <text:p text:style-name="P454"><text:span text:style-name="T65">ALTER</text:span><text:span text:style-name="T34"> </text:span><text:span text:style-name="T65">TABLE</text:span><text:span text:style-name="T34"> DIS_HIS_ANOTACIO </text:span></text:p>
            <text:p text:style-name="P454"><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4"><text:span text:style-name="T65">ALTER</text:span><text:span text:style-name="T34"> </text:span><text:span text:style-name="T65">TABLE</text:span><text:span text:style-name="T34"> DIS_HIS_ANOTACIO </text:span></text:p>
            <text:p text:style-name="P454"><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49"/>
            <text:p text:style-name="P454"><text:span text:style-name="T65">ALTER</text:span><text:span text:style-name="T34"> </text:span><text:span text:style-name="T65">TABLE</text:span><text:span text:style-name="T34"> DIS_HIS_ESTAT</text:span></text:p>
            <text:p text:style-name="P454"><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4"><text:span text:style-name="T65">ALTER</text:span><text:span text:style-name="T34"> </text:span><text:span text:style-name="T65">TABLE</text:span><text:span text:style-name="T34"> DIS_HIS_ESTAT</text:span></text:p>
            <text:p text:style-name="P454"><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18"><text:s text:c="4"/></text:p>
            <text:p text:style-name="P454"><text:span text:style-name="T65">ALTER</text:span><text:span text:style-name="T34"> </text:span><text:span text:style-name="T65">TABLE</text:span><text:span text:style-name="T34"> DIS_HIS_BUSTIA</text:span></text:p>
            <text:p text:style-name="P454"><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4"><text:span text:style-name="T65">ALTER</text:span><text:span text:style-name="T34"> </text:span><text:span text:style-name="T65">TABLE</text:span><text:span text:style-name="T34"> DIS_HIS_BUSTIA</text:span></text:p>
            <text:p text:style-name="P454"><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49"/>
            <text:p text:style-name="P412">-- I</text:p>
            <text:p text:style-name="P454"><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54"><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54"><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49"/>
            <text:p text:style-name="P412">-- GRANT</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49"/>
            <text:p text:style-name="P649"/>
            <text:p text:style-name="P412">-- #301 Poder veure que usuaris tenen permisos sobre una bústia al reenviar </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contingut.reenviar.mostrar.permisos'</text:span><text:span text:style-name="T34">,</text:span><text:span text:style-name="T156">null</text:span><text:span text:style-name="T34">,</text:span><text:span text:style-name="T174">'Mostrar usuaris amb permís sobre bústies al reenviar'</text:span><text:span text:style-name="T34">,</text:span><text:span text:style-name="T174">'GENERAL'</text:span><text:span text:style-name="T34">,</text:span><text:span text:style-name="T174">'11'</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649"/>
            <text:p text:style-name="P412">-- #380 Poder seleccionar una bústia per defecte per usuari </text:p>
            <text:p text:style-name="P454"><text:span text:style-name="T65">CREATE</text:span><text:span text:style-name="T34"> </text:span><text:span text:style-name="T65">TABLE</text:span><text:span text:style-name="T34"> DIS_BUSTIA_DEFAULT</text:span></text:p>
            <text:p text:style-name="P218">(</text:p>
            <text:p text:style-name="P454"><text:span text:style-name="T34"><text:s text:c="4"/>ID <text:s text:c="21"/>NUMBER(19) <text:s text:c="12"/></text:span><text:span text:style-name="T65">NOT</text:span><text:span text:style-name="T34"> </text:span><text:span text:style-name="T156">NULL</text:span><text:span text:style-name="T34">,</text:span></text:p>
            <text:p text:style-name="P454"><text:span text:style-name="T34"><text:s text:c="4"/>ENTITAT <text:s text:c="16"/>NUMBER(19) <text:s text:c="12"/></text:span><text:span text:style-name="T65">NOT</text:span><text:span text:style-name="T34"> </text:span><text:span text:style-name="T156">NULL</text:span><text:span text:style-name="T34">,</text:span></text:p>
            <text:p text:style-name="P454"><text:soft-page-break/><text:span text:style-name="T34"><text:s text:c="4"/>BUSTIA <text:s text:c="17"/>NUMBER(19) <text:s text:c="12"/></text:span><text:span text:style-name="T65">NOT</text:span><text:span text:style-name="T34"> </text:span><text:span text:style-name="T156">NULL</text:span><text:span text:style-name="T34">,</text:span></text:p>
            <text:p text:style-name="P454"><text:span text:style-name="T34"><text:s text:c="4"/>USUARI <text:s/><text:tab/> <text:s text:c="11"/>VARCHAR2(64 </text:span><text:span text:style-name="T65">CHAR</text:span><text:span text:style-name="T34">) <text:s text:c="5"/></text:span><text:span text:style-name="T65">NOT</text:span><text:span text:style-name="T34"> </text:span><text:span text:style-name="T156">NULL</text:span><text:span text:style-name="T34">,</text:span></text:p>
            <text:p text:style-name="P454"><text:span text:style-name="T34"><text:s text:c="4"/>CREATEDDATE <text:s text:c="12"/></text:span><text:span text:style-name="T65">TIMESTAMP</text:span><text:span text:style-name="T34">(6),</text:span></text:p>
            <text:p text:style-name="P454"><text:span text:style-name="T34"><text:s text:c="4"/>LASTMODIFIEDDATE <text:s text:c="7"/></text:span><text:span text:style-name="T65">TIMESTAMP</text:span><text:span text:style-name="T34">(6)</text:span></text:p>
            <text:p text:style-name="P218">);</text:p>
            <text:p text:style-name="P649"/>
            <text:p text:style-name="P412">-- PK</text:p>
            <text:p text:style-name="P454"><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49"/>
            <text:p text:style-name="P412">-- FK</text:p>
            <text:p text:style-name="P454"><text:span text:style-name="T65">ALTER</text:span><text:span text:style-name="T34"> </text:span><text:span text:style-name="T65">TABLE</text:span><text:span text:style-name="T34"> DIS_BUSTIA_DEFAULT </text:span></text:p>
            <text:p text:style-name="P454"><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54"><text:span text:style-name="T65">ALTER</text:span><text:span text:style-name="T34"> </text:span><text:span text:style-name="T65">TABLE</text:span><text:span text:style-name="T34"> DIS_BUSTIA_DEFAULT </text:span></text:p>
            <text:p text:style-name="P454"><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54"><text:span text:style-name="T65">ALTER</text:span><text:span text:style-name="T34"> </text:span><text:span text:style-name="T65">TABLE</text:span><text:span text:style-name="T34"> DIS_BUSTIA_DEFAULT </text:span></text:p>
            <text:p text:style-name="P454"><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18"><text:s text:c="4"/></text:p>
            <text:p text:style-name="P61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31"/>
            <text:p text:style-name="P231"/>
            <text:p text:style-name="P431">-- #391 Afegir comprovació de la signatura dels documents signats per portafib</text:p>
            <text:p text:style-name="P649"/>
            <text:p text:style-name="P412">-- Propietats pel la firma en sevidor</text:p>
            <text:p text:style-name="P649"/>
            <text:p text:style-name="P412">-- Canvia la descripció del perfil.</text:p>
            <text:p text:style-name="P454"><text:span text:style-name="T65">UPDATE</text:span><text:span text:style-name="T34"> DIS_CONFIG</text:span></text:p>
            <text:p text:style-name="P454"><text:span text:style-name="T65">SET</text:span><text:span text:style-name="T34"> DESCRIPTION = </text:span><text:span text:style-name="T174">'Propietat per especificar el perfil de firma de l''usuari al Portasignatures. Es pot deixar buit si només en té un d''assignat.'</text:span></text:p>
            <text:p text:style-name="P454"><text:span text:style-name="T65">WHERE</text:span><text:span text:style-name="T34"> </text:span><text:span text:style-name="T65">KEY</text:span><text:span text:style-name="T34"> </text:span><text:span text:style-name="T65">LIKE</text:span><text:span text:style-name="T34"> </text:span><text:span text:style-name="T174">'es.caib.distribucio.plugin.api.firma.en.servidor.simple.perfil'</text:span><text:span text:style-name="T34">;</text:span></text:p>
            <text:p text:style-name="P649"/>
            <text:p text:style-name="P412">-- Insereix la propietat pel certificat.</text:p>
            <text:p text:style-name="P412">-- es.caib.distribucio.plugin.signatura.portafib.username=afirmades-firma</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54"><text:span text:style-name="T65">VALUES</text:span><text:span text:style-name="T34"> (</text:span><text:span text:style-name="T174">'es.caib.distribucio.plugin.signatura.portafib.username'</text:span><text:span text:style-name="T34">,</text:span><text:span text:style-name="T156">null</text:span><text:span text:style-name="T34">,</text:span><text:span text:style-name="T174">'Nom del certificat a utilitzar en la firma. És opcional'</text:span><text:span text:style-name="T34">,</text:span><text:span text:style-name="T174">'SIGNATURA'</text:span><text:span text:style-name="T34">,</text:span><text:span text:style-name="T174">'6'</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649"/>
            <text:p text:style-name="P213"/>
          </table:table-cell>
        </table:table-row>
      </table:table>
      <text:p text:style-name="P582"/>
      <text:p text:style-name="P119"/>
      <text:p text:style-name="P55"><text:span text:style-name="T6">Propietats globals</text:span>: </text:p>
      <text:list xml:id="list1673610793" text:style-name="L79">
        <text:list-item>
          <text:p text:style-name="P893">S'ha afegit una nova propietat configurable per mostrar o no els usuaris amb permís sobre una bústia a l'hora de reenviar configurable via interfície web:</text:p>
          <text:list>
            <text:list-item>
              <text:p text:style-name="P981">es.caib.distribucio.contingut.reenviar.mostrar.permisos=false</text:p>
            </text:list-item>
          </text:list>
        </text:list-item>
        <text:list-item>
          <text:p text:style-name="P897">S'ha afegit una propietat per la firma en servidor per escollir el certificat a utilitzar per @firma.</text:p>
          <text:list>
            <text:list-item>
              <text:p text:style-name="P983">es.caib.distribucio.plugin.signatura.portafib.username=</text:p>
            </text:list-item>
          </text:list>
        </text:list-item>
      </text:list>
      <text:p text:style-name="P620"/>
      <text:p text:style-name="P501"><text:soft-page-break/></text:p>
      <text:list xml:id="list143045139451464" text:continue-list="list143046315086855" text:style-name="Outline">
        <text:list-item>
          <text:list>
            <text:list-header>
              <text:h text:style-name="P753" text:outline-level="2" text:is-list-header="true"><text:bookmark-start text:name="__RefHeading___Toc140729_35401148061"/><text:span text:style-name="T161">Versió 0.9.3</text:span><text:span text:style-name="T91">9</text:span><text:span text:style-name="T79"> </text:span><text:span text:style-name="T107">M</text:span><text:span text:style-name="T110">illores visuals </text:span><text:span text:style-name="T115">i</text:span><text:span text:style-name="T110"> correcció en el tractament de documents firmats</text:span><text:bookmark-end text:name="__RefHeading___Toc140729_35401148061"/></text:h>
            </text:list-header>
          </text:list>
        </text:list-item>
      </text:list>
      <text:p text:style-name="P363">Data: <text:span text:style-name="T249">10</text:span>/<text:span text:style-name="T244">12</text:span>/202<text:span text:style-name="T216">1 12:00h</text:span></text:p>
      <text:p text:style-name="P363"/>
      <text:p text:style-name="P169">Resum: Es modifica Distribucio per oferir millores visuals, corregir alguns errors i suportar els diferents perfils de firma segons el tipus d'annex.</text:p>
      <text:p text:style-name="P363"/>
      <text:p text:style-name="P588">Millores incloses:</text:p>
      <text:list xml:id="list143044863097678" text:continue-list="list3190317662" text:style-name="L77">
        <text:list-item>
          <text:p text:style-name="P946"><text:a xlink:type="simple" xlink:href="https://github.com/GovernIB/distribucio/issues/397" text:style-name="Internet_20_link" text:visited-style-name="Visited_20_Internet_20_Link">#397</text:a><text:span text:style-name="T249"> </text:span>Tractar documents firmats TF05 CAdES attached i TF03 XAdES enveloped signature en el Arxiu</text:p>
        </text:list-item>
        <text:list-item>
          <text:p text:style-name="P946"><text:a xlink:type="simple" xlink:href="https://github.com/GovernIB/distribucio/issues/390" text:style-name="Internet_20_link" text:visited-style-name="Visited_20_Internet_20_Link">#390</text:a><text:span text:style-name="T249"> </text:span>Permetre a tots els usuaris i administradors una nova acció per a poder passar anotacions de processada a pendent d'usuari</text:p>
        </text:list-item>
        <text:list-item>
          <text:p text:style-name="P906"><text:a xlink:type="simple" xlink:href="https://github.com/GovernIB/distribucio/issues/393" text:style-name="Internet_20_link" text:visited-style-name="Visited_20_Internet_20_Link">#393</text:a><text:span text:style-name="T249"> </text:span>Permetre donar d'alta anotacions sense especificar l'entitat</text:p>
        </text:list-item>
      </text:list>
      <text:p text:style-name="P363"/>
      <text:list xml:id="list143045123367884" text:continue-numbering="true" text:style-name="L77">
        <text:list-item>
          <text:p text:style-name="P946"><text:a xlink:type="simple" xlink:href="https://github.com/GovernIB/distribucio/issues/389" text:style-name="Internet_20_link" text:visited-style-name="Visited_20_Internet_20_Link">#389</text:a><text:span text:style-name="T249"> </text:span>Afegir funcionalitat per a administradors de poder marcar una anotació o múltiples, com a acció massiva, per que es sobreescriguin al redistribuir l'anotació</text:p>
        </text:list-item>
        <text:list-item>
          <text:p text:style-name="P906"><text:a xlink:type="simple" xlink:href="https://github.com/GovernIB/distribucio/issues/394" text:style-name="Internet_20_link" text:visited-style-name="Visited_20_Internet_20_Link">#394</text:a><text:span text:style-name="T249"> </text:span>Visualitzar les metadades addicionals de títol, idioma i descripció </text:p>
        </text:list-item>
        <text:list-item>
          <text:p text:style-name="P946"><text:a xlink:type="simple" xlink:href="https://github.com/GovernIB/distribucio/issues/369" text:style-name="Internet_20_link" text:visited-style-name="Visited_20_Internet_20_Link">#369</text:a><text:span text:style-name="T249"> </text:span>Canviar columna CIF per Codi DIR3 en el llistat d'entitats </text:p>
        </text:list-item>
        <text:list-item>
          <text:p text:style-name="P946"><text:a xlink:type="simple" xlink:href="https://github.com/GovernIB/distribucio/issues/296" text:style-name="Internet_20_link" text:visited-style-name="Visited_20_Internet_20_Link">#296</text:a><text:span text:style-name="T249"> </text:span>Posar icona/color en els assentaments que estiguin "duplicats" en una bústia </text:p>
        </text:list-item>
      </text:list>
      <text:p text:style-name="P542"/>
      <text:p text:style-name="P542">Errors resolts:</text:p>
      <text:list xml:id="list612971768" text:style-name="L80">
        <text:list-item>
          <text:p text:style-name="P871"><text:a xlink:type="simple" xlink:href="https://github.com/GovernIB/distribucio/issues/403" text:style-name="Internet_20_link" text:visited-style-name="Visited_20_Internet_20_Link">#403</text:a><text:span text:style-name="T249"> </text:span>Peticions mal informades d'alta de documents PDF firmats </text:p>
        </text:list-item>
        <text:list-item>
          <text:p text:style-name="P871"><text:a xlink:type="simple" xlink:href="https://github.com/GovernIB/distribucio/issues/395" text:style-name="Internet_20_link" text:visited-style-name="Visited_20_Internet_20_Link">#395</text:a><text:span text:style-name="T249"> </text:span>Falla l'opció de passar a la següent anotació en reenviar des de "Detalls" </text:p>
        </text:list-item>
        <text:list-item>
          <text:p text:style-name="P871"><text:a xlink:type="simple" xlink:href="https://github.com/GovernIB/distribucio/issues/404" text:style-name="Internet_20_link" text:visited-style-name="Visited_20_Internet_20_Link">#404</text:a><text:span text:style-name="T250"> </text:span>Com a usuari, no deixa fer enviaments ni marcat com a processats massius d'anotacions <text:span text:style-name="T250">que han esgotat els reintents</text:span></text:p>
        </text:list-item>
      </text:list>
      <text:p text:style-name="P306"/>
      <text:p text:style-name="P120">Base de dades:<text:span text:style-name="T5"> </text:span></text:p>
      <text:list xml:id="list2184431043" text:style-name="L81">
        <text:list-item>
          <text:p text:style-name="P927">distribucio_update_0.9.39.sql (Oracle)</text:p>
        </text:list-item>
      </text:list>
      <table:table table:name="Table13" table:style-name="Table13">
        <table:table-column table:style-name="Table13.A"/>
        <table:table-row table:style-name="TableLine393248848">
          <table:table-cell table:style-name="Table13.A1" office:value-type="string">
            <text:p text:style-name="P223"/>
            <text:p text:style-name="P417">-- #389: Afegir funcionalitat per a administradors de poder marcar una anotació o múltiples, com a acció massiva, per que es sobreescriguin al redistribuir l'anotació</text:p>
            <text:p text:style-name="P459"><text:span text:style-name="T65">ALTER</text:span><text:span text:style-name="T34"> </text:span><text:span text:style-name="T65">TABLE</text:span><text:span text:style-name="T34"> DIS_REGISTRE</text:span></text:p>
            <text:p text:style-name="P459"><text:span text:style-name="T65">ADD</text:span><text:span text:style-name="T34"> (</text:span></text:p>
            <text:p text:style-name="P459"><text:span text:style-name="T34"><text:s text:c="4"/>SOBREESCRIURE NUMBER(1) </text:span><text:span text:style-name="T65">DEFAULT</text:span><text:span text:style-name="T34"> 0</text:span></text:p>
            <text:p text:style-name="P223">);</text:p>
            <text:p text:style-name="P652"/>
            <text:p text:style-name="P417">-- #296 Posar icona/color en els assentaments que estiguin "duplicats" en una bústia </text:p>
            <text:p text:style-name="P459"><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59"><text:span text:style-name="T65">ALTER</text:span><text:span text:style-name="T34"> </text:span><text:span text:style-name="T65">TABLE</text:span><text:span text:style-name="T34"> DIS_CONT_MOV </text:span><text:span text:style-name="T65">ADD</text:span><text:span text:style-name="T34"> NUM_DUPLICAT NUMBER(10);</text:span></text:p>
            <text:p text:style-name="P652"/>
            <text:p text:style-name="P417">-- Deixar constància del número de duplicitat d'una anotació (x vegades reenviada a una bústia)</text:p>
            <text:p text:style-name="P459"><text:span text:style-name="T65">UPDATE</text:span><text:span text:style-name="T34"> DIS_CONT_MOV MOV </text:span></text:p>
            <text:p text:style-name="P459"><text:span text:style-name="T34"><text:s text:c="4"/></text:span><text:span text:style-name="T65">SET</text:span><text:span text:style-name="T34"> NUM_DUPLICAT = (</text:span></text:p>
            <text:p text:style-name="P459"><text:span text:style-name="T34"><text:s text:c="8"/></text:span><text:span text:style-name="T65">SELECT</text:span><text:span text:style-name="T34"> </text:span><text:span text:style-name="T211">COUNT</text:span><text:span text:style-name="T34">(R.NUMERO)</text:span></text:p>
            <text:p text:style-name="P459"><text:span text:style-name="T34"><text:s text:c="8"/><text:tab/></text:span><text:span text:style-name="T65">FROM</text:span><text:span text:style-name="T34"> DIS_REGISTRE R</text:span></text:p>
            <text:p text:style-name="P459"><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59"><text:span text:style-name="T34"><text:s text:c="8"/><text:tab/></text:span><text:span text:style-name="T65">WHERE</text:span><text:span text:style-name="T34"> MOV.DESTI_ID = M.DESTI_ID </text:span></text:p>
            <text:p text:style-name="P459"><text:span text:style-name="T34"><text:s text:c="8"/><text:tab/></text:span><text:span text:style-name="T65">AND</text:span><text:span text:style-name="T34"> MOV.CONTINGUT_ID = M.CONTINGUT_ID</text:span></text:p>
            <text:p text:style-name="P459"><text:span text:style-name="T34"><text:s text:c="8"/><text:tab/></text:span><text:span text:style-name="T65">GROUP</text:span><text:span text:style-name="T34"> </text:span><text:span text:style-name="T65">BY</text:span><text:span text:style-name="T34"> R.NUMERO, M.DESTI_ID</text:span></text:p>
            <text:p text:style-name="P223">); </text:p>
            <text:p text:style-name="P652"/>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sobreescriure.anotacions.duplicades'</text:span><text:span text:style-name="T34">,</text:span><text:span text:style-name="T174">'false'</text:span><text:span text:style-name="T34">,</text:span><text:span text:style-name="T174">'Permetre sobreescriure anotacions duplicades al reenviar'</text:span><text:span text:style-name="T34">,</text:span><text:span text:style-name="T174">'GENERAL'</text:span><text:span text:style-name="T34">,</text:span><text:span text:style-name="T174">'12'</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652"/>
            <text:p text:style-name="P417">-- Propietat per configurar via web els dies abans de tancar a l'Arxiu una anotació processada</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ncament.expedient.dies'</text:span><text:span text:style-name="T34">,</text:span><text:span text:style-name="T157">1825</text:span><text:span text:style-name="T34">,</text:span><text:span text:style-name="T174">'Interval de dies que han de passar per efectura el tencament de l''expedient a l''arxiu després de marcar l''anotació com a processada'</text:span><text:span text:style-name="T34">,</text:span><text:span text:style-name="T174">'SCHEDULLED_TANCAR'</text:span><text:span text:style-name="T34">,</text:span><text:span text:style-name="T174">'1'</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232"/>
          </table:table-cell>
        </table:table-row>
      </table:table>
      <text:p text:style-name="P583"/>
      <text:p text:style-name="P120"/>
      <text:p text:style-name="P56"><text:span text:style-name="T6">Propietats globals</text:span>: </text:p>
      <text:list xml:id="list1762775213" text:style-name="L82">
        <text:list-item>
          <text:p text:style-name="P947"><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982">es.caib.distribucio.sobreescriure.anotacions.duplicades=false</text:p>
            </text:list-item>
          </text:list>
        </text:list-item>
        <text:list-item>
          <text:p text:style-name="P898">S'ha afegit a la configuració web la propietat per indicar quants dies esperar abans de tancar un expedient a l'Arxiu.</text:p>
          <text:list>
            <text:list-item>
              <text:p text:style-name="P947"><text:span text:style-name="T170">es.caib.distribucio.tancament.expedient.dies=1</text:span><text:span text:style-name="T171">825</text:span></text:p>
            </text:list-item>
          </text:list>
        </text:list-item>
      </text:list>
      <text:p text:style-name="P621"/>
      <text:list xml:id="list143045822962737" text:continue-list="list143045139451464" text:style-name="Outline">
        <text:list-item>
          <text:list>
            <text:list-header>
              <text:h text:style-name="P754" text:outline-level="2" text:is-list-header="true"><text:bookmark-start text:name="__RefHeading___Toc74811_1561600779"/><text:span text:style-name="T161">Versió 0.9.</text:span><text:span text:style-name="T78">4</text:span><text:span text:style-name="T111">0</text:span><text:span text:style-name="T79"> </text:span><text:span text:style-name="T112">Avaluació manual de regles i barra de progrés en les accions múltiples</text:span><text:bookmark-end text:name="__RefHeading___Toc74811_1561600779"/></text:h>
            </text:list-header>
          </text:list>
        </text:list-item>
      </text:list>
      <text:p text:style-name="P364">Data: <text:span text:style-name="T249">26</text:span>/<text:span text:style-name="T244">01</text:span>/202<text:span text:style-name="T251">2 13:00h</text:span></text:p>
      <text:p text:style-name="P364"/>
      <text:p text:style-name="P170">Resum: En aquesta versió s'han modificat les accions múltiples per mostrar una barra de progrés. També s'ha afegit l'opció de re <text:span text:style-name="T256">a</text:span>valuar una regla i s'han corregit i modificat algunes columnes i detalls de les anotacions.</text:p>
      <text:p text:style-name="P364"/>
      <text:p text:style-name="P589">Millores incloses:</text:p>
      <text:list xml:id="list143045547376787" text:continue-list="list143045123367884" text:style-name="L77">
        <text:list-item>
          <text:p text:style-name="P907"><text:a xlink:type="simple" xlink:href="https://github.com/GovernIB/distribucio/issues/268" text:style-name="Internet_20_link" text:visited-style-name="Visited_20_Internet_20_Link">#268</text:a><text:span text:style-name="T252"> </text:span>Mostrar llistat d'anotacions i progrés en les accions massives</text:p>
        </text:list-item>
        <text:list-item>
          <text:p text:style-name="P907"><text:a xlink:type="simple" xlink:href="https://github.com/GovernIB/distribucio/issues/402" text:style-name="Internet_20_link" text:visited-style-name="Visited_20_Internet_20_Link">#402</text:a><text:span text:style-name="T252"> </text:span>Permetre als administradors executar manualment una regla sobre anotacions antigues </text:p>
        </text:list-item>
        <text:list-item>
          <text:p text:style-name="P907"><text:a xlink:type="simple" xlink:href="https://github.com/GovernIB/distribucio/issues/406" text:style-name="Internet_20_link" text:visited-style-name="Visited_20_Internet_20_Link">#406</text:a><text:span text:style-name="T252"> </text:span>Afegir descripció de l'usuari o rol en els permisos de bústia</text:p>
        </text:list-item>
        <text:list-item>
          <text:p text:style-name="P907"><text:a xlink:type="simple" xlink:href="https://github.com/GovernIB/distribucio/issues/399" text:style-name="Internet_20_link" text:visited-style-name="Visited_20_Internet_20_Link">#399</text:a><text:span text:style-name="T252"> </text:span>Revisar l'amplada de la columna "Arxiu info" d'una anotació</text:p>
        </text:list-item>
        <text:list-item>
          <text:p text:style-name="P907"><text:a xlink:type="simple" xlink:href="https://github.com/GovernIB/distribucio/issues/400" text:style-name="Internet_20_link" text:visited-style-name="Visited_20_Internet_20_Link">#400</text:a><text:span text:style-name="T252"> </text:span>Revisar l'amplada de les taules "Dades de seguiment" i "Justificant" d'una anotació (pipella informació de registre)</text:p>
        </text:list-item>
        <text:list-item>
          <text:p text:style-name="P907"><text:soft-page-break/><text:a xlink:type="simple" xlink:href="https://github.com/GovernIB/distribucio/issues/401" text:style-name="Internet_20_link" text:visited-style-name="Visited_20_Internet_20_Link">#401</text:a><text:span text:style-name="T252"> </text:span>Modificar la columna "Error" del llistat de "Contingut de bústies" i "Localitzador d'anotacions de registre"</text:p>
        </text:list-item>
      </text:list>
      <text:p text:style-name="P446"/>
      <text:p text:style-name="P543">Errors resolts:</text:p>
      <text:p text:style-name="P446"/>
      <text:list xml:id="list1746612939" text:style-name="L83">
        <text:list-item>
          <text:p text:style-name="P908"><text:a xlink:type="simple" xlink:href="https://github.com/GovernIB/distribucio/issues/407" text:style-name="Internet_20_link" text:visited-style-name="Visited_20_Internet_20_Link"><text:span text:style-name="T232">#407</text:span></text:a><text:span text:style-name="T232"> No funcionen les claus referides al fitxer de propietats en els backoffices </text:span></text:p>
        </text:list-item>
        <text:list-item>
          <text:p text:style-name="P908"><text:a xlink:type="simple" xlink:href="https://github.com/GovernIB/distribucio/issues/410" text:style-name="Internet_20_link" text:visited-style-name="Visited_20_Internet_20_Link"><text:span text:style-name="T253">#410</text:span></text:a><text:span text:style-name="T253"> Informar el tipus MIME en la petició de signatura de documents cap a Portafib</text:span></text:p>
        </text:list-item>
        <text:list-item>
          <text:p text:style-name="P908"><text:a xlink:type="simple" xlink:href="https://github.com/GovernIB/distribucio/issues/408" text:style-name="Internet_20_link" text:visited-style-name="Visited_20_Internet_20_Link"><text:span text:style-name="T253">#408</text:span></text:a><text:span text:style-name="T253"> No es permet repetir una regla en diferents entitats</text:span></text:p>
        </text:list-item>
      </text:list>
      <text:p text:style-name="P307"/>
      <text:p text:style-name="P121">Base de dades:<text:span text:style-name="T5"> </text:span></text:p>
      <text:list xml:id="list1674455569" text:style-name="L84">
        <text:list-item>
          <text:p text:style-name="P985">Sense canvis</text:p>
        </text:list-item>
      </text:list>
      <text:p text:style-name="P121"/>
      <text:p text:style-name="P57"><text:span text:style-name="T6">Propietats globals</text:span>: </text:p>
      <text:list xml:id="list1433341575" text:style-name="L85">
        <text:list-item>
          <text:p text:style-name="P894">S<text:span text:style-name="T254">ense canvis</text:span></text:p>
        </text:list-item>
      </text:list>
      <text:p text:style-name="P502"/>
      <text:list xml:id="list143046885726506" text:continue-list="list143045822962737" text:style-name="Outline">
        <text:list-item>
          <text:list>
            <text:list-header>
              <text:h text:style-name="P755" text:outline-level="2" text:is-list-header="true"><text:bookmark-start text:name="__RefHeading___Toc153733_2420514845"/><text:span text:style-name="T161">Versió 0.9.</text:span><text:span text:style-name="T78">4</text:span><text:span text:style-name="T111">0</text:span><text:span text:style-name="T113">.1</text:span><text:span text:style-name="T79"> </text:span><text:span text:style-name="T114">Error accions múltiples administradors</text:span><text:bookmark-end text:name="__RefHeading___Toc153733_2420514845"/></text:h>
            </text:list-header>
          </text:list>
        </text:list-item>
      </text:list>
      <text:p text:style-name="P365">Data: <text:span text:style-name="T249">01</text:span>/<text:span text:style-name="T244">02</text:span>/202<text:span text:style-name="T251">2 13:00h</text:span></text:p>
      <text:p text:style-name="P365"/>
      <text:p text:style-name="P171">Resum: <text:span text:style-name="T255">Resolució de l'error en les accions múltiples d'administradors pels quals es filtrava per bústia amb permisos i no apareixien anotacions o es produïa una excepció en cas de no tenir bústies amb permisos.</text:span></text:p>
      <text:p text:style-name="P365"/>
      <text:p text:style-name="P590">Millores incloses:</text:p>
      <text:list xml:id="list143045588207113" text:continue-list="list143045547376787" text:style-name="L77">
        <text:list-item>
          <text:p text:style-name="P990">Cap</text:p>
        </text:list-item>
      </text:list>
      <text:p text:style-name="P544">Errors resolts:</text:p>
      <text:p text:style-name="P447"/>
      <text:list xml:id="list3860438104" text:style-name="L86">
        <text:list-item>
          <text:p text:style-name="P909"><text:a xlink:type="simple" xlink:href="https://github.com/GovernIB/distribucio/issues/412" text:style-name="Internet_20_link" text:visited-style-name="Visited_20_Internet_20_Link"><text:span text:style-name="T232">#412</text:span></text:a><text:span text:style-name="T232"> Error al marcar múltiples anotacions per a reprocessar</text:span></text:p>
        </text:list-item>
      </text:list>
      <text:p text:style-name="P308"/>
      <text:p text:style-name="P122">Base de dades:<text:span text:style-name="T5"> </text:span></text:p>
      <text:list xml:id="list2450089005" text:style-name="L87">
        <text:list-item>
          <text:p text:style-name="P986">Sense canvis</text:p>
        </text:list-item>
      </text:list>
      <text:p text:style-name="P122"/>
      <text:p text:style-name="P58"><text:span text:style-name="T6">Propietats globals</text:span>: </text:p>
      <text:list xml:id="list715081857" text:style-name="L88">
        <text:list-item>
          <text:p text:style-name="P895">S<text:span text:style-name="T254">ense canvis</text:span></text:p>
        </text:list-item>
      </text:list>
      <text:p text:style-name="P503"/>
      <text:list xml:id="list143045930597542" text:continue-list="list143046885726506" text:style-name="Outline">
        <text:list-item>
          <text:list>
            <text:list-header>
              <text:h text:style-name="P756" text:outline-level="2" text:is-list-header="true"><text:bookmark-start text:name="__RefHeading___Toc94619_1143039690"/><text:span text:style-name="T161">Versió 0.9.</text:span><text:span text:style-name="T78">4</text:span><text:span text:style-name="T111">0</text:span><text:span text:style-name="T113">.</text:span><text:span text:style-name="T115">2</text:span><text:span text:style-name="T79"> </text:span><text:span text:style-name="T114">R</text:span><text:span text:style-name="T115">evisió de la descàrrega de documentació .zip</text:span><text:bookmark-end text:name="__RefHeading___Toc94619_1143039690"/></text:h>
            </text:list-header>
          </text:list>
        </text:list-item>
      </text:list>
      <text:p text:style-name="P366">Data: <text:span text:style-name="T256">0</text:span><text:span text:style-name="T257">9</text:span>/<text:span text:style-name="T244">03</text:span>/202<text:span text:style-name="T251">2 </text:span><text:span text:style-name="T257">09</text:span><text:span text:style-name="T251">:00h</text:span></text:p>
      <text:p text:style-name="P366"/>
      <text:p text:style-name="P172">Resum: Revisió de la petició de descàrrega de la documentació .zip per millorar el temps de generació i descàrrega.</text:p>
      <text:p text:style-name="P366"/>
      <text:p text:style-name="P591">Millores incloses:</text:p>
      <text:list xml:id="list143046959192867" text:continue-list="list143045588207113" text:style-name="L77">
        <text:list-item>
          <text:p text:style-name="P991">Cap</text:p>
        </text:list-item>
      </text:list>
      <text:p text:style-name="P545"><text:soft-page-break/>Errors resolts:</text:p>
      <text:p text:style-name="P448"/>
      <text:list xml:id="list1185263837" text:style-name="L89">
        <text:list-item>
          <text:p text:style-name="P910"><text:a xlink:type="simple" xlink:href="https://github.com/GovernIB/distribucio/issues/428" text:style-name="Internet_20_link" text:visited-style-name="Visited_20_Internet_20_Link">#428</text:a><text:span text:style-name="T256"> </text:span>Revisar el rendiment en la descàrrega del ZIP del justificant i els annexos</text:p>
        </text:list-item>
      </text:list>
      <text:p text:style-name="P309"/>
      <text:p text:style-name="P123">Base de dades:<text:span text:style-name="T5"> </text:span></text:p>
      <text:list xml:id="list143046777743233" text:continue-list="list2184431043" text:style-name="L81">
        <text:list-item>
          <text:p text:style-name="P928">distribucio_update_0.9.<text:span text:style-name="T258">40.2</text:span>.sql (Oracle)</text:p>
        </text:list-item>
      </text:list>
      <table:table table:name="Table12" table:style-name="Table12">
        <table:table-column table:style-name="Table12.A"/>
        <table:table-row table:style-name="TableLine793448176">
          <table:table-cell table:style-name="Table12.A1" office:value-type="string">
            <text:p text:style-name="P224"/>
            <text:p text:style-name="P418">-- #428 Revisar el rendiment en la descàrrega del ZIP del justificant i els annexos</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contingut.generacio.zip.num.threads'</text:span><text:span text:style-name="T34">,</text:span><text:span text:style-name="T156">null</text:span><text:span text:style-name="T34">,</text:span><text:span text:style-name="T174">'Número de threads màxim per a la consulta y generació del .zip de documentació (per defecte 3)'</text:span><text:span text:style-name="T34">,</text:span><text:span text:style-name="T174">'GENERAL'</text:span><text:span text:style-name="T34">,</text:span><text:span text:style-name="T174">'14'</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60"/>
            <text:p text:style-name="P233"/>
          </table:table-cell>
        </table:table-row>
      </table:table>
      <text:p text:style-name="P584"/>
      <text:p text:style-name="P124"/>
      <text:p text:style-name="P59"><text:span text:style-name="T6">Propietats globals</text:span>: </text:p>
      <text:list xml:id="list2845760124" text:style-name="L90">
        <text:list-item>
          <text:p text:style-name="P948"><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93447888">
          <table:table-cell table:style-name="Table14.A1" office:value-type="string">
            <text:p text:style-name="P259"># ################### #</text:p>
            <text:p text:style-name="P263"># PROPERTIES AFEGIDES #</text:p>
            <text:p text:style-name="P263"># ################### #</text:p>
            <text:p text:style-name="P654"/>
            <text:p text:style-name="P263">#428 Revisar el rendiment en la descàrrega del ZIP del justificant i els annexos</text:p>
            <text:p text:style-name="P654"/>
            <text:p text:style-name="P263"># Número de threads màxim per a la consulta y generació del .zip de documentació (per defecte 3)</text:p>
            <text:p text:style-name="P241">es.caib.distribucio.contingut.generacio.zip.num.threads=</text:p>
          </table:table-cell>
        </table:table-row>
      </table:table>
      <text:p text:style-name="P622"/>
      <text:p text:style-name="P622"/>
      <text:p text:style-name="P622"/>
      <text:list xml:id="list143044960728396" text:continue-list="list143045930597542" text:style-name="Outline">
        <text:list-item>
          <text:list>
            <text:list-header>
              <text:h text:style-name="P757" text:outline-level="2" text:is-list-header="true"><text:bookmark-start text:name="__RefHeading___Toc167334_2409209563"/><text:span text:style-name="T161">Versió 0.9.</text:span><text:span text:style-name="T78">4</text:span><text:span text:style-name="T116">1</text:span><text:span text:style-name="T79"> </text:span><text:span text:style-name="T116">-</text:span><text:span text:style-name="T117"> Millores en funcionalitats</text:span><text:bookmark-end text:name="__RefHeading___Toc167334_2409209563"/></text:h>
            </text:list-header>
          </text:list>
        </text:list-item>
      </text:list>
      <text:p text:style-name="P367">Data: <text:span text:style-name="T262">22</text:span>/<text:span text:style-name="T244">03</text:span>/202<text:span text:style-name="T251">2 </text:span><text:span text:style-name="T259">1</text:span><text:span text:style-name="T262">3</text:span><text:span text:style-name="T251">:00h</text:span></text:p>
      <text:p text:style-name="P367"/>
      <text:p text:style-name="P173">Resum: <text:span text:style-name="T261">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67"/>
      <text:p text:style-name="P592">Millores incloses:</text:p>
      <text:list xml:id="list143046492835828" text:continue-list="list143046959192867" text:style-name="L77">
        <text:list-item>
          <text:p text:style-name="P992"><text:a xlink:type="simple" xlink:href="https://github.com/GovernIB/distribucio/issues/419" text:style-name="Internet_20_link" text:visited-style-name="Visited_20_Internet_20_Link">#419</text:a><text:span text:style-name="T259"> </text:span>Nova propietat per definir rangs de temps d'inactivitat de reintents de custòdia de documents</text:p>
        </text:list-item>
        <text:list-item>
          <text:p text:style-name="P992"><text:a xlink:type="simple" xlink:href="https://github.com/GovernIB/distribucio/issues/415" text:style-name="Internet_20_link" text:visited-style-name="Visited_20_Internet_20_Link">#415</text:a><text:span text:style-name="T259"> </text:span>Permetre guardar manualment an<text:span text:style-name="T261">n</text:span>exes d'una anotació pendent</text:p>
        </text:list-item>
        <text:list-item>
          <text:p text:style-name="P992"><text:a xlink:type="simple" xlink:href="https://github.com/GovernIB/distribucio/issues/420" text:style-name="Internet_20_link" text:visited-style-name="Visited_20_Internet_20_Link">#420</text:a><text:span text:style-name="T259"> </text:span>Afegir codi SIA al cercador de regles</text:p>
        </text:list-item>
        <text:list-item>
          <text:p text:style-name="P992"><text:soft-page-break/><text:a xlink:type="simple" xlink:href="https://github.com/GovernIB/distribucio/issues/414" text:style-name="Internet_20_link" text:visited-style-name="Visited_20_Internet_20_Link">#414</text:a><text:span text:style-name="T259"> </text:span>Afegir monitor d'enviaments de callbacks als backoffices en el monitor d'integracions</text:p>
        </text:list-item>
        <text:list-item>
          <text:p text:style-name="P992"><text:a xlink:type="simple" xlink:href="https://github.com/GovernIB/distribucio/issues/413" text:style-name="Internet_20_link" text:visited-style-name="Visited_20_Internet_20_Link">#413</text:a><text:span text:style-name="T259"> </text:span>Tancar la finestra de proce<text:span text:style-name="T260">s</text:span>sament<text:span text:style-name="T260"> </text:span>/<text:span text:style-name="T260"> </text:span>reenviament d'anotacions en massa automàticament si no hi ha errors.</text:p>
        </text:list-item>
        <text:list-item>
          <text:p text:style-name="P992"><text:a xlink:type="simple" xlink:href="https://github.com/GovernIB/distribucio/issues/396" text:style-name="Internet_20_link" text:visited-style-name="Visited_20_Internet_20_Link">#396</text:a><text:span text:style-name="T259"> </text:span>Afegir al costat del botó de descarrega dels annexes, un botó per anar a la pàgina del<text:span text:style-name="T259"> </text:span><text:span text:style-name="T260">ConCSV </text:span><text:s/>per a perm<text:span text:style-name="T260">e</text:span>t<text:span text:style-name="T260">re</text:span> descarregar l'original</text:p>
        </text:list-item>
        <text:list-item>
          <text:p text:style-name="P992"><text:a xlink:type="simple" xlink:href="https://github.com/GovernIB/distribucio/issues/405" text:style-name="Internet_20_link" text:visited-style-name="Visited_20_Internet_20_Link">#405</text:a><text:span text:style-name="T259"> </text:span>Posar per defecte el monitor d'integracions en el perfil superusuari</text:p>
        </text:list-item>
        <text:list-item>
          <text:p text:style-name="P992"><text:a xlink:type="simple" xlink:href="https://github.com/GovernIB/distribucio/issues/411" text:style-name="Internet_20_link" text:visited-style-name="Visited_20_Internet_20_Link">#411</text:a><text:span text:style-name="T259"> </text:span>Permetre configurar una adreça de correu electrònic alternativa en el perfil de l'usuari</text:p>
        </text:list-item>
      </text:list>
      <text:p text:style-name="P546">Errors resolts:</text:p>
      <text:p text:style-name="P449"/>
      <text:list xml:id="list405381202" text:style-name="L91">
        <text:list-item>
          <text:p text:style-name="P911"><text:a xlink:type="simple" xlink:href="https://github.com/GovernIB/distribucio/issues/430" text:style-name="Internet_20_link" text:visited-style-name="Visited_20_Internet_20_Link">#430</text:a><text:span text:style-name="T259"> </text:span>Caller unauthorized intenta<text:span text:style-name="T260">nt</text:span> enviar una anotació a RIPEA</text:p>
        </text:list-item>
        <text:list-item>
          <text:p text:style-name="P911"><text:a xlink:type="simple" xlink:href="https://github.com/GovernIB/distribucio/issues/417" text:style-name="Internet_20_link" text:visited-style-name="Visited_20_Internet_20_Link">#417</text:a><text:span text:style-name="T259"> </text:span><text:span text:style-name="T260">Entrant la </text:span>la <text:span text:style-name="T260">URL</text:span> del detall d'una anotació com administrador dóna un 404</text:p>
        </text:list-item>
      </text:list>
      <text:p text:style-name="P310"/>
      <text:p text:style-name="P125">Base de dades:<text:span text:style-name="T5"> </text:span></text:p>
      <text:list xml:id="list3428027039" text:style-name="L92">
        <text:list-item>
          <text:p text:style-name="P929">distribucio_update_0.9.<text:span text:style-name="T258">4</text:span><text:span text:style-name="T260">1</text:span>.sql (Oracle)</text:p>
        </text:list-item>
      </text:list>
      <table:table table:name="Table15" table:style-name="Table15">
        <table:table-column table:style-name="Table15.A"/>
        <table:table-row table:style-name="TableLine793456528">
          <table:table-cell table:style-name="Table15.A1" office:value-type="string">
            <text:p text:style-name="P419">-- #411 Permetre configurar una adreça de correu electrònic alternativa en el perfil de l'usuari</text:p>
            <text:p text:style-name="P225"><text:span text:style-name="T66">ALTER</text:span> <text:span text:style-name="T66">TABLE</text:span> DIS_USUARI</text:p>
            <text:p text:style-name="P454"><text:span text:style-name="T65">ADD</text:span><text:span text:style-name="T34"> (</text:span></text:p>
            <text:p text:style-name="P454"><text:span text:style-name="T34"><text:s text:c="4"/>EMAIL_ALTERNATIU VARCHAR2(200 </text:span><text:span text:style-name="T65">CHAR</text:span><text:span text:style-name="T34">) </text:span></text:p>
            <text:p text:style-name="P218">);</text:p>
            <text:p text:style-name="P225"/>
            <text:p text:style-name="P419">-- #419 Nova propietat per definir rangs de temps d'inactivitat de reintents de custòdia de documents</text:p>
            <text:p text:style-name="P649"/>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guardar.annexos.innectivitat.cron'</text:span><text:span text:style-name="T34">,</text:span><text:span text:style-name="T156">null</text:span><text:span text:style-name="T34">,</text:span><text:span text:style-name="T174">'Expressió ''cron'' per definir opcionalment un període d''innactivitat'</text:span><text:span text:style-name="T34">,</text:span><text:span text:style-name="T174">'SCHEDULLED_ARXIU'</text:span><text:span text:style-name="T34">,</text:span><text:span text:style-name="T174">'4'</text:span><text:span text:style-name="T34">,</text:span><text:span text:style-name="T174">'0'</text:span><text:span text:style-name="T34">,</text:span><text:span text:style-name="T174">'CRON'</text:span><text:span text:style-name="T34">,</text:span><text:span text:style-name="T156">null</text:span><text:span text:style-name="T34">,</text:span><text:span text:style-name="T156">null</text:span><text:span text:style-name="T34">);</text:span></text:p>
            <text:p text:style-name="P450"/>
            <text:p text:style-name="P234"/>
          </table:table-cell>
        </table:table-row>
      </table:table>
      <text:p text:style-name="P585"/>
      <text:p text:style-name="P125"/>
      <text:p text:style-name="P60"><text:span text:style-name="T6">Propietats globals</text:span>: </text:p>
      <text:p text:style-name="P60"/>
      <text:list xml:id="list2286829471" text:style-name="L93">
        <text:list-item>
          <text:p text:style-name="P949"><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93458544">
          <table:table-cell table:style-name="Table16.A1" office:value-type="string">
            <text:p text:style-name="P260"># ################### #</text:p>
            <text:p text:style-name="P266"># PROPERTIES AFEGIDES #</text:p>
            <text:p text:style-name="P266"># ################### #</text:p>
            <text:p text:style-name="P655"/>
            <text:p text:style-name="P266">#419 Nova propietat per definir rangs de temps d'inactivitat de reintents de custòdia de documents</text:p>
            <text:p text:style-name="P654"/>
            <text:p text:style-name="P263"># Expressió 'cron' per definir opcionalment un període d'innactivitat a la tasca de guardar annexos a l'Axiu</text:p>
            <text:p text:style-name="P245">es.caib.distribucio.tasca.guardar.annexos.innectivitat.cron=</text:p>
          </table:table-cell>
        </table:table-row>
      </table:table>
      <text:p text:style-name="P623"/>
      <text:p text:style-name="P623"><text:soft-page-break/></text:p>
      <text:list xml:id="list143046780053441" text:continue-list="list143044960728396" text:style-name="Outline">
        <text:list-item>
          <text:list>
            <text:list-header>
              <text:h text:style-name="P758" text:outline-level="2" text:is-list-header="true"><text:bookmark-start text:name="__RefHeading___Toc263258_3767406981"/><text:span text:style-name="T161">Versió 0.9.</text:span><text:span text:style-name="T78">4</text:span><text:span text:style-name="T118">2</text:span><text:span text:style-name="T79"> </text:span><text:span text:style-name="T116">-</text:span><text:span text:style-name="T117"> </text:span><text:span text:style-name="T119">API REST de dades obertes, creació de regles i monitor d'integració persistit</text:span><text:bookmark-end text:name="__RefHeading___Toc263258_3767406981"/></text:h>
            </text:list-header>
          </text:list>
        </text:list-item>
      </text:list>
      <text:p text:style-name="P368">Data: <text:span text:style-name="T273">18</text:span>/<text:span text:style-name="T244">0</text:span><text:span text:style-name="T271">5</text:span>/202<text:span text:style-name="T251">2 </text:span><text:span text:style-name="T272">1</text:span><text:span text:style-name="T273">2</text:span><text:span text:style-name="T251">:00h</text:span></text:p>
      <text:p text:style-name="P368"/>
      <text:p text:style-name="P174">Resum: <text:span text:style-name="T269">Nova API REST de dades Obertes, API REST de creació de regles, monitor d'integracions persistit, actualització manual d'usuari. Revisió de la cua de backoffices. Altres millores i correccions menors.</text:span></text:p>
      <text:p text:style-name="P368"/>
      <text:p text:style-name="P593">Millores incloses:</text:p>
      <text:list xml:id="list143046027914456" text:continue-list="list143046492835828" text:style-name="L77">
        <text:list-item>
          <text:p text:style-name="P993"><text:a xlink:type="simple" xlink:href="https://github.com/GovernIB/distribucio/issues/322" text:style-name="Internet_20_link" text:visited-style-name="Visited_20_Internet_20_Link"><text:span text:style-name="T263">#322</text:span></text:a><text:span text:style-name="T266"> </text:span>Actualitzar documentació</text:p>
        </text:list-item>
        <text:list-item>
          <text:p text:style-name="P993"><text:a xlink:type="simple" xlink:href="https://github.com/GovernIB/distribucio/issues/423" text:style-name="Internet_20_link" text:visited-style-name="Visited_20_Internet_20_Link">#423</text:a><text:span text:style-name="T266"> </text:span>Millorar el monitor d'integracions</text:p>
        </text:list-item>
        <text:list-item>
          <text:p text:style-name="P994"><text:a xlink:type="simple" xlink:href="https://github.com/GovernIB/distribucio/issues/426" text:style-name="Internet_20_link" text:visited-style-name="Visited_20_Internet_20_Link">#426</text:a><text:span text:style-name="T263"> </text:span>Afegir l'acció d'enviar per correu electrònic dins el detall de les anotacions</text:p>
        </text:list-item>
        <text:list-item>
          <text:p text:style-name="P994"><text:a xlink:type="simple" xlink:href="https://github.com/GovernIB/distribucio/issues/425" text:style-name="Internet_20_link" text:visited-style-name="Visited_20_Internet_20_Link">#425</text:a><text:span text:style-name="T263"> </text:span>Afegir codi de l'entorn en els missatges de correu</text:p>
        </text:list-item>
        <text:list-item>
          <text:p text:style-name="P995"><text:a xlink:type="simple" xlink:href="https://github.com/GovernIB/distribucio/issues/416" text:style-name="Internet_20_link" text:visited-style-name="Visited_20_Internet_20_Link">#416</text:a><text:span text:style-name="T264"> </text:span>Crear regles de forma automàtica quan s'afegeixin procediments en RIPEA</text:p>
        </text:list-item>
        <text:list-item>
          <text:p text:style-name="P996"><text:a xlink:type="simple" xlink:href="https://github.com/GovernIB/distribucio/issues/442" text:style-name="Internet_20_link" text:visited-style-name="Visited_20_Internet_20_Link">#442</text:a><text:span text:style-name="T265"> </text:span>Actualitzar la versió del plugin de pluginsib-validatesignature</text:p>
        </text:list-item>
        <text:list-item>
          <text:p text:style-name="P997"><text:a xlink:type="simple" xlink:href="https://github.com/GovernIB/distribucio/issues/214" text:style-name="Internet_20_link" text:visited-style-name="Visited_20_Internet_20_Link">#214</text:a><text:span text:style-name="T268"> </text:span>Implementar API REST de consulta per explotar dades per tercers</text:p>
        </text:list-item>
        <text:list-item>
          <text:p text:style-name="P997"><text:a xlink:type="simple" xlink:href="https://github.com/GovernIB/distribucio/issues/424" text:style-name="Internet_20_link" text:visited-style-name="Visited_20_Internet_20_Link">#424</text:a><text:span text:style-name="T268"> </text:span>No permetre reenviar a la bústia principal de l'entitat</text:p>
        </text:list-item>
        <text:list-item>
          <text:p text:style-name="P997"><text:a xlink:type="simple" xlink:href="https://github.com/GovernIB/distribucio/issues/398" text:style-name="Internet_20_link" text:visited-style-name="Visited_20_Internet_20_Link">#398</text:a><text:span text:style-name="T268"> </text:span>Separar la secció plugins de l'aplicació de les propietats de configuració</text:p>
        </text:list-item>
      </text:list>
      <text:p text:style-name="P547">Errors resolts:</text:p>
      <text:list xml:id="list56835124" text:style-name="L94">
        <text:list-item>
          <text:p text:style-name="P912"><text:a xlink:type="simple" xlink:href="https://github.com/GovernIB/distribucio/issues/445" text:style-name="Internet_20_link" text:visited-style-name="Visited_20_Internet_20_Link">#445</text:a><text:span text:style-name="T266"> </text:span>Revisar la coa d'enviaments de callbacks </text:p>
        </text:list-item>
        <text:list-item>
          <text:p text:style-name="P913"><text:a xlink:type="simple" xlink:href="https://github.com/GovernIB/distribucio/issues/432" text:style-name="Internet_20_link" text:visited-style-name="Visited_20_Internet_20_Link">#432</text:a><text:span text:style-name="T264"> </text:span>Permetre generar ZIP encara que hi hagi annexos no custodiats dins l'arxiu</text:p>
        </text:list-item>
        <text:list-item>
          <text:p text:style-name="P914"><text:a xlink:type="simple" xlink:href="https://github.com/GovernIB/distribucio/issues/440" text:style-name="Internet_20_link" text:visited-style-name="Visited_20_Internet_20_Link">#440</text:a><text:span text:style-name="T267"> Error </text:span>404 <text:span text:style-name="T267">processant una anotació pendent d'enviar al backoffice amb perfil administrador</text:span></text:p>
        </text:list-item>
        <text:list-item>
          <text:p text:style-name="P99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1"/>
      <text:p text:style-name="P126">Base de dades:<text:span text:style-name="T5"> </text:span></text:p>
      <text:list xml:id="list3636934009" text:style-name="L95">
        <text:list-item>
          <text:p text:style-name="P930">distribucio_update_0.9.<text:span text:style-name="T258">4</text:span><text:span text:style-name="T270">2</text:span>.sql (Oracle)</text:p>
        </text:list-item>
      </text:list>
      <table:table table:name="Table17" table:style-name="Table17">
        <table:table-column table:style-name="Table17.A"/>
        <table:table-row table:style-name="TableLine793462000">
          <table:table-cell table:style-name="Table17.A1" office:value-type="string">
            <text:p text:style-name="P420">-- #423 Millorar el monitor d'integracions </text:p>
            <text:p text:style-name="P412">-- Creació de les taules pel monitor i els paràmetres</text:p>
            <text:p text:style-name="P649"/>
            <text:p text:style-name="P454"><text:span text:style-name="T65">CREATE</text:span><text:span text:style-name="T34"> </text:span><text:span text:style-name="T65">TABLE</text:span><text:span text:style-name="T34"> DIS_MON_INT</text:span></text:p>
            <text:p text:style-name="P218">(<text:tab/></text:p>
            <text:p text:style-name="P454"><text:span text:style-name="T34"><text:s text:c="3"/><text:tab/>ID<text:tab/><text:tab/><text:tab/><text:tab/><text:tab/>NUMBER(19,0) <text:tab/><text:tab/></text:span><text:span text:style-name="T65">NOT</text:span><text:span text:style-name="T34"> </text:span><text:span text:style-name="T156">NULL</text:span><text:span text:style-name="T34">,</text:span></text:p>
            <text:p text:style-name="P454"><text:span text:style-name="T34"><text:tab/>CODI <text:tab/><text:tab/><text:tab/><text:tab/>VARCHAR2(64 </text:span><text:span text:style-name="T65">CHAR</text:span><text:span text:style-name="T34">) <text:tab/></text:span><text:span text:style-name="T65">NOT</text:span><text:span text:style-name="T34"> </text:span><text:span text:style-name="T156">NULL</text:span><text:span text:style-name="T34">, </text:span></text:p>
            <text:p text:style-name="P454"><text:span text:style-name="T34"><text:tab/>DATA <text:tab/><text:tab/><text:tab/><text:tab/></text:span><text:span text:style-name="T65">TIMESTAMP</text:span><text:span text:style-name="T34"> (6), </text:span></text:p>
            <text:p text:style-name="P454"><text:span text:style-name="T34"><text:tab/>DESCRIPCIO <text:tab/><text:tab/><text:tab/>VARCHAR2(1024 </text:span><text:span text:style-name="T65">CHAR</text:span><text:span text:style-name="T34">), </text:span></text:p>
            <text:p text:style-name="P454"><text:span text:style-name="T34"><text:tab/>TIPUS <text:tab/><text:tab/><text:tab/><text:tab/>VARCHAR2(10 </text:span><text:span text:style-name="T65">CHAR</text:span><text:span text:style-name="T34">), </text:span></text:p>
            <text:p text:style-name="P218"><text:tab/>TEMPS_RESPOSTA<text:tab/><text:tab/>NUMBER(19,0), </text:p>
            <text:p text:style-name="P454"><text:span text:style-name="T34"><text:tab/>ESTAT<text:tab/><text:tab/><text:tab/><text:tab/>VARCHAR2(5 </text:span><text:span text:style-name="T65">CHAR</text:span><text:span text:style-name="T34">),</text:span></text:p>
            <text:p text:style-name="P454"><text:span text:style-name="T34"><text:tab/>CODI_USUARI<text:tab/><text:tab/><text:tab/>VARCHAR2(64 </text:span><text:span text:style-name="T65">CHAR</text:span><text:span text:style-name="T34">),</text:span></text:p>
            <text:p text:style-name="P454"><text:span text:style-name="T34"><text:tab/>ERROR_DESCRIPCIO<text:tab/>VARCHAR2(1024 </text:span><text:span text:style-name="T65">CHAR</text:span><text:span text:style-name="T34">),</text:span></text:p>
            <text:p text:style-name="P454"><text:span text:style-name="T34"><text:tab/>EXCEPCIO_MSG<text:tab/><text:tab/>VARCHAR2(1024 </text:span><text:span text:style-name="T65">CHAR</text:span><text:span text:style-name="T34">),</text:span></text:p>
            <text:p text:style-name="P454"><text:span text:style-name="T34"><text:tab/>EXCEPCIO_STACKTRACE<text:tab/>VARCHAR2(2048 </text:span><text:span text:style-name="T65">CHAR</text:span><text:span text:style-name="T34">)</text:span></text:p>
            <text:p text:style-name="P218">);</text:p>
            <text:p text:style-name="P649"/>
            <text:p text:style-name="P454"><text:soft-page-break/><text:span text:style-name="T65">ALTER</text:span><text:span text:style-name="T34"> </text:span><text:span text:style-name="T65">TABLE</text:span><text:span text:style-name="T34"> DIS_MON_INT </text:span><text:span text:style-name="T65">ADD</text:span><text:span text:style-name="T34"> (</text:span></text:p>
            <text:p text:style-name="P454"><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18"><text:s text:c="2"/></text:p>
            <text:p text:style-name="P649"/>
            <text:p text:style-name="P649"/>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49"/>
            <text:p text:style-name="P649"/>
            <text:p text:style-name="P454"><text:span text:style-name="T65">CREATE</text:span><text:span text:style-name="T34"> </text:span><text:span text:style-name="T65">TABLE</text:span><text:span text:style-name="T34"> DIS_MON_INT_PARAM</text:span></text:p>
            <text:p text:style-name="P218">(<text:tab/></text:p>
            <text:p text:style-name="P454"><text:span text:style-name="T34"><text:s text:c="3"/><text:tab/>ID<text:tab/><text:tab/><text:tab/><text:tab/><text:tab/>NUMBER(19,0) <text:tab/><text:tab/><text:tab/></text:span><text:span text:style-name="T65">NOT</text:span><text:span text:style-name="T34"> </text:span><text:span text:style-name="T156">NULL</text:span><text:span text:style-name="T34">, </text:span></text:p>
            <text:p text:style-name="P454"><text:span text:style-name="T34"><text:s text:c="3"/><text:tab/>MON_INT_ID<text:tab/><text:tab/><text:tab/>NUMBER(19)<text:tab/><text:tab/><text:tab/><text:tab/></text:span><text:span text:style-name="T65">NOT</text:span><text:span text:style-name="T34"> </text:span><text:span text:style-name="T156">NULL</text:span><text:span text:style-name="T34">,</text:span></text:p>
            <text:p text:style-name="P454"><text:span text:style-name="T34"><text:tab/>NOM<text:tab/><text:tab/> <text:tab/><text:tab/><text:tab/>VARCHAR2(64 </text:span><text:span text:style-name="T65">CHAR</text:span><text:span text:style-name="T34">) <text:tab/><text:tab/></text:span><text:span text:style-name="T65">NOT</text:span><text:span text:style-name="T34"> </text:span><text:span text:style-name="T156">NULL</text:span><text:span text:style-name="T34">,</text:span></text:p>
            <text:p text:style-name="P454"><text:span text:style-name="T34"><text:tab/>DESCRIPCIO <text:tab/><text:tab/><text:tab/>VARCHAR2(102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MON_INT_PARAM </text:span><text:span text:style-name="T65">ADD</text:span><text:span text:style-name="T34"> (</text:span></text:p>
            <text:p text:style-name="P454"><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49"/>
            <text:p text:style-name="P454"><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54"><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49"/>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49"/>
            <text:p text:style-name="P412">-- Insereix la propietat per la nova tasca periòdica.</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SCHEDULLED_MON_INT'</text:span><text:span text:style-name="T34">,</text:span><text:span text:style-name="T174">'SCHEDULLED'</text:span><text:span text:style-name="T34">,</text:span><text:span text:style-name="T174">'20'</text:span><text:span text:style-name="T34">,</text:span><text:span text:style-name="T174">'Tasca periòdica d''esborrat de dades antigues del Monitor d''Integracions'</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4">'es.caib.distribucio.tasca.monitor.integracio.esborrar.antics.periode'</text:span><text:span text:style-name="T34">, </text:span><text:span text:style-name="T174">'3600000'</text:span><text:span text:style-name="T34">, </text:span><text:span text:style-name="T174">'Iterval de temps entre les execucions de la tasca (ms). Per defecte 3600000 ms'</text:span><text:span text:style-name="T34">, </text:span><text:span text:style-name="T174">'SCHEDULLED_MON_INT'</text:span><text:span text:style-name="T34">, 0, 0, </text:span><text:span text:style-name="T174">'INT'</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4">'es.caib.distribucio.tasca.monitor.integracio.esborrar.antics.dies'</text:span><text:span text:style-name="T34">, </text:span><text:span text:style-name="T174">'30'</text:span><text:span text:style-name="T34">, </text:span><text:span text:style-name="T174">'Dies màxim d''antigitat per guardar registres. Per defecte 30 dies.'</text:span><text:span text:style-name="T34">, </text:span><text:span text:style-name="T174">'SCHEDULLED_MON_INT'</text:span><text:span text:style-name="T34">, 1, 0, </text:span><text:span text:style-name="T174">'INT'</text:span><text:span text:style-name="T34">);</text:span></text:p>
            <text:p text:style-name="P649"/>
            <text:p text:style-name="P412">-- #425 Afegeix l'entorn a l'assumpte del correu enviat</text:p>
            <text:p text:style-name="P649"/>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default.user.entorn'</text:span><text:span text:style-name="T34">,</text:span><text:span text:style-name="T156">null</text:span><text:span text:style-name="T34">,</text:span><text:span text:style-name="T174">'Entorn on es troba l''aplicació'</text:span><text:span text:style-name="T34">,</text:span><text:span text:style-name="T174">'GENERAL'</text:span><text:span text:style-name="T34">,</text:span><text:span text:style-name="T174">'15'</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649"/>
            <text:p text:style-name="P412">-- #398 Separar la secció plugins de l'aplicació de les propietats de configuració </text:p>
            <text:p text:style-name="P218"><text:s/></text:p>
            <text:p text:style-name="P454"><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4">'PLUGINS'</text:span><text:span text:style-name="T34">;</text:span></text:p>
            <text:p text:style-name="P454"><text:span text:style-name="T65">UPDATE</text:span><text:span text:style-name="T34"> DIS_CONFIG_GROUP </text:span><text:span text:style-name="T65">SET</text:span><text:span text:style-name="T34"> PARENT_CODE = </text:span><text:span text:style-name="T156">NULL</text:span><text:span text:style-name="T34">, POSITION = 3 </text:span><text:span text:style-name="T65">WHERE</text:span><text:span text:style-name="T34"> CODE </text:span><text:span text:style-name="T65">LIKE</text:span><text:span text:style-name="T34"> </text:span><text:span text:style-name="T174">'ARXIU'</text:span><text:span text:style-name="T34">;</text:span></text:p>
            <text:p text:style-name="P454"><text:span text:style-name="T65">UPDATE</text:span><text:span text:style-name="T34"> DIS_CONFIG_GROUP </text:span><text:span text:style-name="T65">SET</text:span><text:span text:style-name="T34"> PARENT_CODE = </text:span><text:span text:style-name="T156">NULL</text:span><text:span text:style-name="T34">, POSITION = 4 </text:span><text:span text:style-name="T65">WHERE</text:span><text:span text:style-name="T34"> CODE </text:span><text:span text:style-name="T65">LIKE</text:span><text:span text:style-name="T34"> </text:span><text:span text:style-name="T174">'UNITATS'</text:span><text:span text:style-name="T34">;</text:span></text:p>
            <text:p text:style-name="P454"><text:span text:style-name="T65">UPDATE</text:span><text:span text:style-name="T34"> DIS_CONFIG_GROUP </text:span><text:span text:style-name="T65">SET</text:span><text:span text:style-name="T34"> PARENT_CODE = </text:span><text:span text:style-name="T156">NULL</text:span><text:span text:style-name="T34">, POSITION = 5 </text:span><text:span text:style-name="T65">WHERE</text:span><text:span text:style-name="T34"> CODE </text:span><text:span text:style-name="T65">LIKE</text:span><text:span text:style-name="T34"> </text:span><text:span text:style-name="T174">'GES_DOC'</text:span><text:span text:style-name="T34">;</text:span></text:p>
            <text:p text:style-name="P454"><text:span text:style-name="T65">UPDATE</text:span><text:span text:style-name="T34"> DIS_CONFIG_GROUP </text:span><text:span text:style-name="T65">SET</text:span><text:span text:style-name="T34"> PARENT_CODE = </text:span><text:span text:style-name="T156">NULL</text:span><text:span text:style-name="T34">, POSITION = 6 </text:span><text:span text:style-name="T65">WHERE</text:span><text:span text:style-name="T34"> CODE </text:span><text:span text:style-name="T65">LIKE</text:span><text:span text:style-name="T34"> </text:span><text:span text:style-name="T174">'USUARIS'</text:span><text:span text:style-name="T34">;</text:span></text:p>
            <text:p text:style-name="P462"><text:soft-page-break/><text:span text:style-name="T65">UPDATE</text:span><text:span text:style-name="T34"> DIS_CONFIG_GROUP </text:span><text:span text:style-name="T65">SET</text:span><text:span text:style-name="T34"> PARENT_CODE = </text:span><text:span text:style-name="T156">NULL</text:span><text:span text:style-name="T34">, POSITION = 7 </text:span><text:span text:style-name="T65">WHERE</text:span><text:span text:style-name="T34"> CODE </text:span><text:span text:style-name="T65">LIKE</text:span><text:span text:style-name="T34"> </text:span><text:span text:style-name="T174">'DISTRIBUCIO'</text:span><text:span text:style-name="T34">;</text:span></text:p>
            <text:p text:style-name="P454"><text:span text:style-name="T65">UPDATE</text:span><text:span text:style-name="T34"> DIS_CONFIG_GROUP </text:span><text:span text:style-name="T65">SET</text:span><text:span text:style-name="T34"> PARENT_CODE = </text:span><text:span text:style-name="T156">NULL</text:span><text:span text:style-name="T34">, POSITION = 8 </text:span><text:span text:style-name="T65">WHERE</text:span><text:span text:style-name="T34"> CODE </text:span><text:span text:style-name="T65">LIKE</text:span><text:span text:style-name="T34"> </text:span><text:span text:style-name="T174">'PROCEDIMENTS'</text:span><text:span text:style-name="T34">;</text:span></text:p>
            <text:p text:style-name="P454"><text:span text:style-name="T65">UPDATE</text:span><text:span text:style-name="T34"> DIS_CONFIG_GROUP </text:span><text:span text:style-name="T65">SET</text:span><text:span text:style-name="T34"> PARENT_CODE = </text:span><text:span text:style-name="T156">NULL</text:span><text:span text:style-name="T34">, POSITION = 9 </text:span><text:span text:style-name="T65">WHERE</text:span><text:span text:style-name="T34"> CODE </text:span><text:span text:style-name="T65">LIKE</text:span><text:span text:style-name="T34"> </text:span><text:span text:style-name="T174">'DADES_EXTERNES'</text:span><text:span text:style-name="T34">;</text:span></text:p>
            <text:p text:style-name="P454"><text:span text:style-name="T65">UPDATE</text:span><text:span text:style-name="T34"> DIS_CONFIG_GROUP </text:span><text:span text:style-name="T65">SET</text:span><text:span text:style-name="T34"> PARENT_CODE = </text:span><text:span text:style-name="T156">NULL</text:span><text:span text:style-name="T34">, POSITION = 10 </text:span><text:span text:style-name="T65">WHERE</text:span><text:span text:style-name="T34"> CODE </text:span><text:span text:style-name="T65">LIKE</text:span><text:span text:style-name="T34"> </text:span><text:span text:style-name="T174">'SIGNATURA'</text:span><text:span text:style-name="T34">;</text:span></text:p>
            <text:p text:style-name="P454"><text:span text:style-name="T65">UPDATE</text:span><text:span text:style-name="T34"> DIS_CONFIG_GROUP </text:span><text:span text:style-name="T65">SET</text:span><text:span text:style-name="T34"> PARENT_CODE = </text:span><text:span text:style-name="T156">NULL</text:span><text:span text:style-name="T34">, POSITION = 11 </text:span><text:span text:style-name="T65">WHERE</text:span><text:span text:style-name="T34"> CODE </text:span><text:span text:style-name="T65">LIKE</text:span><text:span text:style-name="T34"> </text:span><text:span text:style-name="T174">'VALID_SIGN'</text:span><text:span text:style-name="T34">;</text:span></text:p>
            <text:p text:style-name="P226"/>
            <text:p text:style-name="P420">-- #424 No permetre reenviar registres a la bustia principal</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text:span><text:span text:style-name="T176">es.caib.distribucio.no.permetre.reenviar.bustia.default.entitat</text:span><text:span text:style-name="T174">'</text:span><text:span text:style-name="T34">,</text:span><text:span text:style-name="T156">null</text:span><text:span text:style-name="T34">,</text:span><text:span text:style-name="T174">'Marcar per no permetre reenviar anotacions a la bústia per defecte de l''entitat'</text:span><text:span text:style-name="T34">,</text:span><text:span text:style-name="T174">'GENERAL'</text:span><text:span text:style-name="T34">,</text:span><text:span text:style-name="T174">'11'</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61"/>
            <text:p text:style-name="P235"/>
          </table:table-cell>
        </table:table-row>
      </table:table>
      <text:p text:style-name="P586"/>
      <text:p text:style-name="P126"/>
      <text:p text:style-name="P61"><text:span text:style-name="T6">Propietats globals</text:span>: </text:p>
      <text:p text:style-name="P61"/>
      <text:list xml:id="list3553705016" text:style-name="L96">
        <text:list-item>
          <text:p text:style-name="P950"><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999"><text:span text:style-name="T28">S</text:span><text:span text:style-name="T24">'han afegit propietats per configurar la tasca periòdica d'esborrat de dades del monitor dintegració.</text:span></text:p>
        </text:list-item>
        <text:list-item>
          <text:p text:style-name="P899">S'ha afegit una nova propietat opcional per indicar si permetre o no reenviar anotacions a la bústia principal de l'enitat.</text:p>
        </text:list-item>
      </text:list>
      <table:table table:name="Table18" table:style-name="Table18">
        <table:table-column table:style-name="Table18.A"/>
        <table:table-row table:style-name="TableLine793457968">
          <table:table-cell table:style-name="Table18.A1" office:value-type="string">
            <text:p text:style-name="P261"># ################### #</text:p>
            <text:p text:style-name="P257"># PROPERTIES AFEGIDES #</text:p>
            <text:p text:style-name="P257"># ################### #</text:p>
            <text:p text:style-name="P649"/>
            <text:p text:style-name="P454"><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49"/>
            <text:p text:style-name="P454"><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18">es.caib.distribucio.default.user.entorn=</text:p>
            <text:p text:style-name="P649"/>
            <text:p text:style-name="P454"><text:span text:style-name="T51">#423 </text:span><text:span text:style-name="T54">Millorar</text:span><text:span text:style-name="T51"> el monitor d'integracions </text:span></text:p>
            <text:p text:style-name="P649"/>
            <text:p text:style-name="P454"><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54"><text:span text:style-name="T34">es.caib.distribucio.tasca.monitor.integracio.esborrar.antics.periode=</text:span><text:span text:style-name="T40">3600000</text:span></text:p>
            <text:p text:style-name="P649"/>
            <text:p text:style-name="P454"><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54"><text:span text:style-name="T34">es.caib.distribucio.tasca.monitor.integracio.esborrar.antics.dies=</text:span><text:span text:style-name="T40">30</text:span></text:p>
            <text:p text:style-name="P412"/>
            <text:p text:style-name="P454"><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54"><text:span text:style-name="T34">es.caib.distribucio.no.permetre.reenviar.bustia.default.entitat=</text:span><text:span text:style-name="T40">false</text:span></text:p>
            <text:p text:style-name="P627"/>
            <text:p text:style-name="P242"/>
          </table:table-cell>
        </table:table-row>
      </table:table>
      <text:p text:style-name="P624"/>
      <text:p text:style-name="P624"/>
      <text:list xml:id="list143045783353634" text:continue-list="list143046780053441" text:style-name="Outline">
        <text:list-item>
          <text:list>
            <text:list-header>
              <text:h text:style-name="P759" text:outline-level="2" text:is-list-header="true"><text:bookmark-start text:name="__RefHeading___Toc104629_767525243"/><text:soft-page-break/><text:span text:style-name="T161">Versió 0.9.</text:span><text:span text:style-name="T78">4</text:span><text:span text:style-name="T120">2</text:span><text:span text:style-name="T113">.1</text:span><text:span text:style-name="T79"> </text:span><text:span text:style-name="T120">Canvi per poder guardar anotacions pendents d'Arxiu</text:span><text:bookmark-end text:name="__RefHeading___Toc104629_767525243"/></text:h>
            </text:list-header>
          </text:list>
        </text:list-item>
      </text:list>
      <text:p text:style-name="P369">Data: <text:span text:style-name="T274">26</text:span>/<text:span text:style-name="T244">0</text:span><text:span text:style-name="T274">5</text:span>/202<text:span text:style-name="T251">2 1</text:span><text:span text:style-name="T274">7</text:span><text:span text:style-name="T251">:00h</text:span></text:p>
      <text:p text:style-name="P369"/>
      <text:p text:style-name="P175">Resum: <text:span text:style-name="T274">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69"/>
      <text:p text:style-name="P594">Millores incloses:</text:p>
      <text:list xml:id="list143045298649897" text:continue-list="list143046027914456" text:style-name="L77">
        <text:list-item>
          <text:p text:style-name="P1000"><text:a xlink:type="simple" xlink:href="https://github.com/GovernIB/distribucio/issues/459" text:style-name="Internet_20_link" text:visited-style-name="Visited_20_Internet_20_Link">#459</text:a> Processar desat d'annexos a l'Arxiu sense dependre de l'estat </text:p>
        </text:list-item>
      </text:list>
      <text:p text:style-name="P548">Errors resolts:</text:p>
      <text:p text:style-name="P451"/>
      <text:list xml:id="list3698970684" text:style-name="L97">
        <text:list-item>
          <text:p text:style-name="P1004">Cap</text:p>
        </text:list-item>
      </text:list>
      <text:p text:style-name="P312"/>
      <text:p text:style-name="P127">Base de dades:<text:span text:style-name="T5"> </text:span></text:p>
      <text:list xml:id="list101846085" text:style-name="L98">
        <text:list-item>
          <text:p text:style-name="P987">Sense canvis</text:p>
        </text:list-item>
      </text:list>
      <text:p text:style-name="P127"/>
      <text:p text:style-name="P62"><text:span text:style-name="T6">Propietats globals</text:span>: </text:p>
      <text:list xml:id="list2895850393" text:style-name="L99">
        <text:list-item>
          <text:p text:style-name="P896">S<text:span text:style-name="T254">ense canvis</text:span></text:p>
        </text:list-item>
      </text:list>
      <text:p text:style-name="P504"/>
      <text:p text:style-name="P504"/>
      <text:list xml:id="list143047054357867" text:continue-list="list143045783353634" text:style-name="Outline">
        <text:list-item>
          <text:list>
            <text:list-header>
              <text:h text:style-name="P760" text:outline-level="2" text:is-list-header="true"><text:bookmark-start text:name="__RefHeading___Toc76854_849673795"/><text:span text:style-name="T161">Versió 0.9.</text:span><text:span text:style-name="T78">4</text:span><text:span text:style-name="T121">3 </text:span><text:span text:style-name="T122">Propietats multi entitat, validació de firmes de documents, exportació de dades CSV</text:span><text:span text:style-name="T123">, documents invàlids com a esborranys i nova API REST per backoffices</text:span><text:bookmark-end text:name="__RefHeading___Toc76854_849673795"/></text:h>
            </text:list-header>
          </text:list>
        </text:list-item>
      </text:list>
      <text:p text:style-name="P370">Data: <text:span text:style-name="T279"><text:s/></text:span><text:span text:style-name="T284">21</text:span>/<text:span text:style-name="T244">0</text:span><text:span text:style-name="T279">7</text:span>/202<text:span text:style-name="T251">2 </text:span><text:span text:style-name="T282">1</text:span><text:span text:style-name="T284">2</text:span><text:span text:style-name="T251">:</text:span><text:span text:style-name="T278">0</text:span><text:span text:style-name="T251">0h</text:span></text:p>
      <text:p text:style-name="P370"/>
      <text:p text:style-name="P176">Resum: <text:span text:style-name="T275">Millores com la configuració multi entitat, la detecció de firmes invàlides d'annexos o l'exportació CSV de la cerca d'anotacions. </text:span><text:span text:style-name="T280">Guardat d'annexos amb firmes invàlides o formats no reconeguts com a esborranys a l'Arxiu. Nova API REST per backoffices. </text:span><text:span text:style-name="T275">Correccions d'errors diversos.</text:span></text:p>
      <text:p text:style-name="P176"/>
      <text:p text:style-name="P633">Nova versió de la llibreria d'utilitats per a backoffices versió 0.9.43 que usa el nou client de backoffice API REST.</text:p>
      <text:p text:style-name="P370"/>
      <text:p text:style-name="P595">Millores incloses:</text:p>
      <text:list xml:id="list143046777632782" text:continue-list="list143045298649897" text:style-name="L77">
        <text:list-item>
          <text:p text:style-name="P1001"><text:a xlink:type="simple" xlink:href="https://github.com/GovernIB/distribucio/issues/418" text:style-name="Internet_20_link" text:visited-style-name="Visited_20_Internet_20_Link">#418</text:a><text:span text:style-name="T276"> </text:span>Propietats configurables a nivell d'entitat</text:p>
        </text:list-item>
        <text:list-item>
          <text:p text:style-name="P1001"><text:a xlink:type="simple" xlink:href="https://github.com/GovernIB/distribucio/issues/463" text:style-name="Internet_20_link" text:visited-style-name="Visited_20_Internet_20_Link">#463</text:a><text:span text:style-name="T276"> </text:span>Posar annexos amb firma no vàlida com a esborrany a l'arxiu</text:p>
        </text:list-item>
        <text:list-item>
          <text:p text:style-name="P1001"><text:a xlink:type="simple" xlink:href="https://github.com/GovernIB/distribucio/issues/459" text:style-name="Internet_20_link" text:visited-style-name="Visited_20_Internet_20_Link">#459</text:a><text:span text:style-name="T276"> </text:span>Processar desat d'annexos a l'Arxiu sense dependre de l'estat</text:p>
        </text:list-item>
        <text:list-item>
          <text:p text:style-name="P1001"><text:a xlink:type="simple" xlink:href="https://github.com/GovernIB/distribucio/issues/465" text:style-name="Internet_20_link" text:visited-style-name="Visited_20_Internet_20_Link">#465</text:a><text:span text:style-name="T276"> </text:span>Reintentar processament d'anotacions amb estat "Processada al backoffice amb errors"</text:p>
        </text:list-item>
        <text:list-item>
          <text:p text:style-name="P1002"><text:a xlink:type="simple" xlink:href="https://github.com/GovernIB/distribucio/issues/472" text:style-name="Internet_20_link" text:visited-style-name="Visited_20_Internet_20_Link">#472</text:a><text:span text:style-name="T281"> </text:span>Crear API REST per canvi i consulta d'anotacions amb informació de annexos invàlids, modificar la llibreria d'utilitats</text:p>
        </text:list-item>
        <text:list-item>
          <text:p text:style-name="P1001"><text:soft-page-break/><text:a xlink:type="simple" xlink:href="https://github.com/GovernIB/distribucio/issues/450" text:style-name="Internet_20_link" text:visited-style-name="Visited_20_Internet_20_Link">#450</text:a><text:span text:style-name="T276"> </text:span>Modificar el missatge al reenviar a un backoffice</text:p>
        </text:list-item>
        <text:list-item>
          <text:p text:style-name="P1001"><text:a xlink:type="simple" xlink:href="https://github.com/GovernIB/distribucio/issues/446" text:style-name="Internet_20_link" text:visited-style-name="Visited_20_Internet_20_Link">#446</text:a><text:span text:style-name="T276"> </text:span>Permetre reiniciar les tasques de guardar annexes des de l'aplicació</text:p>
        </text:list-item>
        <text:list-item>
          <text:p text:style-name="P1001"><text:a xlink:type="simple" xlink:href="https://github.com/GovernIB/distribucio/issues/431" text:style-name="Internet_20_link" text:visited-style-name="Visited_20_Internet_20_Link">#431</text:a><text:span text:style-name="T276"> </text:span>Tornar a executar el filtre de cerca després de tancar finestra de enviaments</text:p>
        </text:list-item>
        <text:list-item>
          <text:p text:style-name="P1001"><text:a xlink:type="simple" xlink:href="https://github.com/GovernIB/distribucio/issues/434" text:style-name="Internet_20_link" text:visited-style-name="Visited_20_Internet_20_Link">#434</text:a><text:span text:style-name="T276"> </text:span>Canviar el nom de la versió imprimible dels annexes a NOM_ORIGINAL_imprimible</text:p>
        </text:list-item>
        <text:list-item>
          <text:p text:style-name="P1001"><text:a xlink:type="simple" xlink:href="https://github.com/GovernIB/distribucio/issues/444" text:style-name="Internet_20_link" text:visited-style-name="Visited_20_Internet_20_Link">#444</text:a><text:span text:style-name="T276"> </text:span>Afegir exportador CSV de la informació de les anotacions d'una bústia</text:p>
        </text:list-item>
        <text:list-item>
          <text:p text:style-name="P1003"><text:a xlink:type="simple" xlink:href="https://github.com/GovernIB/distribucio/issues/484" text:style-name="Internet_20_link" text:visited-style-name="Visited_20_Internet_20_Link">#484</text:a><text:span text:style-name="T283"> Guardar sempre com a esborrany si no es pot guardar com a definitiu.</text:span></text:p>
        </text:list-item>
        <text:list-item>
          <text:p text:style-name="P1003"><text:s/></text:p>
        </text:list-item>
      </text:list>
      <text:p text:style-name="P549">Errors resolts:</text:p>
      <text:p text:style-name="P452"/>
      <text:list xml:id="list4223797123" text:style-name="L100">
        <text:list-item>
          <text:p text:style-name="P1005"><text:a xlink:type="simple" xlink:href="https://github.com/GovernIB/distribucio/issues/466" text:style-name="Internet_20_link" text:visited-style-name="Visited_20_Internet_20_Link">#466</text:a><text:span text:style-name="T276"> </text:span>401 Unauthorized en l'autenticació a l'API</text:p>
        </text:list-item>
        <text:list-item>
          <text:p text:style-name="P1005"><text:a xlink:type="simple" xlink:href="https://github.com/GovernIB/distribucio/issues/443" text:style-name="Internet_20_link" text:visited-style-name="Visited_20_Internet_20_Link">#443</text:a><text:span text:style-name="T276"> </text:span>Afegir nou perfil d'administrador de només lectura</text:p>
        </text:list-item>
        <text:list-item>
          <text:p text:style-name="P1005"><text:a xlink:type="simple" xlink:href="https://github.com/GovernIB/distribucio/issues/460" text:style-name="Internet_20_link" text:visited-style-name="Visited_20_Internet_20_Link">#460</text:a><text:span text:style-name="T276"> </text:span>Corregir el reprocessament massiu per a que si una anotació és correcta que aparegui en verd amb un missatge adequat</text:p>
        </text:list-item>
        <text:list-item>
          <text:p text:style-name="P1005"><text:a xlink:type="simple" xlink:href="https://github.com/GovernIB/distribucio/issues/456" text:style-name="Internet_20_link" text:visited-style-name="Visited_20_Internet_20_Link">#456</text:a><text:span text:style-name="T276"> </text:span>Si una regla no està activa pareix que s'executa</text:p>
        </text:list-item>
        <text:list-item>
          <text:p text:style-name="P1005"><text:a xlink:type="simple" xlink:href="https://github.com/GovernIB/distribucio/issues/439" text:style-name="Internet_20_link" text:visited-style-name="Visited_20_Internet_20_Link">#439</text:a><text:span text:style-name="T276"> </text:span>Revisar que l'acció "classificar" aparegui en l'històric d'accions</text:p>
        </text:list-item>
        <text:list-item>
          <text:p text:style-name="P1005"><text:a xlink:type="simple" xlink:href="https://github.com/GovernIB/distribucio/issues/441" text:style-name="Internet_20_link" text:visited-style-name="Visited_20_Internet_20_Link">#441</text:a><text:span text:style-name="T276"> </text:span>Error consultant anotació des de backoffice si està duplicada</text:p>
        </text:list-item>
        <text:list-item>
          <text:p text:style-name="P1005"><text:a xlink:type="simple" xlink:href="https://github.com/GovernIB/distribucio/issues/443" text:style-name="Internet_20_link" text:visited-style-name="Visited_20_Internet_20_Link">#433</text:a><text:span text:style-name="T276"> </text:span>Error al esborrar una bústia seleccionada com a favorita</text:p>
        </text:list-item>
        <text:list-item>
          <text:p text:style-name="P1005"><text:a xlink:type="simple" xlink:href="https://github.com/GovernIB/distribucio/issues/429" text:style-name="Internet_20_link" text:visited-style-name="Visited_20_Internet_20_Link">#429</text:a><text:span text:style-name="T276"> </text:span>Revisar el filtre de regles</text:p>
        </text:list-item>
        <text:list-item>
          <text:p text:style-name="P1006"><text:a xlink:type="simple" xlink:href="https://github.com/GovernIB/distribucio/issues/477" text:style-name="Internet_20_link" text:visited-style-name="Visited_20_Internet_20_Link">#477</text:a><text:span text:style-name="T283"> </text:span>Revisar comprobació del tipus i perfil de firma </text:p>
        </text:list-item>
      </text:list>
      <text:p text:style-name="P313"/>
      <text:p text:style-name="P128">Base de dades:<text:span text:style-name="T5"> </text:span></text:p>
      <text:list xml:id="list143045065498860" text:continue-list="list2729858722" text:style-name="L62">
        <text:list-item>
          <text:p text:style-name="P838">distribucio_update_0.9.<text:span text:style-name="T277">43</text:span>.sql<text:span text:style-name="T230"> (Oracle)</text:span></text:p>
          <text:list>
            <text:list-item>
              <text:p text:style-name="P973"><text:span text:style-name="T277">Configuració multi entitat</text:span>.</text:p>
            </text:list-item>
            <text:list-item>
              <text:p text:style-name="P1020">Guardar annexos amb firma no vàlida com a esborrany.</text:p>
            </text:list-item>
          </text:list>
        </text:list-item>
      </text:list>
      <table:table table:name="Table19" table:style-name="Table19">
        <table:table-column table:style-name="Table19.A"/>
        <table:table-row table:style-name="TableLine793451056">
          <table:table-cell table:style-name="Table19.A1" office:value-type="string">
            <text:p text:style-name="P421">-- #418 Variables configurables a nivell d'entitat. </text:p>
            <text:p text:style-name="P412">-- Script per afegir una nova columna a la bbdd on es mostra per mitjà </text:p>
            <text:p text:style-name="P412">-- d'un booleà si és una propietat configurable</text:p>
            <text:p text:style-name="P649"/>
            <text:p text:style-name="P454"><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54"><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54"><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49"/>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anotacions.permetre.reservar'</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distribucio.fitxers.duplicar.contingut.arxiu'</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contingut.reenviar.favorit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contingut.enviar.coneixemen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contingut.reenviar.mostrar.permiso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no.permetre.reenviar.bustia.default.entita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contingut.enviar.arbre.nivel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sobreescriure.anotacions.duplicade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concsv.base.url'</text:span><text:span text:style-name="T34">;</text:span></text:p>
            <text:p text:style-name="P454"><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email.remiten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aib.base.ur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aib.aplicacio.codi'</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aib.usuari'</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aib.contrasenya'</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aib.csv.definicio'</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document.versionabl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suporta.metadade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sv.base.ur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aib.timeout.connec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aib.timeout.read'</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aib.conversio.imprimible.ur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aib.conversio.imprimible.usuari'</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rxiu.caib.conversio.imprimible.contrasenya'</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anotacions.registre.expedient.classificacio'</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anotacions.registre.expedient.serie.documenta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unitats.organitzatives.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unitats.organitzatives.dir3.service.ur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unitats.organitzatives.dir3.service.usernam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unitats.organitzatives.dir3.service.password'</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unitats.organitzatives.dir3.connect.timeou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unitats.organitzatives.dir3.request.timeou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gesdoc.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gesdoc.filesystem.base.dir'</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distribucio.fitxers.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procediment.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procediment.rolsac.service.url'</text:span><text:span text:style-name="T34">;</text:span></text:p>
            <text:p text:style-name="P454"><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procediment.rolsac.service.usernam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dadesext.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dadesext.service.ur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ignatura.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ignatura.signarAnnexo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pi.firma.en.servidor.simple.endpoin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pi.firma.en.servidor.simple.usernam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pi.firma.en.servidor.simple.password'</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api.firma.en.servidor.simple.perfi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ignatura.portafib.usernam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validatesignature.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validatesignature.afirmacxf.debug'</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validatesignature.afirmacxf.applicationID'</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validatesignature.afirmacxf.printxm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validatesignature.afirmacxf.TransformersTemplatesPath'</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validatesignature.afirmacxf.endpoin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validatesignature.afirmacxf.authorization.usernam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validatesignature.afirmacxf.authorization.password'</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tasca.guardar.annexos.max.reintent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tasca.enviar.anotacions.max.reintent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tasca.aplicar.regles.max.reintents'</text:span><text:span text:style-name="T34">;</text:span></text:p>
            <text:p text:style-name="P227"/>
            <text:p text:style-name="P227"/>
            <text:p text:style-name="P421">-- #463 Posar annexos amb firma no vàlida com a esborrany a l'arxiu </text:p>
            <text:p text:style-name="P412">-- Noves columens per guardar l'estat de la validació i la descripció de l'error</text:p>
            <text:p text:style-name="P218"><text:s/></text:p>
            <text:p text:style-name="P412">-- Oracle:</text:p>
            <text:p text:style-name="P454"><text:span text:style-name="T65">ALTER</text:span><text:span text:style-name="T34"> </text:span><text:span text:style-name="T65">TABLE</text:span><text:span text:style-name="T34"> DIS_REGISTRE_ANNEX</text:span></text:p>
            <text:p text:style-name="P454"><text:span text:style-name="T65">ADD</text:span><text:span text:style-name="T34"> (</text:span></text:p>
            <text:p text:style-name="P454"><text:span text:style-name="T34"><text:s text:c="4"/>VAL_FIRMA_ESTAT VARCHAR2(64 </text:span><text:span text:style-name="T65">CHAR</text:span><text:span text:style-name="T34">) </text:span></text:p>
            <text:p text:style-name="P218">);</text:p>
            <text:p text:style-name="P454"><text:span text:style-name="T65">ALTER</text:span><text:span text:style-name="T34"> </text:span><text:span text:style-name="T65">TABLE</text:span><text:span text:style-name="T34"> DIS_REGISTRE_ANNEX</text:span></text:p>
            <text:p text:style-name="P454"><text:span text:style-name="T65">ADD</text:span><text:span text:style-name="T34"> (</text:span></text:p>
            <text:p text:style-name="P454"><text:span text:style-name="T34"><text:s text:c="4"/>VAL_FIRMA_ERROR VARCHAR2(</text:span><text:span text:style-name="T36">1000</text:span><text:span text:style-name="T34"> </text:span><text:span text:style-name="T65">CHAR</text:span><text:span text:style-name="T34">) </text:span></text:p>
            <text:p text:style-name="P218">);</text:p>
            <text:p text:style-name="P649"><text:soft-page-break/></text:p>
            <text:p text:style-name="P649"/>
            <text:p text:style-name="P412">-- Insereix la propietat per desar els annexos amb firmes invàlides com esborrany o no</text:p>
            <text:p text:style-name="P412">-- es.caib.distribucio.tasca.guardar.annexos.firmes.invalides.com.esborrany</text:p>
            <text:p text:style-name="P649"/>
            <text:p text:style-name="P412">-- Oracle</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guardar.annexos.firmes.invalides.com.esborrany'</text:span><text:span text:style-name="T34">,</text:span><text:span text:style-name="T156">null</text:span><text:span text:style-name="T34">,</text:span><text:span text:style-name="T174">'Annexos amb firmes invàlides com esborranys. Per defecte és fals'</text:span><text:span text:style-name="T34">,</text:span><text:span text:style-name="T174">'SCHEDULLED_ARXIU'</text:span><text:span text:style-name="T34">,</text:span><text:span text:style-name="T174">'5'</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218"/>
            <text:p text:style-name="P227"/>
          </table:table-cell>
        </table:table-row>
      </table:table>
      <text:p text:style-name="P441"/>
      <text:p text:style-name="P128"/>
      <text:p text:style-name="P128"/>
      <text:p text:style-name="P63"><text:span text:style-name="T6">Propietats globals</text:span>: </text:p>
      <text:list xml:id="list662044946" text:style-name="L101">
        <text:list-item>
          <text:p text:style-name="P1021">Propietats per guardar els annexos amb firmes invàlides com esborrany a l'Arxiu, per defecte és fals.</text:p>
        </text:list-item>
      </text:list>
      <table:table table:name="Table20" table:style-name="Table20">
        <table:table-column table:style-name="Table20.A"/>
        <table:table-row table:style-name="TableLine389787696">
          <table:table-cell table:style-name="Table20.A1" office:value-type="string">
            <text:p text:style-name="P262">##############################</text:p>
            <text:p text:style-name="P263"># PROPIETATS AFEGIDES</text:p>
            <text:p text:style-name="P263">##############################</text:p>
            <text:p text:style-name="P654"/>
            <text:p text:style-name="P263">#463 Posar annexos amb firma no vàlida com a esborrany a l'arxiu </text:p>
            <text:p text:style-name="P654"/>
            <text:p text:style-name="P263"># Annexos amb firmes invàlides com esborranys. Per defecte és fals</text:p>
            <text:p text:style-name="P243">es.caib.distribucio.tasca.guardar.annexos.firmes.invalides.com.esborrany=</text:p>
            <text:p text:style-name="P243"/>
            <text:p text:style-name="P262">#465 Reintentar processament d'anotacions amb estat 'Processada al backoffice amb errors</text:p>
            <text:p text:style-name="P654"/>
            <text:p text:style-name="P263"># Propietat que calcula l'interval de temps que passarà entre execució i execució</text:p>
            <text:p text:style-name="P244">es.caib.distribucio.backoffice.interval.temps.reintentar.processament=</text:p>
            <text:p text:style-name="P654"/>
            <text:p text:style-name="P263"># Propietat on s'estableix el nombre de reintents com a màxim que es poden fer</text:p>
            <text:p text:style-name="P243">es.caib.distribucio.backoffice.reintentar.processament.max.reintents=</text:p>
            <text:p text:style-name="P625"/>
            <text:p text:style-name="P626"/>
          </table:table-cell>
        </table:table-row>
      </table:table>
      <text:p text:style-name="P523"/>
      <text:p text:style-name="P523"/>
      <text:list xml:id="list143046826730350" text:continue-list="list143047054357867" text:style-name="Outline">
        <text:list-item>
          <text:list>
            <text:list-header>
              <text:h text:style-name="P761" text:outline-level="2" text:is-list-header="true"><text:bookmark-start text:name="__RefHeading___Toc79564_2839546416"/><text:span text:style-name="T161">Versió 0.9.</text:span><text:span text:style-name="T78">4</text:span><text:span text:style-name="T124">3</text:span><text:span text:style-name="T113">.1</text:span><text:span text:style-name="T79"> </text:span><text:span text:style-name="T124">Correcció paginació procediments</text:span><text:bookmark-end text:name="__RefHeading___Toc79564_2839546416"/></text:h>
            </text:list-header>
          </text:list>
        </text:list-item>
      </text:list>
      <text:p text:style-name="P371">Data: <text:span text:style-name="T285">18</text:span>/<text:span text:style-name="T285">08</text:span>/202<text:span text:style-name="T251">2 1</text:span><text:span text:style-name="T285">1</text:span><text:span text:style-name="T251">:</text:span><text:span text:style-name="T285">3</text:span><text:span text:style-name="T251">0h</text:span></text:p>
      <text:p text:style-name="P371"/>
      <text:p text:style-name="P177">Resum: <text:span text:style-name="T285">Correcció per mostrar tots els procediments correctament per a una unitat organitzativa</text:span><text:span text:style-name="T274">.</text:span></text:p>
      <text:p text:style-name="P371"/>
      <text:p text:style-name="P596">Millores incloses:</text:p>
      <text:list xml:id="list143046182322948" text:continue-list="list143046777632782" text:style-name="L77">
        <text:list-item>
          <text:p text:style-name="P1022">Cap</text:p>
        </text:list-item>
      </text:list>
      <text:p text:style-name="P550">Errors resolts:</text:p>
      <text:p text:style-name="P453"><text:soft-page-break/></text:p>
      <text:list xml:id="list4170899480" text:style-name="L102">
        <text:list-item>
          <text:p text:style-name="P1007"><text:a xlink:type="simple" xlink:href="https://github.com/GovernIB/distribucio/issues/502" text:style-name="Internet_20_link" text:visited-style-name="Visited_20_Internet_20_Link">#502</text:a><text:span text:style-name="T285"> </text:span>Error: Al desplegable de classificació només es mostra un màxim de 30 procediments</text:p>
        </text:list-item>
      </text:list>
      <text:p text:style-name="P314"/>
      <text:p text:style-name="P129">Base de dades:<text:span text:style-name="T5"> </text:span></text:p>
      <text:list xml:id="list4098987261" text:style-name="L103">
        <text:list-item>
          <text:p text:style-name="P988">Sense canvis</text:p>
        </text:list-item>
      </text:list>
      <text:p text:style-name="P129"/>
      <text:p text:style-name="P64"><text:span text:style-name="T6">Propietats globals</text:span>:</text:p>
      <text:list xml:id="list143045430713565" text:continue-numbering="true" text:style-name="L103">
        <text:list-item>
          <text:p text:style-name="P989">Sense canvis</text:p>
        </text:list-item>
      </text:list>
      <text:p text:style-name="P524"/>
      <text:p text:style-name="P524"/>
      <text:p text:style-name="P524"/>
      <text:list xml:id="list143047155259643" text:continue-list="list143046826730350" text:style-name="Outline">
        <text:list-item>
          <text:list>
            <text:list-header>
              <text:h text:style-name="P761" text:outline-level="2" text:is-list-header="true"><text:bookmark-start text:name="__RefHeading___Toc79566_2839546416"/><text:span text:style-name="T161">Versió 0.9.</text:span><text:span text:style-name="T78">4</text:span><text:span text:style-name="T124">4</text:span><text:span text:style-name="T79"> </text:span><text:span text:style-name="T125">Millores de funcionalitat i rendiment, API per regles de backoffices</text:span><text:bookmark-end text:name="__RefHeading___Toc79566_2839546416"/></text:h>
            </text:list-header>
          </text:list>
        </text:list-item>
      </text:list>
      <text:p text:style-name="P371">Data: <text:span text:style-name="T291">1</text:span><text:span text:style-name="T293">6</text:span>/<text:span text:style-name="T285">0</text:span><text:span text:style-name="T290">9</text:span>/202<text:span text:style-name="T251">2 </text:span><text:span text:style-name="T292">1</text:span><text:span text:style-name="T293">3</text:span><text:span text:style-name="T251">:</text:span><text:span text:style-name="T286">0</text:span><text:span text:style-name="T251">0h</text:span></text:p>
      <text:p text:style-name="P371"/>
      <text:p text:style-name="P177">Resum: <text:span text:style-name="T289">Millores de funcionalitat de cerca d'anotacions i de rendiment per guardar anotacions en diferents transaccions i consultes més ràpides. API REST per crear i consultar regles <text:s/>des dels backoffices. Correcció d'errors.</text:span></text:p>
      <text:p text:style-name="P371"/>
      <text:p text:style-name="P596">Millores incloses:</text:p>
      <text:list xml:id="list143045122259121" text:continue-list="list143046182322948" text:style-name="L77">
        <text:list-item>
          <text:p text:style-name="P1023"><text:a xlink:type="simple" xlink:href="https://github.com/GovernIB/distribucio/issues/500" text:style-name="Internet_20_link" text:visited-style-name="Visited_20_Internet_20_Link">#500</text:a><text:span text:style-name="T287"> </text:span>Guardar annexos a l'Arxiu en diferents transaccions </text:p>
        </text:list-item>
        <text:list-item>
          <text:p text:style-name="P1023"><text:a xlink:type="simple" xlink:href="https://github.com/GovernIB/distribucio/issues/449" text:style-name="Internet_20_link" text:visited-style-name="Visited_20_Internet_20_Link">#449</text:a><text:span text:style-name="T287"> </text:span>Modificar camp "Codi procediment" en el resum d'una anotació</text:p>
        </text:list-item>
        <text:list-item>
          <text:p text:style-name="P1023"><text:a xlink:type="simple" xlink:href="https://github.com/GovernIB/distribucio/issues/473" text:style-name="Internet_20_link" text:visited-style-name="Visited_20_Internet_20_Link">#473</text:a><text:span text:style-name="T287"> </text:span>No tancar expedients amb documents en estat esborrany </text:p>
        </text:list-item>
        <text:list-item>
          <text:p text:style-name="P1023"><text:a xlink:type="simple" xlink:href="https://github.com/GovernIB/distribucio/issues/479" text:style-name="Internet_20_link" text:visited-style-name="Visited_20_Internet_20_Link">#479</text:a><text:span text:style-name="T287"> </text:span>No eliminar la informació de signatura dels esborranys </text:p>
        </text:list-item>
        <text:list-item>
          <text:p text:style-name="P1023"><text:a xlink:type="simple" xlink:href="https://github.com/GovernIB/distribucio/issues/448" text:style-name="Internet_20_link" text:visited-style-name="Visited_20_Internet_20_Link">#448</text:a><text:span text:style-name="T287"> </text:span>Afegir un filtre per a l'usuari administrador per a poder cercar anotacions pendents de guardar a l'arxiu amb intents pendents </text:p>
        </text:list-item>
        <text:list-item>
          <text:p text:style-name="P1023"><text:a xlink:type="simple" xlink:href="https://github.com/GovernIB/distribucio/issues/461" text:style-name="Internet_20_link" text:visited-style-name="Visited_20_Internet_20_Link">#461</text:a><text:span text:style-name="T287"> </text:span>Mostar els procediments de les unitats dependents a l'hora de classificar una anotació</text:p>
        </text:list-item>
        <text:list-item>
          <text:p text:style-name="P1023"><text:a xlink:type="simple" xlink:href="https://github.com/GovernIB/distribucio/issues/436" text:style-name="Internet_20_link" text:visited-style-name="Visited_20_Internet_20_Link">#436</text:a><text:span text:style-name="T287"> </text:span>Afegir dir3 opcional a les regles als backoffices </text:p>
        </text:list-item>
        <text:list-item>
          <text:p text:style-name="P1023"><text:a xlink:type="simple" xlink:href="https://github.com/GovernIB/distribucio/issues/447" text:style-name="Internet_20_link" text:visited-style-name="Visited_20_Internet_20_Link">#447</text:a><text:span text:style-name="T287"> </text:span>Afegir al monitor de l'aplicació una pipella per a controlar l'estat de les tasques automàtiques </text:p>
        </text:list-item>
        <text:list-item>
          <text:p text:style-name="P1023"><text:a xlink:type="simple" xlink:href="https://github.com/GovernIB/distribucio/issues/457" text:style-name="Internet_20_link" text:visited-style-name="Visited_20_Internet_20_Link">#457</text:a><text:span text:style-name="T287"> </text:span>Revisar el número d'errades en el monitor d'integracions</text:p>
        </text:list-item>
        <text:list-item>
          <text:p text:style-name="P1023"><text:a xlink:type="simple" xlink:href="https://github.com/GovernIB/distribucio/issues/452" text:style-name="Internet_20_link" text:visited-style-name="Visited_20_Internet_20_Link">#452</text:a><text:span text:style-name="T287"> </text:span>Afegir mètode a l'API de regles per consultar si existeix una regla i si està activa </text:p>
        </text:list-item>
        <text:list-item>
          <text:p text:style-name="P1023"><text:a xlink:type="simple" xlink:href="https://github.com/GovernIB/distribucio/issues/453" text:style-name="Internet_20_link" text:visited-style-name="Visited_20_Internet_20_Link">#453</text:a><text:span text:style-name="T287"> </text:span>Afegir mètode a l'API de regles per activar i desactivar regles </text:p>
        </text:list-item>
        <text:list-item>
          <text:p text:style-name="P1023"><text:a xlink:type="simple" xlink:href="https://github.com/GovernIB/distribucio/issues/455" text:style-name="Internet_20_link" text:visited-style-name="Visited_20_Internet_20_Link">#455</text:a><text:span text:style-name="T287"> </text:span>No permetre modificar el codi d'un backoffice </text:p>
        </text:list-item>
        <text:list-item>
          <text:p text:style-name="P1023"><text:a xlink:type="simple" xlink:href="https://github.com/GovernIB/distribucio/issues/462" text:style-name="Internet_20_link" text:visited-style-name="Visited_20_Internet_20_Link">#462</text:a><text:span text:style-name="T287"> </text:span>Modificar la llibreria d'utilitats per backoffices per comprovar si els annexos s'han mogut per nom en comptes de per títol </text:p>
        </text:list-item>
      </text:list>
      <text:p text:style-name="P550">Errors resolts:</text:p>
      <text:p text:style-name="P453"/>
      <text:list xml:id="list4221530370" text:style-name="L104">
        <text:list-item>
          <text:p text:style-name="P1008"><text:a xlink:type="simple" xlink:href="https://github.com/GovernIB/distribucio/issues/478" text:style-name="Internet_20_link" text:visited-style-name="Visited_20_Internet_20_Link">#478</text:a><text:span text:style-name="T287"> </text:span>Revisar tractament de perfils de firma </text:p>
        </text:list-item>
        <text:list-item>
          <text:p text:style-name="P1008"><text:a xlink:type="simple" xlink:href="https://github.com/GovernIB/distribucio/issues/495" text:style-name="Internet_20_link" text:visited-style-name="Visited_20_Internet_20_Link">#495</text:a><text:span text:style-name="T287"> </text:span>Controlar la creació de contenidor d'expedients repetits </text:p>
        </text:list-item>
        <text:list-item>
          <text:p text:style-name="P1008"><text:a xlink:type="simple" xlink:href="https://github.com/GovernIB/distribucio/issues/441" text:style-name="Internet_20_link" text:visited-style-name="Visited_20_Internet_20_Link">#441</text:a><text:span text:style-name="T287"> </text:span>Error consultant anotació des de backoffice si està duplicada </text:p>
        </text:list-item>
        <text:list-item>
          <text:p text:style-name="P1008"><text:a xlink:type="simple" xlink:href="https://github.com/GovernIB/distribucio/issues/435" text:style-name="Internet_20_link" text:visited-style-name="Visited_20_Internet_20_Link">#435</text:a><text:span text:style-name="T287"> </text:span>Millorar la caducitat de la sessió </text:p>
        </text:list-item>
        <text:list-item>
          <text:p text:style-name="P1008"><text:a xlink:type="simple" xlink:href="https://github.com/GovernIB/distribucio/issues/464" text:style-name="Internet_20_link" text:visited-style-name="Visited_20_Internet_20_Link">#464</text:a><text:span text:style-name="T287"> </text:span>Problema al actualitzar unitat d'una bústia </text:p>
        </text:list-item>
        <text:list-item>
          <text:p text:style-name="P1008"><text:soft-page-break/><text:a xlink:type="simple" xlink:href="https://github.com/GovernIB/distribucio/issues/437" text:style-name="Internet_20_link" text:visited-style-name="Visited_20_Internet_20_Link">#437</text:a><text:span text:style-name="T287"> </text:span>Revisar l'opció marcar com a processat en el destalls de les anotacions </text:p>
        </text:list-item>
        <text:list-item>
          <text:p text:style-name="P1008"><text:a xlink:type="simple" xlink:href="https://github.com/GovernIB/distribucio/issues/467" text:style-name="Internet_20_link" text:visited-style-name="Visited_20_Internet_20_Link">#467</text:a><text:span text:style-name="T287"> </text:span>Problemes amb l'exportació d'usuaris </text:p>
        </text:list-item>
        <text:list-item>
          <text:p text:style-name="P1008"><text:a xlink:type="simple" xlink:href="https://github.com/GovernIB/distribucio/issues/488" text:style-name="Internet_20_link" text:visited-style-name="Visited_20_Internet_20_Link">#488</text:a><text:span text:style-name="T287"> </text:span>El rendimiento de la aplicación ha caído significativamente </text:p>
        </text:list-item>
      </text:list>
      <text:p text:style-name="P314"/>
      <text:p text:style-name="P129">Base de dades:<text:span text:style-name="T5"> </text:span></text:p>
      <text:list xml:id="list3147699214" text:style-name="L105">
        <text:list-item>
          <text:p text:style-name="P839">distribucio_update_0.9.<text:span text:style-name="T277">4</text:span><text:span text:style-name="T288">4</text:span>.sql<text:span text:style-name="T230"> (Oracle)</text:span></text:p>
          <text:list>
            <text:list-item>
              <text:p text:style-name="P1026">Propietat per guardar documents amb perfil de firma no contemplat per l'Arxiu CAIB com a esborrany.</text:p>
            </text:list-item>
          </text:list>
        </text:list-item>
      </text:list>
      <table:table table:name="Table21" table:style-name="Table21">
        <table:table-column table:style-name="Table21.A"/>
        <table:table-row table:style-name="TableLine741210992">
          <table:table-cell table:style-name="Table21.A1" office:value-type="string">
            <text:p text:style-name="P412">-- #457 script per crear una nova propietat que guarda el temps (en hores) per recuperar el número d'errors al monitor d'integracions</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4">'es.caib.distribucio.monitor.integracio.errors.temps'</text:span><text:span text:style-name="T34">,</text:span><text:span text:style-name="T174">'48'</text:span><text:span text:style-name="T34">,</text:span><text:span text:style-name="T174">'Indica el temps que es tindrà en compte per mostrar el número d''errors (per defecte 48h.)'</text:span><text:span text:style-name="T34">,</text:span><text:span text:style-name="T174">'GENERAL'</text:span><text:span text:style-name="T34">,</text:span><text:span text:style-name="T174">'15'</text:span><text:span text:style-name="T34">,</text:span><text:span text:style-name="T174">'0'</text:span><text:span text:style-name="T34">,</text:span><text:span text:style-name="T174">'INT'</text:span><text:span text:style-name="T34">,</text:span><text:span text:style-name="T156">null</text:span><text:span text:style-name="T34">, </text:span><text:span text:style-name="T174">'0'</text:span><text:span text:style-name="T34">, </text:span><text:span text:style-name="T156">null</text:span><text:span text:style-name="T34">,</text:span><text:span text:style-name="T156">null</text:span><text:span text:style-name="T34">);</text:span></text:p>
            <text:p text:style-name="P649"/>
            <text:p text:style-name="P412">-- #478 Revisar tractament de perfils de firma</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4">'es.caib.distribucio.tasca.guardar.annexos.com.esborrany.si.perfils.o.tipus.no.existeix.al.caib'</text:span><text:span text:style-name="T34">,0,</text:span><text:span text:style-name="T174">'Guardar els annexos com a esborranys quan els tipus i perfils de firma no estàn contemplades a l''Arxiu CAIB'</text:span><text:span text:style-name="T34">,</text:span><text:span text:style-name="T174">'SCHEDULLED_ARXIU'</text:span><text:span text:style-name="T34">,</text:span><text:span text:style-name="T174">'6'</text:span><text:span text:style-name="T34">,</text:span><text:span text:style-name="T174">'0'</text:span><text:span text:style-name="T34">,</text:span><text:span text:style-name="T174">'BOOL'</text:span><text:span text:style-name="T34">,</text:span><text:span text:style-name="T156">null</text:span><text:span text:style-name="T34">,</text:span><text:span text:style-name="T174">'0'</text:span><text:span text:style-name="T34">,</text:span><text:span text:style-name="T156">null</text:span><text:span text:style-name="T34">,</text:span><text:span text:style-name="T156">null</text:span><text:span text:style-name="T34">);</text:span></text:p>
            <text:p text:style-name="P218"/>
            <text:p text:style-name="Standard"/>
          </table:table-cell>
        </table:table-row>
      </table:table>
      <text:p text:style-name="P634"/>
      <text:p text:style-name="P129"/>
      <text:p text:style-name="P64"><text:span text:style-name="T6">Propietats globals</text:span>:</text:p>
      <text:list xml:id="list143045530205225" text:continue-numbering="true" text:style-name="L105">
        <text:list-item>
          <text:p text:style-name="P1027">Opcionalment es poden afegir les propietats inserides a BBDD en el fitxer de propietats:</text:p>
        </text:list-item>
      </text:list>
      <table:table table:name="Table22" table:style-name="Table22">
        <table:table-column table:style-name="Table22.A"/>
        <table:table-row table:style-name="TableLine818920912">
          <table:table-cell table:style-name="Table22.A1" office:value-type="string">
            <text:p text:style-name="P259"># ############################# #</text:p>
            <text:p text:style-name="P263"># PROPERTIES AFEGIDES OPCIONALS #</text:p>
            <text:p text:style-name="P263"># ############################# #</text:p>
            <text:p text:style-name="P654"/>
            <text:p text:style-name="P263">#457 Revisar el número d'errades en el monitor d'integracions </text:p>
            <text:p text:style-name="P654"/>
            <text:p text:style-name="P263"># Indica el temps que es tindrà en compte per mostrar el número d''errors (per defecte 48h.)</text:p>
            <text:p text:style-name="P244">es.caib.distribucio.monitor.integracio.errors.temps=</text:p>
            <text:p text:style-name="P654"/>
            <text:p text:style-name="P263">#463 Posar annexos com a esborrany a l'arxiu en cas de que els tipus i els perfils de firma </text:p>
            <text:p text:style-name="P263">#<text:tab/> no estiguin contemplades a l'Arxiu CAIB</text:p>
            <text:p text:style-name="P244">es.caib.distribucio.tasca.guardar.annexos.com.esborrany.si.perfils.o.tipus.no.existeix.al.caib=</text:p>
            <text:p text:style-name="P577"/>
          </table:table-cell>
        </table:table-row>
      </table:table>
      <text:p text:style-name="P644"/>
      <text:p text:style-name="P524"/>
      <text:p text:style-name="P524"/>
      <text:p text:style-name="P524"/>
      <text:p text:style-name="P524"><text:soft-page-break/></text:p>
      <text:p text:style-name="P524"/>
      <text:list xml:id="list143046629870369" text:continue-list="list143047155259643" text:style-name="Outline">
        <text:list-item>
          <text:list>
            <text:list-header>
              <text:h text:style-name="P762" text:outline-level="2" text:is-list-header="true"><text:bookmark-start text:name="__RefHeading___Toc79566_28395464161"/><text:span text:style-name="T161">Versió 0.9.</text:span><text:span text:style-name="T78">4</text:span><text:span text:style-name="T126">5</text:span><text:span text:style-name="T128"> </text:span><text:span text:style-name="T126">+ 0.9.46</text:span><text:span text:style-name="T79"> </text:span><text:span text:style-name="T127">Millores i correccions generals, comunicar anotacions a backoffice per REST</text:span><text:bookmark-end text:name="__RefHeading___Toc79566_28395464161"/></text:h>
            </text:list-header>
          </text:list>
        </text:list-item>
      </text:list>
      <text:p text:style-name="P372">Data: <text:span text:style-name="T300">0</text:span><text:span text:style-name="T301">3</text:span><text:span text:style-name="T300">/11</text:span>/202<text:span text:style-name="T251">2 </text:span><text:span text:style-name="T294">1</text:span><text:span text:style-name="T299">3</text:span><text:span text:style-name="T251">:</text:span><text:span text:style-name="T286">0</text:span><text:span text:style-name="T251">0h</text:span></text:p>
      <text:p text:style-name="P372"/>
      <text:p text:style-name="P178">Resum: </text:p>
      <text:p text:style-name="P661">Configuració dels backoffices per comunicar anotacions pendents per API REST.<text:span text:style-name="T298"> Opcions de cerca en anotacions, regles i altres llistats. Correccions i millores de navegació i visuals. </text:span></text:p>
      <text:p text:style-name="P372"/>
      <text:p text:style-name="P21">Versió 0.9.45</text:p>
      <text:p text:style-name="P661"/>
      <text:p text:style-name="P597">Millores incloses:</text:p>
      <text:list xml:id="list143047179429481" text:continue-list="list143045122259121" text:style-name="L77">
        <text:list-item>
          <text:p text:style-name="P1024"><text:a xlink:type="simple" xlink:href="https://github.com/GovernIB/distribucio/issues/475" text:style-name="Internet_20_link" text:visited-style-name="Visited_20_Internet_20_Link">#475</text:a><text:span text:style-name="T297"> </text:span>Afegir el codi SIA als metadades dels documents XML</text:p>
        </text:list-item>
        <text:list-item>
          <text:p text:style-name="P1024"><text:a xlink:type="simple" xlink:href="https://github.com/GovernIB/distribucio/issues/497" text:style-name="Internet_20_link" text:visited-style-name="Visited_20_Internet_20_Link">#497</text:a><text:span text:style-name="T297"> </text:span>Afegir diagrama d'estats de comunicació amb els backoffice en el manual d'administrador </text:p>
        </text:list-item>
        <text:list-item>
          <text:p text:style-name="P1024"><text:a xlink:type="simple" xlink:href="https://github.com/GovernIB/distribucio/issues/503" text:style-name="Internet_20_link" text:visited-style-name="Visited_20_Internet_20_Link">#503</text:a><text:span text:style-name="T297"> </text:span>Implementar un nou servei REST per comunicar anotacions pendents </text:p>
        </text:list-item>
        <text:list-item>
          <text:p text:style-name="P1024"><text:a xlink:type="simple" xlink:href="https://github.com/GovernIB/distribucio/issues/481" text:style-name="Internet_20_link" text:visited-style-name="Visited_20_Internet_20_Link">#481</text:a><text:span text:style-name="T297"> </text:span>Permetre cercar anotacions per procediment </text:p>
        </text:list-item>
        <text:list-item>
          <text:p text:style-name="P1024"><text:a xlink:type="simple" xlink:href="https://github.com/GovernIB/distribucio/issues/491" text:style-name="Internet_20_link" text:visited-style-name="Visited_20_Internet_20_Link">#491</text:a><text:span text:style-name="T297"> </text:span>Quan tanques la finestra modal d'una anotació apareix un símbol de carregant abans del llistat </text:p>
        </text:list-item>
        <text:list-item>
          <text:p text:style-name="P1024"><text:a xlink:type="simple" xlink:href="https://github.com/GovernIB/distribucio/issues/480" text:style-name="Internet_20_link" text:visited-style-name="Visited_20_Internet_20_Link">#480</text:a><text:span text:style-name="T297"> </text:span>Crear un enllaç per a descarregar el .zip des de el correu electrónic que no necessiti autenticació </text:p>
        </text:list-item>
        <text:list-item>
          <text:p text:style-name="P1025"><text:a xlink:type="simple" xlink:href="https://github.com/GovernIB/distribucio/issues/492" text:style-name="Internet_20_link" text:visited-style-name="Visited_20_Internet_20_Link">#492</text:a><text:span text:style-name="T297"> </text:span>Permetre enviar a backoffice en estat BACK_PENDENT </text:p>
        </text:list-item>
        <text:list-item>
          <text:p text:style-name="P1024"><text:a xlink:type="simple" xlink:href="https://github.com/GovernIB/distribucio/issues/490" text:style-name="Internet_20_link" text:visited-style-name="Visited_20_Internet_20_Link">#490</text:a><text:span text:style-name="T297"> </text:span>Mostrar el nom de l'estat en la pipella de procesament </text:p>
        </text:list-item>
        <text:list-item>
          <text:p text:style-name="P1025"><text:a xlink:type="simple" xlink:href="https://github.com/GovernIB/distribucio/issues/499" text:style-name="Internet_20_link" text:visited-style-name="Visited_20_Internet_20_Link">#499</text:a><text:span text:style-name="T297"> </text:span>Millorar filtre del monitor d'integracions </text:p>
        </text:list-item>
        <text:list-item>
          <text:p text:style-name="P1024"><text:a xlink:type="simple" xlink:href="https://github.com/GovernIB/distribucio/issues/476" text:style-name="Internet_20_link" text:visited-style-name="Visited_20_Internet_20_Link">#476</text:a><text:span text:style-name="T297"> </text:span>Desactivar el botó imprimible dels documents esborranys </text:p>
        </text:list-item>
        <text:list-item>
          <text:p text:style-name="P1024"><text:a xlink:type="simple" xlink:href="https://github.com/GovernIB/distribucio/issues/438" text:style-name="Internet_20_link" text:visited-style-name="Visited_20_Internet_20_Link">#438</text:a><text:span text:style-name="T297"> </text:span>Afegir l'acció exportar a full de cálcul en la DataTable dels usuaris </text:p>
        </text:list-item>
        <text:list-item>
          <text:p text:style-name="P1024"><text:a xlink:type="simple" xlink:href="https://github.com/GovernIB/distribucio/issues/471" text:style-name="Internet_20_link" text:visited-style-name="Visited_20_Internet_20_Link">#471</text:a><text:span text:style-name="T297"> </text:span>Afegir les accions massives del perfil Usuari dins del perfil administrador </text:p>
        </text:list-item>
        <text:list-item>
          <text:p text:style-name="P1024"><text:a xlink:type="simple" xlink:href="https://github.com/GovernIB/distribucio/issues/https://github.com/GovernIB/distribucio/issues/458" text:style-name="Internet_20_link" text:visited-style-name="Visited_20_Internet_20_Link">#458</text:a><text:span text:style-name="T297"> </text:span>Revisar amplada del llistat d'avisos </text:p>
        </text:list-item>
      </text:list>
      <text:p text:style-name="P551">Errors resolts:</text:p>
      <text:list xml:id="list3068856814" text:style-name="L106">
        <text:list-item>
          <text:p text:style-name="P1009"><text:a xlink:type="simple" xlink:href="https://github.com/GovernIB/distribucio/issues/517" text:style-name="Internet_20_link" text:visited-style-name="Visited_20_Internet_20_Link">#517</text:a><text:span text:style-name="T297"> </text:span>Errors de memòria amb el GC </text:p>
        </text:list-item>
        <text:list-item>
          <text:p text:style-name="P1009"><text:a xlink:type="simple" xlink:href="https://github.com/GovernIB/distribucio/issues/512" text:style-name="Internet_20_link" text:visited-style-name="Visited_20_Internet_20_Link">#512</text:a><text:span text:style-name="T297"> </text:span>Revisar transaccionalitat de custòdia d'annexos dins l'arxiu</text:p>
        </text:list-item>
        <text:list-item>
          <text:p text:style-name="P1009"><text:a xlink:type="simple" xlink:href="https://github.com/GovernIB/distribucio/issues/515" text:style-name="Internet_20_link" text:visited-style-name="Visited_20_Internet_20_Link">#515</text:a><text:span text:style-name="T297"> </text:span>Revisar la creació d'expedients repetits per problemes de transaccionalitat </text:p>
        </text:list-item>
        <text:list-item>
          <text:p text:style-name="P1009"><text:a xlink:type="simple" xlink:href="https://github.com/GovernIB/distribucio/issues/485" text:style-name="Internet_20_link" text:visited-style-name="Visited_20_Internet_20_Link">#485</text:a><text:span text:style-name="T297"> </text:span>Controlar error al seleccionar més de mil registres </text:p>
        </text:list-item>
        <text:list-item>
          <text:p text:style-name="P1009"><text:a xlink:type="simple" xlink:href="https://github.com/GovernIB/distribucio/issues/451" text:style-name="Internet_20_link" text:visited-style-name="Visited_20_Internet_20_Link">#451</text:a><text:span text:style-name="T297"> </text:span>Si modifiques el codi d'un backoffice no s'actualitza en el localizador d'anotacions </text:p>
        </text:list-item>
        <text:list-item>
          <text:p text:style-name="P1009"><text:a xlink:type="simple" xlink:href="https://github.com/GovernIB/distribucio/issues/501" text:style-name="Internet_20_link" text:visited-style-name="Visited_20_Internet_20_Link">#501</text:a><text:span text:style-name="T297"> </text:span>Desplegar el botó d'accions a l'esquerra </text:p>
        </text:list-item>
        <text:list-item>
          <text:p text:style-name="P1009"><text:a xlink:type="simple" xlink:href="https://github.com/GovernIB/distribucio/issues/493" text:style-name="Internet_20_link" text:visited-style-name="Visited_20_Internet_20_Link">#493</text:a><text:span text:style-name="T297"> </text:span>No funciona el botó Esborrar del monitor d'integracions </text:p>
        </text:list-item>
        <text:list-item>
          <text:p text:style-name="P1009"><text:a xlink:type="simple" xlink:href="https://github.com/GovernIB/distribucio/issues/489" text:style-name="Internet_20_link" text:visited-style-name="Visited_20_Internet_20_Link">#489</text:a><text:span text:style-name="T297"> </text:span>Els botons de navegar entre anotacions han deixat de funcionar </text:p>
        </text:list-item>
        <text:list-item>
          <text:p text:style-name="P1009"><text:a xlink:type="simple" xlink:href="https://github.com/GovernIB/distribucio/issues/468" text:style-name="Internet_20_link" text:visited-style-name="Visited_20_Internet_20_Link">#468</text:a><text:span text:style-name="T297"> </text:span>En la configuració de l'usuari no es mostren els rols assignats a l'usuari, només "tothom" </text:p>
        </text:list-item>
      </text:list>
      <text:p text:style-name="P682"/>
      <text:p text:style-name="P22">Versió 0.9.4<text:span text:style-name="T295">6</text:span></text:p>
      <text:p text:style-name="P598"/>
      <text:p text:style-name="P598"><text:soft-page-break/>Millores incloses:</text:p>
      <text:list xml:id="list143045416410793" text:continue-list="list143047179429481" text:style-name="L77">
        <text:list-item>
          <text:p text:style-name="P1024"><text:a xlink:type="simple" xlink:href="https://github.com/GovernIB/distribucio/issues/513" text:style-name="Internet_20_link" text:visited-style-name="Visited_20_Internet_20_Link">#513</text:a><text:span text:style-name="T297"> </text:span>Permetre als administradors filtrar anotacions per nombre d'annexos </text:p>
        </text:list-item>
        <text:list-item>
          <text:p text:style-name="P1024"><text:a xlink:type="simple" xlink:href="https://github.com/GovernIB/distribucio/issues/514" text:style-name="Internet_20_link" text:visited-style-name="Visited_20_Internet_20_Link">#514</text:a><text:span text:style-name="T297"> </text:span>Permetre filtrar anotacions sense backoffice</text:p>
        </text:list-item>
        <text:list-item>
          <text:p text:style-name="P1024"><text:a xlink:type="simple" xlink:href="https://github.com/GovernIB/distribucio/issues/506" text:style-name="Internet_20_link" text:visited-style-name="Visited_20_Internet_20_Link">#506</text:a><text:span text:style-name="T297"> </text:span>Afegir nous filtres al cercador de regles </text:p>
        </text:list-item>
        <text:list-item>
          <text:p text:style-name="P1024"><text:a xlink:type="simple" xlink:href="https://github.com/GovernIB/distribucio/issues/505" text:style-name="Internet_20_link" text:visited-style-name="Visited_20_Internet_20_Link">#505</text:a><text:span text:style-name="T297"> </text:span>Revisar literals en anglès dels selectors</text:p>
        </text:list-item>
        <text:list-item>
          <text:p text:style-name="P1024"><text:a xlink:type="simple" xlink:href="https://github.com/GovernIB/distribucio/issues/504" text:style-name="Internet_20_link" text:visited-style-name="Visited_20_Internet_20_Link">#504</text:a><text:span text:style-name="T297"> </text:span>Afegir l'acció "Moure anotacions" en la vista arbre de les bústies </text:p>
        </text:list-item>
        <text:list-item>
          <text:p text:style-name="P1024"><text:a xlink:type="simple" xlink:href="https://github.com/GovernIB/distribucio/issues/508" text:style-name="Internet_20_link" text:visited-style-name="Visited_20_Internet_20_Link">#508</text:a><text:span text:style-name="T297"> </text:span>Afegir icona al filtre "Documentació" </text:p>
        </text:list-item>
        <text:list-item>
          <text:p text:style-name="P1024"><text:a xlink:type="simple" xlink:href="https://github.com/GovernIB/distribucio/issues/458" text:style-name="Internet_20_link" text:visited-style-name="Visited_20_Internet_20_Link">#458</text:a><text:span text:style-name="T297"> </text:span>Revisar amplada del llistat d'avisos </text:p>
        </text:list-item>
      </text:list>
      <text:p text:style-name="P552">Errors resolts:</text:p>
      <text:list xml:id="list1203134243" text:style-name="L107">
        <text:list-item>
          <text:p text:style-name="P1030">Cap</text:p>
        </text:list-item>
      </text:list>
      <text:p text:style-name="P315"/>
      <text:p text:style-name="P130">Base de dades:<text:span text:style-name="T5"> </text:span></text:p>
      <text:list xml:id="list624570427" text:style-name="L108">
        <text:list-item>
          <text:p text:style-name="P840">distribucio_update_0.9.<text:span text:style-name="T277">4</text:span><text:span text:style-name="T296">5</text:span>.sql<text:span text:style-name="T230"> (Oracle)</text:span></text:p>
          <text:list>
            <text:list-item>
              <text:p text:style-name="P1031">Nova taula per sincronitzar i guardar procediments.</text:p>
            </text:list-item>
            <text:list-item>
              <text:p text:style-name="P1031">Poder configurar els backoffices com a tipus WS SOAP o REST.</text:p>
            </text:list-item>
          </text:list>
        </text:list-item>
      </text:list>
      <table:table table:name="Table23" table:style-name="Table23">
        <table:table-column table:style-name="Table23.A"/>
        <table:table-row table:style-name="TableLine818922352">
          <table:table-cell table:style-name="Table23.A1" office:value-type="string">
            <text:p text:style-name="P422">-- #481 Permetre cercar anotacions per procediment</text:p>
            <text:p text:style-name="P649"/>
            <text:p text:style-name="P454"><text:span text:style-name="T65">CREATE</text:span><text:span text:style-name="T34"> </text:span><text:span text:style-name="T65">TABLE</text:span><text:span text:style-name="T34"> DIS_PROCEDIMENT </text:span></text:p>
            <text:p text:style-name="P218">(</text:p>
            <text:p text:style-name="P454"><text:span text:style-name="T34"><text:s text:c="2"/>ID<text:tab/><text:tab/><text:tab/><text:tab/><text:tab/><text:tab/>NUMBER(19)<text:tab/> <text:s text:c="3"/><text:tab/></text:span><text:span text:style-name="T65">NOT</text:span><text:span text:style-name="T34"> </text:span><text:span text:style-name="T156">NULL</text:span><text:span text:style-name="T34">,</text:span></text:p>
            <text:p text:style-name="P454"><text:span text:style-name="T34"><text:s text:c="2"/>CODI <text:s text:c="9"/><text:tab/><text:tab/><text:tab/>VARCHAR2(64)<text:tab/><text:tab/></text:span><text:span text:style-name="T65">NOT</text:span><text:span text:style-name="T34"> </text:span><text:span text:style-name="T156">NULL</text:span><text:span text:style-name="T34">,</text:span></text:p>
            <text:p text:style-name="P218"><text:s text:c="2"/>NOM<text:tab/><text:tab/><text:tab/><text:tab/><text:tab/><text:tab/>VARCHAR2(256),</text:p>
            <text:p text:style-name="P218"><text:s text:c="2"/>CODISIA<text:tab/><text:tab/><text:tab/><text:tab/><text:tab/>VARCHAR2(64),</text:p>
            <text:p text:style-name="P218"><text:s text:c="2"/>ID_UNITAT_ORGANITZATIVA<text:tab/>NUMBER(19),</text:p>
            <text:p text:style-name="P218"><text:s text:c="2"/>ENTITAT<text:tab/><text:tab/><text:tab/><text:tab/><text:tab/>NUMBER(19),</text:p>
            <text:p text:style-name="P218"><text:s text:c="2"/>CREATEDBY_CODI <text:s text:c="6"/><text:tab/><text:tab/>VARCHAR2(64),</text:p>
            <text:p text:style-name="P454"><text:span text:style-name="T34"><text:s text:c="2"/>CREATEDDATE <text:s text:c="9"/><text:tab/><text:tab/></text:span><text:span text:style-name="T65">TIMESTAMP</text:span><text:span text:style-name="T34">(6),</text:span></text:p>
            <text:p text:style-name="P218"><text:s text:c="2"/>LASTMODIFIEDBY_CODI <text:s/><text:tab/><text:tab/>VARCHAR2(64),</text:p>
            <text:p text:style-name="P454"><text:span text:style-name="T34"><text:s text:c="2"/>LASTMODIFIEDDATE <text:s text:c="4"/><text:tab/><text:tab/></text:span><text:span text:style-name="T65">TIMESTAMP</text:span><text:span text:style-name="T34">(6)</text:span></text:p>
            <text:p text:style-name="P218">);</text:p>
            <text:p text:style-name="P454"><text:span text:style-name="T65">ALTER</text:span><text:span text:style-name="T34"> </text:span><text:span text:style-name="T65">TABLE</text:span><text:span text:style-name="T34"> DIS_PROCEDIMENT </text:span><text:span text:style-name="T65">ADD</text:span><text:span text:style-name="T34"> (</text:span></text:p>
            <text:p text:style-name="P454"><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49"/>
            <text:p text:style-name="P454"><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54"><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49"/>
            <text:p text:style-name="P454"><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54"><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18"><text:tab/></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49"/>
            <text:p text:style-name="P412">-- #503 Implementar un nou servei REST per comunicar anotacions pendents</text:p>
            <text:p text:style-name="P228"><text:span text:style-name="T66">ALTER</text:span> <text:span text:style-name="T66">TABLE</text:span> DIS_BACKOFFICE <text:span text:style-name="T66">ADD</text:span> TIPUS VARCHAR2(32 <text:span text:style-name="T66">CHAR</text:span>) <text:span text:style-name="T66">DEFAULT</text:span> <text:span text:style-name="T173">'SOAP'</text:span> <text:span text:style-name="T66">NOT</text:span> <text:span text:style-name="T158">NULL</text:span>;</text:p>
            <text:p text:style-name="P463"/>
          </table:table-cell>
        </table:table-row>
      </table:table>
      <text:p text:style-name="P635"/>
      <text:p text:style-name="P130"/>
      <text:p text:style-name="P65"><text:span text:style-name="T6">Propietats globals</text:span>:</text:p>
      <text:list xml:id="list143045950769170" text:continue-numbering="true" text:style-name="L108">
        <text:list-item>
          <text:p text:style-name="P1033">Cap.</text:p>
        </text:list-item>
      </text:list>
      <text:p text:style-name="P525"/>
      <text:p text:style-name="P525"/>
      <text:list xml:id="list143046908539220" text:continue-list="list143046629870369" text:style-name="Outline">
        <text:list-item>
          <text:list>
            <text:list-header>
              <text:h text:style-name="P763" text:outline-level="2" text:is-list-header="true"><text:bookmark-start text:name="__RefHeading___Toc79566_283954641611"/><text:soft-page-break/><text:span text:style-name="T161">Versió 0.9.</text:span><text:span text:style-name="T78">4</text:span><text:span text:style-name="T129">6.1 Correcció dels errors amb procediments i descàrrega del zip amb esborranys</text:span><text:bookmark-end text:name="__RefHeading___Toc79566_283954641611"/></text:h>
            </text:list-header>
          </text:list>
        </text:list-item>
      </text:list>
      <text:p text:style-name="P373">Data: <text:span text:style-name="T300">0</text:span><text:span text:style-name="T302">7</text:span><text:span text:style-name="T300">/11</text:span>/202<text:span text:style-name="T251">2 </text:span><text:span text:style-name="T294">1</text:span><text:span text:style-name="T302">8</text:span><text:span text:style-name="T251">:</text:span><text:span text:style-name="T286">0</text:span><text:span text:style-name="T251">0h</text:span></text:p>
      <text:p text:style-name="P373"/>
      <text:p text:style-name="P179">Resum: </text:p>
      <text:p text:style-name="P662"><text:span text:style-name="T302">Versió per corregir els errors introduïts en la versió 0.9.45+0.9.46 pels quals els procediments a l'hora de classificar no apareixen i tampoc els documents de tipus esborrany apareixen en la descàrrega del document .zip.</text:span><text:span text:style-name="T298"> </text:span></text:p>
      <text:p text:style-name="P662"/>
      <text:p text:style-name="P23">ATENCIÓ: <text:span text:style-name="T204">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62"/>
      <text:p text:style-name="P599">Millores incloses:</text:p>
      <text:list xml:id="list143047049154761" text:continue-list="list143045416410793" text:style-name="L77">
        <text:list-item>
          <text:p text:style-name="P1036">Cap</text:p>
        </text:list-item>
      </text:list>
      <text:p text:style-name="P553">Errors resolts:</text:p>
      <text:list xml:id="list1102449914" text:style-name="L109">
        <text:list-item>
          <text:p text:style-name="P1010"><text:a xlink:type="simple" xlink:href="https://github.com/GovernIB/distribucio/issues/534" text:style-name="Internet_20_link" text:visited-style-name="Visited_20_Internet_20_Link">#534</text:a><text:span text:style-name="T302"> </text:span>Error obtenint els procediments per a classificar</text:p>
        </text:list-item>
        <text:list-item>
          <text:p text:style-name="P1010"><text:a xlink:type="simple" xlink:href="https://github.com/GovernIB/distribucio/issues/535" text:style-name="Internet_20_link" text:visited-style-name="Visited_20_Internet_20_Link">#535</text:a><text:span text:style-name="T302"> </text:span>No es descarreguen dins del .zip els documents en estat esborrany amb el perfil Usuari </text:p>
        </text:list-item>
      </text:list>
      <text:p text:style-name="P316"/>
      <text:p text:style-name="P131">Base de dades:<text:span text:style-name="T5"> </text:span></text:p>
      <text:list xml:id="list1842795830" text:style-name="L110">
        <text:list-item>
          <text:p text:style-name="P1042">Cap canvi.</text:p>
        </text:list-item>
      </text:list>
      <text:p text:style-name="P131"/>
      <text:p text:style-name="P66"><text:span text:style-name="T6">Propietats globals</text:span>:</text:p>
      <text:list xml:id="list143046748609737" text:continue-numbering="true" text:style-name="L110">
        <text:list-item>
          <text:p text:style-name="P1034">Cap.</text:p>
        </text:list-item>
      </text:list>
      <text:p text:style-name="P526"/>
      <text:list xml:id="list143046225056009" text:continue-list="list143046908539220" text:style-name="Outline">
        <text:list-item>
          <text:list>
            <text:list-header>
              <text:h text:style-name="P764" text:outline-level="2" text:is-list-header="true"><text:bookmark-start text:name="__RefHeading___Toc79566_2839546416111"/><text:span text:style-name="T161">Versió 0.9.</text:span><text:span text:style-name="T78">4</text:span><text:span text:style-name="T129">6.</text:span><text:span text:style-name="T130">2</text:span><text:span text:style-name="T129"> Correcció </text:span><text:span text:style-name="T130">sincronització de procediments amb reintents</text:span><text:bookmark-end text:name="__RefHeading___Toc79566_2839546416111"/></text:h>
            </text:list-header>
          </text:list>
        </text:list-item>
      </text:list>
      <text:p text:style-name="P374">Data: <text:span text:style-name="T304">14</text:span><text:span text:style-name="T300">/11</text:span>/202<text:span text:style-name="T251">2 </text:span><text:span text:style-name="T305">12</text:span><text:span text:style-name="T251">:</text:span><text:span text:style-name="T286">0</text:span><text:span text:style-name="T251">0h</text:span></text:p>
      <text:p text:style-name="P374"/>
      <text:p text:style-name="P180">Resum: </text:p>
      <text:p text:style-name="P683">S'afegeixen 5 reintents per la sincronització´dels procediments en cas que la consulta per alguna unitat organitzativa falli.</text:p>
      <text:p text:style-name="P663"/>
      <text:p text:style-name="P600">Millores incloses:</text:p>
      <text:list xml:id="list143047269740018" text:continue-list="list143047049154761" text:style-name="L77">
        <text:list-item>
          <text:p text:style-name="P1037">Cap</text:p>
        </text:list-item>
      </text:list>
      <text:p text:style-name="P554">Errors resolts:</text:p>
      <text:list xml:id="list3377960164" text:style-name="L111">
        <text:list-item>
          <text:p text:style-name="P1011"><text:a xlink:type="simple" xlink:href="https://github.com/GovernIB/distribucio/issues/540" text:style-name="Internet_20_link" text:visited-style-name="Visited_20_Internet_20_Link">#540</text:a><text:span text:style-name="T303"> </text:span>Revisar la sincronització de procediments per a que reintenti les UO's que fallin </text:p>
        </text:list-item>
      </text:list>
      <text:p text:style-name="P317"/>
      <text:p text:style-name="P132">Base de dades:<text:span text:style-name="T5"> </text:span></text:p>
      <text:list xml:id="list3382818197" text:style-name="L112">
        <text:list-item>
          <text:p text:style-name="P1043">Cap canvi.</text:p>
        </text:list-item>
      </text:list>
      <text:p text:style-name="P132"/>
      <text:p text:style-name="P67"><text:span text:style-name="T6">Propietats globals</text:span>:</text:p>
      <text:list xml:id="list143047007907615" text:continue-numbering="true" text:style-name="L112">
        <text:list-item>
          <text:p text:style-name="P1035"><text:soft-page-break/>Cap.</text:p>
        </text:list-item>
      </text:list>
      <text:p text:style-name="P527"/>
      <text:p text:style-name="P527"/>
      <text:list xml:id="list143046183063862" text:continue-list="list143046225056009" text:style-name="Outline">
        <text:list-item>
          <text:list>
            <text:list-header>
              <text:h text:style-name="P765" text:outline-level="2" text:is-list-header="true"><text:bookmark-start text:name="__RefHeading___Toc79566_28395464161111"/><text:span text:style-name="T161">Versió 0.9.</text:span><text:span text:style-name="T78">4</text:span><text:span text:style-name="T131">7</text:span><text:span text:style-name="T129"> </text:span><text:span text:style-name="T132">Evitar errors de memòria, millora amb els procediments, millores visuals i resolució d'errors</text:span><text:bookmark-end text:name="__RefHeading___Toc79566_28395464161111"/></text:h>
            </text:list-header>
          </text:list>
        </text:list-item>
      </text:list>
      <text:p text:style-name="P375">Data: <text:span text:style-name="T312">20</text:span><text:span text:style-name="T300">/1</text:span><text:span text:style-name="T311">2</text:span>/202<text:span text:style-name="T251">2 </text:span><text:span text:style-name="T312">08</text:span><text:span text:style-name="T251">:</text:span><text:span text:style-name="T286">0</text:span><text:span text:style-name="T251">0h</text:span></text:p>
      <text:p text:style-name="P375"/>
      <text:p text:style-name="P181">Resum: <text:span text:style-name="T306">Solucionar errors de memòria esborrant dades antigues del monitor. Controlar processament simultani d'una anotació. Prova de connexió amb backoffices. Marcar els procediments extingits.</text:span><text:span text:style-name="T307"> Millores visuals.</text:span><text:span text:style-name="T309"> Nova versió del client REST per backoffice i la llibreria d'utilitats per backoffices per aprofitar la sesió oberta a Distribucio.</text:span></text:p>
      <text:p text:style-name="P664"/>
      <text:p text:style-name="P601">Millores incloses:</text:p>
      <text:list xml:id="list143045998239674" text:continue-list="list143047269740018" text:style-name="L77">
        <text:list-item>
          <text:p text:style-name="P1038"><text:a xlink:type="simple" xlink:href="https://github.com/GovernIB/distribucio/issues/523" text:style-name="Internet_20_link" text:visited-style-name="Visited_20_Internet_20_Link">#523</text:a><text:span text:style-name="T307"> </text:span>Millorar legibilitat dels missatges d'error </text:p>
        </text:list-item>
        <text:list-item>
          <text:p text:style-name="P1038"><text:a xlink:type="simple" xlink:href="https://github.com/GovernIB/distribucio/issues/533" text:style-name="Internet_20_link" text:visited-style-name="Visited_20_Internet_20_Link">#533</text:a><text:span text:style-name="T307"> </text:span>Controlar procesamiento simultáneo de una misma anotación </text:p>
        </text:list-item>
        <text:list-item>
          <text:p text:style-name="P1038"><text:a xlink:type="simple" xlink:href="https://github.com/GovernIB/distribucio/issues/529" text:style-name="Internet_20_link" text:visited-style-name="Visited_20_Internet_20_Link">#529</text:a><text:span text:style-name="T307"> </text:span>Modificar el client rest de Distribucio per mantenir la sesssió </text:p>
        </text:list-item>
        <text:list-item>
          <text:p text:style-name="P1038"><text:a xlink:type="simple" xlink:href="https://github.com/GovernIB/distribucio/issues/530" text:style-name="Internet_20_link" text:visited-style-name="Visited_20_Internet_20_Link">#530</text:a><text:span text:style-name="T307"> </text:span>Botó per provar la connexió en la configuració d'un backoffice </text:p>
        </text:list-item>
        <text:list-item>
          <text:p text:style-name="P1038"><text:a xlink:type="simple" xlink:href="https://github.com/GovernIB/distribucio/issues/539" text:style-name="Internet_20_link" text:visited-style-name="Visited_20_Internet_20_Link">#539</text:a><text:span text:style-name="T307"> </text:span>Marcar els procediments quan no apareguin a la consulta de procediments </text:p>
        </text:list-item>
        <text:list-item>
          <text:p text:style-name="P1038"><text:a xlink:type="simple" xlink:href="https://github.com/GovernIB/distribucio/issues/538" text:style-name="Internet_20_link" text:visited-style-name="Visited_20_Internet_20_Link">#538</text:a><text:span text:style-name="T307"> </text:span>Agafar plantilla informe de traçabilitat i històric de filesystem </text:p>
        </text:list-item>
        <text:list-item>
          <text:p text:style-name="P1038"><text:a xlink:type="simple" xlink:href="https://github.com/GovernIB/distribucio/issues/531" text:style-name="Internet_20_link" text:visited-style-name="Visited_20_Internet_20_Link">#531</text:a><text:span text:style-name="T307"> </text:span>Mostrar la informació del backoffice per l'anotació de registre </text:p>
        </text:list-item>
        <text:list-item>
          <text:p text:style-name="P1038"><text:a xlink:type="simple" xlink:href="https://github.com/GovernIB/distribucio/issues/532" text:style-name="Internet_20_link" text:visited-style-name="Visited_20_Internet_20_Link">#532</text:a><text:span text:style-name="T307"> </text:span>Mostrar la informació de la regla relacionada a l'anotació de registre </text:p>
        </text:list-item>
        <text:list-item>
          <text:p text:style-name="P1038"><text:a xlink:type="simple" xlink:href="https://github.com/GovernIB/distribucio/issues/526" text:style-name="Internet_20_link" text:visited-style-name="Visited_20_Internet_20_Link">#526</text:a><text:span text:style-name="T307"> </text:span>Afegir informació de les regles al manual d'integració </text:p>
        </text:list-item>
        <text:list-item>
          <text:p text:style-name="P1038"><text:a xlink:type="simple" xlink:href="https://github.com/GovernIB/distribucio/issues/527" text:style-name="Internet_20_link" text:visited-style-name="Visited_20_Internet_20_Link">#527</text:a><text:span text:style-name="T307"> </text:span>Millorar la secció de Gestió de procediments </text:p>
        </text:list-item>
        <text:list-item>
          <text:p text:style-name="P1038"><text:a xlink:type="simple" xlink:href="https://github.com/GovernIB/distribucio/issues/528" text:style-name="Internet_20_link" text:visited-style-name="Visited_20_Internet_20_Link">#528</text:a><text:span text:style-name="T307"> </text:span>Permetre configurar per propietat el temps d'actualització automàtica de procediments </text:p>
        </text:list-item>
        <text:list-item>
          <text:p text:style-name="P1038"><text:a xlink:type="simple" xlink:href="https://github.com/GovernIB/distribucio/issues/516" text:style-name="Internet_20_link" text:visited-style-name="Visited_20_Internet_20_Link">#516</text:a><text:span text:style-name="T307"> </text:span>Afegir icona de tipus de document </text:p>
        </text:list-item>
        <text:list-item>
          <text:p text:style-name="P1038"><text:a xlink:type="simple" xlink:href="https://github.com/GovernIB/distribucio/issues/518" text:style-name="Internet_20_link" text:visited-style-name="Visited_20_Internet_20_Link">#518</text:a><text:span text:style-name="T307"> </text:span>Resaltar el dia actual en els calendaris </text:p>
        </text:list-item>
        <text:list-item>
          <text:p text:style-name="P1038"><text:a xlink:type="simple" xlink:href="https://github.com/GovernIB/distribucio/issues/522" text:style-name="Internet_20_link" text:visited-style-name="Visited_20_Internet_20_Link">#522</text:a><text:span text:style-name="T307"> </text:span>Posar tots els avisos dins la columna avisos del localitzador d'anotacions </text:p>
        </text:list-item>
        <text:list-item>
          <text:p text:style-name="P1038"><text:a xlink:type="simple" xlink:href="https://github.com/GovernIB/distribucio/issues/521" text:style-name="Internet_20_link" text:visited-style-name="Visited_20_Internet_20_Link">#521</text:a><text:span text:style-name="T307"> </text:span>Eliminar columna "documentació" en el localitzador d'anotacions </text:p>
        </text:list-item>
      </text:list>
      <text:p text:style-name="P555">Errors resolts:</text:p>
      <text:list xml:id="list2878782720" text:style-name="L113">
        <text:list-item>
          <text:p text:style-name="P1012"><text:a xlink:type="simple" xlink:href="https://github.com/GovernIB/distribucio/issues/517" text:style-name="Internet_20_link" text:visited-style-name="Visited_20_Internet_20_Link">#517</text:a><text:span text:style-name="T307"> </text:span>Errors de memòria amb el GC </text:p>
        </text:list-item>
        <text:list-item>
          <text:p text:style-name="P1012"><text:a xlink:type="simple" xlink:href="https://github.com/GovernIB/distribucio/issues/545" text:style-name="Internet_20_link" text:visited-style-name="Visited_20_Internet_20_Link">#545</text:a><text:span text:style-name="T307"> </text:span>No s'hactualitza el temps de processament en el monitor de tasques en segon pla </text:p>
        </text:list-item>
        <text:list-item>
          <text:p text:style-name="P1012"><text:a xlink:type="simple" xlink:href="https://github.com/GovernIB/distribucio/issues/546" text:style-name="Internet_20_link" text:visited-style-name="Visited_20_Internet_20_Link">#546</text:a><text:span text:style-name="T307"> </text:span>Número de reintents incorrecte a l'estat "Backoffice procesada amb errors" </text:p>
        </text:list-item>
        <text:list-item>
          <text:p text:style-name="P1012"><text:a xlink:type="simple" xlink:href="https://github.com/GovernIB/distribucio/issues/547" text:style-name="Internet_20_link" text:visited-style-name="Visited_20_Internet_20_Link">#547</text:a><text:span text:style-name="T307"> </text:span>No es mostra l'hora en la informació de la data de processament per backoffice </text:p>
        </text:list-item>
        <text:list-item>
          <text:p text:style-name="P1012"><text:a xlink:type="simple" xlink:href="https://github.com/GovernIB/distribucio/issues/520" text:style-name="Internet_20_link" text:visited-style-name="Visited_20_Internet_20_Link">#520</text:a><text:span text:style-name="T307"> </text:span>Pareix que el monitor està ignorant el valor de <text:span text:style-name="T307"><text:s/></text:span>es.caib.distribucio.tasca.monitor.integracio.esborrar.antics.dies </text:p>
        </text:list-item>
        <text:list-item>
          <text:p text:style-name="P1012"><text:a xlink:type="simple" xlink:href="https://github.com/GovernIB/distribucio/issues/525" text:style-name="Internet_20_link" text:visited-style-name="Visited_20_Internet_20_Link">#525</text:a><text:span text:style-name="T307"> </text:span>No permetre custodiar documents que comencin per punt </text:p>
        </text:list-item>
        <text:list-item>
          <text:p text:style-name="P1012"><text:a xlink:type="simple" xlink:href="https://github.com/GovernIB/distribucio/issues/519" text:style-name="Internet_20_link" text:visited-style-name="Visited_20_Internet_20_Link">#519</text:a><text:span text:style-name="T307"> </text:span>Revisar amplada del localitzador d'anotacions amb perfil administrador </text:p>
        </text:list-item>
      </text:list>
      <text:p text:style-name="P318"/>
      <text:p text:style-name="P133">Base de dades:</text:p>
      <text:p text:style-name="P133"/>
      <text:list xml:id="list143047314465790" text:continue-list="list143045950769170" text:style-name="L108">
        <text:list-item>
          <text:p text:style-name="P841">distribucio_update_0.9.<text:span text:style-name="T277">4</text:span><text:span text:style-name="T308">7</text:span>.sql<text:span text:style-name="T230"> (Oracle)</text:span></text:p>
          <text:list>
            <text:list-item>
              <text:p text:style-name="P1032"><text:soft-page-break/>Nova propietat configurable a nivell de entitat per establir el temps d'actualització automàtica per actualitzar la taula de procediments.</text:p>
            </text:list-item>
            <text:list-item>
              <text:p text:style-name="P1032">Agafar plantilla informe de traçabilitat i històric de filesystem</text:p>
            </text:list-item>
            <text:list-item>
              <text:p text:style-name="P1032">Nova columna a la taula 'DIS_PROCEDIMENT' que ens <text:s/>indica si el procediment està vigent o obsolet.</text:p>
            </text:list-item>
          </text:list>
        </text:list-item>
      </text:list>
      <text:p text:style-name="P684"/>
      <table:table table:name="Table24" table:style-name="Table24">
        <table:table-column table:style-name="Table24.A"/>
        <table:table-row table:style-name="TableLine818924080">
          <table:table-cell table:style-name="Table24.A1" office:value-type="string">
            <text:p text:style-name="P423">-- #528 Nova propietat configurable a nivell de entitat per establir el temps d'actualització automàtica per actualitzar la taula de procediments</text:p>
            <text:p text:style-name="P649"/>
            <text:p text:style-name="P454"><text:span text:style-name="T34">Insert </text:span><text:span text:style-name="T65">into</text:span><text:span text:style-name="T34"> DIS_CONFIG_GROUP </text:span></text:p>
            <text:p text:style-name="P218"><text:tab/>(CODE, PARENT_CODE, POSITION, DESCRIPTION) </text:p>
            <text:p text:style-name="P454"><text:span text:style-name="T65">values</text:span><text:span text:style-name="T34"> </text:span></text:p>
            <text:p text:style-name="P454"><text:span text:style-name="T34"><text:tab/>(</text:span><text:span text:style-name="T174">'SCHEDULLED_PROCEDIMENT'</text:span><text:span text:style-name="T34">, </text:span><text:span text:style-name="T174">'SCHEDULLED'</text:span><text:span text:style-name="T34">, </text:span><text:span text:style-name="T174">'22'</text:span><text:span text:style-name="T34">, </text:span><text:span text:style-name="T174">'Tasca periòdica per actualitzar la taula de procediments'</text:span><text:span text:style-name="T34">);</text:span></text:p>
            <text:p text:style-name="P649"/>
            <text:p text:style-name="P218"><text:tab/></text:p>
            <text:p text:style-name="P454"><text:span text:style-name="T34">Insert </text:span><text:span text:style-name="T65">into</text:span><text:span text:style-name="T34"> DIS_CONFIG </text:span></text:p>
            <text:p text:style-name="P454"><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54"><text:span text:style-name="T65">values</text:span><text:span text:style-name="T34"> </text:span></text:p>
            <text:p text:style-name="P454"><text:span text:style-name="T34"><text:tab/>(</text:span><text:span text:style-name="T174">'es.caib.distribucio.tasca.monitor.integracio.actualitzar.procediments'</text:span><text:span text:style-name="T34">,</text:span><text:span text:style-name="T156">null</text:span><text:span text:style-name="T34">,</text:span><text:span text:style-name="T174">'Especificar l''expressió ''cron'' indicant l''interval de temps de les actualitzacions dels procediments en segon pla. Per defecte s''aplicarà el cron corresponent per actualitzar cada divendres a les 15:30h'</text:span><text:span text:style-name="T34">,</text:span><text:span text:style-name="T174">'SCHEDULLED_PROCEDIMENT'</text:span><text:span text:style-name="T34">,</text:span><text:span text:style-name="T174">'7'</text:span><text:span text:style-name="T34">,</text:span><text:span text:style-name="T174">'0'</text:span><text:span text:style-name="T34">,</text:span><text:span text:style-name="T174">'TEXT'</text:span><text:span text:style-name="T34">, </text:span><text:span text:style-name="T156">NULL</text:span><text:span text:style-name="T34">, </text:span><text:span text:style-name="T174">'0'</text:span><text:span text:style-name="T34">,</text:span><text:span text:style-name="T156">null</text:span><text:span text:style-name="T34">,</text:span><text:span text:style-name="T156">null</text:span><text:span text:style-name="T34">);</text:span></text:p>
            <text:p text:style-name="P649"/>
            <text:p text:style-name="P218"><text:tab/></text:p>
            <text:p text:style-name="P412">--#538 Agafar plantilla informe de traçabilitat i històric de filesystem</text:p>
            <text:p text:style-name="P649"/>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antilla.informe.trasabilitat.ca'</text:span><text:span text:style-name="T34">,</text:span><text:span text:style-name="T156">null</text:span><text:span text:style-name="T34">,</text:span><text:span text:style-name="T174">'Ruta plantilla informe de traçabilitat en català'</text:span><text:span text:style-name="T34">,</text:span><text:span text:style-name="T174">'GENERAL'</text:span><text:span text:style-name="T34">,</text:span><text:span text:style-name="T174">'16'</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antilla.informe.trasabilitat.es'</text:span><text:span text:style-name="T34">,</text:span><text:span text:style-name="T156">null</text:span><text:span text:style-name="T34">,</text:span><text:span text:style-name="T174">'Ruta plantilla informe de traçabilitat en castellà'</text:span><text:span text:style-name="T34">,</text:span><text:span text:style-name="T174">'GENERAL'</text:span><text:span text:style-name="T34">,</text:span><text:span text:style-name="T174">'17'</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antilla.historic.ca'</text:span><text:span text:style-name="T34">,</text:span><text:span text:style-name="T156">null</text:span><text:span text:style-name="T34">,</text:span><text:span text:style-name="T174">'Ruta plantilla històric en català'</text:span><text:span text:style-name="T34">,</text:span><text:span text:style-name="T174">'GENERAL'</text:span><text:span text:style-name="T34">,</text:span><text:span text:style-name="T174">'18'</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antilla.historic.es'</text:span><text:span text:style-name="T34">,</text:span><text:span text:style-name="T156">null</text:span><text:span text:style-name="T34">,</text:span><text:span text:style-name="T174">'Ruta plantilla històric en castellà'</text:span><text:span text:style-name="T34">,</text:span><text:span text:style-name="T174">'GENERAL'</text:span><text:span text:style-name="T34">,</text:span><text:span text:style-name="T174">'19'</text:span><text:span text:style-name="T34">,</text:span><text:span text:style-name="T174">'0'</text:span><text:span text:style-name="T34">,</text:span><text:span text:style-name="T174">'TEXT'</text:span><text:span text:style-name="T34">,</text:span><text:span text:style-name="T156">null</text:span><text:span text:style-name="T34">,</text:span><text:span text:style-name="T156">null</text:span><text:span text:style-name="T34">);</text:span></text:p>
            <text:p text:style-name="P649"/>
            <text:p text:style-name="P412">-- #539 Nova columna a la taula 'DIS_PROCEDIMENT' que ens <text:s/>indica si el procediment està vigent o obsolet. </text:p>
            <text:p text:style-name="P649"/>
            <text:p text:style-name="P454"><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4">'VIGENT'</text:span><text:span text:style-name="T34"> </text:span><text:span text:style-name="T65">NOT</text:span><text:span text:style-name="T34"> </text:span><text:span text:style-name="T156">NULL</text:span><text:span text:style-name="T34">);</text:span></text:p>
            <text:p text:style-name="P454"/>
          </table:table-cell>
        </table:table-row>
      </table:table>
      <text:p text:style-name="P636"><text:soft-page-break/></text:p>
      <text:p text:style-name="P68"><text:span text:style-name="T6">Propietats globals</text:span>:</text:p>
      <text:list xml:id="list143045293355103" text:continue-list="list143045530205225" text:style-name="L105">
        <text:list-item>
          <text:p text:style-name="P1028">Opcionalment es poden afegir les propietats inserides a BBDD en el fitxer de propietats:</text:p>
        </text:list-item>
      </text:list>
      <table:table table:name="Table25" table:style-name="Table25">
        <table:table-column table:style-name="Table25.A"/>
        <table:table-row table:style-name="TableLine818924944">
          <table:table-cell table:style-name="Table25.A1" office:value-type="string">
            <text:p text:style-name="P267"># ############################# #</text:p>
            <text:p text:style-name="P257"># PROPERTIES AFEGIDES OPCIONALS #</text:p>
            <text:p text:style-name="P257"># ############################# #</text:p>
            <text:p text:style-name="P649"/>
            <text:p text:style-name="P454"><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54"><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49"/>
            <text:p text:style-name="P454"><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49"/>
            <text:p text:style-name="P218">es.caib.distribucio.plantilla.informe.trasabilitat.ca=</text:p>
            <text:p text:style-name="P218">es.caib.distribucio.plantilla.informe.trasabilitat.es=</text:p>
            <text:p text:style-name="P218">es.caib.distribucio.plantilla.historic.ca=</text:p>
            <text:p text:style-name="P218">es.caib.distribucio.plantilla.historic.es=</text:p>
          </table:table-cell>
        </table:table-row>
      </table:table>
      <text:p text:style-name="P645"/>
      <text:p text:style-name="P528"/>
      <text:p text:style-name="P692">Altres:</text:p>
      <text:list xml:id="list620887079" text:style-name="L114">
        <text:list-item>
          <text:p text:style-name="P1050">Publicada una nova versió del client API REST<text:span text:style-name="T164"> distribucio-rest-client-0.9.47</text:span> per backoffices per mantenir l'autenticac<text:span text:style-name="T310">ió</text:span> per no obrir sessió en cada petició.</text:p>
        </text:list-item>
      </text:list>
      <text:p text:style-name="P529"/>
      <text:list xml:id="list143045919848006" text:continue-list="list143046183063862" text:style-name="Outline">
        <text:list-item>
          <text:list>
            <text:list-header>
              <text:h text:style-name="P766" text:outline-level="2" text:is-list-header="true"><text:bookmark-start text:name="__RefHeading___Toc79566_283954641611111"/><text:span text:style-name="T161">Versió 0.9.</text:span><text:span text:style-name="T78">4</text:span><text:span text:style-name="T133">8</text:span><text:span text:style-name="T129"> </text:span><text:span text:style-name="T134">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76">Data: <text:span text:style-name="T317">2</text:span><text:span text:style-name="T318">6</text:span><text:span text:style-name="T300">/</text:span><text:span text:style-name="T313">04</text:span>/202<text:span text:style-name="T313">3</text:span><text:span text:style-name="T251"> </text:span><text:span text:style-name="T316">1</text:span><text:span text:style-name="T318">0</text:span><text:span text:style-name="T251">:</text:span><text:span text:style-name="T286">0</text:span><text:span text:style-name="T251">0h</text:span></text:p>
      <text:p text:style-name="P376"/>
      <text:p text:style-name="P182">Resum: <text:span text:style-name="T314">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65"/>
      <text:p text:style-name="P602">Millores incloses:</text:p>
      <text:list xml:id="list143047030946408" text:continue-list="list143045998239674" text:style-name="L77">
        <text:list-item>
          <text:p text:style-name="P1039"><text:a xlink:type="simple" xlink:href="https://github.com/GovernIB/distribucio/issues/474" text:style-name="Internet_20_link" text:visited-style-name="Visited_20_Internet_20_Link">#474</text:a><text:span text:style-name="T314"> </text:span>Firmar i guardar documents en estat esborrany en el reprocessament </text:p>
        </text:list-item>
        <text:list-item>
          <text:p text:style-name="P1039"><text:a xlink:type="simple" xlink:href="https://github.com/GovernIB/distribucio/issues/565" text:style-name="Internet_20_link" text:visited-style-name="Visited_20_Internet_20_Link">#565</text:a><text:span text:style-name="T314"> </text:span>Afegir codi SIA al desplegable de la classificació de múltiples anotacions </text:p>
        </text:list-item>
        <text:list-item>
          <text:p text:style-name="P1039"><text:a xlink:type="simple" xlink:href="https://github.com/GovernIB/distribucio/issues/569" text:style-name="Internet_20_link" text:visited-style-name="Visited_20_Internet_20_Link">#569</text:a><text:span text:style-name="T314"> </text:span>Revisar columnes del localitzador de continguts </text:p>
        </text:list-item>
        <text:list-item>
          <text:p text:style-name="P1039"><text:a xlink:type="simple" xlink:href="https://github.com/GovernIB/distribucio/issues/543" text:style-name="Internet_20_link" text:visited-style-name="Visited_20_Internet_20_Link">#543</text:a><text:span text:style-name="T314"> </text:span>Diagnòstic ràpid de les integracions </text:p>
        </text:list-item>
        <text:list-item>
          <text:p text:style-name="P1039"><text:a xlink:type="simple" xlink:href="https://github.com/GovernIB/distribucio/issues/553" text:style-name="Internet_20_link" text:visited-style-name="Visited_20_Internet_20_Link">#553</text:a><text:span text:style-name="T314"> </text:span>Afegir autenticació Basic a l'API de regles </text:p>
        </text:list-item>
        <text:list-item>
          <text:p text:style-name="P1039"><text:a xlink:type="simple" xlink:href="https://github.com/GovernIB/distribucio/issues/567" text:style-name="Internet_20_link" text:visited-style-name="Visited_20_Internet_20_Link">#567</text:a><text:span text:style-name="T314"> </text:span>Poder metadatar assentaments registrals en distribució <text:span text:style-name="T314">(APB)</text:span></text:p>
        </text:list-item>
        <text:list-item>
          <text:p text:style-name="P1039"><text:a xlink:type="simple" xlink:href="https://github.com/GovernIB/distribucio/issues/557" text:style-name="Internet_20_link" text:visited-style-name="Visited_20_Internet_20_Link">#557</text:a><text:span text:style-name="T314"> </text:span>Afegir filtre "presencial" a les regles </text:p>
        </text:list-item>
        <text:list-item>
          <text:p text:style-name="P1039"><text:a xlink:type="simple" xlink:href="https://github.com/GovernIB/distribucio/issues/555" text:style-name="Internet_20_link" text:visited-style-name="Visited_20_Internet_20_Link">#555</text:a><text:span text:style-name="T314"> </text:span>Afegir la opció "Cap procediment" a l'inici del select de procediments de l'acció de classificar anotació</text:p>
        </text:list-item>
        <text:list-item>
          <text:p text:style-name="P1039"><text:a xlink:type="simple" xlink:href="https://github.com/GovernIB/distribucio/issues/556" text:style-name="Internet_20_link" text:visited-style-name="Visited_20_Internet_20_Link">#556</text:a><text:span text:style-name="T314"> </text:span>Eliminar el selector d'entitat en el perfil superusuari </text:p>
        </text:list-item>
        <text:list-item>
          <text:p text:style-name="P1039"><text:a xlink:type="simple" xlink:href="https://github.com/GovernIB/distribucio/issues/554" text:style-name="Internet_20_link" text:visited-style-name="Visited_20_Internet_20_Link">#554</text:a><text:span text:style-name="T314"> </text:span>Canviar el context de l'API de regles i securització </text:p>
        </text:list-item>
        <text:list-item>
          <text:p text:style-name="P1039"><text:soft-page-break/><text:a xlink:type="simple" xlink:href="https://github.com/GovernIB/distribucio/issues/544" text:style-name="Internet_20_link" text:visited-style-name="Visited_20_Internet_20_Link">#544</text:a><text:span text:style-name="T314"> </text:span>Reiniciar tasques en segon pla pareix que funciona a vegades o no es clar que es faci. </text:p>
        </text:list-item>
        <text:list-item>
          <text:p text:style-name="P1039"><text:a xlink:type="simple" xlink:href="https://github.com/GovernIB/distribucio/issues/542" text:style-name="Internet_20_link" text:visited-style-name="Visited_20_Internet_20_Link">#542</text:a><text:span text:style-name="T314"> </text:span>Crear una tasca en 2n pla que sincronitzi els procediments cada X temps </text:p>
        </text:list-item>
        <text:list-item>
          <text:p text:style-name="P1039"><text:a xlink:type="simple" xlink:href="https://github.com/GovernIB/distribucio/issues/551" text:style-name="Internet_20_link" text:visited-style-name="Visited_20_Internet_20_Link">#551</text:a><text:span text:style-name="T314"> </text:span>Adaptar el contingut a la grandària de la pantalla a formularis i taules identificats </text:p>
        </text:list-item>
      </text:list>
      <text:p text:style-name="P556">Errors resolts:</text:p>
      <text:list xml:id="list1112429339" text:style-name="L115">
        <text:list-item>
          <text:p text:style-name="P1019"><text:a xlink:type="simple" xlink:href="https://github.com/GovernIB/distribucio/issues/582" text:style-name="Internet_20_link" text:visited-style-name="Visited_20_Internet_20_Link">#582</text:a><text:span text:style-name="T314"> </text:span>Error en el format de les dates en la consulta de regles via API </text:p>
        </text:list-item>
        <text:list-item>
          <text:p text:style-name="P1013"><text:a xlink:type="simple" xlink:href="https://github.com/GovernIB/distribucio/issues/576" text:style-name="Internet_20_link" text:visited-style-name="Visited_20_Internet_20_Link">#576</text:a><text:span text:style-name="T314"> </text:span>Revisar per què les propietats fixades a null no s'actualitzen </text:p>
        </text:list-item>
        <text:list-item>
          <text:p text:style-name="P1013"><text:a xlink:type="simple" xlink:href="https://github.com/GovernIB/distribucio/issues/560" text:style-name="Internet_20_link" text:visited-style-name="Visited_20_Internet_20_Link">#560</text:a><text:span text:style-name="T314"> </text:span>Revisar les dependències del plugin de firma en servidor per evitar el problema del hostname </text:p>
        </text:list-item>
        <text:list-item>
          <text:p text:style-name="P1013"><text:a xlink:type="simple" xlink:href="https://github.com/GovernIB/distribucio/issues/577" text:style-name="Internet_20_link" text:visited-style-name="Visited_20_Internet_20_Link">#577</text:a><text:span text:style-name="T314"> </text:span>El botó de reiniciar tasques en segon pla no refresca els missatges </text:p>
        </text:list-item>
        <text:list-item>
          <text:p text:style-name="P1013"><text:a xlink:type="simple" xlink:href="https://github.com/GovernIB/distribucio/issues/570" text:style-name="Internet_20_link" text:visited-style-name="Visited_20_Internet_20_Link">#570</text:a><text:span text:style-name="T314"> </text:span>La bústia apareix dues vegades en el filtre i sota una unitat que no toca </text:p>
        </text:list-item>
        <text:list-item>
          <text:p text:style-name="P1013"><text:a xlink:type="simple" xlink:href="https://github.com/GovernIB/distribucio/issues/575" text:style-name="Internet_20_link" text:visited-style-name="Visited_20_Internet_20_Link">#575</text:a><text:span text:style-name="T314"> </text:span>Error de consultes i als scripts amb PostgreSQL <text:span text:style-name="T314"><text:s/>(APB)</text:span></text:p>
        </text:list-item>
        <text:list-item>
          <text:p text:style-name="P1013"><text:a xlink:type="simple" xlink:href="https://github.com/GovernIB/distribucio/issues/573" text:style-name="Internet_20_link" text:visited-style-name="Visited_20_Internet_20_Link">#573</text:a><text:span text:style-name="T314"> </text:span>Error sincronizant UO's </text:p>
        </text:list-item>
        <text:list-item>
          <text:p text:style-name="P101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13"><text:a xlink:type="simple" xlink:href="https://github.com/GovernIB/distribucio/issues/548" text:style-name="Internet_20_link" text:visited-style-name="Visited_20_Internet_20_Link">#548</text:a><text:span text:style-name="T314"> </text:span>Revisar duplicats en procediments en classificar </text:p>
        </text:list-item>
        <text:list-item>
          <text:p text:style-name="P1013"><text:a xlink:type="simple" xlink:href="https://github.com/GovernIB/distribucio/issues/568" text:style-name="Internet_20_link" text:visited-style-name="Visited_20_Internet_20_Link">#568</text:a><text:span text:style-name="T314"> </text:span>Marcar els procediments extingits en la classificació d'anotacions </text:p>
        </text:list-item>
        <text:list-item>
          <text:p text:style-name="P1013"><text:a xlink:type="simple" xlink:href="https://github.com/GovernIB/distribucio/issues/559" text:style-name="Internet_20_link" text:visited-style-name="Visited_20_Internet_20_Link">#559</text:a><text:span text:style-name="T314"> </text:span>No deixa marcar com a processar una anotació rebutjada per un backoffice </text:p>
        </text:list-item>
        <text:list-item>
          <text:p text:style-name="P1041"><text:a xlink:type="simple" xlink:href="https://github.com/GovernIB/distribucio/issues/552" text:style-name="Internet_20_link" text:visited-style-name="Visited_20_Internet_20_Link">#552</text:a><text:span text:style-name="T314"> </text:span>Impedir crear Backoffice amb espais en blanc al codi </text:p>
        </text:list-item>
        <text:list-item>
          <text:p text:style-name="P1041"><text:a xlink:type="simple" xlink:href="https://github.com/GovernIB/distribucio/issues/549" text:style-name="Internet_20_link" text:visited-style-name="Visited_20_Internet_20_Link">#549</text:a><text:span text:style-name="T314"> </text:span>Error al añadir logo de cabecera para una entidad </text:p>
        </text:list-item>
      </text:list>
      <text:p text:style-name="P319"/>
      <text:p text:style-name="P134">Base de dades:</text:p>
      <text:p text:style-name="P134"/>
      <text:list xml:id="list4144563673" text:style-name="L116">
        <text:list-item>
          <text:p text:style-name="P842">distribucio_update_0.9.<text:span text:style-name="T277">4</text:span><text:span text:style-name="T315">8</text:span>.sql<text:span text:style-name="T230"> (Oracle)</text:span></text:p>
          <text:list>
            <text:list-item>
              <text:p text:style-name="P1051">Nova columna "presencial" pel nou filtre de regles.</text:p>
            </text:list-item>
            <text:list-item>
              <text:p text:style-name="P1051">Nova propietat configurable per poder activar el canvi de títol a l'hora de classificar.</text:p>
            </text:list-item>
            <text:list-item>
              <text:p text:style-name="P1051">Nova propietat configurable per poder activar les metadades d'anotacions.</text:p>
            </text:list-item>
            <text:list-item>
              <text:p text:style-name="P1051">Taules per poder afegir metadades a les anotacions.</text:p>
            </text:list-item>
            <text:list-item>
              <text:p text:style-name="P1051">Canvi de la propietat configurable del plugin d'Arxiu per especificar el valor de la configuració del CSV.</text:p>
            </text:list-item>
          </text:list>
        </text:list-item>
      </text:list>
      <text:p text:style-name="P685"/>
      <table:table table:name="Table26" table:style-name="Table26">
        <table:table-column table:style-name="Table26.A"/>
        <table:table-row table:style-name="TableLine818926096">
          <table:table-cell table:style-name="Table26.A1" office:value-type="string">
            <text:p text:style-name="P424">-- Distribucio 0.9.48</text:p>
            <text:p text:style-name="P649"/>
            <text:p text:style-name="P412">-- #557 Nova columna a la taula 'DIS_REGLA' que ens indica si s'aplicarà a un registre presencial o no. </text:p>
            <text:p text:style-name="P454"><text:span text:style-name="T65">ALTER</text:span><text:span text:style-name="T34"> </text:span><text:span text:style-name="T65">TABLE</text:span><text:span text:style-name="T34"> DIS_REGLA </text:span><text:span text:style-name="T65">ADD</text:span><text:span text:style-name="T34"> PRESENCIAL NUMBER(1);</text:span></text:p>
            <text:p text:style-name="P649"/>
            <text:p text:style-name="P412">--#558 Poder canviar títol en classificar</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contingut.modificar.titol'</text:span><text:span text:style-name="T34">,</text:span><text:span text:style-name="T174">'0'</text:span><text:span text:style-name="T34">,</text:span><text:span text:style-name="T174">'Permetre modificar el títol d''una anotació en classificar'</text:span><text:span text:style-name="T34">,</text:span><text:span text:style-name="T174">'GENERAL'</text:span><text:span text:style-name="T34">,</text:span><text:span text:style-name="T174">'20'</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649"/>
            <text:p text:style-name="P412">--#567 Poder metadatar assentaments registrals en distribució</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ermetre.metadades.registre'</text:span><text:span text:style-name="T34">,</text:span><text:span text:style-name="T174">'0'</text:span><text:span text:style-name="T34">,</text:span><text:span text:style-name="T174">'Permetre metadatar assentaments registrals'</text:span><text:span text:style-name="T34">,</text:span><text:span text:style-name="T174">'GENERAL'</text:span><text:span text:style-name="T34">,</text:span><text:span text:style-name="T174">'21'</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649"><text:soft-page-break/></text:p>
            <text:p text:style-name="P454"><text:span text:style-name="T65">CREATE</text:span><text:span text:style-name="T34"> </text:span><text:span text:style-name="T65">TABLE</text:span><text:span text:style-name="T34"> DIS_METADADA</text:span></text:p>
            <text:p text:style-name="P218">(</text:p>
            <text:p text:style-name="P454"><text:span text:style-name="T34"><text:s text:c="2"/>ID <text:s text:c="19"/>NUMBER(19) <text:s text:c="13"/></text:span><text:span text:style-name="T65">NOT</text:span><text:span text:style-name="T34"> </text:span><text:span text:style-name="T156">NULL</text:span><text:span text:style-name="T34">,</text:span></text:p>
            <text:p text:style-name="P454"><text:span text:style-name="T34"><text:s text:c="2"/>CODI <text:s text:c="17"/>VARCHAR2(64) <text:s text:c="11"/></text:span><text:span text:style-name="T65">NOT</text:span><text:span text:style-name="T34"> </text:span><text:span text:style-name="T156">NULL</text:span><text:span text:style-name="T34">,</text:span></text:p>
            <text:p text:style-name="P454"><text:span text:style-name="T34"><text:s text:c="2"/>NOM <text:s text:c="18"/>VARCHAR2(256) <text:s text:c="10"/></text:span><text:span text:style-name="T65">NOT</text:span><text:span text:style-name="T34"> </text:span><text:span text:style-name="T156">NULL</text:span><text:span text:style-name="T34">,</text:span></text:p>
            <text:p text:style-name="P454"><text:span text:style-name="T34"><text:s text:c="2"/>TIPUS <text:s text:c="16"/>NUMBER(10) <text:s text:c="13"/></text:span><text:span text:style-name="T65">NOT</text:span><text:span text:style-name="T34"> </text:span><text:span text:style-name="T156">NULL</text:span><text:span text:style-name="T34">,</text:span></text:p>
            <text:p text:style-name="P454"><text:span text:style-name="T34"><text:s text:c="2"/>MULTIPLICITAT <text:s text:c="8"/>NUMBER(10) <text:s text:c="13"/></text:span><text:span text:style-name="T65">NOT</text:span><text:span text:style-name="T34"> </text:span><text:span text:style-name="T156">NULL</text:span><text:span text:style-name="T34">,</text:span></text:p>
            <text:p text:style-name="P454"><text:span text:style-name="T34"><text:s text:c="2"/>ACTIVA <text:s text:c="15"/>NUMBER(1) <text:s text:c="14"/></text:span><text:span text:style-name="T65">NOT</text:span><text:span text:style-name="T34"> </text:span><text:span text:style-name="T156">NULL</text:span><text:span text:style-name="T34">,</text:span></text:p>
            <text:p text:style-name="P454"><text:span text:style-name="T34"><text:s text:c="2"/>READ_ONLY <text:s text:c="12"/>NUMBER(1) <text:s text:c="14"/></text:span><text:span text:style-name="T65">NOT</text:span><text:span text:style-name="T34"> </text:span><text:span text:style-name="T156">NULL</text:span><text:span text:style-name="T34">,</text:span></text:p>
            <text:p text:style-name="P454"><text:span text:style-name="T34"><text:s text:c="2"/>ORDRE <text:s text:c="16"/>NUMBER(10) <text:s text:c="13"/></text:span><text:span text:style-name="T65">NOT</text:span><text:span text:style-name="T34"> </text:span><text:span text:style-name="T156">NULL</text:span><text:span text:style-name="T34">,</text:span></text:p>
            <text:p text:style-name="P218"><text:s text:c="2"/>DESCRIPCIO <text:s text:c="11"/>VARCHAR2(1024),</text:p>
            <text:p text:style-name="P454"><text:span text:style-name="T34"><text:s text:c="2"/>ENTITAT_ID <text:s text:c="11"/>NUMBER(19) <text:s text:c="13"/></text:span><text:span text:style-name="T65">NOT</text:span><text:span text:style-name="T34"> </text:span><text:span text:style-name="T156">NULL</text:span><text:span text:style-name="T34">,</text:span></text:p>
            <text:p text:style-name="P454"><text:span text:style-name="T34"><text:s text:c="2"/>NO_APLICA<text:tab/><text:tab/><text:tab/><text:tab/>NUMBER(1)<text:tab/><text:tab/><text:tab/><text:tab/></text:span><text:span text:style-name="T65">DEFAULT</text:span><text:span text:style-name="T34"> 0,</text:span></text:p>
            <text:p text:style-name="P454"><text:span text:style-name="T34"><text:s text:c="2"/>VERSION <text:s text:c="14"/>NUMBER(19) <text:s text:c="13"/></text:span><text:span text:style-name="T65">NOT</text:span><text:span text:style-name="T34"> </text:span><text:span text:style-name="T156">NULL</text:span><text:span text:style-name="T34">,</text:span></text:p>
            <text:p text:style-name="P218"><text:s text:c="2"/>VALOR <text:tab/><text:tab/><text:tab/><text:tab/>VARCHAR2(255),</text:p>
            <text:p text:style-name="P218"><text:s text:c="2"/>CREATEDBY_CODI <text:s text:c="7"/>VARCHAR2(64),</text:p>
            <text:p text:style-name="P454"><text:span text:style-name="T34"><text:s text:c="2"/>CREATEDDATE <text:s text:c="10"/></text:span><text:span text:style-name="T65">TIMESTAMP</text:span><text:span text:style-name="T34">(6),</text:span></text:p>
            <text:p text:style-name="P218"><text:s text:c="2"/>LASTMODIFIEDBY_CODI <text:s text:c="2"/>VARCHAR2(64),</text:p>
            <text:p text:style-name="P454"><text:span text:style-name="T34"><text:s text:c="2"/>LASTMODIFIEDDATE <text:s text:c="5"/></text:span><text:span text:style-name="T65">TIMESTAMP</text:span><text:span text:style-name="T34">(6)</text:span></text:p>
            <text:p text:style-name="P218">);</text:p>
            <text:p text:style-name="P649"/>
            <text:p text:style-name="P454"><text:span text:style-name="T65">ALTER</text:span><text:span text:style-name="T34"> </text:span><text:span text:style-name="T65">TABLE</text:span><text:span text:style-name="T34"> DIS_METADADA </text:span><text:span text:style-name="T65">ADD</text:span><text:span text:style-name="T34"> (</text:span></text:p>
            <text:p text:style-name="P454"><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54"><text:span text:style-name="T34"><text:s text:c="2"/></text:span><text:span text:style-name="T65">CONSTRAINT</text:span><text:span text:style-name="T34"> DIS_METADADA_CODI_UK </text:span><text:span text:style-name="T65">UNIQUE</text:span><text:span text:style-name="T34"> (CODI),</text:span></text:p>
            <text:p text:style-name="P454"><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54"><text:span text:style-name="T34"><text:s text:c="4"/></text:span><text:span text:style-name="T65">REFERENCES</text:span><text:span text:style-name="T34"> DIS_ENTITAT (ID),</text:span></text:p>
            <text:p text:style-name="P454"><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54"><text:span text:style-name="T34"><text:s text:c="4"/></text:span><text:span text:style-name="T65">REFERENCES</text:span><text:span text:style-name="T34"> DIS_USUARI (CODI),</text:span></text:p>
            <text:p text:style-name="P454"><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54"><text:span text:style-name="T34"><text:s text:c="4"/></text:span><text:span text:style-name="T65">REFERENCES</text:span><text:span text:style-name="T34"> DIS_USUARI (CODI));</text:span></text:p>
            <text:p text:style-name="P218"><text:s text:c="4"/></text:p>
            <text:p text:style-name="P454"><text:span text:style-name="T65">CREATE</text:span><text:span text:style-name="T34"> </text:span><text:span text:style-name="T65">TABLE</text:span><text:span text:style-name="T34"> DIS_DADA</text:span></text:p>
            <text:p text:style-name="P218">(</text:p>
            <text:p text:style-name="P454"><text:span text:style-name="T34"><text:s text:c="2"/>ID <text:s text:c="18"/>NUMBER(19) <text:s text:c="14"/></text:span><text:span text:style-name="T65">NOT</text:span><text:span text:style-name="T34"> </text:span><text:span text:style-name="T156">NULL</text:span><text:span text:style-name="T34">,</text:span></text:p>
            <text:p text:style-name="P218"><text:s text:c="2"/>ORDRE <text:s text:c="15"/>NUMBER(10),</text:p>
            <text:p text:style-name="P454"><text:span text:style-name="T34"><text:s text:c="2"/>VALOR <text:s text:c="15"/>VARCHAR2(256 </text:span><text:span text:style-name="T65">CHAR</text:span><text:span text:style-name="T34">) <text:s text:c="6"/></text:span><text:span text:style-name="T65">NOT</text:span><text:span text:style-name="T34"> </text:span><text:span text:style-name="T156">NULL</text:span><text:span text:style-name="T34">,</text:span></text:p>
            <text:p text:style-name="P454"><text:span text:style-name="T34"><text:s text:c="2"/>VERSION <text:s text:c="13"/>NUMBER(19) <text:s text:c="14"/></text:span><text:span text:style-name="T65">NOT</text:span><text:span text:style-name="T34"> </text:span><text:span text:style-name="T156">NULL</text:span><text:span text:style-name="T34">,</text:span></text:p>
            <text:p text:style-name="P454"><text:span text:style-name="T34"><text:s text:c="2"/>METADADA_ID <text:s text:c="9"/>NUMBER(19) <text:s text:c="14"/></text:span><text:span text:style-name="T65">NOT</text:span><text:span text:style-name="T34"> </text:span><text:span text:style-name="T156">NULL</text:span><text:span text:style-name="T34">,</text:span></text:p>
            <text:p text:style-name="P454"><text:span text:style-name="T34"><text:s text:c="2"/>REGISTRE_ID <text:s text:c="9"/>NUMBER(19) <text:s text:c="14"/></text:span><text:span text:style-name="T65">NOT</text:span><text:span text:style-name="T34"> </text:span><text:span text:style-name="T156">NULL</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CREATEDDATE <text:s text:c="9"/></text:span><text:span text:style-name="T65">TIMESTAMP</text:span><text:span text:style-name="T34">(6),</text:span></text:p>
            <text:p text:style-name="P454"><text:span text:style-name="T34"><text:s text:c="2"/>LASTMODIFIEDBY_CODI <text:s/>VARCHAR2(64 </text:span><text:span text:style-name="T65">CHAR</text:span><text:span text:style-name="T34">),</text:span></text:p>
            <text:p text:style-name="P454"><text:span text:style-name="T34"><text:s text:c="2"/>LASTMODIFIEDDATE <text:s text:c="4"/></text:span><text:span text:style-name="T65">TIMESTAMP</text:span><text:span text:style-name="T34">(6)</text:span></text:p>
            <text:p text:style-name="P218">);</text:p>
            <text:p text:style-name="P649"/>
            <text:p text:style-name="P454"><text:span text:style-name="T65">ALTER</text:span><text:span text:style-name="T34"> </text:span><text:span text:style-name="T65">TABLE</text:span><text:span text:style-name="T34"> DIS_DADA </text:span><text:span text:style-name="T65">ADD</text:span><text:span text:style-name="T34"> (</text:span></text:p>
            <text:p text:style-name="P454"><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54"><text:span text:style-name="T34"><text:s text:c="2"/></text:span><text:span text:style-name="T65">CONSTRAINT</text:span><text:span text:style-name="T34"> DIS_DADA_MULT_UK </text:span><text:span text:style-name="T65">UNIQUE</text:span><text:span text:style-name="T34"> (METADADA_ID, REGISTRE_ID, ORDRE),</text:span></text:p>
            <text:p text:style-name="P454"><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54"><text:span text:style-name="T34"><text:s text:c="4"/></text:span><text:span text:style-name="T65">REFERENCES</text:span><text:span text:style-name="T34"> DIS_REGISTRE (ID),</text:span></text:p>
            <text:p text:style-name="P454"><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54"><text:span text:style-name="T34"><text:s text:c="4"/></text:span><text:span text:style-name="T65">REFERENCES</text:span><text:span text:style-name="T34"> DIS_METADADA (ID),</text:span></text:p>
            <text:p text:style-name="P454"><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54"><text:span text:style-name="T34"><text:s text:c="4"/></text:span><text:span text:style-name="T65">REFERENCES</text:span><text:span text:style-name="T34"> DIS_USUARI (CODI),</text:span></text:p>
            <text:p text:style-name="P454"><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54"><text:soft-page-break/><text:span text:style-name="T34"><text:s text:c="4"/></text:span><text:span text:style-name="T65">REFERENCES</text:span><text:span text:style-name="T34"> DIS_USUARI (CODI));</text:span></text:p>
            <text:p text:style-name="P218"><text:s text:c="4"/></text:p>
            <text:p text:style-name="P454"><text:span text:style-name="T65">CREATE</text:span><text:span text:style-name="T34"> </text:span><text:span text:style-name="T65">TABLE</text:span><text:span text:style-name="T34"> DIS_DOMINI</text:span></text:p>
            <text:p text:style-name="P218">(</text:p>
            <text:p text:style-name="P454"><text:span text:style-name="T34"><text:s text:c="2"/>ID <text:s text:c="18"/>NUMBER(19) <text:s text:c="10"/><text:tab/></text:span><text:span text:style-name="T65">NOT</text:span><text:span text:style-name="T34"> </text:span><text:span text:style-name="T156">NULL</text:span><text:span text:style-name="T34">,</text:span></text:p>
            <text:p text:style-name="P454"><text:span text:style-name="T34"><text:s text:c="2"/>CODI <text:s text:c="16"/>VARCHAR2(64 </text:span><text:span text:style-name="T65">CHAR</text:span><text:span text:style-name="T34">)<text:tab/><text:tab/></text:span><text:span text:style-name="T65">NOT</text:span><text:span text:style-name="T34"> </text:span><text:span text:style-name="T156">NULL</text:span><text:span text:style-name="T34">,</text:span></text:p>
            <text:p text:style-name="P454"><text:span text:style-name="T34"><text:s text:c="2"/>NOM <text:s text:c="17"/>VARCHAR2(256 </text:span><text:span text:style-name="T65">CHAR</text:span><text:span text:style-name="T34">)<text:tab/> <text:s text:c="3"/></text:span><text:span text:style-name="T65">NOT</text:span><text:span text:style-name="T34"> </text:span><text:span text:style-name="T156">NULL</text:span><text:span text:style-name="T34">,</text:span></text:p>
            <text:p text:style-name="P454"><text:span text:style-name="T34"><text:s text:c="2"/>DESCRIPCIO <text:s text:c="10"/>VARCHAR2(256 </text:span><text:span text:style-name="T65">CHAR</text:span><text:span text:style-name="T34">),</text:span></text:p>
            <text:p text:style-name="P454"><text:span text:style-name="T34"><text:s text:c="2"/>CONSULTA <text:s text:c="12"/>VARCHAR2(256 </text:span><text:span text:style-name="T65">CHAR</text:span><text:span text:style-name="T34">) <text:s text:c="6"/></text:span><text:span text:style-name="T65">NOT</text:span><text:span text:style-name="T34"> </text:span><text:span text:style-name="T156">NULL</text:span><text:span text:style-name="T34">,</text:span></text:p>
            <text:p text:style-name="P454"><text:span text:style-name="T34"><text:s text:c="2"/>CADENA <text:s text:c="14"/>VARCHAR2(256 </text:span><text:span text:style-name="T65">CHAR</text:span><text:span text:style-name="T34">) <text:s text:c="6"/></text:span><text:span text:style-name="T65">NOT</text:span><text:span text:style-name="T34"> </text:span><text:span text:style-name="T156">NULL</text:span><text:span text:style-name="T34">,</text:span></text:p>
            <text:p text:style-name="P454"><text:span text:style-name="T34"><text:s text:c="2"/>CONTRASENYA <text:s text:c="9"/>VARCHAR2(256 </text:span><text:span text:style-name="T65">CHAR</text:span><text:span text:style-name="T34">) <text:s text:c="6"/></text:span><text:span text:style-name="T65">NOT</text:span><text:span text:style-name="T34"> </text:span><text:span text:style-name="T156">NULL</text:span><text:span text:style-name="T34">,</text:span></text:p>
            <text:p text:style-name="P454"><text:span text:style-name="T34"><text:s text:c="2"/>ENTITAT_ID <text:s text:c="10"/>NUMBER(19) <text:s text:c="10"/><text:tab/></text:span><text:span text:style-name="T65">NOT</text:span><text:span text:style-name="T34"> </text:span><text:span text:style-name="T156">NULL</text:span><text:span text:style-name="T34">,</text:span></text:p>
            <text:p text:style-name="P454"><text:span text:style-name="T34"><text:s text:c="2"/>CREATEDDATE <text:s text:c="9"/></text:span><text:span text:style-name="T65">TIMESTAMP</text:span><text:span text:style-name="T34">(6),</text:span></text:p>
            <text:p text:style-name="P454"><text:span text:style-name="T34"><text:s text:c="2"/>CREATEDBY_CODI <text:s text:c="6"/>VARCHAR2(64 </text:span><text:span text:style-name="T65">CHAR</text:span><text:span text:style-name="T34">),</text:span></text:p>
            <text:p text:style-name="P454"><text:span text:style-name="T34"><text:s text:c="2"/>LASTMODIFIEDDATE <text:s text:c="4"/></text:span><text:span text:style-name="T65">TIMESTAMP</text:span><text:span text:style-name="T34">(6),</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DOMINI </text:span><text:span text:style-name="T65">ADD</text:span><text:span text:style-name="T34"> (</text:span></text:p>
            <text:p text:style-name="P454"><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49"/>
            <text:p text:style-name="P454"><text:span text:style-name="T65">ALTER</text:span><text:span text:style-name="T34"> </text:span><text:span text:style-name="T65">TABLE</text:span><text:span text:style-name="T34"> DIS_DOMINI </text:span><text:span text:style-name="T65">ADD</text:span><text:span text:style-name="T34"> (</text:span></text:p>
            <text:p text:style-name="P454"><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54"><text:span text:style-name="T34"><text:s text:c="4"/></text:span><text:span text:style-name="T65">REFERENCES</text:span><text:span text:style-name="T34"> DIS_ENTITAT (ID));</text:span></text:p>
            <text:p text:style-name="P218"><text:s text:c="4"/></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49"/>
            <text:p text:style-name="P412">-- #576 Revisar per què les propietats fixades a null no s'actualitzen</text:p>
            <text:p text:style-name="P412">-- Actualitza la clau antiga amb la nova clau</text:p>
            <text:p text:style-name="P454"><text:span text:style-name="T65">UPDATE</text:span><text:span text:style-name="T34"> DIS_CONFIG</text:span></text:p>
            <text:p text:style-name="P454"><text:span text:style-name="T65">SET</text:span><text:span text:style-name="T34"> </text:span><text:span text:style-name="T65">KEY</text:span><text:span text:style-name="T34"> <text:s/>= </text:span><text:span text:style-name="T211">REPLACE</text:span><text:span text:style-name="T34">(</text:span><text:span text:style-name="T65">KEY</text:span><text:span text:style-name="T34">, </text:span><text:span text:style-name="T174">'csv.definicio'</text:span><text:span text:style-name="T34">, </text:span><text:span text:style-name="T174">'csv_generation_definition'</text:span><text:span text:style-name="T34">)</text:span></text:p>
            <text:p text:style-name="P454"><text:span text:style-name="T65">WHERE</text:span><text:span text:style-name="T34"> </text:span><text:span text:style-name="T65">KEY</text:span><text:span text:style-name="T34"> </text:span><text:span text:style-name="T65">LIKE</text:span><text:span text:style-name="T34"> <text:s/></text:span><text:span text:style-name="T174">'es.caib.distribucio%.plugin.arxiu.caib.csv.definicio'</text:span><text:span text:style-name="T34">;</text:span></text:p>
            <text:p text:style-name="P412"/>
          </table:table-cell>
        </table:table-row>
      </table:table>
      <text:p text:style-name="P637"/>
      <text:p text:style-name="P69"><text:span text:style-name="T6">Propietats globals</text:span>:</text:p>
      <text:list xml:id="list2151766503" text:style-name="L117">
        <text:list-item>
          <text:p text:style-name="P1029">Opcionalment es poden afegir les propietats inserides a BBDD en el fitxer de propietats<text:span text:style-name="T315"> i esborrar la propietat de la definició del CSV.</text:span></text:p>
        </text:list-item>
      </text:list>
      <text:p text:style-name="P646"/>
      <table:table table:name="Table27" table:style-name="Table27">
        <table:table-column table:style-name="Table27.A"/>
        <table:table-row table:style-name="TableLine818926960">
          <table:table-cell table:style-name="Table27.A1" office:value-type="string">
            <text:p text:style-name="P268"># ############################# #</text:p>
            <text:p text:style-name="P263"># PROPERTIES AFEGIDES OPCIONALS #</text:p>
            <text:p text:style-name="P263"># ############################# #</text:p>
            <text:p text:style-name="P654"/>
            <text:p text:style-name="P263">#558 Poder canviar títol en classificar</text:p>
            <text:p text:style-name="P244">es.caib.distribucio.contingut.modificar.titol=</text:p>
            <text:p text:style-name="P654"/>
            <text:p text:style-name="P263">#577 Revisar per què es recuperen valors </text:p>
            <text:p text:style-name="P263"># ATENCIÓ: posar el valor antic que tenia la propietat amb clau es.caib.distribucio.plugin.arxiu.caib.csv.definicio</text:p>
            <text:p text:style-name="P244">es.caib.distribucio.plugin.arxiu.caib.csv_generation_definition=</text:p>
            <text:p text:style-name="P654"/>
            <text:p text:style-name="P263">#567 Poder metadatar assentaments registrals en distribució</text:p>
            <text:p text:style-name="P579"><text:span text:style-name="T34">es.caib.distribucio.permetre.metadades.registre=</text:span><text:span text:style-name="T40">false</text:span></text:p>
            <text:p text:style-name="P654"/>
            <text:p text:style-name="P263"><text:soft-page-break/>##############################</text:p>
            <text:p text:style-name="P263"># PROPIETATS ESBORRADES</text:p>
            <text:p text:style-name="P263">##############################</text:p>
            <text:p text:style-name="P654"/>
            <text:p text:style-name="P246">es.caib.distribucio.plugin.arxiu.caib.csv_generation_definition=<text:span text:style-name="T39">CSV_DEF</text:span></text:p>
          </table:table-cell>
        </table:table-row>
      </table:table>
      <text:p text:style-name="P646"/>
      <text:p text:style-name="P693"/>
      <text:list xml:id="list143045835591878" text:continue-list="list143045919848006" text:style-name="Outline">
        <text:list-item>
          <text:list>
            <text:list-header>
              <text:h text:style-name="P767" text:outline-level="2" text:is-list-header="true"><text:bookmark-start text:name="__RefHeading___Toc79566_28395464161112"/><text:span text:style-name="T161">Versió 0.9.</text:span><text:span text:style-name="T78">4</text:span><text:span text:style-name="T135">8</text:span><text:span text:style-name="T129">.</text:span><text:span text:style-name="T135">1</text:span><text:span text:style-name="T129"> </text:span><text:span text:style-name="T135">No firmar documents que arriben amb firma vàlida</text:span><text:bookmark-end text:name="__RefHeading___Toc79566_28395464161112"/></text:h>
            </text:list-header>
          </text:list>
        </text:list-item>
      </text:list>
      <text:p text:style-name="P377">Data: <text:span text:style-name="T320">25</text:span><text:span text:style-name="T300">/</text:span><text:span text:style-name="T319">05</text:span>/202<text:span text:style-name="T319">3</text:span><text:span text:style-name="T251"> </text:span><text:span text:style-name="T305">1</text:span><text:span text:style-name="T320">1</text:span><text:span text:style-name="T251">:</text:span><text:span text:style-name="T286">0</text:span><text:span text:style-name="T251">0h</text:span></text:p>
      <text:p text:style-name="P377"/>
      <text:p text:style-name="P183">Resum: </text:p>
      <text:p text:style-name="P694">Modificació per no firmar en servidor annexos que arribin i que amb la validació de firmes es detecti que tenen firmes vàlides.</text:p>
      <text:p text:style-name="P666"/>
      <text:p text:style-name="P603">Millores incloses:</text:p>
      <text:list xml:id="list143047438086873" text:continue-list="list143047030946408" text:style-name="L77">
        <text:list-item>
          <text:p text:style-name="P1040"><text:a xlink:type="simple" xlink:href="https://github.com/GovernIB/distribucio/issues/594" text:style-name="Internet_20_link" text:visited-style-name="Visited_20_Internet_20_Link">#594</text:a><text:span text:style-name="T319"> </text:span>No tornar a firmar en servidor annexos amb firmes vàlides enviats sense informació de firmes</text:p>
        </text:list-item>
      </text:list>
      <text:p text:style-name="P557">Errors resolts:</text:p>
      <text:list xml:id="list2751691382" text:style-name="L118">
        <text:list-item>
          <text:p text:style-name="P1014"><text:span text:style-name="T319">Cap</text:span> </text:p>
        </text:list-item>
      </text:list>
      <text:p text:style-name="P320"/>
      <text:p text:style-name="P135">Base de dades:<text:span text:style-name="T5"> </text:span></text:p>
      <text:list xml:id="list215478199" text:style-name="L119">
        <text:list-item>
          <text:p text:style-name="P1044">Cap canvi.</text:p>
        </text:list-item>
      </text:list>
      <text:p text:style-name="P135"/>
      <text:p text:style-name="P70"><text:span text:style-name="T6">Propietats globals</text:span>:</text:p>
      <text:list xml:id="list250235812" text:style-name="L120">
        <text:list-item>
          <text:p text:style-name="P1057">Cap</text:p>
        </text:list-item>
      </text:list>
      <text:p text:style-name="P530"/>
      <text:list xml:id="list143045468712178" text:continue-list="list143045835591878" text:style-name="Outline">
        <text:list-item>
          <text:list>
            <text:list-header>
              <text:h text:style-name="P768" text:outline-level="2" text:is-list-header="true"><text:bookmark-start text:name="__RefHeading___Toc79566_283954641611121"/><text:span text:style-name="T161">Versió 0.9.</text:span><text:span text:style-name="T78">4</text:span><text:span text:style-name="T135">8</text:span><text:span text:style-name="T129">.</text:span><text:span text:style-name="T136">2</text:span><text:span text:style-name="T129"> </text:span><text:span text:style-name="T135">Error en la sincronització de unitats organitzatives</text:span><text:bookmark-end text:name="__RefHeading___Toc79566_283954641611121"/></text:h>
            </text:list-header>
          </text:list>
        </text:list-item>
      </text:list>
      <text:p text:style-name="P378">Data: <text:span text:style-name="T321">30</text:span><text:span text:style-name="T300">/</text:span><text:span text:style-name="T319">05</text:span>/202<text:span text:style-name="T319">3</text:span><text:span text:style-name="T251"> </text:span><text:span text:style-name="T305">1</text:span><text:span text:style-name="T321">0</text:span><text:span text:style-name="T251">:</text:span><text:span text:style-name="T286">0</text:span><text:span text:style-name="T251">0h</text:span></text:p>
      <text:p text:style-name="P378"/>
      <text:p text:style-name="P184">Resum: </text:p>
      <text:p text:style-name="P695"><text:span text:style-name="T321">Resolució urgent per evitar eror en la sincronització d'unitats organitzatives</text:span>.</text:p>
      <text:p text:style-name="P667"/>
      <text:p text:style-name="P604">Millores incloses:</text:p>
      <text:list xml:id="list143045695002378" text:continue-list="list143047438086873" text:style-name="L77">
        <text:list-item>
          <text:p text:style-name="P1063">Cap</text:p>
        </text:list-item>
      </text:list>
      <text:p text:style-name="P558">Errors resolts:</text:p>
      <text:list xml:id="list4238463576" text:style-name="L121">
        <text:list-item>
          <text:p text:style-name="P1015"><text:a xlink:type="simple" xlink:href="https://github.com/GovernIB/distribucio/issues/598" text:style-name="Internet_20_link" text:visited-style-name="Visited_20_Internet_20_Link">#598</text:a><text:span text:style-name="T321"> </text:span>Error en la sincronització de unitats organitzatives <text:s/></text:p>
        </text:list-item>
      </text:list>
      <text:p text:style-name="P321"/>
      <text:p text:style-name="P136">Base de dades:<text:span text:style-name="T5"> </text:span></text:p>
      <text:list xml:id="list3591166333" text:style-name="L122">
        <text:list-item>
          <text:p text:style-name="P1045">Cap canvi.</text:p>
        </text:list-item>
      </text:list>
      <text:p text:style-name="P136"/>
      <text:p text:style-name="P71"><text:span text:style-name="T6">Propietats globals</text:span>:</text:p>
      <text:list xml:id="list2322181702" text:style-name="L123">
        <text:list-item>
          <text:p text:style-name="P1058">Cap</text:p>
        </text:list-item>
      </text:list>
      <text:p text:style-name="P696"/>
      <text:list xml:id="list143046831889742" text:continue-list="list143045468712178" text:style-name="Outline">
        <text:list-item>
          <text:list>
            <text:list-header>
              <text:h text:style-name="P769" text:outline-level="2" text:is-list-header="true"><text:bookmark-start text:name="__RefHeading___Toc79566_2839546416111211"/><text:soft-page-break/><text:span text:style-name="T161">Versió 0.9.</text:span><text:span text:style-name="T78">4</text:span><text:span text:style-name="T135">8</text:span><text:span text:style-name="T129">.</text:span><text:span text:style-name="T137">3</text:span><text:span text:style-name="T129"> </text:span><text:span text:style-name="T137">Captura dels errors no controlats en les tasques programades</text:span><text:bookmark-end text:name="__RefHeading___Toc79566_2839546416111211"/></text:h>
            </text:list-header>
          </text:list>
        </text:list-item>
      </text:list>
      <text:p text:style-name="P379">Data: <text:span text:style-name="T322">05</text:span><text:span text:style-name="T300">/</text:span><text:span text:style-name="T319">0</text:span><text:span text:style-name="T322">6</text:span>/202<text:span text:style-name="T319">3</text:span><text:span text:style-name="T251"> </text:span><text:span text:style-name="T305">1</text:span><text:span text:style-name="T322">1</text:span><text:span text:style-name="T251">:</text:span><text:span text:style-name="T286">0</text:span><text:span text:style-name="T251">0h</text:span></text:p>
      <text:p text:style-name="P379"/>
      <text:p text:style-name="P185">Resum: </text:p>
      <text:p text:style-name="P701">Resolució urgent per capturar errors no controlats comunicant anotacons pendents a backoffices que fan que falli la tasca programada d'enviar anotacions pendents.</text:p>
      <text:p text:style-name="P668"/>
      <text:p text:style-name="P605">Millores incloses:</text:p>
      <text:list xml:id="list143046261081723" text:continue-list="list143045695002378" text:style-name="L77">
        <text:list-item>
          <text:p text:style-name="P1064">Cap</text:p>
        </text:list-item>
      </text:list>
      <text:p text:style-name="P559">Errors resolts:</text:p>
      <text:list xml:id="list2471035218" text:style-name="L124">
        <text:list-item>
          <text:p text:style-name="P1016"><text:a xlink:type="simple" xlink:href="https://github.com/GovernIB/distribucio/issues/601" text:style-name="Internet_20_link" text:visited-style-name="Visited_20_Internet_20_Link">#601</text:a><text:span text:style-name="T322"> </text:span>Controlar excepcions comunicant anotacions pendents en la tasca en segon pla</text:p>
        </text:list-item>
      </text:list>
      <text:p text:style-name="P322"/>
      <text:p text:style-name="P137">Base de dades:<text:span text:style-name="T5"> </text:span></text:p>
      <text:list xml:id="list235395875" text:style-name="L125">
        <text:list-item>
          <text:p text:style-name="P1046">Cap canvi.</text:p>
        </text:list-item>
      </text:list>
      <text:p text:style-name="P137"/>
      <text:p text:style-name="P72"><text:span text:style-name="T6">Propietats globals</text:span>:</text:p>
      <text:list xml:id="list1730903210" text:style-name="L126">
        <text:list-item>
          <text:p text:style-name="P1059">Cap</text:p>
        </text:list-item>
      </text:list>
      <text:p text:style-name="P697"/>
      <text:list xml:id="list143046484374188" text:continue-list="list143046831889742" text:style-name="Outline">
        <text:list-item>
          <text:list>
            <text:list-header>
              <text:h text:style-name="P770" text:outline-level="2" text:is-list-header="true"><text:bookmark-start text:name="__RefHeading___Toc79566_28395464161112111"/><text:span text:style-name="T161">Versió 0.9.</text:span><text:span text:style-name="T78">4</text:span><text:span text:style-name="T135">8</text:span><text:span text:style-name="T129">.</text:span><text:span text:style-name="T138">4</text:span><text:span text:style-name="T129"> </text:span><text:span text:style-name="T138">Permetre marcar com a processades anotacions rebutjades per backoffices en el perfil d'usuari</text:span><text:bookmark-end text:name="__RefHeading___Toc79566_28395464161112111"/></text:h>
            </text:list-header>
          </text:list>
        </text:list-item>
      </text:list>
      <text:p text:style-name="P380">Data: <text:span text:style-name="T322">0</text:span><text:span text:style-name="T323">7</text:span><text:span text:style-name="T300">/</text:span><text:span text:style-name="T319">0</text:span><text:span text:style-name="T322">6</text:span>/202<text:span text:style-name="T319">3</text:span><text:span text:style-name="T251"> </text:span><text:span text:style-name="T305">1</text:span><text:span text:style-name="T323">5</text:span><text:span text:style-name="T251">:</text:span><text:span text:style-name="T286">0</text:span><text:span text:style-name="T251">0h</text:span></text:p>
      <text:p text:style-name="P380"/>
      <text:p text:style-name="P186">Resum: </text:p>
      <text:p text:style-name="P702"><text:span text:style-name="T323">Versió urgent per resoldre que els usuaris puguin posar com a processades anotacions rebutjades pels backoffices</text:span>.</text:p>
      <text:p text:style-name="P669"/>
      <text:p text:style-name="P606">Millores incloses:</text:p>
      <text:list xml:id="list143046410705669" text:continue-list="list143046261081723" text:style-name="L77">
        <text:list-item>
          <text:p text:style-name="P1065">Cap</text:p>
        </text:list-item>
      </text:list>
      <text:p text:style-name="P560">Errors resolts:</text:p>
      <text:list xml:id="list919416652" text:style-name="L127">
        <text:list-item>
          <text:p text:style-name="P1017"><text:a xlink:type="simple" xlink:href="https://github.com/GovernIB/distribucio/issues/602" text:style-name="Internet_20_link" text:visited-style-name="Visited_20_Internet_20_Link">#602</text:a><text:span text:style-name="T323"> </text:span>Anotación que no deja marcar como procesada</text:p>
        </text:list-item>
      </text:list>
      <text:p text:style-name="P323"/>
      <text:p text:style-name="P138">Base de dades:<text:span text:style-name="T5"> </text:span></text:p>
      <text:list xml:id="list1931367820" text:style-name="L128">
        <text:list-item>
          <text:p text:style-name="P1047">Cap canvi.</text:p>
        </text:list-item>
      </text:list>
      <text:p text:style-name="P138"/>
      <text:p text:style-name="P73"><text:span text:style-name="T6">Propietats globals</text:span>:</text:p>
      <text:list xml:id="list1893629861" text:style-name="L129">
        <text:list-item>
          <text:p text:style-name="P1060">Cap</text:p>
        </text:list-item>
      </text:list>
      <text:p text:style-name="P698"/>
      <text:p text:style-name="P698"/>
      <text:p text:style-name="P698"/>
      <text:p text:style-name="P698"/>
      <text:p text:style-name="P698"/>
      <text:list xml:id="list143046706791145" text:continue-list="list143046484374188" text:style-name="Outline">
        <text:list-item>
          <text:list>
            <text:list-header>
              <text:h text:style-name="P771" text:outline-level="2" text:is-list-header="true"><text:bookmark-start text:name="__RefHeading___Toc79566_283954641611121111"/><text:soft-page-break/><text:span text:style-name="T161">Versió 0.9.</text:span><text:span text:style-name="T78">4</text:span><text:span text:style-name="T135">8</text:span><text:span text:style-name="T129">.</text:span><text:span text:style-name="T139">5</text:span><text:span text:style-name="T129"> </text:span><text:span text:style-name="T139">Error enviant anotacions amb error de processament i error diexant les anotacions com a comunicades</text:span><text:bookmark-end text:name="__RefHeading___Toc79566_283954641611121111"/></text:h>
            </text:list-header>
          </text:list>
        </text:list-item>
      </text:list>
      <text:p text:style-name="P381">Data: <text:span text:style-name="T324">12</text:span><text:span text:style-name="T300">/</text:span><text:span text:style-name="T319">0</text:span><text:span text:style-name="T322">6</text:span>/202<text:span text:style-name="T319">3</text:span><text:span text:style-name="T251"> </text:span><text:span text:style-name="T324">09</text:span><text:span text:style-name="T251">:</text:span><text:span text:style-name="T286">0</text:span><text:span text:style-name="T251">0h</text:span></text:p>
      <text:p text:style-name="P381"/>
      <text:p text:style-name="P187">Resum: </text:p>
      <text:p text:style-name="P703">Versió urgent per arreglar l'error amb què s'envien de forma idenfinida anotacions que provoquen errors de processament i mirar de no posar com a comunicades a backoffices anotacions que s'hagin pogut canviar d'estat mentre es comuniquen al backoffice.</text:p>
      <text:p text:style-name="P670"/>
      <text:p text:style-name="P607">Millores incloses:</text:p>
      <text:list xml:id="list143047016038017" text:continue-list="list143046410705669" text:style-name="L77">
        <text:list-item>
          <text:p text:style-name="P1066">Cap</text:p>
        </text:list-item>
      </text:list>
      <text:p text:style-name="P561">Errors resolts:</text:p>
      <text:list xml:id="list1634947105" text:style-name="L130">
        <text:list-item>
          <text:p text:style-name="P1018"><text:a xlink:type="simple" xlink:href="https://github.com/GovernIB/distribucio/issues/603" text:style-name="Internet_20_link" text:visited-style-name="Visited_20_Internet_20_Link"><text:span text:style-name="T325">#603</text:span></text:a><text:span text:style-name="T326"> </text:span><text:span text:style-name="T325">No posar a 0 els reintents quan es comuniqui l'estat d'error de processament per una anotació</text:span></text:p>
        </text:list-item>
        <text:list-item>
          <text:p text:style-name="P1071"><text:a xlink:type="simple" xlink:href="https://github.com/GovernIB/distribucio/issues/604" text:style-name="Internet_20_link" text:visited-style-name="Visited_20_Internet_20_Link">#604</text:a><text:span text:style-name="T324"> </text:span>No posar l'estat "comunicades al backoffice" a les anotacions que anteriorment tenien error de processament</text:p>
        </text:list-item>
      </text:list>
      <text:p text:style-name="P324"/>
      <text:p text:style-name="P139">Base de dades:<text:span text:style-name="T5"> </text:span></text:p>
      <text:list xml:id="list790519047" text:style-name="L131">
        <text:list-item>
          <text:p text:style-name="P1048">Cap canvi.</text:p>
        </text:list-item>
      </text:list>
      <text:p text:style-name="P139"/>
      <text:p text:style-name="P74"><text:span text:style-name="T6">Propietats globals</text:span>:</text:p>
      <text:list xml:id="list3349044969" text:style-name="L132">
        <text:list-item>
          <text:p text:style-name="P1061">Cap</text:p>
        </text:list-item>
      </text:list>
      <text:p text:style-name="P699"/>
      <text:list xml:id="list143046110203882" text:continue-list="list143046706791145" text:style-name="Outline">
        <text:list-item>
          <text:list>
            <text:list-header>
              <text:h text:style-name="P772" text:outline-level="2" text:is-list-header="true"><text:bookmark-start text:name="__RefHeading___Toc79566_2839546416111211111"/><text:span text:style-name="T161">Versió 0.9.</text:span><text:span text:style-name="T78">4</text:span><text:span text:style-name="T135">8</text:span><text:span text:style-name="T129">.</text:span><text:span text:style-name="T140">6</text:span><text:span text:style-name="T129"> </text:span><text:span text:style-name="T141">Actualització de regles en la sincronització de UO's</text:span><text:bookmark-end text:name="__RefHeading___Toc79566_2839546416111211111"/></text:h>
            </text:list-header>
          </text:list>
        </text:list-item>
      </text:list>
      <text:p text:style-name="P382">Data: <text:span text:style-name="T327">30</text:span><text:span text:style-name="T300">/</text:span><text:span text:style-name="T319">0</text:span><text:span text:style-name="T322">6</text:span>/202<text:span text:style-name="T319">3</text:span><text:span text:style-name="T251"> </text:span><text:span text:style-name="T327">1</text:span><text:span text:style-name="T328">3</text:span><text:span text:style-name="T251">:</text:span><text:span text:style-name="T286">0</text:span><text:span text:style-name="T251">0h</text:span></text:p>
      <text:p text:style-name="P382"/>
      <text:p text:style-name="P188">Resum: </text:p>
      <text:p text:style-name="P704">Millora urgent per sincronitzar les UO's de les regles tant les del filtre com les de l'acció destí quan les seves UO's es fusionin o substitueixin.</text:p>
      <text:p text:style-name="P671"/>
      <text:p text:style-name="P608">Millores incloses:</text:p>
      <text:list xml:id="list143045618632533" text:continue-list="list143047016038017" text:style-name="L77">
        <text:list-item>
          <text:p text:style-name="P1067"><text:a xlink:type="simple" xlink:href="https://github.com/GovernIB/distribucio/issues/610" text:style-name="Internet_20_link" text:visited-style-name="Visited_20_Internet_20_Link">#610</text:a><text:span text:style-name="T327"> </text:span>L'actualització d'òrgans ha d'actualitzar les regles de les bústies </text:p>
        </text:list-item>
      </text:list>
      <text:p text:style-name="P562"/>
      <text:p text:style-name="P562">Errors resolts:</text:p>
      <text:list xml:id="list3409297106" text:style-name="L133">
        <text:list-item>
          <text:p text:style-name="P1072">Cap.</text:p>
        </text:list-item>
      </text:list>
      <text:p text:style-name="P325"/>
      <text:p text:style-name="P140">Base de dades:<text:span text:style-name="T5"> </text:span></text:p>
      <text:list xml:id="list240773782" text:style-name="L134">
        <text:list-item>
          <text:p text:style-name="P1049">Cap canvi.</text:p>
        </text:list-item>
      </text:list>
      <text:p text:style-name="P140"/>
      <text:p text:style-name="P75"><text:span text:style-name="T6">Propietats globals</text:span>:</text:p>
      <text:list xml:id="list2939202514" text:style-name="L135">
        <text:list-item>
          <text:p text:style-name="P1062">Cap</text:p>
        </text:list-item>
      </text:list>
      <text:p text:style-name="P700"/>
      <text:p text:style-name="P700"/>
      <text:list xml:id="list143047078332883" text:continue-list="list143046110203882" text:style-name="Outline">
        <text:list-item>
          <text:list>
            <text:list-header>
              <text:h text:style-name="P773" text:outline-level="2" text:is-list-header="true"><text:bookmark-start text:name="__RefHeading___Toc79566_28395464161112111111"/><text:soft-page-break/><text:span text:style-name="T161">Versió 0.9.</text:span><text:span text:style-name="T78">4</text:span><text:span text:style-name="T142">9</text:span><text:span text:style-name="T129"> </text:span><text:span text:style-name="T143">Correccions i millores en el processament d'anotacions i sincronització de unitats organitzatives</text:span><text:bookmark-end text:name="__RefHeading___Toc79566_28395464161112111111"/></text:h>
            </text:list-header>
          </text:list>
        </text:list-item>
      </text:list>
      <text:p text:style-name="P383">Data: <text:span text:style-name="T336">01</text:span><text:span text:style-name="T300">/</text:span><text:span text:style-name="T329">0</text:span><text:span text:style-name="T336">8</text:span>/202<text:span text:style-name="T319">3</text:span><text:span text:style-name="T251"> </text:span><text:span text:style-name="T327">1</text:span><text:span text:style-name="T336">3</text:span><text:span text:style-name="T251">:</text:span><text:span text:style-name="T286">0</text:span><text:span text:style-name="T251">0h</text:span></text:p>
      <text:p text:style-name="P383"/>
      <text:p text:style-name="P189">Resum: </text:p>
      <text:p text:style-name="P705">Sincronització dels noms de les UO amb la denominació en idioma cooficial català. Client API REST per regles.<text:span text:style-name="T333"> Altres.</text:span></text:p>
      <text:p text:style-name="P672"/>
      <text:p text:style-name="P672"/>
      <text:p text:style-name="P609">Millores incloses:</text:p>
      <text:list xml:id="list143045964642399" text:continue-list="list143045618632533" text:style-name="L77">
        <text:list-item>
          <text:p text:style-name="P1068"><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68"><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68"><text:a xlink:type="simple" xlink:href="https://github.com/GovernIB/distribucio/issues/551" text:style-name="Internet_20_link" text:visited-style-name="Visited_20_Internet_20_Link">#551</text:a><text:span text:style-name="T330"> </text:span>Adaptar el contingut a la grandària de la pantalla a formularis i taules identificats </text:p>
        </text:list-item>
        <text:list-item>
          <text:p text:style-name="P1068"><text:a xlink:type="simple" xlink:href="https://github.com/GovernIB/distribucio/issues/592" text:style-name="Internet_20_link" text:visited-style-name="Visited_20_Internet_20_Link">#592</text:a><text:span text:style-name="T330"> </text:span>Afegir client API REST per les regles </text:p>
        </text:list-item>
        <text:list-item>
          <text:p text:style-name="P1068"><text:a xlink:type="simple" xlink:href="https://github.com/GovernIB/distribucio/issues/590" text:style-name="Internet_20_link" text:visited-style-name="Visited_20_Internet_20_Link">#590</text:a><text:span text:style-name="T330"> </text:span>Ampliar l'API REST de regles per poder establir el valor del filtre "presencial" </text:p>
        </text:list-item>
        <text:list-item>
          <text:p text:style-name="P1068"><text:a xlink:type="simple" xlink:href="https://github.com/GovernIB/distribucio/issues/555" text:style-name="Internet_20_link" text:visited-style-name="Visited_20_Internet_20_Link">#555</text:a><text:span text:style-name="T329"> </text:span>Afegir la opció "Cap procediment" a l'inici del select de procediments de l'acció de classificar anotació <text:span text:style-name="T329">(Reoberta) </text:span></text:p>
        </text:list-item>
        <text:list-item>
          <text:p text:style-name="P1068"><text:a xlink:type="simple" xlink:href="https://github.com/GovernIB/distribucio/issues/589" text:style-name="Internet_20_link" text:visited-style-name="Visited_20_Internet_20_Link">#589</text:a><text:span text:style-name="T330"> </text:span>Reduir la informació del monitor d'integracions </text:p>
        </text:list-item>
        <text:list-item>
          <text:p text:style-name="P1068"><text:a xlink:type="simple" xlink:href="https://github.com/GovernIB/distribucio/issues/562" text:style-name="Internet_20_link" text:visited-style-name="Visited_20_Internet_20_Link">#562</text:a><text:span text:style-name="T330"> </text:span>No permetre el desbordament de la columna URL al llistat de backoffices </text:p>
        </text:list-item>
        <text:list-item>
          <text:p text:style-name="P1068"><text:a xlink:type="simple" xlink:href="https://github.com/GovernIB/distribucio/issues/584" text:style-name="Internet_20_link" text:visited-style-name="Visited_20_Internet_20_Link">#584</text:a><text:span text:style-name="T330"> </text:span>Revisar missatge de creació de regles de l'API de Distribució </text:p>
        </text:list-item>
        <text:list-item>
          <text:p text:style-name="P1068"><text:a xlink:type="simple" xlink:href="https://github.com/GovernIB/distribucio/issues/563" text:style-name="Internet_20_link" text:visited-style-name="Visited_20_Internet_20_Link">#563</text:a><text:span text:style-name="T330"> </text:span>Permetre cercar els backoffice en el desplegable de definició de regles </text:p>
        </text:list-item>
        <text:list-item>
          <text:p text:style-name="P1068"><text:a xlink:type="simple" xlink:href="https://github.com/GovernIB/distribucio/issues/579" text:style-name="Internet_20_link" text:visited-style-name="Visited_20_Internet_20_Link">#579</text:a><text:span text:style-name="T330"> </text:span>Veure "Número expedient" al costat de "Procediment" al resum de les anotacions </text:p>
        </text:list-item>
        <text:list-item>
          <text:p text:style-name="P1068"><text:a xlink:type="simple" xlink:href="https://github.com/GovernIB/distribucio/issues/578" text:style-name="Internet_20_link" text:visited-style-name="Visited_20_Internet_20_Link">#578</text:a><text:span text:style-name="T330"> </text:span>Problema amb la selecció múltiple </text:p>
        </text:list-item>
        <text:list-item>
          <text:p text:style-name="P1068"><text:a xlink:type="simple" xlink:href="https://github.com/GovernIB/distribucio/issues/572" text:style-name="Internet_20_link" text:visited-style-name="Visited_20_Internet_20_Link">#572</text:a><text:span text:style-name="T330"> </text:span>Poder assignar anotacions a usuaris d'una bústia </text:p>
        </text:list-item>
        <text:list-item>
          <text:p text:style-name="P1068"><text:a xlink:type="simple" xlink:href="https://github.com/GovernIB/distribucio/issues/574" text:style-name="Internet_20_link" text:visited-style-name="Visited_20_Internet_20_Link">#574</text:a><text:span text:style-name="T330"> </text:span>Afegir filtre per cercar anotacions assignades a un usuari </text:p>
        </text:list-item>
        <text:list-item>
          <text:p text:style-name="P1068"><text:a xlink:type="simple" xlink:href="https://github.com/GovernIB/distribucio/issues/583" text:style-name="Internet_20_link" text:visited-style-name="Visited_20_Internet_20_Link">#583</text:a><text:span text:style-name="T330"> </text:span>Revisar el manual d'integració </text:p>
        </text:list-item>
      </text:list>
      <text:p text:style-name="P563"/>
      <text:p text:style-name="P563">Errors resolts:</text:p>
      <text:list xml:id="list1288708121" text:style-name="L136">
        <text:list-item>
          <text:p text:style-name="P1073"><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73"><text:a xlink:type="simple" xlink:href="https://github.com/GovernIB/distribucio/issues/596" text:style-name="Internet_20_link" text:visited-style-name="Visited_20_Internet_20_Link">#596</text:a><text:span text:style-name="T330"> </text:span>Corregir el botó de comprobar firmes per a que no guardi com a definitiu i deixi l'annex com esborrany a Distribucio </text:p>
        </text:list-item>
        <text:list-item>
          <text:p text:style-name="P1073"><text:a xlink:type="simple" xlink:href="https://github.com/GovernIB/distribucio/issues/602" text:style-name="Internet_20_link" text:visited-style-name="Visited_20_Internet_20_Link">#602</text:a><text:span text:style-name="T330"> </text:span>Anotación que no deja marcar como procesada </text:p>
        </text:list-item>
        <text:list-item>
          <text:p text:style-name="P1073"><text:a xlink:type="simple" xlink:href="https://github.com/GovernIB/distribucio/issues/599" text:style-name="Internet_20_link" text:visited-style-name="Visited_20_Internet_20_Link">#599</text:a><text:span text:style-name="T330"> </text:span>No poder assignar anotacions a usuaris inactius </text:p>
        </text:list-item>
        <text:list-item>
          <text:p text:style-name="P1073"><text:a xlink:type="simple" xlink:href="https://github.com/GovernIB/distribucio/issues/595" text:style-name="Internet_20_link" text:visited-style-name="Visited_20_Internet_20_Link">#595</text:a><text:span text:style-name="T330"> </text:span>Cerca de dominis sense distinció entre majúscules i minúscules </text:p>
        </text:list-item>
        <text:list-item>
          <text:p text:style-name="P1073"><text:a xlink:type="simple" xlink:href="https://github.com/GovernIB/distribucio/issues/559" text:style-name="Internet_20_link" text:visited-style-name="Visited_20_Internet_20_Link">#559</text:a><text:span text:style-name="T330"> </text:span>No deixa marcar com a processar una anotació rebutjada per un backoffice </text:p>
        </text:list-item>
        <text:list-item>
          <text:p text:style-name="P1073"><text:a xlink:type="simple" xlink:href="https://github.com/GovernIB/distribucio/issues/585" text:style-name="Internet_20_link" text:visited-style-name="Visited_20_Internet_20_Link">#585</text:a><text:span text:style-name="T330"> </text:span>Modificar la llibreria d'utilitats per backoffices per obrir el contingut dels formularis XML en UTF8 </text:p>
        </text:list-item>
        <text:list-item>
          <text:p text:style-name="P1073"><text:a xlink:type="simple" xlink:href="https://github.com/GovernIB/distribucio/issues/617" text:style-name="Internet_20_link" text:visited-style-name="Visited_20_Internet_20_Link">#617</text:a><text:span text:style-name="T330"> </text:span>No es marca com a firmat i vàlid un document firmat amb TF04 CAdES detached </text:p>
        </text:list-item>
        <text:list-item>
          <text:p text:style-name="P1074"><text:a xlink:type="simple" xlink:href="https://github.com/GovernIB/distribucio/issues/618" text:style-name="Internet_20_link" text:visited-style-name="Visited_20_Internet_20_Link">#618</text:a><text:span text:style-name="T334"> </text:span>NullPointerException guardant annexos a l'Arxiu </text:p>
        </text:list-item>
        <text:list-item>
          <text:p text:style-name="P1074"><text:a xlink:type="simple" xlink:href="https://github.com/GovernIB/distribucio/issues/619" text:style-name="Internet_20_link" text:visited-style-name="Visited_20_Internet_20_Link">#619</text:a><text:span text:style-name="T334"> </text:span>Error guardant un annex pdf a l'Arxiu </text:p>
        </text:list-item>
        <text:list-item>
          <text:p text:style-name="P1075"><text:a xlink:type="simple" xlink:href="https://github.com/GovernIB/distribucio/issues/623" text:style-name="Internet_20_link" text:visited-style-name="Visited_20_Internet_20_Link">#623</text:a><text:span text:style-name="T335"> </text:span>Es perden els identificadors d'Arxiu en reprocessar annexos XML en estat esborrany </text:p>
        </text:list-item>
        <text:list-item>
          <text:p text:style-name="P1076"><text:a xlink:type="simple" xlink:href="https://github.com/GovernIB/distribucio/issues/624" text:style-name="Internet_20_link" text:visited-style-name="Visited_20_Internet_20_Link">#624</text:a><text:span text:style-name="T336"> </text:span>Error guardant anotacions a l'Arxiu per diversos motius </text:p>
        </text:list-item>
      </text:list>
      <text:p text:style-name="P326"><text:soft-page-break/></text:p>
      <text:p text:style-name="P141">Base de dades:<text:span text:style-name="T5"> </text:span></text:p>
      <text:list xml:id="list143046370681032" text:continue-list="list4144563673" text:style-name="L116">
        <text:list-item>
          <text:p text:style-name="P843">distribucio_update_0.9.<text:span text:style-name="T277">4</text:span><text:span text:style-name="T331">9</text:span>.sql<text:span text:style-name="T230"> (Oracle)</text:span></text:p>
          <text:list>
            <text:list-item>
              <text:p text:style-name="P1052">Nova propietat configurable <text:span text:style-name="T331">per poder assignar anotacions amb usuaris d'una bústia.</text:span></text:p>
            </text:list-item>
            <text:list-item>
              <text:p text:style-name="P1052">Nova propietat configurable per<text:span text:style-name="T331"> evitar</text:span> poder assignar anotacions a usuaris inactius.</text:p>
            </text:list-item>
          </text:list>
        </text:list-item>
      </text:list>
      <text:p text:style-name="P686"/>
      <table:table table:name="Table29" table:style-name="Table29">
        <table:table-column table:style-name="Table29.A"/>
        <table:table-row table:style-name="TableLine818930128">
          <table:table-cell table:style-name="Table29.A1" office:value-type="string">
            <text:p text:style-name="P425">-- Distribucio 0.9.49</text:p>
            <text:p text:style-name="P649"/>
            <text:p text:style-name="P412">--#572: Poder assignar anotacions a usuaris d'una bústia</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assignar.anotacions'</text:span><text:span text:style-name="T34">,</text:span><text:span text:style-name="T174">'0'</text:span><text:span text:style-name="T34">,</text:span><text:span text:style-name="T174">'Permetre assignar una anotació a un usuari'</text:span><text:span text:style-name="T34">,</text:span><text:span text:style-name="T174">'GENERAL'</text:span><text:span text:style-name="T34">,</text:span><text:span text:style-name="T174">'22'</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649"/>
            <text:p text:style-name="P412">--#599 No poder assignar anotacions a usuaris inactius</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mostrar.usuaris.inactius.ldap'</text:span><text:span text:style-name="T34">,</text:span><text:span text:style-name="T174">'1'</text:span><text:span text:style-name="T34">,</text:span><text:span text:style-name="T174">'Indica si mostrar els usuaris inactius a la LDAP que tenen permís sobre una bústia'</text:span><text:span text:style-name="T34">,</text:span><text:span text:style-name="T174">'GENERAL'</text:span><text:span text:style-name="T34">,</text:span><text:span text:style-name="T174">'23'</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25"/>
          </table:table-cell>
        </table:table-row>
      </table:table>
      <text:p text:style-name="P638"/>
      <text:p text:style-name="P141"/>
      <text:p text:style-name="P76"><text:span text:style-name="T6">Propietats globals</text:span>:</text:p>
      <text:list xml:id="list143045499127936" text:continue-list="list3055153533" text:style-name="L17">
        <text:list-item>
          <text:p text:style-name="P817">distribucio_update_0.9.<text:span text:style-name="T331">49</text:span>.properties:</text:p>
          <text:list>
            <text:list-item>
              <text:p text:style-name="P1097">Modificar la URL del DIR3 per posar l'API REST a l'arxiu de configuració del JBoss.</text:p>
            </text:list-item>
          </text:list>
        </text:list-item>
      </text:list>
      <text:p text:style-name="P285"/>
      <table:table table:name="Table28" table:style-name="Table28">
        <table:table-column table:style-name="Table28.A"/>
        <table:table-row table:style-name="Table28.1">
          <table:table-cell table:style-name="Table28.A1" office:value-type="string">
            <text:p text:style-name="P252">##############################</text:p>
            <text:p text:style-name="P257"># PROPIETATS MODIFICADES</text:p>
            <text:p text:style-name="P257">##############################</text:p>
            <text:p text:style-name="P649"/>
            <text:p text:style-name="P454"><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49"/>
            <text:p text:style-name="P454"><text:span text:style-name="T34">es.caib.distribucio.plugin.unitats.organitzatives.dir3.service.url=</text:span><text:span text:style-name="T40">https://dev.caib.es/dir3caib/rest/unidades/</text:span></text:p>
            <text:p text:style-name="P629"/>
          </table:table-cell>
        </table:table-row>
      </table:table>
      <text:p text:style-name="P285"/>
      <text:p text:style-name="P437"/>
      <text:p text:style-name="P467">Canvis a les llibreries:</text:p>
      <text:list xml:id="list143047214769703" text:continue-list="list4075242321" text:style-name="L27">
        <text:list-item>
          <text:p text:style-name="P874"><text:span text:style-name="T164">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78">Versió: 0.9.<text:span text:style-name="T332">49</text:span></text:p>
            </text:list-item>
          </text:list>
        </text:list-item>
        <text:list-item>
          <text:p text:style-name="P984">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86"/>
      <text:p text:style-name="P486"/>
      <text:p text:style-name="P486"/>
      <text:p text:style-name="P486"/>
      <text:list xml:id="list143045797748163" text:continue-list="list143047078332883" text:style-name="Outline">
        <text:list-item>
          <text:list>
            <text:list-header>
              <text:h text:style-name="P774" text:outline-level="2" text:is-list-header="true"><text:bookmark-start text:name="__RefHeading___Toc79566_283954641611121111111"/><text:soft-page-break/><text:span text:style-name="T161">Versió 0.9.</text:span><text:span text:style-name="T144">50</text:span><text:span text:style-name="T129"> </text:span><text:span text:style-name="T155">Correccions i millores abans migració a Jboss7+Java 11</text:span><text:bookmark-end text:name="__RefHeading___Toc79566_283954641611121111111"/></text:h>
            </text:list-header>
          </text:list>
        </text:list-item>
      </text:list>
      <text:p text:style-name="P384">Data: <text:span text:style-name="T342">07</text:span><text:span text:style-name="T300">/</text:span><text:span text:style-name="T329">0</text:span><text:span text:style-name="T337">9</text:span>/202<text:span text:style-name="T319">3</text:span><text:span text:style-name="T251"> </text:span><text:span text:style-name="T337">0</text:span><text:span text:style-name="T342">7</text:span><text:span text:style-name="T251">:</text:span><text:span text:style-name="T286">0</text:span><text:span text:style-name="T251">0h</text:span></text:p>
      <text:p text:style-name="P384"/>
      <text:p text:style-name="P190">Resum: <text:span text:style-name="T340"><text:s/>Versió amb les darreres millores i correccions abans del pas a JBoss 7 i Java 11. Caniv en la llibreria d'utilitats per backoffices per poder llegir els valors de llistes de formularis de Sistra2.</text:span></text:p>
      <text:p text:style-name="P673"/>
      <text:p text:style-name="P673"/>
      <text:p text:style-name="P610">Millores incloses:</text:p>
      <text:list xml:id="list143045699380120" text:continue-list="list143045964642399" text:style-name="L77">
        <text:list-item>
          <text:p text:style-name="P1069"><text:a xlink:type="simple" xlink:href="https://github.com/GovernIB/distribucio/issues/631" text:style-name="Internet_20_link" text:visited-style-name="Visited_20_Internet_20_Link">#631</text:a><text:span text:style-name="T338"> </text:span>Afegir el camp llista d'elements a la llibreria d'utilitats de Distribució </text:p>
        </text:list-item>
        <text:list-item>
          <text:p text:style-name="P1069"><text:a xlink:type="simple" xlink:href="https://github.com/GovernIB/distribucio/issues/625" text:style-name="Internet_20_link" text:visited-style-name="Visited_20_Internet_20_Link">#625</text:a><text:span text:style-name="T338"> </text:span>Opció per filtrar anotacions no assignades a usuaris </text:p>
        </text:list-item>
        <text:list-item>
          <text:p text:style-name="P1069"><text:a xlink:type="simple" xlink:href="https://github.com/GovernIB/distribucio/issues/626" text:style-name="Internet_20_link" text:visited-style-name="Visited_20_Internet_20_Link">#626</text:a><text:span text:style-name="T338"> </text:span>Ordenar alfabèticament les bústies </text:p>
        </text:list-item>
        <text:list-item>
          <text:p text:style-name="P1069"><text:a xlink:type="simple" xlink:href="https://github.com/GovernIB/distribucio/issues/614" text:style-name="Internet_20_link" text:visited-style-name="Visited_20_Internet_20_Link">#614</text:a><text:span text:style-name="T338"> </text:span>No intentar guardar a l'arxiu annexos amb uuid </text:p>
        </text:list-item>
      </text:list>
      <text:p text:style-name="P564"/>
      <text:p text:style-name="P564">Errors resolts:</text:p>
      <text:list xml:id="list2007123458" text:style-name="L137">
        <text:list-item>
          <text:p text:style-name="P1077"><text:a xlink:type="simple" xlink:href="https://github.com/GovernIB/distribucio/issues/633" text:style-name="Internet_20_link" text:visited-style-name="Visited_20_Internet_20_Link">#633</text:a><text:span text:style-name="T338"> </text:span>Error d'arxiu al <text:span text:style-name="T339">pas</text:span><text:span text:style-name="T341">s</text:span><text:span text:style-name="T339">ar</text:span> a definitiu documents signats PAdES </text:p>
        </text:list-item>
        <text:list-item>
          <text:p text:style-name="P1077"><text:a xlink:type="simple" xlink:href="https://github.com/GovernIB/distribucio/issues/591" text:style-name="Internet_20_link" text:visited-style-name="Visited_20_Internet_20_Link">#591</text:a><text:span text:style-name="T338"> </text:span>Revisar error de grandària en la validació de firmes d'annexos </text:p>
        </text:list-item>
        <text:list-item>
          <text:p text:style-name="P1077"><text:a xlink:type="simple" xlink:href="https://github.com/GovernIB/distribucio/issues/613" text:style-name="Internet_20_link" text:visited-style-name="Visited_20_Internet_20_Link">#613</text:a><text:span text:style-name="T338"> </text:span>Error amb les propietats JBoss definides a nivell d'entitat </text:p>
        </text:list-item>
        <text:list-item>
          <text:p text:style-name="P1077"><text:a xlink:type="simple" xlink:href="https://github.com/GovernIB/distribucio/issues/605" text:style-name="Internet_20_link" text:visited-style-name="Visited_20_Internet_20_Link">#605</text:a><text:span text:style-name="T338"> </text:span>Recordar filtre backoffices al pitjar el botó "Provar" </text:p>
        </text:list-item>
        <text:list-item>
          <text:p text:style-name="P1077"><text:a xlink:type="simple" xlink:href="https://github.com/GovernIB/distribucio/issues/593" text:style-name="Internet_20_link" text:visited-style-name="Visited_20_Internet_20_Link">#593</text:a><text:span text:style-name="T338"> </text:span>Error donant d'alta anotacions amb processament síncron </text:p>
        </text:list-item>
      </text:list>
      <text:p text:style-name="P327"/>
      <text:p text:style-name="P142">Base de dades:<text:span text:style-name="T5"> </text:span></text:p>
      <text:list xml:id="list143045852957903" text:continue-list="list143046370681032" text:style-name="L116">
        <text:list-item>
          <text:p text:style-name="P844">distribucio_update_0.9.<text:span text:style-name="T342">50</text:span>.sql<text:span text:style-name="T230"> (Oracle)</text:span></text:p>
          <text:list>
            <text:list-item>
              <text:p text:style-name="P1053">Nova propietat configurable <text:span text:style-name="T331">per poder</text:span><text:span text:style-name="T342"> establir un màxim de bytes per enviar a validar en el plugin de validació de firmes.</text:span></text:p>
            </text:list-item>
          </text:list>
        </text:list-item>
      </text:list>
      <text:p text:style-name="P687"/>
      <table:table table:name="Table30" table:style-name="Table30">
        <table:table-column table:style-name="Table30.A"/>
        <table:table-row table:style-name="TableLine818932432">
          <table:table-cell table:style-name="Table30.A1" office:value-type="string">
            <text:p text:style-name="P426">-- Distribucio 0.9.50</text:p>
            <text:p text:style-name="P649"/>
            <text:p text:style-name="P412">--#591 Revisar error de grandària en la validació de firmes d'annexos</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validatesignature.maxBytes'</text:span><text:span text:style-name="T34">,</text:span><text:span text:style-name="T174">'20971520'</text:span><text:span text:style-name="T34">,</text:span><text:span text:style-name="T174">'LLargada màxima en bytes que es poden enviar a validar. Per exemple: 20971520 (20Mb)'</text:span><text:span text:style-name="T34">,</text:span><text:span text:style-name="T174">'VALID_SIGN'</text:span><text:span text:style-name="T34">,</text:span><text:span text:style-name="T174">'8'</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validatesignature.maxBytes'</text:span><text:span text:style-name="T34">;</text:span></text:p>
            <text:p text:style-name="P426"/>
          </table:table-cell>
        </table:table-row>
      </table:table>
      <text:p text:style-name="P639"/>
      <text:p text:style-name="P143"/>
      <text:p text:style-name="P77"><text:span text:style-name="T6">Propietats globals</text:span>:</text:p>
      <text:list xml:id="list3525493756" text:style-name="L138">
        <text:list-item>
          <text:p text:style-name="P1098">Sense canvis</text:p>
        </text:list-item>
      </text:list>
      <text:p text:style-name="P438"/>
      <text:p text:style-name="P468">Canvis a les llibreries:</text:p>
      <text:list xml:id="list2982490589" text:style-name="L139">
        <text:list-item>
          <text:p text:style-name="P875"><text:span text:style-name="T16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79">Versió: 0.9.<text:span text:style-name="T338">50</text:span></text:p>
            </text:list-item>
          </text:list>
        </text:list-item>
      </text:list>
      <text:list xml:id="list143047612699640" text:continue-list="list143045797748163" text:style-name="Outline">
        <text:list-item>
          <text:list>
            <text:list-header>
              <text:h text:style-name="P775" text:outline-level="2" text:is-list-header="true"><text:bookmark-start text:name="__RefHeading___Toc79566_283954641611121111112"/><text:soft-page-break/><text:span text:style-name="T161">Versió 0.9.</text:span><text:span text:style-name="T145">50.2</text:span><text:span text:style-name="T129"> </text:span><text:span text:style-name="T146">Resolució d'errors i avaluacio de totes les regles a l'hora de processar-les</text:span><text:bookmark-end text:name="__RefHeading___Toc79566_283954641611121111112"/></text:h>
            </text:list-header>
          </text:list>
        </text:list-item>
      </text:list>
      <text:p text:style-name="P385">Data: <text:span text:style-name="T348">28</text:span><text:span text:style-name="T300">/</text:span><text:span text:style-name="T343">02</text:span>/202<text:span text:style-name="T343">4</text:span><text:span text:style-name="T251"> </text:span><text:span text:style-name="T348">10</text:span><text:span text:style-name="T251">:</text:span><text:span text:style-name="T286">0</text:span><text:span text:style-name="T251">0h</text:span></text:p>
      <text:p text:style-name="P385"/>
      <text:p text:style-name="P191">Resum: </text:p>
      <text:p text:style-name="P70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74"/>
      <text:p text:style-name="P611">Millores incloses:</text:p>
      <text:list xml:id="list143046194603643" text:continue-list="list143045699380120" text:style-name="L77">
        <text:list-item>
          <text:p text:style-name="P1100">Cap</text:p>
        </text:list-item>
      </text:list>
      <text:p text:style-name="P565"/>
      <text:p text:style-name="P565">Errors resolts:</text:p>
      <text:list xml:id="list837070711" text:style-name="L140">
        <text:list-item>
          <text:p text:style-name="P1078"><text:a xlink:type="simple" xlink:href="https://github.com/GovernIB/distribucio/issues/609" text:style-name="Internet_20_link" text:visited-style-name="Visited_20_Internet_20_Link">#609</text:a><text:span text:style-name="T344"> </text:span>Error de validació al esborrar una regla de backoffice</text:p>
        </text:list-item>
        <text:list-item>
          <text:p text:style-name="P1079"><text:a xlink:type="simple" xlink:href="https://github.com/GovernIB/distribucio/issues/639" text:style-name="Internet_20_link" text:visited-style-name="Visited_20_Internet_20_Link">#639</text:a><text:span text:style-name="T345"> </text:span>L'acció massiva de classificar sense procediment no esborra el procediment</text:p>
        </text:list-item>
        <text:list-item>
          <text:p text:style-name="P1080"><text:a xlink:type="simple" xlink:href="https://github.com/GovernIB/distribucio/issues/655" text:style-name="Internet_20_link" text:visited-style-name="Visited_20_Internet_20_Link">#655</text:a><text:span text:style-name="T346"> </text:span>Dues regles distintes amb mateix SIA i amb UO i bústia d'origen definides, s'executen al mateix temps</text:p>
        </text:list-item>
        <text:list-item>
          <text:p text:style-name="P1081"><text:a xlink:type="simple" xlink:href="https://github.com/GovernIB/distribucio/issues/656" text:style-name="Internet_20_link" text:visited-style-name="Visited_20_Internet_20_Link">#656</text:a><text:span text:style-name="T347"> </text:span>Error guardant i mostrant els paràmetres de l'acció classificar a l'històric d'accions</text:p>
        </text:list-item>
      </text:list>
      <text:p text:style-name="P328"/>
      <text:p text:style-name="P144">Base de dades:<text:span text:style-name="T5"> </text:span></text:p>
      <text:list xml:id="list978074406" text:style-name="L141">
        <text:list-item>
          <text:p text:style-name="P845">distribucio_update_0.9.<text:span text:style-name="T346">50.2</text:span>.sql<text:span text:style-name="T230"> (Oracle)</text:span></text:p>
          <text:list>
            <text:list-item>
              <text:p text:style-name="P1113">Nova columna per configurar les regles per finalitzar avaluació.</text:p>
            </text:list-item>
            <text:list-item>
              <text:p text:style-name="P1054">Nova propietat per establir si avaluar totes les regles o només la primera.</text:p>
            </text:list-item>
            <text:list-item>
              <text:p text:style-name="P1054">Corregir la descripció de la tasca d'execució de regles</text:p>
            </text:list-item>
          </text:list>
        </text:list-item>
      </text:list>
      <text:p text:style-name="P688"/>
      <table:table table:name="Table31" table:style-name="Table31">
        <table:table-column table:style-name="Table31.A"/>
        <table:table-row table:style-name="TableLine818933872">
          <table:table-cell table:style-name="Table31.A1" office:value-type="string">
            <text:p text:style-name="P427">-- Distribucio 0.9.50.2</text:p>
            <text:p text:style-name="P649"/>
            <text:p text:style-name="P412">--#655 Nova columna per configurar les regles per finalitzar avaluació</text:p>
            <text:p text:style-name="P649"/>
            <text:p text:style-name="P412">-- Nova columna per configurar les regles per finalitzar avaluació</text:p>
            <text:p text:style-name="P454"><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12">-- Nova propietat per establir si avaluar totes les regles o només la primera</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tasca.aplicar.regles.avaluar.totes'</text:span><text:span text:style-name="T34">,</text:span><text:span text:style-name="T156">null</text:span><text:span text:style-name="T34">,</text:span><text:span text:style-name="T174">'Avaluar totes les regles en comtes de trobar la primera'</text:span><text:span text:style-name="T34">,</text:span><text:span text:style-name="T174">'SCHEDULLED_REGLES'</text:span><text:span text:style-name="T34">,</text:span><text:span text:style-name="T174">'2'</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427">-- Corregir la descripció de la tasca d'execució de regles</text:p>
            <text:p text:style-name="P229"><text:span text:style-name="T66">UPDATE</text:span> DIS_CONFIG_GROUP <text:span text:style-name="T66">SET</text:span> DESCRIPTION = <text:span text:style-name="T173">'Tasca periòdica d''aplicació de regles'</text:span> <text:span text:style-name="T66">WHERE</text:span> CODE = <text:span text:style-name="T173">'SCHEDULLED_REGLES'</text:span>;</text:p>
            <text:p text:style-name="P427"/>
          </table:table-cell>
        </table:table-row>
      </table:table>
      <text:p text:style-name="P640"/>
      <text:p text:style-name="P144"/>
      <text:p text:style-name="P78"><text:span text:style-name="T6">Propietats globals</text:span>:</text:p>
      <text:list xml:id="list2732849984" text:style-name="L142">
        <text:list-item>
          <text:p text:style-name="P1116">Cap</text:p>
        </text:list-item>
      </text:list>
      <text:p text:style-name="P487"/>
      <text:list xml:id="list143045967076369" text:continue-list="list143047612699640" text:style-name="Outline">
        <text:list-item>
          <text:list>
            <text:list-header>
              <text:h text:style-name="P776" text:outline-level="2" text:is-list-header="true"><text:bookmark-start text:name="__RefHeading___Toc79566_2839546416111211111111"/><text:soft-page-break/><text:span text:style-name="T161">Versió 0.9.</text:span><text:span text:style-name="T144">50</text:span><text:span text:style-name="T129"> </text:span><text:span text:style-name="T155">Correccions i millores abans migració a Jboss7+Java 11</text:span><text:bookmark-end text:name="__RefHeading___Toc79566_2839546416111211111111"/></text:h>
            </text:list-header>
          </text:list>
        </text:list-item>
      </text:list>
      <text:p text:style-name="P386">Data: <text:span text:style-name="T342">07</text:span><text:span text:style-name="T300">/</text:span><text:span text:style-name="T329">0</text:span><text:span text:style-name="T337">9</text:span>/202<text:span text:style-name="T319">3</text:span><text:span text:style-name="T251"> </text:span><text:span text:style-name="T337">0</text:span><text:span text:style-name="T342">7</text:span><text:span text:style-name="T251">:</text:span><text:span text:style-name="T286">0</text:span><text:span text:style-name="T251">0h</text:span></text:p>
      <text:p text:style-name="P386"/>
      <text:p text:style-name="P192">Resum: <text:span text:style-name="T340"><text:s/>Versió amb les darreres millores i correccions abans del pas a JBoss 7 i Java 11. Caniv en la llibreria d'utilitats per backoffices per poder llegir els valors de llistes de formularis de Sistra2.</text:span></text:p>
      <text:p text:style-name="P675"/>
      <text:p text:style-name="P675"/>
      <text:p text:style-name="P612">Millores incloses:</text:p>
      <text:list xml:id="list143045645657928" text:continue-list="list143046194603643" text:style-name="L77">
        <text:list-item>
          <text:p text:style-name="P1070"><text:a xlink:type="simple" xlink:href="https://github.com/GovernIB/distribucio/issues/631" text:style-name="Internet_20_link" text:visited-style-name="Visited_20_Internet_20_Link">#631</text:a><text:span text:style-name="T338"> </text:span>Afegir el camp llista d'elements a la llibreria d'utilitats de Distribució </text:p>
        </text:list-item>
        <text:list-item>
          <text:p text:style-name="P1070"><text:a xlink:type="simple" xlink:href="https://github.com/GovernIB/distribucio/issues/625" text:style-name="Internet_20_link" text:visited-style-name="Visited_20_Internet_20_Link">#625</text:a><text:span text:style-name="T338"> </text:span>Opció per filtrar anotacions no assignades a usuaris </text:p>
        </text:list-item>
        <text:list-item>
          <text:p text:style-name="P1070"><text:a xlink:type="simple" xlink:href="https://github.com/GovernIB/distribucio/issues/626" text:style-name="Internet_20_link" text:visited-style-name="Visited_20_Internet_20_Link">#626</text:a><text:span text:style-name="T338"> </text:span>Ordenar alfabèticament les bústies </text:p>
        </text:list-item>
        <text:list-item>
          <text:p text:style-name="P1070"><text:a xlink:type="simple" xlink:href="https://github.com/GovernIB/distribucio/issues/614" text:style-name="Internet_20_link" text:visited-style-name="Visited_20_Internet_20_Link">#614</text:a><text:span text:style-name="T338"> </text:span>No intentar guardar a l'arxiu annexos amb uuid </text:p>
        </text:list-item>
      </text:list>
      <text:p text:style-name="P566"/>
      <text:p text:style-name="P566">Errors resolts:</text:p>
      <text:list xml:id="list898692155" text:style-name="L143">
        <text:list-item>
          <text:p text:style-name="P1082"><text:a xlink:type="simple" xlink:href="https://github.com/GovernIB/distribucio/issues/633" text:style-name="Internet_20_link" text:visited-style-name="Visited_20_Internet_20_Link">#633</text:a><text:span text:style-name="T338"> </text:span>Error d'arxiu al <text:span text:style-name="T339">pas</text:span><text:span text:style-name="T341">s</text:span><text:span text:style-name="T339">ar</text:span> a definitiu documents signats PAdES </text:p>
        </text:list-item>
        <text:list-item>
          <text:p text:style-name="P1082"><text:a xlink:type="simple" xlink:href="https://github.com/GovernIB/distribucio/issues/591" text:style-name="Internet_20_link" text:visited-style-name="Visited_20_Internet_20_Link">#591</text:a><text:span text:style-name="T338"> </text:span>Revisar error de grandària en la validació de firmes d'annexos </text:p>
        </text:list-item>
        <text:list-item>
          <text:p text:style-name="P1082"><text:a xlink:type="simple" xlink:href="https://github.com/GovernIB/distribucio/issues/613" text:style-name="Internet_20_link" text:visited-style-name="Visited_20_Internet_20_Link">#613</text:a><text:span text:style-name="T338"> </text:span>Error amb les propietats JBoss definides a nivell d'entitat </text:p>
        </text:list-item>
        <text:list-item>
          <text:p text:style-name="P1082"><text:a xlink:type="simple" xlink:href="https://github.com/GovernIB/distribucio/issues/605" text:style-name="Internet_20_link" text:visited-style-name="Visited_20_Internet_20_Link">#605</text:a><text:span text:style-name="T338"> </text:span>Recordar filtre backoffices al pitjar el botó "Provar" </text:p>
        </text:list-item>
        <text:list-item>
          <text:p text:style-name="P1082"><text:a xlink:type="simple" xlink:href="https://github.com/GovernIB/distribucio/issues/593" text:style-name="Internet_20_link" text:visited-style-name="Visited_20_Internet_20_Link">#593</text:a><text:span text:style-name="T338"> </text:span>Error donant d'alta anotacions amb processament síncron </text:p>
        </text:list-item>
      </text:list>
      <text:p text:style-name="P329"/>
      <text:p text:style-name="P145">Base de dades:<text:span text:style-name="T5"> </text:span></text:p>
      <text:list xml:id="list992975371" text:style-name="L144">
        <text:list-item>
          <text:p text:style-name="P846">distribucio_update_0.9.<text:span text:style-name="T342">50</text:span>.sql<text:span text:style-name="T230"> (Oracle)</text:span></text:p>
          <text:list>
            <text:list-item>
              <text:p text:style-name="P1055">Nova propietat configurable <text:span text:style-name="T331">per poder</text:span><text:span text:style-name="T342"> establir un màxim de bytes per enviar a validar en el plugin de validació de firmes.</text:span></text:p>
            </text:list-item>
          </text:list>
        </text:list-item>
      </text:list>
      <text:p text:style-name="P689"/>
      <table:table table:name="Table32" table:style-name="Table32">
        <table:table-column table:style-name="Table32.A"/>
        <table:table-row table:style-name="TableLine818935024">
          <table:table-cell table:style-name="Table32.A1" office:value-type="string">
            <text:p text:style-name="P428">-- Distribucio 0.9.50</text:p>
            <text:p text:style-name="P653"/>
            <text:p text:style-name="P428">--#591 Revisar error de grandària en la validació de firmes d'annexos</text:p>
            <text:p text:style-name="P46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s.validatesignature.maxBytes'</text:span><text:span text:style-name="T34">,</text:span><text:span text:style-name="T174">'20971520'</text:span><text:span text:style-name="T34">,</text:span><text:span text:style-name="T174">'LLargada màxima en bytes que es poden enviar a validar. Per exemple: 20971520 (20Mb)'</text:span><text:span text:style-name="T34">,</text:span><text:span text:style-name="T174">'VALID_SIGN'</text:span><text:span text:style-name="T34">,</text:span><text:span text:style-name="T174">'8'</text:span><text:span text:style-name="T34">,</text:span><text:span text:style-name="T174">'0'</text:span><text:span text:style-name="T34">,</text:span><text:span text:style-name="T174">'INT'</text:span><text:span text:style-name="T34">,</text:span><text:span text:style-name="T156">null</text:span><text:span text:style-name="T34">,</text:span><text:span text:style-name="T156">null</text:span><text:span text:style-name="T34">);</text:span></text:p>
            <text:p text:style-name="P46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4">'es.caib.distribucio.plugins.validatesignature.maxBytes'</text:span><text:span text:style-name="T34">;</text:span></text:p>
            <text:p text:style-name="P428"/>
          </table:table-cell>
        </table:table-row>
      </table:table>
      <text:p text:style-name="P641"/>
      <text:p text:style-name="P145"/>
      <text:p text:style-name="P79"><text:span text:style-name="T6">Propietats globals</text:span>:</text:p>
      <text:list xml:id="list3192453268" text:style-name="L145">
        <text:list-item>
          <text:p text:style-name="P1099">Sense canvis</text:p>
        </text:list-item>
      </text:list>
      <text:p text:style-name="P439"/>
      <text:p text:style-name="P469">Canvis a les llibreries:</text:p>
      <text:list xml:id="list3882709221" text:style-name="L146">
        <text:list-item>
          <text:p text:style-name="P876"><text:span text:style-name="T16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80">Versió: 0.9.<text:span text:style-name="T338">50</text:span></text:p>
            </text:list-item>
          </text:list>
        </text:list-item>
      </text:list>
      <text:list xml:id="list143045747112363" text:continue-list="list143045967076369" text:style-name="Outline">
        <text:list-item>
          <text:list>
            <text:list-header>
              <text:h text:style-name="P777" text:outline-level="2" text:is-list-header="true"><text:bookmark-start text:name="__RefHeading___Toc79566_2839546416111211111121"/><text:soft-page-break/><text:span text:style-name="T161">Versió 0.9.</text:span><text:span text:style-name="T145">5</text:span><text:span text:style-name="T148">1</text:span><text:span text:style-name="T129"> </text:span><text:span text:style-name="T148">Validació i firma d'annexos XML</text:span><text:bookmark-end text:name="__RefHeading___Toc79566_2839546416111211111121"/></text:h>
            </text:list-header>
          </text:list>
        </text:list-item>
      </text:list>
      <text:p text:style-name="P387">Data: <text:span text:style-name="T354">24</text:span><text:span text:style-name="T300">/</text:span><text:span text:style-name="T343">0</text:span><text:span text:style-name="T354">4</text:span>/202<text:span text:style-name="T343">4</text:span><text:span text:style-name="T251"> </text:span><text:span text:style-name="T348">1</text:span><text:span text:style-name="T354">3</text:span><text:span text:style-name="T251">:</text:span><text:span text:style-name="T354">3</text:span><text:span text:style-name="T251">0h</text:span></text:p>
      <text:p text:style-name="P387"/>
      <text:p text:style-name="P193">Resum: </text:p>
      <text:p text:style-name="P709">Versió de correcció de DISTRIBUCIO per no enviar a validar annexos XML sense node de firmes i guardar correctament els XML's firmats com a definitius amb CAdES detached per a que els backoffices puguin processar-los correctament.</text:p>
      <text:p text:style-name="P676"/>
      <text:p text:style-name="P613">Millores incloses:</text:p>
      <text:list xml:id="list3989328954" text:style-name="L147">
        <text:list-item>
          <text:p text:style-name="P1111"><text:a xlink:type="simple" xlink:href="https://github.com/GovernIB/distribucio/issues/667" text:style-name="Internet_20_link" text:visited-style-name="Visited_20_Internet_20_Link">#667</text:a><text:span text:style-name="T354"> </text:span>Evitar validar documents annexos XML<text:span text:style-name="T354">.</text:span></text:p>
        </text:list-item>
        <text:list-item>
          <text:p text:style-name="P1111"><text:a xlink:type="simple" xlink:href="https://github.com/GovernIB/distribucio/issues/668" text:style-name="Internet_20_link" text:visited-style-name="Visited_20_Internet_20_Link">#668</text:a><text:span text:style-name="T354"> </text:span>Revisar com es guarden els documents annexos de tipus XML per a que quedin com a definitius<text:span text:style-name="T354">.</text:span></text:p>
        </text:list-item>
        <text:list-item>
          <text:p text:style-name="P1111"><text:a xlink:type="simple" xlink:href="https://github.com/GovernIB/distribucio/issues/670" text:style-name="Internet_20_link" text:visited-style-name="Visited_20_Internet_20_Link">#670</text:a><text:span text:style-name="T354"> </text:span>Tornar a validar signatures en cada reintent de guardar a l'Arxiu si l'annex no té firmes vàlides <text:span text:style-name="T354">.</text:span></text:p>
        </text:list-item>
      </text:list>
      <text:p text:style-name="P567"/>
      <text:p text:style-name="P567">Errors resolts:</text:p>
      <text:list xml:id="list206226065" text:style-name="L148">
        <text:list-item>
          <text:p text:style-name="P1083">Cap</text:p>
        </text:list-item>
      </text:list>
      <text:p text:style-name="P330"/>
      <text:p text:style-name="P146">Base de dades:<text:span text:style-name="T5"> </text:span></text:p>
      <text:list xml:id="list4108640677" text:style-name="L149">
        <text:list-item>
          <text:p text:style-name="P1117">Sense canvis</text:p>
        </text:list-item>
      </text:list>
      <text:p text:style-name="P80"><text:span text:style-name="T6">Propietats globals</text:span>:</text:p>
      <text:p text:style-name="P708">Cap</text:p>
      <text:list xml:id="list143047278265276" text:continue-list="list143045747112363" text:style-name="Outline">
        <text:list-item>
          <text:list>
            <text:list-header>
              <text:h text:style-name="P777" text:outline-level="2" text:is-list-header="true"/>
              <text:h text:style-name="P778" text:outline-level="2" text:is-list-header="true"><text:bookmark-start text:name="__RefHeading___Toc130348_3874307552"/><text:span text:style-name="T353">V</text:span><text:span text:style-name="T161">ersió </text:span><text:span text:style-name="T147">1.0.1</text:span><text:span text:style-name="T129"> </text:span><text:span text:style-name="T147">Migració a Jboss 7.2 <text:s/>i Java 11</text:span><text:bookmark-end text:name="__RefHeading___Toc130348_3874307552"/></text:h>
            </text:list-header>
          </text:list>
        </text:list-item>
      </text:list>
      <text:p text:style-name="P388">Data: <text:span text:style-name="T362">28</text:span><text:span text:style-name="T300">/</text:span><text:span text:style-name="T360">1</text:span><text:span text:style-name="T361">1</text:span>/202<text:span text:style-name="T343">4</text:span><text:span text:style-name="T251"> </text:span><text:span text:style-name="T362">09</text:span><text:span text:style-name="T251">:</text:span><text:span text:style-name="T355">0</text:span><text:span text:style-name="T251">0h</text:span></text:p>
      <text:p text:style-name="P386"/>
      <text:p text:style-name="P192">Resum: </text:p>
      <text:p text:style-name="P707">Versió evolutiva per migrar DISTRIBUCIO a JBoss 7.2 i Java 11.</text:p>
      <text:p text:style-name="P675"/>
      <text:p text:style-name="P612">Millores incloses:</text:p>
      <text:list xml:id="list143046320840439" text:continue-list="list143045645657928" text:style-name="L77">
        <text:list-item>
          <text:p text:style-name="P1101"><text:a xlink:type="simple" xlink:href="https://github.com/GovernIB/distribucio/issues/172" text:style-name="Internet_20_link" text:visited-style-name="Visited_20_Internet_20_Link">#172</text:a><text:span text:style-name="T349"> </text:span>Actualitzar la versió Java i el servidor d'aplicacions </text:p>
        </text:list-item>
        <text:list-item>
          <text:p text:style-name="P1101"><text:a xlink:type="simple" xlink:href="https://github.com/GovernIB/distribucio/issues/607" text:style-name="Internet_20_link" text:visited-style-name="Visited_20_Internet_20_Link">#607</text:a><text:span text:style-name="T349"> </text:span>Permetre definir propietats per definir les URLs dels backoffices </text:p>
        </text:list-item>
        <text:list-item>
          <text:p text:style-name="P1102"><text:a xlink:type="simple" xlink:href="https://github.com/GovernIB/distribucio/issues/583" text:style-name="Internet_20_link" text:visited-style-name="Visited_20_Internet_20_Link">#583</text:a><text:span text:style-name="T352"> </text:span>Revisar el manual d'integració</text:p>
        </text:list-item>
      </text:list>
      <text:p text:style-name="P566"/>
      <text:p text:style-name="P566">Errors resolts:</text:p>
      <text:list xml:id="list2861408021" text:style-name="L150">
        <text:list-item>
          <text:p text:style-name="P1088"><text:a xlink:type="simple" xlink:href="https://github.com/GovernIB/distribucio/issues/704" text:style-name="Internet_20_link" text:visited-style-name="Visited_20_Internet_20_Link">#704</text:a><text:span text:style-name="T356"> </text:span>Error al pitjar en l'enllaç "Descarregar justificant i annexos" d'un correu reenviat<text:span text:style-name="T356">.</text:span></text:p>
        </text:list-item>
        <text:list-item>
          <text:p text:style-name="P1089"><text:a xlink:type="simple" xlink:href="https://github.com/GovernIB/distribucio/issues/675" text:style-name="Internet_20_link" text:visited-style-name="Visited_20_Internet_20_Link">#675</text:a><text:span text:style-name="T357"> </text:span>Revisar plugins de validació de firma i firma en servidor </text:p>
        </text:list-item>
      </text:list>
      <text:p text:style-name="P329"/>
      <text:p text:style-name="P145">Base de dades:<text:span text:style-name="T5"> </text:span></text:p>
      <text:list xml:id="list358052645" text:style-name="L151">
        <text:list-item>
          <text:p text:style-name="P847">distribucio_update_<text:span text:style-name="T350">1</text:span>.<text:span text:style-name="T350">0</text:span>.<text:span text:style-name="T350">1</text:span>.sql<text:span text:style-name="T230"> (Oracle)</text:span></text:p>
          <text:list>
            <text:list-item>
              <text:p text:style-name="P1114"><text:span text:style-name="T350">Modificació de les taules de permisos pels canvis de packages</text:span>.</text:p>
            </text:list-item>
            <text:list-item>
              <text:p text:style-name="P1056"><text:span text:style-name="T350">Noves propietats pel plugin d'usuari Keycloak</text:span>.</text:p>
            </text:list-item>
            <text:list-item>
              <text:p text:style-name="P1121">Actualització de la propietat per usar el plugin d'usuaris de Keycloak.</text:p>
            </text:list-item>
            <text:list-item>
              <text:p text:style-name="P1122">Actualització de la propietat per usar el plugin d'usuaris de <text:span text:style-name="T358">LDAP CAIB</text:span>.</text:p>
            </text:list-item>
          </text:list>
        </text:list-item>
      </text:list>
      <text:p text:style-name="P710"/>
      <text:p text:style-name="P689"/>
      <table:table table:name="Table33" table:style-name="Table33">
        <table:table-column table:style-name="Table33.A"/>
        <table:table-row table:style-name="TableLine818936752">
          <table:table-cell table:style-name="Table33.A1" office:value-type="string">
            <text:p text:style-name="P428">-- Distribucio 1.0.1</text:p>
            <text:p text:style-name="P649"/>
            <text:p text:style-name="P412">-- #172 Actualitzar la versió Java i el servidor d'aplicacions </text:p>
            <text:p text:style-name="P649"/>
            <text:p text:style-name="P412">-- Modificar les classes en els permisos</text:p>
            <text:p text:style-name="P454"><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54"><text:span text:style-name="T65">UPDATE</text:span><text:span text:style-name="T34"> DIS_ACL_CLASS </text:span><text:span text:style-name="T65">SET</text:span><text:span text:style-name="T34"> CLASS_ID_TYPE=</text:span><text:span text:style-name="T174">'java.lang.Long'</text:span><text:span text:style-name="T34">;</text:span></text:p>
            <text:p text:style-name="P454"><text:span text:style-name="T65">ALTER</text:span><text:span text:style-name="T34"> </text:span><text:span text:style-name="T65">TABLE</text:span><text:span text:style-name="T34"> DIS_ACL_CLASS MODIFY CLASS_ID_TYPE </text:span><text:span text:style-name="T65">NOT</text:span><text:span text:style-name="T34"> </text:span><text:span text:style-name="T156">NULL</text:span><text:span text:style-name="T34">;</text:span></text:p>
            <text:p text:style-name="P454"><text:span text:style-name="T65">UPDATE</text:span><text:span text:style-name="T34"> dis_acl_class </text:span><text:span text:style-name="T65">SET</text:span><text:span text:style-name="T34"> class = </text:span><text:span text:style-name="T174">'es.caib.distribucio.persist.entity.BustiaEntity'</text:span><text:span text:style-name="T34"> </text:span><text:span text:style-name="T65">WHERE</text:span><text:span text:style-name="T34"> class = </text:span><text:span text:style-name="T174">'es.caib.distribucio.core.entity.BustiaEntity'</text:span><text:span text:style-name="T34">;</text:span></text:p>
            <text:p text:style-name="P454"><text:span text:style-name="T65">UPDATE</text:span><text:span text:style-name="T34"> dis_acl_class </text:span><text:span text:style-name="T65">SET</text:span><text:span text:style-name="T34"> class = </text:span><text:span text:style-name="T174">'es.caib.distribucio.persist.entity.EntitatEntity'</text:span><text:span text:style-name="T34"> </text:span><text:span text:style-name="T65">WHERE</text:span><text:span text:style-name="T34"> class = </text:span><text:span text:style-name="T174">'es.caib.distribucio.core.entity.EntitatEntity'</text:span><text:span text:style-name="T34">;</text:span></text:p>
            <text:p text:style-name="P649"/>
            <text:p text:style-name="P412">-- Canvia el plugin de dades d'usuari</text:p>
            <text:p text:style-name="P454"><text:span text:style-name="T65">UPDATE</text:span><text:span text:style-name="T34"> DIS_CONFIG </text:span><text:span text:style-name="T65">SET</text:span><text:span text:style-name="T34"> </text:span><text:span text:style-name="T65">VALUE</text:span><text:span text:style-name="T34"> = </text:span><text:span text:style-name="T174">'es.caib.distribucio.plugin.caib.usuari.DadesUsuariPluginKeycloak'</text:span><text:span text:style-name="T34"> </text:span></text:p>
            <text:p text:style-name="P454"><text:span text:style-name="T65">WHERE</text:span><text:span text:style-name="T34"> </text:span><text:span text:style-name="T65">KEY</text:span><text:span text:style-name="T34"> </text:span><text:span text:style-name="T65">LIKE</text:span><text:span text:style-name="T34"> </text:span><text:span text:style-name="T174">'es.caib.distribucio.plugin.dades.usuari.class'</text:span><text:span text:style-name="T34">;</text:span></text:p>
            <text:p text:style-name="P649"/>
            <text:p text:style-name="P412">-- Afegir noves propietats configurables pel plugin d'usuaris</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keycloak.serverurl'</text:span><text:span text:style-name="T34">, </text:span><text:span text:style-name="T156">NULL</text:span><text:span text:style-name="T34">, </text:span><text:span text:style-name="T174">'Url del servidor de keycloak'</text:span><text:span text:style-name="T34">, </text:span><text:span text:style-name="T174">'USUARIS'</text:span><text:span text:style-name="T34">, </text:span><text:span text:style-name="T174">'6'</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4">'es.caib.distribucio.plugin.dades.usuari.pluginsib.userinformation.keycloak.realm'</text:span><text:span text:style-name="T34">, </text:span><text:span text:style-name="T156">NULL</text:span><text:span text:style-name="T34">, </text:span><text:span text:style-name="T174">'Realm del keycloak'</text:span><text:span text:style-name="T34">, </text:span><text:span text:style-name="T174">'USUARIS'</text:span><text:span text:style-name="T34">, </text:span><text:span text:style-name="T174">'7'</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keycloak.client_id'</text:span><text:span text:style-name="T34">, </text:span><text:span text:style-name="T156">NULL</text:span><text:span text:style-name="T34">, </text:span><text:span text:style-name="T174">'Client ID del keycloak'</text:span><text:span text:style-name="T34">, </text:span><text:span text:style-name="T174">'USUARIS'</text:span><text:span text:style-name="T34">, </text:span><text:span text:style-name="T174">'8'</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keycloak.client_id_for_user_autentication'</text:span><text:span text:style-name="T34">, </text:span><text:span text:style-name="T156">NULL</text:span><text:span text:style-name="T34">, </text:span><text:span text:style-name="T174">'Client ID per autenticació del keycloak'</text:span><text:span text:style-name="T34">, </text:span><text:span text:style-name="T174">'USUARIS'</text:span><text:span text:style-name="T34">, </text:span><text:span text:style-name="T174">'9'</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keycloak.password_secret'</text:span><text:span text:style-name="T34">, </text:span><text:span text:style-name="T156">NULL</text:span><text:span text:style-name="T34">, </text:span><text:span text:style-name="T174">'Secret del client de keycloak'</text:span><text:span text:style-name="T34">, </text:span><text:span text:style-name="T174">'USUARIS'</text:span><text:span text:style-name="T34">, </text:span><text:span text:style-name="T174">'10'</text:span><text:span text:style-name="T34">, </text:span><text:span text:style-name="T174">'1'</text:span><text:span text:style-name="T34">, </text:span><text:span text:style-name="T174">'CREDENTIALS'</text:span><text:span text:style-name="T34">, </text:span><text:span text:style-name="T156">null</text:span><text:span text:style-name="T34">, </text:span><text:span text:style-name="T156">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keycloak.mapping.administrationID'</text:span><text:span text:style-name="T34">, </text:span><text:span text:style-name="T174">'</text:span><text:span text:style-name="T175">nif</text:span><text:span text:style-name="T174">'</text:span><text:span text:style-name="T34">, </text:span><text:span text:style-name="T174">'Mapeig del administrationID de keycloak'</text:span><text:span text:style-name="T34">, </text:span><text:span text:style-name="T174">'USUARIS'</text:span><text:span text:style-name="T34">, </text:span><text:span text:style-name="T174">'11'</text:span><text:span text:style-name="T34">, </text:span><text:span text:style-name="T174">'0'</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keycloak.debug'</text:span><text:span text:style-name="T34">, </text:span><text:span text:style-name="T174">'false'</text:span><text:span text:style-name="T34">, </text:span><text:span text:style-name="T174">'Activar el debug del plugin de keycloak'</text:span><text:span text:style-name="T34">, </text:span><text:span text:style-name="T174">'USUARIS'</text:span><text:span text:style-name="T34">, </text:span><text:span text:style-name="T174">'12'</text:span><text:span text:style-name="T34">, </text:span><text:span text:style-name="T174">'0'</text:span><text:span text:style-name="T34">, </text:span><text:span text:style-name="T174">'BOOL'</text:span><text:span text:style-name="T34">, </text:span><text:span text:style-name="T156">null</text:span><text:span text:style-name="T34">, </text:span><text:span text:style-name="T156">null</text:span><text:span text:style-name="T34">);</text:span></text:p>
            <text:p text:style-name="P218"/>
            <text:p text:style-name="P218"/>
            <text:p text:style-name="P428">-- 2024.09.11 Distribucio_1.0.1.pre12</text:p>
            <text:p text:style-name="P649"/>
            <text:p text:style-name="P412">-- Actualitza el plugin d'arxiu a la versió 3.0.0-SNAPSHOT</text:p>
            <text:p text:style-name="P454"><text:span text:style-name="T65">UPDATE</text:span><text:span text:style-name="T34"> DIS_CONFIG </text:span><text:span text:style-name="T65">SET</text:span><text:span text:style-name="T34"> </text:span><text:span text:style-name="T65">VALUE</text:span><text:span text:style-name="T34"> = </text:span><text:span text:style-name="T174">'es.caib.pluginsib.arxiu.caib.ArxiuPluginCaib'</text:span><text:span text:style-name="T34"> </text:span></text:p>
            <text:p text:style-name="P454"><text:span text:style-name="T65">WHERE</text:span><text:span text:style-name="T34"> </text:span><text:span text:style-name="T65">KEY</text:span><text:span text:style-name="T34"> </text:span><text:span text:style-name="T65">LIKE</text:span><text:span text:style-name="T34"> </text:span><text:span text:style-name="T174">'es.caib.distribucio.plugin.arxiu.class'</text:span><text:span text:style-name="T34">;</text:span></text:p>
            <text:p text:style-name="P649"/>
            <text:p text:style-name="P412">-- Actualita el plugin de validació de firmes a la versió 3.0.0-SNAPSHOT</text:p>
            <text:p text:style-name="P454"><text:span text:style-name="T65">UPDATE</text:span><text:span text:style-name="T34"> DIS_CONFIG </text:span><text:span text:style-name="T65">SET</text:span><text:span text:style-name="T34"> </text:span><text:span text:style-name="T65">VALUE</text:span><text:span text:style-name="T34"> = </text:span><text:span text:style-name="T174">'org.fundaciobit.pluginsib.validatesignature.afirmacxf.AfirmaCxfValidateSignaturePlugin'</text:span><text:span text:style-name="T34"> </text:span></text:p>
            <text:p text:style-name="P454"><text:span text:style-name="T65">WHERE</text:span><text:span text:style-name="T34"> </text:span><text:span text:style-name="T65">KEY</text:span><text:span text:style-name="T34"> </text:span><text:span text:style-name="T65">LIKE</text:span><text:span text:style-name="T34"> </text:span><text:span text:style-name="T174">'es.caib.distribucio.plugin.validatesignature.class'</text:span><text:span text:style-name="T34">;</text:span></text:p>
            <text:p text:style-name="P649"/>
            <text:p text:style-name="P649"/>
            <text:p text:style-name="P649"/>
            <text:p text:style-name="P412">-- Canvi de claus en les propietats</text:p>
            <text:p text:style-name="P454"><text:span text:style-name="T65">UPDATE</text:span><text:span text:style-name="T34"> DIS_CONFIG</text:span></text:p>
            <text:p text:style-name="P454"><text:span text:style-name="T65">SET</text:span><text:span text:style-name="T34"> </text:span><text:span text:style-name="T65">KEY</text:span><text:span text:style-name="T34"> = </text:span><text:span text:style-name="T211">REPLACE</text:span><text:span text:style-name="T34">(</text:span><text:span text:style-name="T65">KEY</text:span><text:span text:style-name="T34">, </text:span><text:span text:style-name="T174">'.plugin.arxiu.caib'</text:span><text:span text:style-name="T34">,</text:span><text:span text:style-name="T174">'.pluginsib.arxiu.caib'</text:span><text:span text:style-name="T34">)</text:span></text:p>
            <text:p text:style-name="P454"><text:span text:style-name="T65">WHERE</text:span><text:span text:style-name="T34"> </text:span></text:p>
            <text:p text:style-name="P454"><text:span text:style-name="T34"><text:tab/></text:span><text:span text:style-name="T65">KEY</text:span><text:span text:style-name="T34"> </text:span><text:span text:style-name="T65">like</text:span><text:span text:style-name="T34"> </text:span><text:span text:style-name="T174">'%.plugin.arxiu.caib%'</text:span><text:span text:style-name="T34">;</text:span></text:p>
            <text:p text:style-name="P218"><text:tab/></text:p>
            <text:p text:style-name="P454"><text:span text:style-name="T65">UPDATE</text:span><text:span text:style-name="T34"> DIS_CONFIG</text:span></text:p>
            <text:p text:style-name="P454"><text:span text:style-name="T65">SET</text:span><text:span text:style-name="T34"> </text:span><text:span text:style-name="T65">KEY</text:span><text:span text:style-name="T34"> = </text:span><text:span text:style-name="T211">REPLACE</text:span><text:span text:style-name="T34">(</text:span><text:span text:style-name="T65">KEY</text:span><text:span text:style-name="T34">, </text:span><text:span text:style-name="T174">'.plugins.validatesignature'</text:span><text:span text:style-name="T34">,</text:span><text:span text:style-name="T174">'.pluginsib.validatesignature'</text:span><text:span text:style-name="T34">)</text:span></text:p>
            <text:p text:style-name="P454"><text:soft-page-break/><text:span text:style-name="T65">WHERE</text:span><text:span text:style-name="T34"> </text:span></text:p>
            <text:p text:style-name="P454"><text:span text:style-name="T34"><text:tab/></text:span><text:span text:style-name="T65">KEY</text:span><text:span text:style-name="T34"> </text:span><text:span text:style-name="T65">like</text:span><text:span text:style-name="T34"> </text:span><text:span text:style-name="T174">'%.plugins.validatesignature%'</text:span><text:span text:style-name="T34">;</text:span></text:p>
            <text:p text:style-name="P649"/>
            <text:p text:style-name="P218"><text:tab/></text:p>
            <text:p text:style-name="P412">-- Propietats pel plugin d'usuaris de LDAP per poder-les visualitzar</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host_url'</text:span><text:span text:style-name="T34">, </text:span><text:span text:style-name="T156">NULL</text:span><text:span text:style-name="T34">, </text:span><text:span text:style-name="T174">'URL del servidor LDAP CAIB'</text:span><text:span text:style-name="T34">, </text:span><text:span text:style-name="T174">'USUARIS'</text:span><text:span text:style-name="T34">, </text:span><text:span text:style-name="T174">'13'</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security_principal'</text:span><text:span text:style-name="T34">, </text:span><text:span text:style-name="T156">NULL</text:span><text:span text:style-name="T34">, </text:span><text:span text:style-name="T174">'Security principal pel servidor LDAP CAIB'</text:span><text:span text:style-name="T34">, </text:span><text:span text:style-name="T174">'USUARIS'</text:span><text:span text:style-name="T34">, </text:span><text:span text:style-name="T174">'14'</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security_authentication'</text:span><text:span text:style-name="T34">, </text:span><text:span text:style-name="T156">NULL</text:span><text:span text:style-name="T34">, </text:span><text:span text:style-name="T174">'Security authentication pel servidor LDAP CAIB'</text:span><text:span text:style-name="T34">, </text:span><text:span text:style-name="T174">'USUARIS'</text:span><text:span text:style-name="T34">, </text:span><text:span text:style-name="T174">'15'</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security_credentials'</text:span><text:span text:style-name="T34">, </text:span><text:span text:style-name="T156">NULL</text:span><text:span text:style-name="T34">, </text:span><text:span text:style-name="T174">'Security credentials pel servidor LDAP CAIB'</text:span><text:span text:style-name="T34">, </text:span><text:span text:style-name="T174">'USUARIS'</text:span><text:span text:style-name="T34">, </text:span><text:span text:style-name="T174">'16'</text:span><text:span text:style-name="T34">, </text:span><text:span text:style-name="T174">'1'</text:span><text:span text:style-name="T34">, </text:span><text:span text:style-name="T174">'CREDENTIALS'</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users_context_dn'</text:span><text:span text:style-name="T34">, </text:span><text:span text:style-name="T156">NULL</text:span><text:span text:style-name="T34">, </text:span><text:span text:style-name="T174">'User context DN pel servidor LDAP CAIB'</text:span><text:span text:style-name="T34">, </text:span><text:span text:style-name="T174">'USUARIS'</text:span><text:span text:style-name="T34">, </text:span><text:span text:style-name="T174">'17'</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search_scope'</text:span><text:span text:style-name="T34">, </text:span><text:span text:style-name="T156">NULL</text:span><text:span text:style-name="T34">, </text:span><text:span text:style-name="T174">'Search scope pel servidor LDAP CAIB'</text:span><text:span text:style-name="T34">, </text:span><text:span text:style-name="T174">'USUARIS'</text:span><text:span text:style-name="T34">, </text:span><text:span text:style-name="T174">'18'</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attribute.username'</text:span><text:span text:style-name="T34">, </text:span><text:span text:style-name="T156">NULL</text:span><text:span text:style-name="T34">, </text:span><text:span text:style-name="T174">'Attribute username pel servidor LDAP CAIB'</text:span><text:span text:style-name="T34">, </text:span><text:span text:style-name="T174">'USUARIS'</text:span><text:span text:style-name="T34">, </text:span><text:span text:style-name="T174">'19'</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attribute.mail'</text:span><text:span text:style-name="T34">, </text:span><text:span text:style-name="T156">NULL</text:span><text:span text:style-name="T34">, </text:span><text:span text:style-name="T174">'Attribute mail pel servidor LDAP CAIB'</text:span><text:span text:style-name="T34">, </text:span><text:span text:style-name="T174">'USUARIS'</text:span><text:span text:style-name="T34">, </text:span><text:span text:style-name="T174">'20'</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attribute.adm</text:span><text:soft-page-break/><text:span text:style-name="T174">inistration_id'</text:span><text:span text:style-name="T34">, </text:span><text:span text:style-name="T156">NULL</text:span><text:span text:style-name="T34">, </text:span><text:span text:style-name="T174">'Attribute administration id pel servidor LDAP CAIB'</text:span><text:span text:style-name="T34">, </text:span><text:span text:style-name="T174">'USUARIS'</text:span><text:span text:style-name="T34">, </text:span><text:span text:style-name="T174">'21'</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attribute.name'</text:span><text:span text:style-name="T34">, </text:span><text:span text:style-name="T156">NULL</text:span><text:span text:style-name="T34">, </text:span><text:span text:style-name="T174">'Attribute name pel servidor LDAP CAIB'</text:span><text:span text:style-name="T34">, </text:span><text:span text:style-name="T174">'USUARIS'</text:span><text:span text:style-name="T34">, </text:span><text:span text:style-name="T174">'22'</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attribute.surname'</text:span><text:span text:style-name="T34">, </text:span><text:span text:style-name="T156">NULL</text:span><text:span text:style-name="T34">, </text:span><text:span text:style-name="T174">'Attribute surname pel servidor LDAP CAIB'</text:span><text:span text:style-name="T34">, </text:span><text:span text:style-name="T174">'USUARIS'</text:span><text:span text:style-name="T34">, </text:span><text:span text:style-name="T174">'23'</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attribute.surname1'</text:span><text:span text:style-name="T34">, </text:span><text:span text:style-name="T156">NULL</text:span><text:span text:style-name="T34">, </text:span><text:span text:style-name="T174">'Attribute surname 1 pel servidor LDAP CAIB'</text:span><text:span text:style-name="T34">, </text:span><text:span text:style-name="T174">'USUARIS'</text:span><text:span text:style-name="T34">, </text:span><text:span text:style-name="T174">'24'</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attribute.surname2'</text:span><text:span text:style-name="T34">, </text:span><text:span text:style-name="T156">NULL</text:span><text:span text:style-name="T34">, </text:span><text:span text:style-name="T174">'Attribute surname 2 pel servidor LDAP CAIB'</text:span><text:span text:style-name="T34">, </text:span><text:span text:style-name="T174">'USUARIS'</text:span><text:span text:style-name="T34">, </text:span><text:span text:style-name="T174">'25'</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attribute.telephone'</text:span><text:span text:style-name="T34">, </text:span><text:span text:style-name="T156">NULL</text:span><text:span text:style-name="T34">, </text:span><text:span text:style-name="T174">'Attribute telephone pel servidor LDAP CAIB'</text:span><text:span text:style-name="T34">, </text:span><text:span text:style-name="T174">'USUARIS'</text:span><text:span text:style-name="T34">, </text:span><text:span text:style-name="T174">'26'</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attribute.department'</text:span><text:span text:style-name="T34">, </text:span><text:span text:style-name="T156">NULL</text:span><text:span text:style-name="T34">, </text:span><text:span text:style-name="T174">'Attribute department pel servidor LDAP CAIB'</text:span><text:span text:style-name="T34">, </text:span><text:span text:style-name="T174">'USUARIS'</text:span><text:span text:style-name="T34">, </text:span><text:span text:style-name="T174">'27'</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attribute.memberof'</text:span><text:span text:style-name="T34">, </text:span><text:span text:style-name="T156">NULL</text:span><text:span text:style-name="T34">, </text:span><text:span text:style-name="T174">'Attribute member of pel servidor LDAP CAIB'</text:span><text:span text:style-name="T34">, </text:span><text:span text:style-name="T174">'USUARIS'</text:span><text:span text:style-name="T34">, </text:span><text:span text:style-name="T174">'28'</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prefix_role_match_memberof'</text:span><text:span text:style-name="T34">, </text:span><text:span text:style-name="T156">NULL</text:span><text:span text:style-name="T34">, </text:span><text:span text:style-name="T174">'Attribute prefix role match member of pel servidor LDAP CAIB'</text:span><text:span text:style-name="T34">, </text:span><text:span text:style-name="T174">'USUARIS'</text:span><text:span text:style-name="T34">, </text:span><text:span text:style-name="T174">'29'</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plugin.dades.usuari.pluginsib.userinformation.ldap.suffix_role_match_memberof'</text:span><text:span text:style-name="T34">, </text:span><text:span text:style-name="T156">NULL</text:span><text:span text:style-name="T34">, </text:span><text:span text:style-name="T174">'Attribute suffix role match member of pel servidor LDAP CAIB'</text:span><text:span text:style-name="T34">, </text:span><text:span text:style-name="T174">'USUARIS'</text:span><text:span text:style-name="T34">, </text:span><text:span text:style-name="T174">'30'</text:span><text:span text:style-name="T34">, </text:span><text:span text:style-name="T174">'1'</text:span><text:span text:style-name="T34">, </text:span><text:span text:style-name="T174">'TEXT'</text:span><text:span text:style-name="T34">, </text:span><text:span text:style-name="T156">null</text:span><text:span text:style-name="T34">, </text:span><text:span text:style-name="T156">null</text:span><text:span text:style-name="T34">);</text:span></text:p>
            <text:p text:style-name="P649"><text:soft-page-break/></text:p>
            <text:p text:style-name="P412">---- ROLLBACK</text:p>
            <text:p text:style-name="P412">--UPDATE DIS_CONFIG SET VALUE = 'es.caib.plugin.arxiu.caib.ArxiuPluginCaib' </text:p>
            <text:p text:style-name="P412">--WHERE KEY LIKE 'es.caib.distribucio.plugin.arxiu.class';</text:p>
            <text:p text:style-name="P412">--UPDATE DIS_CONFIG</text:p>
            <text:p text:style-name="P412">--SET KEY = REPLACE(KEY, '.pluginsib.arxiu.caib','.plugin.arxiu.caib')</text:p>
            <text:p text:style-name="P412">--WHERE </text:p>
            <text:p text:style-name="P412">--<text:tab/>KEY like '%.pluginsib.arxiu.caib%';</text:p>
            <text:p text:style-name="P412">--</text:p>
            <text:p text:style-name="P412">--UPDATE DIS_CONFIG</text:p>
            <text:p text:style-name="P412">--SET KEY = REPLACE(KEY, '.pluginsib.validatesignature','.plugins.validatesignature')</text:p>
            <text:p text:style-name="P412">--WHERE </text:p>
            <text:p text:style-name="P412">--<text:tab/>KEY like '%.pluginsib.validatesignature%';</text:p>
            <text:p text:style-name="P230"/>
            <text:p text:style-name="P428"/>
          </table:table-cell>
        </table:table-row>
      </table:table>
      <text:p text:style-name="P641"/>
      <text:p text:style-name="P145"/>
      <text:p text:style-name="P79"><text:span text:style-name="T6">Propietats globals</text:span>:</text:p>
      <text:list xml:id="list1595352355" text:style-name="L152">
        <text:list-item>
          <text:p text:style-name="P1128">distribucio_update_1.0.1.properties: </text:p>
          <text:list>
            <text:list-item>
              <text:p text:style-name="P1135">Nom dels clients de Keycloak per aplicació API REST per indicar de quin client agafar els rols.</text:p>
            </text:list-item>
            <text:list-item>
              <text:p text:style-name="P1135">Canvi de plugin d'usuaris i noves propietats per configurar-lo.</text:p>
              <text:list>
                <text:list-item>
                  <text:p text:style-name="P1132"><text:span text:style-name="T351">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55">##############################</text:p>
            <text:p text:style-name="P257"># PROPIETATS MODIFICADES</text:p>
            <text:p text:style-name="P257">##############################</text:p>
            <text:p text:style-name="P649"/>
            <text:p text:style-name="P257"># ###</text:p>
            <text:p text:style-name="P454"><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7"># ###</text:p>
            <text:p text:style-name="P454"><text:span text:style-name="T34">es.caib.distribucio.plugin.dades.usuari.class=</text:span><text:span text:style-name="T40">es.caib.distribucio.plugin.caib.usuari.DadesUsuariPluginKeycloak</text:span></text:p>
            <text:p text:style-name="P254"/>
            <text:p text:style-name="P255">## <text:span text:style-name="T359">Distribucio</text:span>_1.0.1.pre12</text:p>
            <text:p text:style-name="P257"/>
            <text:p text:style-name="P257"># ###</text:p>
            <text:p text:style-name="P454"><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7"># ###</text:p>
            <text:p text:style-name="P454"><text:span text:style-name="T34">es.caib.distribucio.plugin.dades.usuari.class=</text:span><text:span text:style-name="T40">es.caib.distribucio.plugin.caib.usuari.DadesUsuariPluginLdapCaib</text:span></text:p>
            <text:p text:style-name="P254"/>
          </table:table-cell>
        </table:table-row>
      </table:table>
      <text:list xml:id="list143047712012693" text:continue-numbering="true" text:style-name="L152">
        <text:list-item>
          <text:list>
            <text:list-item>
              <text:list>
                <text:list-header>
                  <text:p text:style-name="P1132"/>
                </text:list-header>
                <text:list-item>
                  <text:p text:style-name="P1132">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55">#################################</text:p>
            <text:p text:style-name="P263"># PROPIETATS AFEGIDES</text:p>
            <text:p text:style-name="P263"># #################################</text:p>
            <text:p text:style-name="P654"/>
            <text:p text:style-name="P263"># ###</text:p>
            <text:p text:style-name="P263"><text:soft-page-break/># Nom dels clients per l'autenticació en les API's REST.</text:p>
            <text:p text:style-name="P263"># ###</text:p>
            <text:p text:style-name="P263"># Propietat per indicar per una aplicació quin és el resourceAcces del client per agafar els rols. Només per API's REST</text:p>
            <text:p text:style-name="P579"><text:span text:style-name="T34">es.caib.distribucio.security.resourceAcces.api-interna=</text:span><text:span text:style-name="T40">goib-ws</text:span></text:p>
            <text:p text:style-name="P579"><text:span text:style-name="T34">es.caib.distribucio.security.resourceAcces.api-externa=</text:span><text:span text:style-name="T40">goib-ws</text:span></text:p>
            <text:p text:style-name="P654"/>
            <text:p text:style-name="P654"/>
            <text:p text:style-name="P263"># ###</text:p>
            <text:p text:style-name="P263"># Plugin de dades d'usuaris</text:p>
            <text:p text:style-name="P263"># ###</text:p>
            <text:p text:style-name="P579"><text:span text:style-name="T34">es.caib.distribucio.plugin.dades.usuari.pluginsib.userinformation.keycloak.serverurl=</text:span><text:span text:style-name="T40">https://logindes.caib.es</text:span></text:p>
            <text:p text:style-name="P579"><text:span text:style-name="T34">es.caib.distribucio.plugin.dades.usuari.pluginsib.userinformation.keycloak.realm=</text:span><text:span text:style-name="T40">GOIB</text:span></text:p>
            <text:p text:style-name="P579"><text:span text:style-name="T34">es.caib.distribucio.plugin.dades.usuari.pluginsib.userinformation.keycloak.client_id=</text:span><text:span text:style-name="T40">goib-ws</text:span></text:p>
            <text:p text:style-name="P579"><text:span text:style-name="T34">es.caib.distribucio.plugin.dades.usuari.pluginsib.userinformation.keycloak.client_id_for_user_autentication=</text:span><text:span text:style-name="T40">goib-ws</text:span></text:p>
            <text:p text:style-name="P579"><text:span text:style-name="T34">es.caib.distribucio.plugin.dades.usuari.pluginsib.userinformation.keycloak.password_secret=</text:span><text:span text:style-name="T40">****</text:span></text:p>
            <text:p text:style-name="P579"><text:span text:style-name="T34">es.caib.distribucio.plugin.dades.usuari.pluginsib.userinformation.keycloak.mapping.administrationID=</text:span><text:span text:style-name="T40">nif</text:span></text:p>
            <text:p text:style-name="P211"><text:span text:style-name="T47">es.caib.distribucio.plugin.dades.usuari.pluginsib.userinformation.keycloak.debug=</text:span><text:span text:style-name="T40">false</text:span></text:p>
            <text:p text:style-name="P630"/>
            <text:p text:style-name="P212"><text:span text:style-name="T51">## </text:span><text:span text:style-name="T54">Distribucio</text:span><text:span text:style-name="T51">_1.0.1.pre12</text:span></text:p>
            <text:p text:style-name="P649"/>
            <text:p text:style-name="P257"># #################################</text:p>
            <text:p text:style-name="P257"># PROPIETATS MODIFICADES</text:p>
            <text:p text:style-name="P257"># #################################</text:p>
            <text:p text:style-name="P649"/>
            <text:p text:style-name="P257"># ###</text:p>
            <text:p text:style-name="P454"><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7"># ###</text:p>
            <text:p text:style-name="P454"><text:span text:style-name="T34">es.caib.distribucio.plugin.dades.usuari.class=</text:span><text:span text:style-name="T40">es.caib.distribucio.plugin.caib.usuari.DadesUsuariPluginLdapCaib</text:span></text:p>
            <text:p text:style-name="P649"/>
            <text:p text:style-name="P649"/>
            <text:p text:style-name="P257"># #################################</text:p>
            <text:p text:style-name="P257"># PROPIETATS AFEGIDES </text:p>
            <text:p text:style-name="P257"># #################################</text:p>
            <text:p text:style-name="P649"/>
            <text:p text:style-name="P257"># ###</text:p>
            <text:p text:style-name="P454"><text:span text:style-name="T51"># </text:span><text:span text:style-name="T54">Plugin</text:span><text:span text:style-name="T51"> d'Arxiu</text:span></text:p>
            <text:p text:style-name="P257"># ###</text:p>
            <text:p text:style-name="P454"><text:span text:style-name="T34">es.caib.distribucio.pluginsib.arxiu.caib.base.url=</text:span><text:span text:style-name="T40">https://esbse.caib.es:4430/esb</text:span></text:p>
            <text:p text:style-name="P454"><text:span text:style-name="T34">es.caib.distribucio.pluginsib.arxiu.caib.usuari=</text:span><text:span text:style-name="T46">distribucio</text:span></text:p>
            <text:p text:style-name="P454"><text:span text:style-name="T34">es.caib.distribucio.pluginsib.arxiu.caib.contrasenya=</text:span><text:span text:style-name="T40">****</text:span></text:p>
            <text:p text:style-name="P454"><text:span text:style-name="T34">es.caib.distribucio.pluginsib.arxiu.csv.base.url=</text:span><text:span text:style-name="T40">https://dev.caib.es/signatura/sigpub/</text:span></text:p>
            <text:p text:style-name="P454"><text:span text:style-name="T34">es.caib.distribucio.pluginsib.arxiu.caib.conversio.imprimible.url=</text:span><text:span text:style-name="T40">https://dev.caib.es/concsvapi/interna/printable/uuid</text:span></text:p>
            <text:p text:style-name="P454"><text:span text:style-name="T34">es.caib.distribucio.pluginsib.arxiu.caib.conversio.imprimible.usuari=</text:span><text:span text:style-name="T40">$distribucio_concsv</text:span></text:p>
            <text:p text:style-name="P454"><text:span text:style-name="T34">es.caib.distribucio.pluginsib.arxiu.caib.conversio.imprimible.contrasenya=</text:span><text:span text:style-name="T40">****</text:span></text:p>
            <text:p text:style-name="P649"/>
            <text:p text:style-name="P649"/>
            <text:p text:style-name="P257"># ###</text:p>
            <text:p text:style-name="P454"><text:soft-page-break/><text:span text:style-name="T51"># </text:span><text:span text:style-name="T54">Plugin</text:span><text:span text:style-name="T51"> d'usuaris per LDAP</text:span></text:p>
            <text:p text:style-name="P257"># ###</text:p>
            <text:p text:style-name="P649"/>
            <text:p text:style-name="P257"># LDAP CAIB</text:p>
            <text:p text:style-name="P454"><text:span text:style-name="T34">es.caib.distribucio.plugin.dades.usuari.pluginsib.userinformation.ldap.host_url=</text:span><text:span text:style-name="T46">ldap</text:span><text:span text:style-name="T40">\://sdesauthlin1.caib.es\:389</text:span></text:p>
            <text:p text:style-name="P454"><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54"><text:span text:style-name="T34">es.caib.distribucio.plugin.dades.usuari.pluginsib.userinformation.ldap.security_authentication=</text:span><text:span text:style-name="T40">simple</text:span></text:p>
            <text:p text:style-name="P454"><text:span text:style-name="T34">es.caib.distribucio.plugin.dades.usuari.pluginsib.userinformation.ldap.security_credentials=</text:span><text:span text:style-name="T46">fib</text:span><text:span text:style-name="T40">$2803</text:span></text:p>
            <text:p text:style-name="P454"><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54"><text:span text:style-name="T34">es.caib.distribucio.plugin.dades.usuari.pluginsib.userinformation.ldap.search_scope=</text:span><text:span text:style-name="T40">subtree</text:span></text:p>
            <text:p text:style-name="P454"><text:span text:style-name="T34">es.caib.distribucio.plugin.dades.usuari.pluginsib.userinformation.ldap.attribute.username=</text:span><text:span text:style-name="T46">cn</text:span></text:p>
            <text:p text:style-name="P454"><text:span text:style-name="T34">es.caib.distribucio.plugin.dades.usuari.pluginsib.userinformation.ldap.attribute.mail=</text:span><text:span text:style-name="T40">mail</text:span></text:p>
            <text:p text:style-name="P454"><text:span text:style-name="T34">es.caib.distribucio.plugin.dades.usuari.pluginsib.userinformation.ldap.attribute.administration_id=</text:span><text:span text:style-name="T46">nif</text:span></text:p>
            <text:p text:style-name="P454"><text:span text:style-name="T34">es.caib.distribucio.plugin.dades.usuari.pluginsib.userinformation.ldap.attribute.name=</text:span><text:span text:style-name="T40">givenName</text:span></text:p>
            <text:p text:style-name="P454"><text:span text:style-name="T34">es.caib.distribucio.plugin.dades.usuari.pluginsib.userinformation.ldap.attribute.surname=</text:span><text:span text:style-name="T46">sn</text:span></text:p>
            <text:p text:style-name="P454"><text:span text:style-name="T34">es.caib.distribucio.plugin.dades.usuari.pluginsib.userinformation.ldap.attribute.surname1=</text:span><text:span text:style-name="T40">sn1</text:span></text:p>
            <text:p text:style-name="P454"><text:span text:style-name="T34">es.caib.distribucio.plugin.dades.usuari.pluginsib.userinformation.ldap.attribute.surname2=</text:span><text:span text:style-name="T40">sn2</text:span></text:p>
            <text:p text:style-name="P218">es.caib.distribucio.plugin.dades.usuari.pluginsib.userinformation.ldap.attribute.telephone=</text:p>
            <text:p text:style-name="P454"><text:span text:style-name="T34">es.caib.distribucio.plugin.dades.usuari.pluginsib.userinformation.ldap.attribute.department=</text:span><text:span text:style-name="T40">departmentNumber</text:span></text:p>
            <text:p text:style-name="P454"><text:span text:style-name="T34">es.caib.distribucio.plugin.dades.usuari.pluginsib.userinformation.ldap.attribute.memberof=</text:span><text:span text:style-name="T40">memberOf</text:span></text:p>
            <text:p text:style-name="P454"><text:span text:style-name="T34">es.caib.distribucio.plugin.dades.usuari.pluginsib.userinformation.ldap.prefix_role_match_memberof=</text:span><text:span text:style-name="T46">cn</text:span><text:span text:style-name="T40">=</text:span></text:p>
            <text:p text:style-name="P454"><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30"/>
          </table:table-cell>
        </table:table-row>
      </table:table>
      <text:p text:style-name="P659"/>
      <text:p text:style-name="P659"/>
      <text:p text:style-name="P488"/>
      <text:list xml:id="list143045702579147" text:continue-list="list143047278265276" text:style-name="Outline">
        <text:list-item>
          <text:list>
            <text:list-header>
              <text:h text:style-name="P779" text:outline-level="2" text:is-list-header="true"><text:bookmark-start text:name="__RefHeading___Toc130348_38743075521"/><text:span text:style-name="T353">V</text:span><text:span text:style-name="T161">ersió </text:span><text:span text:style-name="T147">1.0.</text:span><text:span text:style-name="T149">3</text:span><text:span text:style-name="T129"> </text:span><text:span text:style-name="T149">Correccions + Millores</text:span><text:bookmark-end text:name="__RefHeading___Toc130348_38743075521"/></text:h>
            </text:list-header>
          </text:list>
        </text:list-item>
      </text:list>
      <text:p text:style-name="P389">Data: <text:span text:style-name="T368">03</text:span><text:span text:style-name="T300">/</text:span><text:span text:style-name="T363">0</text:span><text:span text:style-name="T367">4</text:span>/202<text:span text:style-name="T363">5</text:span><text:span text:style-name="T251"> </text:span><text:span text:style-name="T367">1</text:span><text:span text:style-name="T368">2</text:span><text:span text:style-name="T251">:</text:span><text:span text:style-name="T355">0</text:span><text:span text:style-name="T251">0h</text:span></text:p>
      <text:p text:style-name="P389"/>
      <text:p text:style-name="P194">Resum: </text:p>
      <text:p text:style-name="P713">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5"> Sincronització i classificació per serveis, llistat i processament d'annexos, accions massives sobre regles, llistat d'anotacions còpies relacionades.</text:span></text:p>
      <text:p text:style-name="P677"/>
      <text:p text:style-name="P614">Millores incloses:</text:p>
      <text:list xml:id="list143046030015377" text:continue-list="list143046320840439" text:style-name="L77">
        <text:list-item>
          <text:p text:style-name="P1103"><text:a xlink:type="simple" xlink:href="https://github.com/GovernIB/distribucio/issues/702" text:style-name="Internet_20_link" text:visited-style-name="Visited_20_Internet_20_Link">#702</text:a><text:span text:style-name="T366"> </text:span>Canviar a la versió 3.0.0 del plugin de validació de firmes i adaptar les propietats configurables </text:p>
        </text:list-item>
        <text:list-item>
          <text:p text:style-name="P1103"><text:a xlink:type="simple" xlink:href="https://github.com/GovernIB/distribucio/issues/682" text:style-name="Internet_20_link" text:visited-style-name="Visited_20_Internet_20_Link">#682</text:a><text:span text:style-name="T366"> </text:span>Mostrar el motiu de rebuig a l'històric i al llistat d'anotacions<text:span text:style-name="T365"> (APB)</text:span> </text:p>
        </text:list-item>
        <text:list-item>
          <text:p text:style-name="P1103"><text:s/><text:a xlink:type="simple" xlink:href="https://github.com/GovernIB/distribucio/issues/707" text:style-name="Internet_20_link" text:visited-style-name="Visited_20_Internet_20_Link">#707</text:a><text:span text:style-name="T366"> </text:span>Marcar com a rebudes pel backoffice les anotaciones que es consultin des del servei de consulta d'anotacions</text:p>
        </text:list-item>
        <text:list-item>
          <text:p text:style-name="P1104"><text:a xlink:type="simple" xlink:href="https://github.com/GovernIB/distribucio/issues/720" text:style-name="Internet_20_link" text:visited-style-name="Visited_20_Internet_20_Link">#720</text:a><text:span text:style-name="T366"> </text:span>Modificar la sincronització de procediments i servis amb Rolsac </text:p>
        </text:list-item>
        <text:list-item>
          <text:p text:style-name="P1104"><text:a xlink:type="simple" xlink:href="https://github.com/GovernIB/distribucio/issues/627" text:style-name="Internet_20_link" text:visited-style-name="Visited_20_Internet_20_Link">#627</text:a><text:span text:style-name="T366"> </text:span>Afegir icone d'unitat obsoleta al llistat de regles </text:p>
        </text:list-item>
        <text:list-item>
          <text:p text:style-name="P1104"><text:a xlink:type="simple" xlink:href="https://github.com/GovernIB/distribucio/issues/643" text:style-name="Internet_20_link" text:visited-style-name="Visited_20_Internet_20_Link">#643</text:a><text:span text:style-name="T366"> </text:span>Afegir número de registre en la descripció del monitor </text:p>
        </text:list-item>
        <text:list-item>
          <text:p text:style-name="P1104"><text:a xlink:type="simple" xlink:href="https://github.com/GovernIB/distribucio/issues/697" text:style-name="Internet_20_link" text:visited-style-name="Visited_20_Internet_20_Link">#697</text:a><text:span text:style-name="T366"> </text:span>Afegir una secció de consulta d'annexos al perfil administrador </text:p>
        </text:list-item>
        <text:list-item>
          <text:p text:style-name="P1104"><text:a xlink:type="simple" xlink:href="https://github.com/GovernIB/distribucio/issues/685" text:style-name="Internet_20_link" text:visited-style-name="Visited_20_Internet_20_Link">#685</text:a><text:span text:style-name="T366"> </text:span>Afegir un plugin de consulta de serveis </text:p>
        </text:list-item>
        <text:list-item>
          <text:p text:style-name="P1104"><text:a xlink:type="simple" xlink:href="https://github.com/GovernIB/distribucio/issues/693" text:style-name="Internet_20_link" text:visited-style-name="Visited_20_Internet_20_Link">#693</text:a><text:span text:style-name="T366"> </text:span>Gestió de regles: afegir accions massives sobre regles </text:p>
        </text:list-item>
        <text:list-item>
          <text:p text:style-name="P1104"><text:a xlink:type="simple" xlink:href="https://github.com/GovernIB/distribucio/issues/719" text:style-name="Internet_20_link" text:visited-style-name="Visited_20_Internet_20_Link">#686</text:a><text:span text:style-name="T366"> </text:span>Permetre classif<text:span text:style-name="T365">i</text:span>car una anotació dins d'un servei </text:p>
        </text:list-item>
        <text:list-item>
          <text:p text:style-name="P1104"><text:a xlink:type="simple" xlink:href="https://github.com/GovernIB/distribucio/issues/650" text:style-name="Internet_20_link" text:visited-style-name="Visited_20_Internet_20_Link">#650</text:a><text:span text:style-name="T366"> </text:span>Afegir filtre per unitat administrativa a nivell d'usuari </text:p>
        </text:list-item>
        <text:list-item>
          <text:p text:style-name="P1104"><text:a xlink:type="simple" xlink:href="https://github.com/GovernIB/distribucio/issues/654" text:style-name="Internet_20_link" text:visited-style-name="Visited_20_Internet_20_Link">#654</text:a><text:span text:style-name="T366"> </text:span>Afegir propietat per no guardar els annexos a filesystem <text:span text:style-name="T365">(APB) </text:span></text:p>
        </text:list-item>
        <text:list-item>
          <text:p text:style-name="P1104"><text:a xlink:type="simple" xlink:href="https://github.com/GovernIB/distribucio/issues/666" text:style-name="Internet_20_link" text:visited-style-name="Visited_20_Internet_20_Link">#666</text:a><text:span text:style-name="T366"> </text:span>Recuperar la informació d'un assentament registral per número i data de registre<text:span text:style-name="T365"> (APB)</text:span> <text:span text:style-name="T365"><text:s/></text:span></text:p>
        </text:list-item>
        <text:list-item>
          <text:p text:style-name="P1104"><text:a xlink:type="simple" xlink:href="https://github.com/GovernIB/distribucio/issues/706" text:style-name="Internet_20_link" text:visited-style-name="Visited_20_Internet_20_Link">#706</text:a><text:span text:style-name="T366"> </text:span>Mostrar el llistat de les diferents còpies d'una anotació en el detall de l'anotació </text:p>
        </text:list-item>
        <text:list-item>
          <text:p text:style-name="P1104"><text:a xlink:type="simple" xlink:href="https://github.com/GovernIB/distribucio/issues/714" text:style-name="Internet_20_link" text:visited-style-name="Visited_20_Internet_20_Link">#714</text:a><text:span text:style-name="T366"> </text:span>Afegir una barra de progrés en la sincronització de procediments per evitar l'error de timeout en la petició </text:p>
        </text:list-item>
      </text:list>
      <text:p text:style-name="P568"/>
      <text:p text:style-name="P568">Errors resolts:</text:p>
      <text:list xml:id="list3179689811" text:style-name="L153">
        <text:list-item>
          <text:p text:style-name="P1090"><text:a xlink:type="simple" xlink:href="https://github.com/GovernIB/distribucio/issues/676" text:style-name="Internet_20_link" text:visited-style-name="Visited_20_Internet_20_Link">#676</text:a><text:span text:style-name="T366"> </text:span>Error de validació: Un document que no te el format PDF (xsig) no pot tenir una firma de tipus PADES </text:p>
        </text:list-item>
        <text:list-item>
          <text:p text:style-name="P1090"><text:a xlink:type="simple" xlink:href="https://github.com/GovernIB/distribucio/issues/680" text:style-name="Internet_20_link" text:visited-style-name="Visited_20_Internet_20_Link">#680</text:a><text:span text:style-name="T366"> </text:span>De REGWEB a Distribució els .odt i .ods es corrompen <text:s/></text:p>
        </text:list-item>
        <text:list-item>
          <text:p text:style-name="P1090"><text:a xlink:type="simple" xlink:href="https://github.com/GovernIB/distribucio/issues/684" text:style-name="Internet_20_link" text:visited-style-name="Visited_20_Internet_20_Link">#684</text:a><text:span text:style-name="T366"> </text:span>Error validant documents signats tipus XADES </text:p>
        </text:list-item>
        <text:list-item>
          <text:p text:style-name="P1090"><text:a xlink:type="simple" xlink:href="https://github.com/GovernIB/distribucio/issues/688" text:style-name="Internet_20_link" text:visited-style-name="Visited_20_Internet_20_Link">#688</text:a><text:span text:style-name="T366"> </text:span>El codi d'entitat que apareix en el monitor d'integracions no és correcte </text:p>
        </text:list-item>
        <text:list-item>
          <text:p text:style-name="P1090"><text:a xlink:type="simple" xlink:href="https://github.com/GovernIB/distribucio/issues/636" text:style-name="Internet_20_link" text:visited-style-name="Visited_20_Internet_20_Link">#636</text:a><text:span text:style-name="T366"> </text:span>Amb el rol d'usuari no apareixen tots els moviments dels reenviaments amb còpia a altres bústies </text:p>
        </text:list-item>
        <text:list-item>
          <text:p text:style-name="P1090"><text:a xlink:type="simple" xlink:href="https://github.com/GovernIB/distribucio/issues/665" text:style-name="Internet_20_link" text:visited-style-name="Visited_20_Internet_20_Link">#665</text:a><text:span text:style-name="T366"> </text:span>No reenviar al backoffice quan es reenviï una anotació amb còpia a una altra bústia </text:p>
        </text:list-item>
        <text:list-item>
          <text:p text:style-name="P1090"><text:a xlink:type="simple" xlink:href="https://github.com/GovernIB/distribucio/issues/719" text:style-name="Internet_20_link" text:visited-style-name="Visited_20_Internet_20_Link">#646</text:a><text:span text:style-name="T366"> </text:span>Error al borrar backoffice y reglas </text:p>
        </text:list-item>
        <text:list-item>
          <text:p text:style-name="P1090"><text:a xlink:type="simple" xlink:href="https://github.com/GovernIB/distribucio/issues/640" text:style-name="Internet_20_link" text:visited-style-name="Visited_20_Internet_20_Link">#640</text:a><text:span text:style-name="T366"> </text:span>Revisar vista de moviments quan l'usuari no té accés sobre una bústia </text:p>
        </text:list-item>
        <text:list-item>
          <text:p text:style-name="P1090"><text:a xlink:type="simple" xlink:href="https://github.com/GovernIB/distribucio/issues/641" text:style-name="Internet_20_link" text:visited-style-name="Visited_20_Internet_20_Link">#641</text:a><text:span text:style-name="T366"> </text:span>Error a la vista de moviments d'anotacions filtrant per interessat </text:p>
        </text:list-item>
        <text:list-item>
          <text:p text:style-name="P1090"><text:a xlink:type="simple" xlink:href="https://github.com/GovernIB/distribucio/issues/642" text:style-name="Internet_20_link" text:visited-style-name="Visited_20_Internet_20_Link">#642</text:a><text:span text:style-name="T366"> </text:span>Error modificant la configuració per una entitat amb codi amb guió baix <text:s/></text:p>
        </text:list-item>
        <text:list-item>
          <text:p text:style-name="P1090"><text:a xlink:type="simple" xlink:href="https://github.com/GovernIB/distribucio/issues/622" text:style-name="Internet_20_link" text:visited-style-name="Visited_20_Internet_20_Link">#622</text:a><text:span text:style-name="T366"> </text:span>Quan es marqui una anotació, no canviar el CSS del menú d'accions </text:p>
        </text:list-item>
        <text:list-item>
          <text:p text:style-name="P1090"><text:a xlink:type="simple" xlink:href="https://github.com/GovernIB/distribucio/issues/628" text:style-name="Internet_20_link" text:visited-style-name="Visited_20_Internet_20_Link">#628</text:a><text:span text:style-name="T366"> </text:span>Error mostrant en el monitor d'integracions el detall d'un error amb contingut HTML </text:p>
        </text:list-item>
        <text:list-item>
          <text:p text:style-name="P1090"><text:soft-page-break/><text:a xlink:type="simple" xlink:href="https://github.com/GovernIB/distribucio/issues/678" text:style-name="Internet_20_link" text:visited-style-name="Visited_20_Internet_20_Link">#678</text:a><text:span text:style-name="T366"> </text:span>Falten els llinatges de l'usuari en la columna descripció dels permisos d'una bústia </text:p>
        </text:list-item>
        <text:list-item>
          <text:p text:style-name="P1090"><text:a xlink:type="simple" xlink:href="https://github.com/GovernIB/distribucio/issues/677" text:style-name="Internet_20_link" text:visited-style-name="Visited_20_Internet_20_Link">#677</text:a><text:span text:style-name="T366"> </text:span>Revisar la condició per comprovar si existeix una regla </text:p>
        </text:list-item>
        <text:list-item>
          <text:p text:style-name="P1090"><text:a xlink:type="simple" xlink:href="https://github.com/GovernIB/distribucio/issues/635" text:style-name="Internet_20_link" text:visited-style-name="Visited_20_Internet_20_Link">#635</text:a><text:span text:style-name="T366"> </text:span>Al reenviar una anotació amb còpia a múltiples bústies afegeix el mateix missatge genèric a les 3 indicant la 1ra bústia clicada </text:p>
        </text:list-item>
        <text:list-item>
          <text:p text:style-name="P1090"><text:a xlink:type="simple" xlink:href="https://github.com/GovernIB/distribucio/issues/630" text:style-name="Internet_20_link" text:visited-style-name="Visited_20_Internet_20_Link">#630</text:a><text:span text:style-name="T366"> </text:span>Si els permisos d'una bústia estan mal definits apareix un error al accedir-hi </text:p>
        </text:list-item>
        <text:list-item>
          <text:p text:style-name="P1090"><text:a xlink:type="simple" xlink:href="https://github.com/GovernIB/distribucio/issues/681" text:style-name="Internet_20_link" text:visited-style-name="Visited_20_Internet_20_Link">#681</text:a><text:span text:style-name="T366"> </text:span>Error en els scripts i executant amb la BBDD de Postgresql </text:p>
        </text:list-item>
        <text:list-item>
          <text:p text:style-name="P1090"><text:a xlink:type="simple" xlink:href="https://github.com/GovernIB/distribucio/issues/705" text:style-name="Internet_20_link" text:visited-style-name="Visited_20_Internet_20_Link">#705</text:a><text:span text:style-name="T366"> </text:span>No s'estan capturant ni mostrant les darreres excepcions no controlades </text:p>
        </text:list-item>
        <text:list-item>
          <text:p text:style-name="P1090"><text:a xlink:type="simple" xlink:href="https://github.com/GovernIB/distribucio/issues/716" text:style-name="Internet_20_link" text:visited-style-name="Visited_20_Internet_20_Link">#716</text:a><text:span text:style-name="T366"> </text:span>No funciona el filtre "Procediment" en el cercador d'anotacions </text:p>
        </text:list-item>
        <text:list-item>
          <text:p text:style-name="P1090"><text:a xlink:type="simple" xlink:href="https://github.com/GovernIB/distribucio/issues/718" text:style-name="Internet_20_link" text:visited-style-name="Visited_20_Internet_20_Link">#718</text:a><text:span text:style-name="T366"> </text:span>No canviar de processada a pendent les anotacions reenviades<text:span text:style-name="T366"> (APB)</text:span> </text:p>
        </text:list-item>
        <text:list-item>
          <text:p text:style-name="P1091"><text:a xlink:type="simple" xlink:href="https://github.com/GovernIB/distribucio/issues/719" text:style-name="Internet_20_link" text:visited-style-name="Visited_20_Internet_20_Link">#719</text:a><text:span text:style-name="T366"> </text:span>Augmentar la longitud del camp comentaris<text:span text:style-name="T366"> (APB)</text:span> </text:p>
        </text:list-item>
      </text:list>
      <text:p text:style-name="P331"/>
      <text:p text:style-name="P147">Base de dades:<text:span text:style-name="T5"> </text:span></text:p>
      <text:list xml:id="list1040993892" text:style-name="L154">
        <text:list-item>
          <text:p text:style-name="P848">distribucio_update_<text:span text:style-name="T350">1</text:span>.<text:span text:style-name="T350">0</text:span>.<text:span text:style-name="T363">3</text:span>.sql<text:span text:style-name="T230"> (Oracle)</text:span></text:p>
          <text:list>
            <text:list-item>
              <text:p text:style-name="P1115">Afegir un plugin de consulta de serveis.</text:p>
            </text:list-item>
            <text:list-item>
              <text:p text:style-name="P1123">Permetre classificar dins d'un servei<text:span text:style-name="T364">.</text:span></text:p>
            </text:list-item>
            <text:list-item>
              <text:p text:style-name="P1123">Augmentar la longitud del camp comentaris<text:span text:style-name="T364">.</text:span></text:p>
            </text:list-item>
          </text:list>
        </text:list-item>
      </text:list>
      <text:p text:style-name="P711"/>
      <text:p text:style-name="P690"/>
      <table:table table:name="Table36" table:style-name="Table36">
        <table:table-column table:style-name="Table36.A"/>
        <table:table-row table:style-name="TableLine818939632">
          <table:table-cell table:style-name="Table36.A1" office:value-type="string">
            <text:p text:style-name="P429">-- Distribucio 1.0.3</text:p>
            <text:p text:style-name="P649"/>
            <text:p text:style-name="P412">-- Afegir un plugin de consulta de serveis #685</text:p>
            <text:p text:style-name="P649"/>
            <text:p text:style-name="P454"><text:span text:style-name="T65">CREATE</text:span><text:span text:style-name="T34"> </text:span><text:span text:style-name="T65">TABLE</text:span><text:span text:style-name="T34"> DIS_SERVEI (<text:tab/></text:span></text:p>
            <text:p text:style-name="P454"><text:span text:style-name="T34"><text:tab/>ID <text:tab/><text:tab/>NUMBER(19,0) </text:span><text:span text:style-name="T65">NOT</text:span><text:span text:style-name="T34"> </text:span><text:span text:style-name="T156">NULL</text:span><text:span text:style-name="T34"> , </text:span></text:p>
            <text:p text:style-name="P454"><text:span text:style-name="T34"><text:tab/>CODI <text:tab/>VARCHAR2(64 </text:span><text:span text:style-name="T65">CHAR</text:span><text:span text:style-name="T34">) </text:span><text:span text:style-name="T65">NOT</text:span><text:span text:style-name="T34"> </text:span><text:span text:style-name="T156">NULL</text:span><text:span text:style-name="T34"> , </text:span></text:p>
            <text:p text:style-name="P454"><text:span text:style-name="T34"><text:tab/>NOM VARCHAR2(256 </text:span><text:span text:style-name="T65">CHAR</text:span><text:span text:style-name="T34">), </text:span></text:p>
            <text:p text:style-name="P454"><text:span text:style-name="T34"><text:tab/>CODISIA VARCHAR2(64 </text:span><text:span text:style-name="T65">CHAR</text:span><text:span text:style-name="T34">), </text:span></text:p>
            <text:p text:style-name="P454"><text:span text:style-name="T34"><text:tab/>ID_UNITAT_ORGANITZATIVA NUMBER(19,0) </text:span><text:span text:style-name="T65">NOT</text:span><text:span text:style-name="T34"> </text:span><text:span text:style-name="T156">NULL</text:span><text:span text:style-name="T34"> , </text:span></text:p>
            <text:p text:style-name="P454"><text:span text:style-name="T34"><text:tab/>ENTITAT NUMBER(19,0) </text:span><text:span text:style-name="T65">NOT</text:span><text:span text:style-name="T34"> </text:span><text:span text:style-name="T156">NULL</text:span><text:span text:style-name="T34"> , </text:span></text:p>
            <text:p text:style-name="P454"><text:span text:style-name="T34"><text:tab/>ESTAT VARCHAR2(20 </text:span><text:span text:style-name="T65">CHAR</text:span><text:span text:style-name="T34">) </text:span><text:span text:style-name="T65">DEFAULT</text:span><text:span text:style-name="T34"> </text:span><text:span text:style-name="T174">'VIGENT'</text:span><text:span text:style-name="T34"> </text:span><text:span text:style-name="T65">NOT</text:span><text:span text:style-name="T34"> </text:span><text:span text:style-name="T156">NULL</text:span><text:span text:style-name="T34"> , </text:span></text:p>
            <text:p text:style-name="P454"><text:span text:style-name="T34"><text:tab/>CREATEDBY_CODI VARCHAR2(64 </text:span><text:span text:style-name="T65">CHAR</text:span><text:span text:style-name="T34">), </text:span></text:p>
            <text:p text:style-name="P454"><text:span text:style-name="T34"><text:tab/>CREATEDDATE </text:span><text:span text:style-name="T65">TIMESTAMP</text:span><text:span text:style-name="T34"> (6), </text:span></text:p>
            <text:p text:style-name="P454"><text:span text:style-name="T34"><text:tab/>LASTMODIFIEDBY_CODI VARCHAR2(64 </text:span><text:span text:style-name="T65">CHAR</text:span><text:span text:style-name="T34">), </text:span></text:p>
            <text:p text:style-name="P454"><text:span text:style-name="T34"><text:tab/>LASTMODIFIEDDATE </text:span><text:span text:style-name="T65">TIMESTAMP</text:span><text:span text:style-name="T34"> (6)</text:span></text:p>
            <text:p text:style-name="P218"><text:s/>);</text:p>
            <text:p text:style-name="P649"/>
            <text:p text:style-name="P454"><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54"><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49"/>
            <text:p text:style-name="P412">-- dis_procediment foreign keys</text:p>
            <text:p text:style-name="P649"/>
            <text:p text:style-name="P454"><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54"><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49"/>
            <text:p text:style-name="P412">-- Propietats configurables pels seveis</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4">'SERVEIS'</text:span><text:span text:style-name="T34">,</text:span><text:span text:style-name="T156">null</text:span><text:span text:style-name="T34">,</text:span><text:span text:style-name="T174">'23'</text:span><text:span text:style-name="T34">,</text:span><text:span text:style-name="T174">'Plugin de consulta de serveis'</text:span><text:span text:style-name="T34">);</text:span></text:p>
            <text:p text:style-name="P649"/>
            <text:p text:style-name="P454"><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54"><text:span text:style-name="T65">VALUES</text:span><text:span text:style-name="T34">(</text:span><text:span text:style-name="T174">'es.caib.distribucio.plugin.servei.class'</text:span><text:span text:style-name="T34">, </text:span><text:span text:style-name="T174">'es.caib.distribucio.plugin.caib.servei.ServeiPluginRolsac'</text:span><text:span text:style-name="T34">, </text:span><text:span text:style-name="T174">'Classe de plugin de serveis'</text:span><text:span text:style-name="T34">, </text:span><text:span text:style-name="T174">'SERVEIS'</text:span><text:span text:style-name="T34">, 0, </text:span><text:span text:style-name="T174">'TEXT'</text:span><text:span text:style-name="T34">, </text:span><text:span text:style-name="T156">NULL</text:span><text:span text:style-name="T34">, 1, </text:span><text:span text:style-name="T174">'dis_super'</text:span><text:span text:style-name="T34">, </text:span><text:span text:style-name="T156">null</text:span><text:span text:style-name="T34">, 0);</text:span></text:p>
            <text:p text:style-name="P649"/>
            <text:p text:style-name="P454"><text:span text:style-name="T65">INSERT</text:span><text:span text:style-name="T34"> </text:span><text:span text:style-name="T65">INTO</text:span><text:span text:style-name="T34"> dis_config</text:span></text:p>
            <text:p text:style-name="P454"><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54"><text:span text:style-name="T65">VALUES</text:span><text:span text:style-name="T34">(</text:span><text:span text:style-name="T174">'es.caib.distribucio.plugin.servei.rolsac.service.url'</text:span><text:span text:style-name="T34">, </text:span><text:span text:style-name="T156">NULL</text:span><text:span text:style-name="T34">, </text:span><text:span text:style-name="T174">'Url per a accedir serveis'</text:span><text:span text:style-name="T34">, </text:span><text:span text:style-name="T174">'SERVEIS'</text:span><text:span text:style-name="T34">, 1, </text:span><text:span text:style-name="T174">'TEXT'</text:span><text:span text:style-name="T34">, </text:span><text:span text:style-name="T156">NULL</text:span><text:span text:style-name="T34">, 1, </text:span><text:span text:style-name="T156">NULL</text:span><text:span text:style-name="T34">, </text:span><text:span text:style-name="T156">NULL</text:span><text:span text:style-name="T34">, 1);</text:span></text:p>
            <text:p text:style-name="P649"/>
            <text:p text:style-name="P454"><text:span text:style-name="T65">INSERT</text:span><text:span text:style-name="T34"> </text:span><text:span text:style-name="T65">INTO</text:span><text:span text:style-name="T34"> dis_config</text:span></text:p>
            <text:p text:style-name="P454"><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54"><text:span text:style-name="T65">VALUES</text:span><text:span text:style-name="T34">(</text:span><text:span text:style-name="T174">'es.caib.distribucio.plugin.servei.rolsac.service.username'</text:span><text:span text:style-name="T34">, </text:span><text:span text:style-name="T156">NULL</text:span><text:span text:style-name="T34">, </text:span><text:span text:style-name="T174">'Nom de l''usuari per a accedir serveis'</text:span><text:span text:style-name="T34">, </text:span><text:span text:style-name="T174">'SERVEIS'</text:span><text:span text:style-name="T34">, 1, </text:span><text:span text:style-name="T174">'TEXT'</text:span><text:span text:style-name="T34">, </text:span><text:span text:style-name="T156">NULL</text:span><text:span text:style-name="T34">, 1, </text:span><text:span text:style-name="T156">NULL</text:span><text:span text:style-name="T34">, </text:span><text:span text:style-name="T156">NULL</text:span><text:span text:style-name="T34">, 2);</text:span></text:p>
            <text:p text:style-name="P649"/>
            <text:p text:style-name="P454"><text:span text:style-name="T65">INSERT</text:span><text:span text:style-name="T34"> </text:span><text:span text:style-name="T65">INTO</text:span><text:span text:style-name="T34"> dis_config</text:span></text:p>
            <text:p text:style-name="P454"><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54"><text:span text:style-name="T65">VALUES</text:span><text:span text:style-name="T34">(</text:span><text:span text:style-name="T174">'es.caib.distribucio.plugin.servei.rolsac.service.password'</text:span><text:span text:style-name="T34">, </text:span><text:span text:style-name="T156">NULL</text:span><text:span text:style-name="T34">, </text:span><text:span text:style-name="T174">'Password per a accedir serveis'</text:span><text:span text:style-name="T34">, </text:span><text:span text:style-name="T174">'SERVEIS'</text:span><text:span text:style-name="T34">, 1, </text:span><text:span text:style-name="T174">'CREDENTIALS'</text:span><text:span text:style-name="T34">, </text:span><text:span text:style-name="T156">NULL</text:span><text:span text:style-name="T34">, 0, </text:span><text:span text:style-name="T156">NULL</text:span><text:span text:style-name="T34">, </text:span><text:span text:style-name="T156">NULL</text:span><text:span text:style-name="T34">, 3);</text:span></text:p>
            <text:p text:style-name="P649"/>
            <text:p text:style-name="P649"/>
            <text:p text:style-name="P412">-- Permetre classifcar una anotació dins d'un servei #686</text:p>
            <text:p text:style-name="P649"/>
            <text:p text:style-name="P412">-- Oracle</text:p>
            <text:p text:style-name="P454"><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56">NULL</text:span><text:span text:style-name="T34">;</text:span></text:p>
            <text:p text:style-name="P454"><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56">NULL</text:span><text:span text:style-name="T34">;</text:span></text:p>
            <text:p text:style-name="P649"/>
            <text:p text:style-name="P412">--#718 No canviar de processada a pendent les anotacions reenviades</text:p>
            <text:p text:style-name="P412">-- Insereix les propietats:</text:p>
            <text:p text:style-name="P412">-- es.caib.distribucio.anotacions.reenviades.mantenir.estat=</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anotacions.reenviades.mantenir.estat'</text:span><text:span text:style-name="T34">,</text:span><text:span text:style-name="T174">'0'</text:span><text:span text:style-name="T34">,</text:span><text:span text:style-name="T174">'Indica si mantenir l''estat actual de l''anotació a l''hora de reenviar'</text:span><text:span text:style-name="T34">,</text:span><text:span text:style-name="T174">'GENERAL'</text:span><text:span text:style-name="T34">,</text:span><text:span text:style-name="T174">'24'</text:span><text:span text:style-name="T34">,</text:span><text:span text:style-name="T174">'0'</text:span><text:span text:style-name="T34">,</text:span><text:span text:style-name="T174">'BOOL'</text:span><text:span text:style-name="T34">,</text:span><text:span text:style-name="T156">null</text:span><text:span text:style-name="T34">,</text:span><text:span text:style-name="T156">null</text:span><text:span text:style-name="T34">);</text:span></text:p>
            <text:p text:style-name="P649"/>
            <text:p text:style-name="P218"><text:tab/></text:p>
            <text:p text:style-name="P412">--#719 Augmentar la longitud del camp comentaris</text:p>
            <text:p text:style-name="P454"><text:span text:style-name="T65">ALTER</text:span><text:span text:style-name="T34"> </text:span><text:span text:style-name="T65">TABLE</text:span><text:span text:style-name="T34"> DIS_CONT_COMMENT </text:span><text:span text:style-name="T65">ADD</text:span><text:span text:style-name="T34"> TEXT_NEW CLOB;</text:span></text:p>
            <text:p text:style-name="P454"><text:span text:style-name="T65">UPDATE</text:span><text:span text:style-name="T34"> DIS_CONT_COMMENT </text:span><text:span text:style-name="T65">SET</text:span><text:span text:style-name="T34"> TEXT_NEW = TEXT;</text:span></text:p>
            <text:p text:style-name="P454"><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54"><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49"/>
            <text:p text:style-name="P412">-- Modificar la sincronització de procediments i servis amb Rolsac #720</text:p>
            <text:p text:style-name="P649"/>
            <text:p text:style-name="P454"><text:span text:style-name="T65">INSERT</text:span><text:span text:style-name="T34"> </text:span><text:span text:style-name="T65">INTO</text:span><text:span text:style-name="T34"> DIS_CONFIG</text:span></text:p>
            <text:p text:style-name="P454"><text:span text:style-name="T34">(</text:span><text:span text:style-name="T208">"KEY"</text:span><text:span text:style-name="T34">, </text:span><text:span text:style-name="T65">VALUE</text:span><text:span text:style-name="T34">, DESCRIPTION, GROUP_CODE, </text:span><text:span text:style-name="T208">"POSITION"</text:span><text:span text:style-name="T34">, JBOSS_PROPERTY, TYPE_CODE, LASTMODIFIEDBY_CODI, CONFIGURABLE, ENTITAT_CODI, LASTMODIFIEDDATE)</text:span></text:p>
            <text:p text:style-name="P454"><text:span text:style-name="T65">VALUES</text:span><text:span text:style-name="T34">(</text:span><text:span text:style-name="T174">'es.caib.distribucio.plugin.rolsac.service.url'</text:span><text:span text:style-name="T34">, </text:span><text:span text:style-name="T174">'https://dev.caib.es/rolsac/api/rest/v1'</text:span><text:span text:style-name="T34">, </text:span><text:span text:style-name="T174">'Url per a accedir a Rolsac'</text:span><text:span text:style-name="T34">, </text:span><text:span text:style-name="T174">'PROCEDIMENTS'</text:span><text:span text:style-name="T34">, 1, 1, </text:span><text:span text:style-name="T174">'TEXT'</text:span><text:span text:style-name="T34">, </text:span><text:span text:style-name="T156">NULL</text:span><text:span text:style-name="T34">, 1, </text:span><text:span text:style-name="T156">NULL</text:span><text:span text:style-name="T34">, </text:span><text:span text:style-name="T156">NULL</text:span><text:span text:style-name="T34">);</text:span></text:p>
            <text:p text:style-name="P649"/>
            <text:p text:style-name="P454"><text:soft-page-break/><text:span text:style-name="T65">INSERT</text:span><text:span text:style-name="T34"> </text:span><text:span text:style-name="T65">INTO</text:span><text:span text:style-name="T34"> DIS_CONFIG</text:span></text:p>
            <text:p text:style-name="P454"><text:span text:style-name="T34">(</text:span><text:span text:style-name="T208">"KEY"</text:span><text:span text:style-name="T34">, </text:span><text:span text:style-name="T65">VALUE</text:span><text:span text:style-name="T34">, DESCRIPTION, GROUP_CODE, </text:span><text:span text:style-name="T208">"POSITION"</text:span><text:span text:style-name="T34">, JBOSS_PROPERTY, TYPE_CODE, LASTMODIFIEDBY_CODI, CONFIGURABLE, ENTITAT_CODI, LASTMODIFIEDDATE)</text:span></text:p>
            <text:p text:style-name="P454"><text:span text:style-name="T65">VALUES</text:span><text:span text:style-name="T34">(</text:span><text:span text:style-name="T174">'es.caib.distribucio.tasca.monitor.integracio.actualitzar.serveis'</text:span><text:span text:style-name="T34">, </text:span><text:span text:style-name="T174">'0 0 17 * * *'</text:span><text:span text:style-name="T34">, </text:span><text:span text:style-name="T174">'Especificar l''expressió ''cron'' indicant l''interval de temps de les actualitzacions dels serveis en segon pla. Per defecte s''aplicarà el cron corresponent per actualitzar cada divendres a les 15:30h'</text:span><text:span text:style-name="T34">, </text:span><text:span text:style-name="T174">'SCHEDULLED_PROCEDIMENT'</text:span><text:span text:style-name="T34">, 7, 0, </text:span><text:span text:style-name="T174">'TEXT'</text:span><text:span text:style-name="T34">, </text:span><text:span text:style-name="T174">'dis_super'</text:span><text:span text:style-name="T34">, 0, </text:span><text:span text:style-name="T156">NULL</text:span><text:span text:style-name="T34">, </text:span><text:span text:style-name="T65">TIMESTAMP</text:span><text:span text:style-name="T34"> </text:span><text:span text:style-name="T174">'2025-01-09 15:39:49.120000'</text:span><text:span text:style-name="T34">);</text:span></text:p>
            <text:p text:style-name="P649"/>
            <text:p text:style-name="P454"><text:span text:style-name="T65">INSERT</text:span><text:span text:style-name="T34"> </text:span><text:span text:style-name="T65">INTO</text:span><text:span text:style-name="T34"> DIS_CONFIG_GROUP</text:span></text:p>
            <text:p text:style-name="P454"><text:span text:style-name="T34">(CODE, PARENT_CODE, </text:span><text:span text:style-name="T208">"POSITION"</text:span><text:span text:style-name="T34">, DESCRIPTION)</text:span></text:p>
            <text:p text:style-name="P454"><text:span text:style-name="T65">VALUES</text:span><text:span text:style-name="T34">(</text:span><text:span text:style-name="T174">'SCHEDULLED_SERVEI'</text:span><text:span text:style-name="T34">, </text:span><text:span text:style-name="T174">'SCHEDULLED'</text:span><text:span text:style-name="T34">, 23, </text:span><text:span text:style-name="T174">'Tasca periòdica per actualitzar la taula de serveis'</text:span><text:span text:style-name="T34">);</text:span></text:p>
            <text:p text:style-name="P429"/>
          </table:table-cell>
        </table:table-row>
      </table:table>
      <text:p text:style-name="P642"/>
      <text:p text:style-name="P147"/>
      <text:p text:style-name="P81"><text:span text:style-name="T6">Propietats globals</text:span>:</text:p>
      <text:list xml:id="list1654538321" text:style-name="L155">
        <text:list-item>
          <text:p text:style-name="P1129">distribucio_update_1.0.<text:span text:style-name="T365">3</text:span>.properties: </text:p>
          <text:list>
            <text:list-item>
              <text:p text:style-name="P1137">Dades de connexió pel plugin de serveis amb Rolsac.</text:p>
            </text:list-item>
            <text:list-item>
              <text:p text:style-name="P1136"><text:span text:style-name="T365">API REST de Rolsac i tasca periòdica per actualitzar serveis</text:span>.</text:p>
              <text:list>
                <text:list-item>
                  <text:p text:style-name="P1133">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0"># #################################</text:p>
            <text:p text:style-name="P257"># PROPIETATS AFEGIDES</text:p>
            <text:p text:style-name="P257"># #################################</text:p>
            <text:p text:style-name="P649"/>
            <text:p text:style-name="P257">###</text:p>
            <text:p text:style-name="P454"><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57">###</text:p>
            <text:p text:style-name="P454"><text:span text:style-name="T34">es.caib.distribucio.plugin.servei.rolsac.service.url=</text:span><text:span text:style-name="T40">https://dev.caib.es/rolsac/api/rest/v1/servicios</text:span></text:p>
            <text:p text:style-name="P454"><text:span text:style-name="T34">es.caib.distribucio.plugin.servei.rolsac.service.username=</text:span><text:span text:style-name="T40">$distribucio_rolsac</text:span></text:p>
            <text:p text:style-name="P454"><text:span text:style-name="T34">es.caib.distribucio.plugin.servei.rolsac.service.password=</text:span><text:span text:style-name="T40">distribucio_rolsac</text:span></text:p>
            <text:p text:style-name="P649"/>
            <text:p text:style-name="P454"><text:span text:style-name="T34">es.caib.distribucio.plugin.rolsac.service.url=</text:span><text:span text:style-name="T40">https://dev.caib.es/rolsac/api/rest/v1</text:span></text:p>
            <text:p text:style-name="P465"><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31"/>
          </table:table-cell>
        </table:table-row>
      </table:table>
      <text:p text:style-name="P660"/>
      <text:p text:style-name="P660"/>
      <text:p text:style-name="P489"/>
      <text:list xml:id="list143046622307218" text:continue-list="list143045702579147" text:style-name="Outline">
        <text:list-item>
          <text:list>
            <text:list-header>
              <text:h text:style-name="P780" text:outline-level="2" text:is-list-header="true"><text:bookmark-start text:name="__RefHeading___Toc79566_28395464161112111111211"/><text:span text:style-name="T161">Versió </text:span><text:span text:style-name="T369">1</text:span><text:span text:style-name="T161">.</text:span><text:span text:style-name="T369">0</text:span><text:span text:style-name="T161">.</text:span><text:span text:style-name="T150">3.1</text:span><text:span text:style-name="T129"> </text:span><text:span text:style-name="T150">Error reenviant anotació</text:span><text:bookmark-end text:name="__RefHeading___Toc79566_28395464161112111111211"/></text:h>
            </text:list-header>
          </text:list>
        </text:list-item>
      </text:list>
      <text:p text:style-name="P390">Data: <text:span text:style-name="T369">1</text:span><text:span text:style-name="T370">6</text:span><text:span text:style-name="T300">/</text:span><text:span text:style-name="T343">0</text:span><text:span text:style-name="T354">4</text:span>/202<text:span text:style-name="T369">5</text:span><text:span text:style-name="T251"> </text:span><text:span text:style-name="T370">09</text:span><text:span text:style-name="T251">:</text:span><text:span text:style-name="T369">0</text:span><text:span text:style-name="T251">0h</text:span></text:p>
      <text:p text:style-name="P390"/>
      <text:p text:style-name="P195">Resum: </text:p>
      <text:p text:style-name="P715">Correcció urgent per evitar error reenviant anotació.</text:p>
      <text:p text:style-name="P678"/>
      <text:p text:style-name="P615">Millores incloses:</text:p>
      <text:list xml:id="list143045931817686" text:continue-list="list3989328954" text:style-name="L147">
        <text:list-item>
          <text:p text:style-name="P1112"><text:a xlink:type="simple" xlink:href="https://github.com/GovernIB/distribucio/issues/731" text:style-name="Internet_20_link" text:visited-style-name="Visited_20_Internet_20_Link"><text:span text:style-name="T354">#731</text:span></text:a><text:span text:style-name="T354">Eina per canviar el codi d'un usuari.</text:span></text:p>
        </text:list-item>
      </text:list>
      <text:p text:style-name="P569"/>
      <text:p text:style-name="P569">Errors resolts:</text:p>
      <text:list xml:id="list2142772206" text:style-name="L156">
        <text:list-item>
          <text:p text:style-name="P1084"><text:a xlink:type="simple" xlink:href="https://github.com/GovernIB/distribucio/issues/732" text:style-name="Internet_20_link" text:visited-style-name="Visited_20_Internet_20_Link">#732</text:a><text:span text:style-name="T369"> </text:span>Error per NullPointerException reenviar una anotació sense annexos </text:p>
        </text:list-item>
      </text:list>
      <text:p text:style-name="P332"/>
      <text:p text:style-name="P148">Base de dades:<text:span text:style-name="T5"> </text:span></text:p>
      <text:list xml:id="list2052846352" text:style-name="L157">
        <text:list-item>
          <text:p text:style-name="P1118">Sense canvis</text:p>
        </text:list-item>
      </text:list>
      <text:p text:style-name="P83"><text:span text:style-name="T6">Propietats globals</text:span>:</text:p>
      <text:p text:style-name="P490">Cap</text:p>
      <text:p text:style-name="P490"/>
      <text:list xml:id="list143047673368020" text:continue-list="list143046622307218" text:style-name="Outline">
        <text:list-item>
          <text:list>
            <text:list-header>
              <text:h text:style-name="P781" text:outline-level="2" text:is-list-header="true"><text:bookmark-start text:name="__RefHeading___Toc130348_387430755211"/><text:span text:style-name="T353">V</text:span><text:span text:style-name="T161">ersió </text:span><text:span text:style-name="T147">1.0.</text:span><text:span text:style-name="T151">4</text:span><text:span text:style-name="T129"> </text:span><text:span text:style-name="T152">Errors menors, millores en bústies, anotacions i annexos, tasques massives en BD</text:span><text:bookmark-end text:name="__RefHeading___Toc130348_387430755211"/></text:h>
            </text:list-header>
          </text:list>
        </text:list-item>
      </text:list>
      <text:p text:style-name="P391">Data: <text:span text:style-name="T380">22</text:span><text:span text:style-name="T300">/</text:span><text:span text:style-name="T371">07</text:span>/202<text:span text:style-name="T363">5</text:span><text:span text:style-name="T251"> </text:span><text:span text:style-name="T371">1</text:span><text:span text:style-name="T380">5</text:span><text:span text:style-name="T251">:</text:span><text:span text:style-name="T355">0</text:span><text:span text:style-name="T251">0h</text:span></text:p>
      <text:p text:style-name="P391"/>
      <text:p text:style-name="P196">Resum: <text:span text:style-name="T379">Llistat de correccions i millores en els llistats d'anotacions i annexos. Execució massiva persistida.</text:span></text:p>
      <text:p text:style-name="P679"/>
      <text:p text:style-name="P616">Millores incloses:</text:p>
      <text:list xml:id="list143047857366761" text:continue-list="list143046030015377" text:style-name="L77">
        <text:list-item>
          <text:p text:style-name="P1105"><text:a xlink:type="simple" xlink:href="https://github.com/GovernIB/distribucio/issues/658" text:style-name="Internet_20_link" text:visited-style-name="Visited_20_Internet_20_Link">#658</text:a><text:span text:style-name="T372"> </text:span>Revisar el camp filtre "Remitent" en el cercador d'anotacions</text:p>
        </text:list-item>
        <text:list-item>
          <text:p text:style-name="P1105"><text:a xlink:type="simple" xlink:href="https://github.com/GovernIB/distribucio/issues/741" text:style-name="Internet_20_link" text:visited-style-name="Visited_20_Internet_20_Link">#741</text:a><text:span text:style-name="T372"> </text:span>Permetre desactivar una bústia encara que sigui la que està per defecte <text:s/></text:p>
        </text:list-item>
        <text:list-item>
          <text:p text:style-name="P1106"><text:a xlink:type="simple" xlink:href="https://github.com/GovernIB/distribucio/issues/730" text:style-name="Internet_20_link" text:visited-style-name="Visited_20_Internet_20_Link">#730</text:a><text:span text:style-name="T373"> </text:span>Afegir el camp presencial en la resposta de la consulta de l'anotació de registre a l'API REST interna </text:p>
        </text:list-item>
        <text:list-item>
          <text:p text:style-name="P1107"><text:a xlink:type="simple" xlink:href="https://github.com/GovernIB/distribucio/issues/740" text:style-name="Internet_20_link" text:visited-style-name="Visited_20_Internet_20_Link">#740</text:a><text:span text:style-name="T374"> </text:span>Millorar el rendiment del localitzador d'anotacions</text:p>
        </text:list-item>
        <text:list-item>
          <text:p text:style-name="P1107"><text:a xlink:type="simple" xlink:href="https://github.com/GovernIB/distribucio/issues/738" text:style-name="Internet_20_link" text:visited-style-name="Visited_20_Internet_20_Link">#738</text:a><text:span text:style-name="T374"> </text:span>Afegir una nova opció d'administrador per poder consultar l'estat de l'execució de les darreres accions massives </text:p>
        </text:list-item>
        <text:list-item>
          <text:p text:style-name="P1108"><text:a xlink:type="simple" xlink:href="https://github.com/GovernIB/distribucio/issues/746" text:style-name="Internet_20_link" text:visited-style-name="Visited_20_Internet_20_Link">#746</text:a><text:span text:style-name="T375"> </text:span>Afegir columna "Tramitació/Coneixement" a la pestanya Còpies<text:span text:style-name="T375">. Millora activable per propietat </text:span><text:span text:style-name="T169">es.caib.distribucio.contingut.enviar.coneixement</text:span><text:span text:style-name="T21">.</text:span></text:p>
        </text:list-item>
        <text:list-item>
          <text:p text:style-name="P1108"><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08"><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09"><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10"><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70"/>
      <text:p text:style-name="P570">Errors resolts:</text:p>
      <text:list xml:id="list2688010514" text:style-name="L158">
        <text:list-item>
          <text:p text:style-name="P1092"><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093"><text:a xlink:type="simple" xlink:href="https://github.com/GovernIB/distribucio/issues/723" text:style-name="Internet_20_link" text:visited-style-name="Visited_20_Internet_20_Link">#723</text:a><text:span text:style-name="T374"> </text:span>Controlar l'error de les descàrregues públiques de documentació </text:p>
        </text:list-item>
        <text:list-item>
          <text:p text:style-name="P1094"><text:a xlink:type="simple" xlink:href="https://github.com/GovernIB/distribucio/issues/708" text:style-name="Internet_20_link" text:visited-style-name="Visited_20_Internet_20_Link">#708</text:a><text:span text:style-name="T375"> </text:span>A la pantalla de regles, només deixa cambiar la posició de les regles pujant una regla, baixant-la no fa res </text:p>
        </text:list-item>
        <text:list-item>
          <text:p text:style-name="P1094"><text:a xlink:type="simple" xlink:href="https://github.com/GovernIB/distribucio/issues/711" text:style-name="Internet_20_link" text:visited-style-name="Visited_20_Internet_20_Link">#711</text:a><text:span text:style-name="T375"> </text:span>No s'afegeixen tots els annexos al .zip </text:p>
        </text:list-item>
        <text:list-item>
          <text:p text:style-name="P1094"><text:a xlink:type="simple" xlink:href="https://github.com/GovernIB/distribucio/issues/629" text:style-name="Internet_20_link" text:visited-style-name="Visited_20_Internet_20_Link">#629</text:a><text:span text:style-name="T375"> </text:span>Apareixen anotacions duplicades amb diferents estats d'enviament a Backoffice </text:p>
        </text:list-item>
        <text:list-item>
          <text:p text:style-name="P1094"><text:a xlink:type="simple" xlink:href="https://github.com/GovernIB/distribucio/issues/734" text:style-name="Internet_20_link" text:visited-style-name="Visited_20_Internet_20_Link">#734</text:a><text:span text:style-name="T375"> </text:span>Revisar etiqueta del monitor de sistema </text:p>
        </text:list-item>
        <text:list-item>
          <text:p text:style-name="P1095"><text:a xlink:type="simple" xlink:href="https://github.com/GovernIB/distribucio/issues/736" text:style-name="Internet_20_link" text:visited-style-name="Visited_20_Internet_20_Link">#736</text:a><text:span text:style-name="T376"> </text:span>Revisar el procés de custòdia d'annexos en estat esborrany </text:p>
        </text:list-item>
        <text:list-item>
          <text:p text:style-name="P1095"><text:a xlink:type="simple" xlink:href="https://github.com/GovernIB/distribucio/issues/739" text:style-name="Internet_20_link" text:visited-style-name="Visited_20_Internet_20_Link">#739</text:a><text:span text:style-name="T376"> </text:span>No coincideix el nombre d'annexos en el detall d'una anotació amb el que surt al localitzador d'annexos </text:p>
        </text:list-item>
        <text:list-item>
          <text:p text:style-name="P1096"><text:a xlink:type="simple" xlink:href="https://github.com/GovernIB/distribucio/issues/748" text:style-name="Internet_20_link" text:visited-style-name="Visited_20_Internet_20_Link">#748</text:a><text:span text:style-name="T377"> </text:span>Marcar com a processada una anotació fa que es torni a enviar a un backoffice </text:p>
        </text:list-item>
      </text:list>
      <text:p text:style-name="P333"/>
      <text:p text:style-name="P149">Base de dades:<text:span text:style-name="T5"> </text:span></text:p>
      <text:list xml:id="list4037074367" text:style-name="L159">
        <text:list-item>
          <text:p text:style-name="P849">distribucio_update_<text:span text:style-name="T350">1</text:span>.<text:span text:style-name="T350">0</text:span>.<text:span text:style-name="T372">4</text:span>.sql<text:span text:style-name="T230"> (Oracle)</text:span></text:p>
          <text:list>
            <text:list-item>
              <text:p text:style-name="P1124">#738 <text:span text:style-name="T378">Crear taules per les accions massives.</text:span></text:p>
            </text:list-item>
            <text:list-item>
              <text:p text:style-name="P1124">#740<text:span text:style-name="T378"> Afegir índexos per m</text:span>illorar el rendiment del localitzador d'anotacions<text:span text:style-name="T378">.</text:span> </text:p>
            </text:list-item>
          </text:list>
        </text:list-item>
      </text:list>
      <text:p text:style-name="P712"/>
      <text:p text:style-name="P691"/>
      <table:table table:name="Table37" table:style-name="Table37">
        <table:table-column table:style-name="Table37.A"/>
        <table:table-row table:style-name="TableLine818942512">
          <table:table-cell table:style-name="Table37.A1" office:value-type="string">
            <text:p text:style-name="P430">-- Distribucio 1.0.4</text:p>
            <text:p text:style-name="P649"/>
            <text:p text:style-name="P454"><text:span text:style-name="T236">-- #738 Afegir una nova opció d'administrador per poder consultar l'estat de </text:span><text:soft-page-break/><text:span text:style-name="T236">l'execució de les darreres accions massives </text:span></text:p>
            <text:p text:style-name="P649"/>
            <text:p text:style-name="P454"><text:span text:style-name="T65">CREATE</text:span><text:span text:style-name="T34"> </text:span><text:span text:style-name="T65">TABLE</text:span><text:span text:style-name="T34"> DIS_EXECUCIO_MASSIVA (<text:tab/></text:span></text:p>
            <text:p text:style-name="P454"><text:span text:style-name="T34"><text:tab/>ID <text:tab/><text:tab/><text:tab/><text:tab/><text:tab/>NUMBER(19,0) </text:span><text:span text:style-name="T65">NOT</text:span><text:span text:style-name="T34"> </text:span><text:span text:style-name="T156">NULL</text:span><text:span text:style-name="T34"> , </text:span></text:p>
            <text:p text:style-name="P454"><text:span text:style-name="T34"><text:tab/>TIPUS <text:tab/><text:tab/><text:tab/><text:tab/>VARCHAR2(64 </text:span><text:span text:style-name="T65">CHAR</text:span><text:span text:style-name="T34">) </text:span><text:span text:style-name="T65">NOT</text:span><text:span text:style-name="T34"> </text:span><text:span text:style-name="T156">NULL</text:span><text:span text:style-name="T34">, </text:span></text:p>
            <text:p text:style-name="P454"><text:span text:style-name="T34"><text:tab/>ESTAT <text:tab/><text:tab/><text:tab/><text:tab/>VARCHAR2(64 </text:span><text:span text:style-name="T65">CHAR</text:span><text:span text:style-name="T34">) </text:span><text:span text:style-name="T65">NOT</text:span><text:span text:style-name="T34"> </text:span><text:span text:style-name="T156">NULL</text:span><text:span text:style-name="T34">,</text:span></text:p>
            <text:p text:style-name="P454"><text:span text:style-name="T34"><text:tab/>USUARI_CODI<text:tab/><text:tab/><text:tab/>VARCHAR2(64 </text:span><text:span text:style-name="T65">CHAR</text:span><text:span text:style-name="T34">) </text:span><text:span text:style-name="T65">NOT</text:span><text:span text:style-name="T34"> </text:span><text:span text:style-name="T156">NULL</text:span><text:span text:style-name="T34">, </text:span></text:p>
            <text:p text:style-name="P454"><text:span text:style-name="T34"><text:tab/>DATA_CREACIO<text:tab/><text:tab/></text:span><text:span text:style-name="T65">TIMESTAMP</text:span><text:span text:style-name="T34"> </text:span><text:span text:style-name="T65">NOT</text:span><text:span text:style-name="T34"> </text:span><text:span text:style-name="T156">NULL</text:span><text:span text:style-name="T34">, </text:span></text:p>
            <text:p text:style-name="P454"><text:span text:style-name="T34"><text:tab/>DATA_INICI<text:tab/><text:tab/><text:tab/></text:span><text:span text:style-name="T65">TIMESTAMP</text:span><text:span text:style-name="T34">, </text:span></text:p>
            <text:p text:style-name="P454"><text:span text:style-name="T34"><text:tab/>DATA_FINAL<text:tab/><text:tab/><text:tab/></text:span><text:span text:style-name="T65">TIMESTAMP</text:span><text:span text:style-name="T34">, </text:span></text:p>
            <text:p text:style-name="P454"><text:span text:style-name="T34"><text:tab/>ENTITAT_ID <text:tab/><text:tab/><text:tab/>NUMBER(19,0) </text:span><text:span text:style-name="T65">NOT</text:span><text:span text:style-name="T34"> </text:span><text:span text:style-name="T156">NULL</text:span><text:span text:style-name="T34">, </text:span></text:p>
            <text:p text:style-name="P218"><text:tab/>PARAMETRES <text:tab/><text:tab/><text:tab/>VARCHAR2(2046),</text:p>
            <text:p text:style-name="P454"><text:span text:style-name="T34"><text:tab/>CREATEDBY_CODI <text:tab/><text:tab/>VARCHAR2(64 </text:span><text:span text:style-name="T65">CHAR</text:span><text:span text:style-name="T34">), </text:span></text:p>
            <text:p text:style-name="P454"><text:span text:style-name="T34"><text:tab/>CREATEDDATE <text:tab/><text:tab/></text:span><text:span text:style-name="T65">TIMESTAMP</text:span><text:span text:style-name="T34"> (6), </text:span></text:p>
            <text:p text:style-name="P454"><text:span text:style-name="T34"><text:tab/>LASTMODIFIEDBY_CODI VARCHAR2(64 </text:span><text:span text:style-name="T65">CHAR</text:span><text:span text:style-name="T34">), </text:span></text:p>
            <text:p text:style-name="P454"><text:span text:style-name="T34"><text:tab/>LASTMODIFIEDDATE <text:tab/></text:span><text:span text:style-name="T65">TIMESTAMP</text:span><text:span text:style-name="T34"> (6)</text:span></text:p>
            <text:p text:style-name="P218"><text:s/>);</text:p>
            <text:p text:style-name="P649"/>
            <text:p text:style-name="P454"><text:span text:style-name="T65">ALTER</text:span><text:span text:style-name="T34"> </text:span><text:span text:style-name="T65">TABLE</text:span><text:span text:style-name="T34"> DIS_EXECUCIO_MASSIVA </text:span><text:span text:style-name="T65">ADD</text:span><text:span text:style-name="T34"> (</text:span></text:p>
            <text:p text:style-name="P454"><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18"><text:s text:c="2"/></text:p>
            <text:p text:style-name="P412">-- Assigna permisos a la taula</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49"/>
            <text:p text:style-name="P412">-- DIS_EXECUCIO_MASSIVA foreign keys</text:p>
            <text:p text:style-name="P649"/>
            <text:p text:style-name="P454"><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4"><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49"/>
            <text:p text:style-name="P454"><text:span text:style-name="T65">CREATE</text:span><text:span text:style-name="T34"> </text:span><text:span text:style-name="T65">TABLE</text:span><text:span text:style-name="T34"> DIS_EXECUCIO_MASSIVA_CONT (<text:tab/></text:span></text:p>
            <text:p text:style-name="P454"><text:span text:style-name="T34"><text:tab/>ID <text:tab/><text:tab/><text:tab/><text:tab/><text:tab/>NUMBER(19,0) </text:span><text:span text:style-name="T65">NOT</text:span><text:span text:style-name="T34"> </text:span><text:span text:style-name="T156">NULL</text:span><text:span text:style-name="T34">,</text:span></text:p>
            <text:p text:style-name="P454"><text:span text:style-name="T34"><text:tab/>EXECUCIO_MASSIVA_ID<text:tab/>NUMBER(19,0) </text:span><text:span text:style-name="T65">NOT</text:span><text:span text:style-name="T34"> </text:span><text:span text:style-name="T156">NULL</text:span><text:span text:style-name="T34">,</text:span></text:p>
            <text:p text:style-name="P454"><text:span text:style-name="T34"><text:tab/>ELEMENT_ID <text:tab/><text:tab/><text:tab/>NUMBER(19,0) </text:span><text:span text:style-name="T65">NOT</text:span><text:span text:style-name="T34"> </text:span><text:span text:style-name="T156">NULL</text:span><text:span text:style-name="T34">,</text:span></text:p>
            <text:p text:style-name="P454"><text:span text:style-name="T34"><text:tab/>ELEMENT_NOM <text:tab/><text:tab/>VARCHAR2(2046 </text:span><text:span text:style-name="T65">CHAR</text:span><text:span text:style-name="T34">),</text:span></text:p>
            <text:p text:style-name="P454"><text:span text:style-name="T34"><text:tab/>ELEMENT_TIPUS <text:tab/><text:tab/>VARCHAR2(16 </text:span><text:span text:style-name="T65">CHAR</text:span><text:span text:style-name="T34">) </text:span><text:span text:style-name="T65">NOT</text:span><text:span text:style-name="T34"> </text:span><text:span text:style-name="T156">NULL</text:span><text:span text:style-name="T34">,</text:span></text:p>
            <text:p text:style-name="P454"><text:span text:style-name="T34"><text:tab/>ESTAT <text:tab/><text:tab/><text:tab/><text:tab/>VARCHAR2(64 </text:span><text:span text:style-name="T65">CHAR</text:span><text:span text:style-name="T34">) </text:span><text:span text:style-name="T65">NOT</text:span><text:span text:style-name="T34"> </text:span><text:span text:style-name="T156">NULL</text:span><text:span text:style-name="T34">,</text:span></text:p>
            <text:p text:style-name="P454"><text:span text:style-name="T34"><text:tab/>DATA_CREACIO<text:tab/><text:tab/></text:span><text:span text:style-name="T65">TIMESTAMP</text:span><text:span text:style-name="T34"> </text:span><text:span text:style-name="T65">NOT</text:span><text:span text:style-name="T34"> </text:span><text:span text:style-name="T156">NULL</text:span><text:span text:style-name="T34">, </text:span></text:p>
            <text:p text:style-name="P454"><text:span text:style-name="T34"><text:tab/>DATA_INICI<text:tab/><text:tab/><text:tab/></text:span><text:span text:style-name="T65">TIMESTAMP</text:span><text:span text:style-name="T34">, </text:span></text:p>
            <text:p text:style-name="P454"><text:span text:style-name="T34"><text:tab/>DATA_FINAL<text:tab/><text:tab/><text:tab/></text:span><text:span text:style-name="T65">TIMESTAMP</text:span><text:span text:style-name="T34">, </text:span></text:p>
            <text:p text:style-name="P454"><text:span text:style-name="T34"><text:tab/>ERROR<text:tab/><text:tab/><text:tab/><text:tab/>VARCHAR2(2046 </text:span><text:span text:style-name="T65">CHAR</text:span><text:span text:style-name="T34">),</text:span></text:p>
            <text:p text:style-name="P454"><text:span text:style-name="T34"><text:tab/>MISSATGE<text:tab/><text:tab/><text:tab/>VARCHAR2(2046 </text:span><text:span text:style-name="T65">CHAR</text:span><text:span text:style-name="T34">),</text:span></text:p>
            <text:p text:style-name="P454"><text:span text:style-name="T34"><text:tab/>ORDRE<text:tab/><text:tab/><text:tab/><text:tab/>NUMBER(19,0) </text:span><text:span text:style-name="T65">NOT</text:span><text:span text:style-name="T34"> </text:span><text:span text:style-name="T156">NULL</text:span><text:span text:style-name="T34">,</text:span></text:p>
            <text:p text:style-name="P454"><text:span text:style-name="T34"><text:tab/>CREATEDBY_CODI <text:tab/><text:tab/>VARCHAR2(64 </text:span><text:span text:style-name="T65">CHAR</text:span><text:span text:style-name="T34">), </text:span></text:p>
            <text:p text:style-name="P454"><text:span text:style-name="T34"><text:tab/>CREATEDDATE <text:tab/><text:tab/></text:span><text:span text:style-name="T65">TIMESTAMP</text:span><text:span text:style-name="T34"> (6), </text:span></text:p>
            <text:p text:style-name="P454"><text:span text:style-name="T34"><text:tab/>LASTMODIFIEDBY_CODI VARCHAR2(64 </text:span><text:span text:style-name="T65">CHAR</text:span><text:span text:style-name="T34">), </text:span></text:p>
            <text:p text:style-name="P454"><text:span text:style-name="T34"><text:tab/>LASTMODIFIEDDATE <text:tab/></text:span><text:span text:style-name="T65">TIMESTAMP</text:span><text:span text:style-name="T34"> (6)</text:span></text:p>
            <text:p text:style-name="P218"><text:s/>);</text:p>
            <text:p text:style-name="P649"/>
            <text:p text:style-name="P454"><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54"><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18"><text:s text:c="2"/></text:p>
            <text:p text:style-name="P454"><text:span text:style-name="T34"><text:s/></text:span><text:span text:style-name="T236">-- Assigna permisos a la taula</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49"/>
            <text:p text:style-name="P412"><text:soft-page-break/>-- DIS_EXECUCIO_MASSIVA_CONT foreign keys</text:p>
            <text:p text:style-name="P649"/>
            <text:p text:style-name="P454"><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49"/>
            <text:p text:style-name="P454"><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4">'SCHEDULLED_EXECUCIONS_MASSIVES'</text:span><text:span text:style-name="T34">,</text:span><text:span text:style-name="T174">'SCHEDULLED'</text:span><text:span text:style-name="T34">,</text:span><text:span text:style-name="T174">'20'</text:span><text:span text:style-name="T34">,</text:span><text:span text:style-name="T174">'Tasca periòdica d''executar les execucions massives pendents'</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4">'es.caib.distribucio.segonpla.cron.execucio.massiva'</text:span><text:span text:style-name="T34">,</text:span><text:span text:style-name="T156">null</text:span><text:span text:style-name="T34">,</text:span><text:span text:style-name="T174">'Especificar l''expressió ''cron'' indicant l''interval de temps de les execucions de la tasca'</text:span><text:span text:style-name="T34">,</text:span><text:span text:style-name="T174">'SCHEDULLED_EXECUCIONS_MASSIVES'</text:span><text:span text:style-name="T34">,</text:span><text:span text:style-name="T174">'0'</text:span><text:span text:style-name="T34">,</text:span><text:span text:style-name="T174">'0'</text:span><text:span text:style-name="T34">,</text:span><text:span text:style-name="T174">'CRON'</text:span><text:span text:style-name="T34">,</text:span><text:span text:style-name="T156">null</text:span><text:span text:style-name="T34">,</text:span><text:span text:style-name="T156">null</text:span><text:span text:style-name="T34">);</text:span></text:p>
            <text:p text:style-name="P649"/>
            <text:p text:style-name="P649"/>
            <text:p text:style-name="P412">-- Millorar el rendiment del localitzador d'anotacions #740</text:p>
            <text:p text:style-name="P649"/>
            <text:p text:style-name="P412">-- #740 Indexar les columnes d'ordre i les que s'utilitzen freqüentment per filtrar</text:p>
            <text:p text:style-name="P649"/>
            <text:p text:style-name="P454"><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54"><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54"><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54"><text:span text:style-name="T65">CREATE</text:span><text:span text:style-name="T34"> </text:span><text:span text:style-name="T65">INDEX</text:span><text:span text:style-name="T34"> DIS_REGISTRE_DATA_I </text:span><text:span text:style-name="T65">ON</text:span><text:span text:style-name="T34"> DIS_REGISTRE (DATA);</text:span></text:p>
            <text:p text:style-name="P454"><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12"/>
          </table:table-cell>
        </table:table-row>
      </table:table>
      <text:p text:style-name="P643"/>
      <text:p text:style-name="P149"/>
      <text:p text:style-name="P82"><text:span text:style-name="T6">Propietats globals</text:span>:</text:p>
      <text:list xml:id="list143787768" text:style-name="L160">
        <text:list-item>
          <text:p text:style-name="P1138">Propietat opicional APB per activar l'enviament per coneixement</text:p>
          <text:list>
            <text:list-item>
              <text:list>
                <text:list-item>
                  <text:p text:style-name="P1134"><text:span text:style-name="T378">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69"># #################################</text:p>
            <text:p text:style-name="P269"># PROPIETATS <text:span text:style-name="T378">OPCIONALS APB</text:span></text:p>
            <text:p text:style-name="P269"># #################################</text:p>
            <text:p text:style-name="P656"/>
            <text:p text:style-name="P269">###</text:p>
            <text:p text:style-name="P263"># #746 Afegir columna "Tramitació/Coneixement" a la pestanya Còpies</text:p>
            <text:p text:style-name="P263">###</text:p>
            <text:p text:style-name="P263"># Propietat opcional per poder enviar per coneixement</text:p>
            <text:p text:style-name="P247">es.caib.distribucio.contingut.enviar.coneixement=</text:p>
            <text:p text:style-name="P632"/>
          </table:table-cell>
        </table:table-row>
      </table:table>
      <text:p text:style-name="P493"/>
      <text:list xml:id="list143046454946636" text:continue-list="list143047673368020" text:style-name="Outline">
        <text:list-item>
          <text:list>
            <text:list-header>
              <text:h text:style-name="P782" text:outline-level="2" text:is-list-header="true"><text:bookmark-start text:name="__RefHeading___Toc79566_283954641611121111112111"/><text:span text:style-name="T161">Versió </text:span><text:span text:style-name="T369">1</text:span><text:span text:style-name="T161">.</text:span><text:span text:style-name="T369">0</text:span><text:span text:style-name="T161">.</text:span><text:span text:style-name="T381">4</text:span><text:span text:style-name="T150">.1</text:span><text:span text:style-name="T129"> </text:span><text:span text:style-name="T153">Treure camp "presencial" del WS de consulta d'anotacions</text:span><text:bookmark-end text:name="__RefHeading___Toc79566_283954641611121111112111"/></text:h>
            </text:list-header>
          </text:list>
        </text:list-item>
      </text:list>
      <text:p text:style-name="P392">Data: <text:span text:style-name="T381">30</text:span><text:span text:style-name="T300">/</text:span><text:span text:style-name="T343">0</text:span><text:span text:style-name="T381">7</text:span>/202<text:span text:style-name="T369">5</text:span><text:span text:style-name="T251"> </text:span><text:span text:style-name="T381">16</text:span><text:span text:style-name="T251">:</text:span><text:span text:style-name="T369">0</text:span><text:span text:style-name="T251">0h</text:span></text:p>
      <text:p text:style-name="P392"/>
      <text:p text:style-name="P197">Resum: </text:p>
      <text:p text:style-name="P716">Correcció urgent per <text:span text:style-name="T381">evitar que el nou camp "presencial" aparegui en el WS SOAP de consulta d'anotacions.</text:span></text:p>
      <text:p text:style-name="P680"/>
      <text:p text:style-name="P617">Millores incloses:</text:p>
      <text:list xml:id="list143046025494525" text:continue-list="list143045931817686" text:style-name="L147">
        <text:list-item>
          <text:p text:style-name="P1125">Cap</text:p>
        </text:list-item>
      </text:list>
      <text:p text:style-name="P571"/>
      <text:p text:style-name="P571">Errors resolts:</text:p>
      <text:list xml:id="list3050262357" text:style-name="L161">
        <text:list-item>
          <text:p text:style-name="P1085"><text:a xlink:type="simple" xlink:href="https://github.com/GovernIB/distribucio/issues/754" text:style-name="Internet_20_link" text:visited-style-name="Visited_20_Internet_20_Link">#754</text:a><text:span text:style-name="T381"> </text:span>El nou camp "presencial" ha modificat el WSDL del servei SOAP per l'integració amb els backoffices</text:p>
        </text:list-item>
      </text:list>
      <text:p text:style-name="P334"/>
      <text:p text:style-name="P150">Base de dades:<text:span text:style-name="T5"> </text:span></text:p>
      <text:list xml:id="list791459519" text:style-name="L162">
        <text:list-item>
          <text:p text:style-name="P1119">Sense canvis</text:p>
        </text:list-item>
      </text:list>
      <text:p text:style-name="P84"><text:span text:style-name="T6">Propietats globals</text:span>:</text:p>
      <text:p text:style-name="P491">Cap</text:p>
      <text:list xml:id="list143046885590080" text:continue-list="list143046454946636" text:style-name="Outline">
        <text:list-item>
          <text:list>
            <text:list-header>
              <text:h text:style-name="P783" text:outline-level="2" text:is-list-header="true"><text:bookmark-start text:name="__RefHeading___Toc79566_2839546416111211111121111"/><text:span text:style-name="T161">Versió </text:span><text:span text:style-name="T369">1</text:span><text:span text:style-name="T161">.</text:span><text:span text:style-name="T369">0</text:span><text:span text:style-name="T161">.</text:span><text:span text:style-name="T381">4</text:span><text:span text:style-name="T150">.</text:span><text:span text:style-name="T154">2</text:span><text:span text:style-name="T129"> </text:span><text:span text:style-name="T154">Evitar error d'anotacions que no incrementen reintents guardant a l'Arxiu</text:span><text:bookmark-end text:name="__RefHeading___Toc79566_2839546416111211111121111"/></text:h>
            </text:list-header>
          </text:list>
        </text:list-item>
      </text:list>
      <text:p text:style-name="P393">Data: <text:span text:style-name="T383">05</text:span><text:span text:style-name="T300">/</text:span><text:span text:style-name="T343">0</text:span><text:span text:style-name="T382">8</text:span>/202<text:span text:style-name="T369">5</text:span><text:span text:style-name="T251"> </text:span><text:span text:style-name="T381">1</text:span><text:span text:style-name="T383">3</text:span><text:span text:style-name="T251">:</text:span><text:span text:style-name="T369">0</text:span><text:span text:style-name="T251">0h</text:span></text:p>
      <text:p text:style-name="P393"/>
      <text:p text:style-name="P198">Resum: </text:p>
      <text:p text:style-name="P717"><text:span text:style-name="T382">Nova versió exprés per mirar d'evitar l'error d'anotacions que no incrementen reintents guardant anotacions a l'Arxiu per problemes de connexions de BD</text:span><text:span text:style-name="T381">.</text:span></text:p>
      <text:p text:style-name="P681"/>
      <text:p text:style-name="P618">Millores incloses:</text:p>
      <text:list xml:id="list143046343383682" text:continue-list="list143046025494525" text:style-name="L147">
        <text:list-item>
          <text:p text:style-name="P1126">Cap</text:p>
        </text:list-item>
      </text:list>
      <text:p text:style-name="P572"/>
      <text:p text:style-name="P572">Errors resolts:</text:p>
      <text:list xml:id="list989566656" text:style-name="L163">
        <text:list-item>
          <text:p text:style-name="P1086"><text:a xlink:type="simple" xlink:href="https://github.com/GovernIB/distribucio/issues/751" text:style-name="Internet_20_link" text:visited-style-name="Visited_20_Internet_20_Link">#751</text:a><text:span text:style-name="T382"> </text:span>Error processant anotacions que no esgoten els reintents guardant a l'Arxiu</text:p>
        </text:list-item>
        <text:list-item>
          <text:p text:style-name="P1087"><text:a xlink:type="simple" xlink:href="https://github.com/GovernIB/distribucio/issues/759" text:style-name="Internet_20_link" text:visited-style-name="Visited_20_Internet_20_Link">#759</text:a><text:span text:style-name="T383"> </text:span>Corregir el timeout de 20 segons que afecta a la descàrrega del .zip de documentació</text:p>
        </text:list-item>
      </text:list>
      <text:p text:style-name="P335"/>
      <text:p text:style-name="P151">Base de dades:<text:span text:style-name="T5"> </text:span></text:p>
      <text:list xml:id="list3909648819" text:style-name="L164">
        <text:list-item>
          <text:p text:style-name="P1120">Sense canvis</text:p>
        </text:list-item>
      </text:list>
      <text:p text:style-name="P85"><text:span text:style-name="T6">Propietats globals</text:span>:</text:p>
      <text:p text:style-name="P492">Cap</text:p>
      <text:p text:style-name="P4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86159664">
            <table:table-cell table:style-name="TableBox486181840" office:value-type="string">
              <text:p text:style-name="MP3"><draw:frame draw:style-name="Mfr1" draw:name="Image2" text:anchor-type="paragraph" svg:x="0.139cm" svg:y="-0.06cm" svg:width="2.912cm" svg:height="2.138cm" draw:z-index="10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0</text:page-number></text:span><text:span text:style-name="MT4"><text:s/>/ </text:span><text:span text:style-name="MT4"><text:page-count>10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8-05T14:30:43.276999890">05/08/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26M54S</meta:editing-duration>
    <meta:editing-cycles>519</meta:editing-cycles>
    <meta:generator>LibreOffice/7.3.5.2$Windows_X86_64 LibreOffice_project/184fe81b8c8c30d8b5082578aee2fed2ea847c01</meta:generator>
    <dc:date>2025-08-05T14:30:41.105000000</dc:date>
    <dc:creator>Daniel Moreno Linares</dc:creator>
    <meta:document-statistic meta:table-count="59" meta:image-count="3" meta:object-count="0" meta:page-count="102" meta:paragraph-count="2941" meta:word-count="21357" meta:character-count="189752" meta:non-whitespace-character-count="166694"/>
  </office:meta>
</office:document-meta>
</file>